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Fyholivka, Dvorichna, Masutivka, Ky...</text:span>
</text:h>
      <text:p text:style-name="P4">
Authors: liveuamap (Language: en)</text:p>
      <text:p text:style-name="P4">
Time: 2023-06-25T-37:26:00</text:p>
      <text:p text:style-name="P4">
Location: Svatove (Latitude:49.54292 Longtitude:37.89391)</text:p>
      <text:p text:style-name="P4">
Videos: []</text:p>
      <text:p text:style-name="P4">
Images: []</text:p>
      <text:p text:style-name="P4">
Tags: ["Russia"]</text:p>
      <text:p text:style-name="P4">
ID: 22571620</text:p>
      <!--METADATA-->
      <text:p text:style-name="P4">
At Kupiansk direction Russian army shelled Krasne Pershe, Fyholivka,Dvorichna, Masutivka, Kyslivka, Berestove of Kharkiv region, - General Staffof Armed Forces of Ukraine says in the morning report</text:p>
      <text:p text:style-name="P4">
News Collection Link: <text:a xlink:type="simple" xlink:href="https:\/\/liveuamap.com\/en\/2023\/25-june-at-kupiansk-direction-russian-army-shelled-krasne" text:style-name="Internet_20_link" text:visited-style-name="Visited_20_Internet_20_Link">
https:\/\/liveuamap.com\/en\/2023\/25-june-at-kupiansk-direction-russian-army-shelled-krasne</text:a>
</text:p>
      <text:p text:style-name="P4">
Source: <text:a xlink:type="simple" xlink:href="https://t.me/lumsrc/5183" text:style-name="Internet_20_link" text:visited-style-name="Visited_20_Internet_20_Link">
https://t.me/lumsrc/5183</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5T-39:26:00</text:p>
      <text:p text:style-name="P4">
Location: Bilohorivka (Latitude:48.92013 Longtitude:38.24118)</text:p>
      <text:p text:style-name="P4">
Videos: []</text:p>
      <text:p text:style-name="P4">
Images: []</text:p>
      <text:p text:style-name="P4">
Tags: ["Russia"]</text:p>
      <text:p text:style-name="P4">
ID: 22571613</text:p>
      <!--METADATA-->
      <text:p text:style-name="P4">
At Lyman direction Russian army shelled Nevske and Bilohorivka of Luhanskregion and Torske, Serebryanka, Verkhnokamyanske, Spirne and Rozdolivka ofDonetsk region. Russian aviation conducted airstrikes at Bilohorivka ofLuhansk region, - General Staff of Armed Forces of Ukraine says in the morningreport</text:p>
      <text:p text:style-name="P4">
News Collection Link: <text:a xlink:type="simple" xlink:href="https:\/\/liveuamap.com\/en\/2023\/25-june-at-lyman-direction-russian-army-shelled-nevske-and" text:style-name="Internet_20_link" text:visited-style-name="Visited_20_Internet_20_Link">
https:\/\/liveuamap.com\/en\/2023\/25-june-at-lyman-direction-russian-army-shelled-nevske-and</text:a>
</text:p>
      <text:p text:style-name="P4">
Source: <text:a xlink:type="simple" xlink:href="https://t.me/lumsrc/5184" text:style-name="Internet_20_link" text:visited-style-name="Visited_20_Internet_20_Link">
https://t.me/lumsrc/5184</text:a>
</text:p>
      <!--NEWS-->
      <text:h text:style-name="P10" text:outline-level="1">
<text:span text:style-name="T4">
At Bakhmut direction Russian army shelled Vasukivka, Minkivka, Orikhovo-Vasylivka, Bohdanivka...</text:span>
</text:h>
      <text:p text:style-name="P4">
Authors: liveuamap (Language: en)</text:p>
      <text:p text:style-name="P4">
Time: 2023-06-25T-41:26:00</text:p>
      <text:p text:style-name="P4">
Location: Novhorods'ke, Donetsk Oblast (Latitude:48.3324 Longtitude:37.84361)</text:p>
      <text:p text:style-name="P4">
Videos: []</text:p>
      <text:p text:style-name="P4">
Images: []</text:p>
      <text:p text:style-name="P4">
Tags: ["Russia"]</text:p>
      <text:p text:style-name="P4">
ID: 22571611</text:p>
      <!--METADATA-->
      <text:p text:style-name="P4">
At Bakhmut direction Russian army shelled Vasukivka, Minkivka, Orikhovo-Vasylivka, Bohdanivka, Chasiv Yar, Ivanivske, Ozaryanivka and New York ofDonetsk region, - General Staff of Armed Forces of Ukraine says in the morningreport</text:p>
      <text:p text:style-name="P4">
News Collection Link: <text:a xlink:type="simple" xlink:href="https:\/\/liveuamap.com\/en\/2023\/25-june-at-bakhmut-direction-russian-army-shelled-vasukivka" text:style-name="Internet_20_link" text:visited-style-name="Visited_20_Internet_20_Link">
https:\/\/liveuamap.com\/en\/2023\/25-june-at-bakhmut-direction-russian-army-shelled-vasukivka</text:a>
</text:p>
      <text:p text:style-name="P4">
Source: <text:a xlink:type="simple" xlink:href="https://t.me/lumsrc/5185" text:style-name="Internet_20_link" text:visited-style-name="Visited_20_Internet_20_Link">
https://t.me/lumsrc/5185</text:a>
</text:p>
      <!--NEWS-->
      <text:h text:style-name="P10" text:outline-level="1">
<text:span text:style-name="T4">
At Avdiyivka direction Russian army shelled Novooleksandrivka, Keramik, Novokalynove, Avdiyiv...</text:span>
</text:h>
      <text:p text:style-name="P4">
Authors: liveuamap (Language: en)</text:p>
      <text:p text:style-name="P4">
Time: 2023-06-25T-43:26:00</text:p>
      <text:p text:style-name="P4">
Location: Donetsk Oblast (Latitude:48.06168 Longtitude:37.57616)</text:p>
      <text:p text:style-name="P4">
Videos: []</text:p>
      <text:p text:style-name="P4">
Images: []</text:p>
      <text:p text:style-name="P4">
Tags: ["Russia"]</text:p>
      <text:p text:style-name="P4">
ID: 22571610</text:p>
      <!--METADATA-->
      <text:p text:style-name="P4">
At Avdiyivka direction Russian army shelled Novooleksandrivka, Keramik,Novokalynove, Avdiyivka, Syeverne, Vodyane, Umanske, Vesele, Karlivka,Pervomayske and Nevelske of Donetsk region. Russian aviation conductedairstrikes at Avdiyivka and Syeverne of Donetsk region, - General Staff ofArmed Forces of Ukraine says in the morning report</text:p>
      <text:p text:style-name="P4">
News Collection Link: <text:a xlink:type="simple" xlink:href="https:\/\/liveuamap.com\/en\/2023\/25-june-at-avdiyivka-direction-russian-army-shelled-novooleksandrivka" text:style-name="Internet_20_link" text:visited-style-name="Visited_20_Internet_20_Link">
https:\/\/liveuamap.com\/en\/2023\/25-june-at-avdiyivka-direction-russian-army-shelled-novooleksandrivka</text:a>
</text:p>
      <text:p text:style-name="P4">
Source: <text:a xlink:type="simple" xlink:href="https://t.me/lumsrc/5186" text:style-name="Internet_20_link" text:visited-style-name="Visited_20_Internet_20_Link">
https://t.me/lumsrc/5186</text:a>
</text:p>
      <!--NEWS-->
      <text:h text:style-name="P10" text:outline-level="1">
<text:span text:style-name="T4">
Explosions were reported in Tokmak</text:span>
</text:h>
      <text:p text:style-name="P4">
Authors: liveuamap (Language: en)</text:p>
      <text:p text:style-name="P4">
Time: 2023-06-25T19:20:35</text:p>
      <text:p text:style-name="P4">
Location: Tokmak (Latitude:47.27742 Longtitude:35.71784)</text:p>
      <text:p text:style-name="P4">
Videos: []</text:p>
      <text:p text:style-name="P4">
Images: []</text:p>
      <text:p text:style-name="P4">
Tags: ["Europe", "Central and Eastern Europe"]</text:p>
      <text:p text:style-name="P4">
ID: 22571726</text:p>
      <!--METADATA-->
      <text:p text:style-name="P4">
Explosions were reported in Tokmak</text:p>
      <text:p text:style-name="P4">
News Collection Link: <text:a xlink:type="simple" xlink:href="https:\/\/liveuamap.com\/en\/2023\/26-june-explosions-were-reported-in-tokmak" text:style-name="Internet_20_link" text:visited-style-name="Visited_20_Internet_20_Link">
https:\/\/liveuamap.com\/en\/2023\/26-june-explosions-were-reported-in-tokmak</text:a>
</text:p>
      <text:p text:style-name="P4">
Source: <text:a xlink:type="simple" xlink:href="https://t.me/dniprorudne_ukraine/2968" text:style-name="Internet_20_link" text:visited-style-name="Visited_20_Internet_20_Link">
https://t.me/dniprorudne_ukraine/2968</text:a>
</text:p>
      <!--NEWS-->
      <text:h text:style-name="P10" text:outline-level="1">
<text:span text:style-name="T4">
Air defense was active in Odesa</text:span>
</text:h>
      <text:p text:style-name="P4">
Authors: liveuamap (Language: en)</text:p>
      <text:p text:style-name="P4">
Time: 2023-06-25T19:21:28</text:p>
      <text:p text:style-name="P4">
Location: Odesa, Odessa Oblast (Latitude:46.47475 Longtitude:30.77957)</text:p>
      <text:p text:style-name="P4">
Videos: []</text:p>
      <text:p text:style-name="P4">
Images: []</text:p>
      <text:p text:style-name="P4">
Tags: []</text:p>
      <text:p text:style-name="P4">
ID: 22571727</text:p>
      <!--METADATA-->
      <text:p text:style-name="P4">
Air defense was active in Odesa</text:p>
      <text:p text:style-name="P4">
News Collection Link: <text:a xlink:type="simple" xlink:href="https:\/\/liveuamap.com\/en\/2023\/25-june-air-defense-was-active-in-odesa" text:style-name="Internet_20_link" text:visited-style-name="Visited_20_Internet_20_Link">
https:\/\/liveuamap.com\/en\/2023\/25-june-air-defense-was-active-in-odesa</text:a>
</text:p>
      <text:p text:style-name="P4">
Source: <text:a xlink:type="simple" xlink:href="https://t.me/OdessaDumskayaNet/58231" text:style-name="Internet_20_link" text:visited-style-name="Visited_20_Internet_20_Link">
https://t.me/OdessaDumskayaNet/58231</text:a>
</text:p>
      <!--NEWS-->
      <text:h text:style-name="P10" text:outline-level="1">
<text:span text:style-name="T4">
ПАРЄ ухвалила резолюцію щодо політичних наслідків агресії рф проти України</text:span>
</text:h>
      <text:p text:style-name="P4">
Author: ['АРМІЯINFORM']</text:p>
      <text:p text:style-name="P4">
Time: 2023-06-25T34:00:00-04:00</text:p>
      <text:p text:style-name="P4">
Description: У підготовленому документі Парламентська асамблея Ради Європи закликає держави-чле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0.jpg" text:style-name="Internet_20_link" text:visited-style-name="Visited_20_Internet_20_Link">
100.jpg</text:a>
']</text:p>
      <text:p text:style-name="P4">
Tags: ['ВСТУП УКРАЇНИ ДО НАТО', 'ДОПОМОГА ПАРТНЕРІВ', 'ПАРЄ', 'СВІТ ПІДТРИМУЄ УКРАЇНУ']</text:p>
      <text:p text:style-name="P4">
Category: News</text:p>
      <!--METADATA-->
      <text:p text:style-name="P4">
<draw:frame draw:style-name="fr1" draw:name="Image2" text:anchor-type="as-char" svg:width="6.9236in" svg:height="3.623351in" draw:z-index="0">
<draw:image xlink:href="../Images/AРМІЯINFORM/2023-06-25T34-00-00-04-00/100.jpg" xlink:type="simple" xlink:show="embed" xlink:actuate="onLoad" draw:mime-type="image/jpeg"/>
</draw:frame>
</text:p>
      <text:p text:style-name="P4">
У підготовленому документі Парламентська асамблея Ради Європи закликаєдержави-члени підтримати членство України в НАТО.</text:p>
      <text:p text:style-name="P4">
А також — асамблея підтримує Формулу миру Президента Володимира Зеленського тавітає створення Реєстру збитків, завданих агресією рф.</text:p>
      <text:p text:style-name="P4">
Про це<text:a xlink:type="simple" xlink:href="https://www.facebook.com/verkhovna.rada.ukraine/posts/pfbid02BYkR1UZ2g4Xw13M16Fzs5AvyKNbymKZJ2dajvJ3g976j1SHKJmtKSH9Win1AwSBZl" text:style-name="Internet_20_link" text:visited-style-name="Visited_20_Internet_20_Link">
повідомляється</text:a>
на фейсбук-сторінці Верховної Ради України.</text:p>
      <text:p text:style-name="P4">
Серед іншого в ухваленому ПАРЄ рішенні запропоновано:</text:p>
      <ul>
        <li>
визнати рф винною у воєнному злочині – підриві Каховської ГЕС;  * розширити список фізичних та юридичних осіб, які підпадають під санкції у рф, білорусі й третіх країнах;  * продовжити посилення додаткової цивільної та військової допомоги Україні;  * створення стратегічної економічної автономії від російських газу та нафти;  * створити публічний Реєстр компаній та осіб, які працюють на користь російських інтересів;  * визнати режим рф таким, що наслідує небезпечну ідеологію рашизму та пропагує злочин геноциду;  * запустити процес створення механізму моніторингу дотримання санкцій та відстеження за їх ухиленням;  * визнати пвк «вагнер» та інші воєнізовані формування терористичними угрупованнями.</li>
      </ul>
      <text:p text:style-name="P4">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Що має бути в аптечках жителів 50-кілометрової зони навколо ЗАЕС — поради МОЗ</text:span>
</text:h>
      <text:p text:style-name="P4">
Author: ['АРМІЯINFORM']</text:p>
      <text:p text:style-name="P4">
Time: 2023-06-25T36:00:00-04:00</text:p>
      <text:p text:style-name="P4">
Description: Міністерство охорони здоров’я продовжує інформувати про те, як підготуватися до можли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496525535202960_y.jpg" text:style-name="Internet_20_link" text:visited-style-name="Visited_20_Internet_20_Link">
photo_5240496525535202960_y.jpg</text:a>
']</text:p>
      <text:p text:style-name="P4">
Tags: ['ЗАЕС', 'МОЗ УКРАЇНИ']</text:p>
      <text:p text:style-name="P4">
Category: News</text:p>
      <!--METADATA-->
      <text:p text:style-name="P4">
<draw:frame draw:style-name="fr1" draw:name="Image3" text:anchor-type="as-char" svg:width="6.9236in" svg:height="6.9236in" draw:z-index="0">
<draw:image xlink:href="../Images/AРМІЯINFORM/2023-06-25T36-00-00-04-00/photo_5240496525535202960_y.jpg" xlink:type="simple" xlink:show="embed" xlink:actuate="onLoad" draw:mime-type="image/jpeg"/>
</draw:frame>
</text:p>
      <text:p text:style-name="P4">
Міністерство охорони здоров’я продовжує інформувати про те, як підготуватисядо можливих надзвичайних подій на Запорізькій АЕС, яка тимчасово захопленаросіянами.</text:p>
      <text:p text:style-name="P4">
Про це <text:a xlink:type="simple" xlink:href="https://t.me/mozofficial/3541" text:style-name="Internet_20_link" text:visited-style-name="Visited_20_Internet_20_Link">
йдеться</text:a>
 на сторінці МОЗ у Telegram.</text:p>
      <text:p text:style-name="P4">
У повідомленні наголошується, що ця інформація <text:span text:style-name="T4">
стосується лише жителів50-кілометрової зони навколо ЗАЕС</text:span>
 і не є релевантною для людей, якіпроживають поза цим радіусом.</text:p>
      <text:p text:style-name="P4">
У МОЗ радять подбати, щоб у домашній аптечці був калій йодид, якийвикористовується, щоб у разі аварії на ядерних об’єктах зменшити негативнийвплив радіоактивного йоду на щитоподібну залозу.</text:p>
      <text:p text:style-name="P4">
<text:span text:style-name="T4">
Приймати потрібну дозу калію йодиду слід тільки після офіційногооповіщення!</text:span>
 Таке оповіщення проводиться місцевими органами виконавчої владита Державною службою з надзвичайних ситуацій через засоби масової інформації.</text:p>
      <text:p text:style-name="P4">
«Оптимально прийняти препарат після оповіщення за 6 і менше годин донадходження радіоактивної хмари, проте калій йодид залишається ефективнимодночасно з надходженням «хмари» та через 6 годин після нього.  Не рекомендований прийом препарату через 24 години після надходження хмари», —йдеться у повідомленні.</text:p>
      <text:p text:style-name="P4">
Також в аптечці мають бути <text:span text:style-name="T4">
алюмінієво-антацидні сорбенти.</text:span>
 Така групазасобів містить активну речовину гідроксид алюмінію і використовуються дляприскорення нейтралізації, зв’язування та виведення радіонуклідів з організмуі, таким чином, зниження ризику для здоров'я внаслідок їх надходження.</text:p>
      <text:p text:style-name="P4">
Крім того, слід подбати про наявність альгінатів, активна речовина — натріюальгінат. Він cтворює захисний бар’єру на поверхні рідкого вмісту шлунку. Цейбар’єр запобігає всотуванню небезпечних речовин організмом.</text:p>
      <text:p text:style-name="P4">
Також в аптечку слід покласти <text:span text:style-name="T4">
натрію бікарбонат</text:span>
 , засіб для відновленнялужного стану крові та корекції метаболічного ацидозу (стану, щохарактеризується порушенням хімічного балансу кислот та лугів у крові).</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Затримано помічника російського олігарха: керував вивезенням з України титану для виробництва «калібрів»</text:span>
</text:h>
      <text:p text:style-name="P4">
Author: ['АРМІЯINFORM']</text:p>
      <text:p text:style-name="P4">
Time: 2023-06-25T38:00:00-04:00</text:p>
      <text:p text:style-name="P4">
Description: Затримано «праву руку» російського підсанкційного мільярдера михайла шелкова,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8/1-naruchnyky-arest.jpeg" text:style-name="Internet_20_link" text:visited-style-name="Visited_20_Internet_20_Link">
1-naruchnyky-arest.jpeg</text:a>
']</text:p>
      <text:p text:style-name="P4">
Tags: ['ЗЛОЧИНИ ОКУПАНТІВ', 'СБУ']</text:p>
      <text:p text:style-name="P4">
Category: News</text:p>
      <!--METADATA-->
      <text:p text:style-name="P4">
<draw:frame draw:style-name="fr1" draw:name="Image4" text:anchor-type="as-char" svg:width="6.9236in" svg:height="4.604194in" draw:z-index="0">
<draw:image xlink:href="../Images/AРМІЯINFORM/2023-06-25T38-00-00-04-00/1-naruchnyky-arest.jpeg" xlink:type="simple" xlink:show="embed" xlink:actuate="onLoad" draw:mime-type="image/jpeg"/>
</draw:frame>
</text:p>
      <text:p text:style-name="P4">
Затримано «праву руку» російського підсанкційного мільярдера михайла шелкова,який керував вивезенням з України титану для виробництва ракет «калібр».</text:p>
      <text:p text:style-name="P4">
Про це <text:a xlink:type="simple" xlink:href="https://ssu.gov.ua/novyny/sbu-zatrymala-pravu-ruku-rosiiskoho-oliharkha-yakyi-keruvav-vyvezenniam-z-ukrainy-tytanu-dlia-vyrobnytstva-kalibriv" text:style-name="Internet_20_link" text:visited-style-name="Visited_20_Internet_20_Link">
повідомляє</text:a>
 Служба безпеки України.</text:p>
      <text:p text:style-name="P4">
«Ці особи організували схему прихованого вивезення з України до росіїтитанової сировини. Там її використовували у військово-промисловому комплексі,у тому числі для виробництва ракет типу «калібр», бойових літаків МіГ-35 таСУ-35, вертольотів Ка-52», – розповіли в СБУ.</text:p>
      <text:p text:style-name="P4">
Зазначається, що офіційна посада затриманого — радник гендиректораметалургійної корпорації «ВСМПО-АВІСМА», яка належить російському мільярдеру.Саме через неї шелков налагодив постачання до рф корисних копалин з родовищпідконтрольного йому демурінського гірничо-збагачувального комбінату наДніпропетровщині. За його дорученням федосеєв ще до 24 лютого 2022 року прибувв Україну для контролю за цим нелегальним бізнесом.</text:p>
      <text:p text:style-name="P4">
За наявними даними, організатори «схеми» переправили до росії майже 11 тоннмінералів загальною вартістю майже 2 млн дол.</text:p>
      <text:p text:style-name="P4">
Співробітники СБУ задокументували оборудку і проводили комплексні заходи дляпритягнення її організаторів до відповідальності. Під час обшуку у федосеєввиявлено російський паспорт і документи з доказами незаконної діяльності.</text:p>
      <text:p text:style-name="P4">
Нагадаємо, раніше слідчі СБУ повідомили шелкову і федосеєву про підозру за ч.3 ст. 110-2 Кримінального кодексу України (фінансування дій, вчинених з метоюнасильницької зміни чи повалення конституційного ладу або захоплення державноївлади, зміни меж території або державного кордону України).</text:p>
      <text:p text:style-name="P4">
Наразі суд обрав Федосеєву запобіжний захід у виді тримання під вартою.</text:p>
      <text:p text:style-name="P4">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рф не надає офіційної інформації про стан здоров’я військовополонених — Координаційний штаб</text:span>
</text:h>
      <text:p text:style-name="P4">
Author: ['АРМІЯINFORM']</text:p>
      <text:p text:style-name="P4">
Time: 2023-06-25T40:00:00-04:00</text:p>
      <text:p text:style-name="P4">
Description: Офіційної інформації про стан здоров’я військовополоненого чи його місцезнах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051727071104318_w.jpg" text:style-name="Internet_20_link" text:visited-style-name="Visited_20_Internet_20_Link">
photo_5238051727071104318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5" text:anchor-type="as-char" svg:width="6.9236in" svg:height="3.888755in" draw:z-index="0">
<draw:image xlink:href="../Images/AРМІЯINFORM/2023-06-25T40-00-00-04-00/photo_5238051727071104318_w.jpg" xlink:type="simple" xlink:show="embed" xlink:actuate="onLoad" draw:mime-type="image/jpeg"/>
</draw:frame>
</text:p>
      <text:p text:style-name="P4">
Офіційної інформації про стан здоров’я військовополоненого чи йогомісцезнаходження країна-агресорка не надає.</text:p>
      <text:p text:style-name="P4">
Про це <text:a xlink:type="simple" xlink:href="https://t.me/Koord_shtab/1320" text:style-name="Internet_20_link" text:visited-style-name="Visited_20_Internet_20_Link">
йшлося</text:a>
 під час зустрічі з родинамибійців 503-го окремого батальйону морської піхоти у Координаційному штабі зпитань поводження з військовослужбовцями.</text:p>
      <text:p text:style-name="P4">
Військовослужбовців у полоні росіяни з різних причин можуть перемістити доіншої колонії чи ізолятора.</text:p>
      <text:p text:style-name="P4">
У штабі також зазначили, що відомості про зниклих безвісти військовослужбовцівможна отримати з відкритих джерел, свідчень визволених з полону захисників, атакож, в окремих випадках, з відповідей на запити незалежних адвокатів.</text:p>
      <text:p text:style-name="P4">
Поява нової інформації про зниклого безвісти військовослужбовця може бутипідставою для зміни його облікової категорії. Важливу інформацію надають івійськові частини.</text:p>
      <text:p text:style-name="P4">
«Ми розмовляємо з усіма, хто повертається з полону, – додав представниккомандування ВМС. – Отриману інформацію передаємо до Коордштабу».</text:p>
      <text:p text:style-name="P4">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Сидимо без їжі. Один сухарик на вісьмох ділимо» — перехоплення ГУР</text:span>
</text:h>
      <text:p text:style-name="P4">
Author: ['АРМІЯINFORM']</text:p>
      <text:p text:style-name="P4">
Time: 2023-06-25T42:00:00-04:00</text:p>
      <text:p text:style-name="P4">
Description: Військовий рф скаржиться у телефонній розмові на погане харчування, а також про тоталь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ГУР МО УКРАЇНИ', 'ГУР ПЕРЕХОПЛЕННЯ', 'ДУТА ВЕЛИЧ РОСАРМІЇ']</text:p>
      <text:p text:style-name="P4">
Category: News</text:p>
      <!--METADATA-->
      <text:p text:style-name="P4">
<draw:frame draw:style-name="fr1" draw:name="Image6" text:anchor-type="as-char" svg:width="6.9236in" svg:height="4.33302in" draw:z-index="0">
<draw:image xlink:href="../Images/AРМІЯINFORM/2023-06-25T42-00-00-04-00/okupanty-strilby.jpg" xlink:type="simple" xlink:show="embed" xlink:actuate="onLoad" draw:mime-type="image/jpeg"/>
</draw:frame>
Ілюстративне фото</text:p>
      <text:p text:style-name="P4">
Військовий рф скаржиться у телефонній розмові на погане харчування, а такожпро тотальну відсутність військового обладнання та допомоги.</text:p>
      <text:p text:style-name="P4">
Про це <text:a xlink:type="simple" xlink:href="https://www.youtube.com/watch" text:style-name="Internet_20_link" text:visited-style-name="Visited_20_Internet_20_Link">
йдеться</text:a>
 вчерговому перехопленні ГУР МОУ.</text:p>
      <text:p text:style-name="P4">
«Сидимо без їжі. Один сухарик на вісьмох ділимо», — каже солдат рф.</text:p>
      <text:p text:style-name="P4">
Також окупанти розповідають, що в підрозділах рф починаються бунти.</text:p>
      <text:p text:style-name="P4">
«Нас кидають за 500–300 метрів до «укропів», 2 ріжка дають і все. А позадустоять кулеметники, якщо назад рухатись — вони розстріляють», — йдеться врозмові.</text:p>
      <text:p text:style-name="P4">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Авіація Сил оборони за минулу добу завдала 18 ударів по ворогу</text:span>
</text:h>
      <text:p text:style-name="P4">
Author: ['АРМІЯINFORM']</text:p>
      <text:p text:style-name="P4">
Time: 2023-06-25T44:00:00-04:00</text:p>
      <text:p text:style-name="P4">
Description: Авіація Сил оборони за минулу добу завдала 1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ГЕНЕРАЛЬНИЙ ШТАБ ЗС УКРАЇНИ', 'ОПЕРАТИВНА ОБСТАНОВКА', 'ХРОНІКА ОБОРОНИ']</text:p>
      <text:p text:style-name="P4">
Category: News</text:p>
      <!--METADATA-->
      <text:p text:style-name="P4">
<draw:frame draw:style-name="fr1" draw:name="Image7" text:anchor-type="as-char" svg:width="6.9236in" svg:height="3.894525in" draw:z-index="0">
<draw:image xlink:href="../Images/AРМІЯINFORM/2023-06-25T44-00-00-04-00/aviacziya-syl-oborony-ukrayiny.jpg" xlink:type="simple" xlink:show="embed" xlink:actuate="onLoad" draw:mime-type="image/jpeg"/>
</draw:frame>
 Ілюстративне фото</text:p>
      <text:p text:style-name="P4">
Авіація Сил оборони за минулу добу завдала 18 ударів по районах зосередженняособового складу противника та знищила 1 зенітно-ракетний комплекс ворога.Також наші захисники знищили 6 розвідувальних БПЛА.</text:p>
      <text:p text:style-name="P4">
Підрозділи ракетних військ і артилерії протягом минулої доби вразили 1зенітний ракетний комплекс “Стріла”, 3 райони зосередження особового складу тавійськової техніки, 12 гармат на вогневих позиціях та 2 станції РЕБпротивника.</text:p>
      <text:p text:style-name="P4">
Джерело - <text:a xlink:type="simple" xlink:href="https://www.facebook.com/GeneralStaff.ua/posts/611373421175740" text:style-name="Internet_20_link" text:visited-style-name="Visited_20_Internet_20_Link">
Генеральний штабЗСУ</text:a>
.</text:p>
      <text:p text:style-name="P4">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Олексій Резніков показав, як Сили оборони знищили три російські танки неподалік Бахмута</text:span>
</text:h>
      <text:p text:style-name="P4">
Author: ['АРМІЯINFORM']</text:p>
      <text:p text:style-name="P4">
Time: 2023-06-25T46:00:00-04:00</text:p>
      <text:p text:style-name="P4">
Description: Міністр оборони України Олексій Резніков опублікував відео знищення Силами оборони т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ЗНИЩЕННЯ РОСІЙСЬКОЇ ВІЙСЬКОВОЇ ТЕХНІКИ', 'ОЛЕКСІЙ РЕЗНІКОВ', 'ОФІЦІЙНО']</text:p>
      <text:p text:style-name="P4">
Category: News</text:p>
      <!--METADATA-->
      <text:p text:style-name="P4">
Міністр оборони України Олексій Резніков опублікував відео знищення Силамиоборони трьох російських танків у районі Курдюмівки, що неподалік Бахмута.</text:p>
      <text:p text:style-name="P4">
Про це<text:a xlink:type="simple" xlink:href="https://twitter.com/oleksiireznikov/status/1672702196322902018" text:style-name="Internet_20_link" text:visited-style-name="Visited_20_Internet_20_Link">
йдеться</text:a>
у його Twitter.</text:p>
      <text:p text:style-name="P4">
«Ми не сходимо зі свого шляху. Лише за добу на одній ділянці фронту в районіКурдюмівки наші війська знищили три російські танки», — написав ОлексійРезніков.</text:p>
      <text:p text:style-name="P4">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Колаборанти  тікають з Херсонщини до тимчасово окупованого Криму</text:span>
</text:h>
      <text:p text:style-name="P4">
Author: ['АРМІЯINFORM']</text:p>
      <text:p text:style-name="P4">
Time: 2023-06-25T48:00:00-04:00</text:p>
      <text:p text:style-name="P4">
Description: Про це повідомляє ГШ ЗС України.    «На тимчасово захопленій Херсонщині відзнач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Tags: ['STOPRUSSIA', 'ВТОРГНЕННЯ РФ', 'ГШ ЗС УКРАЇНИ', 'ХЕРСОНЩИНА']</text:p>
      <text:p text:style-name="P4">
Category: News</text:p>
      <!--METADATA-->
      <text:p text:style-name="P4">
<draw:frame draw:style-name="fr1" draw:name="Image8" text:anchor-type="as-char" svg:width="6.9236in" svg:height="4.269553in" draw:z-index="0">
<draw:image xlink:href="../Images/AРМІЯINFORM/2023-06-25T48-00-00-04-00/picturepicture-165651190498739023395035-90887.jpe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611373421175740" text:style-name="Internet_20_link" text:visited-style-name="Visited_20_Internet_20_Link">
повідомляє</text:a>
ГШ ЗС України.</text:p>
      <text:p text:style-name="P4">
«На тимчасово захопленій Херсонщині відзначається активізація процесуевакуації місцевих колаборантів з російськими паспортами на власнихавтомобілях до тимчасово окупованого українського Криму. Однак, співробітникифсб рф здійснюють фільтраційні заходи стосовно кожного зрадника», — йдеться уповідомленні.</text:p>
      <text:p text:style-name="P4">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Втрати ворога за добу: 720 окупантів ліквідовано, знищено 6 танків і 19 артсистем</text:span>
</text:h>
      <text:p text:style-name="P4">
Author: ['АРМІЯINFORM']</text:p>
      <text:p text:style-name="P4">
Time: 2023-06-25T50:00:00-04:00</text:p>
      <text:p text:style-name="P4">
Description: Загальні бойові втрати противника з 24.02.22 по 25.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25-2023-scaled.jpg" text:style-name="Internet_20_link" text:visited-style-name="Visited_20_Internet_20_Link">
vtraty_06-25-2023-scaled.jpg</text:a>
']</text:p>
      <text:p text:style-name="P4">
Tags: ['АГРЕСІЯ РФ', 'ВТОРГНЕННЯ РФ', 'ВТРАТИ ВОРОГА', 'ГШ ЗСУ']</text:p>
      <text:p text:style-name="P4">
Category: News</text:p>
      <!--METADATA-->
      <text:p text:style-name="P4">
<draw:frame draw:style-name="fr1" draw:name="Image9" text:anchor-type="as-char" svg:width="6.9236in" svg:height="6.975527in" draw:z-index="0">
<draw:image xlink:href="../Images/AРМІЯINFORM/2023-06-25T50-00-00-04-00/vtraty_06-25-2023-scaled.jpg" xlink:type="simple" xlink:show="embed" xlink:actuate="onLoad" draw:mime-type="image/jpeg"/>
</draw:frame>
</text:p>
      <text:p text:style-name="P4">
Загальні бойові втрати противника з 24.02.22 по 25.06.23 орієнтовностановлять:</text:p>
      <ul>
        <li>
<text:span text:style-name="T4">
особового складу ‒</text:span>
 224630 (+720) осіб ліквідовано  * <text:span text:style-name="T4">
танків ‒</text:span>
 4030 (+6)  * <text:span text:style-name="T4">
бойових броньованих машин ‒</text:span>
 7806 (+2)  * <text:span text:style-name="T4">
артилерійських систем ‒</text:span>
 4034 (+19)  * <text:span text:style-name="T4">
РСЗВ ‒</text:span>
 624 (+5)  * <text:span text:style-name="T4">
засоби ППО ‒</text:span>
 385 (+2)  * <text:span text:style-name="T4">
літаків ‒</text:span>
 314 (0)  * <text:span text:style-name="T4">
гелікоптерів ‒</text:span>
 308 (0)  * <text:span text:style-name="T4">
БПЛА оперативно-тактичного рівня ‒</text:span>
 3472 (+12)  * <text:span text:style-name="T4">
крилаті ракети ‒</text:span>
 1259 (+41)  * <text:span text:style-name="T4">
кораблі / катери ‒</text:span>
 18 (0)  * <text:span text:style-name="T4">
автомобільної техніки та автоцистерн ‒</text:span>
 6735 (+4)  * <text:span text:style-name="T4">
спеціальна техніка ‒</text:span>
 552 (+4)</li>
      </ul>
      <text:p text:style-name="P4">
Дані уточнюються…</text:p>
      <text:p text:style-name="P4">
УВАГА! Загальну цифру втрат крилатих ракет подано з урахуванням уточнень запопередній період.</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5.06.23.</text:p>
      <text:p text:style-name="P4">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У Координаційному штабі обговорили аспекти проведення ДНК-експертиз та впізнання тіл загиблих</text:span>
</text:h>
      <text:p text:style-name="P4">
Author: ['АРМІЯINFORM']</text:p>
      <text:p text:style-name="P4">
Time: 2023-06-25T67:00:00-04:00</text:p>
      <text:p text:style-name="P4">
Description: У Координаційному штабі відбулася зустріч рідних військовослужбовців, які постраждали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815679580902633599_w.jpg" text:style-name="Internet_20_link" text:visited-style-name="Visited_20_Internet_20_Link">
photo_5815679580902633599_w.jpg</text:a>
']</text:p>
      <text:p text:style-name="P4">
Tags: ['ВБИВСТВО В ОЛЕНІВЦІ', 'ВІЙСЬКОВОПОЛОНЕНІ', 'КООРДИНАЦІЙНИЙ ШТАБ З ПИТАНЬ ПОВОДЖЕННЯ З ВІЙСЬКОВОПОЛОНЕНИМИ', 'ТЕРАКТ']</text:p>
      <text:p text:style-name="P4">
Category: News</text:p>
      <!--METADATA-->
      <text:p text:style-name="P4">
<draw:frame draw:style-name="fr1" draw:name="Image10" text:anchor-type="as-char" svg:width="6.9236in" svg:height="3.888755in" draw:z-index="0">
<draw:image xlink:href="../Images/AРМІЯINFORM/2023-06-25T67-00-00-04-00/photo_5815679580902633599_w.jpg" xlink:type="simple" xlink:show="embed" xlink:actuate="onLoad" draw:mime-type="image/jpeg"/>
</draw:frame>
</text:p>
      <text:p text:style-name="P4">
У Координаційному штабі відбулася зустріч рідних військовослужбовців, якіпостраждали або загинули під час теракту в Оленівці.</text:p>
      <text:p text:style-name="P4">
Про це <text:a xlink:type="simple" xlink:href="https://t.me/Koord_shtab/1322" text:style-name="Internet_20_link" text:visited-style-name="Visited_20_Internet_20_Link">
йдеться</text:a>
 на сторінці штабу у Telegram.</text:p>
      <text:p text:style-name="P4">
Запитання близьких військовослужбовців передусім стосувалися окремих аспектівпроведення ДНК-експертиз та впізнання тіл загиблих. Зокрема родичі вимагалипроведення повторних експертиз за кордоном, позаяк, на їхню думку, не в усіхвипадках експертиза в Україні давала оперативний та однозначний результат.</text:p>
      <text:p text:style-name="P4">
Крім того, родичі оборонців цікавилися у слідчих, за якими критеріямиросійські терористи відбирали бійців для переміщення в ангар, де відбувсятеракт. Слідчі пояснили, що окупанти відбирали людей, не пов’язаних між собоюочевидними критеріями: різного віку, різних військових звань, важкостіпоранень.</text:p>
      <text:p text:style-name="P4">
«Ми зможемо з упевненістю сказати, чи полонені, які перебували в підірваномуангарі, були або не були вибрані за певними критеріями лише після завершеннянеобхідних слідчих дій. Зокрема оглянемо місце злочину, екстрадуємо в Українуй допитаємо підозрюваних у справі. Тобто щонайменше після деокупації тієїтериторії», — пояснив представник «Азову».</text:p>
      <text:p text:style-name="P4">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Уряд затвердив порядок підвищення кваліфікації працівників для роботи на деокупованих територіях: що відомо</text:span>
</text:h>
      <text:p text:style-name="P4">
Author: ['АРМІЯINFORM']</text:p>
      <text:p text:style-name="P4">
Time: 2023-06-25T69:00:00-04:00</text:p>
      <text:p text:style-name="P4">
Description: Сьогодні Кабмін прийняв постанову, яка визначає механізм реалізації експеримент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1.jpg" text:style-name="Internet_20_link" text:visited-style-name="Visited_20_Internet_20_Link">
kabmin-1.jpg</text:a>
']</text:p>
      <text:p text:style-name="P4">
Tags: ['ДЕОКУПОВАНІ ТЕРИТОРІЇ', 'МІНРЕІНТЕГРАЦІЇ']</text:p>
      <text:p text:style-name="P4">
Category: News</text:p>
      <!--METADATA-->
      <text:p text:style-name="P4">
<draw:frame draw:style-name="fr1" draw:name="Image11" text:anchor-type="as-char" svg:width="6.9236in" svg:height="4.269553in" draw:z-index="0">
<draw:image xlink:href="../Images/AРМІЯINFORM/2023-06-25T69-00-00-04-00/kabmin-1.jpg" xlink:type="simple" xlink:show="embed" xlink:actuate="onLoad" draw:mime-type="image/jpeg"/>
</draw:frame>
</text:p>
      <text:p text:style-name="P4">
Сьогодні Кабмін прийняв постанову, яка визначає механізм реалізаціїекспериментального проєкту щодо підвищення кваліфікації осіб, які виявилибажання працювати на деокупованих територіях. Йдеться перш за все про керівнихпрацівників та спеціалістів державного управління.</text:p>
      <text:p text:style-name="P4">
Про це <text:a xlink:type="simple" xlink:href="https://t.me/minre_ua/3628" text:style-name="Internet_20_link" text:visited-style-name="Visited_20_Internet_20_Link">
повідомляє</text:a>
 Мінреінтеграції.</text:p>
      <text:p text:style-name="P4">
«Таке навчання здійснюватиме Київський національний університет імені ТарасаШевченка. Саме цей заклад вищої освіти є провідним у підготовці фахівців заспеціальністю 281 «Публічне управління та адміністрування»», — йдеться уповідомленні.</text:p>
      <text:p text:style-name="P4">
Ухвалене сьогодні рішення розроблено на виконання Урядової постанови «Прореалізацію експериментального проєкту щодо створення резерву працівниківдержавних органів для роботи на деокупованих територіях України».</text:p>
      <text:p text:style-name="P4">
Нагадаємо, що цей документ був напрацьований Мінреінтеграції спільно зНаціональним агентством з питань державної служби та ПредставництвомПрезидента України в АР Крим.</text:p>
      <text:p text:style-name="P4">
Затверджений Урядом порядок направлений на підготовку кадрів для реінтеграціїдеокупованих територій України.</text:p>
      <text:p text:style-name="P4">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ПАРЄ визнала рф винною у скоєнні злочину екоциду шляхом підриву Каховської ГЕС: резолюція</text:span>
</text:h>
      <text:p text:style-name="P4">
Author: ['АРМІЯINFORM']</text:p>
      <text:p text:style-name="P4">
Time: 2023-06-25T71:00:00-04:00</text:p>
      <text:p text:style-name="P4">
Description: Парламентська Асамблея Ради Європи ухвалила резолюцію, у якій визнала рф винною у скоє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0002.jpg" text:style-name="Internet_20_link" text:visited-style-name="Visited_20_Internet_20_Link">
270002.jpg</text:a>
']</text:p>
      <text:p text:style-name="P4">
Tags: ['КАХОВСЬКА ГЕС', 'КАХОВСЬКА ГЕС/ШТАБ INFO', 'ПАРЄ', 'РЕЗОЛЮЦІЯ']</text:p>
      <text:p text:style-name="P4">
Category: News</text:p>
      <!--METADATA-->
      <text:p text:style-name="P4">
<draw:frame draw:style-name="fr1" draw:name="Image12" text:anchor-type="as-char" svg:width="6.9236in" svg:height="3.983579in" draw:z-index="0">
<draw:image xlink:href="../Images/AРМІЯINFORM/2023-06-25T71-00-00-04-00/270002.jpg" xlink:type="simple" xlink:show="embed" xlink:actuate="onLoad" draw:mime-type="image/jpeg"/>
</draw:frame>
</text:p>
      <text:p text:style-name="P4">
Парламентська Асамблея Ради Європи ухвалила резолюцію, у якій визнала рфвинною у скоєнні злочину екоциду шляхом підриву Каховської ГЕС.</text:p>
      <text:p text:style-name="P4">
Про це <text:a xlink:type="simple" xlink:href="https://t.me/shtab_kakhovska_hes/1220" text:style-name="Internet_20_link" text:visited-style-name="Visited_20_Internet_20_Link">
повідомляє</text:a>
 Штаб з ліквідаціїнаслідків підриву Каховської ГЕС.</text:p>
      <text:p text:style-name="P4">
За ухвалення документа було зібрано 80 голосів.</text:p>
      <text:p text:style-name="P4">
«Він містить низку пунктів, пов’язаних із політичними наслідками агресії рфпроти України, серед яких і визнання країни-агресора винною у причетності доскоєння воєнного злочину — екоциду — шляхом підриву дамби Каховської ГЕС», —йдеться в повідомленні.</text:p>
      <text:p text:style-name="P4">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У центральній районній лікарні Каланчака окупанти облаштували військовий шпиталь</text:span>
</text:h>
      <text:p text:style-name="P4">
Author: ['АРМІЯINFORM']</text:p>
      <text:p text:style-name="P4">
Time: 2023-06-25T73:00:00-04:00</text:p>
      <text:p text:style-name="P4">
Description: Противник продовжує зазнавати великих втрат в живій силі та військовій техніці.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ГЕНЕРАЛЬНИЙ ШТАБ ЗС УКРАЇНИ', 'ОПЕРАТИВНА ОБСТАНОВКА']</text:p>
      <text:p text:style-name="P4">
Category: News</text:p>
      <!--METADATA-->
      <text:p text:style-name="P4">
<draw:frame draw:style-name="fr1" draw:name="Image13" text:anchor-type="as-char" svg:width="6.9236in" svg:height="4.61903in" draw:z-index="0">
<draw:image xlink:href="../Images/AРМІЯINFORM/2023-06-25T73-00-00-04-00/37_main-v1660280985.jpg" xlink:type="simple" xlink:show="embed" xlink:actuate="onLoad" draw:mime-type="image/jpeg"/>
</draw:frame>
 Ілюстративне фото</text:p>
      <text:p text:style-name="P4">
Противник продовжує зазнавати великих втрат в живій силі та військовійтехніці. При цьому, з метою приховування втрат, використовує інфраструктурутимчасово захоплених населених пунктів для надання медичної допомоги своїмпораненим військовослужбовцям. Зокрема, в населеному пункті КаланчакХерсонської області, в приміщені центральної районної лікарні, противникоблаштував військовий шпиталь. В ньому перебуває близько 100 російськихвійськовослужбовців. У свою чергу, надавати медичну допомогу цивільномунаселенню заборонено.</text:p>
      <text:p text:style-name="P4">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У Херсоні вода в Дніпрі повернулась у межі русла — Міндовкілля</text:span>
</text:h>
      <text:p text:style-name="P4">
Author: ['АРМІЯINFORM']</text:p>
      <text:p text:style-name="P4">
Time: 2023-06-25T85:00:00-04:00</text:p>
      <text:p text:style-name="P4">
Description: Станом на 25 червня річка Дніпро в м. Херсон повернулась у межі русла. Рівень вод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7697158-3618-1200x800-1.jpg" text:style-name="Internet_20_link" text:visited-style-name="Visited_20_Internet_20_Link">
1687697158-3618-1200x800-1.jpg</text:a>
', '<text:a xlink:type="simple" xlink:href="https://armyinform.com.ua/wp-content/uploads/2023/06/photo_2023-06-25_13-44-19.jpg" text:style-name="Internet_20_link" text:visited-style-name="Visited_20_Internet_20_Link">
photo_2023-06-25_13-44-19.jpg</text:a>
']</text:p>
      <text:p text:style-name="P4">
Tags: ['ВЕЛИКИЙ ЛУГ', 'ВОЄННІ ЗЛОЧИНИ ЗС РФ', 'ДНІПРО', 'КАХОВСЬКА ГЕС', 'КАХОВСЬКА ГЕС/ШТАБ INFO']</text:p>
      <text:p text:style-name="P4">
Category: News</text:p>
      <!--METADATA-->
      <text:p text:style-name="P4">
<draw:frame draw:style-name="fr1" draw:name="Image14" text:anchor-type="as-char" svg:width="6.9236in" svg:height="4.615733in" draw:z-index="0">
<draw:image xlink:href="../Images/AРМІЯINFORM/2023-06-25T85-00-00-04-00/1687697158-3618-1200x800-1.jpg" xlink:type="simple" xlink:show="embed" xlink:actuate="onLoad" draw:mime-type="image/jpeg"/>
</draw:frame>
 Ілюстративне фото</text:p>
      <text:p text:style-name="P4">
Станом на 25 червня річка Дніпро в м. Херсон повернулась у межі русла. Рівеньводи на позначці «Херсон» становить 0,33 м за балтійською системою. За добурівень знизився на 4 см, сумарний спад з часу підриву Каховської ГЕС – 5,35 м.</text:p>
      <text:p text:style-name="P4">
Про це <text:a xlink:type="simple" xlink:href="https://t.me/shtab_kakhovska_hes/1231" text:style-name="Internet_20_link" text:visited-style-name="Visited_20_Internet_20_Link">
повідомляє</text:a>
 Штаб з ліквідаціїнаслідків підриву Каховської ГЕС з посиланням на Міндовкілля.</text:p>
      <text:p text:style-name="P4">
Зазначається, що в районі природного парку «Нижньодніпровський» середнійрівень води близько 0,30 м.</text:p>
      <text:p text:style-name="P4">
Продовжується обміління акваторії в нацпарку «Великий Луг». Під загрозоюосушення залишається водно-болотне угіддя «Сім маяків». Архіпелаг «Великі таМалі Кучугури» повністю осушений.</text:p>
      <text:p text:style-name="P4">
<draw:frame draw:style-name="fr1" draw:name="Image15" text:anchor-type="as-char" svg:width="6.9236in" svg:height="5.740818in" draw:z-index="0">
<draw:image xlink:href="../Images/AРМІЯINFORM/2023-06-25T85-00-00-04-00/photo_2023-06-25_13-44-19.jpg" xlink:type="simple" xlink:show="embed" xlink:actuate="onLoad" draw:mime-type="image/jpeg"/>
</draw:frame>
</text:p>
      <text:p text:style-name="P4">
Крім того, у нацпарку «Кам'янська Січ» рівень знизився орієнтовно на понад 13м.</text:p>
      <text:p text:style-name="P4">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Військовий рф розповів про погашення судимості — перехоплення ГУР МОУ</text:span>
</text:h>
      <text:p text:style-name="P4">
Author: ['АРМІЯINFORM']</text:p>
      <text:p text:style-name="P4">
Time: 2023-06-25T96:00:00-04:00</text:p>
      <text:p text:style-name="P4">
Description: https://www.youtube.com/watch?v=hjS9X6NZCn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ЯЗНІ', 'ГУР ПЕРЕХОПЛЕННЯ', 'ДУТА ВЕЛИЧ РОСАРМІЇ']</text:p>
      <text:p text:style-name="P4">
Category: News</text:p>
      <!--METADATA-->
      <text:p text:style-name="P4">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Калініна програла Касаткіній у першому колі турніру WTA 500 в Істборні</text:span>
</text:h>
      <text:p text:style-name="P4">
Authors: Ukrinform (Person)</text:p>
      <text:p text:style-name="P4">
Publisher: Укринформ (Organization)</text:p>
      <text:p text:style-name="P4">
Published Time: 2023-06-26T-10:24:57+03:00</text:p>
      <text:p text:style-name="P4">
Modified Time: 2023-06-26T20:24:57+03:00</text:p>
      <text:p text:style-name="P4">
Description: Українська тенісистка Ангеліна Калініна зупинилася  в першому колі WTA 500 в Істборні. — Укрінформ.</text:p>
      <text:p text:style-name="P4">
Images: ['<text:a xlink:type="simple" xlink:href="https://static.ukrinform.com/photos/2023_06/thumb_files/630_360_1687800229-784.jpg" text:style-name="Internet_20_link" text:visited-style-name="Visited_20_Internet_20_Link">
630_360_16878...</text:a>
']</text:p>
      <text:p text:style-name="P4">
Tags: ['Теніс', 'Ангеліна Калініна']</text:p>
      <text:p text:style-name="P4">
Type: Article</text:p>
      <!--METADATA-->
      <text:p text:style-name="P4">
<draw:frame draw:style-name="fr1" draw:name="Image16" text:anchor-type="as-char" svg:width="6.9236in" svg:height="3.956343in" draw:z-index="0">
<draw:image xlink:href="../Images/yкринформ/2023-06-26T-10-24-57-03-00/630_360_1687800229-784.jpg" xlink:type="simple" xlink:show="embed" xlink:actuate="onLoad" draw:mime-type="image/jpeg"/>
</draw:frame>
Українська тенісистка Ангеліна Калініна зупинилася в першому колі WTA 500 вІстборні.</text:p>
      <text:p text:style-name="P4">
Сьогодні, 26 червня, українська тенісистка Ангеліна Калініна (№26 WTA)програла Дар’ї Касаткіній (№11 WTA) в 1/16 фіналу турніру WTA 500 в Істборні –3:6, 1:6, передає Укрінформ.</text:p>
      <text:p text:style-name="P4">
Касаткіна веде в особистих зустрічах з рахунком 3:1.</text:p>
      <text:p text:style-name="P4">
Матч тривав 1 годину 15 хвилин, Калініна жодного разу не подала навиліт,допустила 3 подвійні помилки та реалізувала 1/4 брейк-пойнт.</text:p>
      <text:p text:style-name="P4">
<text:span text:style-name="T4">
Читайте також:</text:span>
 <text:a xlink:type="simple" xlink:href="https://www.ukrinform.ua/rubric-sports/3727921-rejting-atp-alkaras-stav-persou-raketkou-svitu.html" text:style-name="Internet_20_link" text:visited-style-name="Visited_20_Internet_20_Link">
 Рейтинг ATP: Алькарас став першою "ракеткою" світу</text:a>
</text:p>
      <text:p text:style-name="P4">
Спочатку Калініна мала на цьому етапі зіграти проти Марії Саккарі (№8 WTA),проте вона знялася зі змагань.</text:p>
      <text:p text:style-name="P4">
Фото: btu.org.ua</text:p>
      <text:p text:style-name="P4">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Грузія не вводить санкції проти Росії через ризик можливої війни – спікер парламенту</text:span>
</text:h>
      <text:p text:style-name="P4">
Authors: Ukrinform (Person)</text:p>
      <text:p text:style-name="P4">
Publisher: Укринформ (Organization)</text:p>
      <text:p text:style-name="P4">
Published Time: 2023-06-26T-15:08:00+03:00</text:p>
      <text:p text:style-name="P4">
Modified Time: 2023-06-26T16:08:00+03:00</text:p>
      <text:p text:style-name="P4">
Description: За словами голови парламенту Грузії Шалви Папуашвілі, заклики щодо введення двосторонніх санкцій проти Росії змусять країну піти на ризик ескалації проти країни-агресора. — Укрінформ.</text:p>
      <text:p text:style-name="P4">
Images: ['<text:a xlink:type="simple" xlink:href="https://static.ukrinform.com/photos/2018_05/thumb_files/630_360_1527250996-8015.jpg" text:style-name="Internet_20_link" text:visited-style-name="Visited_20_Internet_20_Link">
630_360_15272...</text:a>
']</text:p>
      <text:p text:style-name="P4">
Tags: ['Грузія', 'Санкції', 'Росія', 'Війна']</text:p>
      <text:p text:style-name="P4">
Type: Article</text:p>
      <!--METADATA-->
      <text:p text:style-name="P4">
<draw:frame draw:style-name="fr1" draw:name="Image17" text:anchor-type="as-char" svg:width="6.9236in" svg:height="3.956343in" draw:z-index="0">
<draw:image xlink:href="../Images/yкринформ/2023-06-26T-15-08-00-03-00/630_360_1527250996-8015.jpg" xlink:type="simple" xlink:show="embed" xlink:actuate="onLoad" draw:mime-type="image/jpeg"/>
</draw:frame>
 Засловами голови парламенту Грузії Шалви Папуашвілі, заклики щодо введеннядвосторонніх санкцій проти Росії змусять країну піти на ризик ескалації протикраїни-агресора.</text:p>
      <text:p text:style-name="P4">
Як передає Укрінформ, про це повідомляє  <text:a xlink:type="simple" xlink:href="https://www.apsny.ge/2023/pol/1687787238.php" text:style-name="Internet_20_link" text:visited-style-name="Visited_20_Internet_20_Link">
 Грузия-Online</text:a>
.</text:p>
      <text:p text:style-name="P4">
«Той, хто закликає Грузію ввести двосторонні санкції проти Росії, закликаєГрузію піти на ризик ескалації проти <text:a xlink:type="simple" xlink:href="https://www.ukrinform.ua/tag-rosia" text:style-name="Internet_20_link" text:visited-style-name="Visited_20_Internet_20_Link">
 Росії </text:a>
 , тобто піти на ризик можливої війни з Росією», – сказав Папуашвілі.</text:p>
      <text:p text:style-name="P4">
Також згідно із заявою представника грузинського парламенту, жоден фактухилення від міжнародних санкцій за участю Грузії не був підтверджений навіть«на рівні підозри».</text:p>
      <text:p text:style-name="P4">
<text:span text:style-name="T4">
Читайте також:</text:span>
 <text:a xlink:type="simple" xlink:href="https://www.ukrinform.ua/rubric-world/3724013-gruzia-tverdo-prodovzue-pidtrimuvati-ukrainu-glava-mzs.html" text:style-name="Internet_20_link" text:visited-style-name="Visited_20_Internet_20_Link">
 <text:span text:style-name="T4">
Грузі</text:span>
 я твердо продовжує підтримувати Україну – главаМЗС </text:a>
</text:p>
      <text:p text:style-name="P4">
«Що стосується санкцій, то ми з першого дня війни в Україні говорили, яка нашаполітика, і ми сумлінно проводимо цю політику. Наша політика полягає у тому,щоб Грузія не використовувалась для ухилення від міжнародних санкцій, і жоденфакт не був підтверджений навіть на рівні підозри», – додав він.</text:p>
      <text:p text:style-name="P4">
Як повідомляв Укрінформ, торік у Росію в обхід санкцій надійшли <text:a xlink:type="simple" xlink:href="https://www.ukrinform.ua/rubric-world/3709592-rosia-v-obhid-sankcij-kupue-zapcastini-do-litakiv-boeing-ta-airbus-nyt.html" text:style-name="Internet_20_link" text:visited-style-name="Visited_20_Internet_20_Link">
 запчастинидля літаків Boeing, Airbus </text:a>
 та інших виробників на мільйони доларів.</text:p>
      <text:p text:style-name="P4">
Source: <text:a xlink:type="simple" xlink:href="https://www.ukrinform.ua/rubric-world/3727926-gruzia-ne-vvodit-sankcii-proti-rosii-cerez-rizik-mozlivoi-vijni-spiker-parlamentu.html" text:style-name="Internet_20_link" text:visited-style-name="Visited_20_Internet_20_Link">
https://www.ukrinform.ua/rubric-world/3727926-gruzia-ne-vvodit-sankcii-proti-rosii-cerez-rizik-mozlivoi-vijni-spiker-parlamentu.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6T-16:38:00</text:p>
      <text:p text:style-name="P4">
Location: Bakhmut (Latitude:48.80494 Longtitude:38.2453)</text:p>
      <text:p text:style-name="P4">
Videos: []</text:p>
      <text:p text:style-name="P4">
Images: []</text:p>
      <text:p text:style-name="P4">
Tags: ["Russia"]</text:p>
      <text:p text:style-name="P4">
ID: 22571842</text:p>
      <!--METADATA-->
      <text:p text:style-name="P4">
At Lyman direction Russian army shelled Nevske and Bilohorivka of Luhanskregion and Torske, Serebryanka, Verkhnokamyanske, Spirne and Rozdolivka ofDonetsk region. Russian aviation conducted airstrikes at Torske, Dibrova,Bilohorivka, Zvanivka and Spirne, - General Staff of Armed Forces of Ukrainesays in the morning report</text:p>
      <text:p text:style-name="P4">
News Collection Link: <text:a xlink:type="simple" xlink:href="https:\/\/liveuamap.com\/en\/2023\/26-june-at-lyman-direction-russian-army-shelled-nevske-and" text:style-name="Internet_20_link" text:visited-style-name="Visited_20_Internet_20_Link">
https:\/\/liveuamap.com\/en\/2023\/26-june-at-lyman-direction-russian-army-shelled-nevske-and</text:a>
</text:p>
      <text:p text:style-name="P4">
Source: <text:a xlink:type="simple" xlink:href="https://t.me/lumsrc/5193" text:style-name="Internet_20_link" text:visited-style-name="Visited_20_Internet_20_Link">
https://t.me/lumsrc/5193</text:a>
</text:p>
      <!--NEWS-->
      <text:h text:style-name="P10" text:outline-level="1">
<text:span text:style-name="T4">
At Bakhmut direction Russian army shelled Vasukivka, Minkivka, Orikhovo-Vasylivka, Bohdanivka...</text:span>
</text:h>
      <text:p text:style-name="P4">
Authors: liveuamap (Language: en)</text:p>
      <text:p text:style-name="P4">
Time: 2023-06-26T-18:38:00</text:p>
      <text:p text:style-name="P4">
Location: Avdiivka (Latitude:48.32498 Longtitude:37.7655)</text:p>
      <text:p text:style-name="P4">
Videos: []</text:p>
      <text:p text:style-name="P4">
Images: []</text:p>
      <text:p text:style-name="P4">
Tags: ["Russia"]</text:p>
      <text:p text:style-name="P4">
ID: 22571838</text:p>
      <!--METADATA-->
      <text:p text:style-name="P4">
At Bakhmut direction Russian army shelled Vasukivka, Minkivka, Orikhovo-Vasylivka, Bohdanivka, Chasiv Yar, Ivanivske, Ozaryanivka and New York ofDonetsk region. Russian aviation conducted airstrikes at Khromove and SukhaBalka, - General Staff of Armed Forces of Ukraine says in the morning report</text:p>
      <text:p text:style-name="P4">
News Collection Link: <text:a xlink:type="simple" xlink:href="https:\/\/liveuamap.com\/en\/2023\/26-june-at-bakhmut-direction-russian-army-shelled-vasukivka" text:style-name="Internet_20_link" text:visited-style-name="Visited_20_Internet_20_Link">
https:\/\/liveuamap.com\/en\/2023\/26-june-at-bakhmut-direction-russian-army-shelled-vasukivka</text:a>
</text:p>
      <text:p text:style-name="P4">
Source: <text:a xlink:type="simple" xlink:href="https://t.me/lumsrc/5194" text:style-name="Internet_20_link" text:visited-style-name="Visited_20_Internet_20_Link">
https://t.me/lumsrc/5194</text:a>
</text:p>
      <!--NEWS-->
      <text:h text:style-name="P10" text:outline-level="1">
<text:span text:style-name="T4">
Українка Бежура - перша у фехтуванні на Європейських іграх</text:span>
</text:h>
      <text:p text:style-name="P4">
Authors: Ukrinform (Person)</text:p>
      <text:p text:style-name="P4">
Publisher: Укринформ (Organization)</text:p>
      <text:p text:style-name="P4">
Published Time: 2023-06-26T-1:14:49+03:00</text:p>
      <text:p text:style-name="P4">
Modified Time: 2023-06-26T21:14:49+03:00</text:p>
      <text:p text:style-name="P4">
Description: Українка Джоан-Фейбі Бежура стала чемпіонкою Європейських ігор у фехтуванні на шпазі. — Укрінформ.</text:p>
      <text:p text:style-name="P4">
Images: ['<text:a xlink:type="simple" xlink:href="https://static.ukrinform.com/photos/2023_06/thumb_files/630_360_1687803206-387.jpg" text:style-name="Internet_20_link" text:visited-style-name="Visited_20_Internet_20_Link">
630_360_16878...</text:a>
']</text:p>
      <text:p text:style-name="P4">
Tags: ['Фехтування', 'Європейські ігри']</text:p>
      <text:p text:style-name="P4">
Type: Article</text:p>
      <!--METADATA-->
      <text:p text:style-name="P4">
<draw:frame draw:style-name="fr1" draw:name="Image18" text:anchor-type="as-char" svg:width="6.9236in" svg:height="3.956343in" draw:z-index="0">
<draw:image xlink:href="../Images/yкринформ/2023-06-26T-1-14-49-03-00/630_360_1687803206-387.jpg" xlink:type="simple" xlink:show="embed" xlink:actuate="onLoad" draw:mime-type="image/jpeg"/>
</draw:frame>
 УкраїнкаДжоан-Фейбі Бежура стала чемпіонкою Європейських ігор у фехтуванні на шпазі.</text:p>
      <text:p text:style-name="P4">
Бежура єдиною з українок пройшла в 1/16 фіналу, в плей-оф вона потрапила здругого місця, передає Укрінформ.</text:p>
      <text:p text:style-name="P4">
На шляху до фіналу українка здолала Софію Просіну (15:4) в 1/16 фіналу, ЕрікуКірпу (15:10) – в 1/8-й, Емму Франссон (15:11) – у чвертьфіналі та АлександруЕлер (15:12) – у півфіналі.</text:p>
      <text:p text:style-name="P4">
У фіналі Бежура перемогла представницю Польщі Мартину Сватовську-Венгларчик –15:12.</text:p>
      <text:p text:style-name="P4">
Для Бежури це найкращий результат у кар'єрі. До цього її найвищим особистимдосягненням на було 11-те місце на чемпіонаті Європи 2017 року.</text:p>
      <text:p text:style-name="P4">
<text:span text:style-name="T4">
Читайте також:</text:span>
 <text:a xlink:type="simple" xlink:href="https://www.ukrinform.ua/rubric-sports/3727842-trener-zinocoi-zbirnoi-z-plaznogo-futbolu-spodivaemosa-na-medali-evroigor.html" text:style-name="Internet_20_link" text:visited-style-name="Visited_20_Internet_20_Link">
 Тренер жіночої збірної з пляжного футболу: Сподіваємосяна медалі Євроігор </text:a>
</text:p>
      <text:p text:style-name="P4">
Загалом на рахунку України вже 25 нагород на цих ЄІ.</text:p>
      <text:p text:style-name="P4">
Змагання триватимуть до 2 липня.</text:p>
      <text:p text:style-name="P4">
Фото: Getty Images</text:p>
      <text:p text:style-name="P4">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At Avdiyivka direction Russian army shelled Berdychi, Avdiyivka, Vodyane, Karlivka and Pervom...</text:span>
</text:h>
      <text:p text:style-name="P4">
Authors: liveuamap (Language: en)</text:p>
      <text:p text:style-name="P4">
Time: 2023-06-26T-20:38:00</text:p>
      <text:p text:style-name="P4">
Location: Donetsk (Latitude:48.09505 Longtitude:37.58766)</text:p>
      <text:p text:style-name="P4">
Videos: []</text:p>
      <text:p text:style-name="P4">
Images: []</text:p>
      <text:p text:style-name="P4">
Tags: ["Russia"]</text:p>
      <text:p text:style-name="P4">
ID: 22571836</text:p>
      <!--METADATA-->
      <text:p text:style-name="P4">
At Avdiyivka direction Russian army shelled Berdychi, Avdiyivka, Vodyane,Karlivka and Pervomayske of Donetsk region. Russian aviation conductedairstrikes at Avdiyivka, - General Staff of Armed Forces of Ukraine says inthe morning report</text:p>
      <text:p text:style-name="P4">
News Collection Link: <text:a xlink:type="simple" xlink:href="https:\/\/liveuamap.com\/en\/2023\/26-june-at-avdiyivka-direction-russian-army-shelled-berdychi" text:style-name="Internet_20_link" text:visited-style-name="Visited_20_Internet_20_Link">
https:\/\/liveuamap.com\/en\/2023\/26-june-at-avdiyivka-direction-russian-army-shelled-berdychi</text:a>
</text:p>
      <text:p text:style-name="P4">
Source: <text:a xlink:type="simple" xlink:href="https://t.me/lumsrc/5195" text:style-name="Internet_20_link" text:visited-style-name="Visited_20_Internet_20_Link">
https://t.me/lumsrc/5195</text:a>
</text:p>
      <!--NEWS-->
      <text:h text:style-name="P10" text:outline-level="1">
<text:span text:style-name="T4">
At Maryinka direction Russian army shelled Hostre, Heorhiyivka and Maryinka of Donetsk region...</text:span>
</text:h>
      <text:p text:style-name="P4">
Authors: liveuamap (Language: en)</text:p>
      <text:p text:style-name="P4">
Time: 2023-06-26T-22:38:00</text:p>
      <text:p text:style-name="P4">
Location: Donets'ka oblast (Latitude:48.00049 Longtitude:37.50664)</text:p>
      <text:p text:style-name="P4">
Videos: []</text:p>
      <text:p text:style-name="P4">
Images: []</text:p>
      <text:p text:style-name="P4">
Tags: ["Russia"]</text:p>
      <text:p text:style-name="P4">
ID: 22571835</text:p>
      <!--METADATA-->
      <text:p text:style-name="P4">
At Maryinka direction Russian army shelled Hostre, Heorhiyivka and Maryinka ofDonetsk region. Russian aviation conducted airstrikes at Krasnohorivka, -General Staff of Armed Forces of Ukraine says in the morning report</text:p>
      <text:p text:style-name="P4">
News Collection Link: <text:a xlink:type="simple" xlink:href="https:\/\/liveuamap.com\/en\/2023\/26-june-at-maryinka-direction-russian-army-shelled-hostre" text:style-name="Internet_20_link" text:visited-style-name="Visited_20_Internet_20_Link">
https:\/\/liveuamap.com\/en\/2023\/26-june-at-maryinka-direction-russian-army-shelled-hostre</text:a>
</text:p>
      <text:p text:style-name="P4">
Source: <text:a xlink:type="simple" xlink:href="https://t.me/lumsrc/5196" text:style-name="Internet_20_link" text:visited-style-name="Visited_20_Internet_20_Link">
https://t.me/lumsrc/5196</text:a>
</text:p>
      <!--NEWS-->
      <text:h text:style-name="P10" text:outline-level="1">
<text:span text:style-name="T4">
At Zaporizhzhia and Kherson directions Russian army shelled Temyrivka, Novodarivka, Levadne, ...</text:span>
</text:h>
      <text:p text:style-name="P4">
Authors: liveuamap (Language: en)</text:p>
      <text:p text:style-name="P4">
Time: 2023-06-26T-25:39:00</text:p>
      <text:p text:style-name="P4">
Location: Zaporizhzhia (Latitude:47.74002 Longtitude:36.59374)</text:p>
      <text:p text:style-name="P4">
Videos: []</text:p>
      <text:p text:style-name="P4">
Images: []</text:p>
      <text:p text:style-name="P4">
Tags: ["Russia"]</text:p>
      <text:p text:style-name="P4">
ID: 22571833</text:p>
      <!--METADATA-->
      <text:p text:style-name="P4">
At Zaporizhzhia and Kherson directions Russian army shelled Temyrivka,Novodarivka, Levadne, Olhivske, Malynivka, Zelenyy Hay, Zatyshshya, Huliaipoleof Zaporizhzhia region oblasti; Nikopol of Dnipropetrovsk region; Mylove,Beryslav, Kozatske, Lvove, Mykilske, Antonivka, Zelenivka, Kherson andDniprovske of Kherson region and Ochakiv of Mykolayiv region. Russian aviationconducted airstrikes at Levadne and Novodanylivka of Zaporizhzhia region, -General Staff of Armed Forces of Ukraine says in the morning report</text:p>
      <text:p text:style-name="P4">
News Collection Link: <text:a xlink:type="simple" xlink:href="https:\/\/liveuamap.com\/en\/2023\/26-june-at-zaporizhzhia-and-kherson-directions-russian-army" text:style-name="Internet_20_link" text:visited-style-name="Visited_20_Internet_20_Link">
https:\/\/liveuamap.com\/en\/2023\/26-june-at-zaporizhzhia-and-kherson-directions-russian-army</text:a>
</text:p>
      <text:p text:style-name="P4">
Source: <text:a xlink:type="simple" xlink:href="https://t.me/lumsrc/5198" text:style-name="Internet_20_link" text:visited-style-name="Visited_20_Internet_20_Link">
https://t.me/lumsrc/519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6T-27:39:00</text:p>
      <text:p text:style-name="P4">
Location: Zaporizhzhia (Latitude:47.77031 Longtitude:36.66296)</text:p>
      <text:p text:style-name="P4">
Videos: []</text:p>
      <text:p text:style-name="P4">
Images: []</text:p>
      <text:p text:style-name="P4">
Tags: ["Russia"]</text:p>
      <text:p text:style-name="P4">
ID: 22571831</text:p>
      <!--METADATA-->
      <text:p text:style-name="P4">
Russian forces conducting offensive actions in Donetsk and Luhansk regions.Ukrainian military had 36 combat engagements with Russian forces nearKryvoshyyivka of Luhansk region, Vesele and Rozdolivka, Minkivka, Hryhorivkaand Bohdanivka, Maryinka, Novomykhaylivka of Donetsk region, Novodarivkya ofZaporizhzhia region, - General Staff of Armed Forces of Ukraine says in themorning report</text:p>
      <text:p text:style-name="P4">
News Collection Link: <text:a xlink:type="simple" xlink:href="https:\/\/liveuamap.com\/en\/2023\/26-june-russian-forces-conducting-offensive-actions-in-donetsk" text:style-name="Internet_20_link" text:visited-style-name="Visited_20_Internet_20_Link">
https:\/\/liveuamap.com\/en\/2023\/26-june-russian-forces-conducting-offensive-actions-in-donetsk</text:a>
</text:p>
      <text:p text:style-name="P4">
Source: <text:a xlink:type="simple" xlink:href="https://t.me/lumsrc/5199" text:style-name="Internet_20_link" text:visited-style-name="Visited_20_Internet_20_Link">
https://t.me/lumsrc/5199</text:a>
</text:p>
      <!--NEWS-->
      <text:h text:style-name="P10" text:outline-level="1">
<text:span text:style-name="T4">
Унаслідок війни за кордон виїхали 8,2 мільйона українців - Шуляк</text:span>
</text:h>
      <text:p text:style-name="P4">
Authors: Ukrinform (Person)</text:p>
      <text:p text:style-name="P4">
Publisher: Укринформ (Organization)</text:p>
      <text:p text:style-name="P4">
Published Time: 2023-06-26T-2:11:00+03:00</text:p>
      <text:p text:style-name="P4">
Modified Time: 2023-06-26T21:11:00+03:00</text:p>
      <text:p text:style-name="P4">
Description: Унаслідок розв'язаної Росією повномасштабної війни за кордон виїхали 8,2 мільйона жителів України. — Укрінформ.</text:p>
      <text:p text:style-name="P4">
Images: ['<text:a xlink:type="simple" xlink:href="https://static.ukrinform.com/photos/2021_01/thumb_files/630_360_1609785608-250.jpg" text:style-name="Internet_20_link" text:visited-style-name="Visited_20_Internet_20_Link">
630_360_16097...</text:a>
']</text:p>
      <text:p text:style-name="P4">
Tags: ['Переселенці', 'Біженці', 'Шуляк', 'Війна з Росією']</text:p>
      <text:p text:style-name="P4">
Type: Article</text:p>
      <!--METADATA-->
      <text:p text:style-name="P4">
<draw:frame draw:style-name="fr1" draw:name="Image19" text:anchor-type="as-char" svg:width="6.9236in" svg:height="3.956343in" draw:z-index="0">
<draw:image xlink:href="../Images/yкринформ/2023-06-26T-2-11-00-03-00/630_360_1609785608-250.jpg" xlink:type="simple" xlink:show="embed" xlink:actuate="onLoad" draw:mime-type="image/jpeg"/>
</draw:frame>
 Унаслідокрозв'язаної Росією повномасштабної війни за кордон виїхали 8,2 мільйонажителів України.</text:p>
      <text:p text:style-name="P4">
Як передає Укрінформ, про це повідомила в ексклюзивному <text:a xlink:type="simple" xlink:href="http://ukr.radio/news.html" text:style-name="Internet_20_link" text:visited-style-name="Visited_20_Internet_20_Link">
 інтерв'юУкраїнському радіо </text:a>
 головапарламентського комітету з питань організації державної влади, місцевогосамоврядування, регіонального розвитку та містобудування, очільниця партії"Слуга народу" Олена Шуляк.</text:p>
      <text:p text:style-name="P4">
"8,2 млн наших людей перебувають зараз за кордоном, більше 5 млн – внутрішньопереміщені особи по території України", – сказала вона.</text:p>
      <text:p text:style-name="P4">
Шуляк зазначила: плануючи повоєнне відновлення України, потрібно розуміти,скільки з цих мільйонів <text:a xlink:type="simple" xlink:href="https://www.ukrinform.ua/tag-bizenci" text:style-name="Internet_20_link" text:visited-style-name="Visited_20_Internet_20_Link">
 біженців </text:a>
повернуться у свої громади, як їх працевлаштовувати і забезпечувати доступ досоціальної інфраструктури.</text:p>
      <text:p text:style-name="P4">
<text:span text:style-name="T4">
Читайте також:</text:span>
 <text:a xlink:type="simple" xlink:href="https://www.ukrinform.ua/rubric-society/3723488-ssa-pracuut-iz-souznikami-sob-zahistiti-ukrainskih-bizenciv-vid-torgivli-ludmi-derzdep.html" text:style-name="Internet_20_link" text:visited-style-name="Visited_20_Internet_20_Link">
 США працюють із союзниками, щоб захистити українських<text:span text:style-name="T4">
біженці</text:span>
 в від торгівлі людьми – Держдеп </text:a>
</text:p>
      <text:p text:style-name="P4">
Як повідомлялося, 21-22 червня у Лондоні відбулася міжнародна Конференція звідновлення України - Ukraine Recovery Conference, третій масштабнийміжнародний захід (після конференцій у Лугано та Берліні). Понад 400 світовихкомпаній пообіцяли надати підтримку Україні у відбудові економіки.</text:p>
      <text:p text:style-name="P4">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Заколот Пригожина є викликом Путіну – глава МЗС Британії</text:span>
</text:h>
      <text:p text:style-name="P4">
Authors: Ukrinform (Person)</text:p>
      <text:p text:style-name="P4">
Publisher: Укринформ (Organization)</text:p>
      <text:p text:style-name="P4">
Published Time: 2023-06-26T-3:08:01+03:00</text:p>
      <text:p text:style-name="P4">
Modified Time: 2023-06-26T21:08:01+03:00</text:p>
      <text:p text:style-name="P4">
Description: Британський міністр закордонних справ Джеймс Клеверлі заявив, що припинення заколоту ПВК «Вагнер» на чолі з Євгеном Пригожиним є «безпрецедентним викликом» Володимиру Путіну. — Укрінформ.</text:p>
      <text:p text:style-name="P4">
Images: ['<text:a xlink:type="simple" xlink:href="https://static.ukrinform.com/photos/2023_01/thumb_files/630_360_1673921224-587.jpeg" text:style-name="Internet_20_link" text:visited-style-name="Visited_20_Internet_20_Link">
630_360_16739...</text:a>
']</text:p>
      <text:p text:style-name="P4">
Tags: ['Путін', 'Росія', 'Пригожин']</text:p>
      <text:p text:style-name="P4">
Type: Article</text:p>
      <!--METADATA-->
      <text:p text:style-name="P4">
<draw:frame draw:style-name="fr1" draw:name="Image20" text:anchor-type="as-char" svg:width="6.9236in" svg:height="3.956343in" draw:z-index="0">
<draw:image xlink:href="../Images/yкринформ/2023-06-26T-3-08-01-03-00/630_360_1673921224-587.jpeg" xlink:type="simple" xlink:show="embed" xlink:actuate="onLoad" draw:mime-type="image/jpeg"/>
</draw:frame>
Британський міністр закордонних справ Джеймс Клеверлі заявив, що припиненнязаколоту ПВК «Вагнер» на чолі з Євгеном Пригожиним є «безпрецедентнимвикликом» Володимиру Путіну.</text:p>
      <text:p text:style-name="P4">
Як передає Укрінформ, про це повідомляє  <text:a xlink:type="simple" xlink:href="https://www.reuters.com/world/europe/uks-cleverly-prigozhins-rebellion-is-an-unprecedented-challenge-russias-putin-2023-06-26/" text:style-name="Internet_20_link" text:visited-style-name="Visited_20_Internet_20_Link">
 Reuters</text:a>
 .</text:p>
      <text:p text:style-name="P4">
«Повстання Пригожина є безпрецедентним викликом владі президента Путіна, іочевидно, що в підтримці війни Росією з’являються тріщини», – сказав Клеверлі.</text:p>
      <text:p text:style-name="P4">
Він додав, що британський уряд вважає події в Росії 23-24 червня внутрішньоюсправою федерації.</text:p>
      <text:p text:style-name="P4">
«І, звичайно, керівництво <text:a xlink:type="simple" xlink:href="https://www.ukrinform.ua/tag-rosia" text:style-name="Internet_20_link" text:visited-style-name="Visited_20_Internet_20_Link">
 Росією </text:a>
 єсправою виключно російського народу», – наголосив політик.</text:p>
      <text:p text:style-name="P4">
За його словами, хоч Пригожин разом із найманцями «вчинили звірства в Україніта в інших місцях», очільник терористичного угруповання публічно заявив проневиправданість повномасштабного вторгнення в Україну у лютому минулого року.</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text:span text:style-name="T4">
Путін</text:span>
 а – Боррель </text:a>
</text:p>
      <text:p text:style-name="P4">
«Але він (Пригожин – ред.) сказав вголос те, у що ми вірили з початкуповномасштабного вторгнення Росії: що це вторгнення було невиправданим іспровокованим», – підкреслив очільник МЗС Британії.</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text:a>
 проти російського військовогокерівництва, зокрема проти міністра оборони РФ Сергія Шойгу.</text:p>
      <text:p text:style-name="P4">
У результаті наступу колона ПВК "Вагнер" дісталася Липецької області Росії, щоза 420 кілометрів від Москви.</text:p>
      <text:p text:style-name="P4">
Самопроголошений президент Білорусі Олександр Лукашенко провів переговори ззасновником ПВК "Вагнер" Євгеном Пригожиним, після чого останній заявив, щобійці угруповання повертаються до польових таборів.</text:p>
      <text:p text:style-name="P4">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Росіяни обстрілюють Сумщину з мінометів і САУ - понад 30 «прильотів» за день</text:span>
</text:h>
      <text:p text:style-name="P4">
Authors: Ukrinform (Person)</text:p>
      <text:p text:style-name="P4">
Publisher: Укринформ (Organization)</text:p>
      <text:p text:style-name="P4">
Published Time: 2023-06-26T-4:01:59+03:00</text:p>
      <text:p text:style-name="P4">
Modified Time: 2023-06-26T21:01:59+03:00</text:p>
      <text:p text:style-name="P4">
Description: Війська Російської Федерації впродовж дня, 26 червня обстрілювали прикордоння Сумської області. — Укрінформ.</text:p>
      <text:p text:style-name="P4">
Images: ['<text:a xlink:type="simple" xlink:href="https://static.ukrinform.com/photos/2023_01/thumb_files/630_360_1673260811-241.jpg" text:style-name="Internet_20_link" text:visited-style-name="Visited_20_Internet_20_Link">
630_360_16732...</text:a>
']</text:p>
      <text:p text:style-name="P4">
Tags: ['Обстріл', 'Сумщина', 'Війна з Росією']</text:p>
      <text:p text:style-name="P4">
Type: Article</text:p>
      <!--METADATA-->
      <text:p text:style-name="P4">
<draw:frame draw:style-name="fr1" draw:name="Image21" text:anchor-type="as-char" svg:width="6.9236in" svg:height="3.956343in" draw:z-index="0">
<draw:image xlink:href="../Images/yкринформ/2023-06-26T-4-01-59-03-00/630_360_1673260811-241.jpg" xlink:type="simple" xlink:show="embed" xlink:actuate="onLoad" draw:mime-type="image/jpeg"/>
</draw:frame>
 ВійськаРосійської Федерації впродовж дня, 26 червня обстрілювали прикордоння Сумськоїобласті.</text:p>
      <text:p text:style-name="P4">
Як передає Укрінформ, про це Оперативне командування "Північ" повідомляє у <text:a xlink:type="simple" xlink:href="https://t.me/ok_pivnich1/3509" text:style-name="Internet_20_link" text:visited-style-name="Visited_20_Internet_20_Link">
Телеграмі </text:a>
 .</text:p>
      <text:p text:style-name="P4">
З 03:45 до 04:00 зафіксовано 5 влучань, ймовірно з міномету калібру 120, врайоні населеного пункту Сорокіно.</text:p>
      <text:p text:style-name="P4">
З 11:45 до 11:50 зафіксовано 8 влучань, орієнтовно САУ, в район населеногопункту Кореньок.</text:p>
      <text:p text:style-name="P4">
<text:span text:style-name="T4">
Читайте також:</text:span>
 <text:a xlink:type="simple" xlink:href="https://www.ukrinform.ua/rubric-ato/3728027-armia-rf-obstrilala-selo-na-doneccini-e-zagiblij-ta-poranena.html" text:style-name="Internet_20_link" text:visited-style-name="Visited_20_Internet_20_Link">
 Армія РФ <text:span text:style-name="T4">
обстр</text:span>
 іляла село на Донеччині, є загиблий тапоранена </text:a>
</text:p>
      <text:p text:style-name="P4">
З 12:48 до 12:55 зафіксовано 6 влучань, орієнтовно з міномету, в районінаселеного пункту Ходине.</text:p>
      <text:p text:style-name="P4">
З 16:30 до 16:35 зафіксовано 12 влучань, ймовірно з міномету калібру 82 мм врайоні населеного пункту Середина-Буда.</text:p>
      <text:p text:style-name="P4">
Про втрати серед місцевого населення пошкодження цивільної інфраструктуриінформацію не надходила.</text:p>
      <text:p text:style-name="P4">
Як повідомляв Укрінформ, на <text:a xlink:type="simple" xlink:href="https://www.ukrinform.ua/tag-sumsina" text:style-name="Internet_20_link" text:visited-style-name="Visited_20_Internet_20_Link">
 Сумщині </text:a>
в лікарні <text:a xlink:type="simple" xlink:href="https://www.ukrinform.ua/rubric-regions/3727848-obstril-sumsini-u-likarni-pomerla-zinka-aka-naperedodni-distala-poranenna.html" text:style-name="Internet_20_link" text:visited-style-name="Visited_20_Internet_20_Link">
 померла 41-річна жінка </text:a>
 з Миропілля, яка зазнала поранень під час вчорашньогоартилерійського обстрілу росіянами.</text:p>
      <text:p text:style-name="P4">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Росія хоче зупинити український наступ будь-якою ціною – Маляр</text:span>
</text:h>
      <text:p text:style-name="P4">
Authors: Ukrinform (Person)</text:p>
      <text:p text:style-name="P4">
Publisher: Укринформ (Organization)</text:p>
      <text:p text:style-name="P4">
Published Time: 2023-06-26T-6:56:00+03:00</text:p>
      <text:p text:style-name="P4">
Modified Time: 2023-06-26T20:56:00+03:00</text:p>
      <text:p text:style-name="P4">
Description: Заступниця міністра оборони Ганна Маляр заявила, що Росія зараз хоче зупинити український наступ будь-якою ціною.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Війна з Росією', 'Ганна Маляр', 'Контрнаступ']</text:p>
      <text:p text:style-name="P4">
Type: Article</text:p>
      <!--METADATA-->
      <text:p text:style-name="P4">
<draw:frame draw:style-name="fr1" draw:name="Image22" text:anchor-type="as-char" svg:width="6.9236in" svg:height="3.956343in" draw:z-index="0">
<draw:image xlink:href="../Images/yкринформ/2023-06-26T-6-56-00-03-00/630_360_1686221008-699.jpg" xlink:type="simple" xlink:show="embed" xlink:actuate="onLoad" draw:mime-type="image/jpeg"/>
</draw:frame>
 Заступницяміністра оборони Ганна Маляр заявила, що Росія зараз хоче зупинити українськийнаступ будь-якою ціною.</text:p>
      <text:p text:style-name="P4">
Як передає Укрінформ, про це вона повідомила у  <text:a xlink:type="simple" xlink:href="https://t.me/annamaliar/887" text:style-name="Internet_20_link" text:visited-style-name="Visited_20_Internet_20_Link">
 Телеграмі</text:a>
 .</text:p>
      <text:p text:style-name="P4">
«Задача РФ зараз - зупинити наш наступ будь-якою ціною. Підривом дамб,замінуванням полів, безперервними обстрілами, диверсіями, інформаційнимнагнітанням і навіть «ядерною» риторикою. Це задача - максимум. Мінімум - якщоне зупинити, то суттєво ускладнити та загальмувати наше просування і тим часомпідготувати власний контрнаступ», - зазначила Маляр.</text:p>
      <text:p text:style-name="P4">
За її словами, для росіян мотивація «не втратити» захоплені землі, будепроявлена значно сильніше за мотивацію «захопити» землі. «Бо це їхня ментальнаспоконвічна травма», - зауважила Маляр.</text:p>
      <text:p text:style-name="P4">
<text:span text:style-name="T4">
Читайте також:</text:span>
 <text:a xlink:type="simple" xlink:href="https://www.ukrinform.ua/rubric-ato/3727659-zsu-na-pivdni-zvilnili-vid-voroga-130-kvadratnih-kilometriv-malar.html" text:style-name="Internet_20_link" text:visited-style-name="Visited_20_Internet_20_Link">
 ЗСУ на півдні звільнили від ворога 130 квадратнихкілометрів – Міноборони </text:a>
</text:p>
      <text:p text:style-name="P4">
«Вони психологічно легше переносять невдалий наступ, аніж втрату завойованихземель. Це деморалізує і демотивує їх непоправно. Вони потім самі не зберутьсвоє військо, бо бійці, як на Харківщині, почнуть масово відмовлятисявиконувати накази. Тож, ми повинні розуміти це», - підкреслила заступницяміністра.</text:p>
      <text:p text:style-name="P4">
Водночас, українським <text:a xlink:type="simple" xlink:href="https://www.ukrinform.ua/tag-vijskovi" text:style-name="Internet_20_link" text:visited-style-name="Visited_20_Internet_20_Link">
 військам </text:a>
зараз, справді, дуже важко.</text:p>
      <text:p text:style-name="P4">
«Але вони рухаються вперед. Впевнено. Бо ми ведемо справедливу війну. І вцьому наша сила», - наголосила Маляр.</text:p>
      <text:p text:style-name="P4">
Як повідомляв Укрінформ, російські війська зосереджують основні зусилля наЛиманському, Бахмутському та Мар’їнському напрямках - протягом доби  <text:a xlink:type="simple" xlink:href="https://www.ukrinform.ua/rubric-ato/3728008-na-shodi-jdut-boi-za-dobu-ponad-35-zitknen-na-troh-napramkah.html" text:style-name="Internet_20_link" text:visited-style-name="Visited_20_Internet_20_Link">
відбулося понад 35 бойових зіткнень </text:a>
.</text:p>
      <text:p text:style-name="P4">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Влада Бердянська підтвердила смерть двох підлітків, яких вбили росіяни</text:span>
</text:h>
      <text:p text:style-name="P4">
Authors: Ukrinform (Person)</text:p>
      <text:p text:style-name="P4">
Publisher: Укринформ (Organization)</text:p>
      <text:p text:style-name="P4">
Published Time: 2023-06-26T-7:45:00+03:00</text:p>
      <text:p text:style-name="P4">
Modified Time: 2023-06-26T20:45:00+03:00</text:p>
      <text:p text:style-name="P4">
Description: Бердянська міська військова адміністрація підтвердила смерть Тіграна Оганнісяна та Микити Ханганова, яких 24 червня вбили російські військові.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Бердянськ', 'Діти', 'Вбивство', 'Війна з Росією']</text:p>
      <text:p text:style-name="P4">
Type: Article</text:p>
      <!--METADATA-->
      <text:p text:style-name="P4">
<draw:frame draw:style-name="fr1" draw:name="Image23" text:anchor-type="as-char" svg:width="6.9236in" svg:height="3.956343in" draw:z-index="0">
<draw:image xlink:href="../Images/yкринформ/2023-06-26T-7-45-00-03-00/630_360_1617451171-445.jpg" xlink:type="simple" xlink:show="embed" xlink:actuate="onLoad" draw:mime-type="image/jpeg"/>
</draw:frame>
 Бердянськаміська військова адміністрація підтвердила смерть Тіграна Оганнісяна та МикитиХанганова, яких 24 червня вбили російські військові.</text:p>
      <text:p text:style-name="P4">
Відповідне повідомлення оприлюднене в  <text:a xlink:type="simple" xlink:href="https://t.me/berdmisk/3534" text:style-name="Internet_20_link" text:visited-style-name="Visited_20_Internet_20_Link">
 Телеграмі</text:a>
 Бердянської МВА, передає Укрінформ.</text:p>
      <text:p text:style-name="P4">
"На жаль, смерть Тіграна Оганнісяна та Микити Ханганова підтвердилася. Їхубили", - йдеться у дописі.</text:p>
      <text:p text:style-name="P4">
</text:p>
      <text:p text:style-name="P4">
Міська влада  <text:a xlink:type="simple" xlink:href="https://t.me/berdmisk/3535" text:style-name="Internet_20_link" text:visited-style-name="Visited_20_Internet_20_Link">
 закликала </text:a>
 наразі утриматися відзаяв стосовно вбивства підлітків: "Їхні рідні досі знаходяться на тимчасовоокупованій території, і передчасні заяви можуть нашкодити їхній безпеці тастановити загрозу для життя".</text:p>
      <text:p text:style-name="P4">
Своєю чергою, уповноважений Верховної Ради з прав людини Дмитро Лубінець вефірі телемарафону “ <text:a xlink:type="simple" xlink:href="https://www.youtube.com/watch" text:style-name="Internet_20_link" text:visited-style-name="Visited_20_Internet_20_Link">
 Єдині новини</text:a>
 ” заявив, що вкотре жоднаміжнародна інституція нічого не може зробити з Російською Федерацією, якаповодить себе як терорист.</text:p>
      <text:p text:style-name="P4">
"Ця країна себе поводить як терорист, не звертає увагу на жодні міжнародніконвенції, міжнародне гуманітарне право. Вони вкотре показали, що можуть вбитидвох українських дітей і роблять вигляд, що їм за це нічого не буде”, -наголосив омбудсмен.</text:p>
      <text:p text:style-name="P4">
Він повідомив, що Україна офіційно зверталась до Міжнародного комітетуЧервоного Хреста, щоб Росія терміново віддала тіла загиблих підлітків. Але, зайого словами, від МКЧХ офіційно відповіді немає.</text:p>
      <text:p text:style-name="P4">
<text:span text:style-name="T4">
Читайте також:</text:span>
 <text:a xlink:type="simple" xlink:href="https://www.ukrinform.ua/rubric-regions/3727998-ubivstvo-pidlitkiv-u-berdansku-pravozahisniki-vvazaut-vidpovidalnou-okupacijnu-vladu.html" text:style-name="Internet_20_link" text:visited-style-name="Visited_20_Internet_20_Link">
 Убивство підлітків у <text:span text:style-name="T4">
Бердянс</text:span>
 ьку: правозахисникивважають відповідальною окупаційну владу </text:a>
</text:p>
      <text:p text:style-name="P4">
“Але відповідь у них завжди однакова - нас не допустила російська сторона,тому ми не змогли виконати свій мандат. Ми не бачимо великого бажання впливатина росіян, щоб вони все ж таки допускали представників Міжнародного комітетуЧервоного Хреста до наших громадян, яких тисячами росіяни незаконно утримуютьу російських таборах”, - наголосив Лубінець.</text:p>
      <text:p text:style-name="P4">
Він зазначив, що поінформував про цю ситуацію міжнародні організації.</text:p>
      <text:p text:style-name="P4">
Раніше повідомлялося, що в окупованому Бердянську загарбники заявили про«ліквідацію двох проукраїнських терористів». Один із них — 16-річний ТігранОганнісян. МІПЛ зазначає, що другий <text:a xlink:type="simple" xlink:href="https://www.ukrinform.ua/tag-vbivstvo" text:style-name="Internet_20_link" text:visited-style-name="Visited_20_Internet_20_Link">
 убитий </text:a>
 — Микита Ханганов.</text:p>
      <text:p text:style-name="P4">
У мережі публікують, як стверджується, останнє відео, записане Тіграном. Наньому хлопець каже: «Усе, це смерть, пацани. Прощавайте. Слава Україні». Тодізапис обривається.</text:p>
      <text:p text:style-name="P4">
Тіграна Оганнісяна окупанти викрали ще у вересні 2022 року. Його разом з іншимпідлітком, Микитою Хангановим, звинуватили в тероризмі. За це їм загрожувало20-річне ув’язнення.</text:p>
      <text:p text:style-name="P4">
<text:span text:style-name="T4">
Читайте також:</text:span>
 <text:a xlink:type="simple" xlink:href="https://www.ukrinform.ua/rubric-regions/3727487-rodiciv-ubitih-u-berdansku-hlopciv-zagarbniki-dopituut-ta-obsukuut.html" text:style-name="Internet_20_link" text:visited-style-name="Visited_20_Internet_20_Link">
 Родичів убитих у <text:span text:style-name="T4">
Бердянс</text:span>
 ьку хлопців загарбникидопитують та обшукують </text:a>
</text:p>
      <text:p text:style-name="P4">
Європарламент у червні цього року вимагав від російської влади припинитипроцес проти дітей і дозволити їм виїхати на контрольовану Україною територію.</text:p>
      <text:p text:style-name="P4">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ЄС підтримує українську Формулу миру та просуватиме її у світі – Боррель</text:span>
</text:h>
      <text:p text:style-name="P4">
Authors: Ukrinform (Person)</text:p>
      <text:p text:style-name="P4">
Publisher: Укринформ (Organization)</text:p>
      <text:p text:style-name="P4">
Published Time: 2023-06-26T-8:31:49+03:00</text:p>
      <text:p text:style-name="P4">
Modified Time: 2023-06-26T20:31:49+03:00</text:p>
      <text:p text:style-name="P4">
Description: Європейський Союз підтримує українську «формулу миру» та просуватиме її у світі.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 'Формула миру']</text:p>
      <text:p text:style-name="P4">
Type: Article</text:p>
      <!--METADATA-->
      <text:p text:style-name="P4">
<draw:frame draw:style-name="fr1" draw:name="Image25" text:anchor-type="as-char" svg:width="6.9236in" svg:height="3.956343in" draw:z-index="0">
<draw:image xlink:href="../Images/yкринформ/2023-06-26T-8-31-49-03-00/630_360_1667561515-584.jpg" xlink:type="simple" xlink:show="embed" xlink:actuate="onLoad" draw:mime-type="image/jpeg"/>
</draw:frame>
Європейський Союз підтримує українську «формулу миру» та просуватиме її усвіті.</text:p>
      <text:p text:style-name="P4">
Про це на прессконференції у Люксембурзі за підсумками Ради міністрів ЄС іззакордонних справ сказав високий представник ЄС Жозеп Боррель, повідомляєкореспондент Укрінформу.</text:p>
      <text:p text:style-name="P4">
«Зрозуміло, що ми прагнемо миру. Ми продовжуватимемо глобальні контакти зметою пошуку тривалого миру для України у відповідності до принципів Хартії <text:a xlink:type="simple" xlink:href="https://www.ukrinform.ua/tag-oon" text:style-name="Internet_20_link" text:visited-style-name="Visited_20_Internet_20_Link">
ООН </text:a>
 . Ця зустріч (міністрів) є такожважливим моментом для консолідації підтримки з боку наших глобальнихпартнерів. Ми підтвердили підтримку «мирної формули», запропонованої Україною,і шукаємо якомога ширшої підтримки для неї. Це буде велика робота дляЄвропейської служби зовнішніх дій, а також для мене, щоб добитися підтримкидля України по всьому світу, підтримки для справедливого, чесного та тривалогомиру», - зауважив Боррель.</text:p>
      <text:p text:style-name="P4">
<text:span text:style-name="T4">
Читайте також:</text:span>
 <text:a xlink:type="simple" xlink:href="https://www.ukrinform.ua/rubric-polytics/3726984-u-danii-projde-zustric-sodo-ukrainskoi-formuli-miru.html" text:style-name="Internet_20_link" text:visited-style-name="Visited_20_Internet_20_Link">
 У Данії пройде зустріч щодо української <text:span text:style-name="T4">
Формул</text:span>
 и миру</text:a>
</text:p>
      <text:p text:style-name="P4">
Він додав, що після широкого обговорення ситуації в Україні та впливу на неїостанніх подій у Росії міністри дійшли розуміння необхідності подальшоїпідтримки України та її збільшення. Така допомога має надалі зростати у всіхвимірах, особливо – у військовій сфері.</text:p>
      <text:p text:style-name="P4">
«Ми були поінформовані про ситуацію на місцях міністром закордонних справДмитром Кулебою, обговорили, як виконати зобов’язання та відповісти на негайніпотреби як на короткий, так і на тривалий термін», - сказав високийпредставник ЄС.</text:p>
      <text:p text:style-name="P4">
Він зауважив, що 24 тисячі українських військових уже пройшли тренування врамках Допоміжної військової місії ЄС для України. Таким чином, кінцева метамісії - підготувати 30 тисяч українських військових до кінця року, за словамиБорреля, «є цілком досяжною».</text:p>
      <text:p text:style-name="P4">
<text:span text:style-name="T4">
Читайте також:</text:span>
 <text:a xlink:type="simple" xlink:href="https://www.ukrinform.ua/rubric-polytics/3726463-pare-uhvalila-rezoluciu-pro-povnu-pidtrimku-mirnogo-planu-zelenskogo.html" text:style-name="Internet_20_link" text:visited-style-name="Visited_20_Internet_20_Link">
 ПАРЄ підтримала <text:span text:style-name="T4">
формул</text:span>
 у миру Зеленського та вступУкраїни до НАТО </text:a>
</text:p>
      <text:p text:style-name="P4">
«Наша підтримка (для України – ред.) очевидна. Ми будемо відігравати свою рольта робити свій внесок у надання Україні запевнень з безпеки на тривалуперспективу, щоб допомогти захистити себе, бути здатною стримувати потенційніакти агресії в майбутньому та протидіяти зусиллям із дестабілізації. Мипродовжуватимемо військову допомогу, щоб прискорити їх оборонне виробництво,через тренувальні місії та через передання технологій», - заявив Боррель.</text:p>
      <text:p text:style-name="P4">
Як повідомлялося, сьогодні у Люксембурзі відбулася Рада міністрів ЄС іззакордонних справ, під час якої європейські урядовці розглянули питанняпродовження допомоги Україні в умовах дестабілізації внутрішньополітичноїситуації в Росії. Міністри обговорили ключові зовнішньополітичні пріоритетиЄвросоюзу напередодні зустрічі глав держав та урядів ЄС у форматі Європейськоїради, що відбудеться наприкінці тижня у Брюсселі.</text:p>
      <text:p text:style-name="P4">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У постраждалих від підриву Каховської ГЕС областях немає випадків холери - Одеська ОВА</text:span>
</text:h>
      <text:p text:style-name="P4">
Authors: Ukrinform (Person)</text:p>
      <text:p text:style-name="P4">
Publisher: Укринформ (Organization)</text:p>
      <text:p text:style-name="P4">
Published Time: 2023-06-26T-9:30:00+03:00</text:p>
      <text:p text:style-name="P4">
Modified Time: 2023-06-26T20:30:00+03:00</text:p>
      <text:p text:style-name="P4">
Description: Інформація про поширення холери в затоплених внаслідок підриву Каховської ГЕС регіонах є фейком. — Укрінформ.</text:p>
      <text:p text:style-name="P4">
Images: ['<text:a xlink:type="simple" xlink:href="https://static.ukrinform.com/photos/2023_06/thumb_files/630_360_1686682032-707.jpg" text:style-name="Internet_20_link" text:visited-style-name="Visited_20_Internet_20_Link">
630_360_16866...</text:a>
']</text:p>
      <text:p text:style-name="P4">
Tags: ['Фейк', 'Холера', 'Одещина', 'Каховська ГЕС']</text:p>
      <text:p text:style-name="P4">
Type: Article</text:p>
      <!--METADATA-->
      <text:p text:style-name="P4">
<draw:frame draw:style-name="fr1" draw:name="Image26" text:anchor-type="as-char" svg:width="6.9236in" svg:height="3.956343in" draw:z-index="0">
<draw:image xlink:href="../Images/yкринформ/2023-06-26T-9-30-00-03-00/630_360_1686682032-707.jpg" xlink:type="simple" xlink:show="embed" xlink:actuate="onLoad" draw:mime-type="image/jpeg"/>
</draw:frame>
 Інформаціяпро поширення холери в затоплених внаслідок підриву Каховської ГЕС регіонах єфейком.</text:p>
      <text:p text:style-name="P4">
Про це в <text:a xlink:type="simple" xlink:href="https://t.me/odeskaODA/1888" text:style-name="Internet_20_link" text:visited-style-name="Visited_20_Internet_20_Link">
 Телеграмі </text:a>
 написав голова ОдеськоїОВА Олег Кіпер, передає Укріноформ.</text:p>
      <text:p text:style-name="P4">
«Мережею масово шириться <text:a xlink:type="simple" xlink:href="https://www.ukrinform.ua/tag-fejk" text:style-name="Internet_20_link" text:visited-style-name="Visited_20_Internet_20_Link">
 фейк </text:a>
 щодоспалахів холери в областях, які постраждали від підтоплення. Повідомленнятакож адресно розсилаються користувачам через месенджери. Наголошуємо, що данаінформація не відповідає дійсності та є частиною ворожої ІПСО», - написавКіпер.</text:p>
      <text:p text:style-name="P4">
<text:span text:style-name="T4">
Читайте також:</text:span>
 <text:a xlink:type="simple" xlink:href="https://www.ukrinform.ua/rubric-health/3725723-ak-zahistis-vid-holeri.html" text:style-name="Internet_20_link" text:visited-style-name="Visited_20_Internet_20_Link">
 Як захиститись від <text:span text:style-name="T4">
холери</text:span>
</text:a>
</text:p>
      <text:p text:style-name="P4">
Він наголосив, що на сьогодні на територіях Херсонської, ЗапорізькоїМиколаївської, Дніпропетровської та Одеської областей не зареєстровано жодногопідтвердженого випадку холери.</text:p>
      <text:p text:style-name="P4">
Як повідомляв Укрінформ, у столиці якість питної води в нормі - <text:a xlink:type="simple" xlink:href="https://www.ukrinform.ua/rubric-kyiv/3727913-u-stolici-akist-pitnoi-vodi-v-normi-kmda-sprostuvala-fejk-pro-holernu-palicku.html" text:style-name="Internet_20_link" text:visited-style-name="Visited_20_Internet_20_Link">
 КМДАспростувала фейк про холерну паличку </text:a>
 .</text:p>
      <text:p text:style-name="P4">
Як повідомлялося, у ніч на 6 червня російські військові підірвали греблюКаховської ГЕС. Забруднені дніпровські води досягли Чорного моря наступногодня після вибуху.</text:p>
      <text:p text:style-name="P4">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Ukrainian air defense shot down 7 of 8 Shahed drones and 2 of 3 Kaliber cruise missiles, laun...</text:span>
</text:h>
      <text:p text:style-name="P4">
Authors: liveuamap (Language: en)</text:p>
      <text:p text:style-name="P4">
Time: 2023-06-26T01:12:15</text:p>
      <text:p text:style-name="P4">
Location: Odesa, Odessa Oblast (Latitude:46.48575 Longtitude:30.76824)</text:p>
      <text:p text:style-name="P4">
Videos: []</text:p>
      <text:p text:style-name="P4">
Images: ["<text:a xlink:type="simple" xlink:href="https://liveuamap.com/pics/2023/06/26/22571731_0.jpg" text:style-name="Internet_20_link" text:visited-style-name="Visited_20_Internet_20_Link">
22571731_0.jpg</text:a>
"]</text:p>
      <text:p text:style-name="P4">
Tags: []</text:p>
      <text:p text:style-name="P4">
ID: 22571731</text:p>
      <!--METADATA-->
      <text:p text:style-name="P4">
Ukrainian air defense shot down 7 of 8 Shahed drones and 2 of 3 Kaliber cruisemissiles, launched by Russia overnight</text:p>
      <text:p text:style-name="P4">
<draw:frame draw:style-name="fr1" draw:name="Image27" text:anchor-type="as-char" svg:width="6.9236in" svg:height="6.9236in" draw:z-index="0">
<draw:image xlink:href="../Images/liveuamap/2023-06-26T01-12-15/22571731_0.jpg" xlink:type="simple" xlink:show="embed" xlink:actuate="onLoad" draw:mime-type="image/jpeg"/>
</draw:frame>
</text:p>
      <text:p text:style-name="P4">
News Collection Link: <text:a xlink:type="simple" xlink:href="https:\/\/liveuamap.com\/en\/2023\/26-june-ukrainian-air-defense-shot-down-7-of-8-shahed-drones" text:style-name="Internet_20_link" text:visited-style-name="Visited_20_Internet_20_Link">
https:\/\/liveuamap.com\/en\/2023\/26-june-ukrainian-air-defense-shot-down-7-of-8-shahed-drones</text:a>
</text:p>
      <text:p text:style-name="P4">
Source: <text:a xlink:type="simple" xlink:href="https://t.me/kpszsu/2857" text:style-name="Internet_20_link" text:visited-style-name="Visited_20_Internet_20_Link">
https://t.me/kpszsu/2857</text:a>
</text:p>
      <!--NEWS-->
      <text:h text:style-name="P10" text:outline-level="1">
<text:span text:style-name="T4">
Counter-terrorism legal regime canceled in Moscow and Moscow region, Voronezh region - Russia...</text:span>
</text:h>
      <text:p text:style-name="P4">
Authors: liveuamap (Language: en)</text:p>
      <text:p text:style-name="P4">
Time: 2023-06-26T02:06:00</text:p>
      <text:p text:style-name="P4">
Location: Voronez, Voronezhskaya oblast' (Latitude:51.66148 Longtitude:39.19647)</text:p>
      <text:p text:style-name="P4">
Videos: []</text:p>
      <text:p text:style-name="P4">
Images: []</text:p>
      <text:p text:style-name="P4">
Tags: ["Central and Eastern Europe", "Russia"]</text:p>
      <text:p text:style-name="P4">
ID: 22571853</text:p>
      <!--METADATA-->
      <text:p text:style-name="P4">
Counter-terrorism legal regime canceled in Moscow and Moscow region, Voronezhregion - Russian counter-terrorism committee</text:p>
      <text:p text:style-name="P4">
News Collection Link: <text:a xlink:type="simple" xlink:href="https:\/\/liveuamap.com\/en\/2023\/26-june-counterterrorism-legal-regime-canceled-in-moscow" text:style-name="Internet_20_link" text:visited-style-name="Visited_20_Internet_20_Link">
https:\/\/liveuamap.com\/en\/2023\/26-june-counterterrorism-legal-regime-canceled-in-moscow</text:a>
</text:p>
      <text:p text:style-name="P4">
Source: <text:a xlink:type="simple" xlink:href="https://t.me/rusbrief/130316" text:style-name="Internet_20_link" text:visited-style-name="Visited_20_Internet_20_Link">
https://t.me/rusbrief/130316</text:a>
</text:p>
      <!--NEWS-->
      <text:h text:style-name="P10" text:outline-level="1">
<text:span text:style-name="T4">
As of Monday morning Russian FSB has not closed criminal case against Prigozhin</text:span>
</text:h>
      <text:p text:style-name="P4">
Authors: liveuamap (Language: en)</text:p>
      <text:p text:style-name="P4">
Time: 2023-06-26T04:18:00</text:p>
      <text:p text:style-name="P4">
Location: Moscow (Latitude:55.80224 Longtitude:37.70711)</text:p>
      <text:p text:style-name="P4">
Videos: []</text:p>
      <text:p text:style-name="P4">
Images: []</text:p>
      <text:p text:style-name="P4">
Tags: ["Russia", "Central and Eastern Europe"]</text:p>
      <text:p text:style-name="P4">
ID: 22571829</text:p>
      <!--METADATA-->
      <text:p text:style-name="P4">
As of Monday morning Russian FSB has not closed criminal case againstPrigozhin</text:p>
      <text:p text:style-name="P4">
News Collection Link: <text:a xlink:type="simple" xlink:href="https:\/\/liveuamap.com\/en\/2023\/26-june-as-of-monday-morning-russian-fsb-has-not-closed-criminal" text:style-name="Internet_20_link" text:visited-style-name="Visited_20_Internet_20_Link">
https:\/\/liveuamap.com\/en\/2023\/26-june-as-of-monday-morning-russian-fsb-has-not-closed-criminal</text:a>
</text:p>
      <text:p text:style-name="P4">
Source: <text:a xlink:type="simple" xlink:href="https://t.me/rusbrief/130344" text:style-name="Internet_20_link" text:visited-style-name="Visited_20_Internet_20_Link">
https://t.me/rusbrief/130344</text:a>
</text:p>
      <!--NEWS-->
      <text:h text:style-name="P10" text:outline-level="1">
<text:span text:style-name="T4">
At Kupiansk direction Russian army shelled Kolodyazne, Krasne Pershe, Fyholivka, Novomlynsk, ...</text:span>
</text:h>
      <text:p text:style-name="P4">
Authors: liveuamap (Language: en)</text:p>
      <text:p text:style-name="P4">
Time: 2023-06-26T04:38:00</text:p>
      <text:p text:style-name="P4">
Location: Kupiansk (Latitude:49.64007 Longtitude:37.90506)</text:p>
      <text:p text:style-name="P4">
Videos: []</text:p>
      <text:p text:style-name="P4">
Images: []</text:p>
      <text:p text:style-name="P4">
Tags: ["Russia"]</text:p>
      <text:p text:style-name="P4">
ID: 22571843</text:p>
      <!--METADATA-->
      <text:p text:style-name="P4">
At Kupiansk direction Russian army shelled Kolodyazne, Krasne Pershe,Fyholivka, Novomlynsk, Dvorichna, Zapadne, Masutivka, Kyslivka and Berestoveof Kharkiv region. Russian aviation conducted airstrikes at Kyslivka andKotlyarivka of Kharkiv region, - General Staff of Armed Forces of Ukraine saysin the morning report</text:p>
      <text:p text:style-name="P4">
News Collection Link: <text:a xlink:type="simple" xlink:href="https:\/\/liveuamap.com\/en\/2023\/26-june-at-kupiansk-direction-russian-army-shelled-kolodyazne" text:style-name="Internet_20_link" text:visited-style-name="Visited_20_Internet_20_Link">
https:\/\/liveuamap.com\/en\/2023\/26-june-at-kupiansk-direction-russian-army-shelled-kolodyazne</text:a>
</text:p>
      <text:p text:style-name="P4">
Source: <text:a xlink:type="simple" xlink:href="https://t.me/lumsrc/5192" text:style-name="Internet_20_link" text:visited-style-name="Visited_20_Internet_20_Link">
https://t.me/lumsrc/5192</text:a>
</text:p>
      <!--NEWS-->
      <text:h text:style-name="P10" text:outline-level="1">
<text:span text:style-name="T4">
At Shakhtarske direction Russian army shelled Paraskoviyivka, Novomykhaylivka, Vuhledar, Stor...</text:span>
</text:h>
      <text:p text:style-name="P4">
Authors: liveuamap (Language: en)</text:p>
      <text:p text:style-name="P4">
Time: 2023-06-26T04:39:00</text:p>
      <text:p text:style-name="P4">
Location: Velyka Novosilka (Latitude:47.79799 Longtitude:36.81593)</text:p>
      <text:p text:style-name="P4">
Videos: []</text:p>
      <text:p text:style-name="P4">
Images: []</text:p>
      <text:p text:style-name="P4">
Tags: ["Russia"]</text:p>
      <text:p text:style-name="P4">
ID: 22571834</text:p>
      <!--METADATA-->
      <text:p text:style-name="P4">
At Shakhtarske direction Russian army shelled Paraskoviyivka, Novomykhaylivka,Vuhledar, Storozheve, Makarivka, Novosilka and Novopil of Donetsk region.Russian aviation conducted airstrikes at Prechystivka and Blahodatne, -General Staff of Armed Forces of Ukraine says in the morning report</text:p>
      <text:p text:style-name="P4">
News Collection Link: <text:a xlink:type="simple" xlink:href="https:\/\/liveuamap.com\/en\/2023\/26-june-at-shakhtarske-direction-russian-army-shelled-paraskoviyivka" text:style-name="Internet_20_link" text:visited-style-name="Visited_20_Internet_20_Link">
https:\/\/liveuamap.com\/en\/2023\/26-june-at-shakhtarske-direction-russian-army-shelled-paraskoviyivka</text:a>
</text:p>
      <text:p text:style-name="P4">
Source: <text:a xlink:type="simple" xlink:href="https://t.me/lumsrc/5197" text:style-name="Internet_20_link" text:visited-style-name="Visited_20_Internet_20_Link">
https://t.me/lumsrc/5197</text:a>
</text:p>
      <!--NEWS-->
      <text:h text:style-name="P10" text:outline-level="1">
<text:span text:style-name="T4">
Josep Borrell: The Foreign Affairs Council starts with a VTC with @DmytroKuleba. Ukraine rema...</text:span>
</text:h>
      <text:p text:style-name="P4">
Authors: liveuamap (Language: en)</text:p>
      <text:p text:style-name="P4">
Time: 2023-06-26T05:10:55</text:p>
      <text:p text:style-name="P4">
Location: Luxembourg, District de Luxembourg (Latitude:49.61038 Longtitude:6.12883)</text:p>
      <text:p text:style-name="P4">
Videos: []</text:p>
      <text:p text:style-name="P4">
Images: ["<text:a xlink:type="simple" xlink:href="https://liveuamap.com/pics/2023/06/26/22571848_0.jpg" text:style-name="Internet_20_link" text:visited-style-name="Visited_20_Internet_20_Link">
22571848_0.jpg</text:a>
"]</text:p>
      <text:p text:style-name="P4">
Tags: ["Germany", "Europe"]</text:p>
      <text:p text:style-name="P4">
ID: 22571848</text:p>
      <!--METADATA-->
      <text:p text:style-name="P4">
Josep Borrell: The Foreign Affairs Council starts with a VTC with@DmytroKuleba. Ukraine remains our 1 priority. We are formally adopting todayour 2nd EPF top-up worth €3.5 billion. We will continue to double down on ourmilitary support on both equipment and training. For as long as it takes</text:p>
      <text:p text:style-name="P4">
<draw:frame draw:style-name="fr1" draw:name="Image28" text:anchor-type="as-char" svg:width="6.672227in" svg:height="10.0in" draw:z-index="0">
<draw:image xlink:href="../Images/liveuamap/2023-06-26T05-10-55/22571848_0.jpg" xlink:type="simple" xlink:show="embed" xlink:actuate="onLoad" draw:mime-type="image/jpeg"/>
</draw:frame>
</text:p>
      <text:p text:style-name="P4">
News Collection Link: <text:a xlink:type="simple" xlink:href="https:\/\/liveuamap.com\/en\/2023\/26-june-josep-borrell-the-foreign-affairs-council-starts" text:style-name="Internet_20_link" text:visited-style-name="Visited_20_Internet_20_Link">
https:\/\/liveuamap.com\/en\/2023\/26-june-josep-borrell-the-foreign-affairs-council-starts</text:a>
</text:p>
      <text:p text:style-name="P4">
Source: <text:a xlink:type="simple" xlink:href="https://twitter.com/JosepBorrellF/status/1673248296951742466" text:style-name="Internet_20_link" text:visited-style-name="Visited_20_Internet_20_Link">
https://twitter.com/JosepBorrellF/status/1673248296951742466</text:a>
</text:p>
      <!--NEWS-->
      <text:h text:style-name="P10" text:outline-level="1">
<text:span text:style-name="T4">
“The monster that Putin created with Wagner, the monster is biting him now. The monster is ac...</text:span>
</text:h>
      <text:p text:style-name="P4">
Authors: liveuamap (Language: en)</text:p>
      <text:p text:style-name="P4">
Time: 2023-06-26T05:14:06</text:p>
      <text:p text:style-name="P4">
Location: Luxembourg, District de Luxembourg (Latitude:49.61167 Longtitude:6.13)</text:p>
      <text:p text:style-name="P4">
Videos: []</text:p>
      <text:p text:style-name="P4">
Images: []</text:p>
      <text:p text:style-name="P4">
Tags: ["Europe", "Russia"]</text:p>
      <text:p text:style-name="P4">
ID: 22571852</text:p>
      <!--METADATA-->
      <text:p text:style-name="P4">
“The monster that Putin created with Wagner, the monster is biting him now.The monster is acting against his creator,” said @JosepBorrellF, the EU’schief diplomat. “[Putin’s] military power is cracking.”</text:p>
      <text:p text:style-name="P4">
News Collection Link: <text:a xlink:type="simple" xlink:href="https:\/\/liveuamap.com\/en\/2023\/26-june-the-monster-that-putin-created-with-wagner-the-monster" text:style-name="Internet_20_link" text:visited-style-name="Visited_20_Internet_20_Link">
https:\/\/liveuamap.com\/en\/2023\/26-june-the-monster-that-putin-created-with-wagner-the-monster</text:a>
</text:p>
      <text:p text:style-name="P4">
Source: <text:a xlink:type="simple" xlink:href="https://twitter.com/HenryJFoy/status/1673244333275766784" text:style-name="Internet_20_link" text:visited-style-name="Visited_20_Internet_20_Link">
https://twitter.com/HenryJFoy/status/1673244333275766784</text:a>
</text:p>
      <!--NEWS-->
      <text:h text:style-name="P10" text:outline-level="1">
<text:span text:style-name="T4">
Wagner's failed rebellion proves Putin's invasion was a mistake, - Stoltenberg</text:span>
</text:h>
      <text:p text:style-name="P4">
Authors: liveuamap (Language: en)</text:p>
      <text:p text:style-name="P4">
Time: 2023-06-26T05:21:37</text:p>
      <text:p text:style-name="P4">
Location: Brussel, Brussels Hoofdstedelijk Gewest (Latitude:50.8804 Longtitude:4.4244)</text:p>
      <text:p text:style-name="P4">
Videos: []</text:p>
      <text:p text:style-name="P4">
Images: []</text:p>
      <text:p text:style-name="P4">
Tags: ["Russia", "Europe"]</text:p>
      <text:p text:style-name="P4">
ID: 22571858</text:p>
      <!--METADATA-->
      <text:p text:style-name="P4">
Wagner's failed rebellion proves Putin's invasion was a mistake, - Stoltenberg</text:p>
      <text:p text:style-name="P4">
News Collection Link: <text:a xlink:type="simple" xlink:href="https:\/\/liveuamap.com\/en\/2023\/26-june-wagners-failed-rebellion-proves-putins-invasion-was" text:style-name="Internet_20_link" text:visited-style-name="Visited_20_Internet_20_Link">
https:\/\/liveuamap.com\/en\/2023\/26-june-wagners-failed-rebellion-proves-putins-invasion-was</text:a>
</text:p>
      <text:p text:style-name="P4">
Source: <text:a xlink:type="simple" xlink:href="https://twitter.com/RFI/status/1673259459542663168" text:style-name="Internet_20_link" text:visited-style-name="Visited_20_Internet_20_Link">
https://twitter.com/RFI/status/1673259459542663168</text:a>
</text:p>
      <!--NEWS-->
      <text:h text:style-name="P10" text:outline-level="1">
<text:span text:style-name="T4">
Increased activity of NATO aviation over Black Sea</text:span>
</text:h>
      <text:p text:style-name="P4">
Authors: liveuamap (Language: en)</text:p>
      <text:p text:style-name="P4">
Time: 2023-06-26T05:22:34</text:p>
      <text:p text:style-name="P4">
Location: Black Sea (Latitude:43.05133 Longtitude:30.71846)</text:p>
      <text:p text:style-name="P4">
Videos: []</text:p>
      <text:p text:style-name="P4">
Images: ["<text:a xlink:type="simple" xlink:href="https://liveuamap.com/pics/2023/06/26/22571859_0.jpg" text:style-name="Internet_20_link" text:visited-style-name="Visited_20_Internet_20_Link">
22571859_0.jpg</text:a>
"]</text:p>
      <text:p text:style-name="P4">
Tags: ["Central and Eastern Europe"]</text:p>
      <text:p text:style-name="P4">
ID: 22571859</text:p>
      <!--METADATA-->
      <text:p text:style-name="P4">
Increased activity of NATO aviation over Black Sea</text:p>
      <text:p text:style-name="P4">
<draw:frame draw:style-name="fr1" draw:name="Image29" text:anchor-type="as-char" svg:width="6.9236in" svg:height="3.894525in" draw:z-index="0">
<draw:image xlink:href="../Images/liveuamap/2023-06-26T05-22-34/22571859_0.jpg" xlink:type="simple" xlink:show="embed" xlink:actuate="onLoad" draw:mime-type="image/jpeg"/>
</draw:frame>
</text:p>
      <text:p text:style-name="P4">
News Collection Link: <text:a xlink:type="simple" xlink:href="https:\/\/liveuamap.com\/en\/2023\/26-june-increased-activity-of-nato-aviation-over-black-sea" text:style-name="Internet_20_link" text:visited-style-name="Visited_20_Internet_20_Link">
https:\/\/liveuamap.com\/en\/2023\/26-june-increased-activity-of-nato-aviation-over-black-sea</text:a>
</text:p>
      <text:p text:style-name="P4">
Source: <text:a xlink:type="simple" xlink:href="https://twitter.com/GDarkconrad/status/1673259895167000578" text:style-name="Internet_20_link" text:visited-style-name="Visited_20_Internet_20_Link">
https://twitter.com/GDarkconrad/status/1673259895167000578</text:a>
</text:p>
      <!--NEWS-->
      <text:h text:style-name="P10" text:outline-level="1">
<text:span text:style-name="T4">
Ukrainian military liberated Rivnopil of Donetsk region</text:span>
</text:h>
      <text:p text:style-name="P4">
Authors: liveuamap (Language: en)</text:p>
      <text:p text:style-name="P4">
Time: 2023-06-26T06:27:20</text:p>
      <text:p text:style-name="P4">
Location: Zaporizhzhia (Latitude:47.78629 Longtitude:36.70069)</text:p>
      <text:p text:style-name="P4">
Videos: []</text:p>
      <text:p text:style-name="P4">
Images: []</text:p>
      <text:p text:style-name="P4">
Tags: ["Europe", "Central and Eastern Europe"]</text:p>
      <text:p text:style-name="P4">
ID: 22571869</text:p>
      <!--METADATA-->
      <text:p text:style-name="P4">
Ukrainian military liberated Rivnopil of Donetsk region</text:p>
      <text:p text:style-name="P4">
News Collection Link: <text:a xlink:type="simple" xlink:href="https:\/\/liveuamap.com\/en\/2023\/26-june-ukrainian-military-liberated-rivnopil-of-donetsk" text:style-name="Internet_20_link" text:visited-style-name="Visited_20_Internet_20_Link">
https:\/\/liveuamap.com\/en\/2023\/26-june-ukrainian-military-liberated-rivnopil-of-donetsk</text:a>
</text:p>
      <text:p text:style-name="P4">
Source: <text:a xlink:type="simple" xlink:href="https://t.me/annamaliar/886" text:style-name="Internet_20_link" text:visited-style-name="Visited_20_Internet_20_Link">
https://t.me/annamaliar/886</text:a>
</text:p>
      <!--NEWS-->
      <text:h text:style-name="P10" text:outline-level="1">
<text:span text:style-name="T4">
Russian army shelled Bilozerka in Kherson region, wounding one person</text:span>
</text:h>
      <text:p text:style-name="P4">
Authors: liveuamap (Language: en)</text:p>
      <text:p text:style-name="P4">
Time: 2023-06-26T08:11:16</text:p>
      <text:p text:style-name="P4">
Location: Kherson (Latitude:46.62533 Longtitude:32.43937)</text:p>
      <text:p text:style-name="P4">
Videos: []</text:p>
      <text:p text:style-name="P4">
Images: []</text:p>
      <text:p text:style-name="P4">
Tags: ["Europe", "Central and Eastern Europe"]</text:p>
      <text:p text:style-name="P4">
ID: 22571877</text:p>
      <!--METADATA-->
      <text:p text:style-name="P4">
Russian army shelled Bilozerka in Kherson region, wounding one person</text:p>
      <text:p text:style-name="P4">
News Collection Link: <text:a xlink:type="simple" xlink:href="https:\/\/liveuamap.com\/en\/2023\/26-june-russian-army-shelled-bilozerka-in-kherson-region" text:style-name="Internet_20_link" text:visited-style-name="Visited_20_Internet_20_Link">
https:\/\/liveuamap.com\/en\/2023\/26-june-russian-army-shelled-bilozerka-in-kherson-region</text:a>
</text:p>
      <text:p text:style-name="P4">
Source: <text:a xlink:type="simple" xlink:href="https://twitter.com/ukrpravda_news/status/1673301225071169541" text:style-name="Internet_20_link" text:visited-style-name="Visited_20_Internet_20_Link">
https://twitter.com/ukrpravda_news/status/1673301225071169541</text:a>
</text:p>
      <!--NEWS-->
      <text:h text:style-name="P10" text:outline-level="1">
<text:span text:style-name="T4">
2 person killed, 1 wounded as result of Russian army shelling in Nikopol</text:span>
</text:h>
      <text:p text:style-name="P4">
Authors: liveuamap (Language: en)</text:p>
      <text:p text:style-name="P4">
Time: 2023-06-26T09:37:58</text:p>
      <text:p text:style-name="P4">
Location: Zaporizhia (Latitude:47.56518 Longtitude:34.39716)</text:p>
      <text:p text:style-name="P4">
Videos: []</text:p>
      <text:p text:style-name="P4">
Images: []</text:p>
      <text:p text:style-name="P4">
Tags: ["Europe", "Central and Eastern Europe"]</text:p>
      <text:p text:style-name="P4">
ID: 22571883</text:p>
      <!--METADATA-->
      <text:p text:style-name="P4">
2 person killed, 1 wounded as result of Russian army shelling in Nikopol</text:p>
      <text:p text:style-name="P4">
News Collection Link: <text:a xlink:type="simple" xlink:href="https:\/\/liveuamap.com\/en\/2023\/26-june-2-person-killed-1-wounded-as-result-of-russian-army" text:style-name="Internet_20_link" text:visited-style-name="Visited_20_Internet_20_Link">
https:\/\/liveuamap.com\/en\/2023\/26-june-2-person-killed-1-wounded-as-result-of-russian-army</text:a>
</text:p>
      <text:p text:style-name="P4">
Source: <text:a xlink:type="simple" xlink:href="https://t.me/UkraineNow/35301" text:style-name="Internet_20_link" text:visited-style-name="Visited_20_Internet_20_Link">
https://t.me/UkraineNow/35301</text:a>
</text:p>
      <!--NEWS-->
      <text:h text:style-name="P10" text:outline-level="1">
<text:span text:style-name="T4">
Construction of new military field camps started near Asipovichy of Mahyliw region of Belarus...</text:span>
</text:h>
      <text:p text:style-name="P4">
Authors: liveuamap (Language: en)</text:p>
      <text:p text:style-name="P4">
Time: 2023-06-26T09:45:47</text:p>
      <text:p text:style-name="P4">
Location: Asipovichy (Latitude:53.29128 Longtitude:28.44858)</text:p>
      <text:p text:style-name="P4">
Videos: []</text:p>
      <text:p text:style-name="P4">
Images: ["<text:a xlink:type="simple" xlink:href="https://liveuamap.com/pics/2023/06/26/22571884_0.jpg" text:style-name="Internet_20_link" text:visited-style-name="Visited_20_Internet_20_Link">
22571884_0.jpg</text:a>
"]</text:p>
      <text:p text:style-name="P4">
Tags: ["Central and Eastern Europe", "Belarus"]</text:p>
      <text:p text:style-name="P4">
ID: 22571884</text:p>
      <!--METADATA-->
      <text:p text:style-name="P4">
Construction of new military field camps started near Asipovichy of Mahyliwregion of Belarus, reportedly to host 8000 Wagner troops</text:p>
      <text:p text:style-name="P4">
<draw:frame draw:style-name="fr1" draw:name="Image30" text:anchor-type="as-char" svg:width="6.9236in" svg:height="3.851253in" draw:z-index="0">
<draw:image xlink:href="../Images/liveuamap/2023-06-26T09-45-47/22571884_0.jpg" xlink:type="simple" xlink:show="embed" xlink:actuate="onLoad" draw:mime-type="image/jpeg"/>
</draw:frame>
</text:p>
      <text:p text:style-name="P4">
News Collection Link: <text:a xlink:type="simple" xlink:href="https:\/\/liveuamap.com\/en\/2023\/26-june-construction-of-new-military-field-camps-started" text:style-name="Internet_20_link" text:visited-style-name="Visited_20_Internet_20_Link">
https:\/\/liveuamap.com\/en\/2023\/26-june-construction-of-new-military-field-camps-started</text:a>
</text:p>
      <text:p text:style-name="P4">
Source: <text:a xlink:type="simple" xlink:href="https://t.me/svobodnieslova/2297" text:style-name="Internet_20_link" text:visited-style-name="Visited_20_Internet_20_Link">
https://t.me/svobodnieslova/2297</text:a>
</text:p>
      <!--NEWS-->
      <text:h text:style-name="P10" text:outline-level="1">
<text:span text:style-name="T4">
Зеленський відвідав передові позиції ЗСУ на Бердянському напрямку</text:span>
</text:h>
      <text:p text:style-name="P4">
Authors: Ukrinform (Person)</text:p>
      <text:p text:style-name="P4">
Publisher: Укринформ (Organization)</text:p>
      <text:p text:style-name="P4">
Published Time: 2023-06-26T0:15:00+03:00</text:p>
      <text:p text:style-name="P4">
Modified Time: 2023-06-26T21:15:00+03:00</text:p>
      <text:p text:style-name="P4">
Description: Президент Володимир Зеленський відвідав передові позиції українських військ на Бердянському напрямку. — Укрінформ.</text:p>
      <text:p text:style-name="P4">
Images: ['<text:a xlink:type="simple" xlink:href="https://static.ukrinform.com/photos/2023_06/thumb_files/630_360_1687804863-243.png" text:style-name="Internet_20_link" text:visited-style-name="Visited_20_Internet_20_Link">
630_360_16878...</text:a>
']</text:p>
      <text:p text:style-name="P4">
Tags: ['Бердянськ', 'ЗСУ', 'Зеленський']</text:p>
      <text:p text:style-name="P4">
Type: Article</text:p>
      <!--METADATA-->
      <text:p text:style-name="P4">
<draw:frame draw:style-name="fr1" draw:name="Image31" text:anchor-type="as-char" svg:width="6.9236in" svg:height="3.956343in" draw:z-index="0">
<draw:image xlink:href="../Images/yкринформ/2023-06-26T0-15-00-03-00/630_360_1687804863-243.png" xlink:type="simple" xlink:show="embed" xlink:actuate="onLoad" draw:mime-type="image/png"/>
</draw:frame>
 ПрезидентВолодимир Зеленський відвідав передові позиції українських військ наБердянському напрямку.</text:p>
      <text:p text:style-name="P4">
Як передає Укрінформ, про це Зеленський написав у <text:a xlink:type="simple" xlink:href="https://t.me/V_Zelenskiy_official/6721" text:style-name="Internet_20_link" text:visited-style-name="Visited_20_Internet_20_Link">
 Телеграмі</text:a>
 .</text:p>
      <text:p text:style-name="P4">
"Передові позиції українських військ на Бердянському напрямку. Дуже важливосьогодні бути тут. Особливо приємно вітати 3-й батальйон Окремоїпрезидентської бригади імені гетьмана Богдана Хмельницького Сухопутних військЗбройних Сил України", - зазначив Зеленський.</text:p>
      <text:p text:style-name="P4">
Відео: <text:a xlink:type="simple" xlink:href="https://t.me/V_Zelenskiy_official/6721" text:style-name="Internet_20_link" text:visited-style-name="Visited_20_Internet_20_Link">
 Офіс Президента </text:a>
</text:p>
      <text:p text:style-name="P4">
<text:span text:style-name="T4">
Читайте також:</text:span>
 <text:a xlink:type="simple" xlink:href="https://www.ukrinform.ua/rubric-regions/3727966-zelenskij-pospilkuvavsa-z-vijskovimi-na-zapravci-v-doneckij-oblasti.html" text:style-name="Internet_20_link" text:visited-style-name="Visited_20_Internet_20_Link">
 <text:span text:style-name="T4">
Зеленський</text:span>
 поспілкувався з військовими на заправці вДонецькій області </text:a>
</text:p>
      <text:p text:style-name="P4">
Він подякував військовим за те, що захищають Україну, борються за їїнезалежність і свободу – "свободу для кожного і кожної з нас".</text:p>
      <text:p text:style-name="P4">
"Бережіть себе. Збережете своє життя – збережете Україну", - наголосивПрезидент.</text:p>
      <text:p text:style-name="P4">
</text:p>
      <text:p text:style-name="P4">
<text:a xlink:type="simple" xlink:href="https://static.ukrinform.com/photos/2023_06/1687805044-3888.png" text:style-name="Internet_20_link" text:visited-style-name="Visited_20_Internet_20_Link">
 </text:a>
 <text:a xlink:type="simple" xlink:href="https://static.ukrinform.com/photos/2023_06/1687803983-9669.jpeg" text:style-name="Internet_20_link" text:visited-style-name="Visited_20_Internet_20_Link">
</text:a>
 <text:a xlink:type="simple" xlink:href="https://static.ukrinform.com/photos/2023_06/1687805042-1778.png" text:style-name="Internet_20_link" text:visited-style-name="Visited_20_Internet_20_Link">
</text:a>
 <text:a xlink:type="simple" xlink:href="https://static.ukrinform.com/photos/2023_06/1687805042-2622.png" text:style-name="Internet_20_link" text:visited-style-name="Visited_20_Internet_20_Link">
</text:a>
 <text:a xlink:type="simple" xlink:href="https://static.ukrinform.com/photos/2023_06/1687803982-4785.jpeg" text:style-name="Internet_20_link" text:visited-style-name="Visited_20_Internet_20_Link">
</text:a>
 <text:a xlink:type="simple" xlink:href="https://static.ukrinform.com/photos/2023_06/1687803983-2142.jpeg" text:style-name="Internet_20_link" text:visited-style-name="Visited_20_Internet_20_Link">
</text:a>
 <text:a xlink:type="simple" xlink:href="https://static.ukrinform.com/photos/2023_06/1687803983-6047.jpeg" text:style-name="Internet_20_link" text:visited-style-name="Visited_20_Internet_20_Link">
</text:a>
 <text:a xlink:type="simple" xlink:href="https://static.ukrinform.com/photos/2023_06/1687803983-5671.jpeg" text:style-name="Internet_20_link" text:visited-style-name="Visited_20_Internet_20_Link">
</text:a>
 <text:a xlink:type="simple" xlink:href="https://static.ukrinform.com/photos/2023_06/1687803983-7301.jpeg" text:style-name="Internet_20_link" text:visited-style-name="Visited_20_Internet_20_Link">
</text:a>
 <text:a xlink:type="simple" xlink:href="https://static.ukrinform.com/photos/2023_06/1687805041-2158.png" text:style-name="Internet_20_link" text:visited-style-name="Visited_20_Internet_20_Link">
</text:a>
 <text:a xlink:type="simple" xlink:href="https://static.ukrinform.com/photos/2023_06/1687805042-3139.png" text:style-name="Internet_20_link" text:visited-style-name="Visited_20_Internet_20_Link">
</text:a>
 <text:a xlink:type="simple" xlink:href="https://static.ukrinform.com/photos/2023_06/1687805042-8998.png" text:style-name="Internet_20_link" text:visited-style-name="Visited_20_Internet_20_Link">
</text:a>
 <text:a xlink:type="simple" xlink:href="https://static.ukrinform.com/photos/2023_06/1687805042-6086.png" text:style-name="Internet_20_link" text:visited-style-name="Visited_20_Internet_20_Link">
</text:a>
</text:p>
      <text:p text:style-name="P4">
Як повідомляв Укрінформ, під час робочої поїздки на Донеччину ПрезидентУкраїни Володимир <text:a xlink:type="simple" xlink:href="https://www.ukrinform.ua/rubric-ato/3727956-zelenskij-nagorodiv-bijciv-ugrupovanna-vijsk-hortica.html" text:style-name="Internet_20_link" text:visited-style-name="Visited_20_Internet_20_Link">
 Зеленський нагородив бійців</text:a>
 підрозділів оперативно-стратегічногоугруповання військ "Хортиця".</text:p>
      <text:p text:style-name="P4">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В Амстердамі змінили назву «Ермітажу» після розриву зв’язків з Росією</text:span>
</text:h>
      <text:p text:style-name="P4">
Authors: Ukrinform (Person)</text:p>
      <text:p text:style-name="P4">
Publisher: Укринформ (Organization)</text:p>
      <text:p text:style-name="P4">
Published Time: 2023-06-26T10:15:00+03:00</text:p>
      <text:p text:style-name="P4">
Modified Time: 2023-06-26T22:15:00+03:00</text:p>
      <text:p text:style-name="P4">
Description: Директор Аннабель Бірні повідомила, що амстердамський музей «Ермітаж» змінить назву на «H`ART Museum» 1 вересня у зв’язку із розривом зв’язків із російським музеєм у Санкт-Петербурзі після повномасштабного вторгнення Росії в Україну. — Укрінформ.</text:p>
      <text:p text:style-name="P4">
Images: ['<text:a xlink:type="simple" xlink:href="https://static.ukrinform.com/photos/2023_06/thumb_files/630_360_1687806759-826.jpeg" text:style-name="Internet_20_link" text:visited-style-name="Visited_20_Internet_20_Link">
630_360_16878...</text:a>
']</text:p>
      <text:p text:style-name="P4">
Tags: ['Музей', 'Нідерланди', 'Росія', 'Амстердам']</text:p>
      <text:p text:style-name="P4">
Type: Article</text:p>
      <!--METADATA-->
      <text:p text:style-name="P4">
<draw:frame draw:style-name="fr1" draw:name="Image46" text:anchor-type="as-char" svg:width="6.9236in" svg:height="3.956343in" draw:z-index="0">
<draw:image xlink:href="../Images/yкринформ/2023-06-26T10-15-00-03-00/630_360_1687806759-826.jpeg" xlink:type="simple" xlink:show="embed" xlink:actuate="onLoad" draw:mime-type="image/jpeg"/>
</draw:frame>
 ДиректорАннабель Бірні повідомила, що амстердамський музей «Ермітаж» змінить назву на«H`ART Museum» 1 вересня у зв’язку із розривом зв’язків із російським музеєм уСанкт-Петербурзі після повномасштабного вторгнення Росії в Україну.</text:p>
      <text:p text:style-name="P4">
Як передає Укрінформ, про це повідомляє  <text:a xlink:type="simple" xlink:href="https://nordot.app/1046056155920334854" text:style-name="Internet_20_link" text:visited-style-name="Visited_20_Internet_20_Link">
 dpa</text:a>
 .</text:p>
      <text:p text:style-name="P4">
Зазначається, що надалі художній та культурно-історичний <text:a xlink:type="simple" xlink:href="https://www.ukrinform.ua/tag-muzej" text:style-name="Internet_20_link" text:visited-style-name="Visited_20_Internet_20_Link">
 музей</text:a>
 співпрацюватиме з трьома міжнароднимипартнерами – Британським музеєм (Лондон), Центром Помпіду (Париж) таСмітсонівським музеєм американського мистецтва (Вашингтон).</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text:p>
      <text:p text:style-name="P4">
За словами Бірні, спільно з міжнародними партнерами плануються «великі художнівиставки та інтимні презентації».</text:p>
      <text:p text:style-name="P4">
Перша велика виставка у музеї «H`ART Museum» запланована на середину 2024року. Вона включатиме роботи російського художника Василя Кадинського.</text:p>
      <text:p text:style-name="P4">
У 2026 році відбудеться показ виставки Британського музею «Жіноча сила».</text:p>
      <text:p text:style-name="P4">
Як повідомляв Укрінформ, Верховний суд Нідерландів схвалив рішення щодо  <text:a xlink:type="simple" xlink:href="https://www.ukrinform.ua/rubric-crimea/3720487-povernenna-skifskogo-zolota-verhovnij-sud-niderlandiv-stav-na-bik-ukraini.html" text:style-name="Internet_20_link" text:visited-style-name="Visited_20_Internet_20_Link">
повернення Україні «скіфського золота» </text:a>
 .</text:p>
      <text:p text:style-name="P4">
_ Фото з відкритих джерел  _</text:p>
      <text:p text:style-name="P4">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Explosions reported at military warehouses in Crimea</text:span>
</text:h>
      <text:p text:style-name="P4">
Authors: liveuamap (Language: en)</text:p>
      <text:p text:style-name="P4">
Time: 2023-06-26T10:28:01</text:p>
      <text:p text:style-name="P4">
Location: Crimea (Latitude:45.25628 Longtitude:35.14938)</text:p>
      <text:p text:style-name="P4">
Videos: []</text:p>
      <text:p text:style-name="P4">
Images: ["<text:a xlink:type="simple" xlink:href="https://liveuamap.com/pics/2023/06/26/22571888_0.jpg" text:style-name="Internet_20_link" text:visited-style-name="Visited_20_Internet_20_Link">
22571888_0.jpg</text:a>
"]</text:p>
      <text:p text:style-name="P4">
Tags: ["Europe", "Central and Eastern Europe"]</text:p>
      <text:p text:style-name="P4">
ID: 22571888</text:p>
      <!--METADATA-->
      <text:p text:style-name="P4">
Explosions reported at military warehouses in Crimea</text:p>
      <text:p text:style-name="P4">
<draw:frame draw:style-name="fr1" draw:name="Image47" text:anchor-type="as-char" svg:width="6.9236in" svg:height="4.862079in" draw:z-index="0">
<draw:image xlink:href="../Images/liveuamap/2023-06-26T10-28-01/22571888_0.jpg" xlink:type="simple" xlink:show="embed" xlink:actuate="onLoad" draw:mime-type="image/jpeg"/>
</draw:frame>
</text:p>
      <text:p text:style-name="P4">
News Collection Link: <text:a xlink:type="simple" xlink:href="https:\/\/liveuamap.com\/en\/2023\/26-june-explosions-reported-at-military-warehouses-in-crimea" text:style-name="Internet_20_link" text:visited-style-name="Visited_20_Internet_20_Link">
https:\/\/liveuamap.com\/en\/2023\/26-june-explosions-reported-at-military-warehouses-in-crimea</text:a>
</text:p>
      <text:p text:style-name="P4">
Source: <text:a xlink:type="simple" xlink:href="https://twitter.com/Shtirlitz53/status/1673334878157303814" text:style-name="Internet_20_link" text:visited-style-name="Visited_20_Internet_20_Link">
https://twitter.com/Shtirlitz53/status/1673334878157303814</text:a>
</text:p>
      <!--NEWS-->
      <text:h text:style-name="P10" text:outline-level="1">
<text:span text:style-name="T4">
2 person killed, 9 wounded as result of shelling in Oleshky in occupied part of Kherson region</text:span>
</text:h>
      <text:p text:style-name="P4">
Authors: liveuamap (Language: en)</text:p>
      <text:p text:style-name="P4">
Time: 2023-06-26T10:33:12</text:p>
      <text:p text:style-name="P4">
Location: Kherson (Latitude:46.6294 Longtitude:32.7269)</text:p>
      <text:p text:style-name="P4">
Videos: []</text:p>
      <text:p text:style-name="P4">
Images: []</text:p>
      <text:p text:style-name="P4">
Tags: ["Europe"]</text:p>
      <text:p text:style-name="P4">
ID: 22571889</text:p>
      <!--METADATA-->
      <text:p text:style-name="P4">
2 person killed, 9 wounded as result of shelling in Oleshky in occupied partof Kherson region</text:p>
      <text:p text:style-name="P4">
News Collection Link: <text:a xlink:type="simple" xlink:href="https:\/\/liveuamap.com\/en\/2023\/26-june-2-person-killed-9-wounded-as-result-of-shelling-in" text:style-name="Internet_20_link" text:visited-style-name="Visited_20_Internet_20_Link">
https:\/\/liveuamap.com\/en\/2023\/26-june-2-person-killed-9-wounded-as-result-of-shelling-in</text:a>
</text:p>
      <text:p text:style-name="P4">
Source: <text:a xlink:type="simple" xlink:href="https://t.me/suspilnekherson/28383" text:style-name="Internet_20_link" text:visited-style-name="Visited_20_Internet_20_Link">
https://t.me/suspilnekherson/28383</text:a>
</text:p>
      <!--NEWS-->
      <text:h text:style-name="P10" text:outline-level="1">
<text:span text:style-name="T4">
Штати продовжать санкційний тиск на ПВК «Вагнер» - Білий дім</text:span>
</text:h>
      <text:p text:style-name="P4">
Authors: Ukrinform (Person)</text:p>
      <text:p text:style-name="P4">
Publisher: Укринформ (Organization)</text:p>
      <text:p text:style-name="P4">
Published Time: 2023-06-26T11:24:00+03:00</text:p>
      <text:p text:style-name="P4">
Modified Time: 2023-06-26T22:24:00+03:00</text:p>
      <text:p text:style-name="P4">
Description: Уряд США продовжуватиме чинити санкційний тиск на ПВК «Вагнер» на чолі з Пригожиним, аби позбавити це угруповання змоги сіяти хаос та насильство по всьому світу.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Санкції', 'США', 'ПВК "Вагнера"', 'Білий дім']</text:p>
      <text:p text:style-name="P4">
Type: Article</text:p>
      <!--METADATA-->
      <text:p text:style-name="P4">
<draw:frame draw:style-name="fr1" draw:name="Image48" text:anchor-type="as-char" svg:width="6.9236in" svg:height="3.956343in" draw:z-index="0">
<draw:image xlink:href="../Images/yкринформ/2023-06-26T11-24-00-03-00/630_360_1682353688-641.jpg" xlink:type="simple" xlink:show="embed" xlink:actuate="onLoad" draw:mime-type="image/jpeg"/>
</draw:frame>
 Уряд СШАпродовжуватиме чинити санкційний тиск на ПВК «Вагнер» на чолі з Пригожиним,аби позбавити це угруповання змоги сіяти хаос та насильство по всьому світу.</text:p>
      <text:p text:style-name="P4">
Про це заявив на брифінгу у Вашингтоні координатор Ради Нацбезпеки Білого домуДжон Кірбі, передає власний кореспондент Укрінформу.</text:p>
      <text:p text:style-name="P4">
«Ми надалі вживатимемо відповідних заходів, щоб обмежити їхню здатністьпродовжувати сіяти хаос і насильство, де б вони не були», - сказав представникадміністрації Байдена.</text:p>
      <text:p text:style-name="P4">
Він нагадав, що стосовно <text:a xlink:type="simple" xlink:href="https://www.ukrinform.ua/tag-pvk-vagnera" text:style-name="Internet_20_link" text:visited-style-name="Visited_20_Internet_20_Link">
 ПВК «Вагнер» </text:a>
 були застосовані санкції як проти транснаціонального злочинногоугруповання. Водночас ця військова компанія продовжує діяти не лише в Україні,а й у країнах Африки, інших регіонах.</text:p>
      <text:p text:style-name="P4">
<text:span text:style-name="T4">
Читайте також:</text:span>
 <text:a xlink:type="simple" xlink:href="https://www.ukrinform.ua/rubric-world/3727638-pisla-zakolotu-prigozina-putin-i-jogo-urad-pohitnulisa-eksdirektor-cru.html" text:style-name="Internet_20_link" text:visited-style-name="Visited_20_Internet_20_Link">
 Після заколоту Пригожина Путін і його уряд похитнулися -ексдиректор ЦРУ </text:a>
</text:p>
      <text:p text:style-name="P4">
Кірбі зауважив, що наразі зарано робити оцінки й прогнози, як «Вагнер» та йоговатажки діятимуть далі. Він також додав, що не знає, де зараз перебуваєПригожин.</text:p>
      <text:p text:style-name="P4">
Як повідомляв Укрінформ, напередодні <text:a xlink:type="simple" xlink:href="http://www.ukrinform.ua/rubric-world/3727554-blinken-pro-zakolot-prigozina-ne-dumau-so-mi-bacili-finalnij-akt.html" text:style-name="Internet_20_link" text:visited-style-name="Visited_20_Internet_20_Link">
 держсекретар США Ентоні Блінкен заявив</text:a>
 , що військовий заколот найманців зПВК «Вагнер» на чолі з Пригожиним проти Кремля продемонстрував «тріщини» увладі Путіна. Водночас глава американської дипломатії висловив упевненість, щофінальний акт розвитку ситуації в Росії ще попереду.</text:p>
      <text:p text:style-name="P4">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Prigozhin: Lukashenka proposed a decision to continue the work of Wagner PMC in legal jurisdi...</text:span>
</text:h>
      <text:p text:style-name="P4">
Authors: liveuamap (Language: en)</text:p>
      <text:p text:style-name="P4">
Time: 2023-06-26T11:38:20</text:p>
      <text:p text:style-name="P4">
Location: Asipovichy (Latitude:53.28712 Longtitude:28.41623)</text:p>
      <text:p text:style-name="P4">
Videos: []</text:p>
      <text:p text:style-name="P4">
Images: []</text:p>
      <text:p text:style-name="P4">
Tags: ["Russia", "Belarus"]</text:p>
      <text:p text:style-name="P4">
ID: 22571891</text:p>
      <!--METADATA-->
      <text:p text:style-name="P4">
Prigozhin: Lukashenka proposed a decision to continue the work of Wagner PMCin legal jurisdiction</text:p>
      <text:p text:style-name="P4">
News Collection Link: <text:a xlink:type="simple" xlink:href="https:\/\/liveuamap.com\/en\/2023\/26-june-prigozhin-lukashenka-proposed-a-decision-to-continue" text:style-name="Internet_20_link" text:visited-style-name="Visited_20_Internet_20_Link">
https:\/\/liveuamap.com\/en\/2023\/26-june-prigozhin-lukashenka-proposed-a-decision-to-continue</text:a>
</text:p>
      <text:p text:style-name="P4">
Source: <text:a xlink:type="simple" xlink:href="https://t.me/rusbrief/130523" text:style-name="Internet_20_link" text:visited-style-name="Visited_20_Internet_20_Link">
https://t.me/rusbrief/130523</text:a>
</text:p>
      <!--NEWS-->
      <text:h text:style-name="P10" text:outline-level="1">
<text:span text:style-name="T4">
Prigozhin on the reasons for the abortion of the "march of justice": when the first assault d...</text:span>
</text:h>
      <text:p text:style-name="P4">
Authors: liveuamap (Language: en)</text:p>
      <text:p text:style-name="P4">
Time: 2023-06-26T11:41:32</text:p>
      <text:p text:style-name="P4">
Location: Asipovichy (Latitude:53.28789 Longtitude:28.42433)</text:p>
      <text:p text:style-name="P4">
Videos: []</text:p>
      <text:p text:style-name="P4">
Images: []</text:p>
      <text:p text:style-name="P4">
Tags: ["Russia", "Belarus"]</text:p>
      <text:p text:style-name="P4">
ID: 22571892</text:p>
      <!--METADATA-->
      <text:p text:style-name="P4">
Prigozhin on the reasons for the abortion of the "march of justice": when thefirst assault detachment approached Moscow, it became obvious that a lot ofblood would be shed, so we felt that demonstrating what we wanted to do wasenough</text:p>
      <text:p text:style-name="P4">
News Collection Link: <text:a xlink:type="simple" xlink:href="https:\/\/liveuamap.com\/en\/2023\/26-june-prigozhin-on-the-reasons-for-the-abortion-of-the" text:style-name="Internet_20_link" text:visited-style-name="Visited_20_Internet_20_Link">
https:\/\/liveuamap.com\/en\/2023\/26-june-prigozhin-on-the-reasons-for-the-abortion-of-the</text:a>
</text:p>
      <text:p text:style-name="P4">
Source: <text:a xlink:type="simple" xlink:href="https://t.me/rusbrief/130518" text:style-name="Internet_20_link" text:visited-style-name="Visited_20_Internet_20_Link">
https://t.me/rusbrief/130518</text:a>
</text:p>
      <!--NEWS-->
      <text:h text:style-name="P10" text:outline-level="1">
<text:span text:style-name="T4">
Артилерія рашистів поцілила по Нікополю, є жертви серед цивільних</text:span>
</text:h>
      <text:p text:style-name="P4">
Author: ['АРМІЯINFORM']</text:p>
      <text:p text:style-name="P4">
Time: 2023-06-26T12:00:00-04:00</text:p>
      <text:p text:style-name="P4">
Description: У Нікополі окупанти вбили чоловіка та ще одного поранили — поліцейські задокумент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Tags: ['STOPRUSSIA', 'ВОЄННІ ЗЛОЧИНИ ЗС РФ', 'ВТОРГНЕННЯ РФ', 'НІКОПОЛЬ']</text:p>
      <text:p text:style-name="P4">
Category: News</text:p>
      <!--METADATA-->
      <text:p text:style-name="P4">
<draw:frame draw:style-name="fr1" draw:name="Image49" text:anchor-type="as-char" svg:width="6.9236in" svg:height="5.302496in" draw:z-index="0">
<draw:image xlink:href="../Images/AРМІЯINFORM/2023-06-26T12-00-00-04-00/356066500_601786052091429_8095105881567161038_n.jpg" xlink:type="simple" xlink:show="embed" xlink:actuate="onLoad" draw:mime-type="image/jpeg"/>
</draw:frame>
</text:p>
      <text:p text:style-name="P4">
У Нікополі окупанти вбили чоловіка та ще одного поранили — поліцейськізадокументували наслідки обстрілів на місцях атаки,<text:a xlink:type="simple" xlink:href="https://www.facebook.com/UA.National.Police/posts/pfbid0fCW3qM1ntgvtEFFKFkf6hjVnxEcU9Joj7qUWkuRXnA15oZQo9tYra3tffBs3RPnGl" text:style-name="Internet_20_link" text:visited-style-name="Visited_20_Internet_20_Link">
повідомляє</text:a>
пресслужба НПУ.</text:p>
      <text:p text:style-name="P4">
«24 червня російська артилерія поцілила по Нікополю, Покровській таМарганецькій громадах. У районному центрі ворожі снаряди вбили 70-річногочоловіка. Пошкоджено будівлі на території двох приватних підприємств, 8гаражів, 6 приватних житлових будинків, 7 господарчих споруд, легковийавтомобіль, газопровід і лінію електропередач. В приміщеннях вилетіли вікна,понівечило стіни та фасади, побило осколками дах», — йдеться у повідомленні.</text:p>
      <text:p text:style-name="P4">
<text:a xlink:type="simple" xlink:href="https://armyinform.com.ua/wp-content/uploads/2023/06/356033154_601786068758094_2933138452501796479_n.jpg" text:style-name="Internet_20_link" text:visited-style-name="Visited_20_Internet_20_Link">
<draw:frame draw:style-name="fr1" draw:name="Image50" text:anchor-type="as-char" svg:width="6.9236in" svg:height="6.9236in" draw:z-index="0">
<draw:image xlink:href="../Images/AРМІЯINFORM/2023-06-26T12-00-00-04-00/356033154_601786068758094_2933138452501796479_n-150x150.jpg" xlink:type="simple" xlink:show="embed" xlink:actuate="onLoad" draw:mime-type="image/jpeg"/>
</draw:frame>
</text:a>
</text:p>
      <text:p text:style-name="P4">
<text:a xlink:type="simple" xlink:href="https://armyinform.com.ua/wp-content/uploads/2023/06/356394509_601786038758097_1803609968729518911_n.jpg" text:style-name="Internet_20_link" text:visited-style-name="Visited_20_Internet_20_Link">
<draw:frame draw:style-name="fr1" draw:name="Image51" text:anchor-type="as-char" svg:width="6.9236in" svg:height="6.9236in" draw:z-index="0">
<draw:image xlink:href="../Images/AРМІЯINFORM/2023-06-26T12-00-00-04-00/356394509_601786038758097_1803609968729518911_n-150x150.jpg" xlink:type="simple" xlink:show="embed" xlink:actuate="onLoad" draw:mime-type="image/jpeg"/>
</draw:frame>
</text:a>
</text:p>
      <text:p text:style-name="P4">
Крім того, близько 21:20 армія рф повторно поцілила по приватному секторуміста. Поранення зазнав 47-річний чоловік, поліцейські передали його медикам.Також є пошкодження приватних будинків.</text:p>
      <text:p text:style-name="P4">
У трьох населених пунктах Покровської та Марганецької громади, на щастя,обійшлося без жертв та значних руйнувань.</text:p>
      <text:p text:style-name="P4">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Болгарія схвалила новий пакет військової допомоги Україні</text:span>
</text:h>
      <text:p text:style-name="P4">
Authors: Ukrinform (Person)</text:p>
      <text:p text:style-name="P4">
Publisher: Укринформ (Organization)</text:p>
      <text:p text:style-name="P4">
Published Time: 2023-06-26T12:35:00+03:00</text:p>
      <text:p text:style-name="P4">
Modified Time: 2023-06-26T22:35:00+03:00</text:p>
      <text:p text:style-name="P4">
Description: Влада Болгарії схвалила рішення про надання Україні нового пакета військової допомоги. — Укрінформ.</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Україна', 'допомога', 'Війна з Росією']</text:p>
      <text:p text:style-name="P4">
Type: Article</text:p>
      <!--METADATA-->
      <text:p text:style-name="P4">
<draw:frame draw:style-name="fr1" draw:name="Image52" text:anchor-type="as-char" svg:width="6.9236in" svg:height="3.956343in" draw:z-index="0">
<draw:image xlink:href="../Images/yкринформ/2023-06-26T12-35-00-03-00/630_360_1687808061-750.jpg" xlink:type="simple" xlink:show="embed" xlink:actuate="onLoad" draw:mime-type="image/jpeg"/>
</draw:frame>
 ВладаБолгарії схвалила рішення про надання Україні нового пакета військовоїдопомоги.</text:p>
      <text:p text:style-name="P4">
Як повідомляє Укрінформ, про це йдеться на офіційному сайті уряду країни.</text:p>
      <text:p text:style-name="P4">
Відповідне рішення про військову та військово-технічну допомогу <text:a xlink:type="simple" xlink:href="https://www.ukrinform.ua/tag-ukraina" text:style-name="Internet_20_link" text:visited-style-name="Visited_20_Internet_20_Link">
 Україні</text:a>
 Рада міністрів Болгарії схвалила ще 23червня.</text:p>
      <text:p text:style-name="P4">
"Затверджений перелік співмірний за обсягом з допомогою з першого пакета,наданою тимчасовим урядом рішенням від 22 грудня 2022 року. З наданням цієїдопомоги норми запасів для дій збройних сил Республіки Болгарії та їхнавчально-бойова підготовка не буде порушена", – вказують у болгарськомууряді.</text:p>
      <text:p text:style-name="P4">
<text:span text:style-name="T4">
Читайте також:</text:span>
 <text:a xlink:type="simple" xlink:href="https://www.ukrinform.ua/rubric-ato/3728028-ssa-gotuut-novij-paket-vijskovoi-dopomogi-ukraini-na-500-miljoniv.html" text:style-name="Internet_20_link" text:visited-style-name="Visited_20_Internet_20_Link">
 <text:span text:style-name="T4">
США</text:span>
 готують новий пакет військової допомоги Україніна $500 мільйонів </text:a>
</text:p>
      <text:p text:style-name="P4">
Як раніше повідомляв Укрінформ, <text:a xlink:type="simple" xlink:href="https://www.ukrinform.ua/rubric-ato/3723821-bolgaria-hoce-dopomogti-ukraini-boepripasami.html" text:style-name="Internet_20_link" text:visited-style-name="Visited_20_Internet_20_Link">
 Болгарія хоче долучитись до ініціативи ЄС</text:a>
 з надання Україні мільйона артилерійських снарядів упродовжроку</text:p>
      <text:p text:style-name="P4">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2 Russian Su-27 fighters intercepted RC-135 and 2 Typhoon fighter jets over Black Sea</text:span>
</text:h>
      <text:p text:style-name="P4">
Authors: liveuamap (Language: en)</text:p>
      <text:p text:style-name="P4">
Time: 2023-06-26T13:15:50</text:p>
      <text:p text:style-name="P4">
Location: Black Sea (Latitude:43.61222 Longtitude:32.16797)</text:p>
      <text:p text:style-name="P4">
Videos: []</text:p>
      <text:p text:style-name="P4">
Images: []</text:p>
      <text:p text:style-name="P4">
Tags: ["Central and Eastern Europe", "Russia"]</text:p>
      <text:p text:style-name="P4">
ID: 22571894</text:p>
      <!--METADATA-->
      <text:p text:style-name="P4">
2 Russian Su-27 fighters intercepted RC-135 and 2 Typhoon fighter jets overBlack Sea</text:p>
      <text:p text:style-name="P4">
News Collection Link: <text:a xlink:type="simple" xlink:href="https:\/\/liveuamap.com\/en\/2023\/26-june-2-russian-su27-fighters-intercepted-rc135-and-2-typhoon" text:style-name="Internet_20_link" text:visited-style-name="Visited_20_Internet_20_Link">
https:\/\/liveuamap.com\/en\/2023\/26-june-2-russian-su27-fighters-intercepted-rc135-and-2-typhoon</text:a>
</text:p>
      <text:p text:style-name="P4">
Source: <text:a xlink:type="simple" xlink:href="https://t.me/breakingmash/45391" text:style-name="Internet_20_link" text:visited-style-name="Visited_20_Internet_20_Link">
https://t.me/breakingmash/45391</text:a>
</text:p>
      <!--NEWS-->
      <text:h text:style-name="P10" text:outline-level="1">
<text:span text:style-name="T4">
У Білому домі не бачать ознак «неминучої загрози» підриву Запорізької АЕС</text:span>
</text:h>
      <text:p text:style-name="P4">
Authors: Ukrinform (Person)</text:p>
      <text:p text:style-name="P4">
Publisher: Укринформ (Organization)</text:p>
      <text:p text:style-name="P4">
Published Time: 2023-06-26T13:52:00+03:00</text:p>
      <text:p text:style-name="P4">
Modified Time: 2023-06-26T22:52:00+03:00</text:p>
      <text:p text:style-name="P4">
Description: США на нинішньому етапі не вважають «неминучою» загрозу підриву російськими військами Запорізької АЕС – попри інформацію про розміщення на території станції вибухівки.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None</text:p>
      <text:p text:style-name="P4">
Type: Article</text:p>
      <!--METADATA-->
      <text:p text:style-name="P4">
<draw:frame draw:style-name="fr1" draw:name="Image53" text:anchor-type="as-char" svg:width="6.9236in" svg:height="3.956343in" draw:z-index="0">
<draw:image xlink:href="../Images/yкринформ/2023-06-26T13-52-00-03-00/630_360_1659774839-514.jpg" xlink:type="simple" xlink:show="embed" xlink:actuate="onLoad" draw:mime-type="image/jpeg"/>
</draw:frame>
 США нанинішньому етапі не вважають «неминучою» загрозу підриву російськими військамиЗапорізької АЕС – попри інформацію про розміщення на території станціївибухівки.</text:p>
      <text:p text:style-name="P4">
Так схарактеризував ситуацію на брифінгу у Вашингтоні представник Радинацбезпеки Білого дому Джон Кірбі, передає власний кореспондент Укрінформу.</text:p>
      <text:p text:style-name="P4">
«Я не вдаватимуся в конкретні розвіддані - я б сказав, що ми дуже уважностежимо за цим, бачимо ці повідомлення», - зауважив представник Білого дому увідповідь на прохання прокоментувати заяви української сторони про активністьросійських військ у мінуванні Запорізької АЕС.</text:p>
      <text:p text:style-name="P4">
Він також нагадав, що американська сторона має можливість відстежувати рівеньрадіації навколо атомної електростанції.</text:p>
      <text:p text:style-name="P4">
<text:span text:style-name="T4">
Читайте також:</text:span>
 <text:a xlink:type="simple" xlink:href="https://www.ukrinform.ua/rubric-polytics/3727627-svit-pridilae-nedostatno-uvagi-situacii-na-zaes-prezident.html" text:style-name="Internet_20_link" text:visited-style-name="Visited_20_Internet_20_Link">
 Світ приділяє недостатньо уваги ситуації на <text:span text:style-name="T4">
ЗАЕС</text:span>
 -Зеленський </text:a>
</text:p>
      <text:p text:style-name="P4">
«Ми не бачили жодних ознак того, що ця загроза є неминучою, але ми стежимодуже, дуже уважно», - наголосив Кірбі.</text:p>
      <text:p text:style-name="P4">
Як повідомляв Укрінформ, напередодні <text:a xlink:type="simple" xlink:href="http://www.ukrinform.ua/rubric-ato/3727559-budanov-pro-zagrozu-pidrivu-zaes-nikoli-situacia-ne-bula-takou-serjoznou-ak-zaraz.html" text:style-name="Internet_20_link" text:visited-style-name="Visited_20_Internet_20_Link">
 керівник ГУР МО * Кирило Буданов заявив</text:a>
 , що російські військарозмістили техніку з вибухівкою біля 4 із 6 енергоблоків Запорізької атомноїелектростанції. Він також зазначив, що план теракту на ЗАЕС повністюрозроблений та затверджений російським керівництвом.</text:p>
      <text:p text:style-name="P4">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Андрієвський: У новому сезоні «Динамо» сподівається повернути перше місця</text:span>
</text:h>
      <text:p text:style-name="P4">
Authors: Ukrinform (Person)</text:p>
      <text:p text:style-name="P4">
Publisher: Укринформ (Organization)</text:p>
      <text:p text:style-name="P4">
Published Time: 2023-06-26T13:59:39+03:00</text:p>
      <text:p text:style-name="P4">
Modified Time: 2023-06-26T13:59:39+03:00</text:p>
      <text:p text:style-name="P4">
Description: Футбольний хавбек київського «Динамо» Олександр Андрієвський поділився очікуваннями від старту нового сезону. — Укрінформ.</text:p>
      <text:p text:style-name="P4">
Images: ['<text:a xlink:type="simple" xlink:href="https://static.ukrinform.com/photos/2023_06/thumb_files/630_360_1687776518-250.jpg" text:style-name="Internet_20_link" text:visited-style-name="Visited_20_Internet_20_Link">
630_360_16877...</text:a>
']</text:p>
      <text:p text:style-name="P4">
Tags: ['Динамо', 'Футбол', "Прем'єр-ліга", 'Київ']</text:p>
      <text:p text:style-name="P4">
Type: Article</text:p>
      <!--METADATA-->
      <text:p text:style-name="P4">
<draw:frame draw:style-name="fr1" draw:name="Image54" text:anchor-type="as-char" svg:width="6.9236in" svg:height="3.956343in" draw:z-index="0">
<draw:image xlink:href="../Images/yкринформ/2023-06-26T13-59-39-03-00/630_360_1687776518-250.jpg" xlink:type="simple" xlink:show="embed" xlink:actuate="onLoad" draw:mime-type="image/jpeg"/>
</draw:frame>
 Футбольнийхавбек київського «Динамо» Олександр Андрієвський поділився очікуваннями відстарту нового сезону.</text:p>
      <text:p text:style-name="P4">
Гравець зазначив, що <text:a xlink:type="simple" xlink:href="https://fcdynamo.com/news/oleksandr-andriyevskij-ochikuvannya-vid-novogo-sezonu-lishe-odni-povernennya-chempionstva" text:style-name="Internet_20_link" text:visited-style-name="Visited_20_Internet_20_Link">
 команда спробує </text:a>
 повергути собі чемпіонство, передає Укрінформ.</text:p>
      <text:p text:style-name="P4">
«Відпочинок я провів весь у Києві, у спокійній сімейній атмосфері, нічогоособливого не було. Які сподівання на новий сезон? Лише одні - на перше місцета повернення чемпіонства. Особисто я ставив перед собою питання, що робив нетак. Потрібно буде виправляти власні помилки, які були протягом минулогосезону. Так само, думаю, кожен гравець має зробити висновки для себе та неповторювати помилок у майбутньому.», - сказав Андрієвський.</text:p>
      <text:p text:style-name="P4">
<text:span text:style-name="T4">
Читайте також:</text:span>
 <text:a xlink:type="simple" xlink:href="https://www.ukrinform.ua/rubric-sports/3727788-futbolisti-dinamo-projsli-medoglad-pered-startom-novogo-sezonu.html" text:style-name="Internet_20_link" text:visited-style-name="Visited_20_Internet_20_Link">
 Футболісти «Динамо» пройшли медогляд перед стартом новогосезону </text:a>
</text:p>
      <text:p text:style-name="P4">
Як повідомляв Укрінформ, минулого сезону динамівці у чемпіонаті Прем'єр-лігифінішували лише четвертими.</text:p>
      <text:p text:style-name="P4">
Фото: fcdynamo.com.</text:p>
      <text:p text:style-name="P4">
Source: <text:a xlink:type="simple" xlink:href="https://www.ukrinform.ua/rubric-sports/3727852-andrievskij-u-novomu-sezoni-dinamo-spodivaetsa-povernuti-perse-misca.html" text:style-name="Internet_20_link" text:visited-style-name="Visited_20_Internet_20_Link">
https://www.ukrinform.ua/rubric-sports/3727852-andrievskij-u-novomu-sezoni-dinamo-spodivaetsa-povernuti-perse-misca.html</text:a>
</text:p>
      <!--NEWS-->
      <text:h text:style-name="P10" text:outline-level="1">
<text:span text:style-name="T4">
Як безпечно повертатись у житло, яке зазнало підтоплення</text:span>
</text:h>
      <text:p text:style-name="P4">
Author: ['АРМІЯINFORM']</text:p>
      <text:p text:style-name="P4">
Time: 2023-06-26T14:00:00-04:00</text:p>
      <text:p text:style-name="P4">
Description: Наразі в населених пунктах Херсонщини та Миколаївщини проводяться роботи з ліквід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056975-847.jpg" text:style-name="Internet_20_link" text:visited-style-name="Visited_20_Internet_20_Link">
630_360_1686056975-847.jpg</text:a>
']</text:p>
      <text:p text:style-name="P4">
Tags: ['ПОРАДИ']</text:p>
      <text:p text:style-name="P4">
Category: News</text:p>
      <!--METADATA-->
      <text:p text:style-name="P4">
<draw:frame draw:style-name="fr1" draw:name="Image55" text:anchor-type="as-char" svg:width="6.9236in" svg:height="3.956343in" draw:z-index="0">
<draw:image xlink:href="../Images/AРМІЯINFORM/2023-06-26T14-00-00-04-00/630_360_1686056975-847.jpg" xlink:type="simple" xlink:show="embed" xlink:actuate="onLoad" draw:mime-type="image/jpeg"/>
</draw:frame>
</text:p>
      <text:p text:style-name="P4">
Наразі в населених пунктах Херсонщини та Миколаївщини проводяться роботи зліквідації наслідків підриву росією Каховської ГЕС. У деяких районах мешканцівже повертаються до своїх осель. Про це<text:a xlink:type="simple" xlink:href="https://minre.gov.ua/2023/06/25/yak-bezpechno-povertatys-u-zhytlo-yake-zaznalo-pidtoplennya/" text:style-name="Internet_20_link" text:visited-style-name="Visited_20_Internet_20_Link">
повідомляє</text:a>
 Міністерство з питань реінтеграціїтимчасово окупованих територій України.</text:p>
      <text:p text:style-name="P4">
Втім, повернувшись у житло, яке перебувало у підтопленому стані, необхіднодотримуватися таких порад:</text:p>
      <text:p text:style-name="P4">
1. Перед тим, як заходити до помешкання, оцініть його зовнішню цілісність.Особливо несучі конструкції й стіни. Переконайтеся, що вони не деформованіводою та безпечні. Пересуваючись помешканням, зважайте на отвори в підлозі,розбите скло тощо.</text:p>
      <text:p text:style-name="P4">
2. Всередині приміщення будьте максимально уважними. Не чіпайте електричніщитки, вимикачі, розетки, якщо вони не були добре просушені, очищені тапопередньо перевірені спеціалістами. У разі увімкнення вони можуть уразитиелектричним струмом або спричинити пожежу. Це ж стосується й електричнихприладів, які залишалися у підтопленій оселі.</text:p>
      <text:p text:style-name="P4">
<text:span text:style-name="T4">
Не наражайте близьких на небезпеку:</text:span>
 повертатися з дітьми можна лише уприбране, добре просушене та безпечне житло.</text:p>
      <text:p text:style-name="P4">
<text:span text:style-name="T4">
Пам’ятайте:</text:span>
 повертатися до осель, які знаходилися у зоні затоплення, можналише з дозволу місцевої влади та служб екстреного реагування.</text:p>
      <text:p text:style-name="P4">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Данія почала навчання українських пілотів на F-16</text:span>
</text:h>
      <text:p text:style-name="P4">
Authors: Ukrinform (Person)</text:p>
      <text:p text:style-name="P4">
Publisher: Укринформ (Organization)</text:p>
      <text:p text:style-name="P4">
Published Time: 2023-06-26T14:02:00+03:00</text:p>
      <text:p text:style-name="P4">
Modified Time: 2023-06-26T14:02:00+03:00</text:p>
      <text:p text:style-name="P4">
Description: Виконувач обов'язків міністра оборони Данії Троельс Лунд Поульсен заявив про початок тренування українських пілотів на західних винищувачах F-16. — Укрінформ.</text:p>
      <text:p text:style-name="P4">
Images: ['<text:a xlink:type="simple" xlink:href="https://static.ukrinform.com/photos/2023_06/thumb_files/630_360_1686750467-952.jpg" text:style-name="Internet_20_link" text:visited-style-name="Visited_20_Internet_20_Link">
630_360_16867...</text:a>
']</text:p>
      <text:p text:style-name="P4">
Tags: ['Данія', 'Україна', 'Військові', 'Винищувач', 'F-16']</text:p>
      <text:p text:style-name="P4">
Type: Article</text:p>
      <!--METADATA-->
      <text:p text:style-name="P4">
<draw:frame draw:style-name="fr1" draw:name="Image56" text:anchor-type="as-char" svg:width="6.9236in" svg:height="3.956343in" draw:z-index="0">
<draw:image xlink:href="../Images/yкринформ/2023-06-26T14-02-00-03-00/630_360_1686750467-952.jpg" xlink:type="simple" xlink:show="embed" xlink:actuate="onLoad" draw:mime-type="image/jpeg"/>
</draw:frame>
 Виконувачобов'язків міністра оборони Данії Троельс Лунд Поульсен заявив про початоктренування українських пілотів на західних винищувачах F-16.</text:p>
      <text:p text:style-name="P4">
Як передає Укрінформ, про це повідомляє  <text:a xlink:type="simple" xlink:href="https://apnews.com/article/denmark-ukraine-f16-training-f35-2affe4143ce2debeef486285ac1f8904" text:style-name="Internet_20_link" text:visited-style-name="Visited_20_Internet_20_Link">
 AP</text:a>
 .</text:p>
      <text:p text:style-name="P4">
За словами Поульсена, Данія «зробила крок, щоб розпочати навчання тапідвищення кваліфікації українських пілотів».</text:p>
      <text:p text:style-name="P4">
«Ми також розглянемо, чи варто робити конкретну пожертву Україні данськихвинищувачів F-16 і скільки їх має бути», – сказав він.</text:p>
      <text:p text:style-name="P4">
В.о. міністра додав, що українські пілоти повинні провести від шести до восьмимісяців навчання, перш ніж можлива пожертва данських <text:a xlink:type="simple" xlink:href="https://www.ukrinform.ua/tag-litak" text:style-name="Internet_20_link" text:visited-style-name="Visited_20_Internet_20_Link">
 літаків</text:a>
 F-16 стане реальністю.</text:p>
      <text:p text:style-name="P4">
«Це не означає, що ви не можете ухвалити рішення заздалегідь. Але (літакиF-16) будуть у Данії до 2024 року», – сказав Поульсен.</text:p>
      <text:p text:style-name="P4">
<text:span text:style-name="T4">
Читайте також:</text:span>
 <text:a xlink:type="simple" xlink:href="https://www.ukrinform.ua/rubric-ato/3726982-niderlandi-pocnut-navcanna-ukrainskih-pilotiv-na-f16-vze-cogo-lita-ministerka-oboroni.html" text:style-name="Internet_20_link" text:visited-style-name="Visited_20_Internet_20_Link">
 Нідерланди почнуть навчання українських пілотів на F-16вже цього літа – міністерка оборони </text:a>
</text:p>
      <text:p text:style-name="P4">
Данія замовила 27 винищувачів F-35A, які замінять більш ніж 40-річні F-16, зяких у Данії є 30 оперативних літаків. Перехід на F-35A Joint Strike Fighterвідбудеться з кінця 2023 року до кінця 2025 року.</text:p>
      <text:p text:style-name="P4">
Зазначається, що спочатку цей перехід планувався на 2027 рік.</text:p>
      <text:p text:style-name="P4">
Як повідомляв Укрінформ, минулого тижня у Міністерстві оборони СШАпідтвердили, що отримали офіційний запит від Данії щодо ухвалення рішення пропочаток <text:a xlink:type="simple" xlink:href="https://www.ukrinform.ua/rubric-world/3726536-pentagon-otrimav-zapit-vid-danii-na-programu-pidgotovki-ukrainskih-pilotiv-na-f16.html" text:style-name="Internet_20_link" text:visited-style-name="Visited_20_Internet_20_Link">
 підготовки українських пілотів на літаках F-16</text:a>
 на територіїєвропейських країн.</text:p>
      <text:p text:style-name="P4">
_ Фото: Defensie.nl  _</text:p>
      <text:p text:style-name="P4">
Source: <text:a xlink:type="simple" xlink:href="https://www.ukrinform.ua/rubric-ato/3727856-dania-pocala-navcanna-ukrainskih-pilotiv-na-f16.html" text:style-name="Internet_20_link" text:visited-style-name="Visited_20_Internet_20_Link">
https://www.ukrinform.ua/rubric-ato/3727856-dania-pocala-navcanna-ukrainskih-pilotiv-na-f16.html</text:a>
</text:p>
      <!--NEWS-->
      <text:h text:style-name="P10" text:outline-level="1">
<text:span text:style-name="T4">
Польща відправить українським силовикам тисячі автоматів і мільйони набоїв</text:span>
</text:h>
      <text:p text:style-name="P4">
Authors: Ukrinform (Person)</text:p>
      <text:p text:style-name="P4">
Publisher: Укринформ (Organization)</text:p>
      <text:p text:style-name="P4">
Published Time: 2023-06-26T14:03:00+03:00</text:p>
      <text:p text:style-name="P4">
Modified Time: 2023-06-26T14:03:00+03:00</text:p>
      <text:p text:style-name="P4">
Description: На фронті російсько-української війни з агресором боряться не лише ЗСУ, але і підрозділи, які підлягають МВС України – Нацгвардія, поліція та Прикордонна служба. Незабаром МВС Польщі поставить цим підрозділам тисячі автоматів і мільйони набоїв. — Укрінформ.</text:p>
      <text:p text:style-name="P4">
Images: ['<text:a xlink:type="simple" xlink:href="https://static.ukrinform.com/photos/2022_11/thumb_files/630_360_1667405964-849.jpg" text:style-name="Internet_20_link" text:visited-style-name="Visited_20_Internet_20_Link">
630_360_16674...</text:a>
']</text:p>
      <text:p text:style-name="P4">
Tags: ['Нацгвардія', 'Польща', 'Зброя', 'ЗСУ']</text:p>
      <text:p text:style-name="P4">
Type: Article</text:p>
      <!--METADATA-->
      <text:p text:style-name="P4">
<draw:frame draw:style-name="fr1" draw:name="Image57" text:anchor-type="as-char" svg:width="6.9236in" svg:height="3.956343in" draw:z-index="0">
<draw:image xlink:href="../Images/yкринформ/2023-06-26T14-03-00-03-00/630_360_1667405964-849.jpg" xlink:type="simple" xlink:show="embed" xlink:actuate="onLoad" draw:mime-type="image/jpeg"/>
</draw:frame>
 На фронтіросійсько-української війни з агресором боряться не лише ЗСУ, але іпідрозділи, які підлягають МВС України – Нацгвардія, поліція та Прикордоннаслужба. Незабаром МВС Польщі поставить цим підрозділам тисячі автоматів імільйони набоїв.</text:p>
      <text:p text:style-name="P4">
Про це під час спільного брифінгу для ЗМІ з главою МВС України ІгоремКлименком у понеділок у Жешуві заявив міністр внутрішніх справ й адміністрації<text:a xlink:type="simple" xlink:href="https://www.ukrinform.ua/tag-polsa" text:style-name="Internet_20_link" text:visited-style-name="Visited_20_Internet_20_Link">
 Польщі </text:a>
 Маріуш Камінський, передаєвласний кореспондент Укрінформу.</text:p>
      <text:p text:style-name="P4">
"На даний момент найважливішою є зброя. Незабаром ми розпочинаємо постачаннязброї для Нацгвардії України, для штурмових бригад української поліції іПрикордонної служби. Це будуть тисячі автомати, мільйони набоїв, які дозволятьефективно боротися українським захисникам, захисникам Європи", - заявивКамінський.</text:p>
      <text:p text:style-name="P4">
</text:p>
      <text:p text:style-name="P4">
<text:span text:style-name="T5">
Фото: Ігор Клименко/Телеграм</text:span>
</text:p>
      <text:p text:style-name="P4">
Він наголосив, що збройні бунти в Росії показують, що ця країна поступоводеморалізується, відтак вона є великою загрозою не лише для України, якабезпосередньо бореться з російською агресією, але і для всього регіону тасвіту.</text:p>
      <text:p text:style-name="P4">
За словами польського міністра, українські нацгвардійці і поліцейські, а такожприкордонники створюють на фронті штурмові бригади.</text:p>
      <text:p text:style-name="P4">
“І саме цим формаціям ми дуже конкретно допомагатимемо”,- підкресливКамінський.</text:p>
      <text:p text:style-name="P4">
<text:span text:style-name="T4">
Читайте також:</text:span>
 <text:a xlink:type="simple" xlink:href="https://www.ukrinform.ua/rubric-world/3727634-polsa-prodovzit-zmicnuvati-kordon-z-rosieu-ta-bilorussu.html" text:style-name="Internet_20_link" text:visited-style-name="Visited_20_Internet_20_Link">
 <text:span text:style-name="T4">
Польща</text:span>
 продовжить зміцнювати кордон з Росією таБілоруссю </text:a>
</text:p>
      <text:p text:style-name="P4">
Він наголосив, що Польща також надаватиме значну допомогу пораненим українцям.За його словами, МВС Польщі володіє мережею спеціалізованих шпиталів.Камінський підкреслив, що цієї допомоги зараз найбільше потребують українці,які воюють за свободу, зокрема і Польщі.</text:p>
      <text:p text:style-name="P4">
“Ті, хто отримає поранення на фронті, можуть розраховувати на нашу допомогу”,-наголосив він.</text:p>
      <text:p text:style-name="P4">
У цьому контексті міністр зазначив, що польська сторона підготувала санітарнийпотяг, який готовий забирати поранених українців зі Львова і перевозити їх дошпиталів МВС Польщі.</text:p>
      <text:p text:style-name="P4">
<text:span text:style-name="T4">
Читайте також:</text:span>
 <text:a xlink:type="simple" xlink:href="https://www.ukrinform.ua/rubric-ato/3727718-avstralia-nadast-ukraini-paket-vijskovoi-dopomogi-na-ponad-73-miljoni.html" text:style-name="Internet_20_link" text:visited-style-name="Visited_20_Internet_20_Link">
 Австралія надасть Україні пакет військової <text:span text:style-name="T4">
допомог</text:span>
 ина понад $73 мільйони </text:a>
</text:p>
      <text:p text:style-name="P4">
“Ми також підтримуватимемо медичним обладнанням українські шпиталі, які є упідпорядкуванні МВС України. Особлива допомога направлятиметься до шпиталів,розташованих поблизу фронту – у Харкові та Херсоні”,- наголосив Камінський.</text:p>
      <text:p text:style-name="P4">
Польський міністр повідомив, що шість фур з гуманітарною допомогою вже заразвирушає із Жешува для прифронтових шпиталів МВС України. Він додав, щойдеться, зокрема, і про польові шпиталі, які є в розпорядженні нацгвардійців,прикордонників і поліцейських.</text:p>
      <text:p text:style-name="P4">
Глава МВС України Ігор Клименко подякував Польщі за допомогу з перших дніввійни. Він зазначив, що під час зустрічі із Камінським розповів про те, яквикористано польську допомогу, надану в останні тижні, зокрема у зв'язку зпідривом росіянами Каховської ГЕС.</text:p>
      <text:p text:style-name="P4">
Клименко нагадав, що Польща передала Україні для ліквідації наслідків цієїкатастрофи 10 великих цистерн для води, насосні помпи для відкачування води іззатоплених територій. Він зазначив, що завдяки допомозі польських колегвдалося взяти під контроль ситуацію в цьому регіоні.</text:p>
      <text:p text:style-name="P4">
Клименко також підкреслив, що допомога, надана Польщею, вже сьогодні потрапитьдо регіонів, які найбільше її потребують.</text:p>
      <text:p text:style-name="P4">
Як повідомляв Укрінформ, прем’єр-міністр Польщі Матеуш Моравецький та міністрнаціональної оборони Маріуш Блащак у неділю відвідали місто Кринки, дезустрілися з військовими, які охороняють кордон із Білоруссю.</text:p>
      <text:p text:style-name="P4">
<text:span text:style-name="T5">
Фото: РАР</text:span>
</text:p>
      <text:p text:style-name="P4">
Source: <text:a xlink:type="simple" xlink:href="https://www.ukrinform.ua/rubric-ato/3727859-polsa-vidpravit-ukrainskim-silovikam-tisaci-avtomativ-i-miljoni-naboiv.html" text:style-name="Internet_20_link" text:visited-style-name="Visited_20_Internet_20_Link">
https://www.ukrinform.ua/rubric-ato/3727859-polsa-vidpravit-ukrainskim-silovikam-tisaci-avtomativ-i-miljoni-naboiv.html</text:a>
</text:p>
      <!--NEWS-->
      <text:h text:style-name="P10" text:outline-level="1">
<text:span text:style-name="T4">
Свято останнього дзвоника відбулося в Українській школі у Брюсселі</text:span>
</text:h>
      <text:p text:style-name="P4">
Authors: Ukrinform (Person)</text:p>
      <text:p text:style-name="P4">
Publisher: Укринформ (Organization)</text:p>
      <text:p text:style-name="P4">
Published Time: 2023-06-26T14:06:00+03:00</text:p>
      <text:p text:style-name="P4">
Modified Time: 2023-06-26T14:06:00+03:00</text:p>
      <text:p text:style-name="P4">
Description: У Брюсселі в Українській школі ім. Ярослава Мудрого відбулось Свято останнього дзвоника, на яке завітала Тимчасово повірена у справах України у Бельгії та Люксембурзі Наталія Аношина. — Укрінформ.</text:p>
      <text:p text:style-name="P4">
Images: ['<text:a xlink:type="simple" xlink:href="https://static.ukrinform.com/photos/2023_06/thumb_files/630_360_1687775361-549.jpg" text:style-name="Internet_20_link" text:visited-style-name="Visited_20_Internet_20_Link">
630_360_16877...</text:a>
']</text:p>
      <text:p text:style-name="P4">
Tags: ['Бельгія', 'Діаспора', 'Діти', 'Посольство', 'Школа']</text:p>
      <text:p text:style-name="P4">
Type: Article</text:p>
      <!--METADATA-->
      <text:p text:style-name="P4">
<draw:frame draw:style-name="fr1" draw:name="Image59" text:anchor-type="as-char" svg:width="6.9236in" svg:height="3.956343in" draw:z-index="0">
<draw:image xlink:href="../Images/yкринформ/2023-06-26T14-06-00-03-00/630_360_1687775361-549.jpg" xlink:type="simple" xlink:show="embed" xlink:actuate="onLoad" draw:mime-type="image/jpeg"/>
</draw:frame>
 У Брюсселів Українській школі ім. Ярослава Мудрого відбулось Свято останнього дзвоника,на яке завітала Тимчасово повірена у справах України у Бельгії та ЛюксембурзіНаталія Аношина.</text:p>
      <text:p text:style-name="P4">
Як передає Укрінформ, про це у <text:a xlink:type="simple" xlink:href="https://www.facebook.com/UkrainianEmbassyBelgium/posts/pfbid0ghDRDVuwraQ6t7ettsvCStYnzTfmnSuubw1FWe7EWLoTiXRAybQJmkKijPRx2yrbl" text:style-name="Internet_20_link" text:visited-style-name="Visited_20_Internet_20_Link">
 Фейсбуці</text:a>
повідомило Посольство України в Королівстві Бельгія.</text:p>
      <text:p text:style-name="P4">
</text:p>
      <text:p text:style-name="P4">
Пані Аношина привітала школярів та вчителів школи із завершенням навчального2022-2023 року, який запамʼятається всім історичною подією – <text:a xlink:type="simple" xlink:href="https://www.ukrinform.ua/rubric-diaspora/3652047-premerministr-belgii-razom-z-simeu-vidvidav-ukrainsku-skolu-u-brusseli.html" text:style-name="Internet_20_link" text:visited-style-name="Visited_20_Internet_20_Link">
 відвіданням</text:a>
 школи 7 січня 2023 рокуПремʼєр-міністром Бельгії Александером Де Кроо разом із сімʼєю.</text:p>
      <text:p text:style-name="P4">
</text:p>
      <text:p text:style-name="P4">
На святі відбулися дитячі виступи та перформанси, присвячені вчителям і школі.</text:p>
      <text:p text:style-name="P4">
</text:p>
      <text:p text:style-name="P4">
Посольство привітало випускників школи та побажало успішних вступних іспитівдо вищих навчальних закладів світу, а також і надалі з гордістю представлятинашу країну та робити свій внесок у майбутню перемогу і процвітання України.</text:p>
      <text:p text:style-name="P4">
</text:p>
      <text:p text:style-name="P4">
Учням висловлено побажання гарних канікул і подальших успіхів у навчанні.</text:p>
      <text:p text:style-name="P4">
Окремі слова вдячності були висловлені директору школи отцю Олегу Зимаку тазавучу Андріані Семенченко за щоденну турботу, допомогу, безцінні поради,підтримку та добро, яке вони дарують учням, а також за те, що вкладають своюдушу в навчання майбутнього успішного українського покоління.</text:p>
      <text:p text:style-name="P4">
</text:p>
      <text:p text:style-name="P4">
«Дякуємо вчителям школи за знання, які ви даруєте, за кожен урок,професійність, терпіння та чуйне ставлення до школярів! Безцінним було бачитисьогоднішню вдячність дітей вам за все, що ви робите для них», – додали удиппредставництві.</text:p>
      <text:p text:style-name="P4">
Нагадаємо, раніше в червні <text:a xlink:type="simple" xlink:href="https://www.ukrinform.ua/rubric-diaspora/3722511-u-belgii-ukrainskij-diplomat-zustrilasa-z-ucnami-ta-pedagogami-proektu-belukra.html" text:style-name="Internet_20_link" text:visited-style-name="Visited_20_Internet_20_Link">
 відбулася зустріч</text:a>
 Тимчасовоповіреної у справах України у Бельгії та Люксембурзі Наталії Аношиної з учнямита педагогами українсько-бельгійського освітнього проєкту BelukrA вАнтверпені.</text:p>
      <text:p text:style-name="P4">
<text:span text:style-name="T5">
Фото: Embassy of Ukraine in the Kingdom of Belgium / Фейсбук</text:span>
</text:p>
      <text:p text:style-name="P4">
Source: <text:a xlink:type="simple" xlink:href="https://www.ukrinform.ua/rubric-diaspora/3727835-svato-ostannogo-dzvonika-vidbulosa-v-ukrainskij-skoli-u-brusseli.html" text:style-name="Internet_20_link" text:visited-style-name="Visited_20_Internet_20_Link">
https://www.ukrinform.ua/rubric-diaspora/3727835-svato-ostannogo-dzvonika-vidbulosa-v-ukrainskij-skoli-u-brusseli.html</text:a>
</text:p>
      <!--NEWS-->
      <text:h text:style-name="P10" text:outline-level="1">
<text:span text:style-name="T4">
Фільм «Мирний-21» покажуть у 15 країнах - Сеітаблаєв розповів деталі</text:span>
</text:h>
      <text:p text:style-name="P4">
Authors: Ukrinform (Person)</text:p>
      <text:p text:style-name="P4">
Publisher: Укринформ (Organization)</text:p>
      <text:p text:style-name="P4">
Published Time: 2023-06-26T14:10:00+03:00</text:p>
      <text:p text:style-name="P4">
Modified Time: 2023-06-26T14:10:00+03:00</text:p>
      <text:p text:style-name="P4">
Description: Український фільм режисера Ахтема Сеітаблаєва "Мирний-21" отримав запрошення на покази у 15 країнах світу. — Укрінформ.</text:p>
      <text:p text:style-name="P4">
Images: ['<text:a xlink:type="simple" xlink:href="https://static.ukrinform.com/photos/2023_06/thumb_files/630_360_1687780203-234.jpg" text:style-name="Internet_20_link" text:visited-style-name="Visited_20_Internet_20_Link">
630_360_16877...</text:a>
']</text:p>
      <text:p text:style-name="P4">
Tags: ['Сеітаблаєв', 'Фільм «Мирний-21»']</text:p>
      <text:p text:style-name="P4">
Type: Article</text:p>
      <!--METADATA-->
      <text:p text:style-name="P4">
<draw:frame draw:style-name="fr1" draw:name="Image65" text:anchor-type="as-char" svg:width="6.9236in" svg:height="3.956343in" draw:z-index="0">
<draw:image xlink:href="../Images/yкринформ/2023-06-26T14-10-00-03-00/630_360_1687780203-234.jpg" xlink:type="simple" xlink:show="embed" xlink:actuate="onLoad" draw:mime-type="image/jpeg"/>
</draw:frame>
Український фільм режисера Ахтема Сеітаблаєва "Мирний-21" отримав запрошенняна покази у 15 країнах світу.</text:p>
      <text:p text:style-name="P4">
Про це кореспонденту Укрінформу розповів режисер Ахтем Сеітаблаєв.</text:p>
      <text:p text:style-name="P4">
"Що стосується стрічки «Мирний-21», то я нещодавно повернувся з такого доволівеликого міжнародного туру. Це був і Берлін, і Варшава, і Брюссель, іСтрасбург, де показ відбувся у Палаці Ради Європи. І зараз маємо запрошеннязагалом з 15 країн, в тому числі з комерційними показами. І в кожній країні –це по декілька міст. Тому, я думаю, що історія з бокс-офісом та з міжнародноюдистрибуцією теж має ознаки непоганого результату", - сказав Сеітаблаєв,відповідаючи на запитання про касові збори його фільму.</text:p>
      <text:p text:style-name="P4">
Він вважає, що історія із касовими зборами <text:a xlink:type="simple" xlink:href="https://www.ukrinform.ua/tag-film-mirnij21" text:style-name="Internet_20_link" text:visited-style-name="Visited_20_Internet_20_Link">
 фільму "Мирний-21"</text:a>
 - це така собі "гра в довгу".Подібний досвід у нього був зі стрічками «Хайтарма», «Чужа молитва» і«Кіборги», кожна з яких була показана мінімум у п’ятдесяти країнах у світі,починаючи від показу в Сенаті Сполучених Штатів Америки, закінчуючи Гонконгом.</text:p>
      <text:p text:style-name="P4">
Крім того, на результат касових зборів фільму "Мирний-21" також вплинуло ізменшення утричі кількості кінотеатрів від початку повномасштабногоросійського вторгнення.</text:p>
      <text:p text:style-name="P4">
"Стосовно касових зборів, давайте згадаємо «Мавку» – 150 мільйонів гривеньзборів. Це враховуючи те, що реально діючих кінозалів станом на зараз, післяпочатку широкомасштабної навали, залишилося 195. Із них 5 – це IMAX, а 190 –це звичні, класичні кінотеатри. До 24 лютого їх було близько 600 і це буловтричі менше, ніж потрібно для такої кількості населення України. І от уявітьсобі – 195 кінозалів по країні збирають 150 мільйонів гривень. Можемо казатипро занепад українського бокс-офісу? Звичайно, що ні. Тобто цікавість є вукраїнського глядача", - вважає український режисер.</text:p>
      <text:p text:style-name="P4">
<text:span text:style-name="T4">
Читайте також:</text:span>
 <text:a xlink:type="simple" xlink:href="https://www.ukrinform.ua/rubric-culture/3690329-seitablaev-zaaviv-pro-robotu-nad-velikim-proektom-pro-sili-teroboroni.html" text:style-name="Internet_20_link" text:visited-style-name="Visited_20_Internet_20_Link">
 <text:span text:style-name="T4">
Сеітаблаєв</text:span>
 заявив про роботу над великим проєктом проСили тероборони </text:a>
</text:p>
      <text:p text:style-name="P4">
На думку Сеітаблаєва, навіть невисокі касові збори фільмів про війну не єпоказником того, що таку продукцію не варто виробляти. Навпаки, зараз потрібноще більше коштів і зусиль вкладати в українську кіноіндустрію, яка будезнімати і розповідати світові в тому числі і про нинішні події україсько-російської війни.</text:p>
      <text:p text:style-name="P4">
Повний текст інтерв'ю із режисером Ахтемом Сеітаблаєвим читайте найближчимчасом на <text:a xlink:type="simple" xlink:href="https://www.ukrinform.ua/block-interview" text:style-name="Internet_20_link" text:visited-style-name="Visited_20_Internet_20_Link">
 сторінках Укрінформу. </text:a>
</text:p>
      <text:p text:style-name="P4">
Source: <text:a xlink:type="simple" xlink:href="https://www.ukrinform.ua/rubric-culture/3727861-film-mirnij21-pokazut-u-15-krainah-seitablaev-rozpoviv-detali.html" text:style-name="Internet_20_link" text:visited-style-name="Visited_20_Internet_20_Link">
https://www.ukrinform.ua/rubric-culture/3727861-film-mirnij21-pokazut-u-15-krainah-seitablaev-rozpoviv-detali.html</text:a>
</text:p>
      <!--NEWS-->
      <text:h text:style-name="P10" text:outline-level="1">
<text:span text:style-name="T4">
Рятувальні човни, мотопомпи, абсорбенти: Франція та Естонія передали допомогу ДСНС</text:span>
</text:h>
      <text:p text:style-name="P4">
Authors: Ukrinform (Person)</text:p>
      <text:p text:style-name="P4">
Publisher: Укринформ (Organization)</text:p>
      <text:p text:style-name="P4">
Published Time: 2023-06-26T14:14:00+03:00</text:p>
      <text:p text:style-name="P4">
Modified Time: 2023-06-26T14:14:00+03:00</text:p>
      <text:p text:style-name="P4">
Description: Співробітники Державної служби України з надзвичайних ситуацій отримали від Франції та Естонії партію допомоги, серед якої – рятувальні човни, мотопомпи, протипаводкові бар’єри. — Укрінформ.</text:p>
      <text:p text:style-name="P4">
Images: ['<text:a xlink:type="simple" xlink:href="https://static.ukrinform.com/photos/2023_06/thumb_files/630_360_1687776848-803.jpg" text:style-name="Internet_20_link" text:visited-style-name="Visited_20_Internet_20_Link">
630_360_16877...</text:a>
']</text:p>
      <text:p text:style-name="P4">
Tags: ['ДСНС', 'Естонія', 'Франція', 'допомога']</text:p>
      <text:p text:style-name="P4">
Type: Article</text:p>
      <!--METADATA-->
      <text:p text:style-name="P4">
<draw:frame draw:style-name="fr1" draw:name="Image66" text:anchor-type="as-char" svg:width="6.9236in" svg:height="3.956343in" draw:z-index="0">
<draw:image xlink:href="../Images/yкринформ/2023-06-26T14-14-00-03-00/630_360_1687776848-803.jpg" xlink:type="simple" xlink:show="embed" xlink:actuate="onLoad" draw:mime-type="image/jpeg"/>
</draw:frame>
Співробітники Державної служби України з надзвичайних ситуацій отримали відФранції та Естонії партію допомоги, серед якої – рятувальні човни, мотопомпи,протипаводкові бар’єри.</text:p>
      <text:p text:style-name="P4">
Про це поінформувала <text:a xlink:type="simple" xlink:href="https://dsns.gov.ua/uk/news/ostanni-novini/riatuvalniki-dsns-otrimali-cergovu-dopomogu-vid-estoniyi" text:style-name="Internet_20_link" text:visited-style-name="Visited_20_Internet_20_Link">
 пресслужба ДСНС </text:a>
 , передаєУкрінформ.</text:p>
      <text:p text:style-name="P4">
«Сьогодні українські рятувальники отримали чергову допомогу від <text:a xlink:type="simple" xlink:href="https://www.ukrinform.ua/tag-estonia" text:style-name="Internet_20_link" text:visited-style-name="Visited_20_Internet_20_Link">
 Естонії</text:a>
 : рятувальні човни, мотопомпи,рятувальні жилети, вейдерси, пожежні рукави, спецодяг та абсорбенти для води.Також Франція передала 12 протипаводкових бар’єрів. Дякуємо Естонії та Франціїза допомогу та підтримку», - зазначається у повідомленні.</text:p>
      <text:p text:style-name="P4">
</text:p>
      <text:p text:style-name="P4">
 <text:span text:style-name="T4">
Читайте також:</text:span>
<text:a xlink:type="simple" xlink:href="https://www.ukrinform.ua/rubric-regions/3723585-francia-vidpravila-novij-gumanitarnij-vantaz-na-hersonsinu.html" text:style-name="Internet_20_link" text:visited-style-name="Visited_20_Internet_20_Link">
 Франція відправила новий гуманітарний вантаж на Херсонщину</text:a>
</text:p>
      <text:p text:style-name="P4">
Як повідомлялося, ДСНС отримала міжнародну допомогу для розмінування на понад700 млн грн.</text:p>
      <text:p text:style-name="P4">
<text:span text:style-name="T5">
Фото: ДСНС</text:span>
</text:p>
      <text:p text:style-name="P4">
Source: <text:a xlink:type="simple" xlink:href="https://www.ukrinform.ua/rubric-society/3727841-ratuvalni-covni-motopompi-absorbenti-francia-ta-estonia-peredali-dopomogu-dsns.html" text:style-name="Internet_20_link" text:visited-style-name="Visited_20_Internet_20_Link">
https://www.ukrinform.ua/rubric-society/3727841-ratuvalni-covni-motopompi-absorbenti-francia-ta-estonia-peredali-dopomogu-dsns.html</text:a>
</text:p>
      <!--NEWS-->
      <text:h text:style-name="P10" text:outline-level="1">
<text:span text:style-name="T4">
Третина українців за кордоном вірять, що в Україні утискають російськомовних</text:span>
</text:h>
      <text:p text:style-name="P4">
Authors: Ukrinform (Person)</text:p>
      <text:p text:style-name="P4">
Publisher: Укринформ (Organization)</text:p>
      <text:p text:style-name="P4">
Published Time: 2023-06-26T14:20:00+03:00</text:p>
      <text:p text:style-name="P4">
Modified Time: 2023-06-26T14:20:00+03:00</text:p>
      <text:p text:style-name="P4">
Description: За кордоном 32% українців погоджуються, що в Україні утискають російськомовних. — Укрінформ.</text:p>
      <text:p text:style-name="P4">
Images: ['<text:a xlink:type="simple" xlink:href="https://static.ukrinform.com/photos/2018_06/thumb_files/630_360_1528363961-5899.jpg" text:style-name="Internet_20_link" text:visited-style-name="Visited_20_Internet_20_Link">
630_360_15283...</text:a>
', '<text:a xlink:type="simple" xlink:href="https://static.ukrinform.com/photos/2023_06/1687778287-640.jpg" text:style-name="Internet_20_link" text:visited-style-name="Visited_20_Internet_20_Link">
1687778287-64...</text:a>
', '<text:a xlink:type="simple" xlink:href="https://static.ukrinform.com/photos/2023_06/1687778287-743.jpg" text:style-name="Internet_20_link" text:visited-style-name="Visited_20_Internet_20_Link">
1687778287-74...</text:a>
']</text:p>
      <text:p text:style-name="P4">
Tags: ['Україна', 'Соцопитування']</text:p>
      <text:p text:style-name="P4">
Type: Article</text:p>
      <!--METADATA-->
      <text:p text:style-name="P4">
<draw:frame draw:style-name="fr1" draw:name="Image69" text:anchor-type="as-char" svg:width="6.9236in" svg:height="3.956343in" draw:z-index="0">
<draw:image xlink:href="../Images/yкринформ/2023-06-26T14-20-00-03-00/630_360_1528363961-5899.jpg" xlink:type="simple" xlink:show="embed" xlink:actuate="onLoad" draw:mime-type="image/jpeg"/>
</draw:frame>
 Закордоном 32% українців погоджуються, що в Україні утискають російськомовних.</text:p>
      <text:p text:style-name="P4">
Про це свідчать результати дослідження проєкту VoxCheck, які були презентованів Медіацентрі Україна-Укрінформ.</text:p>
      <text:p text:style-name="P4">
«Українці саме за кордоном достатньо активно реагують та вірять у те, щоросійськомовних в Україні утискають. Серед українців в Україні такої тенденціїнемає, і в цей наратив вірять набагато менше. Наратив з'явився і активізувавсяз прийняттям закону про мову. Звісно, зараз він теж достатньо популярний і тежє обгрунтуванням для Росії, чому нібито треба звільняти Україну відукраїнців», - сказала керівниця проєкту VoxCheck Світлана Сліпченко.</text:p>
      <text:p text:style-name="P4">
<draw:frame draw:style-name="fr1" draw:name="Image70" text:anchor-type="as-char" svg:width="6.9236in" svg:height="4.615733in" draw:z-index="0">
<draw:image xlink:href="../Images/yкринформ/2023-06-26T14-20-00-03-00/1687778287-640.jpg" xlink:type="simple" xlink:show="embed" xlink:actuate="onLoad" draw:mime-type="image/jpeg"/>
</draw:frame>
</text:p>
      <text:p text:style-name="P4">
<text:span text:style-name="T4">
Читайте також:</text:span>
 <text:a xlink:type="simple" xlink:href="https://www.ukrinform.ua/rubric-society/3724998-zalisitisa-ziti-ta-pracuvati-u-litvi-planue-tretina-ukrainskih-bizenciv.html" text:style-name="Internet_20_link" text:visited-style-name="Visited_20_Internet_20_Link">
 Залишитися жити та працювати у Литві планує третинаукраїнських біженців </text:a>
</text:p>
      <text:p text:style-name="P4">
За її словами, коли українці знаходяться в Україні, вони мають свої емпіричнідокази того, чому немає утисків російськомовних. Водночас, українці закордоном обмежені лише споживанням новин, які можуть бути і проросійськими,тож продовжують вірити у цей наратив.</text:p>
      <text:p text:style-name="P4">
<draw:frame draw:style-name="fr1" draw:name="Image71" text:anchor-type="as-char" svg:width="6.9236in" svg:height="4.615733in" draw:z-index="0">
<draw:image xlink:href="../Images/yкринформ/2023-06-26T14-20-00-03-00/1687778287-743.jpg" xlink:type="simple" xlink:show="embed" xlink:actuate="onLoad" draw:mime-type="image/jpeg"/>
</draw:frame>
</text:p>
      <text:p text:style-name="P4">
Дослідження показало, що респонденти, які відстежують іноземні ЗМІ(телебачення, аналітичні видання) та уникають українські, більш схильніпогоджуватися з проросійськими твердженнями.</text:p>
      <text:p text:style-name="P4">
<text:span text:style-name="T4">
Читайте також:</text:span>
 <text:a xlink:type="simple" xlink:href="https://www.ukrinform.ua/rubric-polytics/3725820-demokraticnu-politicnu-sistemu-pidtrimuut-ponad-90-ukrainciv.html" text:style-name="Internet_20_link" text:visited-style-name="Visited_20_Internet_20_Link">
 Демократичну політичну систему підтримують понад 90%українців </text:a>
</text:p>
      <text:p text:style-name="P4">
Дослідження проведено VoxCheck разом із компанією CBR за підтримкиміжнародного фонду «Відродження». Цільова аудиторія: <text:a xlink:type="simple" xlink:href="https://www.ukrinform.ua/rubric-society/3706772-ponad-90-ukrainciv-virat-u-peremogu-ukraini-nad-rosieu.html" text:style-name="Internet_20_link" text:visited-style-name="Visited_20_Internet_20_Link">
 українці</text:a>
 віком 18-70 років, що проживають в Україніабо перебувають за кордоном (Польща, Чехія, Німеччина, Велика Британія,Іспанія, Італія, Франція, Словаччина та ін.). Було опитано 1466 респондентів зУкраїни та 327 респондентів з-за кордону. Методи опитування: інтерв’ю наонлайн-панелі CBR Point, телефонні інтерв’ю, онлайн-інтерв’ю.</text:p>
      <text:p text:style-name="P4">
Source: <text:a xlink:type="simple" xlink:href="https://www.ukrinform.ua/rubric-society/3727864-tretina-ukrainciv-za-kordonom-virat-so-v-ukraini-utiskaut-rosijskomovnih.html" text:style-name="Internet_20_link" text:visited-style-name="Visited_20_Internet_20_Link">
https://www.ukrinform.ua/rubric-society/3727864-tretina-ukrainciv-za-kordonom-virat-so-v-ukraini-utiskaut-rosijskomovnih.html</text:a>
</text:p>
      <!--NEWS-->
      <text:h text:style-name="P10" text:outline-level="1">
<text:span text:style-name="T4">
У Сербії суд звільнив з-під варти трьох косовських поліцейських</text:span>
</text:h>
      <text:p text:style-name="P4">
Authors: Ukrinform (Person)</text:p>
      <text:p text:style-name="P4">
Publisher: Укринформ (Organization)</text:p>
      <text:p text:style-name="P4">
Published Time: 2023-06-26T14:20:22+03:00</text:p>
      <text:p text:style-name="P4">
Modified Time: 2023-06-26T14:20:22+03:00</text:p>
      <text:p text:style-name="P4">
Description: Сербський суд постановив звільнити трьох косовських поліцейських, затриманих 14 червня на кордоні між двома країнами.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Косово', 'Поліція', 'Сербія', 'Суд', 'Кордон']</text:p>
      <text:p text:style-name="P4">
Type: Article</text:p>
      <!--METADATA-->
      <text:p text:style-name="P4">
<draw:frame draw:style-name="fr1" draw:name="Image73" text:anchor-type="as-char" svg:width="6.9236in" svg:height="3.956343in" draw:z-index="0">
<draw:image xlink:href="../Images/yкринформ/2023-06-26T14-20-22-03-00/630_360_1532017869-1678.jpg" xlink:type="simple" xlink:show="embed" xlink:actuate="onLoad" draw:mime-type="image/jpeg"/>
</draw:frame>
 Сербськийсуд постановив звільнити трьох косовських поліцейських, затриманих 14 червняна кордоні між двома країнами.</text:p>
      <text:p text:style-name="P4">
Як передає Укрінформ, про це повідомляє  <text:a xlink:type="simple" xlink:href="https://www.reuters.com/world/europe/serbian-court-orders-release-three-kosovo-policemen-2023-06-26/" text:style-name="Internet_20_link" text:visited-style-name="Visited_20_Internet_20_Link">
 Reuters</text:a>
 .</text:p>
      <text:p text:style-name="P4">
"Колегія без проведення судового розгляду Високого суду в Кралево підтвердилаобвинувальний акт проти вищезгаданих підсудних і винесла рішення проприпинення утримання підсудних під вартою", - йдеться в заяві суду.</text:p>
      <text:p text:style-name="P4">
Зазначається, що прокуратура раніше висунула обвинувачення трьом поліцейськиму несанкціонованому виробництві, зберіганні, носінні та торгівлі зброєю івибуховими речовинами.</text:p>
      <text:p text:style-name="P4">
Як повідомлялося, <text:a xlink:type="simple" xlink:href="https://www.ukrinform.ua/rubric-world/3723031-serbski-siloviki-zatrimali-troh-kosovskih-policejskih-kosovo-perekrilo-ruh-avtomobiliv.html" text:style-name="Internet_20_link" text:visited-style-name="Visited_20_Internet_20_Link">
 троє косовських поліцейських були затримані</text:a>
 14 червнясербськими силами, але офіційні представники Косова та Сербії  називають різнімісця арешту, звинувачуючи одне одного в незаконному перетині кордону.</text:p>
      <text:p text:style-name="P4">
<text:span text:style-name="T4">
Читайте також:</text:span>
 <text:a xlink:type="simple" xlink:href="https://www.ukrinform.ua/rubric-world/3726542-dla-znizenna-naprugi-miz-kosovo-i-serbieu-es-proponue-provesti-novi-miscevi-vibori.html" text:style-name="Internet_20_link" text:visited-style-name="Visited_20_Internet_20_Link">
 <text:span text:style-name="T4">
Для</text:span>
 <text:span text:style-name="T4">
зниження</text:span>
 <text:span text:style-name="T4">
напруги</text:span>
 <text:span text:style-name="T4">
між</text:span>
 <text:span text:style-name="T4">
Косово</text:span>
 і<text:span text:style-name="T4">
Сербією</text:span>
 ЄС <text:span text:style-name="T4">
пропонує</text:span>
 <text:span text:style-name="T4">
провести</text:span>
 <text:span text:style-name="T4">
нові</text:span>
 <text:span text:style-name="T4">
місцеві</text:span>
 <text:span text:style-name="T4">
вибори</text:span>
</text:a>
</text:p>
      <text:p text:style-name="P4">
Зокрема, у Сербії заявили, що троє косовських албанців були заарештовані на їїтериторії, поблизу кордону з Косовом. Офіційні особи частково визнаного Косованаполягають, що поліцейських «викрали».</text:p>
      <text:p text:style-name="P4">
Цей інцидент стався на тлі сутичок у <text:a xlink:type="simple" xlink:href="https://www.ukrinform.ua/tag-kosovo" text:style-name="Internet_20_link" text:visited-style-name="Visited_20_Internet_20_Link">
 Косові </text:a>
 між місцевою поліцією та учасниками акцій, які протестують протиприходу до влади мерів, що є етнічними албанцями, у районах проживаннясербського населення.</text:p>
      <text:p text:style-name="P4">
Source: <text:a xlink:type="simple" xlink:href="https://www.ukrinform.ua/rubric-world/3727866-u-serbii-sud-zvilniv-zpid-varti-troh-kosovskih-policejskih.html" text:style-name="Internet_20_link" text:visited-style-name="Visited_20_Internet_20_Link">
https://www.ukrinform.ua/rubric-world/3727866-u-serbii-sud-zvilniv-zpid-varti-troh-kosovskih-policejskih.html</text:a>
</text:p>
      <!--NEWS-->
      <text:h text:style-name="P10" text:outline-level="1">
<text:span text:style-name="T4">
У Вільнюсі Україна має отримати гарантії безпеки і сигнал про членство в НАТО - Расмуссен</text:span>
</text:h>
      <text:p text:style-name="P4">
Authors: Ukrinform (Person)</text:p>
      <text:p text:style-name="P4">
Publisher: Укринформ (Organization)</text:p>
      <text:p text:style-name="P4">
Published Time: 2023-06-26T14:21:00+03:00</text:p>
      <text:p text:style-name="P4">
Modified Time: 2023-06-26T14:21:00+03:00</text:p>
      <text:p text:style-name="P4">
Description: Колишній генеральний секретар НАТО Андерс Фог Расмуссен зазначив, що на Вільнюському саміті НАТО Україна має отримати як гарантії безпеки, так і сигнал щодо перспектив членства в Альянсі. — Укрінформ.</text:p>
      <text:p text:style-name="P4">
Images: ['<text:a xlink:type="simple" xlink:href="https://static.ukrinform.com/photos/2023_05/thumb_files/630_360_1684147437-259.jpg" text:style-name="Internet_20_link" text:visited-style-name="Visited_20_Internet_20_Link">
630_360_16841...</text:a>
']</text:p>
      <text:p text:style-name="P4">
Tags: ['НАТО', 'Расмуссен', 'Саміт НАТО', 'Єрмак']</text:p>
      <text:p text:style-name="P4">
Type: Article</text:p>
      <!--METADATA-->
      <text:p text:style-name="P4">
<draw:frame draw:style-name="fr1" draw:name="Image74" text:anchor-type="as-char" svg:width="6.9236in" svg:height="3.956343in" draw:z-index="0">
<draw:image xlink:href="../Images/yкринформ/2023-06-26T14-21-00-03-00/630_360_1684147437-259.jpg" xlink:type="simple" xlink:show="embed" xlink:actuate="onLoad" draw:mime-type="image/jpeg"/>
</draw:frame>
 Колишнійгенеральний секретар НАТО Андерс Фог Расмуссен зазначив, що на Вільнюськомусаміті НАТО Україна має отримати як гарантії безпеки, так і сигнал щодоперспектив членства в Альянсі.</text:p>
      <text:p text:style-name="P4">
Про це він заявив на спільному брифінгу з керівником Офісу Президента УкраїниАндрієм Єрмаком для представників німецьких ЗМІ з питань підготовки доВільнюського саміту та надання гарантій безпеки для України, передає Укрінформз посиланням на <text:a xlink:type="simple" xlink:href="https://president.gov.ua/news/andrij-yermak-na-brifingu-dlya-nimeckih-zmi-ukrayina-ochikuy-83809" text:style-name="Internet_20_link" text:visited-style-name="Visited_20_Internet_20_Link">
 пресслужбу глави держави</text:a>
.</text:p>
      <text:p text:style-name="P4">
Окрему увагу було привернуто до пропозицій щодо гарантій безпеки для України,які мають бути надані на її шляху до повноправного членства в <text:a xlink:type="simple" xlink:href="https://www.ukrinform.ua/tag-nato" text:style-name="Internet_20_link" text:visited-style-name="Visited_20_Internet_20_Link">
 НАТО</text:a>
 .</text:p>
      <text:p text:style-name="P4">
Як зауважили Єрмак і Расмуссен, такі пропозиції були викладені в проектіКиївського безпекового договору, розробленого експертами Міжнародної робочоїгрупи та опублікованого у вересні 2022 року.</text:p>
      <text:p text:style-name="P4">
<text:span text:style-name="T4">
Читайте також:</text:span>
 <text:a xlink:type="simple" xlink:href="https://www.ukrinform.ua/rubric-polytics/3727860-ukraina-pragne-otrimati-citke-zaprosenna-v-nato-za-sprosenou-procedurou-ermak.html" text:style-name="Internet_20_link" text:visited-style-name="Visited_20_Internet_20_Link">
 Україна прагне отримати чітке запрошення в <text:span text:style-name="T4">
НАТО</text:span>
 заспрощеною процедурою – Єрмак </text:a>
</text:p>
      <text:p text:style-name="P4">
Расмуссен зазначив, що на Вільнюському саміті Україна має отримати як гарантіїбезпеки, так і сигнал щодо перспектив членства в Альянсі. Він наголосив, щовірить у надання безпекових гарантій Україні на саміті в липні, і висловивпереконання, що майбутнє Української держави – в Альянсі, адже Україна нинібудує нову безпекову архітектуру Європи.</text:p>
      <text:p text:style-name="P4">
«Ми маємо рухатися до чіткого пакету підтримки й говорити про каркас тривалихбезпекових гарантій для України. Також у фокусі – членство в НАТО для України.Я вірю, що цей час настане на Вільнюському саміті», – зауважив колишній генсекНАТО.</text:p>
      <text:p text:style-name="P4">
Розповідаючи про оборонну підтримку від партнерів, Єрмак зазначив, щостійкість українського народу й рішучість Збройних сил у боротьбі з російськимагресором спонукають світових лідерів до збільшення постачання озброєнь нашійдержаві.</text:p>
      <text:p text:style-name="P4">
«Щодня українці, лягаючи спати, не впевнені, чи прокинуться вранці. Але вонизалишаються тут, удома. Вони повертаються. І це спонукало партнерів надаватинам засоби для захисту неба. Так і в інших позиціях», – констатував керівникОП.</text:p>
      <text:p text:style-name="P4">
У цьому контексті він також зазначив, що надана Німеччиною зброя, зокрема йсистеми ППО, також допомагає нашому народу.</text:p>
      <text:p text:style-name="P4">
«Це значна допомога. Президент Зеленський під час нещодавнього візиту доБерліна та Аахена персонально подякував німецькому народу та канцлеру,парламенту Німеччини, які підтримують Україну й допомагають нам. Ваша зброядобре працює на нашому полі бою, і, звісно, ми надзвичайно вдячні тасподіваємося на продовження цієї підтримки», – наголосив Єрмак.</text:p>
      <text:p text:style-name="P4">
Як повідомлялося, 11-12 липня у Вільнюсі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text:span text:style-name="T5">
Фото: Shutterstock</text:span>
</text:p>
      <text:p text:style-name="P4">
Source: <text:a xlink:type="simple" xlink:href="https://www.ukrinform.ua/rubric-polytics/3727869-u-vilnusi-ukraina-mae-otrimati-garantii-bezpeki-i-signal-pro-clenstvo-v-nato-rasmussen.html" text:style-name="Internet_20_link" text:visited-style-name="Visited_20_Internet_20_Link">
https://www.ukrinform.ua/rubric-polytics/3727869-u-vilnusi-ukraina-mae-otrimati-garantii-bezpeki-i-signal-pro-clenstvo-v-nato-rasmussen.html</text:a>
</text:p>
      <!--NEWS-->
      <text:h text:style-name="P10" text:outline-level="1">
<text:span text:style-name="T4">
Армія РФ атакувала Білозерку на Херсонщині, є поранена</text:span>
</text:h>
      <text:p text:style-name="P4">
Authors: Ukrinform (Person)</text:p>
      <text:p text:style-name="P4">
Publisher: Укринформ (Organization)</text:p>
      <text:p text:style-name="P4">
Published Time: 2023-06-26T14:28:00+03:00</text:p>
      <text:p text:style-name="P4">
Modified Time: 2023-06-26T14:28:00+03:00</text:p>
      <text:p text:style-name="P4">
Description: Армія РФ атакувала Білозерку Херсонської області, поранена 71-річна жінка, її госпіталізували. — Укрінформ.</text:p>
      <text:p text:style-name="P4">
Images: ['<text:a xlink:type="simple" xlink:href="https://static.ukrinform.com/photos/2022_05/thumb_files/630_360_1653576338-700.jpg" text:style-name="Internet_20_link" text:visited-style-name="Visited_20_Internet_20_Link">
630_360_16535...</text:a>
']</text:p>
      <text:p text:style-name="P4">
Tags: ['Херсонщина', 'Обстріл', 'Поранені', 'Війна з Росією']</text:p>
      <text:p text:style-name="P4">
Type: Article</text:p>
      <!--METADATA-->
      <text:p text:style-name="P4">
<draw:frame draw:style-name="fr1" draw:name="Image75" text:anchor-type="as-char" svg:width="6.9236in" svg:height="3.956343in" draw:z-index="0">
<draw:image xlink:href="../Images/yкринформ/2023-06-26T14-28-00-03-00/630_360_1653576338-700.jpg" xlink:type="simple" xlink:show="embed" xlink:actuate="onLoad" draw:mime-type="image/jpeg"/>
</draw:frame>
 Армія РФатакувала Білозерку Херсонської області, поранена 71-річна жінка, їїгоспіталізували.</text:p>
      <text:p text:style-name="P4">
Про це повідомляє Херсонська ОВА у <text:a xlink:type="simple" xlink:href="https://t.me/khersonskaODA/7393" text:style-name="Internet_20_link" text:visited-style-name="Visited_20_Internet_20_Link">
 Телеграмі</text:a>
 , передає Укрінформ.</text:p>
      <text:p text:style-name="P4">
«Армія рф атакувала Білозерку, – поранено мирну жінку», - йдеться уповідомленні.</text:p>
      <text:p text:style-name="P4">
В ОВА інформують, що через обстріл постраждала 71-річна жінка, яка знаходиласяна подвірʼї. З пораненням ноги її шпиталізували до лікарні.</text:p>
      <text:p text:style-name="P4">
Як зазначається, ворог вдарив по будівлі місцевої музичної школи. Такожпошкоджені приватні будинки, газопровід та лінії електропередач, що булипоруч.</text:p>
      <text:p text:style-name="P4">
<text:span text:style-name="T4">
Читайте також:</text:span>
 <text:a xlink:type="simple" xlink:href="https://www.ukrinform.ua/rubric-regions/3727848-obstril-sumsini-u-likarni-pomerla-zinka-aka-naperedodni-distala-poranenna.html" text:style-name="Internet_20_link" text:visited-style-name="Visited_20_Internet_20_Link">
 <text:span text:style-name="T4">
Обстріл</text:span>
 Сумщини: у лікарні померла жінка, яканапередодні дістала поранення </text:a>
</text:p>
      <text:p text:style-name="P4">
Як повідомляв Укрінформ, <text:a xlink:type="simple" xlink:href="https://www.ukrinform.ua/rubric-regions/3727649-vijska-rf-za-dobu-vipustili-po-hersonsini-644-snaradi-odin-zagiblij-semero-poranenih.html" text:style-name="Internet_20_link" text:visited-style-name="Visited_20_Internet_20_Link">
 війська РФ за добу 95 разів обстріляли Херсонщину,випустивши при цьому 644 снаряди </text:a>
 з мінометів, артилерії, «Градів», танків,безпілотників та авіації. Одна людина загинула, семеро — дістали поранення.</text:p>
      <text:p text:style-name="P4">
Через ранковий ворожий обстріл житлових кварталів Херсона та Антонівкизабороненими запалювальними боєприпасами пошкоджені водопровід, газопровід,обʼєкт критичної інфраструктури, горіли житлові будинки.</text:p>
      <text:p text:style-name="P4">
ЗСУ восени визволили правобережну частину Херсонської області, зокрема містоХерсон. Частина області, розташована на лівому березі Дніпра, тимчасовозахоплена російськими військами.</text:p>
      <text:p text:style-name="P4">
Жителів звільненого правобережжя на Херсонщині, яке обстрілюється ворогом,закликають мінімізувати перебування на відкритому просторі, тому що більшістьпоранень люди зазнають, перебуваючи саме на вулиці.</text:p>
      <text:p text:style-name="P4">
Source: <text:a xlink:type="simple" xlink:href="https://www.ukrinform.ua/rubric-ato/3727872-armia-rf-atakuvala-bilozerku-na-hersonsini-e-poranena.html" text:style-name="Internet_20_link" text:visited-style-name="Visited_20_Internet_20_Link">
https://www.ukrinform.ua/rubric-ato/3727872-armia-rf-atakuvala-bilozerku-na-hersonsini-e-poranena.html</text:a>
</text:p>
      <!--NEWS-->
      <text:h text:style-name="P10" text:outline-level="1">
<text:span text:style-name="T4">
Міцотакіс розпочав другу каденцію прем’єра Греції</text:span>
</text:h>
      <text:p text:style-name="P4">
Authors: Ukrinform (Person)</text:p>
      <text:p text:style-name="P4">
Publisher: Укринформ (Organization)</text:p>
      <text:p text:style-name="P4">
Published Time: 2023-06-26T14:30:00+03:00</text:p>
      <text:p text:style-name="P4">
Modified Time: 2023-06-26T14:30:00+03:00</text:p>
      <text:p text:style-name="P4">
Description: У понеділок удень, 26 червня, Кіріакос Міцотакіс склав присягу прем’єр-міністра Греції на другий термін після того, як днем раніше його партія «Нова демократія» здобула велику перемогу на парламентських виборах. — Укрінформ.</text:p>
      <text:p text:style-name="P4">
Images: ['<text:a xlink:type="simple" xlink:href="https://static.ukrinform.com/photos/2023_06/thumb_files/630_360_1687778606-157.jpg" text:style-name="Internet_20_link" text:visited-style-name="Visited_20_Internet_20_Link">
630_360_16877...</text:a>
']</text:p>
      <text:p text:style-name="P4">
Tags: ['Греція', "Прем'єр"]</text:p>
      <text:p text:style-name="P4">
Type: Article</text:p>
      <!--METADATA-->
      <text:p text:style-name="P4">
<draw:frame draw:style-name="fr1" draw:name="Image76" text:anchor-type="as-char" svg:width="6.9236in" svg:height="3.956343in" draw:z-index="0">
<draw:image xlink:href="../Images/yкринформ/2023-06-26T14-30-00-03-00/630_360_1687778606-157.jpg" xlink:type="simple" xlink:show="embed" xlink:actuate="onLoad" draw:mime-type="image/jpeg"/>
</draw:frame>
 Упонеділок удень, 26 червня, Кіріакос Міцотакіс склав присягу прем’єр-міністраГреції на другий термін після того, як днем раніше його партія «Новадемократія» здобула велику перемогу на парламентських виборах.</text:p>
      <text:p text:style-name="P4">
Як передає Укрінформ, про це повідомляє <text:a xlink:type="simple" xlink:href="https://www.ekathimerini.com/news/1214074/mitsotakis-sworn-in-as-prime-minister-begins-new-term-in-office/" text:style-name="Internet_20_link" text:visited-style-name="Visited_20_Internet_20_Link">
 Ekathimerini.</text:a>
</text:p>
      <text:p text:style-name="P4">
Церемонія присяги відбулася в президентському палаці в присутності президентаКатерини Сакелларопулу та архієпископа Ієроніма.</text:p>
      <text:p text:style-name="P4">
Потім Міцотакіс пройшов до офіційної резиденції прем’єр-міністра, де зустрівсяз т.в.о. прем’єр-міністром Йоаннісом Сармасом, який залишає свою посаду.</text:p>
      <text:p text:style-name="P4">
Міцотакіс подякував Сармасу та Кабміну тимчасового уряду за його «зразковуроботу» під час короткого терміну перебування на посаді, а Сармас побажавМіцотакісу успіхів під час його нової каденції глави уряду.</text:p>
      <text:p text:style-name="P4">
<text:span text:style-name="T4">
Читайте також:</text:span>
 <text:a xlink:type="simple" xlink:href="https://www.ukrinform.ua/rubric-world/3727819-u-grecii-partia-premera-otrimala-monobilsist.html" text:style-name="Internet_20_link" text:visited-style-name="Visited_20_Internet_20_Link">
 У <text:span text:style-name="T4">
Греції</text:span>
 партія прем'єра отримала «монобільшість»</text:a>
</text:p>
      <text:p text:style-name="P4">
Як повідомляв Укрінформ, <text:a xlink:type="simple" xlink:href="https://www.ukrinform.ua/rubric-world/3727604-na-viborah-u-grecii-peremogu-zdobuvae-vladna-partia-nova-demokratia-ekzitpol.html" text:style-name="Internet_20_link" text:visited-style-name="Visited_20_Internet_20_Link">
 владна у Греції партія консерваторів «Новадемократія» отримала більшість місць у парламенті</text:a>
 за підсумками недільнихвиборів.</text:p>
      <text:p text:style-name="P4">
<text:span text:style-name="T5">
Фото: Intime News</text:span>
</text:p>
      <text:p text:style-name="P4">
Source: <text:a xlink:type="simple" xlink:href="https://www.ukrinform.ua/rubric-world/3727871-micotakis-rozpocav-drugu-kadenciu-premera-grecii.html" text:style-name="Internet_20_link" text:visited-style-name="Visited_20_Internet_20_Link">
https://www.ukrinform.ua/rubric-world/3727871-micotakis-rozpocav-drugu-kadenciu-premera-grecii.html</text:a>
</text:p>
      <!--NEWS-->
      <text:h text:style-name="P10" text:outline-level="1">
<text:span text:style-name="T4">
Лінія фронту не повинна стати новим кордоном між Україною та Росією - речник уряду ФРН</text:span>
</text:h>
      <text:p text:style-name="P4">
Authors: Ukrinform (Person)</text:p>
      <text:p text:style-name="P4">
Publisher: Укринформ (Organization)</text:p>
      <text:p text:style-name="P4">
Published Time: 2023-06-26T14:32:00+03:00</text:p>
      <text:p text:style-name="P4">
Modified Time: 2023-06-26T14:32:00+03:00</text:p>
      <text:p text:style-name="P4">
Description: Лінія фронту не повинна стати новим кордоном між Україною та Росією, а відносини між двома державами бути «холодним миром». — Укрінформ.</text:p>
      <text:p text:style-name="P4">
Images: ['<text:a xlink:type="simple" xlink:href="https://static.ukrinform.com/photos/2023_06/thumb_files/630_360_1687778225-389.jpg" text:style-name="Internet_20_link" text:visited-style-name="Visited_20_Internet_20_Link">
630_360_16877...</text:a>
']</text:p>
      <text:p text:style-name="P4">
Tags: ['Німеччина', 'Україна', 'Росія', 'Війна з Росією']</text:p>
      <text:p text:style-name="P4">
Type: Article</text:p>
      <!--METADATA-->
      <text:p text:style-name="P4">
<draw:frame draw:style-name="fr1" draw:name="Image77" text:anchor-type="as-char" svg:width="6.9236in" svg:height="3.956343in" draw:z-index="0">
<draw:image xlink:href="../Images/yкринформ/2023-06-26T14-32-00-03-00/630_360_1687778225-389.jpg" xlink:type="simple" xlink:show="embed" xlink:actuate="onLoad" draw:mime-type="image/jpeg"/>
</draw:frame>
 Лініяфронту не повинна стати новим кордоном між Україною та Росією, а відносини міждвома державами бути «холодним миром».</text:p>
      <text:p text:style-name="P4">
Про це заявив речник федерального уряду Німеччини Штеффен Гебештрайт набрифінгу в понеділок, повідомляє кореспондент Укрінформу.</text:p>
      <text:p text:style-name="P4">
«Не повинно бути «холодного миру». Не повинно дійти до ситуації, що нинішнялінія фронту перетвориться на новий державний кордон», - підкреслив речник.</text:p>
      <text:p text:style-name="P4">
Він запевнив, що німецька сторона постійно закликає російську негайно зупинитивійну, вивести свої війська та встановити справедливий мир.</text:p>
      <text:p text:style-name="P4">
Речник назвав добрим, що в світі є дедалі більше мирних ініціатив, спрямованихна завершення війни.</text:p>
      <text:p text:style-name="P4">
Який вплив події у РФ на минулих вихідних матимуть на можливість переговорівміж Україною і Росією, за словами Гебештрайта, говорити поки зарано. Загалом,зазначив він, це «стане зрозуміло лише наступними днями, тижнями та місяцями».</text:p>
      <text:p text:style-name="P4">
<text:span text:style-name="T4">
Читайте також:</text:span>
 <text:a xlink:type="simple" xlink:href="https://www.ukrinform.ua/rubric-polytics/3727558-posolstvo-ukraini-rozkritikuvalo-politiku-uradu-izrailu-sodo-rf-i-zaklikalo-pidtrimati-kiiv.html" text:style-name="Internet_20_link" text:visited-style-name="Visited_20_Internet_20_Link">
 Посольство України розкритикувало політику уряду Ізраїлющодо РФ і закликало підтримати Київ </text:a>
</text:p>
      <text:p text:style-name="P4">
Власних оцінок подіям в Росії і чи послабили вони позиції президента Путіна, вБерліні не дають, адже не мають власних даних, але слідкували за цимивнутрішньорсійськими подіями уважно та вважають їх «дуже серйозними». Речникпоінформував, що протягом вихідних відбувалося обговорення на різних рівнях,зокрема, канцлер Олаф Шольц провів телефонну розмову з лідерами США, Франціїта Великої Британії, а голова МЗС Анналена Бербок - з колегами по групі G7.Він не став відповідати на запитання, чи були останніми днями або чиплануються контакти з російською стороною, зокрема стосовно питань ядерноїбезпеки.</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оголосивдемарш проти російського військового керівництва</text:a>
 , зокрема, проти міністра оборони РФ Сергія Шойгу,та пішов на Москву. Втім, уже ввечері 24 червня після, начебто, досягненняякихось домовленостей за посередництва білоруського диктатора Лукашенка віноголосив, що його підрозділи повертаються у польові табори.</text:p>
      <text:p text:style-name="P4">
Source: <text:a xlink:type="simple" xlink:href="https://www.ukrinform.ua/rubric-polytics/3727876-linia-frontu-ne-povinna-stati-novim-kordonom-miz-ukrainou-ta-rosieu-recnik-uradu-frn.html" text:style-name="Internet_20_link" text:visited-style-name="Visited_20_Internet_20_Link">
https://www.ukrinform.ua/rubric-polytics/3727876-linia-frontu-ne-povinna-stati-novim-kordonom-miz-ukrainou-ta-rosieu-recnik-uradu-frn.html</text:a>
</text:p>
      <!--NEWS-->
      <text:h text:style-name="P10" text:outline-level="1">
<text:span text:style-name="T4">
Сили оборони просуваються на Таврійському напрямку – за добу знищили чотири роти загарбників</text:span>
</text:h>
      <text:p text:style-name="P4">
Authors: Ukrinform (Person)</text:p>
      <text:p text:style-name="P4">
Publisher: Укринформ (Organization)</text:p>
      <text:p text:style-name="P4">
Published Time: 2023-06-26T14:36:00+03:00</text:p>
      <text:p text:style-name="P4">
Modified Time: 2023-06-26T14:36:00+03:00</text:p>
      <text:p text:style-name="P4">
Description: Сили оборони за минулу добу знищили на Таврійському напрямку чотири роти російських загарбників та 15 одиниць військової техніки противника. — Укрінформ.</text:p>
      <text:p text:style-name="P4">
Images: ['<text:a xlink:type="simple" xlink:href="https://static.ukrinform.com/photos/2023_06/thumb_files/630_360_1686022540-181.jpg" text:style-name="Internet_20_link" text:visited-style-name="Visited_20_Internet_20_Link">
630_360_16860...</text:a>
']</text:p>
      <text:p text:style-name="P4">
Tags: ['Військова техніка', 'Військові', 'Таврія', 'Війна з Росією']</text:p>
      <text:p text:style-name="P4">
Type: Article</text:p>
      <!--METADATA-->
      <text:p text:style-name="P4">
<draw:frame draw:style-name="fr1" draw:name="Image78" text:anchor-type="as-char" svg:width="6.9236in" svg:height="3.956343in" draw:z-index="0">
<draw:image xlink:href="../Images/yкринформ/2023-06-26T14-36-00-03-00/630_360_1686022540-181.jpg" xlink:type="simple" xlink:show="embed" xlink:actuate="onLoad" draw:mime-type="image/jpeg"/>
</draw:frame>
 Силиоборони за минулу добу знищили на Таврійському напрямку чотири роти російськихзагарбників та 15 одиниць військової техніки противника.</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34" text:style-name="Internet_20_link" text:visited-style-name="Visited_20_Internet_20_Link">
 Телеграмі</text:a>
 .</text:p>
      <text:p text:style-name="P4">
«На Таврійському напрямку Сили оборони просуваються вперед. Вже є звільненітериторії і наш рух продовжується. Протягом минулої доби ворог 18 разіватакував наші позиції та здійснив 450 <text:a xlink:type="simple" xlink:href="https://www.ukrinform.ua/tag-obstril" text:style-name="Internet_20_link" text:visited-style-name="Visited_20_Internet_20_Link">
 обстрілів</text:a>
 . Підрозділи ракетних військ таартилерії Сил оборони Таврійського напрямку протягом доби виконали 954вогневих завдання. За останню добу втрати ворога вбитими та пораненими склалимайже чотири роти. Знищено 15 одиниць військової техніки противника», -поінформував Тарнавський.</text:p>
      <text:p text:style-name="P4">
Відео: <text:a xlink:type="simple" xlink:href="https://t.me/otarnavskiy/134" text:style-name="Internet_20_link" text:visited-style-name="Visited_20_Internet_20_Link">
 Телеграм Командувача оперативно-стратегічного угруповання військ«Таврія» Олександра Тарнавського </text:a>
</text:p>
      <text:p text:style-name="P4">
<text:span text:style-name="T4">
Читайте також:</text:span>
 <text:a xlink:type="simple" xlink:href="https://www.ukrinform.ua/rubric-ato/3727465-na-tavrijskomu-napramku-ukrainski-vijskovi-pokrasili-takticne-polozenna-v-oboroni.html" text:style-name="Internet_20_link" text:visited-style-name="Visited_20_Internet_20_Link">
 На <text:span text:style-name="T4">
Таврійськ</text:span>
 ому напрямку українські військовіпокращили тактичне положення в обороні </text:a>
</text:p>
      <text:p text:style-name="P4">
За його даними, зокрема, знищено 4 ББМ, 2 БпЛА Supercam, самохіднуартилерійську установку 2С3 “Акація” та автомобільну техніку. Також знищеносклад боєприпасів ворога.</text:p>
      <text:p text:style-name="P4">
Як повідомляв Укрінформ, Сили оборони України з 24 лютого 2022 року по 26червня 2023 року  <text:a xlink:type="simple" xlink:href="https://www.ukrinform.ua/rubric-ato/3727653-zsu-za-dobu-znisili-950-rosijskih-zagarbnikiv.html" text:style-name="Internet_20_link" text:visited-style-name="Visited_20_Internet_20_Link">
 ліквідували близько 225 580 російських загарбників</text:a>
 , при цьому 950 - за минулу добу.</text:p>
      <text:p text:style-name="P4">
Source: <text:a xlink:type="simple" xlink:href="https://www.ukrinform.ua/rubric-ato/3727878-sili-oboroni-prosuvautsa-na-tavrijskomu-napramku-za-dobu-znisili-cotiri-roti-zagarbnikiv.html" text:style-name="Internet_20_link" text:visited-style-name="Visited_20_Internet_20_Link">
https://www.ukrinform.ua/rubric-ato/3727878-sili-oboroni-prosuvautsa-na-tavrijskomu-napramku-za-dobu-znisili-cotiri-roti-zagarbnikiv.html</text:a>
</text:p>
      <!--NEWS-->
      <text:h text:style-name="P10" text:outline-level="1">
<text:span text:style-name="T4">
Київстар запустив новий пакет телебачення - 40% вартості піде на допомогу дітям з опіками</text:span>
</text:h>
      <text:p text:style-name="P4">
Authors: Ukrinform (Person)</text:p>
      <text:p text:style-name="P4">
Publisher: Укринформ (Organization)</text:p>
      <text:p text:style-name="P4">
Published Time: 2023-06-26T14:37:18+03:00</text:p>
      <text:p text:style-name="P4">
Modified Time: 2023-06-26T14:37:18+03:00</text:p>
      <text:p text:style-name="P4">
Description: Платформа кіно та телебачення «Київстар ТБ» запускає новий пакет «Київстар ТБ: Благодійний», 40% від вартості якого буде спрямовано на допомогу дітям, які отримали опіки внаслідок повномасштабного вторгнення. — Укрінформ.</text:p>
      <text:p text:style-name="P4">
Images: ['<text:a xlink:type="simple" xlink:href="https://static.ukrinform.com/photos/2022_09/thumb_files/630_360_1663337360-379.png" text:style-name="Internet_20_link" text:visited-style-name="Visited_20_Internet_20_Link">
630_360_16633...</text:a>
', '<text:a xlink:type="simple" xlink:href="https://static.ukrinform.com/photos/2023_06/1687779245-897.jpg" text:style-name="Internet_20_link" text:visited-style-name="Visited_20_Internet_20_Link">
1687779245-89...</text:a>
']</text:p>
      <text:p text:style-name="P4">
Tags: ['Діти', 'Благодійність', 'Київстар', "Здоров'я", 'Телебачення']</text:p>
      <text:p text:style-name="P4">
Type: Article</text:p>
      <!--METADATA-->
      <text:p text:style-name="P4">
<draw:frame draw:style-name="fr1" draw:name="Image79" text:anchor-type="as-char" svg:width="6.9236in" svg:height="3.956343in" draw:z-index="0">
<draw:image xlink:href="../Images/yкринформ/2023-06-26T14-37-18-03-00/630_360_1663337360-379.png" xlink:type="simple" xlink:show="embed" xlink:actuate="onLoad" draw:mime-type="image/png"/>
</draw:frame>
 Платформакіно та телебачення «Київстар ТБ» запускає новий пакет «Київстар ТБ:Благодійний», 40% від вартості якого буде спрямовано на допомогу дітям, якіотримали опіки внаслідок повномасштабного вторгнення.</text:p>
      <text:p text:style-name="P4">
Про це Укрінформу повідомили у пресслужбі компанії “Київстар”.</text:p>
      <text:p text:style-name="P4">
Зокрема, планується із коштів, зібраних від пакета «Київстар ТБ: Благодійний»,закупити медичне обладнання для Національного реабілітаційного центру«Незламні» у Львові.</text:p>
      <text:p text:style-name="P4">
Аби долучитися до ініціативи, користувачу потрібно вибрати серед лінійкипакетів саме «Київстар ТБ: Благодійний». Пакет має найбільший контент і надаєдоступ до 320 телеканалів і понад 20 000 фільмів, програм і серіалів наплатформі. Долучитися до благодійної ініціативи можуть як нові абоненти, так іті, котрі вже його використовують. “Таким чином, можна не лише долучитися додоброї справи, але й отримати як бонус якісний, легальний контент”, -зазначили в компанії.</text:p>
      <text:p text:style-name="P4">
<draw:frame draw:style-name="fr1" draw:name="Image80" text:anchor-type="as-char" svg:width="6.9236in" svg:height="3.89773in" draw:z-index="0">
<draw:image xlink:href="../Images/yкринформ/2023-06-26T14-37-18-03-00/1687779245-897.jpg" xlink:type="simple" xlink:show="embed" xlink:actuate="onLoad" draw:mime-type="image/jpeg"/>
</draw:frame>
</text:p>
      <text:p text:style-name="P4">
Підкреслюється, що зібрані кошти <text:a xlink:type="simple" xlink:href="https://www.ukrinform.ua/tag-kiivstar" text:style-name="Internet_20_link" text:visited-style-name="Visited_20_Internet_20_Link">
 Київстар </text:a>
 ТБ спрямує на купівлю лазера для шліфування опікових рубців дляреабілітаційного центру «Незламні». Ініціативу реалізують у межах програми«Дитяча надія», для якої Київстар спільно з абонентами вже перерахував понад10 млн грн на підтримку дітей з опіками.</text:p>
      <text:p text:style-name="P4">
«Повномасштабна війна кардинально змінила життя кожного українця, тож у цейнадскладний час ми маємо підтримувати одне одного та допомагати тим, хтопотребує цього найбільше. Зі свого боку Київстар ТБ радо долучається доважливої справи та створює спеціальний благодійний пакет для того, щоб зібратикошти на швидку й ефективну реабілітацію дітей, які отримали опіки внаслідокзлочинних дій рф. Тож закликаємо наших користувачів долучитися до ініціативита підключити собі цей благодійний пакет, адже разом ми сильніші», –прокоментували в Київстар ТБ.</text:p>
      <text:p text:style-name="P4">
<text:span text:style-name="T4">
Читайте також:</text:span>
 <text:a xlink:type="simple" xlink:href="https://www.ukrinform.ua/rubric-regions/3707441-kiivstar-vidiliv-10-miljoniv-dla-ditacogo-opikovogo-viddilenna-centru-nezlamni-u-lvovi.html" text:style-name="Internet_20_link" text:visited-style-name="Visited_20_Internet_20_Link">
 <text:span text:style-name="T4">
Київстар</text:span>
 виділив 10 мільйонів для дитячого опіковоговідділення центру «Незламні» у Львові </text:a>
</text:p>
      <text:p text:style-name="P4">
Національний реабілітаційний центр «Незламні» на базі Першого медоб’єднанняЛьвова з перших днів повномасштабного вторгнення став одним із головнихприхистків для дітей, котрі постраждали від війни. Лікарня прийняла понад 250малюків з мінно-вибуховими ураженнями й опіками з усіх куточків України. Протедля якісного лікування складних випадків і реабілітації дітей лікарня потребуєдороговартісного обладнання.</text:p>
      <text:p text:style-name="P4">
Долучитися до збирання коштів на лазер можуть не тільки користувачі платформи«Київстар ТБ». Абоненти передоплаченого зв’язку Київстар можуть зробитиразовий переказ за допомогою SMS на номер 450025, або допомогти реалізуватипроєкт через пожертву з банківської картки на сайті <text:a xlink:type="simple" xlink:href="https://dobro.ua/project/kyivstar/" text:style-name="Internet_20_link" text:visited-style-name="Visited_20_Internet_20_Link">
 dobro.ua</text:a>
 .</text:p>
      <text:p text:style-name="P4">
<text:span text:style-name="T5">
Фото: Київстар</text:span>
</text:p>
      <text:p text:style-name="P4">
Source: <text:a xlink:type="simple" xlink:href="https://www.ukrinform.ua/rubric-society/3727879-kiivstar-zapustiv-novij-paket-telebacenna-40-vartosti-pide-na-dopomogu-ditam-z-opikami.html" text:style-name="Internet_20_link" text:visited-style-name="Visited_20_Internet_20_Link">
https://www.ukrinform.ua/rubric-society/3727879-kiivstar-zapustiv-novij-paket-telebacenna-40-vartosti-pide-na-dopomogu-ditam-z-opikami.html</text:a>
</text:p>
      <!--NEWS-->
      <text:h text:style-name="P10" text:outline-level="1">
<text:span text:style-name="T4">
ФК «Реал» подовжив контракт з 37-річним Лукою Модричем</text:span>
</text:h>
      <text:p text:style-name="P4">
Authors: Ukrinform (Person)</text:p>
      <text:p text:style-name="P4">
Publisher: Укринформ (Organization)</text:p>
      <text:p text:style-name="P4">
Published Time: 2023-06-26T14:38:11+03:00</text:p>
      <text:p text:style-name="P4">
Modified Time: 2023-06-26T14:38:11+03:00</text:p>
      <text:p text:style-name="P4">
Description: Мадридський футбольний клуб «Реал» подовжив контракт з півзахисником Лукою Модричем ще на один рік - до 30 червня 2024-го. — Укрінформ.</text:p>
      <text:p text:style-name="P4">
Images: ['<text:a xlink:type="simple" xlink:href="https://static.ukrinform.com/photos/2023_06/thumb_files/630_360_1687777500-161.jpg" text:style-name="Internet_20_link" text:visited-style-name="Visited_20_Internet_20_Link">
630_360_16877...</text:a>
']</text:p>
      <text:p text:style-name="P4">
Tags: ['Футбол', 'Хорватія', 'Іспанія', 'Реал Мадрид', 'Лука Модрич']</text:p>
      <text:p text:style-name="P4">
Type: Article</text:p>
      <!--METADATA-->
      <text:p text:style-name="P4">
<draw:frame draw:style-name="fr1" draw:name="Image81" text:anchor-type="as-char" svg:width="6.9236in" svg:height="3.956343in" draw:z-index="0">
<draw:image xlink:href="../Images/yкринформ/2023-06-26T14-38-11-03-00/630_360_1687777500-161.jpg" xlink:type="simple" xlink:show="embed" xlink:actuate="onLoad" draw:mime-type="image/jpeg"/>
</draw:frame>
Мадридський футбольний клуб «Реал» подовжив контракт з півзахисником ЛукоюМодричем ще на один рік - до 30 червня 2024-го.</text:p>
      <text:p text:style-name="P4">
37-річний <text:a xlink:type="simple" xlink:href="https://www.realmadrid.com/noticias/2023/06/26/comunicado-oficial-modric" text:style-name="Internet_20_link" text:visited-style-name="Visited_20_Internet_20_Link">
 хорватський хавбек</text:a>
виступає за мадридців з 2012 року, передає Укрінформ.</text:p>
      <text:p text:style-name="P4">
Модрич тричі ставав чемпіоном Іспанії, п’ять разів перемагав у Лізі чемпіонів,багаторазово вигравав клубні чемпіонати світу, інші іспанські таконтинентальні трофеї.</text:p>
      <text:p text:style-name="P4">
Виступаючи у складі мадридців, 2018 року Лука виграв «Золотий м’яч» і буввизнаний найкращим гравцем року за версіями ФІФА та УЄФА.</text:p>
      <text:p text:style-name="P4">
Минулого сезону Модрич зіграв за «Реал» 52 матчі і має в активі 6 годів та 6результативних передач.</text:p>
      <text:p text:style-name="P4">
<text:span text:style-name="T4">
Читайте також:</text:span>
 <text:a xlink:type="simple" xlink:href="https://www.ukrinform.ua/rubric-sports/3703729-modric-vidhiliv-propoziciu-alnasra.html" text:style-name="Internet_20_link" text:visited-style-name="Visited_20_Internet_20_Link">
 Лука <text:span text:style-name="T4">
Модрич</text:span>
 відхилив пропозицію «Аль-Насра»</text:a>
</text:p>
      <text:p text:style-name="P4">
Футболіст відхилив вигідні фінансові пропозиції щодо переходу у чемпіонатСаудівської Аравії.</text:p>
      <text:p text:style-name="P4">
Фото: facebook.com/RealMadrid.</text:p>
      <text:p text:style-name="P4">
Source: <text:a xlink:type="simple" xlink:href="https://www.ukrinform.ua/rubric-sports/3727880-fk-real-podovziv-kontrakt-z-37ricnim-lukou-modricem.html" text:style-name="Internet_20_link" text:visited-style-name="Visited_20_Internet_20_Link">
https://www.ukrinform.ua/rubric-sports/3727880-fk-real-podovziv-kontrakt-z-37ricnim-lukou-modricem.html</text:a>
</text:p>
      <!--NEWS-->
      <text:h text:style-name="P10" text:outline-level="1">
<text:span text:style-name="T4">
Австралійський мільярдер Форест має намір інвестувати у відбудову України</text:span>
</text:h>
      <text:p text:style-name="P4">
Authors: Ukrinform (Person)</text:p>
      <text:p text:style-name="P4">
Publisher: Укринформ (Organization)</text:p>
      <text:p text:style-name="P4">
Published Time: 2023-06-26T14:40:00+03:00</text:p>
      <text:p text:style-name="P4">
Modified Time: 2023-06-26T14:40:00+03:00</text:p>
      <text:p text:style-name="P4">
Description: Австралійський мільярдер, власник компанії Fortescue Metals Group Ендрю Форест після Лондонської конференції з відновлення України заявив про намір інвестувати в країну. — Укрінформ.</text:p>
      <text:p text:style-name="P4">
Images: ['<text:a xlink:type="simple" xlink:href="https://static.ukrinform.com/photos/2023_06/thumb_files/630_360_1687780039-795.jpg" text:style-name="Internet_20_link" text:visited-style-name="Visited_20_Internet_20_Link">
630_360_16877...</text:a>
']</text:p>
      <text:p text:style-name="P4">
Tags: ['Мільярдери', 'Відбудова', 'Конференція з відбудови у Лондоні']</text:p>
      <text:p text:style-name="P4">
Type: Article</text:p>
      <!--METADATA-->
      <text:p text:style-name="P4">
<draw:frame draw:style-name="fr1" draw:name="Image82" text:anchor-type="as-char" svg:width="6.9236in" svg:height="3.956343in" draw:z-index="0">
<draw:image xlink:href="../Images/yкринформ/2023-06-26T14-40-00-03-00/630_360_1687780039-795.jpg" xlink:type="simple" xlink:show="embed" xlink:actuate="onLoad" draw:mime-type="image/jpeg"/>
</draw:frame>
Австралійський мільярдер, власник компанії Fortescue Metals Group Ендрю Форестпісля Лондонської конференції з відновлення України заявив про намірінвестувати в країну.</text:p>
      <text:p text:style-name="P4">
Про це йдеться в офіційному комюніке, текст якого є в розпорядженніУкрінформу.</text:p>
      <text:p text:style-name="P4">
«Моє зобов'язання перед вами просте: коли війна закінчиться таким чином, щобзадовольнити український уряд, в Україну хлинуть глобальні інвестиції», —заявив Форест у своєму офіційному комюніке.</text:p>
      <text:p text:style-name="P4">
Він додав: «Ми не повинні ставити собі за мету відновити те, чим була Україназ низькоякісною інфраструктурою радянських часів. Ми маємо уявити, якою вонаможе бути за наявності бачення, планування та доступу до найкращих світовихтехнологій і мислення».</text:p>
      <text:p text:style-name="P4">
За його словами, Україна успадкує не згарище війни, а сучасну, дружню,упевнену в собі зелену цифрову економіку і країну.</text:p>
      <text:p text:style-name="P4">
<text:span text:style-name="T4">
Читайте також:</text:span>
 <text:a xlink:type="simple" xlink:href="https://www.ukrinform.ua/rubric-vidbudova/3727530-na-londonskij-konferencii-zalucili-blizko-60-milardiv-na-vidnovlenna-smigal.html" text:style-name="Internet_20_link" text:visited-style-name="Visited_20_Internet_20_Link">
 На лондонській конференції залучили близько $60 мільярдівна відновлення України - Шмигаль </text:a>
</text:p>
      <text:p text:style-name="P4">
«Я зроблю все, що в моїх силах, щоб надихнути бізнес та інвестиційну спільнотуна досягнення цієї мети. Ми з нетерпінням чекаємо цього моменту і будемо разомз вами на шляху до майбутнього, на яке ви і захисники вашої нації так чеснозаслужили», — пояснив бізнесмен.</text:p>
      <text:p text:style-name="P4">
Форест підкреслив, що народ України твердо стоїть проти натиску тиранії.</text:p>
      <text:p text:style-name="P4">
«І цим ви надихнули весь світ. Саме тому на Лондонській конференції звідновлення України ми взяли на себе зобов'язання підтримувати вашу країну в <text:a xlink:type="simple" xlink:href="https://www.ukrinform.ua/rubric-vidbudova/3727377-oon-dolucilasa-do-rozrobki-planu-vidbudovi-harkova.html" text:style-name="Internet_20_link" text:visited-style-name="Visited_20_Internet_20_Link">
розбудові </text:a>
 квітучої європейської економіки змайбутнім, визначеним кращими цифровими та зеленими інноваціями, усуспільстві, яке є справедливим і вільним від корупції», — підкреслив він.</text:p>
      <text:p text:style-name="P4">
<text:span text:style-name="T4">
Читайте також:</text:span>
 <text:a xlink:type="simple" xlink:href="https://www.ukrinform.ua/rubric-polytics/3726943-blizko-500-kompanij-u-sviti-zacikavleni-investuvati-v-ukrainu-zelenskij.html" text:style-name="Internet_20_link" text:visited-style-name="Visited_20_Internet_20_Link">
 Близько 500 компаній у світі зацікавлені інвестувати вУкраїну - Зеленський </text:a>
</text:p>
      <text:p text:style-name="P4">
Нагадаємо, що на конференції Black Rock/JPM провели підготовку до створенняФонду розвитку України, фактично українського банку розвитку, суверенногофонду. Ендрю Форест, австралійський мільярдер, <text:a xlink:type="simple" xlink:href="https://www.ukrinform.ua/rubric-uarazom/3616395-avstralijskij-milarder-stvoriv-investfond-na-pidtrimku-ukraini-ta-vidiliv-500-miljoniv.html" text:style-name="Internet_20_link" text:visited-style-name="Visited_20_Internet_20_Link">
 вклав у нього $500 млн.</text:a>
</text:p>
      <text:p text:style-name="P4">
Фото з відкритих джерел</text:p>
      <text:p text:style-name="P4">
Source: <text:a xlink:type="simple" xlink:href="https://www.ukrinform.ua/rubric-vidbudova/3727883-avstralijskij-milarder-forest-mae-namir-investuvati-u-vidbudovu-ukraini.html" text:style-name="Internet_20_link" text:visited-style-name="Visited_20_Internet_20_Link">
https://www.ukrinform.ua/rubric-vidbudova/3727883-avstralijskij-milarder-forest-mae-namir-investuvati-u-vidbudovu-ukraini.html</text:a>
</text:p>
      <!--NEWS-->
      <text:h text:style-name="P10" text:outline-level="1">
<text:span text:style-name="T4">
Putin and Lukashenka to make public statements later today, - Kremlin and Lukashenka’s admini...</text:span>
</text:h>
      <text:p text:style-name="P4">
Authors: liveuamap (Language: en)</text:p>
      <text:p text:style-name="P4">
Time: 2023-06-26T14:43:24</text:p>
      <text:p text:style-name="P4">
Location: Minsk, (Latitude:53.92668 Longtitude:27.52316)</text:p>
      <text:p text:style-name="P4">
Videos: []</text:p>
      <text:p text:style-name="P4">
Images: []</text:p>
      <text:p text:style-name="P4">
Tags: ["Central and Eastern Europe", "Belarus"]</text:p>
      <text:p text:style-name="P4">
ID: 22571940</text:p>
      <!--METADATA-->
      <text:p text:style-name="P4">
Putin and Lukashenka to make public statements later today, - Kremlin andLukashenka’s administration</text:p>
      <text:p text:style-name="P4">
News Collection Link: <text:a xlink:type="simple" xlink:href="https:\/\/liveuamap.com\/en\/2023\/26-june-putin-and-lukashenka-to-make-public-statements-later" text:style-name="Internet_20_link" text:visited-style-name="Visited_20_Internet_20_Link">
https:\/\/liveuamap.com\/en\/2023\/26-june-putin-and-lukashenka-to-make-public-statements-later</text:a>
</text:p>
      <text:p text:style-name="P4">
Source: <text:a xlink:type="simple" xlink:href="https://t.me/bbbreaking/159042" text:style-name="Internet_20_link" text:visited-style-name="Visited_20_Internet_20_Link">
https://t.me/bbbreaking/159042</text:a>
</text:p>
      <!--NEWS-->
      <text:h text:style-name="P10" text:outline-level="1">
<text:span text:style-name="T4">
Мобільні оператори резервуватимуть номери загиблих чи зниклих захисників на два роки</text:span>
</text:h>
      <text:p text:style-name="P4">
Authors: Ukrinform (Person)</text:p>
      <text:p text:style-name="P4">
Publisher: Укринформ (Organization)</text:p>
      <text:p text:style-name="P4">
Published Time: 2023-06-26T14:52:00+03:00</text:p>
      <text:p text:style-name="P4">
Modified Time: 2023-06-26T14:52:00+03:00</text:p>
      <text:p text:style-name="P4">
Description: </text:p>
      <text:p text:style-name="P4">
Мобільні оператори Kyivstar та lifecell запускають в тестовому режимі послугу, яка дозволить зарезервувати номер телефону загиблих чи зниклих захисників на 2 роки. — Укрінформ.</text:p>
      <text:p text:style-name="P4">
Images: ['<text:a xlink:type="simple" xlink:href="https://static.ukrinform.com/photos/2020_06/thumb_files/630_360_1593524779-212.jpg" text:style-name="Internet_20_link" text:visited-style-name="Visited_20_Internet_20_Link">
630_360_15935...</text:a>
']</text:p>
      <text:p text:style-name="P4">
Tags: ['Телефон', "Мобільний зв'язок", 'Оператор']</text:p>
      <text:p text:style-name="P4">
Type: Article</text:p>
      <!--METADATA-->
      <text:p text:style-name="P4">
<draw:frame draw:style-name="fr1" draw:name="Image83" text:anchor-type="as-char" svg:width="6.9236in" svg:height="3.956343in" draw:z-index="0">
<draw:image xlink:href="../Images/yкринформ/2023-06-26T14-52-00-03-00/630_360_1593524779-212.jpg" xlink:type="simple" xlink:show="embed" xlink:actuate="onLoad" draw:mime-type="image/jpeg"/>
</draw:frame>
 Мобільніоператори Kyivstar та lifecell запускають в тестовому режимі послугу, якадозволить зарезервувати номер телефону загиблих чи зниклих захисників на 2роки.</text:p>
      <text:p text:style-name="P4">
Про це повідомляє Укрінформ з посиланням на пресслужбу Міністерства цифровоїтрансформації у <text:a xlink:type="simple" xlink:href="https://t.me/mintsyfra/4230" text:style-name="Internet_20_link" text:visited-style-name="Visited_20_Internet_20_Link">
 Телеграмі </text:a>
 .</text:p>
      <text:p text:style-name="P4">
«Українці, чиї близькі загинули або зникли безвісти, захищаючи країну, зможутьзарезервувати їхній номер <text:a xlink:type="simple" xlink:href="https://www.ukrinform.ua/tag-telefon" text:style-name="Internet_20_link" text:visited-style-name="Visited_20_Internet_20_Link">
 телефону </text:a>
 .Так він не потрапить до нового абонента протягом 2 років з дня останньогопоповнення рахунку», - йдеться в повідомленні.</text:p>
      <text:p text:style-name="P4">
<text:span text:style-name="T4">
Читайте також:</text:span>
 <text:a xlink:type="simple" xlink:href="https://www.ukrinform.ua/rubric-regions/3725323-hersonciv-poperedili-pro-nebezpecnu-fisingovu-smsrozsilku.html" text:style-name="Internet_20_link" text:visited-style-name="Visited_20_Internet_20_Link">
 <text:span text:style-name="T4">
Херсонців</text:span>
 <text:span text:style-name="T4">
попередили</text:span>
 <text:span text:style-name="T4">
про</text:span>
 <text:span text:style-name="T4">
небезпечну</text:span>
<text:span text:style-name="T4">
фішингову</text:span>
 <text:span text:style-name="T4">
SMS</text:span>
 - <text:span text:style-name="T4">
розсилку</text:span>
 </text:a>
</text:p>
      <text:p text:style-name="P4">
Для того, аби зарезервувати номер, необхідно звернутись до служби підтримкиоператора Lifecell (0800205433) або Kyivstar (0800300466), повідомити номердля резерву, а також зазначити, від кого звернення. Далі – надійде SMS зрішенням щодо запиту.</text:p>
      <text:p text:style-name="P4">
Як повідомлялось, Міністерство цифрової трансформації спільно з АТ«Укрзалізниця» <text:a xlink:type="simple" xlink:href="https://www.ukrinform.ua/rubric-technology/3720112-terminalami-starlink-v-ukraini-planuut-obladnati-16-potagiv-intersiti.html" text:style-name="Internet_20_link" text:visited-style-name="Visited_20_Internet_20_Link">
 тестує використання терміналів Starlink у потягах Інтерсіті+</text:a>
 . Це дозволить покращитипасажирам доступ до інтернету.</text:p>
      <text:p text:style-name="P4">
Source: <text:a xlink:type="simple" xlink:href="https://www.ukrinform.ua/rubric-society/3727882-mobilni-operatori-rezervuvatimut-nomeri-zagiblih-ci-zniklih-zahisnikiv-na-dva-roki.html" text:style-name="Internet_20_link" text:visited-style-name="Visited_20_Internet_20_Link">
https://www.ukrinform.ua/rubric-society/3727882-mobilni-operatori-rezervuvatimut-nomeri-zagiblih-ci-zniklih-zahisnikiv-na-dva-roki.html</text:a>
</text:p>
      <!--NEWS-->
      <text:h text:style-name="P10" text:outline-level="1">
<text:span text:style-name="T4">
Тема членства України в НАТО буде серед головних на Вільнюському саміті - Науседа</text:span>
</text:h>
      <text:p text:style-name="P4">
Authors: Ukrinform (Person)</text:p>
      <text:p text:style-name="P4">
Publisher: Укринформ (Organization)</text:p>
      <text:p text:style-name="P4">
Published Time: 2023-06-26T14:54:43+03:00</text:p>
      <text:p text:style-name="P4">
Modified Time: 2023-06-26T14:54:43+03:00</text:p>
      <text:p text:style-name="P4">
Description: Подальший розвиток відносин між Україною і НАТО, наближення країни до Альянсу та визначення її чіткого шляху до членства буде серед головних тем під час Вільнюського саміту НАТО.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Саміт', 'Україна', 'Ґітанас Науседа']</text:p>
      <text:p text:style-name="P4">
Type: Article</text:p>
      <!--METADATA-->
      <text:p text:style-name="P4">
<draw:frame draw:style-name="fr1" draw:name="Image84" text:anchor-type="as-char" svg:width="6.9236in" svg:height="3.956343in" draw:z-index="0">
<draw:image xlink:href="../Images/yкринформ/2023-06-26T14-54-43-03-00/630_360_1678873066-877.jpg" xlink:type="simple" xlink:show="embed" xlink:actuate="onLoad" draw:mime-type="image/jpeg"/>
</draw:frame>
 Подальшийрозвиток відносин між Україною і НАТО, наближення країни до Альянсу тавизначення її чіткого шляху до членства буде серед головних тем під часВільнюського саміту НАТО.</text:p>
      <text:p text:style-name="P4">
На цьому сьогодні у Вільнюсі під час спільної заяви для преси разом згенеральним секретарем НАТО Єнсом Столтенбергом наголосив президент ЛитвиҐітанас Науседа, повідомляє кореспондент Укрінформу.</text:p>
      <text:p text:style-name="P4">
«Майбутнє відносин між Україною і НАТО та відповідь на євроатлантичніпрагнення України буде, без сумніву, однією з найбільш важливих тем уВільнюсі. Ми маємо чітко заявити під час Вільнюського саміту, що Україна станечленом <text:a xlink:type="simple" xlink:href="https://www.ukrinform.ua/tag-nato" text:style-name="Internet_20_link" text:visited-style-name="Visited_20_Internet_20_Link">
 НАТО </text:a>
 так швидко, як це можливо.Ми маємо знайти рішення, як наблизити Україну до членства в НАТО та погодитичіткий шлях до такого членства. Україна є частиною трансатлантичноїархітектури безпеки», - сказав литовський лідер.</text:p>
      <text:p text:style-name="P4">
Він подякував Столтенбергу за тверду позицію щодо російської війни протиУкраїни, а також за активну роль, яку керівник НАТО відіграє у мобілізаціїсоюзників для надання допомоги Україні.</text:p>
      <text:p text:style-name="P4">
Президент Литви окремо наголосив, що останні події в Росії примушують Альянспосилювати увагу до безпеки власного східного флангу, щоб не допустити будь-якого загострення ситуації або ймовірних провокацій.</text:p>
      <text:p text:style-name="P4">
<text:span text:style-name="T4">
Читайте також:</text:span>
 <text:a xlink:type="simple" xlink:href="https://www.ukrinform.ua/rubric-polytics/3727869-u-vilnusi-ukraina-mae-otrimati-garantii-bezpeki-i-signal-pro-clenstvo-v-nato-rasmussen.html" text:style-name="Internet_20_link" text:visited-style-name="Visited_20_Internet_20_Link">
 У Вільнюсі Україна має отримати гарантії безпеки і сигналпро членство в <text:span text:style-name="T4">
НАТО</text:span>
 - Расмуссен </text:a>
</text:p>
      <text:p text:style-name="P4">
«Зміцнення східного флангу має бути пріоритетом для усього Альянсу. Для НАТОце лінія фронту, де немає місця для будь-яких провалів у безпеці. Події, щовідбулися минулими вихідними в Росії, демонструють нестабільністькремлівського режиму. Ми можемо очікувати на подібні, якщо не на більшівиклики у майбутньому. Це, без сумніву, має наслідки для ситуації з безпекидля Литви і для регіону. Присутність групи «Вагнер» у Білорусі може стати щеодним фактором ризику. Ми маємо забезпечити, щоб агресор навіть не мігподумати про перетин кордонів НАТО, спираючись на ефективність статті 5(Вашингтонського договору, про колективну оборону – ред.)», - підкресливНауседа.</text:p>
      <text:p text:style-name="P4">
Як повідомлялося, 11-12 липня у Вільнюсі відбудеться саміт НАТО, учасникиякого одним з головних питань розглянуть продовження допомоги для України у їїборотьбі проти російської агресії. Україна від цієї зустрічі очікує конкретнихрішень щодо визначення шляху країни до членства в НАТО та щодо надання Українігарантій безпеки для запобігання ймовірному повторенню російської агресії умайбутньому.</text:p>
      <text:p text:style-name="P4">
_ Фото: DELFI / Andrius Ufartas  _</text:p>
      <text:p text:style-name="P4">
Source: <text:a xlink:type="simple" xlink:href="https://www.ukrinform.ua/rubric-polytics/3727886-tema-clenstva-ukraini-v-nato-bude-sered-golovnih-na-vilnuskomu-samiti-nauseda.html" text:style-name="Internet_20_link" text:visited-style-name="Visited_20_Internet_20_Link">
https://www.ukrinform.ua/rubric-polytics/3727886-tema-clenstva-ukraini-v-nato-bude-sered-golovnih-na-vilnuskomu-samiti-nauseda.html</text:a>
</text:p>
      <!--NEWS-->
      <text:h text:style-name="P10" text:outline-level="1">
<text:span text:style-name="T4">
Бундесвер відправить до Литви 4 тисячі солдатів - Пісторіус</text:span>
</text:h>
      <text:p text:style-name="P4">
Authors: Ukrinform (Person)</text:p>
      <text:p text:style-name="P4">
Publisher: Укринформ (Organization)</text:p>
      <text:p text:style-name="P4">
Published Time: 2023-06-26T14:55:00+03:00</text:p>
      <text:p text:style-name="P4">
Modified Time: 2023-06-26T14:55:00+03:00</text:p>
      <text:p text:style-name="P4">
Description: Німеччина посилить свою присутність на східному фланзі НАТО в контексті триваючої війни в Україні та спроби заколоту російської ПВК «Вагнера» в Росії.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Бундесвер', 'Литва', 'НАТО', 'Пісторіус']</text:p>
      <text:p text:style-name="P4">
Type: Article</text:p>
      <!--METADATA-->
      <text:p text:style-name="P4">
<draw:frame draw:style-name="fr1" draw:name="Image85" text:anchor-type="as-char" svg:width="6.9236in" svg:height="3.956343in" draw:z-index="0">
<draw:image xlink:href="../Images/yкринформ/2023-06-26T14-55-00-03-00/630_360_1674134284-897.jpg" xlink:type="simple" xlink:show="embed" xlink:actuate="onLoad" draw:mime-type="image/jpeg"/>
</draw:frame>
 Німеччинапосилить свою присутність на східному фланзі НАТО в контексті триваючої війнив Україні та спроби заколоту російської ПВК «Вагнера» в Росії.</text:p>
      <text:p text:style-name="P4">
Про це рішення, як повідомляє Укрінформ, оголосив у понеділок під час візитудо Вільнюса міністр оборони ФРН Борис Пісторіус.</text:p>
      <text:p text:style-name="P4">
«Німеччина готова розмістити на постійній основі потужну бригаду в Литві», —сказав він.</text:p>
      <text:p text:style-name="P4">
Міністр уточнив, що йдеться про близько 4000 додаткових солдатів <text:a xlink:type="simple" xlink:href="https://www.ukrinform.ua/tag-bundesver" text:style-name="Internet_20_link" text:visited-style-name="Visited_20_Internet_20_Link">
 Бундесверу</text:a>
 . Водночас він підкреслив, щообов’язковою умовою для цього є створення необхідної інфраструктури длярозміщення військовослужбовців та проведення навчань.</text:p>
      <text:p text:style-name="P4">
Наразі у литовській Руклі розташований командний пункт німецької бригадичисельністю близько 20 солдатів. Крім того, з 2017 року там же розміщенотимчасовий контингент, адже Німеччина очолює бойову групу НАТО, яка наразіналічує загалом близько 1600 осіб, майже половина з яких — солдати Бундесверу.</text:p>
      <text:p text:style-name="P4">
<text:span text:style-name="T4">
Читайте також:</text:span>
 <text:a xlink:type="simple" xlink:href="https://www.ukrinform.ua/rubric-polytics/3724807-nimeccina-gotuetsa-pidtrimuvati-ukrainu-v-dovgostrokovij-perspektivi-solc.html" text:style-name="Internet_20_link" text:visited-style-name="Visited_20_Internet_20_Link">
 <text:span text:style-name="T4">
Німеччина</text:span>
 <text:span text:style-name="T4">
готується</text:span>
 <text:span text:style-name="T4">
підтримувати</text:span>
 <text:span text:style-name="T4">
Україну</text:span>
в <text:span text:style-name="T4">
довгостроковій</text:span>
 <text:span text:style-name="T4">
перспективі</text:span>
 – <text:span text:style-name="T4">
Шольц</text:span>
</text:a>
</text:p>
      <text:p text:style-name="P4">
Як повідомлялося, міністр оборони ФРН Борис Пісторіус пояснив, <text:a xlink:type="simple" xlink:href="https://www.ukrinform.ua/rubric-ato/3727381-pistorius-poasniv-comu-nimeccina-ne-moze-buti-v-persih-radah-koalicii-vinisuvaciv.html" text:style-name="Internet_20_link" text:visited-style-name="Visited_20_Internet_20_Link">
 чомуНімеччина не може бути в перших рядах коаліції винищувачів.</text:a>
</text:p>
      <text:p text:style-name="P4">
<text:span text:style-name="T5">
Фото: DW</text:span>
</text:p>
      <text:p text:style-name="P4">
Source: <text:a xlink:type="simple" xlink:href="https://www.ukrinform.ua/rubric-world/3727889-bundesver-vidpravit-do-litvi-4-tisaci-soldativ-pistorius.html" text:style-name="Internet_20_link" text:visited-style-name="Visited_20_Internet_20_Link">
https://www.ukrinform.ua/rubric-world/3727889-bundesver-vidpravit-do-litvi-4-tisaci-soldativ-pistorius.html</text:a>
</text:p>
      <!--NEWS-->
      <text:h text:style-name="P10" text:outline-level="1">
<text:span text:style-name="T4">
President Zelensky visited the frontline positions of Ukrainian troops in the Berdyansk direc...</text:span>
</text:h>
      <text:p text:style-name="P4">
Authors: liveuamap (Language: en)</text:p>
      <text:p text:style-name="P4">
Time: 2023-06-26T14:55:03</text:p>
      <text:p text:style-name="P4">
Location: Velyka Novosilka (Latitude:47.58023 Longtitude:36.24802)</text:p>
      <text:p text:style-name="P4">
Videos: []</text:p>
      <text:p text:style-name="P4">
Images: []</text:p>
      <text:p text:style-name="P4">
Tags: ["Europe", "Central and Eastern Europe"]</text:p>
      <text:p text:style-name="P4">
ID: 22571942</text:p>
      <!--METADATA-->
      <text:p text:style-name="P4">
President Zelensky visited the frontline positions of Ukrainian troops in theBerdyansk direction</text:p>
      <text:p text:style-name="P4">
News Collection Link: <text:a xlink:type="simple" xlink:href="https:\/\/liveuamap.com\/en\/2023\/26-june-president-zelensky-visited-the-frontline-positions" text:style-name="Internet_20_link" text:visited-style-name="Visited_20_Internet_20_Link">
https:\/\/liveuamap.com\/en\/2023\/26-june-president-zelensky-visited-the-frontline-positions</text:a>
</text:p>
      <text:p text:style-name="P4">
Source: <text:a xlink:type="simple" xlink:href="https://t.me/babel/34571" text:style-name="Internet_20_link" text:visited-style-name="Visited_20_Internet_20_Link">
https://t.me/babel/34571</text:a>
</text:p>
      <!--NEWS-->
      <text:h text:style-name="P10" text:outline-level="1">
<text:span text:style-name="T4">
Нацбанк може почати знижувати облікову ставку з липня чи вересня</text:span>
</text:h>
      <text:p text:style-name="P4">
Authors: Ukrinform (Person)</text:p>
      <text:p text:style-name="P4">
Publisher: Укринформ (Organization)</text:p>
      <text:p text:style-name="P4">
Published Time: 2023-06-26T14:55:10+03:00</text:p>
      <text:p text:style-name="P4">
Modified Time: 2023-06-26T14:55:10+03:00</text:p>
      <text:p text:style-name="P4">
Description: Більшість членів Комітету з монетарної політики вважають імовірним зниження облікової ставки на 1-2 відсоткових пункти, починаючи з липня або вересня.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Облікова ставка']</text:p>
      <text:p text:style-name="P4">
Type: Article</text:p>
      <!--METADATA-->
      <text:p text:style-name="P4">
<draw:frame draw:style-name="fr1" draw:name="Image86" text:anchor-type="as-char" svg:width="6.9236in" svg:height="3.956343in" draw:z-index="0">
<draw:image xlink:href="../Images/yкринформ/2023-06-26T14-55-10-03-00/630_360_1679320501-539.png" xlink:type="simple" xlink:show="embed" xlink:actuate="onLoad" draw:mime-type="image/png"/>
</draw:frame>
 Більшістьчленів Комітету з монетарної політики вважають імовірним зниження обліковоїставки на 1-2 відсоткових пункти, починаючи з липня або вересня.</text:p>
      <text:p text:style-name="P4">
Як передає Укрінформ, про це повідомляє <text:a xlink:type="simple" xlink:href="https://bank.gov.ua/ua/news/all/pidsumki-diskusiyi-chleniv-komitetu-z-monetarnoyi-politiki-natsionalnogo-banku-schodo-rivnya-oblikovoyi-stavki-14-chervnya-2023-roku" text:style-name="Internet_20_link" text:visited-style-name="Visited_20_Internet_20_Link">
 пресслужба Національного банку</text:a>
 за результатами дискусії членів Комітету змонетарної політики.</text:p>
      <text:p text:style-name="P4">
"Вони (члени Комітету - ред.) погодилися, що в разі подальшого, стрімкішого запрогноз, сповільнення загальної та базової інфляції, відповідного поліпшенняочікувань та збереження достатнього обсягу міжнародних резервів НБУ зможеперейти до циклу зниження облікової ставки без ризику втрати привабливостігривневих активів", - ідеться в повідомленні.</text:p>
      <text:p text:style-name="P4">
<text:span text:style-name="T4">
Читайте також:</text:span>
 <text:a xlink:type="simple" xlink:href="https://www.ukrinform.ua/rubric-economy/3723257-nacionalnij-bank-zberig-oblikovu-stavku-na-rivni-25.html" text:style-name="Internet_20_link" text:visited-style-name="Visited_20_Internet_20_Link">
 Національний банк зберіг <text:span text:style-name="T4">
облікову</text:span>
 <text:span text:style-name="T4">
ставку</text:span>
 на рівні25% </text:a>
</text:p>
      <text:p text:style-name="P4">
Однак не виключено, що НБУ відтермінує це рішення, якщо виникнуть нові викликидля валютного ринку та української економіки загалом.</text:p>
      <text:p text:style-name="P4">
У Нацбанку зазначають, що учасники дискусії також погодилися, що втратапривабливості гривні є занадто сильною загрозою для макрофінансової стійкостіта сталого зниження інфляції. З огляду на це, НБУ має бути обережним у своїхрішеннях та здійснювати відповідні кроки поступово. Облікова ставка в умовахповномасштабної війни має залишатися додатною в реальному вимірі.</text:p>
      <text:p text:style-name="P4">
<text:span text:style-name="T4">
Читайте також:</text:span>
 <text:a xlink:type="simple" xlink:href="https://www.ukrinform.ua/rubric-economy/3723223-nacbank-moze-zniziti-oblikovu-stavku-do-23-ekspert.html" text:style-name="Internet_20_link" text:visited-style-name="Visited_20_Internet_20_Link">
 Нацбанк може знизити <text:span text:style-name="T4">
облікову</text:span>
 <text:span text:style-name="T4">
ставку</text:span>
 до 23% -експерт </text:a>
</text:p>
      <text:p text:style-name="P4">
Більшість членів КМП очікують, що наприкінці року облікова ставка становитиме20-21%. Ще один учасник дискусії бачить передумови для стрімкішого її зниження– до 19-20%.</text:p>
      <text:p text:style-name="P4">
Як повідомляв Укрінформ, Національний банк України у січні 2022 року піднявоблікову ставку до 10%. З початком військової агресії облікова ставказалишалася незмінною. Однак уже 3 червня 2022 року <text:a xlink:type="simple" xlink:href="https://www.ukrinform.ua/tag-oblikova-stavka" text:style-name="Internet_20_link" text:visited-style-name="Visited_20_Internet_20_Link">
 облікову ставку</text:a>
 було підвищено з 10 до 25%.</text:p>
      <text:p text:style-name="P4">
Source: <text:a xlink:type="simple" xlink:href="https://www.ukrinform.ua/rubric-economy/3727887-nacbank-moze-pocati-znizuvati-oblikovu-stavku-z-lipna-ci-veresna.html" text:style-name="Internet_20_link" text:visited-style-name="Visited_20_Internet_20_Link">
https://www.ukrinform.ua/rubric-economy/3727887-nacbank-moze-pocati-znizuvati-oblikovu-stavku-z-lipna-ci-veresna.html</text:a>
</text:p>
      <!--NEWS-->
      <text:h text:style-name="P10" text:outline-level="1">
<text:span text:style-name="T4">
В Індонезії стався потужний землетрус</text:span>
</text:h>
      <text:p text:style-name="P4">
Authors: Ukrinform (Person)</text:p>
      <text:p text:style-name="P4">
Publisher: Укринформ (Organization)</text:p>
      <text:p text:style-name="P4">
Published Time: 2023-06-26T15:01:04+03:00</text:p>
      <text:p text:style-name="P4">
Modified Time: 2023-06-26T15:01:04+03:00</text:p>
      <text:p text:style-name="P4">
Description: На півночі Індонезії стався потужний землетрус із магнітудою 5,2 за шкалою Ріхтера. — Укрінформ.</text:p>
      <text:p text:style-name="P4">
Images: ['<text:a xlink:type="simple" xlink:href="https://static.ukrinform.com/photos/2020_05/thumb_files/630_360_1590641887-201.jpg" text:style-name="Internet_20_link" text:visited-style-name="Visited_20_Internet_20_Link">
630_360_15906...</text:a>
']</text:p>
      <text:p text:style-name="P4">
Tags: ['Індонезія', 'Землетрус']</text:p>
      <text:p text:style-name="P4">
Type: Article</text:p>
      <!--METADATA-->
      <text:p text:style-name="P4">
<draw:frame draw:style-name="fr1" draw:name="Image87" text:anchor-type="as-char" svg:width="6.9236in" svg:height="3.956343in" draw:z-index="0">
<draw:image xlink:href="../Images/yкринформ/2023-06-26T15-01-04-03-00/630_360_1590641887-201.jpg" xlink:type="simple" xlink:show="embed" xlink:actuate="onLoad" draw:mime-type="image/jpeg"/>
</draw:frame>
 На півночіІндонезії стався потужний землетрус із магнітудою 5,2 за шкалою Ріхтера.</text:p>
      <text:p text:style-name="P4">
Як передає Укрінформ, про це повідомляє  <text:a xlink:type="simple" xlink:href="https://earthquake.usgs.gov/earthquakes/eventpage/us7000kb3y/executive" text:style-name="Internet_20_link" text:visited-style-name="Visited_20_Internet_20_Link">
 Геологічна служба США</text:a>
 .</text:p>
      <text:p text:style-name="P4">
Епіцентр стихійного явища був виявлений за 58 км від міста Сіболга, що напівнічному заході <text:a xlink:type="simple" xlink:href="https://www.ukrinform.ua/tag-indonezia" text:style-name="Internet_20_link" text:visited-style-name="Visited_20_Internet_20_Link">
 Індонезії </text:a>
 , наглибині в 85,9 км.</text:p>
      <text:p text:style-name="P4">
Підземні поштовхи зафіксовані о 13:12 за київським часом.</text:p>
      <text:p text:style-name="P4">
<text:span text:style-name="T4">
Читайте також:</text:span>
 <text:a xlink:type="simple" xlink:href="https://www.ukrinform.ua/rubric-crimea/3726101-bila-uzberezza-krimu-stavsa-zemletrus-magnitudou-46.html" text:style-name="Internet_20_link" text:visited-style-name="Visited_20_Internet_20_Link">
 Біля узбережжя Криму стався <text:span text:style-name="T4">
землетрус</text:span>
 магнітудою 4,6</text:a>
</text:p>
      <text:p text:style-name="P4">
За даними  <text:a xlink:type="simple" xlink:href="https://www.volcanodiscovery.com/earthquake/news/214454/Significant-52-quake-hits-near-Sibolga-North-Sumatra-Indonesia.html" text:style-name="Internet_20_link" text:visited-style-name="Visited_20_Internet_20_Link">
 VolcanoDiscovery</text:a>
 , також слабкі поштовхи могливідчуватися на відстані до близько 120 км від місця епіцентру.</text:p>
      <text:p text:style-name="P4">
</text:p>
      <text:p text:style-name="P4">
Поки що немає інформації щодо постраждалих або завданої шкоди.</text:p>
      <text:p text:style-name="P4">
Як повідомляв Укрінформ, землетрус магнітудою 6,4 стався <text:a xlink:type="simple" xlink:href="https://www.ukrinform.ua/rubric-world/3724660-miz-ssa-ta-meksikou-stavsa-potuznij-zemletrus.html" text:style-name="Internet_20_link" text:visited-style-name="Visited_20_Internet_20_Link">
 у Каліфорнійськійзатоці. </text:a>
</text:p>
      <text:p text:style-name="P4">
_ Перше фото: АА  _</text:p>
      <text:p text:style-name="P4">
Source: <text:a xlink:type="simple" xlink:href="https://www.ukrinform.ua/rubric-world/3727890-v-indonezii-stavsa-potuznij-zemletrus.html" text:style-name="Internet_20_link" text:visited-style-name="Visited_20_Internet_20_Link">
https://www.ukrinform.ua/rubric-world/3727890-v-indonezii-stavsa-potuznij-zemletrus.html</text:a>
</text:p>
      <!--NEWS-->
      <text:h text:style-name="P10" text:outline-level="1">
<text:span text:style-name="T4">
Путін запропонував «вагнерівцям» три варіанти на вибір</text:span>
</text:h>
      <text:p text:style-name="P4">
Authors: Ukrinform (Person)</text:p>
      <text:p text:style-name="P4">
Publisher: Укринформ (Organization)</text:p>
      <text:p text:style-name="P4">
Published Time: 2023-06-26T15:02:00+03:00</text:p>
      <text:p text:style-name="P4">
Modified Time: 2023-06-26T23:02:00+03:00</text:p>
      <text:p text:style-name="P4">
Description: Володимир Путін у телезверненні закликав найманців ПВК «Вагнер» укласти контракт з міноборони РФ, повернутися додому або піти до Білорусі. — Укрінформ.</text:p>
      <text:p text:style-name="P4">
Images: ['<text:a xlink:type="simple" xlink:href="https://static.ukrinform.com/photos/2022_02/thumb_files/630_360_1645217520-756.jpg" text:style-name="Internet_20_link" text:visited-style-name="Visited_20_Internet_20_Link">
630_360_16452...</text:a>
']</text:p>
      <text:p text:style-name="P4">
Tags: ['Білорусь', 'Путін', 'Звернення', 'Росія', 'ПВК "Вагнера"']</text:p>
      <text:p text:style-name="P4">
Type: Article</text:p>
      <!--METADATA-->
      <text:p text:style-name="P4">
<draw:frame draw:style-name="fr1" draw:name="Image89" text:anchor-type="as-char" svg:width="6.9236in" svg:height="3.956343in" draw:z-index="0">
<draw:image xlink:href="../Images/yкринформ/2023-06-26T15-02-00-03-00/630_360_1645217520-756.jpg" xlink:type="simple" xlink:show="embed" xlink:actuate="onLoad" draw:mime-type="image/jpeg"/>
</draw:frame>
 ВолодимирПутін у телезверненні закликав найманців ПВК «Вагнер» укласти контракт зміноборони РФ, повернутися додому або піти до Білорусі.</text:p>
      <text:p text:style-name="P4">
Про це повідомляє Укрінформ із посиланням на російські ЗМІ.</text:p>
      <text:p text:style-name="P4">
У зверненні до росіян Путін поклав провину за заколот на його організаторів,утім, не називаючи їхніх імен. Ці організатори, за господаря Кремля, зрадиликраїну, народ та «тих, кого втягнули у злочин». Водночас він подякував тим«солдатам і командирам» ПВК «Вагнер», які зупинилися біля останньої межі й непішли на «братовбивче кровопролиття».</text:p>
      <text:p text:style-name="P4">
Також Путін подякував російським військовим, співробітникам правоохороннихорганів та спецслужб. Але оминув той факт, що «вагнерівці» пройшли більшучастину шляху до Москви, зупинившись приблизно за 200 км від російськоїстолиці.</text:p>
      <text:p text:style-name="P4">
<text:span text:style-name="T4">
Читайте також:</text:span>
 <text:a xlink:type="simple" xlink:href="https://www.ukrinform.ua/rubric-world/3727573-pid-cas-zakolotu-prigozina-putina-ne-bulo-nide-zmi.html" text:style-name="Internet_20_link" text:visited-style-name="Visited_20_Internet_20_Link">
 Під час заколоту Пригожина « <text:span text:style-name="T4">
Путіна</text:span>
 не було ніде» -ЗМІ </text:a>
</text:p>
      <text:p text:style-name="P4">
Президент РФ окремо згадав льотчиків міноборони, які загинули під час заколоту(екіпажі 6 гелікоптерів і одного командирського літака).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подякувавсамопроголошеному президенту Білорусі Лукашенку «за його зусилля та внесок умирне розв’язання ситуації».</text:p>
      <text:p text:style-name="P4">
Звернення президента РФ тривало трохи більше п'яти хвилин.</text:p>
      <text:p text:style-name="P4">
<text:span text:style-name="T4">
Читайте також:</text:span>
 <text:a xlink:type="simple" xlink:href="https://www.ukrinform.ua/rubric-world/3728048-zakolot-prigozina-e-viklikom-putinu-glava-mzs-britanii.html" text:style-name="Internet_20_link" text:visited-style-name="Visited_20_Internet_20_Link">
 Заколот Пригожина є викликом <text:span text:style-name="T4">
Путін</text:span>
 у – глава МЗСБританії </text:a>
</text:p>
      <text:p text:style-name="P4">
Як повідомляв Укрінформ, за оцінками Держдепу США, ситуація із заколотом,ініційованим ватажком ПВК «Вагнер» Євгеном Пригожиним, свідчить про те, щоПутін вперше серйозно постав перед прямим викликом своєму лідерству в Росії.</text:p>
      <text:p text:style-name="P4">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Стефанішина прокоментувала висновок Венеційської комісії щодо закону про нацменшини</text:span>
</text:h>
      <text:p text:style-name="P4">
Authors: Ukrinform (Person)</text:p>
      <text:p text:style-name="P4">
Publisher: Укринформ (Organization)</text:p>
      <text:p text:style-name="P4">
Published Time: 2023-06-26T15:05:32+03:00</text:p>
      <text:p text:style-name="P4">
Modified Time: 2023-06-26T15:05:32+03:00</text:p>
      <text:p text:style-name="P4">
Description: Рекомендація Венеційської комісії щодо поновлення привілейованого статусу російської мови після завершення війни Росії проти України є великою репутаційною втратою для самого органу.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Закон', 'Венеційська комісія', 'Нацменшини', 'Стефанішина']</text:p>
      <text:p text:style-name="P4">
Type: Article</text:p>
      <!--METADATA-->
      <text:p text:style-name="P4">
<draw:frame draw:style-name="fr1" draw:name="Image90" text:anchor-type="as-char" svg:width="6.9236in" svg:height="3.956343in" draw:z-index="0">
<draw:image xlink:href="../Images/yкринформ/2023-06-26T15-05-32-03-00/630_360_1681984991-651.jpg" xlink:type="simple" xlink:show="embed" xlink:actuate="onLoad" draw:mime-type="image/jpeg"/>
</draw:frame>
Рекомендація Венеційської комісії щодо поновлення привілейованого статусуросійської мови після завершення війни Росії проти України є великоюрепутаційною втратою для самого органу.</text:p>
      <text:p text:style-name="P4">
Про це заявила віцепрем’єр-міністр з питань європейської та євроатлантичноїінтеграції Ольга Стефанішина в інтерв’ю <text:a xlink:type="simple" xlink:href="https://www.rbc.ua/rus/news/olga-stefanishina-vilnyusi-ukrayini-potribna-1687716936.html" text:style-name="Internet_20_link" text:visited-style-name="Visited_20_Internet_20_Link">
 РБК-Україна</text:a>
 , передає Укрінформ.</text:p>
      <text:p text:style-name="P4">
«Перше, що маємо розуміти, у висновках (Венеційської комісії – ред.) надаютьсярекомендації. Україна абсолютно не почуває себе зобов'язаною реагувати абобудь-яким чином діяти у зв'язку з цими рекомендаціями», - сказала урядовиця.</text:p>
      <text:p text:style-name="P4">
Коментуючи рекомендацію Венеційської комісії про необхідність поновлення"привілейованого статусу" для російської мови після завершення "надзвичайноїситуації", тобто війни з РФ, <text:a xlink:type="simple" xlink:href="https://www.ukrinform.ua/tag-stefanisina" text:style-name="Internet_20_link" text:visited-style-name="Visited_20_Internet_20_Link">
 Стефанішина </text:a>
 зауважила, що на думку української сторони, «це великарепутаційна втрата для самого органу».</text:p>
      <text:p text:style-name="P4">
«Ми не вважаємо взагалі можливим зараз вести цю дискусію в площині якихосьюридичних нюансів. В Україні повністю забезпечені права всіх національнихменшин. Глибоко, очевидно, не треба тут занурюватись в питання, яке стосуєтьсяросійської національної меншини. Я єдине хочу звернути увагу – в Україні немаєорганізованої російської нацменшини», - акцентувала віцепрем’єрка.</text:p>
      <text:p text:style-name="P4">
Вона нагадала, що РФ ніколи не відстоювала права російської меншини, вонизавжди говорили про "русскоязичноє насєлєніє", яке треба "захищати".</text:p>
      <text:p text:style-name="P4">
«І фактично Венеційська комісія виходила з цього саме російського наративу. Цедля нас така неприємна історія. Тут є певний конституційний нюанс, щоКонституція передбачає, що забезпечується вільний розвиток російської та іншихмов. Конституція в нас була ухвалена 96-го року, з цим формулюванням, колибули меморандуми, договори і СНД, 6 років після розпаду Радянського союзу, деросійська мова була державною. Це реальність, очевидно, в умовах війни ми неможемо міняти Конституцію і так далі. Все це пояснювалось. Очевидно, що цейконтекст мав бути врахований», - зауважила Стефанішина.</text:p>
      <text:p text:style-name="P4">
За її словами, кожна рекомендація Венеційської комісії буде обговорюватись.</text:p>
      <text:p text:style-name="P4">
<text:span text:style-name="T4">
Читайте також:</text:span>
 <text:a xlink:type="simple" xlink:href="https://www.ukrinform.ua/rubric-polytics/3724091-ukraina-pracue-nad-citkim-bacennam-implementacii-visnovkiv-venecijskoi-komisii.html" text:style-name="Internet_20_link" text:visited-style-name="Visited_20_Internet_20_Link">
 Україна працює над чітким баченням імплементаціївисновків Венеційської комісії </text:a>
</text:p>
      <text:p text:style-name="P4">
«Європейська комісія наразі концентрується в основному на нашій державнійпрограмі захисту нацменшин в цілому і концентрується на освітньому,недискримінаційному процесі… Це складні питання, але я думаю, що жоднийполітичний лідер не візьме на себе зараз відповідальність відстоювати праваросійської національної меншини, якої де-факто і де-юре не існує», -підсумувала урядовиця.</text:p>
      <text:p text:style-name="P4">
Як повідомляв Укрінформ, Венеційська комісія 13 червня <text:a xlink:type="simple" xlink:href="https://www.ukrinform.ua/rubric-polytics/3722213-venecijska-komisia-opriludnila-rekomendacii-sodo-ukrainskogo-zakonu-pro-nacmensini.html" text:style-name="Internet_20_link" text:visited-style-name="Visited_20_Internet_20_Link">
 оприлюднила висновкищодо закону "Про національні меншини (спільноти)"</text:a>
 , уякому рекомендувала Україні переглянути деякі положення цьогоєвроінтеграційного закону.</text:p>
      <text:p text:style-name="P4">
Source: <text:a xlink:type="simple" xlink:href="https://www.ukrinform.ua/rubric-polytics/3727893-stefanisina-prokomentuvala-visnovok-venecijskoi-komisii-sodo-zakonu-pro-nacmensini.html" text:style-name="Internet_20_link" text:visited-style-name="Visited_20_Internet_20_Link">
https://www.ukrinform.ua/rubric-polytics/3727893-stefanisina-prokomentuvala-visnovok-venecijskoi-komisii-sodo-zakonu-pro-nacmensini.html</text:a>
</text:p>
      <!--NEWS-->
      <text:h text:style-name="P10" text:outline-level="1">
<text:span text:style-name="T4">
Урожай зернових цьогоріч прогнозують на рівні 46 мільйонів тонн</text:span>
</text:h>
      <text:p text:style-name="P4">
Authors: Ukrinform (Person)</text:p>
      <text:p text:style-name="P4">
Publisher: Укринформ (Organization)</text:p>
      <text:p text:style-name="P4">
Published Time: 2023-06-26T15:06:00+03:00</text:p>
      <text:p text:style-name="P4">
Modified Time: 2023-06-26T15:06:00+03:00</text:p>
      <text:p text:style-name="P4">
Description: У Міністерстві аграрної політики та продовольства очікують, що у 2023 році врожай зернових в Україні становитиме близько 46 млн т. — Укрінформ.</text:p>
      <text:p text:style-name="P4">
Images: ['<text:a xlink:type="simple" xlink:href="https://static.ukrinform.com/photos/2017_06/thumb_files/630_360_1498110571-7758.jpg" text:style-name="Internet_20_link" text:visited-style-name="Visited_20_Internet_20_Link">
630_360_14981...</text:a>
']</text:p>
      <text:p text:style-name="P4">
Tags: ['Мінагро', 'Зерно', 'Прогноз', 'Аграрії', 'Врожай', 'Єдині новини']</text:p>
      <text:p text:style-name="P4">
Type: Article</text:p>
      <!--METADATA-->
      <text:p text:style-name="P4">
<draw:frame draw:style-name="fr1" draw:name="Image91" text:anchor-type="as-char" svg:width="6.9236in" svg:height="3.956343in" draw:z-index="0">
<draw:image xlink:href="../Images/yкринформ/2023-06-26T15-06-00-03-00/630_360_1498110571-7758.jpg" xlink:type="simple" xlink:show="embed" xlink:actuate="onLoad" draw:mime-type="image/jpeg"/>
</draw:frame>
 УМіністерстві аграрної політики та продовольства очікують, що у 2023 роціврожай зернових в Україні становитиме близько 46 млн т.</text:p>
      <text:p text:style-name="P4">
Про це розповів перший заступник міністра аграрної політики та продовольстваУкраїни Тарас Висоцький в ефірі телемарафону "Єдині новини", передає Укрінформіз посиланням на <text:a xlink:type="simple" xlink:href="https://minagro.gov.ua/news/deficitu-zernovih-dlya-vnutrishnih-potreb-ukrayinciv-ne-bude-taras-visockij" text:style-name="Internet_20_link" text:visited-style-name="Visited_20_Internet_20_Link">
 пресслужбу міністерства</text:a>
 .</text:p>
      <text:p text:style-name="P4">
«Зернових буде зібрано близько 46 млн т. Це на 10-15% менше, ніж минулогороку. Але внутрішнє споживання зернових в Україні становить 18 млн т. Томудефіциту зернових для внутрішніх потреб українців не буде», - сказав він.</text:p>
      <text:p text:style-name="P4">
Висоцький зазначив, що цьогоріч жнива в Україні розпочалися із запізненням,але вже намолочено 100 тис. т озимого ячменю на Одещині. За його словами, зкожним днем темпи збирання прискорюватимуться, і вже в липні розпочнутьсяактивні жнива по всій території країни.</text:p>
      <text:p text:style-name="P4">
<text:span text:style-name="T4">
Читайте також:</text:span>
 <text:a xlink:type="simple" xlink:href="https://www.ukrinform.ua/rubric-economy/3727849-ukraina-vze-eksportuvala-ponad-484-miljona-tonn-zernovih.html" text:style-name="Internet_20_link" text:visited-style-name="Visited_20_Internet_20_Link">
 <text:span text:style-name="T4">
Україна</text:span>
 <text:span text:style-name="T4">
вже</text:span>
 <text:span text:style-name="T4">
експортувала</text:span>
 <text:span text:style-name="T4">
понад</text:span>
 48,4<text:span text:style-name="T4">
мільйона</text:span>
 <text:span text:style-name="T4">
тонн</text:span>
 <text:span text:style-name="T4">
зернових</text:span>
 </text:a>
</text:p>
      <text:p text:style-name="P4">
Заступник міністра зауважив, що наразі зарано говорити про експортні ціни наукраїнське <text:a xlink:type="simple" xlink:href="https://www.ukrinform.ua/tag-zerno" text:style-name="Internet_20_link" text:visited-style-name="Visited_20_Internet_20_Link">
 зерно </text:a>
 - вони станутьвідомі ближче до осені.</text:p>
      <text:p text:style-name="P4">
«Зараз експортні ціни на зернові знизилися. Але, сподіваюся, що ближче довересня ціни на експорт агропродукції наближатимуться до показниківпопереднього року», - додав Висоцький.</text:p>
      <text:p text:style-name="P4">
Як повідомляв Укрінформ, <text:a xlink:type="simple" xlink:href="https://www.ukrinform.ua/rubric-economy/3726727-v-ukraini-pocalisa-zniva.html" text:style-name="Internet_20_link" text:visited-style-name="Visited_20_Internet_20_Link">
 в Україні розпочалися жнива</text:a>
 . Зокрема, аграрії Одещини та Миколаївщини почали збирати озимийячмінь.</text:p>
      <text:p text:style-name="P4">
Source: <text:a xlink:type="simple" xlink:href="https://www.ukrinform.ua/rubric-economy/3727892-urozaj-zernovih-cogoric-prognozuut-na-rivni-46-miljoniv-tonn.html" text:style-name="Internet_20_link" text:visited-style-name="Visited_20_Internet_20_Link">
https://www.ukrinform.ua/rubric-economy/3727892-urozaj-zernovih-cogoric-prognozuut-na-rivni-46-miljoniv-tonn.html</text:a>
</text:p>
      <!--NEWS-->
      <text:h text:style-name="P10" text:outline-level="1">
<text:span text:style-name="T4">
The organizers of the mutiny, having betrayed the country, betrayed those who were with them,...</text:span>
</text:h>
      <text:p text:style-name="P4">
Authors: liveuamap (Language: en)</text:p>
      <text:p text:style-name="P4">
Time: 2023-06-26T15:14:41</text:p>
      <text:p text:style-name="P4">
Location: Moskva, Moscow (Latitude:55.74992 Longtitude:37.61839)</text:p>
      <text:p text:style-name="P4">
Videos: []</text:p>
      <text:p text:style-name="P4">
Images: []</text:p>
      <text:p text:style-name="P4">
Tags: ["Central and Eastern Europe", "Russia"]</text:p>
      <text:p text:style-name="P4">
ID: 22571946</text:p>
      <!--METADATA-->
      <text:p text:style-name="P4">
The organizers of the mutiny, having betrayed the country, betrayed those whowere with them, - Putin says in a statement</text:p>
      <text:p text:style-name="P4">
News Collection Link: <text:a xlink:type="simple" xlink:href="https:\/\/liveuamap.com\/en\/2023\/26-june-the-organizers-of-the-mutiny-having-betrayed-the" text:style-name="Internet_20_link" text:visited-style-name="Visited_20_Internet_20_Link">
https:\/\/liveuamap.com\/en\/2023\/26-june-the-organizers-of-the-mutiny-having-betrayed-the</text:a>
</text:p>
      <text:p text:style-name="P4">
Source: <text:a xlink:type="simple" xlink:href="https://t.me/rian_ru/207103" text:style-name="Internet_20_link" text:visited-style-name="Visited_20_Internet_20_Link">
https://t.me/rian_ru/207103</text:a>
</text:p>
      <!--NEWS-->
      <text:h text:style-name="P10" text:outline-level="1">
<text:span text:style-name="T4">
Putin says that the Wagner commanders sign a contract with the Ministry of Defense or leave f...</text:span>
</text:h>
      <text:p text:style-name="P4">
Authors: liveuamap (Language: en)</text:p>
      <text:p text:style-name="P4">
Time: 2023-06-26T15:16:47</text:p>
      <text:p text:style-name="P4">
Location: Moskva, Moscow (Latitude:55.74987 Longtitude:37.61829)</text:p>
      <text:p text:style-name="P4">
Videos: []</text:p>
      <text:p text:style-name="P4">
Images: []</text:p>
      <text:p text:style-name="P4">
Tags: ["Belarus", "Russia"]</text:p>
      <text:p text:style-name="P4">
ID: 22571947</text:p>
      <!--METADATA-->
      <text:p text:style-name="P4">
Putin says that the Wagner commanders sign a contract with the Ministry ofDefense or leave for Belarus</text:p>
      <text:p text:style-name="P4">
News Collection Link: <text:a xlink:type="simple" xlink:href="https:\/\/liveuamap.com\/en\/2023\/26-june-putin-says-that-the-wagner-commanders-sign-a-contract" text:style-name="Internet_20_link" text:visited-style-name="Visited_20_Internet_20_Link">
https:\/\/liveuamap.com\/en\/2023\/26-june-putin-says-that-the-wagner-commanders-sign-a-contract</text:a>
</text:p>
      <text:p text:style-name="P4">
Source: <text:a xlink:type="simple" xlink:href="https://t.me/rusbrief/130636" text:style-name="Internet_20_link" text:visited-style-name="Visited_20_Internet_20_Link">
https://t.me/rusbrief/130636</text:a>
</text:p>
      <!--NEWS-->
      <text:h text:style-name="P10" text:outline-level="1">
<text:span text:style-name="T4">
Україна отримала перші модульні мости від американських партнерів</text:span>
</text:h>
      <text:p text:style-name="P4">
Authors: Ukrinform (Person)</text:p>
      <text:p text:style-name="P4">
Publisher: Укринформ (Organization)</text:p>
      <text:p text:style-name="P4">
Published Time: 2023-06-26T15:20:00+03:00</text:p>
      <text:p text:style-name="P4">
Modified Time: 2023-06-26T15:20:00+03:00</text:p>
      <text:p text:style-name="P4">
Description: Державне агентство відновлення та розвитку інфраструктури в межах спільного проєкту з корпорацією CDF отримало перші тимчасові мостові конструкції для Харківської, Миколаївської та Херсонської областей. — Укрінформ.</text:p>
      <text:p text:style-name="P4">
Images: ['<text:a xlink:type="simple" xlink:href="https://static.ukrinform.com/photos/2023_06/thumb_files/630_360_1687781786-357.jpg" text:style-name="Internet_20_link" text:visited-style-name="Visited_20_Internet_20_Link">
630_360_16877...</text:a>
']</text:p>
      <text:p text:style-name="P4">
Tags: ['США', 'Міст', 'Відбудова', 'Агентство відновлення']</text:p>
      <text:p text:style-name="P4">
Type: Article</text:p>
      <!--METADATA-->
      <text:p text:style-name="P4">
<draw:frame draw:style-name="fr1" draw:name="Image92" text:anchor-type="as-char" svg:width="6.9236in" svg:height="3.956343in" draw:z-index="0">
<draw:image xlink:href="../Images/yкринформ/2023-06-26T15-20-00-03-00/630_360_1687781786-357.jpg" xlink:type="simple" xlink:show="embed" xlink:actuate="onLoad" draw:mime-type="image/jpeg"/>
</draw:frame>
 Державнеагентство відновлення та розвитку інфраструктури в межах спільного проєкту зкорпорацією CDF отримало перші тимчасові мостові конструкції для Харківської,Миколаївської та Херсонської областей.</text:p>
      <text:p text:style-name="P4">
Про це повідомив очільник Агентства відновлення Мустафа Найєм, передаєУкрінформ із посиланням на пресслужбу відомства у <text:a xlink:type="simple" xlink:href="https://www.facebook.com/agency.for.restoration/posts/pfbid0bGoKZFftvLwD7AZFHCqpymsQd1zP9GQWvBWyZ6bDQX8aJsPo1Jf8B47NiLAnPaKJl" text:style-name="Internet_20_link" text:visited-style-name="Visited_20_Internet_20_Link">
 Фейсбуці.</text:a>
</text:p>
      <text:p text:style-name="P4">
«У пріоритеті Агентства відновлення – встановлення цих мостів у Харківській,Миколаївській та Херсонській областях. У прифронтових регіонахжиттєзабезпечення людей залежить в першу чергу від автомобільних доріг.Руйнування мостів призводить до від’єднання громад від базових послуг. Для насдуже важливо максимально оперативно відновити логістику...», - зазначив Найєм.</text:p>
      <text:p text:style-name="P4">
</text:p>
      <text:p text:style-name="P4">
Він уточнив, що мости, виготовлені компанією Acrow Corporation, здатнівитримати рух як легкового, так і вантажного транспорту, що, своєю чергою,допоможе швидко відновити безперебійний транспортний зв'язок у найбільшпостраждалих через війну регіонах.</text:p>
      <text:p text:style-name="P4">
<text:span text:style-name="T4">
Читайте також:</text:span>
 <text:a xlink:type="simple" xlink:href="https://www.ukrinform.ua/rubric-vidbudova/3727046-mzs-aponii-zustric-v-londoni-zasvidcila-visokij-interes-biznesu-do-proektiv-vidbudovi-ukraini.html" text:style-name="Internet_20_link" text:visited-style-name="Visited_20_Internet_20_Link">
 МЗС Японії: зустріч в Лондоні засвідчила високий інтересбізнесу до проєктів <text:span text:style-name="T4">
відбудови</text:span>
 України </text:a>
</text:p>
      <text:p text:style-name="P4">
Конструкції надіслано в межах проєкту «Модульний міст» Агентства відновленнята корпорації CDF за підтримки гранту від The Howard G. Buffett Foundation,який був розпочатий у квітні. Фундація фінансує постачання 9 модульних <text:a xlink:type="simple" xlink:href="https://www.ukrinform.ua/tag-mist" text:style-name="Internet_20_link" text:visited-style-name="Visited_20_Internet_20_Link">
мостів </text:a>
 в Україну.</text:p>
      <text:p text:style-name="P4">
Як повідомлялось, з початку повномасштабного вторгнення Агентство відновленняотримало від Чехії, Франції, Швеції та Норвегії 37 тимчасових мостів, 18комплектів понтонних переправ і 6 катерів для влаштування понтонів.</text:p>
      <text:p text:style-name="P4">
<text:span text:style-name="T5">
Фото: Державне агентство відновлення та розвитку інфраструктури України</text:span>
</text:p>
      <text:p text:style-name="P4">
Source: <text:a xlink:type="simple" xlink:href="https://www.ukrinform.ua/rubric-vidbudova/3727899-ukraina-otrimala-persi-modulni-mosti-vid-amerikanskih-partneriv.html" text:style-name="Internet_20_link" text:visited-style-name="Visited_20_Internet_20_Link">
https://www.ukrinform.ua/rubric-vidbudova/3727899-ukraina-otrimala-persi-modulni-mosti-vid-amerikanskih-partneriv.html</text:a>
</text:p>
      <!--NEWS-->
      <text:h text:style-name="P10" text:outline-level="1">
<text:span text:style-name="T4">
У Грузії відкрили табір літній табір для 46 українських дітей</text:span>
</text:h>
      <text:p text:style-name="P4">
Authors: Ukrinform (Person)</text:p>
      <text:p text:style-name="P4">
Publisher: Укринформ (Organization)</text:p>
      <text:p text:style-name="P4">
Published Time: 2023-06-26T15:21:00+03:00</text:p>
      <text:p text:style-name="P4">
Modified Time: 2023-06-26T15:21:00+03:00</text:p>
      <text:p text:style-name="P4">
Description: У готельному комплексі Akhasheni wine and Spa Resort в Кахетії за сприяння Посольства Грузії в Україні та всебічної підтримки Державної молодіжної агенції Грузії відбулося відкриття тижневого літнього табору для 46 українських дітей з Львівської області. — Укрінформ.</text:p>
      <text:p text:style-name="P4">
Images: ['<text:a xlink:type="simple" xlink:href="https://static.ukrinform.com/photos/2023_06/thumb_files/630_360_1687776458-421.jpg" text:style-name="Internet_20_link" text:visited-style-name="Visited_20_Internet_20_Link">
630_360_16877...</text:a>
', '<text:a xlink:type="simple" xlink:href="https://static.ukrinform.com/photos/2023_06/1687776474-829.jpg" text:style-name="Internet_20_link" text:visited-style-name="Visited_20_Internet_20_Link">
1687776474-82...</text:a>
', '<text:a xlink:type="simple" xlink:href="https://static.ukrinform.com/photos/2023_06/1687776473-514.jpg" text:style-name="Internet_20_link" text:visited-style-name="Visited_20_Internet_20_Link">
1687776473-51...</text:a>
']</text:p>
      <text:p text:style-name="P4">
Tags: ['Діти', 'Грузія', 'Посольство', 'Війна з Росією']</text:p>
      <text:p text:style-name="P4">
Type: Article</text:p>
      <!--METADATA-->
      <text:p text:style-name="P4">
<draw:frame draw:style-name="fr1" draw:name="Image94" text:anchor-type="as-char" svg:width="6.9236in" svg:height="3.956343in" draw:z-index="0">
<draw:image xlink:href="../Images/yкринформ/2023-06-26T15-21-00-03-00/630_360_1687776458-421.jpg" xlink:type="simple" xlink:show="embed" xlink:actuate="onLoad" draw:mime-type="image/jpeg"/>
</draw:frame>
 Уготельному комплексі Akhasheni wine and Spa Resort в Кахетії за сприянняПосольства Грузії в Україні та всебічної підтримки Державної молодіжноїагенції Грузії відбулося відкриття тижневого літнього табору для 46українських дітей з Львівської області.</text:p>
      <text:p text:style-name="P4">
Як передає Укрінформ, про це йдеться на фейсбук-сторінці Посльства.</text:p>
      <text:p text:style-name="P4">
За повідомленням, з теплими привітаннями до українських дітей звернулисьповажні гості: заступник Міністра культури, спорту та молоді Грузії/діючийГолова державної молодіжної агенції пан Irakli Giviashvili, заступник ГоловиПарламенту Грузії/Голова групи міжпарламентської групи дружби Грузія-Українапан Арчіл Талаквадзе, заступник Міністра закордонних справ Грузії пан TeimurazJanjalia, депутат Парламенту Грузії від Гурджаані пан David Songulashvili.</text:p>
      <text:p text:style-name="P4">
<draw:frame draw:style-name="fr1" draw:name="Image95" text:anchor-type="as-char" svg:width="6.9236in" svg:height="5.1927in" draw:z-index="0">
<draw:image xlink:href="../Images/yкринформ/2023-06-26T15-21-00-03-00/1687776474-829.jpg" xlink:type="simple" xlink:show="embed" xlink:actuate="onLoad" draw:mime-type="image/jpeg"/>
</draw:frame>
</text:p>
      <text:p text:style-name="P4">
Під час офіційної церемонії Тимчасовий повірений у справах України в ГрузіїОлександр Шульга зауважив, що в довоєнні часи дітей звідусіль на літнійвідпочинок приймала сонячна та гостинна Херсонщина. І всім було вдостальтеплого Азовського моря біля Генічеська та Чорного біля Скадовська, сонця іфруктів в Лазурному та Залізному Порту, а лагідний Дніпро біля Олешокзустрічав спортсменів та любителів річкових пригод. Проте, жорстока війна,розв’язана варварською Росією, зірвала ці літні плани, а терористичний актросійських воєнних злочинців з керованим підривом Каховської ГЕС призвів доекологічної катастрофи, наслідки якої ще багато років будуть вдаватись взнаки.</text:p>
      <text:p text:style-name="P4">
<draw:frame draw:style-name="fr1" draw:name="Image96" text:anchor-type="as-char" svg:width="6.9236in" svg:height="5.1927in" draw:z-index="0">
<draw:image xlink:href="../Images/yкринформ/2023-06-26T15-21-00-03-00/1687776473-514.jpg" xlink:type="simple" xlink:show="embed" xlink:actuate="onLoad" draw:mime-type="image/jpeg"/>
</draw:frame>
</text:p>
      <text:p text:style-name="P4">
Користуючись нагодою український дипломат подякував за підтримку та допомогубратньому грузинському народу, уряду Грузії та місцевим органам влади,депутатам Парламенту Грузії та місцевих рад, а також висловив впевненість, щопісля беззаперечної перемоги України всі діти, всіх національностей, зможутьбезпечно відпочивати і на обох берегах Дніпра, і в Українському Криму, і нетільки в гостинній грузинській Кахетії, але й на суверенній території Грузії вАбхазії та Цхінвальському регіоні.</text:p>
      <text:p text:style-name="P4">
Нагадаємо, 23 червня представники Посольства України та Альянсу грузинсько-української дружби 23 червня <text:a xlink:type="simple" xlink:href="https://www.ukrinform.ua/rubric-diaspora/3726863-predstavniki-posolstva-u-gruzii-zustrilisa-z-ukrainskimi-ditmi-aki-postrazdali-vid-napadu-rf.html" text:style-name="Internet_20_link" text:visited-style-name="Visited_20_Internet_20_Link">
 зустрілися </text:a>
 з українськими дітьми, які прибулина відпочинок до Грузії.</text:p>
      <text:p text:style-name="P4">
<text:span text:style-name="T5">
Фото: Посольство України в Грузії / Фейсбук</text:span>
</text:p>
      <text:p text:style-name="P4">
Source: <text:a xlink:type="simple" xlink:href="https://www.ukrinform.ua/rubric-diaspora/3727844-u-gruzii-vidkrili-tabir-litnij-tabir-dla-46-ukrainskih-ditej.html" text:style-name="Internet_20_link" text:visited-style-name="Visited_20_Internet_20_Link">
https://www.ukrinform.ua/rubric-diaspora/3727844-u-gruzii-vidkrili-tabir-litnij-tabir-dla-46-ukrainskih-ditej.html</text:a>
</text:p>
      <!--NEWS-->
      <text:h text:style-name="P10" text:outline-level="1">
<text:span text:style-name="T4">
Джемілєв: Путін нахабно брехав щодо «мирної угоди» в Стамбулі</text:span>
</text:h>
      <text:p text:style-name="P4">
Authors: Ukrinform (Person)</text:p>
      <text:p text:style-name="P4">
Publisher: Укринформ (Organization)</text:p>
      <text:p text:style-name="P4">
Published Time: 2023-06-26T15:22:00+03:00</text:p>
      <text:p text:style-name="P4">
Modified Time: 2023-06-26T15:22:00+03:00</text:p>
      <text:p text:style-name="P4">
Description: Президент РФ Володимир Путін казав неправду, що на українсько-російських перемовинах у березні 2022 року в Стамбулі нібито було підписано мирну угоду, але Україна сама її розірвала. — Укрінформ.</text:p>
      <text:p text:style-name="P4">
Images: ['<text:a xlink:type="simple" xlink:href="https://static.ukrinform.com/photos/2023_05/thumb_files/630_360_1684249814-786.jpg" text:style-name="Internet_20_link" text:visited-style-name="Visited_20_Internet_20_Link">
630_360_16842...</text:a>
']</text:p>
      <text:p text:style-name="P4">
Tags: ['Джемілєв', 'Крим', 'Путін', 'Стамбул', 'Війна з Росією']</text:p>
      <text:p text:style-name="P4">
Type: Article</text:p>
      <!--METADATA-->
      <text:p text:style-name="P4">
<draw:frame draw:style-name="fr1" draw:name="Image97" text:anchor-type="as-char" svg:width="6.9236in" svg:height="3.956343in" draw:z-index="0">
<draw:image xlink:href="../Images/yкринформ/2023-06-26T15-22-00-03-00/630_360_1684249814-786.jpg" xlink:type="simple" xlink:show="embed" xlink:actuate="onLoad" draw:mime-type="image/jpeg"/>
</draw:frame>
 ПрезидентРФ Володимир Путін казав неправду, що на українсько-російських перемовинах уберезні 2022 року в Стамбулі нібито було підписано мирну угоду, але Українасама її розірвала.</text:p>
      <text:p text:style-name="P4">
Про це під час церемонії підняття Кримськотатарського прапора біля будівлі МЗСУкраїни заявив лідер кримськотатарського народу Мустафа Джемілєв, передаєкореспондент Укрінформу.</text:p>
      <text:p text:style-name="P4">
“Кілька днів тому кремлівський диктатор Путін, виступаючи перед головамикількох африканських країн, говорив, що нібито на українсько-російськихперемовинах у березні 2022 року в Стамбулі було підписано мирну угоду, алеУкраїна сама її розірвала і продовжила воєнні дії. Зрозуміло, Путін у звичнійдля себе манері нахабно брехав. Кажу про це відповідально, оскільки бувприсутній на заключній частині перемовин у Туреччині. Насправді ми передалиросійській стороні як умову припинення військових дій лист із позицією відійтидо кордону станом на 24 лютого. А з питань щодо Криму і Донбасу розпочатиперемовний процес, зобов’язуючись при цьому не застосовувати силу длязвільнення цих територій. Але наступного ж дня після завершення перемовин уТуреччині Путін заявив, що жодних перемовин щодо Криму бути не може, бо це —нібито територія Росії”, - сказав Джемілєв.</text:p>
      <text:p text:style-name="P4">
<text:span text:style-name="T4">
Читайте також:</text:span>
 <text:a xlink:type="simple" xlink:href="https://www.ukrinform.ua/rubric-polytics/3727751-podii-v-rf-demonstruut-naskilki-znacnu-strategicnu-pomilku-zrobiv-putin-v-ukraini-stoltenberg.html" text:style-name="Internet_20_link" text:visited-style-name="Visited_20_Internet_20_Link">
 Події в РФ демонструють, наскільки значну стратегічнупомилку зробив <text:span text:style-name="T4">
Путін</text:span>
 в Україні - Столтенберг</text:a>
</text:p>
      <text:p text:style-name="P4">
Лідер кримськотатарського народу акцентував, що подібна позиція російськогокерівництва, а також кричущі злочини росіян на окупованих територіях, цілкомприродно "привели керівництво нашої країни до висновку, що ніяких перемовин ізросійською стороною бути не може і звільнення наших територій відбуваєтьсяєдиною зрозумілою для агресора мовою — військовою силою".</text:p>
      <text:p text:style-name="P4">
Він також зауважив, що нині Україна перебуває на етапі остаточного відновленнятериторіальної цілісності та ліквідації бандитського режиму в <text:a xlink:type="simple" xlink:href="https://www.ukrinform.ua/tag-krim" text:style-name="Internet_20_link" text:visited-style-name="Visited_20_Internet_20_Link">
 Криму</text:a>
 .</text:p>
      <text:p text:style-name="P4">
“Ми б дуже хотіли, щоб звільнення Криму відбулося мирним, дипломатичнимшляхом, без кровопролиття та руйнувань. Про це йшлося в концепції звільненняКриму, прийнятій Радою національної безпеки і оборони України в березні2021-го року та прикінцевому комюніке саміту Кримської платформи у серпні2021-го року в Києві. Про це ми говорили навіть після початкуширокомасштабного вторгнення Росії наприкінці лютого минулого року”, - сказавДжемілєв.</text:p>
      <text:p text:style-name="P4">
Однак, за його словами, російські окупанти своїми нелюдськими діями відрізалиусі шляхи до мирного розв’язання.</text:p>
      <text:p text:style-name="P4">
<text:span text:style-name="T4">
Читайте також:</text:span>
 <text:a xlink:type="simple" xlink:href="https://www.ukrinform.ua/rubric-crimea/3727837-deokupacia-krimu-jde-ne-lise-na-poli-bou-ale-j-u-sferi-duhovnogo-zitta-tocickij.html" text:style-name="Internet_20_link" text:visited-style-name="Visited_20_Internet_20_Link">
 Деокупація <text:span text:style-name="T4">
Крим</text:span>
 у йде не лише на полі бою, але й усфері духовного життя - Точицький </text:a>
</text:p>
      <text:p text:style-name="P4">
“Декілька слів до наших співвітчизників і усіх наших громадян у тимчасовоокупованому Криму. Я знаю, що дуже багато людей на півострові, особливопредставників корінних народів Криму, з нетерпінням очікують на прихід нашихвійськ. Але одного очікування мало. У цій справедливій священній війні завизволення своєї Батьківщини кожен громадянин нашої країни, в тому числі вокупованому Криму, повинен зробити свій внесок. Минуть роки і наші діти, онукиобов’язково запитають нас, що ми особисто зробили для визволення нашоїБатьківщини від окупантів. І дуже важливо, щоб нам не було соромно передними”, - додав він.</text:p>
      <text:p text:style-name="P4">
Як повідомлялося, 26 червня відзначається  <text:a xlink:type="simple" xlink:href="https://www.ukrinform.ua/rubric-crimea/3727647-v-ukraini-vidznacaut-den-krimskotatarskogo-prapora.html" text:style-name="Internet_20_link" text:visited-style-name="Visited_20_Internet_20_Link">
 День кримськотатарського прапора</text:a>
 .</text:p>
      <text:p text:style-name="P4">
Source: <text:a xlink:type="simple" xlink:href="https://www.ukrinform.ua/rubric-polytics/3727901-dzemilev-putin-nahabno-brehav-sodo-mirnoi-ugodi-v-stambuli.html" text:style-name="Internet_20_link" text:visited-style-name="Visited_20_Internet_20_Link">
https://www.ukrinform.ua/rubric-polytics/3727901-dzemilev-putin-nahabno-brehav-sodo-mirnoi-ugodi-v-stambuli.html</text:a>
</text:p>
      <!--NEWS-->
      <text:h text:style-name="P10" text:outline-level="1">
<text:span text:style-name="T4">
У Криму росіяни оштрафували двох кримських татар за національні прапори</text:span>
</text:h>
      <text:p text:style-name="P4">
Authors: Ukrinform (Person)</text:p>
      <text:p text:style-name="P4">
Publisher: Укринформ (Organization)</text:p>
      <text:p text:style-name="P4">
Published Time: 2023-06-26T15:26:00+03:00</text:p>
      <text:p text:style-name="P4">
Modified Time: 2023-06-26T15:26:00+03:00</text:p>
      <text:p text:style-name="P4">
Description: У тимчасово окупованому Криму росіяни оштрафували двох кримських татар - Рустема Курносова та Енвера Усеїнова через національні прапори. — Укрінформ.</text:p>
      <text:p text:style-name="P4">
Images: ['<text:a xlink:type="simple" xlink:href="https://static.ukrinform.com/photos/2022_05/thumb_files/630_360_1652075100-633.jpg" text:style-name="Internet_20_link" text:visited-style-name="Visited_20_Internet_20_Link">
630_360_16520...</text:a>
']</text:p>
      <text:p text:style-name="P4">
Tags: ['Крим', 'Кримські татари', 'Штраф']</text:p>
      <text:p text:style-name="P4">
Type: Article</text:p>
      <!--METADATA-->
      <text:p text:style-name="P4">
<draw:frame draw:style-name="fr1" draw:name="Image98" text:anchor-type="as-char" svg:width="6.9236in" svg:height="3.956343in" draw:z-index="0">
<draw:image xlink:href="../Images/yкринформ/2023-06-26T15-26-00-03-00/630_360_1652075100-633.jpg" xlink:type="simple" xlink:show="embed" xlink:actuate="onLoad" draw:mime-type="image/jpeg"/>
</draw:frame>
 Утимчасово окупованому Криму росіяни оштрафували двох кримських татар - РустемаКурносова та Енвера Усеїнова через національні прапори.</text:p>
      <text:p text:style-name="P4">
Про це у <text:a xlink:type="simple" xlink:href="https://t.me/dmytro_lubinetzs/2796" text:style-name="Internet_20_link" text:visited-style-name="Visited_20_Internet_20_Link">
 Телеграмі </text:a>
 поінформувавуповноважений ВР із прав людини Дмитро Лубінець, передає Укрінформ.</text:p>
      <text:p text:style-name="P4">
Він нагадав, що напередодні Дня кримськотатарського прапора російська поліціяу Білогірському районі зупинила колону авто під кримськотатарськими прапорамиі затримала трьох кримських татар.</text:p>
      <text:p text:style-name="P4">
«Рустем Курносов, Енвер (Усеїнов – ред.) та Ебабіль Ібрагімов прямували допідніжжя Білої Скелі, аби здійснити сходження з національними символами. Однакпідконтрольна Кремлю поліція вирішила, що це масовий, незаконний публічнийзахід. На 73-річного Рустема Курносова та 65-річного Енвера Усеїнова, у якоготретя група інвалідності та цукровий діабет, силовики склали протоколи», -заявив Лубінець.</text:p>
      <text:p text:style-name="P4">
<text:span text:style-name="T4">
Читайте також:</text:span>
 <text:a xlink:type="simple" xlink:href="https://www.ukrinform.ua/rubric-crimea/3727837-deokupacia-krimu-jde-ne-lise-na-poli-bou-ale-j-u-sferi-duhovnogo-zitta-tocickij.html" text:style-name="Internet_20_link" text:visited-style-name="Visited_20_Internet_20_Link">
 Деокупація Криму йде не лише на полі бою, але й у сферідуховного життя - Точицький </text:a>
</text:p>
      <text:p text:style-name="P4">
За його даними, напередодні окупаційний Білогірський райсуд призначивКурносову та Усеїнову штрафи по 20 тисяч рублів кожному, закидаючи їм«організацію чи проведення публічного заходу без повідомлення».</text:p>
      <text:p text:style-name="P4">
Омбудсман переконаний, що країна-окупант – РФ - укотре порушила правакорінного народу України.</text:p>
      <text:p text:style-name="P4">
Уповноважений ВР із прав поінформував, що в Україні з 1 липня 2021 рокуухвалено Закон «Про корінні народи України», згідно з яким в нашій державі,окрім українців, такими народами є: кримські татари, караїми та кримчаки.Більшість з них проживає в тимчасово окупованому Криму.</text:p>
      <text:p text:style-name="P4">
<text:span text:style-name="T4">
Читайте також:</text:span>
 <text:a xlink:type="simple" xlink:href="https://www.ukrinform.ua/rubric-crimea/3725198-u-krimu-prodovzili-arest-patom-figurantam-spravi-drugoi-dzankojskoi-grupi.html" text:style-name="Internet_20_link" text:visited-style-name="Visited_20_Internet_20_Link">
 У Криму продовжили арешт п'ятьом фігурантам справи«другої джанкойської групи» </text:a>
</text:p>
      <text:p text:style-name="P4">
«Вимагаю припинити систематичні переслідування кримських татар за національноюознакою на території півострова. Закликаю міжнародну спільноту долучитися дозахисту прав корінних народів України, а особливо тих, хто сьогоднізалишається на кримському півострові. Крим – це Україна», - написав він.</text:p>
      <text:p text:style-name="P4">
Як повідомлялося, у Криму під час сходження на Білу Скалу російська поліція <text:a xlink:type="simple" xlink:href="https://www.ukrinform.ua/rubric-crimea/3727533-u-krimu-rosijska-policia-zatrimala-troh-aktivistiv.html" text:style-name="Internet_20_link" text:visited-style-name="Visited_20_Internet_20_Link">
затримала трьох активістів. </text:a>
</text:p>
      <text:p text:style-name="P4">
Source: <text:a xlink:type="simple" xlink:href="https://www.ukrinform.ua/rubric-crimea/3727903-u-krimu-rosiani-ostrafuvali-dvoh-krimskih-tatar-za-nacionalni-prapori.html" text:style-name="Internet_20_link" text:visited-style-name="Visited_20_Internet_20_Link">
https://www.ukrinform.ua/rubric-crimea/3727903-u-krimu-rosiani-ostrafuvali-dvoh-krimskih-tatar-za-nacionalni-prapori.html</text:a>
</text:p>
      <!--NEWS-->
      <text:h text:style-name="P10" text:outline-level="1">
<text:span text:style-name="T4">
Перед львівською ратушею підняли кримськотатарський прапор</text:span>
</text:h>
      <text:p text:style-name="P4">
Authors: Ukrinform (Person)</text:p>
      <text:p text:style-name="P4">
Publisher: Укринформ (Organization)</text:p>
      <text:p text:style-name="P4">
Published Time: 2023-06-26T15:35:06+03:00</text:p>
      <text:p text:style-name="P4">
Modified Time: 2023-06-26T15:35:06+03:00</text:p>
      <text:p text:style-name="P4">
Description: У Львові перед міською радою підняли кримськотатарський прапор в знак підтримки корінного народу Криму. — Укрінформ.</text:p>
      <text:p text:style-name="P4">
Images: ['<text:a xlink:type="simple" xlink:href="https://static.ukrinform.com/photos/2023_06/thumb_files/630_360_1687782705-506.jpg" text:style-name="Internet_20_link" text:visited-style-name="Visited_20_Internet_20_Link">
630_360_16877...</text:a>
']</text:p>
      <text:p text:style-name="P4">
Tags: ['Крим', 'Львів', 'Прапор']</text:p>
      <text:p text:style-name="P4">
Type: Article</text:p>
      <!--METADATA-->
      <text:p text:style-name="P4">
<draw:frame draw:style-name="fr1" draw:name="Image99" text:anchor-type="as-char" svg:width="6.9236in" svg:height="3.956343in" draw:z-index="0">
<draw:image xlink:href="../Images/yкринформ/2023-06-26T15-35-06-03-00/630_360_1687782705-506.jpg" xlink:type="simple" xlink:show="embed" xlink:actuate="onLoad" draw:mime-type="image/jpeg"/>
</draw:frame>
 У Львовіперед міською радою підняли кримськотатарський прапор в знак підтримкикорінного народу Криму.</text:p>
      <text:p text:style-name="P4">
Про це повідомила <text:a xlink:type="simple" xlink:href="https://city-adm.lviv.ua/news/city/lviv-international/297193-u-tsentri-lvova-pidnialy-prapor-krymskykh-tatar" text:style-name="Internet_20_link" text:visited-style-name="Visited_20_Internet_20_Link">
 Львівська міська рада </text:a>
 , передає Укрінформ.</text:p>
      <text:p text:style-name="P4">
«Сьогодні в Україні відзначають День кримськотатарського прапора. З цієїнагоди на флагштоку перед львівською ратушею підняли прапор кримських татар,аби підтримати корінний народ Криму і вкотре нагадати, що Крим – це Україна»,- йдеться у повідомленні.</text:p>
      <text:p text:style-name="P4">
Як відомо, <text:a xlink:type="simple" xlink:href="https://www.ukrinform.ua/rubric-crimea/3727647-v-ukraini-vidznacaut-den-krimskotatarskogo-prapora.html" text:style-name="Internet_20_link" text:visited-style-name="Visited_20_Internet_20_Link">
 День кримськотатарського прапора</text:a>
 (Qırım bayrağı) – день шанування національногопрапора кримських татар, корінного народу Криму. Його відзначають 26 червня з2010 року. Це відбувається не тільки в різних містах України, а й в іншихкраїнах світу.</text:p>
      <text:p text:style-name="P4">
<text:span text:style-name="T4">
Читайте також:</text:span>
 <text:a xlink:type="simple" xlink:href="https://www.ukrinform.ua/rubric-polytics/3727742-mzs-u-den-krimskotatarskogo-prapora-zaklikae-svit-posiliti-pidtrimku-ukraini.html" text:style-name="Internet_20_link" text:visited-style-name="Visited_20_Internet_20_Link">
 МЗС у День кримськотатарського <text:span text:style-name="T4">
прапора</text:span>
 закликає світпосилити підтримку України </text:a>
</text:p>
      <text:p text:style-name="P4">
Кримськотатарський прапор — це полотнище блакитного кольору із жовтим гербом(тамгою) у верхньому лівому куті. Блакитний колір є традиційним кольоромтюркських народів, його використовували ще на стягах Кримського ханства. Гербна прапорі — тарак-тамга (герб-гребінь) є родовим знаком Ґіреїв, керівноїдинастії Кримського ханства.</text:p>
      <text:p text:style-name="P4">
Source: <text:a xlink:type="simple" xlink:href="https://www.ukrinform.ua/rubric-regions/3727910-pered-lvivskou-ratuseu-pidnali-krimskotatarskij-prapor.html" text:style-name="Internet_20_link" text:visited-style-name="Visited_20_Internet_20_Link">
https://www.ukrinform.ua/rubric-regions/3727910-pered-lvivskou-ratuseu-pidnali-krimskotatarskij-prapor.html</text:a>
</text:p>
      <!--NEWS-->
      <text:h text:style-name="P10" text:outline-level="1">
<text:span text:style-name="T4">
Росіяни з початку вторгнення викрали 8,8 тисячі українців, більш як 10000 — зникли безвісти</text:span>
</text:h>
      <text:p text:style-name="P4">
Authors: Ukrinform (Person)</text:p>
      <text:p text:style-name="P4">
Publisher: Укринформ (Organization)</text:p>
      <text:p text:style-name="P4">
Published Time: 2023-06-26T15:37:00+03:00</text:p>
      <text:p text:style-name="P4">
Modified Time: 2023-06-26T15:37:00+03:00</text:p>
      <text:p text:style-name="P4">
Description: В Україні з початку повномасштабного вторгнення РФ потерпілими від насильницьких зникнень стали майже 8 800 цивільних, а також 10 200 осіб вважаються зниклими безвісти. — Укрінформ.</text:p>
      <text:p text:style-name="P4">
Images: ['<text:a xlink:type="simple" xlink:href="https://static.ukrinform.com/photos/2023_06/thumb_files/630_360_1687782451-161.png" text:style-name="Internet_20_link" text:visited-style-name="Visited_20_Internet_20_Link">
630_360_16877...</text:a>
']</text:p>
      <text:p text:style-name="P4">
Tags: ['Поліція', 'Викрадення людей', 'Зниклі безвісти', 'Війна з Росією']</text:p>
      <text:p text:style-name="P4">
Type: Article</text:p>
      <!--METADATA-->
      <text:p text:style-name="P4">
<draw:frame draw:style-name="fr1" draw:name="Image100" text:anchor-type="as-char" svg:width="6.9236in" svg:height="3.956343in" draw:z-index="0">
<draw:image xlink:href="../Images/yкринформ/2023-06-26T15-37-00-03-00/630_360_1687782451-161.png" xlink:type="simple" xlink:show="embed" xlink:actuate="onLoad" draw:mime-type="image/png"/>
</draw:frame>
 В Україніз початку повномасштабного вторгнення РФ потерпілими від насильницькихзникнень стали майже 8 800 цивільних, а також 10 200 осіб вважаються зниклимибезвісти.</text:p>
      <text:p text:style-name="P4">
Про це йдеться у відповіді Головного слідчого управління Національної поліціїна запит видання <text:a xlink:type="simple" xlink:href="https://zmina.info/news/z-pochatku-povnomasshtabnogo-vtorgnennya-poterpilymy-vid-nasylnyczkyh-znyknen-staly-8-800-czyvilnyh-bezvisty-znyklymy-vvazhayutsya-10-200-osib-naczpolicziya/" text:style-name="Internet_20_link" text:visited-style-name="Visited_20_Internet_20_Link">
 ZMINA </text:a>
, передає Укрінформ.</text:p>
      <text:p text:style-name="P4">
Так, згідно з даними НПУ, з 24 лютого 2022 до 6 червня 2023 року слідчіНаціональної поліції розпочали 16 тисяч кримінальних проваджень за фактаминезаконного позбавлення волі та насильницького зникнення майже 8 800цивільних.</text:p>
      <text:p text:style-name="P4">
<text:span text:style-name="T4">
Читайте також:</text:span>
 <text:a xlink:type="simple" xlink:href="https://www.ukrinform.ua/rubric-ato/3726424-rodini-zniklih-ta-polonenih-mozut-peredati-listi-svoim-ridnim-kotenko.html" text:style-name="Internet_20_link" text:visited-style-name="Visited_20_Internet_20_Link">
 Родини зниклих та полонених можуть передати листи своїмрідним - Котенко </text:a>
</text:p>
      <text:p text:style-name="P4">
Також слідчі Нацполіції розпочали 7 300 кримінальних проваджень за фактамизникнення безвісти 10 200 осіб.</text:p>
      <text:p text:style-name="P4">
“В умовах війни органи НПУ проводять всі необхідні слідчі (розшукові) тапроцесуальні дії щодо встановлення місця знаходження безвісти зниклих танезаконно позбавлених волі осіб, які можливо здійснити в умовах збройногоконфлікту”, – підкреслили в поліції.</text:p>
      <text:p text:style-name="P4">
<text:span text:style-name="T4">
Читайте також:</text:span>
 <text:a xlink:type="simple" xlink:href="https://www.ukrinform.ua/rubric-society/3727507-dla-rodiciv-zniklih-bezvisti-zapustili-dodatkovu-garacu-liniu-uridicnoi-dopomogi.html" text:style-name="Internet_20_link" text:visited-style-name="Visited_20_Internet_20_Link">
 <text:span text:style-name="T4">
Для</text:span>
 <text:span text:style-name="T4">
родичів</text:span>
 <text:span text:style-name="T4">
зниклих</text:span>
 <text:span text:style-name="T4">
безвісти</text:span>
<text:span text:style-name="T4">
запустили</text:span>
 <text:span text:style-name="T4">
додаткову</text:span>
 <text:span text:style-name="T4">
гарячу</text:span>
 <text:span text:style-name="T4">
лінію</text:span>
 <text:span text:style-name="T4">
юридичної</text:span>
 <text:span text:style-name="T4">
допомоги</text:span>
</text:a>
</text:p>
      <text:p text:style-name="P4">
Як повідомлялося, у травні уповноважений з питань осіб, зниклих безвісти ОлегКотенко інформував, що в Єдиному реєстрі осіб, зниклих безвісти за особливихобставин, налічується понад 23 тисячі прізвищ. Водночас у секретаріатіуповноваженого називають значно меншу цифру зниклих безвісти – близько 7 тисячосіб: це і <text:a xlink:type="simple" xlink:href="https://www.ukrinform.ua/tag-vijskovi" text:style-name="Internet_20_link" text:visited-style-name="Visited_20_Internet_20_Link">
 військові </text:a>
 , і цивільні,і ті, хто зник із 2014 року.</text:p>
      <text:p text:style-name="P4">
За словами Котенка, з кінця травня 2022 року завдяки роботі секретаріатууповноваженого з питань осіб, зниклих безвісти за особливих обставин, вдалосязнайти 8 тисяч українців.</text:p>
      <text:p text:style-name="P4">
<text:span text:style-name="T4">
Читайте також:</text:span>
 <text:a xlink:type="simple" xlink:href="https://www.ukrinform.ua/rubric-society/3725077-vitagi-z-edinogo-reestru-zniklih-bezvisti-vidae-tilki-mvs-kotenko.html" text:style-name="Internet_20_link" text:visited-style-name="Visited_20_Internet_20_Link">
 <text:span text:style-name="T4">
Витяги</text:span>
 з <text:span text:style-name="T4">
Єдиного</text:span>
 <text:span text:style-name="T4">
реєстру</text:span>
 <text:span text:style-name="T4">
зниклих</text:span>
<text:span text:style-name="T4">
безвісти</text:span>
 <text:span text:style-name="T4">
видає</text:span>
 <text:span text:style-name="T4">
тільки</text:span>
 <text:span text:style-name="T4">
МВС</text:span>
 - <text:span text:style-name="T4">
Котенко</text:span>
</text:a>
</text:p>
      <text:p text:style-name="P4">
Омбудсмен Дмитро Лубінець 10 червня під час акції, присвяченій визволеннюукраїнських громадян з російської неволі, заявив, що нині в російському полоніперебувають близько 22 тисяч цивільних українців.</text:p>
      <text:p text:style-name="P4">
<text:span text:style-name="T5">
Фото з сайту: zmina.info</text:span>
</text:p>
      <text:p text:style-name="P4">
Source: <text:a xlink:type="simple" xlink:href="https://www.ukrinform.ua/rubric-ato/3727912-rosiani-z-pocatku-vtorgnenna-vikrali-88-tisaci-ukrainciv-ponad-10-000-znikli-bezvisti.html" text:style-name="Internet_20_link" text:visited-style-name="Visited_20_Internet_20_Link">
https://www.ukrinform.ua/rubric-ato/3727912-rosiani-z-pocatku-vtorgnenna-vikrali-88-tisaci-ukrainciv-ponad-10-000-znikli-bezvisti.html</text:a>
</text:p>
      <!--NEWS-->
      <text:h text:style-name="P10" text:outline-level="1">
<text:span text:style-name="T4">
Працював на ворога у «виправній колонії»: у Херсоні затримали колаборанта</text:span>
</text:h>
      <text:p text:style-name="P4">
Authors: Ukrinform (Person)</text:p>
      <text:p text:style-name="P4">
Publisher: Укринформ (Organization)</text:p>
      <text:p text:style-name="P4">
Published Time: 2023-06-26T15:54:00+03:00</text:p>
      <text:p text:style-name="P4">
Modified Time: 2023-06-26T15:54:00+03:00</text:p>
      <text:p text:style-name="P4">
Description: У Херсоні працівники Державного бюро розслідувань у взаємодії із Службою безпеки України затримали військовослужбовця, який під час тимчасового захоплення міста працював на російських загарбників у «виправній колонії». — Укрінформ.</text:p>
      <text:p text:style-name="P4">
Images: ['<text:a xlink:type="simple" xlink:href="https://static.ukrinform.com/photos/2018_08/thumb_files/630_360_1534342460-3207.jpg" text:style-name="Internet_20_link" text:visited-style-name="Visited_20_Internet_20_Link">
630_360_15343...</text:a>
']</text:p>
      <text:p text:style-name="P4">
Tags: ['Херсон', 'Окупація', 'Колаборант', 'Колонія']</text:p>
      <text:p text:style-name="P4">
Type: Article</text:p>
      <!--METADATA-->
      <text:p text:style-name="P4">
<draw:frame draw:style-name="fr1" draw:name="Image101" text:anchor-type="as-char" svg:width="6.9236in" svg:height="3.956343in" draw:z-index="0">
<draw:image xlink:href="../Images/yкринформ/2023-06-26T15-54-00-03-00/630_360_1534342460-3207.jpg" xlink:type="simple" xlink:show="embed" xlink:actuate="onLoad" draw:mime-type="image/jpeg"/>
</draw:frame>
 У Херсоніпрацівники Державного бюро розслідувань у взаємодії із Службою безпеки Українизатримали військовослужбовця, який під час тимчасового захоплення містапрацював на російських загарбників у «виправній колонії».</text:p>
      <text:p text:style-name="P4">
Як передає Укрінформ, про це повідомляє  <text:a xlink:type="simple" xlink:href="https://dbr.gov.ua/news/dbr-zatrimalo-zradnika-z-hersona-yakij-brav-uchast-u-represiyah-okupantiv-proti-ukrainciv" text:style-name="Internet_20_link" text:visited-style-name="Visited_20_Internet_20_Link">
 ДБР </text:a>
 .</text:p>
      <text:p text:style-name="P4">
Встановлено, що у липні 2022 року росіяни призначили фігуранта«оперуповноваженим оперативного відділу» у захопленій «Північній виправнійколонії №90». Він допомагав загарбникам незаконно утримувати херсонців татиснути на них.</text:p>
      <text:p text:style-name="P4">
</text:p>
      <text:p text:style-name="P4">
Після звільнення <text:a xlink:type="simple" xlink:href="https://www.ukrinform.ua/tag-herson" text:style-name="Internet_20_link" text:visited-style-name="Visited_20_Internet_20_Link">
 Херсона </text:a>
 колаборантнамагався переховуватися, проте був затриманий правоохоронцями.</text:p>
      <text:p text:style-name="P4">
Під час обшуку за місцем проживання фігуранта вилучені мобільний телефон, якийвін використовував для зв’язку із росіянами, 626 тис. грн і 5 тис. доларівготівкою.</text:p>
      <text:p text:style-name="P4">
 <text:span text:style-name="T4">
Читайтетакож:</text:span>
 <text:a xlink:type="simple" xlink:href="https://www.ukrinform.ua/rubric-regions/3727557-na-zaporizzi-kolaboranti-masovo-telefonuut-ukrainskim-specsluzbam-abi-vratuvatisa-fedorov.html" text:style-name="Internet_20_link" text:visited-style-name="Visited_20_Internet_20_Link">
 На Запоріжжі <text:span text:style-name="T4">
колаборан</text:span>
 ти масово телефонують українськимспецслужбам, аби врятуватися - Федоров </text:a>
</text:p>
      <text:p text:style-name="P4">
Військовослужбовцю повідомили про підозру у колабораційній діяльності (ч. 7ст. 111-1 Кримінального кодексу України). Вирішується питання обраннязапобіжного заходу у вигляді тримання під вартою. Санкція статті передбачаєпокарання у вигляді позбавлення волі на строк до 15 років.</text:p>
      <text:p text:style-name="P4">
Як повідомлялося, на Херсонщині заочно оголосили підозру  <text:a xlink:type="simple" xlink:href="https://www.ukrinform.ua/rubric-regions/3726006-na-hersonsini-ogolosili-pidozru-odrazu-19-kolaborantam.html" text:style-name="Internet_20_link" text:visited-style-name="Visited_20_Internet_20_Link">
 19 колаборантам</text:a>
 , які працюють у так званому «експертно-криміналістичному центрі» росіян.</text:p>
      <text:p text:style-name="P4">
Source: <text:a xlink:type="simple" xlink:href="https://www.ukrinform.ua/rubric-regions/3727920-pracuvav-na-voroga-u-vipravnij-kolonii-u-hersoni-zatrimali-kolaboranta.html" text:style-name="Internet_20_link" text:visited-style-name="Visited_20_Internet_20_Link">
https://www.ukrinform.ua/rubric-regions/3727920-pracuvav-na-voroga-u-vipravnij-kolonii-u-hersoni-zatrimali-kolaboranta.html</text:a>
</text:p>
      <!--NEWS-->
      <text:h text:style-name="P10" text:outline-level="1">
<text:span text:style-name="T4">
Центр протидії дезінформації повідомляє про фейки, які росіяни поширювали минулого тижня</text:span>
</text:h>
      <text:p text:style-name="P4">
Author: ['АРМІЯINFORM']</text:p>
      <text:p text:style-name="P4">
Time: 2023-06-26T16:00:00-04:00</text:p>
      <text:p text:style-name="P4">
Description: Центр протидії інформації при РНБО України інформує: основні фейки, що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fejk-rashka-foreva-1.jpg" text:style-name="Internet_20_link" text:visited-style-name="Visited_20_Internet_20_Link">
fejk-rashka-foreva-1.jpg</text:a>
']</text:p>
      <text:p text:style-name="P4">
Tags: ['ФЕЙКИ РФ', 'ЦПД']</text:p>
      <text:p text:style-name="P4">
Category: News</text:p>
      <!--METADATA-->
      <text:p text:style-name="P4">
<draw:frame draw:style-name="fr1" draw:name="Image104" text:anchor-type="as-char" svg:width="6.9236in" svg:height="3.888755in" draw:z-index="0">
<draw:image xlink:href="../Images/AРМІЯINFORM/2023-06-26T16-00-00-04-00/fejk-rashka-foreva-1.jpg" xlink:type="simple" xlink:show="embed" xlink:actuate="onLoad" draw:mime-type="image/jpeg"/>
</draw:frame>
</text:p>
      <text:p text:style-name="P4">
Центр протидії інформації при РНБО України<text:a xlink:type="simple" xlink:href="https://www.facebook.com/protydiyadezinformatsiyi.cpd/posts/pfbid02sfUJXnTfGJKmK9fZU2fFn5hG7zJQU8MFLVtEhZEs3R3Hy5c56gnRqGfCuMLaVsqWl" text:style-name="Internet_20_link" text:visited-style-name="Visited_20_Internet_20_Link">
інформує</text:a>
:основні фейки, що просували російські ЗМІ минулого тижня:</text:p>
      <ul>
        <li>
Київський режим планує атакувати солдатів зараженими комарами.  * Буданов помер, не приходячи до тями.  * Київ міг продовжити роботу над створенням брудної бомби.  * ЗСУшники шукають нові способи «відкосити» від наступу на Запорізькому напрямку.  * В Україні викопують старі могили, щоб звільнити місце для солдатів, які нещодавно загинули.  * Із 4 по 21 червня російські військові знищили 246 українських танків, зокрема 13 західних зразків.  * Український контрнаступ з тріском провалився.</li>
      </ul>
      <text:p text:style-name="P4">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Рейтинг ATP: Алькарас став першою "ракеткою" світу</text:span>
</text:h>
      <text:p text:style-name="P4">
Authors: Ukrinform (Person)</text:p>
      <text:p text:style-name="P4">
Publisher: Укринформ (Organization)</text:p>
      <text:p text:style-name="P4">
Published Time: 2023-06-26T16:00:40+03:00</text:p>
      <text:p text:style-name="P4">
Modified Time: 2023-06-26T16:00:40+03:00</text:p>
      <text:p text:style-name="P4">
Description: В оновленому рейтингу ATP іспанець Алькарас став першим. Найближче серед українців знаходиться Крутих - 181 місце. — Укрінформ.</text:p>
      <text:p text:style-name="P4">
Images: ['<text:a xlink:type="simple" xlink:href="https://static.ukrinform.com/photos/2023_06/thumb_files/630_360_1687784327-479.jpg" text:style-name="Internet_20_link" text:visited-style-name="Visited_20_Internet_20_Link">
630_360_16877...</text:a>
']</text:p>
      <text:p text:style-name="P4">
Tags: ['Теніс']</text:p>
      <text:p text:style-name="P4">
Type: Article</text:p>
      <!--METADATA-->
      <text:p text:style-name="P4">
<draw:frame draw:style-name="fr1" draw:name="Image105" text:anchor-type="as-char" svg:width="6.9236in" svg:height="3.956343in" draw:z-index="0">
<draw:image xlink:href="../Images/yкринформ/2023-06-26T16-00-40-03-00/630_360_1687784327-479.jpg" xlink:type="simple" xlink:show="embed" xlink:actuate="onLoad" draw:mime-type="image/jpeg"/>
</draw:frame>
 Воновленому рейтингу ATP іспанець Алькарас став першим. Найближче середукраїнців знаходиться Крутих - 181 місце.</text:p>
      <text:p text:style-name="P4">
Опубліковано оновлений рейтинг ATP, повідомляє Укрінформ.</text:p>
      <text:p text:style-name="P4">
<text:span text:style-name="T4">
Читайте також:</text:span>
 <text:a xlink:type="simple" xlink:href="https://www.ukrinform.ua/rubric-sports/3727782-kostuk-treta-tenisistka-aka-vigrala-v-sezoni-tituli-wta-v-odinocci-i-pari.html" text:style-name="Internet_20_link" text:visited-style-name="Visited_20_Internet_20_Link">
 Костюк - третя <text:span text:style-name="T4">
теніс</text:span>
 истка, яка виграла в сезонітитули WTA в одиночці і парі </text:a>
</text:p>
      <text:p text:style-name="P4">
Рейтинг ATP станом на 26 червня:</text:p>
      <text:p text:style-name="P4">
1 (2). Карлос Алькарас (Іспанія) – 7675</text:p>
      <text:p text:style-name="P4">
2 (1). Новак Джокович (Сербія) – 7595 очок</text:p>
      <text:p text:style-name="P4">
3. Даніїл Медвєдєв – 5890</text:p>
      <text:p text:style-name="P4">
4. Каспер Рууд (Норвегія) – 4960</text:p>
      <text:p text:style-name="P4">
5. Стефанос Циципас (Греція) – 4670</text:p>
      <text:p text:style-name="P4">
6. Хольґер Руне (Данія) – 4510</text:p>
      <text:p text:style-name="P4">
7. Андрєй Рубльов – 4000</text:p>
      <text:p text:style-name="P4">
8 (9). Яннік Сіннер (Італія) – 3345</text:p>
      <text:p text:style-name="P4">
9 (8). Тейлор Фріц (США) – 3310</text:p>
      <text:p text:style-name="P4">
10. Френсіс Тіафу (США) – 3075</text:p>
      <text:p text:style-name="P4">
181 (178). Олексій Крутих (Україна) – 320</text:p>
      <text:p text:style-name="P4">
189 (187). Віталій Сачко (Україна) – 308</text:p>
      <text:p text:style-name="P4">
333 (332). Ілля Марченко (Україна) – 152</text:p>
      <text:p text:style-name="P4">
Фото: fotojump/Rioopenoficial</text:p>
      <text:p text:style-name="P4">
Source: <text:a xlink:type="simple" xlink:href="https://www.ukrinform.ua/rubric-sports/3727921-rejting-atp-alkaras-stav-persou-raketkou-svitu.html" text:style-name="Internet_20_link" text:visited-style-name="Visited_20_Internet_20_Link">
https://www.ukrinform.ua/rubric-sports/3727921-rejting-atp-alkaras-stav-persou-raketkou-svitu.html</text:a>
</text:p>
      <!--NEWS-->
      <text:h text:style-name="P10" text:outline-level="1">
<text:span text:style-name="T4">
У Києво-Печерській лаврі оцифрують 15 тисяч об’єктів за допомогою обладнання зі США</text:span>
</text:h>
      <text:p text:style-name="P4">
Authors: Ukrinform (Person)</text:p>
      <text:p text:style-name="P4">
Publisher: Укринформ (Organization)</text:p>
      <text:p text:style-name="P4">
Published Time: 2023-06-26T16:08:00+03:00</text:p>
      <text:p text:style-name="P4">
Modified Time: 2023-06-26T23:08:00+03:00</text:p>
      <text:p text:style-name="P4">
Description: У Національному заповіднику «Києво-Печерська лавра» планують оцифрувати до 12 000 культурних об’єктів та 2500 документів з фондів заповідника за допомоги обладнання, переданого американською компанією «Digital Transitions». — Укрінформ.</text:p>
      <text:p text:style-name="P4">
Images: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Tags: ['Культура', 'Технології', 'Ікона', 'Київська Лавра']</text:p>
      <text:p text:style-name="P4">
Type: Article</text:p>
      <!--METADATA-->
      <text:p text:style-name="P4">
<draw:frame draw:style-name="fr1" draw:name="Image106" text:anchor-type="as-char" svg:width="6.9236in" svg:height="3.956343in" draw:z-index="0">
<draw:image xlink:href="../Images/yкринформ/2023-06-26T16-08-00-03-00/630_360_1687809756-692.jpg" xlink:type="simple" xlink:show="embed" xlink:actuate="onLoad" draw:mime-type="image/jpeg"/>
</draw:frame>
 УНаціональному заповіднику «Києво-Печерська лавра» планують оцифрувати до 12000 культурних об’єктів та 2500 документів з фондів заповідника за допомогиобладнання, переданого американською компанією «Digital Transitions».</text:p>
      <text:p text:style-name="P4">
Про це йшлося під час брифінгу за участі представників компанії "DigitalTransitions" та адміністрації НЗ "Києво-Печерська лавра", повідомляєкореспондент Укрінформу.</text:p>
      <text:p text:style-name="P4">
<draw:frame draw:style-name="fr1" draw:name="Image107" text:anchor-type="as-char" svg:width="6.9236in" svg:height="4.615733in" draw:z-index="0">
<draw:image xlink:href="../Images/yкринформ/2023-06-26T16-08-00-03-00/1687809533-715.jpg" xlink:type="simple" xlink:show="embed" xlink:actuate="onLoad" draw:mime-type="image/jpeg"/>
</draw:frame>
</text:p>
      <text:p text:style-name="P4">
«З війною зросли загрози для культурної спадщини. Тож постала необхідністьзберігати своє культурне надбання для того, щоб надалі популяризуватиукраїнську культуру в Європі та світі. І завдяки допомозі партнерів, мизможемо реалізувати цілі по збереженню надбання», - зазначила заступницяміністра культури та інформаційної політики Анастасія Бондар.</text:p>
      <text:p text:style-name="P4">
<draw:frame draw:style-name="fr1" draw:name="Image108" text:anchor-type="as-char" svg:width="6.9236in" svg:height="4.615733in" draw:z-index="0">
<draw:image xlink:href="../Images/yкринформ/2023-06-26T16-08-00-03-00/1687809642-572.jpg" xlink:type="simple" xlink:show="embed" xlink:actuate="onLoad" draw:mime-type="image/jpeg"/>
</draw:frame>
<draw:frame draw:style-name="fr1" draw:name="Image109" text:anchor-type="as-char" svg:width="6.9236in" svg:height="4.634966in" draw:z-index="0">
<draw:image xlink:href="../Images/yкринформ/2023-06-26T16-08-00-03-00/1687809675-936.jpg" xlink:type="simple" xlink:show="embed" xlink:actuate="onLoad" draw:mime-type="image/jpeg"/>
</draw:frame>
</text:p>
      <text:p text:style-name="P4">
Водночас партнер і співзасновник Digital Transitions Пітер Сігель розповів, щосвою програму з допомоги в цифровізації компанія запустила в Україні взимку2022 року. За його словами, основним завдання програми є збереження культурнихоб'єктів у таких установах, як заповідник шляхом передачі обладнання дляоцифрування та забезпечення навчання для співробітників.</text:p>
      <text:p text:style-name="P4">
<text:span text:style-name="T4">
Читайте також:</text:span>
 <text:a xlink:type="simple" xlink:href="https://www.ukrinform.ua/rubric-culture/3727772-mkip-rozroblae-strategiu-rozvitku-kievopecerskoi-lavri-do-2051-roku.html" text:style-name="Internet_20_link" text:visited-style-name="Visited_20_Internet_20_Link">
 МКІП розробляє стратегію розвитку Києво-Печерської<text:span text:style-name="T4">
лавр</text:span>
 и до 2051 року </text:a>
</text:p>
      <text:p text:style-name="P4">
Він зауважив, що наприкінці 2022 року компанія та працівники Лаври відібрали15 тис. об'єктів для оцифрування. Для них у позику на 6 місяців DigitalTransitions передала повністю оснащену репрографічну систему з обладнанням длястворення зображень з високою роздільною здатністю.</text:p>
      <text:p text:style-name="P4">
<draw:frame draw:style-name="fr1" draw:name="Image110" text:anchor-type="as-char" svg:width="6.9236in" svg:height="4.615733in" draw:z-index="0">
<draw:image xlink:href="../Images/yкринформ/2023-06-26T16-08-00-03-00/1687809757-310.jpg" xlink:type="simple" xlink:show="embed" xlink:actuate="onLoad" draw:mime-type="image/jpeg"/>
</draw:frame>
</text:p>
      <text:p text:style-name="P4">
Кураторка проєкту й головна хранителька фондів НЗ «Києво-Печерська лавра»Ірина Мартинюк зазначила, що передусім оцифрують об'єкти 17-19 ст, зокрема, <text:a xlink:type="simple" xlink:href="https://www.ukrinform.ua/tag-ikona" text:style-name="Internet_20_link" text:visited-style-name="Visited_20_Internet_20_Link">
ікони </text:a>
 , гравюри, дерев'яні рельєфнікліше, креслення, тематично пов'язані з Києвом та Лаврою.</text:p>
      <text:p text:style-name="P4">
<text:span text:style-name="T4">
Читайте також:</text:span>
 <text:a xlink:type="simple" xlink:href="https://www.ukrinform.ua/rubric-kyiv/3725691-zapovidnik-kievopecerska-lavra-zaprovadiv-onlajnkvitok.html" text:style-name="Internet_20_link" text:visited-style-name="Visited_20_Internet_20_Link">
 Заповідник «Києво-Печерська <text:span text:style-name="T4">
лавр</text:span>
 а» запровадивонлайн-квиток </text:a>
</text:p>
      <text:p text:style-name="P4">
Представниця Digital Transitions Ірина Глік продемонструвала роботуобладнання, зробивши напрочуд чіткий знімок кількох ікон кінця 18-19 ст, атакож показала вже сфотографоване кліше.</text:p>
      <text:p text:style-name="P4">
</text:p>
      <text:p text:style-name="P4">
«Якісне зображення кліше ми могли зробити тільки через макрозйомку, коли ми«вихоплювали» окремі частини зображення. А зараз ми можемо в один моментотримати зображення високої роздільної здатності і побачити на екрані навітьте, що видно тільки зі збільшувальним склом. Складність оцифрування клішеполягає в тому, що часто вони зношені і залиті друкарською фарбою. Тобтоперепади рельєфу на звичайному фото не так помітні, як зараз», - додалазберігач групи книг і кліше НЗ «Києво-Печерська лавра» Олеся Носачова.</text:p>
      <text:p text:style-name="P4">
 Максим Остапенко<text:span text:style-name="T4">
Читайте також:</text:span>
 <text:a xlink:type="simple" xlink:href="https://www.ukrinform.ua/rubric-culture/3727843-tkacenko-sprostuvav-informaciu-roszmi-pro-vivezenna-cinnostej-iz-lavri.html" text:style-name="Internet_20_link" text:visited-style-name="Visited_20_Internet_20_Link">
 Ткаченко спростував інформацію росЗМІ про вивезенняцінностей із <text:span text:style-name="T4">
Лавр</text:span>
 и </text:a>
</text:p>
      <text:p text:style-name="P4">
Виконувач обов'язки генерального директора НЗ «Києво-Печерська лавра» МаксимОстапенко подякував американським партнерам за допомогу в обладнання та унавчанні працівників, підкресливши, що нові технології не тільки зберігаютьспадщину, а й підсилюють професіоналізм працівників культурних закладів.</text:p>
      <text:p text:style-name="P4">
Як повідомляв Укрінформ, Надзвичайний фонд спадщини ЮНЕСКО (Heritage inEmergency Fund) схвалив проєкт допомоги Міністерству культури та інформаційноїполітики на <text:a xlink:type="simple" xlink:href="https://www.ukrinform.ua/rubric-culture/3716647-unesko-vidilae-15-miljona-na-cifrovizaciu-kulturnoi-spadsini-ukraini.html" text:style-name="Internet_20_link" text:visited-style-name="Visited_20_Internet_20_Link">
 1,5 млн доларів для розвитку інструментів цифровізації</text:a>
 у сфері культурної спадщиниУкраїни.</text:p>
      <text:p text:style-name="P4">
_ Фото: discover.if.ua  _</text:p>
      <text:p text:style-name="P4">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Уряд схвалив запропоновані Нафтогазом умови реструктуризації єврооблігацій</text:span>
</text:h>
      <text:p text:style-name="P4">
Authors: Ukrinform (Person)</text:p>
      <text:p text:style-name="P4">
Publisher: Укринформ (Organization)</text:p>
      <text:p text:style-name="P4">
Published Time: 2023-06-26T16:13:06+03:00</text:p>
      <text:p text:style-name="P4">
Modified Time: 2023-06-26T16:13:06+03:00</text:p>
      <text:p text:style-name="P4">
Description: Кабінет Міністрів погодив умови реструктуризації єврооблігацій Нафтогазу з термінами погашення у липні 2022 року та у листопаді 2026 року, щодо яких компанія досягла згоди з інвесторами. — Укрінформ.</text:p>
      <text:p text:style-name="P4">
Images: ['<text:a xlink:type="simple" xlink:href="https://static.ukrinform.com/photos/2019_09/thumb_files/630_360_1568720074-936.jpg" text:style-name="Internet_20_link" text:visited-style-name="Visited_20_Internet_20_Link">
630_360_15687...</text:a>
']</text:p>
      <text:p text:style-name="P4">
Tags: ['Кабмін', 'Нафтогаз', 'Єврооблігації']</text:p>
      <text:p text:style-name="P4">
Type: Article</text:p>
      <!--METADATA-->
      <text:p text:style-name="P4">
<draw:frame draw:style-name="fr1" draw:name="Image113" text:anchor-type="as-char" svg:width="6.9236in" svg:height="3.956343in" draw:z-index="0">
<draw:image xlink:href="../Images/yкринформ/2023-06-26T16-13-06-03-00/630_360_1568720074-936.jpg" xlink:type="simple" xlink:show="embed" xlink:actuate="onLoad" draw:mime-type="image/jpeg"/>
</draw:frame>
 КабінетМіністрів погодив умови реструктуризації єврооблігацій Нафтогазу з термінамипогашення у липні 2022 року та у листопаді 2026 року, щодо яких компаніядосягла згоди з інвесторами.</text:p>
      <text:p text:style-name="P4">
Про це йдеться в <text:a xlink:type="simple" xlink:href="https://www.kmu.gov.ua/npas/deiaki-pytannia-diialnosti-aktsionernoho-tovarystva-natsionalna-aktsionerna-kompaniia-naftohaz-t240623" text:style-name="Internet_20_link" text:visited-style-name="Visited_20_Internet_20_Link">
 Розпорядженні КМУ </text:a>
 №554-р, повідомляє Укрінформ.</text:p>
      <text:p text:style-name="P4">
"Відповідно до абзацу другого розпорядження Кабінету Міністрів України від 21липня 2022 р. № 625 та розпорядження Кабінету Міністрів України від 8листопада 2022 р. № 1003 погодити вчинення акціонерним товариством“Національна акціонерна компанія “Нафтогаз України” дій щодо виконання діючогоосновного правочину з Кондор Файненс пі.ел.сі. (Kondor Finance plc), а самевнесення змін до кредитних договорів, укладених 17 липня та 6 листопада 2019р. між акціонерним товариством “Національна акціонерна компанія <text:a xlink:type="simple" xlink:href="https://www.ukrinform.ua/tag-naftogaz" text:style-name="Internet_20_link" text:visited-style-name="Visited_20_Internet_20_Link">
 “НафтогазУкраїни” </text:a>
 та Кондор Файненс пі.ел.сі.(Kondor Finance plc), шляхом укладення додаткових договорів та/або викладеннятаких кредитних договорів у новій редакції на основних умовах, що додаються дооригіналу", - йдеться у документі.</text:p>
      <text:p text:style-name="P4">
У Нафтогазі очікують, що реструктуризація завершиться до кінця липня 2023 року</text:p>
      <text:p text:style-name="P4">
«Дуже вдячний уряду як акціонеру компанії за схвалення умов реструктуризації,які ми погодили з власниками єврооблігацій Нафтогазу. Це зробило компанію щена крок ближчою до виконання зобов’язань перед інвесторами», – <text:a xlink:type="simple" xlink:href="https://www.naftogaz.com/news/ukrainian-cabinet-naftogaz-restructure-eurobonds" text:style-name="Internet_20_link" text:visited-style-name="Visited_20_Internet_20_Link">
 зазначивголова правління НАК Олексій Чернишов</text:a>
 .</text:p>
      <text:p text:style-name="P4">
Як повідомляв Укрінформ, у липні 2019 року Нафтогаз залучив фінансування наміжнародному ринку капіталу через випуск єврооблігацій на суму 600 млн євро та335 млн дол. Компанія розмістила п’ятирічні облігації в євро з дохідністю7,125% та трирічні в доларах з дохідністю 7,375%. Через три місяці, улистопаді, НАК розмістив 7-річні єврооблігації на суму 500 млн дол. під 7,625%річних. Загальний обсяг всіх трьох випусків євробондів оцінюється в близько1,5 млрд доларів.</text:p>
      <text:p text:style-name="P4">
<text:span text:style-name="T4">
Читайте також:</text:span>
 <text:a xlink:type="simple" xlink:href="https://www.ukrinform.ua/rubric-economy/3716656-naftogaz-domovivsa-z-investorami-pro-restrukturizaciu-evroobligacij.html" text:style-name="Internet_20_link" text:visited-style-name="Visited_20_Internet_20_Link">
 <text:span text:style-name="T4">
Нафтогаз</text:span>
 <text:span text:style-name="T4">
домовився</text:span>
 з <text:span text:style-name="T4">
інвесторами</text:span>
 <text:span text:style-name="T4">
про</text:span>
<text:span text:style-name="T4">
реструктуризацію</text:span>
 <text:span text:style-name="T4">
єврооблігацій</text:span>
 </text:a>
</text:p>
      <text:p text:style-name="P4">
У липні 2022 року уряд пішов на дефолт за єврооблігаціями Нафтогазу, недозволивши виконати зобов’язання перед держателями євроблігацій щодоздійснення необхідних платежів для сплати основної суми і відсотків (щодовипуску 2022) та відсотків (щодо випуску 2024 року).</text:p>
      <text:p text:style-name="P4">
10 березня 2023 року НАК запропонував інвесторам новий сценарійреструктуризації боргових зобов’язань Нафтогазу за єврооблігаціями з терміномпогашення у 2022 та 2026 роках.</text:p>
      <text:p text:style-name="P4">
Source: <text:a xlink:type="simple" xlink:href="https://www.ukrinform.ua/rubric-economy/3727927-urad-shvaliv-zaproponovani-naftogazom-umovi-restrukturizacii-evroobligacij.html" text:style-name="Internet_20_link" text:visited-style-name="Visited_20_Internet_20_Link">
https://www.ukrinform.ua/rubric-economy/3727927-urad-shvaliv-zaproponovani-naftogazom-umovi-restrukturizacii-evroobligacij.html</text:a>
</text:p>
      <!--NEWS-->
      <text:h text:style-name="P10" text:outline-level="1">
<text:span text:style-name="T4">
У Єгипті впала 13-поверхова будівля - під завалами люди</text:span>
</text:h>
      <text:p text:style-name="P4">
Authors: Ukrinform (Person)</text:p>
      <text:p text:style-name="P4">
Publisher: Укринформ (Organization)</text:p>
      <text:p text:style-name="P4">
Published Time: 2023-06-26T16:18:00+03:00</text:p>
      <text:p text:style-name="P4">
Modified Time: 2023-06-26T16:18:00+03:00</text:p>
      <text:p text:style-name="P4">
Description: У Александрії (Єгипет) стався обвал 13-поверхового будинку. Місцеві спецслужби проводять рятувальні заходи з порятунку людей, що опинились під завалами. — Укрінформ.</text:p>
      <text:p text:style-name="P4">
Images: ['<text:a xlink:type="simple" xlink:href="https://static.ukrinform.com/photos/2023_06/thumb_files/630_360_1687785418-248.png" text:style-name="Internet_20_link" text:visited-style-name="Visited_20_Internet_20_Link">
630_360_16877...</text:a>
']</text:p>
      <text:p text:style-name="P4">
Tags: ['Єгипет', 'Обвалення']</text:p>
      <text:p text:style-name="P4">
Type: Article</text:p>
      <!--METADATA-->
      <text:p text:style-name="P4">
<draw:frame draw:style-name="fr1" draw:name="Image114" text:anchor-type="as-char" svg:width="6.9236in" svg:height="3.956343in" draw:z-index="0">
<draw:image xlink:href="../Images/yкринформ/2023-06-26T16-18-00-03-00/630_360_1687785418-248.png" xlink:type="simple" xlink:show="embed" xlink:actuate="onLoad" draw:mime-type="image/png"/>
</draw:frame>
 УАлександрії (Єгипет) стався обвал 13-поверхового будинку. Місцеві спецслужбипроводять рятувальні заходи з порятунку людей, що опинились під завалами.</text:p>
      <text:p text:style-name="P4">
Як передає Укрінформ, про це повідомляє <text:a xlink:type="simple" xlink:href="https://english.alarabiya.net/News/middle-east/2023/06/26/Authorities-search-for-survivors-after-13-storey-building-collapses-in-Egypt" text:style-name="Internet_20_link" text:visited-style-name="Visited_20_Internet_20_Link">
 Alarabia News.</text:a>
</text:p>
      <text:p text:style-name="P4">
В єгипетській м. Александрії впав 13-поверховий будинок, під заваламиопинилися люди.</text:p>
      <text:p text:style-name="P4">
"Сили цивільного захисту кинулися до будівлі, яка розташована на вулиці ХалілХамада в районі Сіді-Бішр", - йдеться в повідомленні місцевої влади.</text:p>
      <text:p text:style-name="P4">
За даними міністерства охорони здоров'я <text:a xlink:type="simple" xlink:href="https://www.ukrinform.ua/tag-egipet" text:style-name="Internet_20_link" text:visited-style-name="Visited_20_Internet_20_Link">
 Єгипту</text:a>
 , щонайменше четверо людей зазналипоранень у результаті обвалу. У міністерстві заявили, що травми булинезначними.</text:p>
      <text:p text:style-name="P4">
Влада не знає точної кількості людей, які перебували в будівлі на моменткатастрофи. Наразі повідомлень щодо жертв також не надходило.</text:p>
      <text:p text:style-name="P4">
Однак, як стверджують очевидці, під завалами опинилися кілька мешканців, атакож відвідувачі невеликого супермаркету, розташованого в будівлі.</text:p>
      <text:p text:style-name="P4">
Губернатор Александрії заявив, що обвал стався в результаті "вертикальногорозколу" в структурі будівлі, і наразі прокуратура проводить розслідування дляз'ясування деталей.</text:p>
      <text:p text:style-name="P4">
За його словами, сусідні будинки не постраждали, а їхні мешканці не булиевакуйовані.</text:p>
      <text:p text:style-name="P4">
<text:span text:style-name="T4">
Читайте також:</text:span>
 <text:a xlink:type="simple" xlink:href="https://www.ukrinform.ua/rubric-world/3721982-u-ssa-stavsa-obval-na-odnij-iz-golovnih-avtomagistralej-shidnogo-uzberezza.html" text:style-name="Internet_20_link" text:visited-style-name="Visited_20_Internet_20_Link">
 У США стався обвал на одній із головних автомагістралейСхідного узбережжя </text:a>
</text:p>
      <text:p text:style-name="P4">
Зазначається, що через погане або взагалі відсутнє технічне обслуговування інизький рівень дотримання будівельних стандартів обвалення будівель в Єгипті єпоширеним явищем.</text:p>
      <text:p text:style-name="P4">
Як повідомляв Укрінформ, щонайменше 37 осіб постраждали внаслідок вибуху вп'ятому окрузі Парижа.</text:p>
      <text:p text:style-name="P4">
<text:span text:style-name="T5">
Фото: Al Аrabia</text:span>
</text:p>
      <text:p text:style-name="P4">
Source: <text:a xlink:type="simple" xlink:href="https://www.ukrinform.ua/rubric-world/3727929-u-egipti-vpala-13poverhova-budivla-pid-zavalami-ludi.html" text:style-name="Internet_20_link" text:visited-style-name="Visited_20_Internet_20_Link">
https://www.ukrinform.ua/rubric-world/3727929-u-egipti-vpala-13poverhova-budivla-pid-zavalami-ludi.html</text:a>
</text:p>
      <!--NEWS-->
      <text:h text:style-name="P10" text:outline-level="1">
<text:span text:style-name="T4">
Ахтем Сеітаблаєв зніматиме художній фільм про видатних чернівчан</text:span>
</text:h>
      <text:p text:style-name="P4">
Authors: Ukrinform (Person)</text:p>
      <text:p text:style-name="P4">
Publisher: Укринформ (Organization)</text:p>
      <text:p text:style-name="P4">
Published Time: 2023-06-26T16:22:34+03:00</text:p>
      <text:p text:style-name="P4">
Modified Time: 2023-06-26T16:22:34+03:00</text:p>
      <text:p text:style-name="P4">
Description: Відомий український режисер Ахтем Сеітаблаєв планує зняти художній фільм про Чернівці, що складатиметься з кількох новел про визначних мешканців цього міста. — Укрінформ.</text:p>
      <text:p text:style-name="P4">
Images: ['<text:a xlink:type="simple" xlink:href="https://static.ukrinform.com/photos/2023_06/thumb_files/630_360_1687783632-3015.jpeg" text:style-name="Internet_20_link" text:visited-style-name="Visited_20_Internet_20_Link">
630_360_16877...</text:a>
']</text:p>
      <text:p text:style-name="P4">
Tags: ['Сеітаблаєв', 'Чернівці', 'фільм']</text:p>
      <text:p text:style-name="P4">
Type: Article</text:p>
      <!--METADATA-->
      <text:p text:style-name="P4">
<draw:frame draw:style-name="fr1" draw:name="Image115" text:anchor-type="as-char" svg:width="6.9236in" svg:height="3.956343in" draw:z-index="0">
<draw:image xlink:href="../Images/yкринформ/2023-06-26T16-22-34-03-00/630_360_1687783632-3015.jpeg" xlink:type="simple" xlink:show="embed" xlink:actuate="onLoad" draw:mime-type="image/jpeg"/>
</draw:frame>
 Відомийукраїнський режисер Ахтем Сеітаблаєв планує зняти художній фільм про Чернівці,що складатиметься з кількох новел про визначних мешканців цього міста.</text:p>
      <text:p text:style-name="P4">
Про це режисер розповів в <text:a xlink:type="simple" xlink:href="https://www.ukrinform.ua/rubric-culture/3727877-ahtem-seitablaev-ukrainskij-reziser-aktor-vijskovosluzbovec-tro.html" text:style-name="Internet_20_link" text:visited-style-name="Visited_20_Internet_20_Link">
 інтерв'ю Укрінформу.</text:a>
</text:p>
      <text:p text:style-name="P4">
Зокрема, під час кінофестивалю "Миколайчук OPEN", який пройшов у Чернівцях із15 по 20 червня, Ахтем Сеітаблаєв презентував проєкт свого нового фільму.</text:p>
      <text:p text:style-name="P4">
"Проєкт моєї майбутньої стрічки буде саме про <text:a xlink:type="simple" xlink:href="https://www.ukrinform.ua/tag-cernivci" text:style-name="Internet_20_link" text:visited-style-name="Visited_20_Internet_20_Link">
 Чернівці</text:a>
 . У цьому фільмі місто буде головнимгероєм. Тобто уявімо собі, що місто розповідає саме про себе, про людей, якінародилися або надихнулися ним і стали особистостями, які відомі не тільки вУкраїні, а й по всьому світі. З одного боку, це буде промоція міста Чернівці,а з іншого, і в першу чергу – напевно, це будуть дуже цікаві історії яквідомих постатей, так і, скажімо, видатних, але не відомих на широкий загалособистостей, розказані через події їхніх життів", - сказав Сеітаблаєв.</text:p>
      <text:p text:style-name="P4">
<text:span text:style-name="T4">
Читайте також:</text:span>
 <text:a xlink:type="simple" xlink:href="https://www.ukrinform.ua/rubric-culture/3727919-dokumentalni-filmi-pro-tro-hocut-pokazuvati-na-miznarodnih-kinofestivalah-seitablaev.html" text:style-name="Internet_20_link" text:visited-style-name="Visited_20_Internet_20_Link">
 Документальні фільми про ТрО хочуть показувати наміжнародних кінофестивалях - <text:span text:style-name="T4">
Сеітаблає</text:span>
 в</text:a>
</text:p>
      <text:p text:style-name="P4">
За його словами, майбутній художній фільм складатиметься із кількох новел, якібудуть об’єднані темою міста і головним героєм стрічки буде саме місто.</text:p>
      <text:p text:style-name="P4">
Зйомки нового проєкту можуть розпочатися у Чернівцях вже цієї осені абонавесні наступного року.</text:p>
      <text:p text:style-name="P4">
Як повідомляв Укрінформ, український <text:a xlink:type="simple" xlink:href="https://www.ukrinform.ua/rubric-culture/3727861-film-mirnij21-pokazut-u-15-krainah-seitablaev-rozpoviv-detali.html" text:style-name="Internet_20_link" text:visited-style-name="Visited_20_Internet_20_Link">
 фільм режисера Ахтема Сеітаблаєва"Мирний-21" </text:a>
 отримавзапрошення на покази у 15 країнах світу.</text:p>
      <text:p text:style-name="P4">
Source: <text:a xlink:type="simple" xlink:href="https://www.ukrinform.ua/rubric-culture/3727930-ahtem-seitablaev-znimatime-hudoznij-film-pro-vidatnih-cernivcan.html" text:style-name="Internet_20_link" text:visited-style-name="Visited_20_Internet_20_Link">
https://www.ukrinform.ua/rubric-culture/3727930-ahtem-seitablaev-znimatime-hudoznij-film-pro-vidatnih-cernivcan.html</text:a>
</text:p>
      <!--NEWS-->
      <text:h text:style-name="P10" text:outline-level="1">
<text:span text:style-name="T4">
За держзраду та переслідування кримських татар заочно судитимуть експравоохоронця з Криму</text:span>
</text:h>
      <text:p text:style-name="P4">
Authors: Ukrinform (Person)</text:p>
      <text:p text:style-name="P4">
Publisher: Укринформ (Organization)</text:p>
      <text:p text:style-name="P4">
Published Time: 2023-06-26T16:27:49+03:00</text:p>
      <text:p text:style-name="P4">
Modified Time: 2023-06-26T16:27:49+03:00</text:p>
      <text:p text:style-name="P4">
Description: Працівники ДБР завершили спеціальне досудове розслідування та направили обвинувальний акт відносно колишнього українського правоохоронця, який після окупації Криму обійняв посаду так званого «слідчого» в управлінні ФСБ РФ по півострову.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Крим', 'Суд', 'Держбюро розслідувань']</text:p>
      <text:p text:style-name="P4">
Type: Article</text:p>
      <!--METADATA-->
      <text:p text:style-name="P4">
<draw:frame draw:style-name="fr1" draw:name="Image116" text:anchor-type="as-char" svg:width="6.9236in" svg:height="3.956343in" draw:z-index="0">
<draw:image xlink:href="../Images/yкринформ/2023-06-26T16-27-49-03-00/630_360_1540839872-223.jpg" xlink:type="simple" xlink:show="embed" xlink:actuate="onLoad" draw:mime-type="image/jpeg"/>
</draw:frame>
 ПрацівникиДБР завершили спеціальне досудове розслідування та направили обвинувальний актвідносно колишнього українського правоохоронця, який після окупації Кримуобійняв посаду так званого «слідчого» в управлінні ФСБ РФ по півострову.</text:p>
      <text:p text:style-name="P4">
Як передає Укрінформ, про це повідомляє  <text:a xlink:type="simple" xlink:href="https://dbr.gov.ua/news/suditimut-zradnika-z-krimu-yakij-u-lavah-fsb-rozsliduvav-spravu-proti-polonenih-ukrainskih-moryakiv-ta-peresliduvav-krimskih-tatar" text:style-name="Internet_20_link" text:visited-style-name="Visited_20_Internet_20_Link">
 ДБР</text:a>
 .</text:p>
      <text:p text:style-name="P4">
Встановлено, що фігурант отримав посаду так званого «слідчого» в управлінніФСБ РФ по <text:a xlink:type="simple" xlink:href="https://www.ukrinform.ua/tag-krim" text:style-name="Internet_20_link" text:visited-style-name="Visited_20_Internet_20_Link">
 Криму </text:a>
 та Севастополю тазаймався переслідуванням кримськотатарських активістів.</text:p>
      <text:p text:style-name="P4">
У межах ініційованих ним кримінальних проваджень місцеві так звані «суди»визнавали кримськотатарські релігійні організації терористичними, а їхніхлідерів кидали за ґрати.</text:p>
      <text:p text:style-name="P4">
</text:p>
      <text:p text:style-name="P4">
У 2018 році зрадник вів справу проти українських моряків, яких полонилиросіяни в районі Керченської протоки. На суді він клопотав про тримання підвартою у слідчому ізоляторі всіх затриманих українців, у тому числі поранених.</text:p>
      <text:p text:style-name="P4">
<text:span text:style-name="T4">
Читайте також:</text:span>
 <text:a xlink:type="simple" xlink:href="https://www.ukrinform.ua/rubric-crimea/3727903-u-krimu-rosiani-ostrafuvali-dvoh-krimskih-tatar-za-nacionalni-prapori.html" text:style-name="Internet_20_link" text:visited-style-name="Visited_20_Internet_20_Link">
 У <text:span text:style-name="T4">
Крим</text:span>
 у росіяни оштрафували двох <text:span text:style-name="T4">
крим</text:span>
 ськихтатар за національні прапори </text:a>
</text:p>
      <text:p text:style-name="P4">
Колишній український правоохоронець заочно обвинувачується в дезертирстві тадержавній зраді (ч. 1 ст. 111 та ч. 1 ст. 408 Кримінального кодексу України).</text:p>
      <text:p text:style-name="P4">
Санкція статті передбачає покарання у вигляді позбавлення волі на строк до 15років.</text:p>
      <text:p text:style-name="P4">
Як повідомляв Укрінформ,  Служба безпеки України <text:a xlink:type="simple" xlink:href="https://www.ukrinform.ua/rubric-ato/3726740-sbu-zatrimala-rosijskogo-agenta-u-lavah-zsu-akij-spiguvav-za-litakami-i-bronemasinami.html" text:style-name="Internet_20_link" text:visited-style-name="Visited_20_Internet_20_Link">
 затримала російськогоагента у лавах Збройних сил України </text:a>
 , який збирав для ФСБ РФ дані про бойові літакиі бронемашини MaxxPro.</text:p>
      <text:p text:style-name="P4">
Source: <text:a xlink:type="simple" xlink:href="https://www.ukrinform.ua/rubric-crimea/3727933-za-derzzradu-ta-peresliduvanna-krimskih-tatar-zaocno-suditimut-ekspravoohoronca-z-krimu.html" text:style-name="Internet_20_link" text:visited-style-name="Visited_20_Internet_20_Link">
https://www.ukrinform.ua/rubric-crimea/3727933-za-derzzradu-ta-peresliduvanna-krimskih-tatar-zaocno-suditimut-ekspravoohoronca-z-krimu.html</text:a>
</text:p>
      <!--NEWS-->
      <text:h text:style-name="P10" text:outline-level="1">
<text:span text:style-name="T4">
На Черкащині у ДТП з мікроавтобусом загинули четверо людей, ще шість травмовані</text:span>
</text:h>
      <text:p text:style-name="P4">
Authors: Ukrinform (Person)</text:p>
      <text:p text:style-name="P4">
Publisher: Укринформ (Organization)</text:p>
      <text:p text:style-name="P4">
Published Time: 2023-06-26T16:31:00+03:00</text:p>
      <text:p text:style-name="P4">
Modified Time: 2023-06-26T16:31:00+03:00</text:p>
      <text:p text:style-name="P4">
Description: В Уманському районі Черкаської області на дорозі "Стрий-Ізварине" зіткнувся мікроавтобус з вантажівкою, унаслідок чого загинуло четверо людей. — Укрінформ.</text:p>
      <text:p text:style-name="P4">
Images: ['<text:a xlink:type="simple" xlink:href="https://static.ukrinform.com/photos/2023_06/thumb_files/630_360_1687786098-657.jpg" text:style-name="Internet_20_link" text:visited-style-name="Visited_20_Internet_20_Link">
630_360_16877...</text:a>
']</text:p>
      <text:p text:style-name="P4">
Tags: ['Аварія', 'Черкащина', 'ДТП']</text:p>
      <text:p text:style-name="P4">
Type: Article</text:p>
      <!--METADATA-->
      <text:p text:style-name="P4">
<draw:frame draw:style-name="fr1" draw:name="Image118" text:anchor-type="as-char" svg:width="6.9236in" svg:height="3.956343in" draw:z-index="0">
<draw:image xlink:href="../Images/yкринформ/2023-06-26T16-31-00-03-00/630_360_1687786098-657.jpg" xlink:type="simple" xlink:show="embed" xlink:actuate="onLoad" draw:mime-type="image/jpeg"/>
</draw:frame>
 ВУманському районі Черкаської області на дорозі "Стрий-Ізварине" зіткнувсямікроавтобус з вантажівкою, унаслідок чого загинуло четверо людей.</text:p>
      <text:p text:style-name="P4">
Про це повідомляє Головне управління ДСНС України в Черкаській області в <text:a xlink:type="simple" xlink:href="https://www.facebook.com/photo/" text:style-name="Internet_20_link" text:visited-style-name="Visited_20_Internet_20_Link">
Фейсбуці</text:a>
, передає Укрінформ.</text:p>
      <text:p text:style-name="P4">
"26 червня на трасі “Стрий-Ізварине” поблизу села Бабанка, сталася <text:a xlink:type="simple" xlink:href="https://www.ukrinform.ua/tag-dtp" text:style-name="Internet_20_link" text:visited-style-name="Visited_20_Internet_20_Link">
 дорожньо-транспортна пригода </text:a>
 за участюмікроавтобуса “Volkswagen” та вантажного автомобіля “Renault”. У результатізіткнення 4 особи загинули, ще 6 отримали травми", - йдеться в повідомленні.</text:p>
      <text:p text:style-name="P4">
Рятувальним відділенням аварійно-рятувального загону спецпризначення здійсненодеблокування тіла 4 загиблих із понівеченого авто та одного постраждалого.</text:p>
      <text:p text:style-name="P4">
<text:span text:style-name="T4">
Читайте також:</text:span>
 <text:a xlink:type="simple" xlink:href="https://www.ukrinform.ua/rubric-regions/3727810-dtp-z-vipusknicami-u-gromadi-na-kirovogradsini-ogolosili-den-zalobi.html" text:style-name="Internet_20_link" text:visited-style-name="Visited_20_Internet_20_Link">
 <text:span text:style-name="T4">
ДТП</text:span>
 з випускницями: у громаді на Кіровоградщиніоголосили день жалоби </text:a>
</text:p>
      <text:p text:style-name="P4">
Як повідомляв Укрінформ, внаслідок ракетної атаки увечері 8 червня по Уманізруйновано порожній цех аграрного підприємства та автомийку, травм зазнали 10осіб.</text:p>
      <text:p text:style-name="P4">
Фото: ДСНС</text:p>
      <text:p text:style-name="P4">
Source: <text:a xlink:type="simple" xlink:href="https://www.ukrinform.ua/rubric-regions/3727936-na-cerkasini-u-dtp-z-mikroavtobusom-zaginuli-cetvero-ludej-se-sist-travmovani.html" text:style-name="Internet_20_link" text:visited-style-name="Visited_20_Internet_20_Link">
https://www.ukrinform.ua/rubric-regions/3727936-na-cerkasini-u-dtp-z-mikroavtobusom-zaginuli-cetvero-ludej-se-sist-travmovani.html</text:a>
</text:p>
      <!--NEWS-->
      <text:h text:style-name="P10" text:outline-level="1">
<text:span text:style-name="T4">
Британія готова до низки сценаріїв розвитку подій у Росії – Сунак</text:span>
</text:h>
      <text:p text:style-name="P4">
Authors: Ukrinform (Person)</text:p>
      <text:p text:style-name="P4">
Publisher: Укринформ (Organization)</text:p>
      <text:p text:style-name="P4">
Published Time: 2023-06-26T16:40:00+03:00</text:p>
      <text:p text:style-name="P4">
Modified Time: 2023-06-26T16:40:00+03:00</text:p>
      <text:p text:style-name="P4">
Description: Прем’єр-міністр Великої Британії Ріші Сунак заявив у понеділок, що Королівство готове до низки сценаріїв перебігу подій у Росії та зазначив «потенційно дестабілізуючий» вплив напруженості між ПВК «Вагнер» та Володимиром Путіним. — Укрінформ.</text:p>
      <text:p text:style-name="P4">
Images: ['<text:a xlink:type="simple" xlink:href="https://static.ukrinform.com/photos/2023_05/thumb_files/630_360_1684488694-948.jpg" text:style-name="Internet_20_link" text:visited-style-name="Visited_20_Internet_20_Link">
630_360_16844...</text:a>
']</text:p>
      <text:p text:style-name="P4">
Tags: ['Британія', 'Росія', 'ПВК "Вагнера"', 'Пригожин', 'Ріші Сунак']</text:p>
      <text:p text:style-name="P4">
Type: Article</text:p>
      <!--METADATA-->
      <text:p text:style-name="P4">
<draw:frame draw:style-name="fr1" draw:name="Image119" text:anchor-type="as-char" svg:width="6.9236in" svg:height="3.956343in" draw:z-index="0">
<draw:image xlink:href="../Images/yкринформ/2023-06-26T16-40-00-03-00/630_360_1684488694-948.jpg" xlink:type="simple" xlink:show="embed" xlink:actuate="onLoad" draw:mime-type="image/jpeg"/>
</draw:frame>
 Прем’єр-міністр Великої Британії Ріші Сунак заявив у понеділок, що Королівство готоведо низки сценаріїв перебігу подій у Росії та зазначив «потенційнодестабілізуючий» вплив напруженості між ПВК «Вагнер» та Володимиром Путіним.</text:p>
      <text:p text:style-name="P4">
Як передає Укрінформ, про це повідомляє  <text:a xlink:type="simple" xlink:href="https://www.reuters.com/world/europe/uk-prepared-range-scenarios-russia-pm-sunak-2023-06-26/" text:style-name="Internet_20_link" text:visited-style-name="Visited_20_Internet_20_Link">
 Reuters</text:a>
 .</text:p>
      <text:p text:style-name="P4">
«Поки рано з упевненістю прогнозувати, якими можуть бути наслідки цього(нещодавній заколот в РФ – ред.), але ми, як завжди, готові до низки сценаріїв(розвитку подій – ред.)», – підкреслив британський прем’єр.</text:p>
      <text:p text:style-name="P4">
Сунак сказав, що Британія «уважно стежить» за подіями в Росії післякороткострокового заколоту Євгена <text:a xlink:type="simple" xlink:href="https://www.ukrinform.ua/tag-prigozin" text:style-name="Internet_20_link" text:visited-style-name="Visited_20_Internet_20_Link">
 Пригожина </text:a>
 на території РФ.</text:p>
      <text:p text:style-name="P4">
За його словами, Британія вже провела спостереження та аналіз нещодавніх подійв РФ, тому що усвідомлює «потенційно дестабілізуючий вплив» війни Росії протиУкраїни, а також напруженість між «вагнерівцями» і режимом Путіна.</text:p>
      <text:p text:style-name="P4">
<text:span text:style-name="T4">
Читайте також:</text:span>
 <text:a xlink:type="simple" xlink:href="https://www.ukrinform.ua/rubric-world/3727329-bajden-obgovoriv-z-makronom-solcom-i-sunakom-situaciu-v-rf.html" text:style-name="Internet_20_link" text:visited-style-name="Visited_20_Internet_20_Link">
 Байден обговорив з Макроном, Шольцом і <text:span text:style-name="T4">
Сунак</text:span>
 омситуацію в РФ </text:a>
</text:p>
      <text:p text:style-name="P4">
Як повідомляв Укрінформ, ватажок ПВК «Вагнер» Євген <text:a xlink:type="simple" xlink:href="https://www.ukrinform.ua/rubric-other_news/3727120-zakolot-prigozina-vse-so-vidomo-na-cej-moment.html" text:style-name="Internet_20_link" text:visited-style-name="Visited_20_Internet_20_Link">
 Пригожин 23 червняоголосив демарш </text:a>
 проти російського військовогокерівництва, зокрема і проти міністра оборони РФ Сергія Шойгу.</text:p>
      <text:p text:style-name="P4">
У результаті наступу колона ПВК "Вагнер" дісталася Липецької області Росії, щоза 420 кілометрів від Москви.</text:p>
      <text:p text:style-name="P4">
Самопроголошений президент Білорусі Олександр Лукашенко провів переговори ззасновником ПВК "Вагнер" Євгеном Пригожиним, після чого останній заявив, щобійці угруповання повертаються до польових таборів.</text:p>
      <text:p text:style-name="P4">
Source: <text:a xlink:type="simple" xlink:href="https://www.ukrinform.ua/rubric-world/3727939-britania-gotova-do-nizki-scenariiv-rozvitku-podij-u-rosii-sunak.html" text:style-name="Internet_20_link" text:visited-style-name="Visited_20_Internet_20_Link">
https://www.ukrinform.ua/rubric-world/3727939-britania-gotova-do-nizki-scenariiv-rozvitku-podij-u-rosii-sunak.html</text:a>
</text:p>
      <!--NEWS-->
      <text:h text:style-name="P10" text:outline-level="1">
<text:span text:style-name="T4">
Уряд запропонував кандидатуру виконавчого директора Реєстру збитків, завданих агресією РФ</text:span>
</text:h>
      <text:p text:style-name="P4">
Authors: Ukrinform (Person)</text:p>
      <text:p text:style-name="P4">
Publisher: Укринформ (Organization)</text:p>
      <text:p text:style-name="P4">
Published Time: 2023-06-26T16:42:00+03:00</text:p>
      <text:p text:style-name="P4">
Modified Time: 2023-06-26T16:42:00+03:00</text:p>
      <text:p text:style-name="P4">
Description: Кабінет Міністрів запропонував кандидатуру Маркіяна Ключковського на посаду виконавчого директора Реєстру збитків, завданих Російською Федерацією Україні. — Укрінформ.</text:p>
      <text:p text:style-name="P4">
Images: ['<text:a xlink:type="simple" xlink:href="https://static.ukrinform.com/photos/2023_06/thumb_files/630_360_1687786733-754.jpg" text:style-name="Internet_20_link" text:visited-style-name="Visited_20_Internet_20_Link">
630_360_16877...</text:a>
']</text:p>
      <text:p text:style-name="P4">
Tags: ['Призначення', 'Війна з Росією', 'Міжнародний реєстр збитків']</text:p>
      <text:p text:style-name="P4">
Type: Article</text:p>
      <!--METADATA-->
      <text:p text:style-name="P4">
<draw:frame draw:style-name="fr1" draw:name="Image120" text:anchor-type="as-char" svg:width="6.9236in" svg:height="3.956343in" draw:z-index="0">
<draw:image xlink:href="../Images/yкринформ/2023-06-26T16-42-00-03-00/630_360_1687786733-754.jpg" xlink:type="simple" xlink:show="embed" xlink:actuate="onLoad" draw:mime-type="image/jpeg"/>
</draw:frame>
 КабінетМіністрів запропонував кандидатуру Маркіяна Ключковського на посадувиконавчого директора Реєстру збитків, завданих Російською Федерацією Україні.</text:p>
      <text:p text:style-name="P4">
Як повідомляє Укрінформ, відповідне розпорядження оприлюднено на <text:a xlink:type="simple" xlink:href="https://www.kmu.gov.ua/npas/pro-vnesennia-propozytsii-shchodo-kandydatury-na-posadu-vykonavchoho-dyrektora-reiestru-zbytkiv-zavdanykh-ahresiieiu-rosiiskoi-federatsii-proty-ukrainy-" text:style-name="Internet_20_link" text:visited-style-name="Visited_20_Internet_20_Link">
 Урядовомупорталі </text:a>
 .</text:p>
      <text:p text:style-name="P4">
«Погодитися з пропозицією Міністерства юстиції та запропонувати кандидатуруКлючковського Маркіяна Юрійовича на посаду виконавчого директора <text:a xlink:type="simple" xlink:href="https://www.ukrinform.ua/tag-miznarodnij-reestr-zbitkiv" text:style-name="Internet_20_link" text:visited-style-name="Visited_20_Internet_20_Link">
 Реєструзбитків </text:a>
 , завданихагресією Російської Федерації проти України», - йдеться у документі.</text:p>
      <text:p text:style-name="P4">
Міністерству закордонних справ КМУ доручив невідкладно повідомити Генеральномусекретарю Ради Європи про це рішення.</text:p>
      <text:p text:style-name="P4">
Маркіян Ключковський - засновник адвокатського об’єднання "Юридична фірма"Астерс", член Дорадчої ради Школи права Українського католицькогоуніверситету.</text:p>
      <text:p text:style-name="P4">
Він спеціалізується на вирішенні міжнародних арбітражних і судових спорів,представляє інтереси у комерційних та інвестиційних арбітражах, міжнароднихсудових розглядах, здійсненні посередництва та переговорах, а також у сферахенергетики та спортивного права.</text:p>
      <text:p text:style-name="P4">
<text:span text:style-name="T4">
Читайте також:</text:span>
 <text:a xlink:type="simple" xlink:href="https://www.ukrinform.ua/rubric-economy/3725569-zbitki-energosistemi-ukraini-vid-rosijskih-obstriliv-perevisuut-10-mlrd-proon.html" text:style-name="Internet_20_link" text:visited-style-name="Visited_20_Internet_20_Link">
 <text:span text:style-name="T4">
Збитки</text:span>
 <text:span text:style-name="T4">
енергосистеми</text:span>
 <text:span text:style-name="T4">
України</text:span>
 <text:span text:style-name="T4">
від</text:span>
<text:span text:style-name="T4">
російських</text:span>
 <text:span text:style-name="T4">
обстрілів</text:span>
 <text:span text:style-name="T4">
перевищують</text:span>
 $10 <text:span text:style-name="T4">
мільярдів</text:span>
 - <text:span text:style-name="T4">
ПРООН</text:span>
</text:a>
</text:p>
      <text:p text:style-name="P4">
Здобув освіту в Інституті міжнародних відносин Київського національногоуніверситету імені Тараса Шевченка, Університету Пітсбурга, США, LL.M,вирішення міжнародних спорів. Має Свідоцтво адвоката. Він – член Міжнародноїасоціації юристів (IBA), Асоціації правників України. Був віцепрезидентомУкраїнської Прем'єр-ліги, вищої футбольної ліги України (2018-2019), членомПалати з вирішення спорів Федерації футболу України (2014-2018). Входить доАсоціації інженерів-консультантів України, яка представляє інтереси FIDIC вУкраїні, а також Спортивного арбітражного суду (CAS).</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 Реєстр запрацює із серпня цьогороку.</text:p>
      <text:p text:style-name="P4">
Source: <text:a xlink:type="simple" xlink:href="https://www.ukrinform.ua/rubric-polytics/3727938-urad-zaproponuvav-kandidaturu-vikonavcogo-direktora-reestru-zbitkiv-zavdanih-agresieu-rf.html" text:style-name="Internet_20_link" text:visited-style-name="Visited_20_Internet_20_Link">
https://www.ukrinform.ua/rubric-polytics/3727938-urad-zaproponuvav-kandidaturu-vikonavcogo-direktora-reestru-zbitkiv-zavdanih-agresieu-rf.html</text:a>
</text:p>
      <!--NEWS-->
      <text:h text:style-name="P10" text:outline-level="1">
<text:span text:style-name="T4">
Шмигаль обговорив співпрацю з послом Німеччини</text:span>
</text:h>
      <text:p text:style-name="P4">
Authors: Ukrinform (Person)</text:p>
      <text:p text:style-name="P4">
Publisher: Укринформ (Organization)</text:p>
      <text:p text:style-name="P4">
Published Time: 2023-06-26T16:46:00+03:00</text:p>
      <text:p text:style-name="P4">
Modified Time: 2023-06-26T16:46:00+03:00</text:p>
      <text:p text:style-name="P4">
Description: Прем’єр-міністр України Денис Шмигаль обговорив актуальні питання співпраці з послом Німеччини в Україні Анкою Фельдгузен. — Укрінформ.</text:p>
      <text:p text:style-name="P4">
Images: ['<text:a xlink:type="simple" xlink:href="https://static.ukrinform.com/photos/2023_06/thumb_files/630_360_1687786990-767.jpg" text:style-name="Internet_20_link" text:visited-style-name="Visited_20_Internet_20_Link">
630_360_16877...</text:a>
']</text:p>
      <text:p text:style-name="P4">
Tags: None</text:p>
      <text:p text:style-name="P4">
Type: Article</text:p>
      <!--METADATA-->
      <text:p text:style-name="P4">
<draw:frame draw:style-name="fr1" draw:name="Image121" text:anchor-type="as-char" svg:width="6.9236in" svg:height="3.956343in" draw:z-index="0">
<draw:image xlink:href="../Images/yкринформ/2023-06-26T16-46-00-03-00/630_360_1687786990-767.jpg" xlink:type="simple" xlink:show="embed" xlink:actuate="onLoad" draw:mime-type="image/jpeg"/>
</draw:frame>
 Прем’єр-міністр України Денис Шмигаль обговорив актуальні питання співпраці з посломНімеччини в Україні Анкою Фельдгузен.</text:p>
      <text:p text:style-name="P4">
Як передає Укрінформ, про це Шмигаль повідомив у <text:a xlink:type="simple" xlink:href="https://t.me/Denys_Smyhal/5500" text:style-name="Internet_20_link" text:visited-style-name="Visited_20_Internet_20_Link">
 Телеграмі.</text:a>
</text:p>
      <text:p text:style-name="P4">
«Цінуємо допомогу Німеччини в ліквідації наслідків терористичного підривуросією <text:a xlink:type="simple" xlink:href="https://www.ukrinform.ua/tag-kahovska-ges" text:style-name="Internet_20_link" text:visited-style-name="Visited_20_Internet_20_Link">
 Каховської ГЕС </text:a>
 . Заразнайбільшого занепокоєння викликає замінування Запорізької атомноїелектростанції. Цивілізований світ повинен рішуче відреагувати, аби недопустити ядерного теракту», - заявив Шмигаль.</text:p>
      <text:p text:style-name="P4">
</text:p>
      <text:p text:style-name="P4">
Прем’єр подякував німецьким партнерам за підтримку в усіх напрямках: зброєю,фінансами, санкційною політикою. А також особисто Фельдгузен, яка завершуєсвою каденцію на посаді, за значну та важливу роботу задля розвиткудвосторонніх відносин України та Німеччини.</text:p>
      <text:p text:style-name="P4">
<text:span text:style-name="T4">
Читайте також:</text:span>
 <text:a xlink:type="simple" xlink:href="https://www.ukrinform.ua/rubric-ato/3727260-nimeccina-u-spivpraci-zi-ssa-planue-cogoric-postaviti-v-ukrainu-se-do-30-gepard.html" text:style-name="Internet_20_link" text:visited-style-name="Visited_20_Internet_20_Link">
 <text:span text:style-name="T4">
Німеччи</text:span>
 на у співпраці зі США планує цьогорічпоставити в Україну ще до 30 Gepard </text:a>
</text:p>
      <text:p text:style-name="P4">
Як повідомляв Укрінформ, посол Німеччини в Україні Анка Фельдгузен післязакінчення своєї каденції <text:a xlink:type="simple" xlink:href="https://www.ukrinform.ua/rubric-polytics/3726774-feldguzen-rozpovila-cim-zajmetsa-pisla-zaversenna-kadencii-v-ukraini.html" text:style-name="Internet_20_link" text:visited-style-name="Visited_20_Internet_20_Link">
 займатиметься в Міністерстві закордонних справ ФРН</text:a>
 проєктами зі стабілізації вінших країнах, зокрема в Україні.</text:p>
      <text:p text:style-name="P4">
Source: <text:a xlink:type="simple" xlink:href="https://www.ukrinform.ua/rubric-polytics/3727940-smigal-obgovoriv-spivpracu-z-poslom-nimeccini.html" text:style-name="Internet_20_link" text:visited-style-name="Visited_20_Internet_20_Link">
https://www.ukrinform.ua/rubric-polytics/3727940-smigal-obgovoriv-spivpracu-z-poslom-nimeccini.html</text:a>
</text:p>
      <!--NEWS-->
      <text:h text:style-name="P10" text:outline-level="1">
<text:span text:style-name="T4">
Пірес та Кліші зіграють у благодійному матчі на підтримку України</text:span>
</text:h>
      <text:p text:style-name="P4">
Authors: Ukrinform (Person)</text:p>
      <text:p text:style-name="P4">
Publisher: Укринформ (Organization)</text:p>
      <text:p text:style-name="P4">
Published Time: 2023-06-26T16:50:58+03:00</text:p>
      <text:p text:style-name="P4">
Modified Time: 2023-06-26T16:50:58+03:00</text:p>
      <text:p text:style-name="P4">
Description: Колишні футболісти «Арсенала» Роберт Пірес та Гаель Кліші зіграють у благодійному матчі на підтримку України Game4Ukraine. — Укрінформ.</text:p>
      <text:p text:style-name="P4">
Images: ['<text:a xlink:type="simple" xlink:href="https://static.ukrinform.com/photos/2023_06/thumb_files/630_360_1687787362-582.jpg" text:style-name="Internet_20_link" text:visited-style-name="Visited_20_Internet_20_Link">
630_360_16877...</text:a>
']</text:p>
      <text:p text:style-name="P4">
Tags: ['Футбол']</text:p>
      <text:p text:style-name="P4">
Type: Article</text:p>
      <!--METADATA-->
      <text:p text:style-name="P4">
<draw:frame draw:style-name="fr1" draw:name="Image123" text:anchor-type="as-char" svg:width="6.9236in" svg:height="3.956343in" draw:z-index="0">
<draw:image xlink:href="../Images/yкринформ/2023-06-26T16-50-58-03-00/630_360_1687787362-582.jpg" xlink:type="simple" xlink:show="embed" xlink:actuate="onLoad" draw:mime-type="image/jpeg"/>
</draw:frame>
 Колишніфутболісти «Арсенала» Роберт Пірес та Гаель Кліші зіграють у благодійномуматчі на підтримку України Game4Ukraine.</text:p>
      <text:p text:style-name="P4">
Стало відомо імена ще двох футболістів, які візьмуть участь у благодійномуматчі на підтримку України, повідомили в Інстаграмі Game4Ukraine, передаєУкрінформ.</text:p>
      <text:p text:style-name="P4">
<text:span text:style-name="T4">
Команда Андрія Шевченка</text:span>
 : Михайло Мудрик, Джанфранко Дзола, РікардуКарвалью, Лука Тоні, Діда, Массімо Оддо, Карло Кудичіні, Вільям Галлас, КлодМакелеле, Самюель Ето'О, Майкл Ессьєн, Фабіо Каннаваро, Кларенс Зеєдорф.</text:p>
      <text:p text:style-name="P4">
Тренер: Емма Хейз</text:p>
      <text:p text:style-name="P4">
<text:span text:style-name="T4">
Команда Олександра Зінченка</text:span>
 : Єнс Леманн, Джолеон Лескотт, Патрік Бергер,Стюарт Пірс, Пер Мертесакер, Йон-Арне Ріїсе, Роббі Кін, Антоніо Валенсія,Патрік Вієйра, Вес Морган, Джек Вілшер, Бакарі Санья, Едгар Давідс, ШотаАрвеладзе, Жерар Піке.</text:p>
      <text:p text:style-name="P4">
Тренер: Арсен Венгер</text:p>
      <text:p text:style-name="P4">
<text:span text:style-name="T4">
Читайте також:</text:span>
 <text:a xlink:type="simple" xlink:href="https://www.ukrinform.ua/rubric-sports/3727788-futbolisti-dinamo-projsli-medoglad-pered-startom-novogo-sezonu.html" text:style-name="Internet_20_link" text:visited-style-name="Visited_20_Internet_20_Link">
 <text:span text:style-name="T4">
Футбол</text:span>
 істи «Динамо» пройшли медогляд перед стартомнового сезону </text:a>
</text:p>
      <text:p text:style-name="P4">
Як повідомлялося, гра відбудеться 5 серпня в Лондоні на «Стемфорд Брідж».</text:p>
      <text:p text:style-name="P4">
Фото: Getty Images</text:p>
      <text:p text:style-name="P4">
Source: <text:a xlink:type="simple" xlink:href="https://www.ukrinform.ua/rubric-sports/3727943-pires-ta-klisi-zigraut-u-blagodijnomu-matci-na-pidtrimku-ukraini.html" text:style-name="Internet_20_link" text:visited-style-name="Visited_20_Internet_20_Link">
https://www.ukrinform.ua/rubric-sports/3727943-pires-ta-klisi-zigraut-u-blagodijnomu-matci-na-pidtrimku-ukraini.html</text:a>
</text:p>
      <!--NEWS-->
      <text:h text:style-name="P10" text:outline-level="1">
<text:span text:style-name="T4">
Фінляндія після заколоту Пригожина посилила контроль на кордоні з Росією</text:span>
</text:h>
      <text:p text:style-name="P4">
Authors: Ukrinform (Person)</text:p>
      <text:p text:style-name="P4">
Publisher: Укринформ (Organization)</text:p>
      <text:p text:style-name="P4">
Published Time: 2023-06-26T16:52:29+03:00</text:p>
      <text:p text:style-name="P4">
Modified Time: 2023-06-26T16:52:29+03:00</text:p>
      <text:p text:style-name="P4">
Description: Прикордонна служба Південно-Східної Фінляндії наразі уважніше стежить за ситуацією на кордоні з Росією після спроби засновника ПВК «Вагнер» Євгена Пригожина влаштувати збройний заколот у країні. — Укрінформ.</text:p>
      <text:p text:style-name="P4">
Images: ['<text:a xlink:type="simple" xlink:href="https://static.ukrinform.com/photos/2023_04/thumb_files/630_360_1680628263-280.jpg" text:style-name="Internet_20_link" text:visited-style-name="Visited_20_Internet_20_Link">
630_360_16806...</text:a>
']</text:p>
      <text:p text:style-name="P4">
Tags: ['Фінляндія', 'Росія', 'Кордон', 'Пригожин']</text:p>
      <text:p text:style-name="P4">
Type: Article</text:p>
      <!--METADATA-->
      <text:p text:style-name="P4">
<draw:frame draw:style-name="fr1" draw:name="Image124" text:anchor-type="as-char" svg:width="6.9236in" svg:height="3.956343in" draw:z-index="0">
<draw:image xlink:href="../Images/yкринформ/2023-06-26T16-52-29-03-00/630_360_1680628263-280.jpg" xlink:type="simple" xlink:show="embed" xlink:actuate="onLoad" draw:mime-type="image/jpeg"/>
</draw:frame>
Прикордонна служба Південно-Східної Фінляндії наразі уважніше стежить заситуацією на кордоні з Росією після спроби засновника ПВК «Вагнер» ЄвгенаПригожина влаштувати збройний заколот у країні.</text:p>
      <text:p text:style-name="P4">
Як передає Укрінформ, про це повідомляє <text:a xlink:type="simple" xlink:href="https://yle.fi/a/74-20038459" text:style-name="Internet_20_link" text:visited-style-name="Visited_20_Internet_20_Link">
 Yle. </text:a>
</text:p>
      <text:p text:style-name="P4">
«Не розкриватиму всі деталі, але ми уважніше стежимо за ситуацією на кордоніта рухом на прикордонних переходах», – розповів заступник голови Прикордонноїслужби Південно-Східної Фінляндії підполковник Юкка Луккарі.</text:p>
      <text:p text:style-name="P4">
Він зазначив, що вихідні на кордоні були звичайними.</text:p>
      <text:p text:style-name="P4">
«Те, що сталося в <text:a xlink:type="simple" xlink:href="https://www.ukrinform.ua/tag-rosia" text:style-name="Internet_20_link" text:visited-style-name="Visited_20_Internet_20_Link">
 Росії </text:a>
 , непозначилося на русі. Звичайно Юханнус (фінське свято – ред.) трохи пожвавивситуацію на кордоні, але так завжди буває на свята», – зазначив Луккарі.</text:p>
      <text:p text:style-name="P4">
Як повідомлялося, ватажок ПВК «Вагнер» Євген Пригожин 23 червня <text:a xlink:type="simple" xlink:href="https://www.ukrinform.ua/rubric-other_news/3727120-zakolot-prigozina-vse-so-vidomo-na-cej-moment.html" text:style-name="Internet_20_link" text:visited-style-name="Visited_20_Internet_20_Link">
</text:a>
 <text:a xlink:type="simple" xlink:href="https://www.ukrinform.ua/rubric-other_news/3727120-zakolot-prigozina-vse-so-vidomo-na-cej-moment.html" text:style-name="Internet_20_link" text:visited-style-name="Visited_20_Internet_20_Link">
 оголосив демарш</text:a>
 проти російського військового керівництва, зокремапроти міністра оборони Сергія Шойгу. Він узяв під контроль Ростов-на-Дону тачастину Воронезької області, після чого «вагнерівці» вирушили на Москву.</text:p>
      <text:p text:style-name="P4">
<text:span text:style-name="T4">
Читайте також:</text:span>
 <text:a xlink:type="simple" xlink:href="https://www.ukrinform.ua/rubric-world/3727783-kriminalnu-spravu-proti-prigozina-cerez-zakolot-ne-zakrili-roszmi.html" text:style-name="Internet_20_link" text:visited-style-name="Visited_20_Internet_20_Link">
 Кримінальну справу проти <text:span text:style-name="T4">
Пригож</text:span>
 ина через заколот незакрили - росЗМІ </text:a>
</text:p>
      <text:p text:style-name="P4">
Тоді ж генпрокуратура РФ повідомила, що "Слідчим управлінням ФСБ Росії 23червня 2023 року законно та обґрунтовано порушено кримінальну справу стосовноПригожина Є.В. за статтею 279 КК РФ за фактом організації збройного заколоту».</text:p>
      <text:p text:style-name="P4">
Увечері 24 червня Пригожин після “переговорів” із самопроголошеним президентомБілорусі Олександром Лукашенко оголосив, що <text:a xlink:type="simple" xlink:href="https://www.ukrinform.ua/rubric-world/3727347-prigozin-rozvertae-koloni-vagnerivciv-do-polovih-taboriv-roszmi.html" text:style-name="Internet_20_link" text:visited-style-name="Visited_20_Internet_20_Link">
 розвертає своїх найманців назаддо «польових таборів». </text:a>
</text:p>
      <text:p text:style-name="P4">
Після цього прессекретар президента РФ Дмитро Пєсков сказав журналістам, щокримінальну справу проти Пригожина буде закрито, він поїде до Білорусі.</text:p>
      <text:p text:style-name="P4">
Source: <text:a xlink:type="simple" xlink:href="https://www.ukrinform.ua/rubric-world/3727945-finlandia-pisla-zakolotu-prigozina-posilila-kontrol-na-kordoni-z-rosieu.html" text:style-name="Internet_20_link" text:visited-style-name="Visited_20_Internet_20_Link">
https://www.ukrinform.ua/rubric-world/3727945-finlandia-pisla-zakolotu-prigozina-posilila-kontrol-na-kordoni-z-rosieu.html</text:a>
</text:p>
      <!--NEWS-->
      <text:h text:style-name="P10" text:outline-level="1">
<text:span text:style-name="T4">
На Херсонщині виявили у підтоплених зонах понад 80 вибухонебезпечних предметів</text:span>
</text:h>
      <text:p text:style-name="P4">
Authors: Ukrinform (Person)</text:p>
      <text:p text:style-name="P4">
Publisher: Укринформ (Organization)</text:p>
      <text:p text:style-name="P4">
Published Time: 2023-06-26T16:55:24+03:00</text:p>
      <text:p text:style-name="P4">
Modified Time: 2023-06-26T16:55:24+03:00</text:p>
      <text:p text:style-name="P4">
Description: На деокупованій частині Херсонщини вибухотехніки вже виявили на територіях, підтоплених через підрив ворогом Каховської ГЕС, 81 вибухонебезпечний предмет.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Херсонщина', 'Вибухівка', 'Каховська ГЕС', 'Підтоплення']</text:p>
      <text:p text:style-name="P4">
Type: Article</text:p>
      <!--METADATA-->
      <text:p text:style-name="P4">
<draw:frame draw:style-name="fr1" draw:name="Image125" text:anchor-type="as-char" svg:width="6.9236in" svg:height="3.956343in" draw:z-index="0">
<draw:image xlink:href="../Images/yкринформ/2023-06-26T16-55-24-03-00/630_360_1686128385-501.jpg" xlink:type="simple" xlink:show="embed" xlink:actuate="onLoad" draw:mime-type="image/jpeg"/>
</draw:frame>
 Надеокупованій частині Херсонщини вибухотехніки вже виявили на територіях,підтоплених через підрив ворогом Каховської ГЕС, 81 вибухонебезпечний предмет.</text:p>
      <text:p text:style-name="P4">
Як передає Укрінформ, про це повідомляє  <text:a xlink:type="simple" xlink:href="https://t.me/khersonskaODA/7394" text:style-name="Internet_20_link" text:visited-style-name="Visited_20_Internet_20_Link">
 Херсонська ОВА</text:a>
 .</text:p>
      <text:p text:style-name="P4">
«Вибухотехніки обстежили понад 620 гектарів територій, що були підтоплені. Тамвиявили та знешкодили 81 вибухонебезпечний предмет», - йдеться у повідомленні.</text:p>
      <text:p text:style-name="P4">
Як зазначається, загалом на деокупованій <text:a xlink:type="simple" xlink:href="https://www.ukrinform.ua/tag-hersonsina" text:style-name="Internet_20_link" text:visited-style-name="Visited_20_Internet_20_Link">
 Херсонщині</text:a>
 сапери обстежили 56385,3 гектаратериторій, з них 48763 гектари – землі сільськогосподарського призначення. Нацих територіях виявлено та знешкоджено майже 79,5 тис. вибухонебезпечнихпредметів.</text:p>
      <text:p text:style-name="P4">
<text:span text:style-name="T4">
Читайте також:</text:span>
 <text:a xlink:type="simple" xlink:href="https://www.ukrinform.ua/rubric-regions/3727496-ak-bezpecno-povertatis-u-zitlo-pisla-pidtoplenna-poradi-minreintegracii.html" text:style-name="Internet_20_link" text:visited-style-name="Visited_20_Internet_20_Link">
 Як безпечно повертатись у житло після <text:span text:style-name="T4">
підтоп</text:span>
 лення -поради Мінреінтеграції </text:a>
</text:p>
      <text:p text:style-name="P4">
Як повідомляв Укрінформ, ЗСУ восени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У ніч на 6 червня <text:a xlink:type="simple" xlink:href="https://www.ukrinform.ua/rubric-other_news/3723441-pidriv-rosianami-kahovskoi-ges-usi-novini.html" text:style-name="Internet_20_link" text:visited-style-name="Visited_20_Internet_20_Link">
 російська армія підірвала греблю Каховської ГЕС</text:a>
 , спричинивши затоплення частини Херсонської таМиколаївської областей і водночас критичне обміління Каховського водосховища.</text:p>
      <text:p text:style-name="P4">
<text:span text:style-name="T5">
Фото: libkos</text:span>
</text:p>
      <text:p text:style-name="P4">
Source: <text:a xlink:type="simple" xlink:href="https://www.ukrinform.ua/rubric-regions/3727946-na-hersonsini-viavili-u-pidtoplenih-zonah-ponad-80-vibuhonebezpecnih-predmetiv.html" text:style-name="Internet_20_link" text:visited-style-name="Visited_20_Internet_20_Link">
https://www.ukrinform.ua/rubric-regions/3727946-na-hersonsini-viavili-u-pidtoplenih-zonah-ponad-80-vibuhonebezpecnih-predmetiv.html</text:a>
</text:p>
      <!--NEWS-->
      <text:h text:style-name="P10" text:outline-level="1">
<text:span text:style-name="T4">
У Києві за пів року облаштували 11 кільцевих розв’язок</text:span>
</text:h>
      <text:p text:style-name="P4">
Authors: Ukrinform (Person)</text:p>
      <text:p text:style-name="P4">
Publisher: Укринформ (Organization)</text:p>
      <text:p text:style-name="P4">
Published Time: 2023-06-26T16:56:00+03:00</text:p>
      <text:p text:style-name="P4">
Modified Time: 2023-06-26T16:56:00+03:00</text:p>
      <text:p text:style-name="P4">
Description: З початку року у столиці вже облаштували 11 кільцевих розв’язок. — Укрінформ.</text:p>
      <text:p text:style-name="P4">
Images: ['<text:a xlink:type="simple" xlink:href="https://static.ukrinform.com/photos/2023_06/thumb_files/630_360_1687787657-141.jpg" text:style-name="Internet_20_link" text:visited-style-name="Visited_20_Internet_20_Link">
630_360_16877...</text:a>
']</text:p>
      <text:p text:style-name="P4">
Tags: ['Дороги', 'Інфраструктура', 'Київ', 'Ремонт']</text:p>
      <text:p text:style-name="P4">
Type: Article</text:p>
      <!--METADATA-->
      <text:p text:style-name="P4">
<draw:frame draw:style-name="fr1" draw:name="Image126" text:anchor-type="as-char" svg:width="6.9236in" svg:height="3.956343in" draw:z-index="0">
<draw:image xlink:href="../Images/yкринформ/2023-06-26T16-56-00-03-00/630_360_1687787657-141.jpg" xlink:type="simple" xlink:show="embed" xlink:actuate="onLoad" draw:mime-type="image/jpeg"/>
</draw:frame>
 З початкуроку у столиці вже облаштували 11 кільцевих розв’язок.</text:p>
      <text:p text:style-name="P4">
Як передає Укрінформ, про це повідомляє <text:a xlink:type="simple" xlink:href="https://kyivcity.gov.ua/news/z_pochatku_roku_u_stolitsi_oblashtuvali_11_kiltsevikh_rozvyazok/" text:style-name="Internet_20_link" text:visited-style-name="Visited_20_Internet_20_Link">
 Київська міська державнаадміністрація</text:a>
.</text:p>
      <text:p text:style-name="P4">
«Дорожники продовжують облаштовувати кільцеві розв’язки. Такий тип проїздупідвищує безпеку руху й має більшу пропускну спроможність», - ідеться уповідомленні.</text:p>
      <text:p text:style-name="P4">
</text:p>
      <text:p text:style-name="P4">
Вже облаштовані 11 кільцевих розв’язок: вісім – готові повністю, ще на трьох –виконані основні роботи й лишилось нанести розмітку.</text:p>
      <text:p text:style-name="P4">
</text:p>
      <text:p text:style-name="P4">
Зокрема роботи завершені на дублері вулиці Академіка Заболотного, на перетинівулиць Уманської та Генерала Воробйова.</text:p>
      <text:p text:style-name="P4">
<text:span text:style-name="T4">
Читайте також:</text:span>
 <text:a xlink:type="simple" xlink:href="https://www.ukrinform.ua/rubric-kyiv/3697499-u-kievi-cogoric-oblastuut-blizko-40-kilcevih-rozvazok.html" text:style-name="Internet_20_link" text:visited-style-name="Visited_20_Internet_20_Link">
 У <text:span text:style-name="T4">
Києві</text:span>
 <text:span text:style-name="T4">
цьогоріч</text:span>
 <text:span text:style-name="T4">
облаштують</text:span>
 <text:span text:style-name="T4">
близько</text:span>
 40<text:span text:style-name="T4">
кільцевих</text:span>
 <text:span text:style-name="T4">
розв</text:span>
 ’ <text:span text:style-name="T4">
язок</text:span>
 </text:a>
</text:p>
      <text:p text:style-name="P4">
Тривають роботи на вулиці Тепловозній, на вулиці Звіринецькій, на перехрестівулиць Марка Вовчка і вулиці Вербової, на розі вулиць Деснянської,Радосинської та Миру.</text:p>
      <text:p text:style-name="P4">
</text:p>
      <text:p text:style-name="P4">
Загалом дорожники працюють із 7-ма перехрестями кільцевого руху.</text:p>
      <text:p text:style-name="P4">
Цього року комунальна корпорація « <text:a xlink:type="simple" xlink:href="https://www.ukrinform.ua/tag-kiivavtodor" text:style-name="Internet_20_link" text:visited-style-name="Visited_20_Internet_20_Link">
 Київавтодор</text:a>
 » планує облаштувати 40 кільцевихрозв’язок у столиці, зазначили у КМДА.</text:p>
      <text:p text:style-name="P4">
Як повідомляв Укрінформ, <text:a xlink:type="simple" xlink:href="https://www.ukrinform.ua/rubric-kyiv/3705306-na-perehresti-vulic-bekeskinoi-ta-vilde-vlastuvali-kilcevu-rozvazku.html" text:style-name="Internet_20_link" text:visited-style-name="Visited_20_Internet_20_Link">
 у Києві на перехресті вулиць Бекешкіної та Вільдевлаштували кільцеву розв’язку </text:a>
 .</text:p>
      <text:p text:style-name="P4">
<text:span text:style-name="T5">
Фото: КМДА</text:span>
</text:p>
      <text:p text:style-name="P4">
Source: <text:a xlink:type="simple" xlink:href="https://www.ukrinform.ua/rubric-kyiv/3727947-u-kievi-za-piv-roku-roku-oblastuvali-11-kilcevih-rozvazok.html" text:style-name="Internet_20_link" text:visited-style-name="Visited_20_Internet_20_Link">
https://www.ukrinform.ua/rubric-kyiv/3727947-u-kievi-za-piv-roku-roku-oblastuvali-11-kilcevih-rozvazok.html</text:a>
</text:p>
      <!--NEWS-->
      <text:h text:style-name="P10" text:outline-level="1">
<text:span text:style-name="T4">
На Одещині через негоду залишаються знеструмленими 12 населених пунктів</text:span>
</text:h>
      <text:p text:style-name="P4">
Authors: Ukrinform (Person)</text:p>
      <text:p text:style-name="P4">
Publisher: Укринформ (Organization)</text:p>
      <text:p text:style-name="P4">
Published Time: 2023-06-26T17:05:58+03:00</text:p>
      <text:p text:style-name="P4">
Modified Time: 2023-06-26T17:05:58+03:00</text:p>
      <text:p text:style-name="P4">
Description: В Одеській області через негоду без електропостачання перебувають 12 населених пунктів, три з них – частково. — Укрінформ.</text:p>
      <text:p text:style-name="P4">
Images: ['<text:a xlink:type="simple" xlink:href="https://static.ukrinform.com/photos/2022_10/thumb_files/630_360_1666341365-342.jpg" text:style-name="Internet_20_link" text:visited-style-name="Visited_20_Internet_20_Link">
630_360_16663...</text:a>
']</text:p>
      <text:p text:style-name="P4">
Tags: ['Одещина', 'Електропостачання', 'Негода']</text:p>
      <text:p text:style-name="P4">
Type: Article</text:p>
      <!--METADATA-->
      <text:p text:style-name="P4">
<draw:frame draw:style-name="fr1" draw:name="Image130" text:anchor-type="as-char" svg:width="6.9236in" svg:height="3.956343in" draw:z-index="0">
<draw:image xlink:href="../Images/yкринформ/2023-06-26T17-05-58-03-00/630_360_1666341365-342.jpg" xlink:type="simple" xlink:show="embed" xlink:actuate="onLoad" draw:mime-type="image/jpeg"/>
</draw:frame>
 В Одеськійобласті через негоду без електропостачання перебувають 12 населених пунктів,три з них – частково.</text:p>
      <text:p text:style-name="P4">
Про це у <text:a xlink:type="simple" xlink:href="https://www.facebook.com/113856176690664/posts/pfbid02Gu1urxg3h2nszpmzSkdxShmnGmuupH1MJfHKPNBi9ANhwZucRqAan5tqQCZBNYcCl/" text:style-name="Internet_20_link" text:visited-style-name="Visited_20_Internet_20_Link">
 Фейсбуці</text:a>
повідомили ДТЕК Одеські електромережі, передає Укрінформ.</text:p>
      <text:p text:style-name="P4">
Зазначається, що станом на 16:00 ремонтні бригади відновили <text:a xlink:type="simple" xlink:href="https://www.ukrinform.ua/tag-elektropostacanna" text:style-name="Internet_20_link" text:visited-style-name="Visited_20_Internet_20_Link">
електропостачання </text:a>
 в 31населеному пункті області. Відремонтувано 7 повітряних ліній, що дало змогузаживити 96 трансформаторних підстанцій.</text:p>
      <text:p text:style-name="P4">
«Наразі без світла залишаються 12 населених пунктів області, із них 3 —частково. Працюємо далі», - повідомили в ДТЕК.</text:p>
      <text:p text:style-name="P4">
Енергетики також нагадали, що складні погодні умови можуть призвести допадіння дерев та обриву проводів.</text:p>
      <text:p text:style-name="P4">
<text:span text:style-name="T4">
Читайте також:</text:span>
 <text:a xlink:type="simple" xlink:href="https://www.ukrinform.ua/rubric-regions/3727792-cerez-grozovij-storm-v-ukraini-znestrumleni-120-naselenih-punktiv.html" text:style-name="Internet_20_link" text:visited-style-name="Visited_20_Internet_20_Link">
 Через грозовий <text:span text:style-name="T4">
шторм</text:span>
 в Україні знеструмлені 120населених пунктів </text:a>
</text:p>
      <text:p text:style-name="P4">
Як повідомлялося, Одеса потребує <text:a xlink:type="simple" xlink:href="https://www.ukrinform.ua/rubric-regions/3702450-truhanov-rozpoviv-akim-cinom-mozna-rozvazati-problemu-energopostacanna-odesi.html" text:style-name="Internet_20_link" text:visited-style-name="Visited_20_Internet_20_Link">
 додаткових</text:a>
 <text:a xlink:type="simple" xlink:href="https://www.ukrinform.ua/rubric-regions/3702450-truhanov-rozpoviv-akim-cinom-mozna-rozvazati-problemu-energopostacanna-odesi.html" text:style-name="Internet_20_link" text:visited-style-name="Visited_20_Internet_20_Link">
 потужностей</text:a>
 для розв'язанняпроблеми електропостачання.</text:p>
      <text:p text:style-name="P4">
Source: <text:a xlink:type="simple" xlink:href="https://www.ukrinform.ua/rubric-regions/3727951-na-odesini-cerez-negodu-zalisautsa-znestrumlenimi-12-naselenih-punktiv.html" text:style-name="Internet_20_link" text:visited-style-name="Visited_20_Internet_20_Link">
https://www.ukrinform.ua/rubric-regions/3727951-na-odesini-cerez-negodu-zalisautsa-znestrumlenimi-12-naselenih-punktiv.html</text:a>
</text:p>
      <!--NEWS-->
      <text:h text:style-name="P10" text:outline-level="1">
<text:span text:style-name="T4">
Джелялов у День прапора звернувся до кримських татар і закликав їх бути готовими діяти</text:span>
</text:h>
      <text:p text:style-name="P4">
Authors: Ukrinform (Person)</text:p>
      <text:p text:style-name="P4">
Publisher: Укринформ (Organization)</text:p>
      <text:p text:style-name="P4">
Published Time: 2023-06-26T17:08:00+03:00</text:p>
      <text:p text:style-name="P4">
Modified Time: 2023-06-26T17:08:00+03:00</text:p>
      <text:p text:style-name="P4">
Description: Перший заступник голови Меджлісу кримськотатарського народу, кримський політв’язень Кремля Наріман Джелялов закликав співвітчизників не боятися виходити за нав’язані рамки і бути готовими не лише міркувати, а й діяти. — Укрінформ.</text:p>
      <text:p text:style-name="P4">
Images: ['<text:a xlink:type="simple" xlink:href="https://static.ukrinform.com/photos/2016_03/thumb_files/630_360_1457960510-8581.jpg" text:style-name="Internet_20_link" text:visited-style-name="Visited_20_Internet_20_Link">
630_360_14579...</text:a>
']</text:p>
      <text:p text:style-name="P4">
Tags: ['Крим', 'Кримські татари', 'Наріман Джелялов']</text:p>
      <text:p text:style-name="P4">
Type: Article</text:p>
      <!--METADATA-->
      <text:p text:style-name="P4">
<draw:frame draw:style-name="fr1" draw:name="Image131" text:anchor-type="as-char" svg:width="6.9236in" svg:height="3.956343in" draw:z-index="0">
<draw:image xlink:href="../Images/yкринформ/2023-06-26T17-08-00-03-00/630_360_1457960510-8581.jpg" xlink:type="simple" xlink:show="embed" xlink:actuate="onLoad" draw:mime-type="image/jpeg"/>
</draw:frame>
 Першийзаступник голови Меджлісу кримськотатарського народу, кримський політв’язеньКремля Наріман Джелялов закликав співвітчизників не боятися виходити занав’язані рамки і бути готовими не лише міркувати, а й діяти.</text:p>
      <text:p text:style-name="P4">
Звернення Нарімана Джелялова поширив у <text:a xlink:type="simple" xlink:href="https://t.me/chubarov_refat/1964" text:style-name="Internet_20_link" text:visited-style-name="Visited_20_Internet_20_Link">
 Телеграмі</text:a>
 голова Меджлісу Рефат Чубаров, передаєУкрінформ.</text:p>
      <text:p text:style-name="P4">
“Мої співвітчизники, під тиском обставин не бійтеся, бодай у своїх думках тасудженнях, виходити за нав’язані рамки. І будьте готові не лише міркувати, а йдіяти на користь нашого народу”, - йдеться у зверненні.</text:p>
      <text:p text:style-name="P4">
Він висловив упевненість, що навіть поверхневий аналіз ситуації дозволяєзробити висновок, що політична система в Криму дає можливість кримськимтатарам існувати не більше як етнічному співтовариству зі своїми традиціями табазовими потребами. І то не без перешкод та зусиль щодо їхнього подолання,часто марних.</text:p>
      <text:p text:style-name="P4">
“ <text:a xlink:type="simple" xlink:href="https://www.ukrinform.ua/tag-krimski-tatari" text:style-name="Internet_20_link" text:visited-style-name="Visited_20_Internet_20_Link">
 Кримських татар </text:a>
муміфікують, створюючи черговий експонат музею пострадянського сьогодення,яким сьогодні є Росія. Ще одним елементом заповідника "дружби народів","багатонаціонального суспільства", перебування в якому вимагає відмови відприродних прав будь-якого народу. Від права давати власну оцінку подіям,заявляти її публічно, ухвалювати самостійні рішення і реалізовувати їх. Тобто,бути вільними”, - зауважив Джелялов.</text:p>
      <text:p text:style-name="P4">
<text:span text:style-name="T4">
Читайте також:</text:span>
 <text:a xlink:type="simple" xlink:href="https://www.ukrinform.ua/rubric-crimea/3727903-u-krimu-rosiani-ostrafuvali-dvoh-krimskih-tatar-za-nacionalni-prapori.html" text:style-name="Internet_20_link" text:visited-style-name="Visited_20_Internet_20_Link">
 У <text:span text:style-name="T4">
Криму</text:span>
 <text:span text:style-name="T4">
росіяни</text:span>
 <text:span text:style-name="T4">
оштрафували</text:span>
 <text:span text:style-name="T4">
двох</text:span>
<text:span text:style-name="T4">
кримських</text:span>
 <text:span text:style-name="T4">
татар</text:span>
 за <text:span text:style-name="T4">
національні</text:span>
 <text:span text:style-name="T4">
прапори</text:span>
</text:a>
</text:p>
      <text:p text:style-name="P4">
За його словами, якщо кримські татари хочуть залишатися суб'єктними, визначативектор розвитку свого майбутнього за своїми традиціями та цінностями, тонеобхідність вибору прапора, тобто перспективи, очевидна.</text:p>
      <text:p text:style-name="P4">
“І для мене цей вибір простий та зрозумілий. Кольори кримськотатарськогопрапора дають ясну відповідь. Довга, непроста історія взаємин українців такримських татар. Спільні зусилля у становленні сучасної української держави.І, безперечно, спільність цінностей, цілей та способів їх досягнення роблятьцей вибір очевидним. І рішення української влади останніх років, як івисловлені, нехай поки що як наміри, роблять цей вибір ще розумнішим іправильнішим”, - наголосив Джелялов.</text:p>
      <text:p text:style-name="P4">
День кримськотатарського прапора (Qırım bayrağı) – день шануваннянаціонального прапора кримських татар, корінного народу Криму. Йоговідзначають 26 червня з 2010 року. Це відбувається не тільки в різних містахУкраїни, а й в інших країнах світу.</text:p>
      <text:p text:style-name="P4">
Кримськотатарський прапор — це полотнище блакитного кольору із жовтим гербом(тамгою) у верхньому лівому куті. Блакитний колір є традиційним кольоромтюркських народів, його використовували ще на стягах Кримського ханства. Гербна прапорі — тарак-тамга (герб-гребінь) є родовим знаком Ґіреїв, керівноїдинастії Кримського ханства.</text:p>
      <text:p text:style-name="P4">
<text:span text:style-name="T5">
Фото: ghall.com.ua</text:span>
</text:p>
      <text:p text:style-name="P4">
Source: <text:a xlink:type="simple" xlink:href="https://www.ukrinform.ua/rubric-crimea/3727952-dzelalov-u-den-prapora-zvernuvsa-do-krimskih-tatar-i-zaklikav-ih-buti-gotovimi-diati.html" text:style-name="Internet_20_link" text:visited-style-name="Visited_20_Internet_20_Link">
https://www.ukrinform.ua/rubric-crimea/3727952-dzelalov-u-den-prapora-zvernuvsa-do-krimskih-tatar-i-zaklikav-ih-buti-gotovimi-diati.html</text:a>
</text:p>
      <!--NEWS-->
      <text:h text:style-name="P10" text:outline-level="1">
<text:span text:style-name="T4">
Зеленська: Перед нами багато роботи, але я вірю у посттравматичне зростання</text:span>
</text:h>
      <text:p text:style-name="P4">
Authors: Ukrinform (Person)</text:p>
      <text:p text:style-name="P4">
Publisher: Укринформ (Organization)</text:p>
      <text:p text:style-name="P4">
Published Time: 2023-06-26T17:12:00+03:00</text:p>
      <text:p text:style-name="P4">
Modified Time: 2023-06-26T17:12:00+03:00</text:p>
      <text:p text:style-name="P4">
Description: Українське суспільство розуміє, що перед ним постає багато роботи, але є віра у посттравматичне зростання. — Укрінформ.</text:p>
      <text:p text:style-name="P4">
Images: ['<text:a xlink:type="simple" xlink:href="https://static.ukrinform.com/photos/2023_06/thumb_files/630_360_1687788548-628.jpeg" text:style-name="Internet_20_link" text:visited-style-name="Visited_20_Internet_20_Link">
630_360_16877...</text:a>
']</text:p>
      <text:p text:style-name="P4">
Tags: ['Зеленський', 'Війна з Росією']</text:p>
      <text:p text:style-name="P4">
Type: Article</text:p>
      <!--METADATA-->
      <text:p text:style-name="P4">
<draw:frame draw:style-name="fr1" draw:name="Image132" text:anchor-type="as-char" svg:width="6.9236in" svg:height="3.956343in" draw:z-index="0">
<draw:image xlink:href="../Images/yкринформ/2023-06-26T17-12-00-03-00/630_360_1687788548-628.jpeg" xlink:type="simple" xlink:show="embed" xlink:actuate="onLoad" draw:mime-type="image/jpeg"/>
</draw:frame>
Українське суспільство розуміє, що перед ним постає багато роботи, але є вірау посттравматичне зростання.</text:p>
      <text:p text:style-name="P4">
Як передає Укрінформ, про це сказала перша леді України Олена Зеленська вінтерв’ю іспаномовній газеті El Mundo, повідомляється на <text:a xlink:type="simple" xlink:href="https://www.president.gov.ua/news/pered-nami-bagato-roboti-ale-ya-viryu-u-posttravmatichne-zro-83813" text:style-name="Internet_20_link" text:visited-style-name="Visited_20_Internet_20_Link">
 сайті Президента.</text:a>
</text:p>
      <text:p text:style-name="P4">
Зеленська висловила сподівання на те, що Україна проведе всі <text:a xlink:type="simple" xlink:href="https://www.ukrinform.ua/tag-reforma" text:style-name="Internet_20_link" text:visited-style-name="Visited_20_Internet_20_Link">
 реформи</text:a>
 , необхідні для вступу у ЄвропейськийСоюз. «Чудово розумію, як багато роботи постає перед нами. Але вірю упосттравматичне зростання», – зазначила вона.</text:p>
      <text:p text:style-name="P4">
</text:p>
      <text:p text:style-name="P4">
Перша леді розповіла в інтерв'ю про свою дипломатичну роботу для підтримкиУкраїнської держави у світі.</text:p>
      <text:p text:style-name="P4">
«Я намагаюся пояснити, що відбувається в Україні, в особистому, неофіційномуключі, фокусуючись на історіях звичайних людей. Факти й статистика і так є упресі, я ж розповідаю про конкретних людей, які постраждали від російськогонападу», – сказала вона.</text:p>
      <text:p text:style-name="P4">
Зеленська також висловила захоплення українськими жінками-військовими. «Вонидобровільно обрали найскладніший шлях. Дуже їм вдячна. Завдяки, зокрема, їм миперебуваємо тут і розмовляємо через 16 місяців вторгнення», – наголосиладружина Президента.</text:p>
      <text:p text:style-name="P4">
<text:span text:style-name="T4">
Читайте також:</text:span>
 <text:a xlink:type="simple" xlink:href="https://www.ukrinform.ua/rubric-ato/3726177-do-zsu-z-pocatku-vtorgnenna-prizvani-11-tisac-zinok-naev.html" text:style-name="Internet_20_link" text:visited-style-name="Visited_20_Internet_20_Link">
 До ЗСУ з початку вторгнення призвані 11 тисяч <text:span text:style-name="T4">
жінок</text:span>
 –Наєв </text:a>
</text:p>
      <text:p text:style-name="P4">
Зеленська також розповіла про відмінність цінностей України та Росії: «Поки унас тривало ухвалення Стамбульської конвенції щодо захисту жінок від усіх формнасильства, росіяни свій власний закон скасували. Українське суспільстворухається до європейської толерантності щодо всіх своїх громадян. Це повільнатрансформація, але вона відбувається».</text:p>
      <text:p text:style-name="P4">
Як повідомляв Укрінформ, Президент Володимир <text:a xlink:type="simple" xlink:href="https://www.ukrinform.ua/rubric-polytics/3726883-prezident-meta-cogoric-rozpocati-peregovori-sodo-clenstva-ukraini-v-es.html" text:style-name="Internet_20_link" text:visited-style-name="Visited_20_Internet_20_Link">
 Зеленський</text:a>
 <text:a xlink:type="simple" xlink:href="https://www.ukrinform.ua/rubric-polytics/3726883-prezident-meta-cogoric-rozpocati-peregovori-sodo-clenstva-ukraini-v-es.html" text:style-name="Internet_20_link" text:visited-style-name="Visited_20_Internet_20_Link">
 наполягає</text:a>
 на необхідності вжецього року почати переговори про вступ у Європейський Союз та запевняє, щоУкраїна виконає свою частину роботи.</text:p>
      <text:p text:style-name="P4">
Фото: ОП</text:p>
      <text:p text:style-name="P4">
Source: <text:a xlink:type="simple" xlink:href="https://www.ukrinform.ua/rubric-society/3727953-zelenska-pered-nami-bagato-roboti-ale-a-viru-u-posttravmaticne-zrostanna.html" text:style-name="Internet_20_link" text:visited-style-name="Visited_20_Internet_20_Link">
https://www.ukrinform.ua/rubric-society/3727953-zelenska-pered-nami-bagato-roboti-ale-a-viru-u-posttravmaticne-zrostann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26T17:13:00+03:00</text:p>
      <text:p text:style-name="P4">
Modified Time: 2023-06-26T17:1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34" text:anchor-type="as-char" svg:width="6.9236in" svg:height="3.956343in" draw:z-index="0">
<draw:image xlink:href="../Images/yкринформ/2023-06-26T17-1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35" text:anchor-type="as-char" svg:width="6.9236in" svg:height="6.9236in" draw:z-index="0">
<draw:image xlink:href="../Images/yкринформ/2023-06-26T17-1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36" text:anchor-type="as-char" svg:width="6.9236in" svg:height="6.9236in" draw:z-index="0">
<draw:image xlink:href="../Images/yкринформ/2023-06-26T17-1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37" text:anchor-type="as-char" svg:width="6.9236in" svg:height="6.9236in" draw:z-index="0">
<draw:image xlink:href="../Images/yкринформ/2023-06-26T17-1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38" text:anchor-type="as-char" svg:width="6.9236in" svg:height="6.9236in" draw:z-index="0">
<draw:image xlink:href="../Images/yкринформ/2023-06-26T17-13-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США вважають, що Путін не готовий застосувати ядерну зброю в Україні чи деінде</text:span>
</text:h>
      <text:p text:style-name="P4">
Authors: Ukrinform (Person)</text:p>
      <text:p text:style-name="P4">
Publisher: Укринформ (Organization)</text:p>
      <text:p text:style-name="P4">
Published Time: 2023-06-26T17:21:00+03:00</text:p>
      <text:p text:style-name="P4">
Modified Time: 2023-06-26T23:21:00+03:00</text:p>
      <text:p text:style-name="P4">
Description: Сполучені Штати Америки продовжують уважно стежити за ситуацією з ядерною зброєю в Росії та досі не бачили жодних ознак готовності Путіна застосувати її проти України або будь-де в іншому місці.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США', 'Україна', 'Ядерна зброя', 'Війна з Росією']</text:p>
      <text:p text:style-name="P4">
Type: Article</text:p>
      <!--METADATA-->
      <text:p text:style-name="P4">
<draw:frame draw:style-name="fr1" draw:name="Image139" text:anchor-type="as-char" svg:width="6.9236in" svg:height="3.956343in" draw:z-index="0">
<draw:image xlink:href="../Images/yкринформ/2023-06-26T17-21-00-03-00/630_360_1685633331-599.jpg" xlink:type="simple" xlink:show="embed" xlink:actuate="onLoad" draw:mime-type="image/jpeg"/>
</draw:frame>
 СполученіШтати Америки продовжують уважно стежити за ситуацією з ядерною зброєю в Росіїта досі не бачили жодних ознак готовності Путіна застосувати її проти Україниабо будь-де в іншому місці.</text:p>
      <text:p text:style-name="P4">
Про це заявив під час брифінгу в Вашингтоні координатор Ради нацбезпеки Білогодому Джон Кірбі, передає кореспондент Укрінформу.</text:p>
      <text:p text:style-name="P4">
«Ми продовжуємо спостерігати за цим дуже й дуже уважно. Ми бачили багатобезрозсудної риторики з російського боку, ми уважно стежимо за цим», -зауважив представник Білого дому.</text:p>
      <text:p text:style-name="P4">
Водночас, він підкреслив, що в Вашингтоні досі «не бачили жодних ознак того,що <text:a xlink:type="simple" xlink:href="https://www.ukrinform.ua/tag-putin" text:style-name="Internet_20_link" text:visited-style-name="Visited_20_Internet_20_Link">
 Путін </text:a>
 має будь-який намірзастосувати ядерну зброю» в Україні чи будь-де в іншому місці.</text:p>
      <text:p text:style-name="P4">
<text:span text:style-name="T4">
Читайте також:</text:span>
 <text:a xlink:type="simple" xlink:href="https://www.ukrinform.ua/rubric-world/3727424-ssa-ne-zafiksuvali-peremisen-adernoi-zbroi-u-rosii-pid-cas-zakolotu-prigozina.html" text:style-name="Internet_20_link" text:visited-style-name="Visited_20_Internet_20_Link">
 США не зафіксували переміщень <text:span text:style-name="T4">
ядерн</text:span>
 ої зброї у Росіїпід час заколоту Пригожина </text:a>
</text:p>
      <text:p text:style-name="P4">
«І я можу вас запевнити, що ми не робили нічого, щоб змінити нашу власнупозицію стратегічного стримування в контексті цієї потенційної загрози»,-зауважив представник Білого дому.</text:p>
      <text:p text:style-name="P4">
Як повідомляв Укрінформ, генсек НАТО Єнс Столтенберг у понеділок  заявив, щовсі спроби Росії залякувати НАТО та країни-союзниці своєю ядерною зброєю, щоби<text:a xlink:type="simple" xlink:href="https://www.ukrinform.ua/rubric-polytics/3727797-stoltenberg-pro-adernu-zbrou-rosia-ne-zmoze-vidvernuti-nato-vid-dopomogi-ukraini.html" text:style-name="Internet_20_link" text:visited-style-name="Visited_20_Internet_20_Link">
 відвернути їх від військової допомоги Україні</text:a>
 , зазнаютьневдачі.</text:p>
      <text:p text:style-name="P4">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Що найкраще вгамовує спрагу - дієтологиня дала поради</text:span>
</text:h>
      <text:p text:style-name="P4">
Authors: Ukrinform (Person)</text:p>
      <text:p text:style-name="P4">
Publisher: Укринформ (Organization)</text:p>
      <text:p text:style-name="P4">
Published Time: 2023-06-26T17:22:00+03:00</text:p>
      <text:p text:style-name="P4">
Modified Time: 2023-06-26T17:22:00+03:00</text:p>
      <text:p text:style-name="P4">
Description: У спекотні літні дні найкраще втамовувати спрагу чистою водою, а каву, соки, популярну нині комбучу і тим більше алкоголь пити не варто. — Укрінформ.</text:p>
      <text:p text:style-name="P4">
Images: ['<text:a xlink:type="simple" xlink:href="https://static.ukrinform.com/photos/2022_01/thumb_files/630_360_1642201020-831.jpg" text:style-name="Internet_20_link" text:visited-style-name="Visited_20_Internet_20_Link">
630_360_16422...</text:a>
']</text:p>
      <text:p text:style-name="P4">
Tags: ['Спека', 'Вода', "Здоров'я"]</text:p>
      <text:p text:style-name="P4">
Type: Article</text:p>
      <!--METADATA-->
      <text:p text:style-name="P4">
<draw:frame draw:style-name="fr1" draw:name="Image140" text:anchor-type="as-char" svg:width="6.9236in" svg:height="3.956343in" draw:z-index="0">
<draw:image xlink:href="../Images/yкринформ/2023-06-26T17-22-00-03-00/630_360_1642201020-831.jpg" xlink:type="simple" xlink:show="embed" xlink:actuate="onLoad" draw:mime-type="image/jpeg"/>
</draw:frame>
 У спекотнілітні дні найкраще втамовувати спрагу чистою водою, а каву, соки, популярнунині комбучу і тим більше алкоголь пити не варто.</text:p>
      <text:p text:style-name="P4">
Про це в ефірі <text:a xlink:type="simple" xlink:href="https://ukr.radio/news.html" text:style-name="Internet_20_link" text:visited-style-name="Visited_20_Internet_20_Link">
 Українського радіо</text:a>
 сказала експертка з імунології тадієтології Людмила Гончарова, передає Укрінформ.</text:p>
      <text:p text:style-name="P4">
"Лікар для нашого організму – це чиста столова вода, бо з нею відбуваються всібіохімічні процеси в нашому організмі. <text:a xlink:type="simple" xlink:href="https://www.ukrinform.ua/tag-voda" text:style-name="Internet_20_link" text:visited-style-name="Visited_20_Internet_20_Link">
 Вода </text:a>
 дуже до вподоби нашим органам та системам, вони її дуже люблять", -зазначила дієтологиня.</text:p>
      <text:p text:style-name="P4">
Натомість цього не можна сказати про соки, навіть коли вони натуральні,підкреслила вона. "Якщо вони справді натуральні, це найкраще. Проте дляпідшлункової залози споживача це просто ядерні бомби. Їй доводитьсянапружуватися і постійно виробляти інсулін, а це змушує організм йти доцукрового діабету ІІ типу, котрий людина набуває впродовж свого життя.Водночас це позначається на всіх системах організму та роботі мозку", –стверджує Гончарова.</text:p>
      <text:p text:style-name="P4">
Також вона не радить захоплюватися кавою.</text:p>
      <text:p text:style-name="P4">
<text:span text:style-name="T4">
Читайте також:</text:span>
 <text:a xlink:type="simple" xlink:href="https://www.ukrinform.ua/rubric-society/3724400-na-portali-znaimo-dostupni-poradi-pro-zbagacenna-racionu-ditej-pid-cas-kanikul-zelenska.html" text:style-name="Internet_20_link" text:visited-style-name="Visited_20_Internet_20_Link">
 На порталі «ЗнаЇмо» доступні <text:span text:style-name="T4">
поради</text:span>
 про збагаченняраціону дітей під час канікул - Зеленська </text:a>
</text:p>
      <text:p text:style-name="P4">
"Коли ми випиваємо 100 мл кави, організм виводить із нас 200 мл гарноїструктурованої води. Так ми втрачаємо гемове залізо, кальцій, магній, літій,що позначається на нервовій системі. Ми стаємо більш нервові, чутливі, насшвидше може щось вразити. Також кава впливає і на нашу м’язову структуру ісудини. Бо із втратою мікро- та макроелементів ми знижуємо швидкість нервовихреакцій. Наприклад, жінка не знає, що в неї є тенденція до анемії і п’є кавутричі на день. Для неї це забагато, проте не знаючи про це, вона погіршує своєздоров’я", – пояснила дієтологиня.</text:p>
      <text:p text:style-name="P4">
Також експертка звернула увагу на те, що в нас час, коли рівень стресу дужевисокий, втрачати у великій кількості магній, який вимиває кава, недопустимо:"Ми лягаємо спати і в нас напружені м’язи. З віком ми цього просто нерозуміємо, але ми в напрузі засинаємо, в напрузі просинаємося, людина простоне може розслабитися, бо не пам’ятає, як це".</text:p>
      <text:p text:style-name="P4">
Крім того, вона звернула увагу на побічні ефекти комбучі. "Комбуча – це чайнийгриб, який є одним із різновидів дріжджового гриба, з бактеріями. Як будь-якийдріжджеподібний напій, він може викликати порушення біозу вашого внутрішньогосередовища, алергійні реакції. Вживаючи комбучу, ви вносите новий мікробіомусередину свого організму. Чи це добре, чи ні? Це можна буде побачити черезрік-два постійного вживання. Тому я б не дуже радила ці напої, адже вонипризводять до порушення слизової та зниження імунітету, зростання патогенноїмікрофлори, зокрема грибкової", – зазначила Гончарова.</text:p>
      <text:p text:style-name="P4">
<text:span text:style-name="T4">
Читайте також:</text:span>
 <text:a xlink:type="simple" xlink:href="https://www.ukrinform.ua/rubric-kyiv/3727913-u-stolici-akist-pitnoi-vodi-v-normi-kmda-sprostuvala-fejk-pro-holernu-palicku.html" text:style-name="Internet_20_link" text:visited-style-name="Visited_20_Internet_20_Link">
 У <text:span text:style-name="T4">
столиці</text:span>
 <text:span text:style-name="T4">
якість</text:span>
 <text:span text:style-name="T4">
питної</text:span>
 <text:span text:style-name="T4">
води</text:span>
 в <text:span text:style-name="T4">
нормі</text:span>
- <text:span text:style-name="T4">
КМДА</text:span>
 <text:span text:style-name="T4">
спростувала</text:span>
 <text:span text:style-name="T4">
фейк</text:span>
 <text:span text:style-name="T4">
про</text:span>
 <text:span text:style-name="T4">
холерну</text:span>
 <text:span text:style-name="T4">
паличку</text:span>
</text:a>
</text:p>
      <text:p text:style-name="P4">
Наостанок експертка висловилася щодо вживання алкоголю, зазначивши, що самевін затримує в нас обмін клітин: "Тому якщо ви хочете випити алкогольні напої,пийте їх тоді, коли ви вже "напили" гарний обсяг води, пийте його в гарнійкомпанії, не вживайте багато. Коли ви випиваєте ковток вина, це має бути гарневино чи просеко, ви маєте бути включені в процес, адже тоді людина багато невипиває. Також до алкогольних напоїв не варто додавати білкову їжу, їжтефрукти та овочі", – рекомендує Гончарова.</text:p>
      <text:p text:style-name="P4">
Source: <text:a xlink:type="simple" xlink:href="https://www.ukrinform.ua/rubric-society/3727961-so-najkrase-vgamovue-spragu-dietologina-dala-poradi.html" text:style-name="Internet_20_link" text:visited-style-name="Visited_20_Internet_20_Link">
https://www.ukrinform.ua/rubric-society/3727961-so-najkrase-vgamovue-spragu-dietologina-dala-poradi.html</text:a>
</text:p>
      <!--NEWS-->
      <text:h text:style-name="P10" text:outline-level="1">
<text:span text:style-name="T4">
Зеленський на Донеччині нагородив бійців угруповання військ «Хортиця»</text:span>
</text:h>
      <text:p text:style-name="P4">
Authors: Ukrinform (Person)</text:p>
      <text:p text:style-name="P4">
Publisher: Укринформ (Organization)</text:p>
      <text:p text:style-name="P4">
Published Time: 2023-06-26T17:24:00+03:00</text:p>
      <text:p text:style-name="P4">
Modified Time: 2023-06-26T17:24:00+03:00</text:p>
      <text:p text:style-name="P4">
Description: Під час робочої поїздки на Донеччину Президент України Володимир Зеленський нагородив бійців підрозділів оперативно-стратегічного угруповання військ «Хортиця». — Укрінформ.</text:p>
      <text:p text:style-name="P4">
Images: ['<text:a xlink:type="simple" xlink:href="https://static.ukrinform.com/photos/2023_06/thumb_files/630_360_1687791116-863.jpeg" text:style-name="Internet_20_link" text:visited-style-name="Visited_20_Internet_20_Link">
630_360_16877...</text:a>
']</text:p>
      <text:p text:style-name="P4">
Tags: ['Хортиця', 'Зеленський', 'Війна з Росією']</text:p>
      <text:p text:style-name="P4">
Type: Article</text:p>
      <!--METADATA-->
      <text:p text:style-name="P4">
<draw:frame draw:style-name="fr1" draw:name="Image141" text:anchor-type="as-char" svg:width="6.9236in" svg:height="3.956343in" draw:z-index="0">
<draw:image xlink:href="../Images/yкринформ/2023-06-26T17-24-00-03-00/630_360_1687791116-863.jpeg" xlink:type="simple" xlink:show="embed" xlink:actuate="onLoad" draw:mime-type="image/jpeg"/>
</draw:frame>
 Під часробочої поїздки на Донеччину Президент України Володимир Зеленський нагородивбійців підрозділів оперативно-стратегічного угруповання військ «Хортиця».</text:p>
      <text:p text:style-name="P4">
Відео зустрічі з військовими і нагородження Президент виклав у Телеграмі <text:a xlink:type="simple" xlink:href="https://t.me/V_Zelenskiy_official/6719" text:style-name="Internet_20_link" text:visited-style-name="Visited_20_Internet_20_Link">
 ,</text:a>
 передає Укрінформ.</text:p>
      <text:p text:style-name="P4">
"Сьогодні маю честь бути поруч із нашими героями – підрозділами Збройних cилУкраїни оперативно-стратегічного угруповання військ «Хортиця». Подякувати,нагородити й потиснути руку", - зазначив Зеленський.</text:p>
      <text:p text:style-name="P4">
_Відео:<text:a xlink:type="simple" xlink:href="https://t.me/V_Zelenskiy_official/6719" text:style-name="Internet_20_link" text:visited-style-name="Visited_20_Internet_20_Link">
 Офіс Президента </text:a>
 _</text:p>
      <text:p text:style-name="P4">
За його словами, усі в Україні розуміють, що бійці цих підрозділів виконуютьсьогодні найскладнішу роботу, адже східний напрямок дуже важкий.</text:p>
      <text:p text:style-name="P4">
</text:p>
      <text:p text:style-name="P4">
<text:a xlink:type="simple" xlink:href="https://static.ukrinform.com/photos/2023_06/1687791644-9415.jpeg" text:style-name="Internet_20_link" text:visited-style-name="Visited_20_Internet_20_Link">
 </text:a>
 <text:a xlink:type="simple" xlink:href="https://static.ukrinform.com/photos/2023_06/1687791644-2628.jpeg" text:style-name="Internet_20_link" text:visited-style-name="Visited_20_Internet_20_Link">
</text:a>
 <text:a xlink:type="simple" xlink:href="https://static.ukrinform.com/photos/2023_06/1687791644-6642.jpeg" text:style-name="Internet_20_link" text:visited-style-name="Visited_20_Internet_20_Link">
</text:a>
 <text:a xlink:type="simple" xlink:href="https://static.ukrinform.com/photos/2023_06/1687791644-6100.jpeg" text:style-name="Internet_20_link" text:visited-style-name="Visited_20_Internet_20_Link">
</text:a>
 <text:a xlink:type="simple" xlink:href="https://static.ukrinform.com/photos/2023_06/1687791644-9096.jpeg" text:style-name="Internet_20_link" text:visited-style-name="Visited_20_Internet_20_Link">
</text:a>
 <text:a xlink:type="simple" xlink:href="https://static.ukrinform.com/photos/2023_06/1687791644-2609.jpeg" text:style-name="Internet_20_link" text:visited-style-name="Visited_20_Internet_20_Link">
</text:a>
 <text:a xlink:type="simple" xlink:href="https://static.ukrinform.com/photos/2023_06/1687791644-8041.jpeg" text:style-name="Internet_20_link" text:visited-style-name="Visited_20_Internet_20_Link">
</text:a>
 <text:a xlink:type="simple" xlink:href="https://static.ukrinform.com/photos/2023_06/1687791644-6622.jpeg" text:style-name="Internet_20_link" text:visited-style-name="Visited_20_Internet_20_Link">
</text:a>
 <text:a xlink:type="simple" xlink:href="https://static.ukrinform.com/photos/2023_06/1687791644-3834.jpeg" text:style-name="Internet_20_link" text:visited-style-name="Visited_20_Internet_20_Link">
</text:a>
 <text:a xlink:type="simple" xlink:href="https://static.ukrinform.com/photos/2023_06/1687791644-6262.jpeg" text:style-name="Internet_20_link" text:visited-style-name="Visited_20_Internet_20_Link">
</text:a>
 <text:a xlink:type="simple" xlink:href="https://static.ukrinform.com/photos/2023_06/1687791644-7983.jpeg" text:style-name="Internet_20_link" text:visited-style-name="Visited_20_Internet_20_Link">
</text:a>
 <text:a xlink:type="simple" xlink:href="https://static.ukrinform.com/photos/2023_06/1687791644-9554.jpeg" text:style-name="Internet_20_link" text:visited-style-name="Visited_20_Internet_20_Link">
</text:a>
 <text:a xlink:type="simple" xlink:href="https://static.ukrinform.com/photos/2023_06/1687791645-5911.jpeg" text:style-name="Internet_20_link" text:visited-style-name="Visited_20_Internet_20_Link">
</text:a>
 <text:a xlink:type="simple" xlink:href="https://static.ukrinform.com/photos/2023_06/1687791645-2552.jpeg" text:style-name="Internet_20_link" text:visited-style-name="Visited_20_Internet_20_Link">
</text:a>
</text:p>
      <text:p text:style-name="P4">
"Бажаю здоров’я та тільки перемоги. Україна пишається кожним із вас. Ви круті,міцні, наші справжні українці", - сказав Президент.</text:p>
      <text:p text:style-name="P4">
<text:a xlink:type="simple" xlink:href="https://president.gov.ua/news/prezident-ukrayini-vidvidav-pidrozdili-zsu-yaki-vidznachilis-83817" text:style-name="Internet_20_link" text:visited-style-name="Visited_20_Internet_20_Link">
 На сайті глави держави </text:a>
 повідомляється, щокомандувач ОСУВ «Хортиця» генерал-полковник Олександр Сирський доповівПрезидентові про детальну оперативну обстановку на Бахмутському напрямку таперспективи її розвитку.</text:p>
      <text:p text:style-name="P4">
Глава держави, зокрема, присвоїв звання Героя України та вручив орден «ЗолотаЗірка» капітану Олегу Оливі, командиру аеромобільної роти 81-ї окремої бригадиДШВ, який за час проходження військової служби вмілими діями разом ізпідлеглим особовим складом знищив десятки одиниць ворожої техніки та понадсотню військових противника. Після поранень офіцер неодноразово відмовлявсявід госпіталізації та залишався разом із побратимами на полі бою.</text:p>
      <text:p text:style-name="P4">
Сьогодні Олег Олива відзначає свій день народження. Президент привітав його зісвятом і подякував за службу.</text:p>
      <text:p text:style-name="P4">
<text:span text:style-name="T4">
Читайте також:</text:span>
 <text:a xlink:type="simple" xlink:href="https://www.ukrinform.ua/rubric-ato/3725882-zelenskij-nagorodiv-106-vijskovih-63-iz-nih-posmertno.html" text:style-name="Internet_20_link" text:visited-style-name="Visited_20_Internet_20_Link">
 Зеленський <text:span text:style-name="T4">
нагородив</text:span>
 106 військових, 63 із них -посмертно </text:a>
</text:p>
      <text:p text:style-name="P4">
Як повідомляв Укрінформ, кілька днів тому Президент України ВолодимирЗеленський <text:a xlink:type="simple" xlink:href="https://www.ukrinform.ua/rubric-ato/3723509-prezident-vidznaciv-sist-pidrozdiliv-zsu-za-rezultativnist-na-fronti.html" text:style-name="Internet_20_link" text:visited-style-name="Visited_20_Internet_20_Link">
 відзначив шість підрозділів Збройних сил</text:a>
 за результативність нафронті. Серед них - ОСУВ «Хортиця» – десантники 80-ї окремої бригади ДШВ.</text:p>
      <text:p text:style-name="P4">
Фото: ОП</text:p>
      <text:p text:style-name="P4">
Source: <text:a xlink:type="simple" xlink:href="https://www.ukrinform.ua/rubric-ato/3727956-zelenskij-nagorodiv-bijciv-ugrupovanna-vijsk-hortica.html" text:style-name="Internet_20_link" text:visited-style-name="Visited_20_Internet_20_Link">
https://www.ukrinform.ua/rubric-ato/3727956-zelenskij-nagorodiv-bijciv-ugrupovanna-vijsk-hortica.html</text:a>
</text:p>
      <!--NEWS-->
      <text:h text:style-name="P10" text:outline-level="1">
<text:span text:style-name="T4">
Росіяни обстріляли підприємство в Нікополі, загинули двоє людей</text:span>
</text:h>
      <text:p text:style-name="P4">
Authors: Ukrinform (Person)</text:p>
      <text:p text:style-name="P4">
Publisher: Укринформ (Organization)</text:p>
      <text:p text:style-name="P4">
Published Time: 2023-06-26T17:27:56+03:00</text:p>
      <text:p text:style-name="P4">
Modified Time: 2023-06-26T17:27:56+03:00</text:p>
      <text:p text:style-name="P4">
Description: Росіяни обстріляли з важкої артилерії приватне підприємство в Нікополі, внаслідок чого загинули двоє людей і ще одного цивільного було поранено. — Укрінформ.</text:p>
      <text:p text:style-name="P4">
Images: ['<text:a xlink:type="simple" xlink:href="https://static.ukrinform.com/photos/2023_06/thumb_files/630_360_1687789596-671.jpg" text:style-name="Internet_20_link" text:visited-style-name="Visited_20_Internet_20_Link">
630_360_16877...</text:a>
']</text:p>
      <text:p text:style-name="P4">
Tags: ['Дніпропетровщина', 'Нікополь', 'Обстріл', 'Війна з Росією']</text:p>
      <text:p text:style-name="P4">
Type: Article</text:p>
      <!--METADATA-->
      <text:p text:style-name="P4">
<draw:frame draw:style-name="fr1" draw:name="Image157" text:anchor-type="as-char" svg:width="6.9236in" svg:height="3.956343in" draw:z-index="0">
<draw:image xlink:href="../Images/yкринформ/2023-06-26T17-27-56-03-00/630_360_1687789596-671.jpg" xlink:type="simple" xlink:show="embed" xlink:actuate="onLoad" draw:mime-type="image/jpeg"/>
</draw:frame>
 Росіяниобстріляли з важкої артилерії приватне підприємство в Нікополі, внаслідок чогозагинули двоє людей і ще одного цивільного було поранено.</text:p>
      <text:p text:style-name="P4">
Про це повідомив у <text:a xlink:type="simple" xlink:href="https://t.me/dnipropetrovskaODA/5584" text:style-name="Internet_20_link" text:visited-style-name="Visited_20_Internet_20_Link">
 Телеграмі </text:a>
начальник Дніпропетровської ОВА Сергій Лисак, передає Укрінформ.</text:p>
      <text:p text:style-name="P4">
"Пообіді рашисти вдарили по Нікополю з важкої артилерії. Поцілили поприватному підприємству. Вбили двох його працівників – 51-річну жінку та50-річного чоловіка", - йдеться у повідомленні.</text:p>
      <text:p text:style-name="P4">
</text:p>
      <text:p text:style-name="P4">
Лисак зазначив, що ще одного чоловіка 49 років з мінно-вибуховою травмою таосколковим пораненням госпіталізували в стані середньої тяжкості.</text:p>
      <text:p text:style-name="P4">
</text:p>
      <text:p text:style-name="P4">
На ураженому об’єкті є руйнування. Наслідки атаки уточнюються.</text:p>
      <text:p text:style-name="P4">
<text:span text:style-name="T4">
Читайте також:</text:span>
 <text:a xlink:type="simple" xlink:href="https://www.ukrinform.ua/rubric-regions/3727806-rosiani-za-dobu-atakuvali-devat-oblastej-ukraini-zvedenna-ova.html" text:style-name="Internet_20_link" text:visited-style-name="Visited_20_Internet_20_Link">
 Росіяни за добу атакували дев'ять областей України –зведення ОВА </text:a>
</text:p>
      <text:p text:style-name="P4">
Як повідомляв Укрінформ, у Нікополі для третини мешканців міста <text:a xlink:type="simple" xlink:href="https://www.ukrinform.ua/rubric-regions/3727820-u-nikopoli-castkovo-vidnovili-podacu-vodi.html" text:style-name="Internet_20_link" text:visited-style-name="Visited_20_Internet_20_Link">
 відновиливодопостачання </text:a>
 , яке припинилося внаслідок російськоготеракту на Каховській ГЕС.</text:p>
      <text:p text:style-name="P4">
Source: <text:a xlink:type="simple" xlink:href="https://www.ukrinform.ua/rubric-ato/3727959-rosiani-obstrilali-pidpriemstvo-v-nikopoli-zaginuli-dvoe-ludej.html" text:style-name="Internet_20_link" text:visited-style-name="Visited_20_Internet_20_Link">
https://www.ukrinform.ua/rubric-ato/3727959-rosiani-obstrilali-pidpriemstvo-v-nikopoli-zaginuli-dvoe-ludej.html</text:a>
</text:p>
      <!--NEWS-->
      <text:h text:style-name="P10" text:outline-level="1">
<text:span text:style-name="T4">
Україна вивчає світовий досвід інтеграції ветеранів до мирного життя — Лапутіна</text:span>
</text:h>
      <text:p text:style-name="P4">
Authors: Ukrinform (Person)</text:p>
      <text:p text:style-name="P4">
Publisher: Укринформ (Organization)</text:p>
      <text:p text:style-name="P4">
Published Time: 2023-06-26T17:29:00+03:00</text:p>
      <text:p text:style-name="P4">
Modified Time: 2023-06-26T17:29:00+03:00</text:p>
      <text:p text:style-name="P4">
Description: Дуже важливо, щоб ветерани були гідно представлені в армії. Вивчається світовий досвід, щоб створити належні умови для реалізації українських ветеранів. — Укрінформ.</text:p>
      <text:p text:style-name="P4">
Images: ['<text:a xlink:type="simple" xlink:href="https://static.ukrinform.com/photos/2023_06/thumb_files/630_360_1687778940-928.jpg" text:style-name="Internet_20_link" text:visited-style-name="Visited_20_Internet_20_Link">
630_360_16877...</text:a>
']</text:p>
      <text:p text:style-name="P4">
Tags: ['ЗСУ', 'Ветерани війни', 'Військові', 'Лапутіна', 'Війна з Росією']</text:p>
      <text:p text:style-name="P4">
Type: Article</text:p>
      <!--METADATA-->
      <text:p text:style-name="P4">
<draw:frame draw:style-name="fr1" draw:name="Image160" text:anchor-type="as-char" svg:width="6.9236in" svg:height="3.956343in" draw:z-index="0">
<draw:image xlink:href="../Images/yкринформ/2023-06-26T17-29-00-03-00/630_360_1687778940-928.jpg" xlink:type="simple" xlink:show="embed" xlink:actuate="onLoad" draw:mime-type="image/jpeg"/>
</draw:frame>
 Дужеважливо, щоб ветерани були гідно представлені в армії. Вивчається світовийдосвід, щоб створити належні умови для реалізації українських ветеранів.</text:p>
      <text:p text:style-name="P4">
Про це міністр у справах ветеранів України Юлія Лапутіна сказала в <text:a xlink:type="simple" xlink:href="https://www.ukrinform.ua/rubric-society/3727870-ulia-laputina-ministerka-u-spravah-veteraniv.html" text:style-name="Internet_20_link" text:visited-style-name="Visited_20_Internet_20_Link">
 інтерв’юкореспонденту Укрінформу </text:a>
 в Гаазі.</text:p>
      <text:p text:style-name="P4">
“Коли почалася повномасштабна війна, Україна, справді, була не готова до того,що в умовах воєнного стану знадобляться такі реформи в галузі кадровогозабезпечення, створення додаткових робочих місць для поранених бійців. Дужеважливо, щоб ці люди були гідно представлені в армії”, - сказала вона.</text:p>
      <text:p text:style-name="P4">
Вона також зазначила, що разом з міністром оборони Нідерландів КайсоюОллонгрен відвідала українських <text:a xlink:type="simple" xlink:href="https://www.ukrinform.ua/tag-vijskovi" text:style-name="Internet_20_link" text:visited-style-name="Visited_20_Internet_20_Link">
 військових </text:a>
 , які проходять реабілітацію після важких поранень і ампутацій вНідерландах.</text:p>
      <text:p text:style-name="P4">
“Дуже важливо було дізнатися про їхнє самопочуття, проблеми, готовністьповернутися до нормального життя після поранення. Мені було дуже важливо чутивід українських військових, що вони подолали свої травми. Вони хочуть бутиінтегрованими у суспільство, хочуть приносити користь. Багато хто прагненавіть далі служити. Говорили також про те, що зараз необхідно і в системінашої військової освіти, і в системі міністерства оборони та різних видівзбройних сил створювати умови для того, щоби поранені бійці, які більше неспроможні служити у бойових підрозділах, реалізували себе. Вони можуть бутикорисними із їхніми навичками в інших підрозділах, які теж здійснюють важливізаходи, зокрема у кіберзахисті чи у штабній роботі”, - підкреслила вона.</text:p>
      <text:p text:style-name="P4">
<text:span text:style-name="T4">
Читайте також:</text:span>
 <text:a xlink:type="simple" xlink:href="https://www.ukrinform.ua/rubric-society/3727157-v-ukraini-stvoruetsa-mereza-sucasnih-reabilitacijnih-centriv-laputina.html" text:style-name="Internet_20_link" text:visited-style-name="Visited_20_Internet_20_Link">
 В <text:span text:style-name="T4">
Україні</text:span>
 <text:span text:style-name="T4">
створюється</text:span>
 <text:span text:style-name="T4">
мережа</text:span>
 <text:span text:style-name="T4">
сучасних</text:span>
<text:span text:style-name="T4">
реабілітаційних</text:span>
 <text:span text:style-name="T4">
центрів</text:span>
 - <text:span text:style-name="T4">
Лапутіна</text:span>
</text:a>
</text:p>
      <text:p text:style-name="P4">
За її словами, вивчається світовий досвід, щоб створити належні умови дляреалізації українських ветеранів.</text:p>
      <text:p text:style-name="P4">
“Ми зараз вивчаємо весь світовий досвід, щоби сформувати прийнятне для насефективне законодавство, яке дасть змогу забезпечити перехід від військовоїкар’єри до цивільної, а також комфортну інтеграцію наших військових усуспільство. Менше бюрократії, більше послуг та орієнтованості на нашихветеранів”, - сказала вона.</text:p>
      <text:p text:style-name="P4">
Як повідомляв Укрінформ, українських військових, які проходять реабілітацію вНідерландах, <text:a xlink:type="simple" xlink:href="https://www.ukrinform.ua/rubric-society/3726985-laputina-ta-ministerka-oboroni-ollongren-vidvidali-bijciv-aki-prohodat-reabilitaciu-u-niderlandah.html" text:style-name="Internet_20_link" text:visited-style-name="Visited_20_Internet_20_Link">
 відвідали міністр у справах ветеранів України Юлія Лапутіна таміністр оборони Нідерландів Кайса Оллонгрен </text:a>
 .</text:p>
      <text:p text:style-name="P4">
У Нідерландах в останню суботу червня традиційно відзначили День ветеранів.Цього дня вшановують пам'ять усіх, хто воював у Другій світовій війні, а такожвіддають шану учасникам миротворчих місій. У Гаазі з цієї нагоди відбувсявійськовий парад. Україна була запрошена.</text:p>
      <text:p text:style-name="P4">
Source: <text:a xlink:type="simple" xlink:href="https://www.ukrinform.ua/rubric-society/3727960-ukraina-vivcae-svitovij-dosvid-integracii-veteraniv-do-mirnogo-zitta-laputina.html" text:style-name="Internet_20_link" text:visited-style-name="Visited_20_Internet_20_Link">
https://www.ukrinform.ua/rubric-society/3727960-ukraina-vivcae-svitovij-dosvid-integracii-veteraniv-do-mirnogo-zitta-laputina.html</text:a>
</text:p>
      <!--NEWS-->
      <text:h text:style-name="P10" text:outline-level="1">
<text:span text:style-name="T4">
У Мінфіні на цей рік прогнозують такі податкові надходження, які були до війни</text:span>
</text:h>
      <text:p text:style-name="P4">
Authors: Ukrinform (Person)</text:p>
      <text:p text:style-name="P4">
Publisher: Укринформ (Organization)</text:p>
      <text:p text:style-name="P4">
Published Time: 2023-06-26T17:31:00+03:00</text:p>
      <text:p text:style-name="P4">
Modified Time: 2023-06-26T17:31:00+03:00</text:p>
      <text:p text:style-name="P4">
Description: За оцінками Міністерства фінансів, у 2023 році обсяги податкових надходжень будуть щонайменше такими ж, як і в довоєнний період, однак висока інфляція штучно завищує цифри. — Укрінформ.</text:p>
      <text:p text:style-name="P4">
Images: ['<text:a xlink:type="simple" xlink:href="https://static.ukrinform.com/photos/2017_11/thumb_files/630_360_1511290522-3483.jpg" text:style-name="Internet_20_link" text:visited-style-name="Visited_20_Internet_20_Link">
630_360_15112...</text:a>
']</text:p>
      <text:p text:style-name="P4">
Tags: ['Мінфін', 'Податки', 'Сергій Марченко']</text:p>
      <text:p text:style-name="P4">
Type: Article</text:p>
      <!--METADATA-->
      <text:p text:style-name="P4">
<draw:frame draw:style-name="fr1" draw:name="Image161" text:anchor-type="as-char" svg:width="6.9236in" svg:height="3.956343in" draw:z-index="0">
<draw:image xlink:href="../Images/yкринформ/2023-06-26T17-31-00-03-00/630_360_1511290522-3483.jpg" xlink:type="simple" xlink:show="embed" xlink:actuate="onLoad" draw:mime-type="image/jpeg"/>
</draw:frame>
 Заоцінками Міністерства фінансів, у 2023 році обсяги податкових надходженьбудуть щонайменше такими ж, як і в довоєнний період, однак висока інфляціяштучно завищує цифри.</text:p>
      <text:p text:style-name="P4">
Про це в інтерв’ю для французького медіа LesEchos розповів міністр фінансівУкраїни Сергій Марченко, повідомляє Укрінформ із посиланням на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пресслужбуМінфіну.</text:a>
</text:p>
      <text:p text:style-name="P4">
"Ситуація зараз стабільна, ми досягли цілей, які ставили перед собою. У 2023році <text:a xlink:type="simple" xlink:href="https://www.ukrinform.ua/tag-podatki" text:style-name="Internet_20_link" text:visited-style-name="Visited_20_Internet_20_Link">
 податкові </text:a>
 надходження будутьщонайменше такими ж високими, як і в довоєнний період, але висока інфляціяштучно завищує ці цифри. Наша економіка демонструє стійкість. Лише 10% нашихкомпаній припинили свою діяльність з початку війни", - сказав міністр.</text:p>
      <text:p text:style-name="P4">
Він зазначив, що держава контролює та оптимізує державні видатки, окрімвійськових, які зараз становлять половину бюджету.</text:p>
      <text:p text:style-name="P4">
Марченко також нагадав, що зростання економіки у першому кварталі 2023 рокудосягло 2,4% порівняно з останнім кварталом 2022 року.</text:p>
      <text:p text:style-name="P4">
<text:span text:style-name="T4">
Читайте також:</text:span>
 <text:a xlink:type="simple" xlink:href="https://www.ukrinform.ua/rubric-economy/3722807-velikij-biznes-u-travni-splativ-do-miscevih-budzetiv-ponad-2-milardiv.html" text:style-name="Internet_20_link" text:visited-style-name="Visited_20_Internet_20_Link">
 Великий бізнес у травні сплатив до місцевих бюджетівпонад ₴2 мільярдів </text:a>
</text:p>
      <text:p text:style-name="P4">
"Це хороший результат, враховуючи триваючу війну. На 2023 рік ми прогнозуємозростання ВВП до 3%. Інфляція, яка перевищила 26% у 2022 році, зараз становитьтрохи більше 15% і незабаром, згідно з прогнозами, має впасти нижче цьогорівня", - наголосив міністр.</text:p>
      <text:p text:style-name="P4">
Як повідомляв Укрінформ, <text:a xlink:type="simple" xlink:href="https://www.ukrinform.ua/rubric-economy/3717170-do-zvedenogo-budzetu-cogoric-uze-nadijslo-480-milardiv-podatkiv.html" text:style-name="Internet_20_link" text:visited-style-name="Visited_20_Internet_20_Link">
 у січні – травні 2023 року надходження до зведеногобюджету </text:a>
 за платежами, щоконтролюються ДПС, становлять 479,7 млрд грн. До державного бюджету надійшло303,1 млрд грн, до місцевих бюджетів – 176,6 млрд грн.</text:p>
      <text:p text:style-name="P4">
Source: <text:a xlink:type="simple" xlink:href="https://www.ukrinform.ua/rubric-economy/3727972-u-minfini-na-cej-rik-prognozuut-taki-podatkovi-nadhodzenna-aki-buli-do-vijni.html" text:style-name="Internet_20_link" text:visited-style-name="Visited_20_Internet_20_Link">
https://www.ukrinform.ua/rubric-economy/3727972-u-minfini-na-cej-rik-prognozuut-taki-podatkovi-nadhodzenna-aki-buli-do-vijni.html</text:a>
</text:p>
      <!--NEWS-->
      <text:h text:style-name="P10" text:outline-level="1">
<text:span text:style-name="T4">
На Закарпатті затримали чоловіка, який намагався вивезти дитину за кордон і продати за $25 тисяч</text:span>
</text:h>
      <text:p text:style-name="P4">
Authors: Ukrinform (Person)</text:p>
      <text:p text:style-name="P4">
Publisher: Укринформ (Organization)</text:p>
      <text:p text:style-name="P4">
Published Time: 2023-06-26T17:32:49+03:00</text:p>
      <text:p text:style-name="P4">
Modified Time: 2023-06-26T17:32:49+03:00</text:p>
      <text:p text:style-name="P4">
Description: Правоохоронці затримали жителя Закарпаття, який намагався переправити дитину у країну Європейського Союзу та продати за 25 тис. доларів. — Укрінформ.</text:p>
      <text:p text:style-name="P4">
Images: ['<text:a xlink:type="simple" xlink:href="https://static.ukrinform.com/photos/2023_06/thumb_files/630_360_1687789261-197.jpg" text:style-name="Internet_20_link" text:visited-style-name="Visited_20_Internet_20_Link">
630_360_16877...</text:a>
']</text:p>
      <text:p text:style-name="P4">
Tags: ['Діти', 'Прокуратура', 'Торгівля людьми', 'Кордон', 'Закарпаття']</text:p>
      <text:p text:style-name="P4">
Type: Article</text:p>
      <!--METADATA-->
      <text:p text:style-name="P4">
<draw:frame draw:style-name="fr1" draw:name="Image162" text:anchor-type="as-char" svg:width="6.9236in" svg:height="3.956343in" draw:z-index="0">
<draw:image xlink:href="../Images/yкринформ/2023-06-26T17-32-49-03-00/630_360_1687789261-197.jpg" xlink:type="simple" xlink:show="embed" xlink:actuate="onLoad" draw:mime-type="image/jpeg"/>
</draw:frame>
Правоохоронці затримали жителя Закарпаття, який намагався переправити дитину україну Європейського Союзу та продати за 25 тис. доларів.</text:p>
      <text:p text:style-name="P4">
Як передає Укрінформ, про це Офіс генерального прокурора повідомляє у <text:a xlink:type="simple" xlink:href="https://t.me/pgo_gov_ua/13825" text:style-name="Internet_20_link" text:visited-style-name="Visited_20_Internet_20_Link">
Телеграмі </text:a>
 .</text:p>
      <text:p text:style-name="P4">
За процесуального керівництва Закарпатської обласної прокуратури громадянинуповідомлено про підозру у закінченому замаху на торгівлю малолітніми дітьми зметою експлуатації за попередньою змовою групою осіб (ч. 2 ст. 15 ч. 3 ст. 149Кримінального кодексу України).</text:p>
      <text:p text:style-name="P4">
За даними слідства, житель <text:a xlink:type="simple" xlink:href="https://www.ukrinform.ua/tag-zakarpatta" text:style-name="Internet_20_link" text:visited-style-name="Visited_20_Internet_20_Link">
 Закарпаття </text:a>
 підшукував батьків із маленькими дітьми та переконував продати їхдля усиновлення в одну з країн Євросоюзу.</text:p>
      <text:p text:style-name="P4">
</text:p>
      <text:p text:style-name="P4">
«Чоловік мав досвід роботи в освітніх закладах. Під час спілкування з батьками- «потенційними продавцями» - наводив достатньо аргументів, чому дитині вумовах війни буде краще виїхати з країни», - ідеться в повідомленні.</text:p>
      <text:p text:style-name="P4">
<text:span text:style-name="T4">
Читайте також:</text:span>
 <text:a xlink:type="simple" xlink:href="https://www.ukrinform.ua/rubric-regions/3720333-na-volini-suditimut-zinku-aka-za-30-tisac-namagalasa-prodati-cuzu-ditinu.html" text:style-name="Internet_20_link" text:visited-style-name="Visited_20_Internet_20_Link">
 На Волині судитимуть жінку, яка за $30 тисяч намагаласяпродати чужу дитину </text:a>
</text:p>
      <text:p text:style-name="P4">
Підозрюваний знайшов жінку з Житомира. За продаж її однорічного сина обіцяв 5тис. доларів США. Попередньо надав аванс - 1 тис. доларів.</text:p>
      <text:p text:style-name="P4">
</text:p>
      <text:p text:style-name="P4">
«Загалом успішна оборудка з дитиною повинна була принести 25 тис. доларівСША», - сказано в повідомленні.</text:p>
      <text:p text:style-name="P4">
</text:p>
      <text:p text:style-name="P4">
Чоловіка викрили та затримали на українсько-словацькому кордоні. Він разом ізматір’ю та хлопчиком намагався перетнути контрольний пункт пропуску «МаліСелменці».</text:p>
      <text:p text:style-name="P4">
Наразі підозрюваному обрали запобіжний захід у вигляді тримання під вартою зможливістю внесення застави.</text:p>
      <text:p text:style-name="P4">
</text:p>
      <text:p text:style-name="P4">
Триває комплекс слідчих дій для встановлення усіх обставин злочину тапричетних осіб.</text:p>
      <text:p text:style-name="P4">
Як повідомляв Укрінформ, на Закарпатті прокуратура відстояла у суді вирок увигляді 12 років позбавлення волі для батька, який, за інформацієюправоохоронців, вчиняв насильство та довів сина до самогубства.</text:p>
      <text:p text:style-name="P4">
<text:span text:style-name="T5">
Фото: Офіс Генерального прокурора</text:span>
</text:p>
      <text:p text:style-name="P4">
Source: <text:a xlink:type="simple" xlink:href="https://www.ukrinform.ua/rubric-regions/3727963-na-zakarpatti-zatrimali-colovika-akij-namagavsa-vivezti-ditinu-za-kordon-i-prodati-za-25-tisac.html" text:style-name="Internet_20_link" text:visited-style-name="Visited_20_Internet_20_Link">
https://www.ukrinform.ua/rubric-regions/3727963-na-zakarpatti-zatrimali-colovika-akij-namagavsa-vivezti-ditinu-za-kordon-i-prodati-za-25-tisac.html</text:a>
</text:p>
      <!--NEWS-->
      <text:h text:style-name="P10" text:outline-level="1">
<text:span text:style-name="T4">
Зеленський поспілкувався з військовими на заправці в Донецькій області</text:span>
</text:h>
      <text:p text:style-name="P4">
Authors: Ukrinform (Person)</text:p>
      <text:p text:style-name="P4">
Publisher: Укринформ (Organization)</text:p>
      <text:p text:style-name="P4">
Published Time: 2023-06-26T17:36:00+03:00</text:p>
      <text:p text:style-name="P4">
Modified Time: 2023-06-26T17:36:00+03:00</text:p>
      <text:p text:style-name="P4">
Description: Президент України Володимир Зеленський поспілкувався з військовими на одній з заправок на Донеччині. — Укрінформ.</text:p>
      <text:p text:style-name="P4">
Images: ['<text:a xlink:type="simple" xlink:href="https://static.ukrinform.com/photos/2023_06/thumb_files/630_360_1687791334-671.jpeg" text:style-name="Internet_20_link" text:visited-style-name="Visited_20_Internet_20_Link">
630_360_16877...</text:a>
']</text:p>
      <text:p text:style-name="P4">
Tags: ['Донеччина', 'ЗСУ', 'Військові', 'Зеленський']</text:p>
      <text:p text:style-name="P4">
Type: Article</text:p>
      <!--METADATA-->
      <text:p text:style-name="P4">
<draw:frame draw:style-name="fr1" draw:name="Image167" text:anchor-type="as-char" svg:width="6.9236in" svg:height="3.956343in" draw:z-index="0">
<draw:image xlink:href="../Images/yкринформ/2023-06-26T17-36-00-03-00/630_360_1687791334-671.jpeg" xlink:type="simple" xlink:show="embed" xlink:actuate="onLoad" draw:mime-type="image/jpeg"/>
</draw:frame>
 ПрезидентУкраїни Володимир Зеленський поспілкувався з військовими на одній з заправокна Донеччині.</text:p>
      <text:p text:style-name="P4">
Відео зустрічі глава держави виклав у <text:a xlink:type="simple" xlink:href="https://t.me/V_Zelenskiy_official/6720" text:style-name="Internet_20_link" text:visited-style-name="Visited_20_Internet_20_Link">
 Телеграм,</text:a>
 передає Укрінформ.</text:p>
      <text:p text:style-name="P4">
"Дороги Донеччини, заправка, спілкування з нашими воїнами. Дякую за все, що виробите для України! Дякую за захист! Бажаю кожному здоровʼя та бойової удачі!"- зазначив Президент.</text:p>
      <text:p text:style-name="P4">
_Відео:<text:a xlink:type="simple" xlink:href="https://t.me/V_Zelenskiy_official/6720" text:style-name="Internet_20_link" text:visited-style-name="Visited_20_Internet_20_Link">
 Телеграм Президента Володимира Зеленського</text:a>
 _</text:p>
      <text:p text:style-name="P4">
<text:span text:style-name="T4">
Читайте також:</text:span>
 <text:a xlink:type="simple" xlink:href="https://www.ukrinform.ua/rubric-ato/3725882-zelenskij-nagorodiv-106-vijskovih-63-iz-nih-posmertno.html" text:style-name="Internet_20_link" text:visited-style-name="Visited_20_Internet_20_Link">
 Зеленський <text:span text:style-name="T4">
нагородив</text:span>
 106 військових, 63 із них -посмертно </text:a>
</text:p>
      <text:p text:style-name="P4">
</text:p>
      <text:p text:style-name="P4">
<text:a xlink:type="simple" xlink:href="https://static.ukrinform.com/photos/2023_06/1687791458-7642.jpeg" text:style-name="Internet_20_link" text:visited-style-name="Visited_20_Internet_20_Link">
 </text:a>
 <text:a xlink:type="simple" xlink:href="https://static.ukrinform.com/photos/2023_06/1687791458-3023.jpeg" text:style-name="Internet_20_link" text:visited-style-name="Visited_20_Internet_20_Link">
</text:a>
 <text:a xlink:type="simple" xlink:href="https://static.ukrinform.com/photos/2023_06/1687791458-2749.jpeg" text:style-name="Internet_20_link" text:visited-style-name="Visited_20_Internet_20_Link">
</text:a>
 <text:a xlink:type="simple" xlink:href="https://static.ukrinform.com/photos/2023_06/1687791458-9138.jpeg" text:style-name="Internet_20_link" text:visited-style-name="Visited_20_Internet_20_Link">
</text:a>
 <text:a xlink:type="simple" xlink:href="https://static.ukrinform.com/photos/2023_06/1687791458-4635.jpeg" text:style-name="Internet_20_link" text:visited-style-name="Visited_20_Internet_20_Link">
</text:a>
 <text:a xlink:type="simple" xlink:href="https://static.ukrinform.com/photos/2023_06/1687791458-6075.jpeg" text:style-name="Internet_20_link" text:visited-style-name="Visited_20_Internet_20_Link">
</text:a>
 <text:a xlink:type="simple" xlink:href="https://static.ukrinform.com/photos/2023_06/1687791459-6773.jpeg" text:style-name="Internet_20_link" text:visited-style-name="Visited_20_Internet_20_Link">
</text:a>
 <text:a xlink:type="simple" xlink:href="https://static.ukrinform.com/photos/2023_06/1687791459-6807.jpeg" text:style-name="Internet_20_link" text:visited-style-name="Visited_20_Internet_20_Link">
</text:a>
 <text:a xlink:type="simple" xlink:href="https://static.ukrinform.com/photos/2023_06/1687791459-1324.jpeg" text:style-name="Internet_20_link" text:visited-style-name="Visited_20_Internet_20_Link">
</text:a>
 <text:a xlink:type="simple" xlink:href="https://static.ukrinform.com/photos/2023_06/1687791459-6855.jpeg" text:style-name="Internet_20_link" text:visited-style-name="Visited_20_Internet_20_Link">
</text:a>
 <text:a xlink:type="simple" xlink:href="https://static.ukrinform.com/photos/2023_06/1687791459-6657.jpeg" text:style-name="Internet_20_link" text:visited-style-name="Visited_20_Internet_20_Link">
</text:a>
 <text:a xlink:type="simple" xlink:href="https://static.ukrinform.com/photos/2023_06/1687791459-2224.jpeg" text:style-name="Internet_20_link" text:visited-style-name="Visited_20_Internet_20_Link">
</text:a>
 <text:a xlink:type="simple" xlink:href="https://static.ukrinform.com/photos/2023_06/1687791459-5475.jpeg" text:style-name="Internet_20_link" text:visited-style-name="Visited_20_Internet_20_Link">
</text:a>
 <text:a xlink:type="simple" xlink:href="https://static.ukrinform.com/photos/2023_06/1687791460-7761.jpeg" text:style-name="Internet_20_link" text:visited-style-name="Visited_20_Internet_20_Link">
</text:a>
 <text:a xlink:type="simple" xlink:href="https://static.ukrinform.com/photos/2023_06/1687791460-5363.jpeg" text:style-name="Internet_20_link" text:visited-style-name="Visited_20_Internet_20_Link">
</text:a>
 <text:a xlink:type="simple" xlink:href="https://static.ukrinform.com/photos/2023_06/1687791460-1457.jpeg" text:style-name="Internet_20_link" text:visited-style-name="Visited_20_Internet_20_Link">
</text:a>
</text:p>
      <text:p text:style-name="P4">
Як повідомляв Укрінформ, Президент Зеленський сьогодні <text:a xlink:type="simple" xlink:href="https://www.ukrinform.ua/rubric-ato/3727956-zelenskij-nagorodiv-bijciv-ugrupovanna-vijsk-hortica.html" text:style-name="Internet_20_link" text:visited-style-name="Visited_20_Internet_20_Link">
 їздив до бійцівоперативно-стратегічного угрупування військ «Хортиця».</text:a>
</text:p>
      <text:p text:style-name="P4">
Фото: ОП</text:p>
      <text:p text:style-name="P4">
Source: <text:a xlink:type="simple" xlink:href="https://www.ukrinform.ua/rubric-regions/3727966-zelenskij-pospilkuvavsa-z-vijskovimi-na-zapravci-v-doneckij-oblasti.html" text:style-name="Internet_20_link" text:visited-style-name="Visited_20_Internet_20_Link">
https://www.ukrinform.ua/rubric-regions/3727966-zelenskij-pospilkuvavsa-z-vijskovimi-na-zapravci-v-doneckij-oblasti.html</text:a>
</text:p>
      <!--NEWS-->
      <text:h text:style-name="P10" text:outline-level="1">
<text:span text:style-name="T4">
Бізнес закликає НКРЕКП переглянути запропоновані граничні ціни на електроенергію</text:span>
</text:h>
      <text:p text:style-name="P4">
Authors: Ukrinform (Person)</text:p>
      <text:p text:style-name="P4">
Publisher: Укринформ (Organization)</text:p>
      <text:p text:style-name="P4">
Published Time: 2023-06-26T17:42:00+03:00</text:p>
      <text:p text:style-name="P4">
Modified Time: 2023-06-26T17:42:00+03:00</text:p>
      <text:p text:style-name="P4">
Description: Європейська Бізнес Асоціація вважає запропонований Національною комісією, що здійснює державне регулювання у сферах енергетики та комунальних послуг, граничний рівень цін на ринку електричної енергії економічно необґрунтованим і закликає переглянути постанову, яка регулює встановлення таких цін.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НКРЕКП', 'Тариф']</text:p>
      <text:p text:style-name="P4">
Type: Article</text:p>
      <!--METADATA-->
      <text:p text:style-name="P4">
<draw:frame draw:style-name="fr1" draw:name="Image185" text:anchor-type="as-char" svg:width="6.9236in" svg:height="3.956343in" draw:z-index="0">
<draw:image xlink:href="../Images/yкринформ/2023-06-26T17-42-00-03-00/630_360_1675414663-980.jpg" xlink:type="simple" xlink:show="embed" xlink:actuate="onLoad" draw:mime-type="image/jpeg"/>
</draw:frame>
Європейська Бізнес Асоціація вважає запропонований Національною комісією, щоздійснює державне регулювання у сферах енергетики та комунальних послуг,граничний рівень цін на ринку електричної енергії економічно необґрунтованим ізакликає переглянути постанову, яка регулює встановлення таких цін.</text:p>
      <text:p text:style-name="P4">
Як передає Укрінформ, про це повідомляє пресслужба <text:a xlink:type="simple" xlink:href="https://eba.com.ua/vstanovlennya-granychnyh-tsin-negatyvno-vplyvaye-na-rynok-elektrychnoyi-energiyi/" text:style-name="Internet_20_link" text:visited-style-name="Visited_20_Internet_20_Link">
 ЄВА</text:a>
 .</text:p>
      <text:p text:style-name="P4">
«Експерти Європейської Бізнес Асоціації детально ознайомились з пропозиціями <text:a xlink:type="simple" xlink:href="https://www.ukrinform.ua/tag-nkrekp" text:style-name="Internet_20_link" text:visited-style-name="Visited_20_Internet_20_Link">
НКРЕКП </text:a>
 та вважають, що запропонованийрівень граничних цін не відповідає ринковими умовам, не є економічнообґрунтованим та може критично вплинути на формування вільної (ринкової) цінита на ринок двосторонніх контрактів», - йдеться в заяві.</text:p>
      <text:p text:style-name="P4">
В ЄБА зазначають, що 26 червня під час засідання Національної комісії, щоздійснює державне регулювання у сферах енергетики та комунальних послуг(НКРЕКП) буде розглянуто проєкт постанови «Про встановлення граничних цін наринку «на добу наперед», внутрішньодобовому ринку та балансуючому ринку», якийпередбачає встановлення граничних цін на ринку електроенергії.</text:p>
      <text:p text:style-name="P4">
<text:span text:style-name="T4">
Читайте також:</text:span>
 <text:a xlink:type="simple" xlink:href="https://www.ukrinform.ua/rubric-economy/3723260-vodokanali-zaklikaut-nkrekp-pidvisiti-tarifi-z-1-lipna.html" text:style-name="Internet_20_link" text:visited-style-name="Visited_20_Internet_20_Link">
 <text:span text:style-name="T4">
Водоканали</text:span>
 <text:span text:style-name="T4">
закликають</text:span>
 <text:span text:style-name="T4">
НКРЕКП</text:span>
 <text:span text:style-name="T4">
підвищити</text:span>
<text:span text:style-name="T4">
тарифи</text:span>
 з 1 <text:span text:style-name="T4">
липня</text:span>
 </text:a>
</text:p>
      <text:p text:style-name="P4">
На думку експертів та представників бізнес-середовища, продовження практикирегулювання оптових цін на електроенергію, як це пропонує НКРЕКП, не сприяєдотриманню ключових принципів нової моделі ринку, а саме прозорості іконкурентоспроможності, а також обумовлює функціонування ринку в регульованомурежимі.</text:p>
      <text:p text:style-name="P4">
Крім того, запропонований регулятором рівень граничних цін не забезпечитьнадходжень, достатніх для фінансування інвестицій у нові генеруючі потужності,які вкрай необхідні українській енергетичній системі через нинішню сумішгенерації та дефіцит балансуючої потужності.</text:p>
      <text:p text:style-name="P4">
На переконання експертів Асоціації, встановлення граничних цін проєктомпостанови НКРЕКП не в повній мірі узгоджується як з європейським регулюванням,так і з положеннями національного законодавства.</text:p>
      <text:p text:style-name="P4">
«Відповідно, бізнес закликає переглянути положення постанови та не прийматизапропоновані поточною редакцією рівні граничних цін на ринку електроенергії»,- додають в ЄБА.</text:p>
      <text:p text:style-name="P4">
Як повідомлялося, 31 травня 2023 року Національна комісія, що здійснюєдержавне регулювання у сферах енергетики і комунальних послуг (НКРЕКП) <text:a xlink:type="simple" xlink:href="https://www.ukrinform.ua/rubric-economy/3716737-nackomisia-skasovue-z-30-cervna-cinovi-obmezenna-na-rinku-elektroenergii.html" text:style-name="Internet_20_link" text:visited-style-name="Visited_20_Internet_20_Link">
ухвалила рішення про скасування цінових обмежень на ринку електроенергії з 30червня 2023 року </text:a>
 .Обмеження діяли відповідно до постанови №332 від 25 лютого 2022 року, якавстановлювала граничні ціни на рівні 2 тис. гривень за МВт-год. для годинмінімального навантаження та 4 тис. грн за МВт-год. для годин максимальногонавантаження.</text:p>
      <text:p text:style-name="P4">
Source: <text:a xlink:type="simple" xlink:href="https://www.ukrinform.ua/rubric-economy/3727967-biznes-zaklikae-nkrekp-pereglanuti-zaproponovani-granicni-cini-na-elektroenergiu.html" text:style-name="Internet_20_link" text:visited-style-name="Visited_20_Internet_20_Link">
https://www.ukrinform.ua/rubric-economy/3727967-biznes-zaklikae-nkrekp-pereglanuti-zaproponovani-granicni-cini-na-elektroenergiu.html</text:a>
</text:p>
      <!--NEWS-->
      <text:h text:style-name="P10" text:outline-level="1">
<text:span text:style-name="T4">
Міністри ЄС не змогли погодити 8-й пакет військової допомоги для України</text:span>
</text:h>
      <text:p text:style-name="P4">
Authors: Ukrinform (Person)</text:p>
      <text:p text:style-name="P4">
Publisher: Укринформ (Organization)</text:p>
      <text:p text:style-name="P4">
Published Time: 2023-06-26T17:45:00+03:00</text:p>
      <text:p text:style-name="P4">
Modified Time: 2023-06-26T17:45:00+03:00</text:p>
      <text:p text:style-name="P4">
Description: Міністри закордонних справ ЄС не змогли погодити виділення для України 8-го пакету військової допомоги, хоча затвердили новий внесок країн-членів до Європейського фонду миру в обсязі 3,5 млрд євро. — Укрінформ.</text:p>
      <text:p text:style-name="P4">
Images: ['<text:a xlink:type="simple" xlink:href="https://static.ukrinform.com/photos/2022_06/thumb_files/630_360_1656009722-922.jpg" text:style-name="Internet_20_link" text:visited-style-name="Visited_20_Internet_20_Link">
630_360_16560...</text:a>
']</text:p>
      <text:p text:style-name="P4">
Tags: ['Євросоюз', 'допомога', 'Війна з Росією']</text:p>
      <text:p text:style-name="P4">
Type: Article</text:p>
      <!--METADATA-->
      <text:p text:style-name="P4">
<draw:frame draw:style-name="fr1" draw:name="Image186" text:anchor-type="as-char" svg:width="6.9236in" svg:height="3.956343in" draw:z-index="0">
<draw:image xlink:href="../Images/yкринформ/2023-06-26T17-45-00-03-00/630_360_1656009722-922.jpg" xlink:type="simple" xlink:show="embed" xlink:actuate="onLoad" draw:mime-type="image/jpeg"/>
</draw:frame>
 Міністризакордонних справ ЄС не змогли погодити виділення для України 8-го пакетувійськової допомоги, хоча затвердили новий внесок країн-членів доЄвропейського фонду миру в обсязі 3,5 млрд євро.</text:p>
      <text:p text:style-name="P4">
Про це сьогодні під час пресконференції у Люксембурзі за підсумками радиміністрів ЄС із закордонних справ заявив Високий представник ЄС Жозеп Боррель,повідомляє кореспондент Укрінформу.</text:p>
      <text:p text:style-name="P4">
«Ми підтвердили наше зобов’язання підтримувати Україну, подвоїти зусилля зпоставок обладнання та з тренування, зробити все, щоб підтримати контрнаступ,який здійснює Україна. Перш за все, ми погодили дуже потрібний додаток у 3,5мільярди євро до Європейського фонду миру та негайно мали пояснити, що це нелише для України… Ухвалення 8-го пакета (військової, - ред.) допомоги дляУкраїни все ще не знайшло вирішення. Ми працювали особисто з усіма,намагаючись вирішити це питання якнайшвидше, тому що цей пакет підтримки дляУкраїни залишається життєво важливим», - сказав Боррель.</text:p>
      <text:p text:style-name="P4">
Він нагадав, що додаткові внески до міждержавного Європейського фонду мирубудуть спрямовані, окрім України, на підтримку партнерів Європейського Союзубудь-де у світі, включаючи Африку та Західні Балкани.</text:p>
      <text:p text:style-name="P4">
<text:span text:style-name="T4">
Читайте також:</text:span>
 <text:a xlink:type="simple" xlink:href="https://www.ukrinform.ua/rubric-world/3727995-ugorsina-rozblokue-trans-es-akso-ukraina-viklucit-otp-bank-iz-cornogo-spisku-siarto.html" text:style-name="Internet_20_link" text:visited-style-name="Visited_20_Internet_20_Link">
 <text:span text:style-name="T4">
Угорщ</text:span>
 ина розблокує транш ЄС, якщо Україна виключитьOTP Bank із «чорного списку» - Сіярто </text:a>
</text:p>
      <text:p text:style-name="P4">
Відповідаючи на запитання журналістів щодо причин блокування чергового траншувійськової допомоги для України, Боррель повідомив, що продовжить працювати з<text:a xlink:type="simple" xlink:href="https://www.ukrinform.ua/tag-ugorsina" text:style-name="Internet_20_link" text:visited-style-name="Visited_20_Internet_20_Link">
 Угорщиною </text:a>
 й Україною, щоб знайтивідповідні рішення.</text:p>
      <text:p text:style-name="P4">
«Мені шкода, що цей ще один транш допомоги не був погоджений. Мипродовжуватимемо працювати з Угорщиною і Україною, щоб бачити, як можемознайти рішення, розблокувати цей стан справ», - додав Боррель.</text:p>
      <text:p text:style-name="P4">
Як повідомлялося, Угорщина не підтримала виділення чергового траншу у 500 млнєвро військової допомоги Україні з <text:a xlink:type="simple" xlink:href="https://www.ukrinform.ua/rubric-ato/3727798-rada-es-shvalila-zbilsenna-fondu-vijskovoi-dopomogi-ukraini-na-35-milarda.html" text:style-name="Internet_20_link" text:visited-style-name="Visited_20_Internet_20_Link">
 Європейського фонду миру</text:a>
 державами-членами ЄСчерез включення Україною угорського OTP Bank до списку "спонсорів війни".</text:p>
      <text:p text:style-name="P4">
Завдяки можливостям цього міждержавного Фонду, ЄС зміг надати Україні вже сімпакетів військової допомоги на загальну суму 3,6 мільярда євро. Крім цього, ЄСвиділив 1 мільярд євро для поставок наявних боєприпасів для України зарсеналів країн ЄС та ще 1 мільярд євро – для колективного замовлення таприскорення виробництва артилерійських боєприпасів на підприємствахєвропейської оборонної промисловості для їх подальшого передання Україні.</text:p>
      <text:p text:style-name="P4">
Фонд використовується також для допомоги іншим-країнам-партнерам у зміцненніїх стійкості та стабільності, серед яких Молдова, Грузія, Мозамбік, Боснія іГерцеговина, Сомалі, Нігер, Мавританія, Ліван та Йорданія.</text:p>
      <text:p text:style-name="P4">
З початку повномасштабної російської агресії Європейський Союз надав Українідопомогу, загальний обсяг якої наближається до 70 мільярдів євро, з якихбільше 10 мільярдів євро припадають на суто військову допомогу, включаючивнески ЄС та прямі поставки військового обладнання від країн-членів.</text:p>
      <text:p text:style-name="P4">
Source: <text:a xlink:type="simple" xlink:href="https://www.ukrinform.ua/rubric-polytics/3727971-ministri-es-ne-zmogli-pogoditi-8j-paket-vijskovoi-dopomogi-dla-ukraini.html" text:style-name="Internet_20_link" text:visited-style-name="Visited_20_Internet_20_Link">
https://www.ukrinform.ua/rubric-polytics/3727971-ministri-es-ne-zmogli-pogoditi-8j-paket-vijskovoi-dopomogi-dla-ukraini.html</text:a>
</text:p>
      <!--NEWS-->
      <text:h text:style-name="P10" text:outline-level="1">
<text:span text:style-name="T4">
У Києві щодня фіксують до 30 порушень при торгівлі продуктами харчування</text:span>
</text:h>
      <text:p text:style-name="P4">
Authors: Ukrinform (Person)</text:p>
      <text:p text:style-name="P4">
Publisher: Укринформ (Organization)</text:p>
      <text:p text:style-name="P4">
Published Time: 2023-06-26T17:53:00+03:00</text:p>
      <text:p text:style-name="P4">
Modified Time: 2023-06-26T17:53:00+03:00</text:p>
      <text:p text:style-name="P4">
Description: Державна служба з питань безпечності харчових продуктів та захисту споживачів щодня виявляє у Києві до 30 порушень при торгівлі продуктами харчування. — Укрінформ.</text:p>
      <text:p text:style-name="P4">
Images: ['<text:a xlink:type="simple" xlink:href="https://static.ukrinform.com/photos/2022_01/thumb_files/630_360_1641465045-826.jpg" text:style-name="Internet_20_link" text:visited-style-name="Visited_20_Internet_20_Link">
630_360_16414...</text:a>
']</text:p>
      <text:p text:style-name="P4">
Tags: ['Отруєння', 'Продукти', 'Київ', 'Ринок', 'Держпродспоживслужба', 'Магазин']</text:p>
      <text:p text:style-name="P4">
Type: Article</text:p>
      <!--METADATA-->
      <text:p text:style-name="P4">
<draw:frame draw:style-name="fr1" draw:name="Image187" text:anchor-type="as-char" svg:width="6.9236in" svg:height="3.956343in" draw:z-index="0">
<draw:image xlink:href="../Images/yкринформ/2023-06-26T17-53-00-03-00/630_360_1641465045-826.jpg" xlink:type="simple" xlink:show="embed" xlink:actuate="onLoad" draw:mime-type="image/jpeg"/>
</draw:frame>
 Державнаслужба з питань безпечності харчових продуктів та захисту споживачів щоднявиявляє у Києві до 30 порушень при торгівлі продуктами харчування.</text:p>
      <text:p text:style-name="P4">
Про це повідомив <text:a xlink:type="simple" xlink:href="https://ukr.radio/news.html" text:style-name="Internet_20_link" text:visited-style-name="Visited_20_Internet_20_Link">
 Українському радіо</text:a>
 начальник Головного управлінняДержпродспоживслужби у Києві Олег Рубан, передає Укрінформ.</text:p>
      <text:p text:style-name="P4">
За його словами, у кожному із десяти районів Києва працюють мобільні групи заучастю районних адміністрацій, департаментів благоустрою, Нацполіції,Держпродспоживслужби, служби праці. У разі виявлення порушень застосовуютьсяпевні заходи, сказав він.</text:p>
      <text:p text:style-name="P4">
“Моніторинг ми здійснюємо вже три місяці і виявляємо до трьох десятківпорушень щодня. Тому найефективніший засіб ― це інформація від споживачів”, -підкреслив Рубан.</text:p>
      <text:p text:style-name="P4">
Він вказав, що основними причинами харчових отруєнь киян та гостей міста підчас спекотної погоди є шаурма і фастфуди. Ці продукти необхідно вживатипротягом години після придбання, зауважив він.</text:p>
      <text:p text:style-name="P4">
За даними Рубана, цього року отруєнь поки що не зафіксовано, а торікзареєстрували більше 50 отруєнь, пов’язаних із вживанням фастфудів.</text:p>
      <text:p text:style-name="P4">
"Після шаурми і фастфудів на другому місці є суші та роли, які не можутьзберігатися при високій температурі більше години. Тому будьте уважні до свогоздоров’я і вживайте безпечні продукти", ― закликав експерт.</text:p>
      <text:p text:style-name="P4">
Рубан вкотре нагадав, що купувати <text:a xlink:type="simple" xlink:href="https://www.ukrinform.ua/tag-produkti" text:style-name="Internet_20_link" text:visited-style-name="Visited_20_Internet_20_Link">
 продукти </text:a>
 на стихійних ринках небезпечно для життя.</text:p>
      <text:p text:style-name="P4">
"Щодо стихійних місць торгівлі, то на них опиняються товари, які не пройшлиекспертизу і не мають документів. Необхідно звертатися до Нацполіції. Є такезахворювання, як ботулізм, що майже невиліковний сьогодні в Україні. Є й іншівірусні інфекції, а також маємо масовий мор риби у Каховському водосховищі,тому купувати продукти на стихійних ринках ― небезпечно для здоров’я тажиття", ― наголосив він.</text:p>
      <text:p text:style-name="P4">
<text:span text:style-name="T4">
Читайте також:</text:span>
 <text:a xlink:type="simple" xlink:href="https://www.ukrinform.ua/rubric-society/3724601-ci-bezpecni-harcovi-produkti-aki-zaznali-pidtoplenna-rozasnenna-fahivciv.html" text:style-name="Internet_20_link" text:visited-style-name="Visited_20_Internet_20_Link">
 Чи <text:span text:style-name="T4">
безпечні</text:span>
 <text:span text:style-name="T4">
харчові</text:span>
 <text:span text:style-name="T4">
продукти</text:span>
 , <text:span text:style-name="T4">
які</text:span>
<text:span text:style-name="T4">
зазнали</text:span>
 <text:span text:style-name="T4">
підтоплення</text:span>
 - <text:span text:style-name="T4">
роз</text:span>
 ’ <text:span text:style-name="T4">
яснення</text:span>
 <text:span text:style-name="T4">
фахівців</text:span>
</text:a>
</text:p>
      <text:p text:style-name="P4">
Також голова столичної Держпродспоживслужби закликав споживачів одразуінформувати відповідні органи у разі придбання неякісного м’яса чи риби всупермаркеті. За його словами, зараз у топі порушень у супермаркетах ―наявність щурів і тарганів.</text:p>
      <text:p text:style-name="P4">
"Сьогодні у топі порушень ― наявність ссавців та різних комах у супермаркетах,йдеться про щурів і тарганів, наприклад. Це нині проблема для міста Києвачерез повінь, різке розпліднення щурів і комах та відсутність проведеннясуцільної дератизації. Усі ці тваринки переходять у місця споживання ―магазини, де зберігаються харчові продукти. Тому щодня ми отримуємо великукількість звернень споживачів щодо наявності комах і ссавців.Держпродспоживслужба намагається оперативно реагувати", - зазначив Рубан.</text:p>
      <text:p text:style-name="P4">
Як повідомлялося, через підрив російськими загарбниками греблі Каховської ГЕСспостерігається загибель риби у великих обсягах у постраждалих регіонах.Українців закликали не їсти рибу невідомого походження.</text:p>
      <text:p text:style-name="P4">
Source: <text:a xlink:type="simple" xlink:href="https://www.ukrinform.ua/rubric-kyiv/3727974-u-kievi-sodna-fiksuut-do-30-porusen-pri-torgivli-produktami-harcuvanna.html" text:style-name="Internet_20_link" text:visited-style-name="Visited_20_Internet_20_Link">
https://www.ukrinform.ua/rubric-kyiv/3727974-u-kievi-sodna-fiksuut-do-30-porusen-pri-torgivli-produktami-harcuvanna.html</text:a>
</text:p>
      <!--NEWS-->
      <text:h text:style-name="P10" text:outline-level="1">
<text:span text:style-name="T4">
У Криму загорілися склади окупантів - соцмережі</text:span>
</text:h>
      <text:p text:style-name="P4">
Authors: Ukrinform (Person)</text:p>
      <text:p text:style-name="P4">
Publisher: Укринформ (Organization)</text:p>
      <text:p text:style-name="P4">
Published Time: 2023-06-26T17:56:00+03:00</text:p>
      <text:p text:style-name="P4">
Modified Time: 2023-06-26T17:56:00+03:00</text:p>
      <text:p text:style-name="P4">
Description: Поблизу населених пунктів Токарєво та Шубіно Кіровського району тимчасово окупованого Криму загорілися склади російських окупант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Крим', 'Пожежа', 'Війна з Росією']</text:p>
      <text:p text:style-name="P4">
Type: Article</text:p>
      <!--METADATA-->
      <text:p text:style-name="P4">
<draw:frame draw:style-name="fr1" draw:name="Image188" text:anchor-type="as-char" svg:width="6.9236in" svg:height="3.956343in" draw:z-index="0">
<draw:image xlink:href="../Images/yкринформ/2023-06-26T17-56-00-03-00/630_360_1669987737-966.jpg" xlink:type="simple" xlink:show="embed" xlink:actuate="onLoad" draw:mime-type="image/jpeg"/>
</draw:frame>
 Поблизунаселених пунктів Токарєво та Шубіно Кіровського району тимчасово окупованогоКриму загорілися склади російських окупантів.</text:p>
      <text:p text:style-name="P4">
Про це повідомив Телеграм-канал <text:a xlink:type="simple" xlink:href="https://t.me/operativnoZSU/103010" text:style-name="Internet_20_link" text:visited-style-name="Visited_20_Internet_20_Link">
 “Оперативний ЗСУ</text:a>
 ”, передає Укрінформ.</text:p>
      <text:p text:style-name="P4">
“Тимчасово окупований Крим. У районі населених пунктів Токарєво - Шубінозненацька запалали склади окупантів”, - йдеться в дописі.</text:p>
      <text:p text:style-name="P4">
У телеграм-каналі <text:a xlink:type="simple" xlink:href="https://t.me/c/1816189859/3592" text:style-name="Internet_20_link" text:visited-style-name="Visited_20_Internet_20_Link">
 “Голос Криму” </text:a>
уточнюється, що горить склад паливно-мастильних матеріалів.</text:p>
      <text:p text:style-name="P4">
<text:span text:style-name="T4">
Читайте також:</text:span>
 <text:a xlink:type="simple" xlink:href="https://www.ukrinform.ua/rubric-crimea/3726636-u-koreizi-bila-alti-stavsa-vibuh-na-gazoprovodi-zmi.html" text:style-name="Internet_20_link" text:visited-style-name="Visited_20_Internet_20_Link">
 У Кореїзі біля Ялти стався вибух на газопроводі - ЗМІ</text:a>
</text:p>
      <text:p text:style-name="P4">
Як передавав Укрінформ, у селищі Кореїз поблизу Ялти в тимчасово окупованому <text:a xlink:type="simple" xlink:href="https://www.ukrinform.ua/tag-krim" text:style-name="Internet_20_link" text:visited-style-name="Visited_20_Internet_20_Link">
Криму </text:a>
 стався вибух на газопроводі.</text:p>
      <text:p text:style-name="P4">
<text:span text:style-name="T5">
Фото ілюстративне</text:span>
</text:p>
      <text:p text:style-name="P4">
Source: <text:a xlink:type="simple" xlink:href="https://www.ukrinform.ua/rubric-crimea/3727977-u-krimu-zagorilisa-skladi-okupantiv-socmerezi.html" text:style-name="Internet_20_link" text:visited-style-name="Visited_20_Internet_20_Link">
https://www.ukrinform.ua/rubric-crimea/3727977-u-krimu-zagorilisa-skladi-okupantiv-socmerezi.html</text:a>
</text:p>
      <!--NEWS-->
      <text:h text:style-name="P10" text:outline-level="1">
<text:span text:style-name="T4">
В Україні запустили додаткову гарячу лінію юридичної допомоги для родичів зниклих безвісти</text:span>
</text:h>
      <text:p text:style-name="P4">
Author: ['АРМІЯINFORM']</text:p>
      <text:p text:style-name="P4">
Time: 2023-06-26T18:00:00-04:00</text:p>
      <text:p text:style-name="P4">
Description: В Україні запустили додаткову гарячу лінію юридичної допомоги, на яку можуть зверну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elefon.jpg" text:style-name="Internet_20_link" text:visited-style-name="Visited_20_Internet_20_Link">
telefon.jpg</text:a>
']</text:p>
      <text:p text:style-name="P4">
Tags: ['ДОПОМОГА', 'ЗНИКЛІ БЕЗВІСТИ', 'ТЕЛЕФОННА \xa0ЛІНІЯ']</text:p>
      <text:p text:style-name="P4">
Category: News</text:p>
      <!--METADATA-->
      <text:p text:style-name="P4">
<draw:frame draw:style-name="fr1" draw:name="Image189" text:anchor-type="as-char" svg:width="6.9236in" svg:height="4.330592in" draw:z-index="0">
<draw:image xlink:href="../Images/AРМІЯINFORM/2023-06-26T18-00-00-04-00/telefon.jpg" xlink:type="simple" xlink:show="embed" xlink:actuate="onLoad" draw:mime-type="image/jpeg"/>
</draw:frame>
</text:p>
      <text:p text:style-name="P4">
В Україні запустили додаткову гарячу лінію юридичної допомоги, на яку можутьзвернутися родичі зниклих безвісти осіб. Про це повідомив уповноважений зпитань осіб, зниклих безвісти за особливих обставин, Олег Котенко у<text:a xlink:type="simple" xlink:href="http://t.me/Oleg_Kotenko_Patriot/172" text:style-name="Internet_20_link" text:visited-style-name="Visited_20_Internet_20_Link">
Telegram</text:a>
.</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 053-11-39.Гаряча лінія працює протягом понеділка — п’ятниці з 9:00 до 18:00.</text:p>
      <text:p text:style-name="P4">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Майже дві тисячі сімей ветеранів забезпечать цьогоріч житлом - Лапутіна</text:span>
</text:h>
      <text:p text:style-name="P4">
Authors: Ukrinform (Person)</text:p>
      <text:p text:style-name="P4">
Publisher: Укринформ (Organization)</text:p>
      <text:p text:style-name="P4">
Published Time: 2023-06-26T18:03:00+03:00</text:p>
      <text:p text:style-name="P4">
Modified Time: 2023-06-26T18:03:00+03:00</text:p>
      <text:p text:style-name="P4">
Description: Цього року майже 2 000 ветеранам війни та родинам загиблих захисників і захисниць нададуть грошову компенсацію для придбання житла. — Укрінформ.</text:p>
      <text:p text:style-name="P4">
Images: ['<text:a xlink:type="simple" xlink:href="https://static.ukrinform.com/photos/2023_06/thumb_files/630_360_1687778940-928.jpg" text:style-name="Internet_20_link" text:visited-style-name="Visited_20_Internet_20_Link">
630_360_16877...</text:a>
']</text:p>
      <text:p text:style-name="P4">
Tags: ['Житло', 'Ветерани війни', 'Лапутіна']</text:p>
      <text:p text:style-name="P4">
Type: Article</text:p>
      <!--METADATA-->
      <text:p text:style-name="P4">
<draw:frame draw:style-name="fr1" draw:name="Image190" text:anchor-type="as-char" svg:width="6.9236in" svg:height="3.956343in" draw:z-index="0">
<draw:image xlink:href="../Images/yкринформ/2023-06-26T18-03-00-03-00/630_360_1687778940-928.jpg" xlink:type="simple" xlink:show="embed" xlink:actuate="onLoad" draw:mime-type="image/jpeg"/>
</draw:frame>
 Цього рокумайже 2 000 ветеранам війни та родинам загиблих захисників і захисницьнададуть грошову компенсацію для придбання житла.</text:p>
      <text:p text:style-name="P4">
Про це міністр у справах ветеранів України Юлія Лапутіна сказала в <text:a xlink:type="simple" xlink:href="https://www.ukrinform.ua/rubric-society/3727870-ulia-laputina-ministerka-u-spravah-veteraniv.html" text:style-name="Internet_20_link" text:visited-style-name="Visited_20_Internet_20_Link">
 інтерв’ю</text:a>
 <text:a xlink:type="simple" xlink:href="https://www.ukrinform.ua/rubric-society/3727870-ulia-laputina-ministerka-u-spravah-veteraniv.html" text:style-name="Internet_20_link" text:visited-style-name="Visited_20_Internet_20_Link">
 Укрінформу. </text:a>
</text:p>
      <text:p text:style-name="P4">
“Коли я прийшла в міністерство, то черга на житло для ветеранів сягала понад3000 сімей. А це стосується внутрішніх переселенців, які одночасно стали назахист країни, стали учасниками АТО, і осіб з інвалідністю внаслідок війни, атакож членів родин загиблих. Це для мене був великий виклик. За рік видавалипо 100 квартир, по 50 квартир. У нас була нарада і у Президента України, і зПрем’єр-міністром. Було ініційовано й ухвалено рішення повністю закрити цючергу. Торік, на жаль, через повномасштабне вторгнення ці гроші повернули напотреби <text:a xlink:type="simple" xlink:href="https://www.ukrinform.ua/tag-oborona" text:style-name="Internet_20_link" text:visited-style-name="Visited_20_Internet_20_Link">
 оборони </text:a>
 , але цьогоріч убюджеті ми маємо ці гроші. Звісно, я розумію, що змінилася ціна квадратногометра, але понад 2000 родин із цих категорій, яким ми були винні багато років,ми забезпечимо житлом”, - запевнила Лапутіна.</text:p>
      <text:p text:style-name="P4">
Також, за її словами, була передбачена можливість для ветеранів купувати житлобудь-де на території України, а не лише за місцем реєстрації.</text:p>
      <text:p text:style-name="P4">
<text:span text:style-name="T4">
Читайте також:</text:span>
 <text:a xlink:type="simple" xlink:href="https://www.ukrinform.ua/rubric-society/3727960-ukraina-vivcae-svitovij-dosvid-integracii-veteraniv-do-mirnogo-zitta-laputina.html" text:style-name="Internet_20_link" text:visited-style-name="Visited_20_Internet_20_Link">
 Україна вивчає світовий досвід інтеграції ветеранів домирного життя — <text:span text:style-name="T4">
Лапутін</text:span>
 а </text:a>
</text:p>
      <text:p text:style-name="P4">
“І ми не обмежуємо їх одним роком, раніше треба було купити протягом року.Також ми даємо пів року після скасування воєнного стану”, - сказала вона.</text:p>
      <text:p text:style-name="P4">
Як повідомлялося, на забезпечення житлом захисників у 2023 році <text:a xlink:type="simple" xlink:href="https://mva.gov.ua/ua/news/ruslan-prihodko-na-zabezpechennya-zhitlom-zahisnikiv-u-2023-roci-peredbacheno-55-mlrd-grn-bilshe-nizh-za-vsi-poperedni-roki-razom" text:style-name="Internet_20_link" text:visited-style-name="Visited_20_Internet_20_Link">
 передбачено5,5 млрд грн. </text:a>
</text:p>
      <text:p text:style-name="P4">
Source: <text:a xlink:type="simple" xlink:href="https://www.ukrinform.ua/rubric-society/3727979-majze-dvi-tisaci-simej-veteraniv-zabezpecat-cogoric-zitlom-laputina.html" text:style-name="Internet_20_link" text:visited-style-name="Visited_20_Internet_20_Link">
https://www.ukrinform.ua/rubric-society/3727979-majze-dvi-tisaci-simej-veteraniv-zabezpecat-cogoric-zitlom-laputina.html</text:a>
</text:p>
      <!--NEWS-->
      <text:h text:style-name="P10" text:outline-level="1">
<text:span text:style-name="T4">
Українець Микитась став третім з тайського боксу на Європейських іграх</text:span>
</text:h>
      <text:p text:style-name="P4">
Authors: Ukrinform (Person)</text:p>
      <text:p text:style-name="P4">
Publisher: Укринформ (Organization)</text:p>
      <text:p text:style-name="P4">
Published Time: 2023-06-26T18:03:36+03:00</text:p>
      <text:p text:style-name="P4">
Modified Time: 2023-06-26T18:03:36+03:00</text:p>
      <text:p text:style-name="P4">
Description: Українець Владислав Микитась здобув бронзову нагороду на Європейських іграх у Кракові. — Укрінформ.</text:p>
      <text:p text:style-name="P4">
Images: ['<text:a xlink:type="simple" xlink:href="https://static.ukrinform.com/photos/2023_06/thumb_files/630_360_1687791761-819.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191" text:anchor-type="as-char" svg:width="6.9236in" svg:height="3.956343in" draw:z-index="0">
<draw:image xlink:href="../Images/yкринформ/2023-06-26T18-03-36-03-00/630_360_1687791761-819.jpg" xlink:type="simple" xlink:show="embed" xlink:actuate="onLoad" draw:mime-type="image/jpeg"/>
</draw:frame>
 УкраїнецьВладислав Микитась здобув бронзову нагороду на Європейських іграх у Кракові.</text:p>
      <text:p text:style-name="P4">
У ваговій категорії до 60 кг українець здобув «бронзу», повідомляє Укрінформ.</text:p>
      <text:p text:style-name="P4">
У півфіналі він програв представнику Туреччини Серкану Коцу.</text:p>
      <text:p text:style-name="P4">
Для України це 24-та нагорода на цих Європейських іграх.</text:p>
      <text:p text:style-name="P4">
<text:span text:style-name="T4">
Читайте також:</text:span>
 <text:a xlink:type="simple" xlink:href="https://www.ukrinform.ua/rubric-sports/3726665-illa-sevlak-prezident-sportivnogo-komitetu-ukraini.html" text:style-name="Internet_20_link" text:visited-style-name="Visited_20_Internet_20_Link">
 Ілля Шевляк, президент Спортивного комітету України</text:a>
</text:p>
      <text:p text:style-name="P4">
Змагання триватимуть до 2 липня.</text:p>
      <text:p text:style-name="P4">
Фото: Getty Images</text:p>
      <text:p text:style-name="P4">
Source: <text:a xlink:type="simple" xlink:href="https://www.ukrinform.ua/rubric-sports/3727978-ukrainec-mikitas-stav-tretim-z-tajskogo-boksu-na-evropejskih-igrah.html" text:style-name="Internet_20_link" text:visited-style-name="Visited_20_Internet_20_Link">
https://www.ukrinform.ua/rubric-sports/3727978-ukrainec-mikitas-stav-tretim-z-tajskogo-boksu-na-evropejskih-igrah.html</text:a>
</text:p>
      <!--NEWS-->
      <text:h text:style-name="P10" text:outline-level="1">
<text:span text:style-name="T4">
У Відні аматорський колектив українців поставив п’єсу про війну та жіночі долі</text:span>
</text:h>
      <text:p text:style-name="P4">
Authors: Ukrinform (Person)</text:p>
      <text:p text:style-name="P4">
Publisher: Укринформ (Organization)</text:p>
      <text:p text:style-name="P4">
Published Time: 2023-06-26T18:05:41+03:00</text:p>
      <text:p text:style-name="P4">
Modified Time: 2023-06-26T18:05:41+03:00</text:p>
      <text:p text:style-name="P4">
Description: У столиці Австрії у неділю відбувалася прем’єра вистави "Відкрите небо" за однойменною п'єсою української драматургині Неди Неждани у постановці аматорського театру "Надих", створеного при українській православній парафії Св. Володимира й Ольги. — Укрінформ.</text:p>
      <text:p text:style-name="P4">
Images: ['<text:a xlink:type="simple" xlink:href="https://static.ukrinform.com/photos/2023_06/thumb_files/630_360_1687791799-544.jpg" text:style-name="Internet_20_link" text:visited-style-name="Visited_20_Internet_20_Link">
630_360_16877...</text:a>
']</text:p>
      <text:p text:style-name="P4">
Tags: ['Австрія', 'Діаспора', 'Культура', 'Театр']</text:p>
      <text:p text:style-name="P4">
Type: Article</text:p>
      <!--METADATA-->
      <text:p text:style-name="P4">
<draw:frame draw:style-name="fr1" draw:name="Image192" text:anchor-type="as-char" svg:width="6.9236in" svg:height="3.956343in" draw:z-index="0">
<draw:image xlink:href="../Images/yкринформ/2023-06-26T18-05-41-03-00/630_360_1687791799-544.jpg" xlink:type="simple" xlink:show="embed" xlink:actuate="onLoad" draw:mime-type="image/jpeg"/>
</draw:frame>
 У столиціАвстрії у неділю відбувалася прем’єра вистави "Відкрите небо" за однойменноюп'єсою української драматургині Неди Неждани у постановці аматорського театру"Надих", створеного при українській православній парафії Св. Володимира йОльги.</text:p>
      <text:p text:style-name="P4">
Як передає Укрінформ, про це повідомляється на <text:a xlink:type="simple" xlink:href="https://www.facebook.com/Provisnyk/posts/603358075240059" text:style-name="Internet_20_link" text:visited-style-name="Visited_20_Internet_20_Link">
 фейсбук-сторінці</text:a>
 парафії.</text:p>
      <text:p text:style-name="P4">
</text:p>
      <text:p text:style-name="P4">
"Відбулася прем'єра вистави "Закрите небо" за однойменною п'єсою Неди Неждани.Авторка приїхала з самого Києва на прем'єру. Гра акторів аматорського театру"Надих", котрий започаткувала при нашій парафії талановита режисерка ОленаЕделінські, вразила кожного глядача", – йдеться у повідомленні.</text:p>
      <text:p text:style-name="P4">
</text:p>
      <text:p text:style-name="P4">
Зазначається, що "Закрите небо" – це історія чотирьох жінок, які потрапивши узакрите приміщення у перші місяці повномасштабної війни, діляться своїмипереживаннями, спогадами, аналізом думок. "Танцюють, трохи божеволіють,співають, викрикують. Щоб відпустити біль, але пам'ятати. Колективна пам'ять –те, що надає українцям сили", – йдеться у повідомленні.</text:p>
      <text:p text:style-name="P4">
</text:p>
      <text:p text:style-name="P4">
Вистава проходила у нижньому залі в грецькому храмі Святої Трійці. Її зігралиучасники новоствореного при парафії аматорського театру "Надих" підкерівництвом режисерки Олени Еделінскі. До складу театру увійшли люди з різнихрегіонів України, також і вимушені переселенці.</text:p>
      <text:p text:style-name="P4">
</text:p>
      <text:p text:style-name="P4">
Авторка "Відкритого неба" Неда Неждана спеціально прибула з Києва на прем’єрувистави.</text:p>
      <text:p text:style-name="P4">
</text:p>
      <text:p text:style-name="P4">
"Жіночі історії в час рашистського вторгнення. Різні за віком, характером,фахом, всі вони переживають атаки та втрати – близьких і пам'яті, але попривсе вириваються до свободи. Особлива атмосфера унікального підвалу зісклепіннями, повний зал і ще доставляли стільці, плакали й аплодували стоячиглядачі. Акторки тримали в напрузі всю виставу, кожна особлива по-своєму", -поділилася враженнями драматургиня.</text:p>
      <text:p text:style-name="P4">
Як повідомлялося, раніше у Відні у рамках фестивалю <text:a xlink:type="simple" xlink:href="https://www.ukrinform.ua/rubric-diaspora/3713542-u-vidni-startuvav-ukrainskij-festival-ustream.html" text:style-name="Internet_20_link" text:visited-style-name="Visited_20_Internet_20_Link">
 UStream Fest</text:a>
 відбулися вистави Дніпровського молодіжногоакадемічного театру "Віримо!".</text:p>
      <text:p text:style-name="P4">
<text:span text:style-name="T5">
Фото: Віденська парафія УПЦ / Фейсбук</text:span>
</text:p>
      <text:p text:style-name="P4">
Source: <text:a xlink:type="simple" xlink:href="https://www.ukrinform.ua/rubric-diaspora/3727980-u-vidni-amatorskij-kolektiv-ukrainciv-postaviv-pesu-pro-vijnu-ta-zinoci-doli.html" text:style-name="Internet_20_link" text:visited-style-name="Visited_20_Internet_20_Link">
https://www.ukrinform.ua/rubric-diaspora/3727980-u-vidni-amatorskij-kolektiv-ukrainciv-postaviv-pesu-pro-vijnu-ta-zinoci-doli.html</text:a>
</text:p>
      <!--NEWS-->
      <text:h text:style-name="P10" text:outline-level="1">
<text:span text:style-name="T4">
Неформальна комунікація між українцями допоможе подолати наративи РФ - експертка</text:span>
</text:h>
      <text:p text:style-name="P4">
Authors: Ukrinform (Person)</text:p>
      <text:p text:style-name="P4">
Publisher: Укринформ (Organization)</text:p>
      <text:p text:style-name="P4">
Published Time: 2023-06-26T18:13:04+03:00</text:p>
      <text:p text:style-name="P4">
Modified Time: 2023-06-26T18:13:04+03:00</text:p>
      <text:p text:style-name="P4">
Description: Україні все ще потрібно боротися з російськими наративами про "націоналістів в Україні", "утиск російськомовних та Революцію Гідності як "державний переворот", у чому допоможе спрямована державна політика та неформальна комунікація між українцями. — Укрінформ.</text:p>
      <text:p text:style-name="P4">
Images: ['<text:a xlink:type="simple" xlink:href="https://static.ukrinform.com/photos/2023_06/thumb_files/630_360_1687778287-640.jpg" text:style-name="Internet_20_link" text:visited-style-name="Visited_20_Internet_20_Link">
630_360_16877...</text:a>
']</text:p>
      <text:p text:style-name="P4">
Tags: ['Пропаганда', 'Війна з Росією']</text:p>
      <text:p text:style-name="P4">
Type: Article</text:p>
      <!--METADATA-->
      <text:p text:style-name="P4">
<draw:frame draw:style-name="fr1" draw:name="Image198" text:anchor-type="as-char" svg:width="6.9236in" svg:height="3.956343in" draw:z-index="0">
<draw:image xlink:href="../Images/yкринформ/2023-06-26T18-13-04-03-00/630_360_1687778287-640.jpg" xlink:type="simple" xlink:show="embed" xlink:actuate="onLoad" draw:mime-type="image/jpeg"/>
</draw:frame>
 Українівсе ще потрібно боротися з російськими наративами про "націоналістів вУкраїні", "утиск російськомовних та Революцію Гідності як "державнийпереворот", у чому допоможе спрямована державна політика та неформальнакомунікація між українцями.</text:p>
      <text:p text:style-name="P4">
На цьому наголосила керівниця проєкту VoxCheck Світлана Сліпченко під часпрезентації <text:a xlink:type="simple" xlink:href="https://voxukraine.org/zdatnist-ukrayintsiv-vyriznyaty-mesedzhi-rospropagandy-rezultaty-doslidzhennya-gromadskoyi-dumky" text:style-name="Internet_20_link" text:visited-style-name="Visited_20_Internet_20_Link">
 дослідження </text:a>
 <text:a xlink:type="simple" xlink:href="https://voxukraine.org/zdatnist-ukrayintsiv-vyriznyaty-mesedzhi-rospropagandy-rezultaty-doslidzhennya-gromadskoyi-dumky" text:style-name="Internet_20_link" text:visited-style-name="Visited_20_Internet_20_Link">
</text:a>
 "Здатність українціввирізняти меседжі роспропаганди", яка відбулася в медіацентрі Україна-Укрінформ.</text:p>
      <text:p text:style-name="P4">
"У роботі з вкоріненими наративами немає швидкого рішення, це поступоваісторія. Щодо них потрібна активна комунікація на всіх можливих платформах,елементи освіти у школах, залучення медіа для пояснення ширшого контекстунаративу. Не обов'язково має лунати так: <text:a xlink:type="simple" xlink:href="https://www.ukrinform.ua/tag-rosia" text:style-name="Internet_20_link" text:visited-style-name="Visited_20_Internet_20_Link">
 Росія</text:a>
 бреше - і крапка. Необхідна додатковаширша інформація, яку людина зможе прочитати, проаналізувати, зробити для себевисновки", - сказала вона.</text:p>
      <text:p text:style-name="P4">
Дослідження, серед іншого, виявило, що українці як всередині країни, так і заїї межами продовжують вірити в деякі російські наративи, бо їх Росіявкорінювала роками в українське медіаполе. Так, 29% опитаних в Україні та 35%за кордоном не погодились із твердженням "Революція Гідності в Україні2013-2014 року НЕ була державним переворотом". Водночас 43% респондентів вУкраїні та 36% за кордоном вважають, що в Україні поширена "нацистська та/абонеонацистська ідеологія".</text:p>
      <text:p text:style-name="P4">
<text:span text:style-name="T4">
Читайте також:</text:span>
 <text:a xlink:type="simple" xlink:href="https://www.ukrinform.ua/rubric-polytics/3726880-spisok-rosijskih-propagandistiv-i-voenkoriv-aki-potrapili-do-11-paketu-sankcij-es.html" text:style-name="Internet_20_link" text:visited-style-name="Visited_20_Internet_20_Link">
 Список російських <text:span text:style-name="T4">
пропаганди</text:span>
 стів і «воєнкорів», якіпотрапили до 11 пакету санкцій ЄС </text:a>
</text:p>
      <text:p text:style-name="P4">
Дослідження проведено VoxCheck разом із компанією CBR за підтримкиміжнародного фонду «Відродження». Цільова аудиторія: українці 18-70 років, якіпроживають в Україні або перебувають за кордоном (Польща, Чехія, Німеччина,Велика Британія, Іспанія, Італія, Франція, Словаччина та ін.). Було опитано1466 респондентів з України та 327 респондентів з-за кордону. Методиопитування: інтерв’ю на онлайн-панелі CBR Point, телефонні інтерв’ю, онлайн-інтерв’ю.</text:p>
      <text:p text:style-name="P4">
Source: <text:a xlink:type="simple" xlink:href="https://www.ukrinform.ua/rubric-society/3727985-neformalna-komunikacia-miz-ukraincami-dopomoze-podolati-narativi-rf-ekspertka.html" text:style-name="Internet_20_link" text:visited-style-name="Visited_20_Internet_20_Link">
https://www.ukrinform.ua/rubric-society/3727985-neformalna-komunikacia-miz-ukraincami-dopomoze-podolati-narativi-rf-ekspertka.html</text:a>
</text:p>
      <!--NEWS-->
      <text:h text:style-name="P10" text:outline-level="1">
<text:span text:style-name="T4">
У Львові розвіднику з Волині провели пересадку шкіри</text:span>
</text:h>
      <text:p text:style-name="P4">
Authors: Ukrinform (Person)</text:p>
      <text:p text:style-name="P4">
Publisher: Укринформ (Organization)</text:p>
      <text:p text:style-name="P4">
Published Time: 2023-06-26T18:13:32+03:00</text:p>
      <text:p text:style-name="P4">
Modified Time: 2023-06-26T18:13:32+03:00</text:p>
      <text:p text:style-name="P4">
Description: У Національному реабілітаційному центрі «Незламні» виконали операцію з пересадки шкіри розвіднику з Волині, який отримав численні опіки та переломи після того, як в його авто під Куп’янськом поцілили ракетою російські пілоти. — Укрінформ.</text:p>
      <text:p text:style-name="P4">
Images: ['<text:a xlink:type="simple" xlink:href="https://static.ukrinform.com/photos/2023_06/thumb_files/630_360_1687792312-913.jpg" text:style-name="Internet_20_link" text:visited-style-name="Visited_20_Internet_20_Link">
630_360_16877...</text:a>
']</text:p>
      <text:p text:style-name="P4">
Tags: ['Львів', 'Операція', 'Лікарня', 'Військові']</text:p>
      <text:p text:style-name="P4">
Type: Article</text:p>
      <!--METADATA-->
      <text:p text:style-name="P4">
<draw:frame draw:style-name="fr1" draw:name="Image199" text:anchor-type="as-char" svg:width="6.9236in" svg:height="3.956343in" draw:z-index="0">
<draw:image xlink:href="../Images/yкринформ/2023-06-26T18-13-32-03-00/630_360_1687792312-913.jpg" xlink:type="simple" xlink:show="embed" xlink:actuate="onLoad" draw:mime-type="image/jpeg"/>
</draw:frame>
 УНаціональному реабілітаційному центрі «Незламні» виконали операцію з пересадкишкіри розвіднику з Волині, який отримав численні опіки та переломи після того,як в його авто під Куп’янськом поцілили ракетою російські пілоти.</text:p>
      <text:p text:style-name="P4">
Про це у  <text:a xlink:type="simple" xlink:href="https://www.facebook.com/1tmolviv/posts/pfbid02Q7WYCpTX3Nw4sTLyzZQSg5MctwjbpDaccy6xfnK4TRgjTdakCkaqaUR25Hd7iZPUl" text:style-name="Internet_20_link" text:visited-style-name="Visited_20_Internet_20_Link">
 Фейсбуці</text:a>
повідомляє пресслужба Першого медоб’єднання Львова, передає Укрінформ.</text:p>
      <text:p text:style-name="P4">
«У Центр «Незламні» Дмитро поступив у важкому стані. Опіки 2-го ступеню руки іспини та множинні переломи стегна, лопатки, ребра та верхньої кінцівки. Спершунаші спеціалісти очистили та закрили рани. А згодом пластичні хірургипересадили шкіру. Вони взяли трансплантат зі стегон та перемістили його науражену вогнем ділянку на руці. Зараз можемо сказати точно: шкіра прижилась»,- йдеться у повідомленні.</text:p>
      <text:p text:style-name="P4">
У <text:a xlink:type="simple" xlink:href="https://www.ukrinform.ua/tag-bolnica" text:style-name="Internet_20_link" text:visited-style-name="Visited_20_Internet_20_Link">
 медзакладі </text:a>
 зазначають, що39-річний Дмитро Шеменюк з села Березовичі, що на Волині. За плечима взахисника шість років прикордонної служби та рік в лавах ЗСУ - на війні, якутоді ще не називали великою. Початок повномасштабного вторгнення заставветерана вдома. Чоловік без вагань дістав з гаража своє спорядження та вирушиву військкомат, щоб стати на захист країни. Дмитро став розвідником. Спершуобороняв Київ, після того, як окупантів вдалося вигнати з півночі країни,продовжив воювати на Миколаївщині, а згодом - Харківщині.</text:p>
      <text:p text:style-name="P4">
<text:span text:style-name="T4">
Читайте також:</text:span>
 <text:a xlink:type="simple" xlink:href="https://www.ukrinform.ua/rubric-regions/3694508-u-lvovi-vidkrili-sucasnij-korpus-nacionalnogo-reabilitacijnogo-centru-nezlamni.html" text:style-name="Internet_20_link" text:visited-style-name="Visited_20_Internet_20_Link">
 У <text:span text:style-name="T4">
Львові</text:span>
 <text:span text:style-name="T4">
відкрили</text:span>
 <text:span text:style-name="T4">
сучасний</text:span>
 <text:span text:style-name="T4">
корпус</text:span>
<text:span text:style-name="T4">
Національного</text:span>
 <text:span text:style-name="T4">
реабілітаційного</text:span>
 <text:span text:style-name="T4">
центру</text:span>
 « <text:span text:style-name="T4">
Незламні</text:span>
 »</text:a>
</text:p>
      <text:p text:style-name="P4">
Поранення військовий отримав на Куп’янському напрямку, під час бойовогозавдання. Ракета ворожої авіації влучила прямо в автомобіль, де було п’ятьукраїнських захисників. Двоє з них загинули на місці. Трьох інших ударноюхвилею відкинуло від авто.</text:p>
      <text:p text:style-name="P4">
Після пересадки шкіри на волинянина чекає наступний етап - лікуванняпереломів. Ортопед-травматологи днями мають встановити Дмитрові апаратизовнішньої фіксації. Опісля на захисника чекає тривала реабілітація.</text:p>
      <text:p text:style-name="P4">
Як повідомляв Укрінформ, Національний реабілітаційний центр "Незламні" спільноз ГО “Побачити перемогу”  <text:a xlink:type="simple" xlink:href="https://www.ukrinform.ua/rubric-society/3726890-u-centri-nezlamni-startue-pilotnij-proekt-z-reabilitacii-ludej-aki-cerez-vijnu-vtratili-zir.html" text:style-name="Internet_20_link" text:visited-style-name="Visited_20_Internet_20_Link">
 розпочинають роботу над пілотним проєктом зреабілітації людей </text:a>
 , які втратили зір унаслідок війни.</text:p>
      <text:p text:style-name="P4">
<text:span text:style-name="T5">
Фото: Перше медичне об'єднання Львова</text:span>
</text:p>
      <text:p text:style-name="P4">
Source: <text:a xlink:type="simple" xlink:href="https://www.ukrinform.ua/rubric-regions/3727986-u-lvovi-rozvidniku-z-volini-proveli-peresadku-skiri.html" text:style-name="Internet_20_link" text:visited-style-name="Visited_20_Internet_20_Link">
https://www.ukrinform.ua/rubric-regions/3727986-u-lvovi-rozvidniku-z-volini-proveli-peresadku-skiri.html</text:a>
</text:p>
      <!--NEWS-->
      <text:h text:style-name="P10" text:outline-level="1">
<text:span text:style-name="T4">
«Харків без Лободи»: 16-річна випускниця не вірить у «повагу», про яку заявила співачка</text:span>
</text:h>
      <text:p text:style-name="P4">
Authors: Ukrinform (Person)</text:p>
      <text:p text:style-name="P4">
Publisher: Укринформ (Organization)</text:p>
      <text:p text:style-name="P4">
Published Time: 2023-06-26T18:14:00+03:00</text:p>
      <text:p text:style-name="P4">
Modified Time: 2023-06-26T18:14:00+03:00</text:p>
      <text:p text:style-name="P4">
Description: Шістнадцятирічна випускниця Дарина Вдовенко, яка напередодні вийшла на одиночний пікет проти концерту Світлани Лободи в Харкові, геть не вірить у “повагу” до її позиції, про яку співачка написала в своїх соцмережах. — Укрінформ.</text:p>
      <text:p text:style-name="P4">
Images: ['<text:a xlink:type="simple" xlink:href="https://static.ukrinform.com/photos/2023_06/thumb_files/630_360_1687793188-112.png" text:style-name="Internet_20_link" text:visited-style-name="Visited_20_Internet_20_Link">
630_360_16877...</text:a>
']</text:p>
      <text:p text:style-name="P4">
Tags: ['Лобода', 'Скандал', 'Харків', 'Співачка']</text:p>
      <text:p text:style-name="P4">
Type: Article</text:p>
      <!--METADATA-->
      <text:p text:style-name="P4">
<draw:frame draw:style-name="fr1" draw:name="Image200" text:anchor-type="as-char" svg:width="6.9236in" svg:height="3.956343in" draw:z-index="0">
<draw:image xlink:href="../Images/yкринформ/2023-06-26T18-14-00-03-00/630_360_1687793188-112.png" xlink:type="simple" xlink:show="embed" xlink:actuate="onLoad" draw:mime-type="image/png"/>
</draw:frame>
Шістнадцятирічна випускниця Дарина Вдовенко, яка напередодні вийшла наодиночний пікет проти концерту Світлани Лободи в Харкові, геть не вірить у“повагу” до її позиції, про яку співачка написала в своїх соцмережах.</text:p>
      <text:p text:style-name="P4">
Про це Дарина Вдовенко сказала в коментарі кореспонденту Укрінформу.</text:p>
      <text:p text:style-name="P4">
“Я бачу, що її допис розходиться з діями, з тим, що вона сказала мені. Вонаабсолютно не поважає мою позицію, бо спитала про <text:a xlink:type="simple" xlink:href="https://www.ukrinform.ua/tag-grosi" text:style-name="Internet_20_link" text:visited-style-name="Visited_20_Internet_20_Link">
 гроші</text:a>
 . Щодо її поведінки, того, що воначіпала мене рукою, я скажу, що жодна людина не має так поводитися повідношенню до іншої людини”, - зазначила харків’янка.</text:p>
      <text:p text:style-name="P4">
Дарина подякувала тим людям, які висловили їй підтримку під час одиночногопікету.</text:p>
      <text:p text:style-name="P4">
“Так, прихильників Лободи було набагато більше, але були й ті, хто менепідтримав. І я вдячна цим людям”, - сказала дівчина.</text:p>
      <text:p text:style-name="P4">
Її батьки вчинок доньки та принциповість схвалюють.</text:p>
      <text:p text:style-name="P4">
“Мама сказала, що, звісно, не здивована, але дуже пишається. Батько такожпідтримує”, - зазначила Дарина.</text:p>
      <text:p text:style-name="P4">
<text:span text:style-name="T4">
Читайте також:</text:span>
 <text:a xlink:type="simple" xlink:href="https://www.ukrinform.ua/rubric-culture/3435905-kirkorova-baskova-ani-lorak-vimagaut-pozbaviti-zvanna-narodnih-artistiv-ukraini.html" text:style-name="Internet_20_link" text:visited-style-name="Visited_20_Internet_20_Link">
 Кіркорова, Баскова, Ані <text:span text:style-name="T4">
Лорак</text:span>
 вимагають позбавитизвання «народних артистів України» </text:a>
</text:p>
      <text:p text:style-name="P4">
Після концерту в харківському саду ім. Шевченка Світлана Лобода в своєму  <text:a xlink:type="simple" xlink:href="https://www.instagram.com/p/Ct61pMeMG63/" text:style-name="Internet_20_link" text:visited-style-name="Visited_20_Internet_20_Link">
Інстаграмі </text:a>
 написала: “Ви такірізні і такі красиві!! Дякую, що прийшли. Дівчинка, яка простояла увесь час зплакатом «Харків без Лободи» - я пишаюсь тобою. Ти маєш право на свою думку ія поважаю це. Бо теж добре знаю, що таке йти проти течії. На жаль, мою розмовуз тобою вкотре намагаються зробити маніпуляцією. Мені шкода, якщо хтось вбачаєв цьому зневагу. Знаю, що не ти. І бажаю тобі ніколи не втрачати сили духу”.</text:p>
      <text:p text:style-name="Quotations">

<text:p text:style-name="P4">
<text:a xlink:type="simple" xlink:href="https://www.instagram.com/p/Ct61pMeMG63/" text:style-name="Internet_20_link" text:visited-style-name="Visited_20_Internet_20_Link">
&gt;
 </text:a>
&gt;
&gt;
 <text:a xlink:type="simple" xlink:href="https://www.instagram.com/p/Ct61pMeMG63/" text:style-name="Internet_20_link" text:visited-style-name="Visited_20_Internet_20_Link">
 Посмотреть эту публикацию в Instagram&gt;
 </text:a>
&gt;
&gt;
 <text:a xlink:type="simple" xlink:href="https://www.instagram.com/p/Ct61pMeMG63/" text:style-name="Internet_20_link" text:visited-style-name="Visited_20_Internet_20_Link">
 Публикация от LOBODA (@lobodaofficial)&gt;
 </text:a>
</text:p>

</text:p>
      <text:p text:style-name="P4">
У соціальних мережах другу добу не вщухає дискусія довкола виступу співачки таїї поведінки, хоча на її підтримку почали висловлюватися деякі військові,зокрема, одна з бригад тероборони, але згодом цей допис із подякою за допомогуформуванню від співачки було видалено.</text:p>
      <text:p text:style-name="P4">
<text:span text:style-name="T4">
Читайте також:</text:span>
 <text:a xlink:type="simple" xlink:href="https://www.ukrinform.ua/rubric-culture/3625691-u-litvi-vse-z-skasuvali-koncerti-spivacki-lobodi-zmi.html" text:style-name="Internet_20_link" text:visited-style-name="Visited_20_Internet_20_Link">
 У <text:span text:style-name="T4">
Литві</text:span>
 <text:span text:style-name="T4">
скасували</text:span>
 <text:span text:style-name="T4">
концерти</text:span>
 <text:span text:style-name="T4">
співачки</text:span>
<text:span text:style-name="T4">
Лободи</text:span>
 – <text:span text:style-name="T4">
ЗМІ</text:span>
 </text:a>
</text:p>
      <text:p text:style-name="P4">
“Інститут репутації в Україні, на жаль, відсутній. Вона (Лобода - ред.) заразбуде давати дуже багато грошей різним підрозділам, аби повернутися до нашогоінформаційного простору”, - зауважив у  <text:a xlink:type="simple" xlink:href="https://www.facebook.com/Nevidomy/posts/pfbid031mBgqvrXrtLmJy7hoeDfntbBb9o1VpYrd3AAsBC8XqS1i2HY8mxiShcKHsjXDP57l" text:style-name="Internet_20_link" text:visited-style-name="Visited_20_Internet_20_Link">
 Фейсбуці</text:a>
керівник ГО “Декомунізація. Україна” Вадим Поздняков.</text:p>
      <text:p text:style-name="P4">
Юрист ГО “Харківський антикорупційний центр” Володимир Рисенко закликаєорганізаторів туру співачки припинити його.</text:p>
      <text:p text:style-name="P4">
“Кейс Лободи, це насамперед про дві речі - гроші і репутацію. У світі і головіЛободи все крутиться навколо грошей, точніше бабок. Нічого іншого в її головіне існує. Цінності і Свобода - для неї вигадані речі для "лохів". Була б такаможливість, а скоріше необхідність піару на російському телебаченні, вона б іна Майдані могла запросто спитати «хто тобі дав гроші?» І в тій голові нічогоне змінилось. І друге. Так, в Україні відсутній інститут репутації. Аледавайте нарешті його створювати. Тобі подобалось заробляти в Росії, ну то ізаробляй там далі. Тобі "безразлично в какой стране жить"? Ну ок, то і Україніна тебе начхати. І останнє. Не тягніть цю Лободу ні в Харків, ні в Дніпро, нібудь-яке місто в Україні. Бо це і про репутацію тих, хто це робить”, - написавРисенко у  <text:a xlink:type="simple" xlink:href="https://www.facebook.com/v.rysenko/posts/pfbid02mLrTtfTLZwgFggkD6yp1zosLqv413sDeeCUuxmt9ezq2roxMt7McydXNUMMf3Bwzl" text:style-name="Internet_20_link" text:visited-style-name="Visited_20_Internet_20_Link">
 Фейсбуці</text:a>
.</text:p>
      <text:p text:style-name="P4">
Як повідомляв Укрінформ, співачка Світлана Лобода на концерті у Харкові,запитала у дівчини, що стояла з плакатом “Харків без Лободи”, хто їй давгроші, після цього почала гладити її по голові. Дівчина намагаласядистанціюватися та не припинила свій одиночний пікет.  <text:a xlink:type="simple" xlink:href="https://www.ukrinform.ua/rubric-regions/3727607-spivacka-loboda-obrazila-unu-harkivanku-hto-tobi-dav-grosi.html" text:style-name="Internet_20_link" text:visited-style-name="Visited_20_Internet_20_Link">
 Відео</text:a>
 , на якому Лобода ображає дівчинку,облетіло соцмережі. Люди переконані, що співачка фактично цькує дитину запроукраїнську позицію.</text:p>
      <text:p text:style-name="P4">
Фото: Instagram/LOBODA</text:p>
      <text:p text:style-name="P4">
Source: <text:a xlink:type="simple" xlink:href="https://www.ukrinform.ua/rubric-culture/3727991-harkiv-bez-lobodi-16ricna-vipusknica-ne-virit-u-povagu-pro-aku-zaavila-spivacka.html" text:style-name="Internet_20_link" text:visited-style-name="Visited_20_Internet_20_Link">
https://www.ukrinform.ua/rubric-culture/3727991-harkiv-bez-lobodi-16ricna-vipusknica-ne-virit-u-povagu-pro-aku-zaavila-spivacka.html</text:a>
</text:p>
      <!--NEWS-->
      <text:h text:style-name="P10" text:outline-level="1">
<text:span text:style-name="T4">
У Хаджибейському лимані масово гине риба й креветки</text:span>
</text:h>
      <text:p text:style-name="P4">
Authors: Ukrinform (Person)</text:p>
      <text:p text:style-name="P4">
Publisher: Укринформ (Organization)</text:p>
      <text:p text:style-name="P4">
Published Time: 2023-06-26T18:16:00+03:00</text:p>
      <text:p text:style-name="P4">
Modified Time: 2023-06-26T18:16:00+03:00</text:p>
      <text:p text:style-name="P4">
Description: Масову загибель риби та креветки зафіксовано на узбережжі уздовж Хаджибейського лиману в Одеській області. — Укрінформ.</text:p>
      <text:p text:style-name="P4">
Images: ['<text:a xlink:type="simple" xlink:href="https://static.ukrinform.com/photos/2023_06/thumb_files/630_360_1687792555-209.jpeg" text:style-name="Internet_20_link" text:visited-style-name="Visited_20_Internet_20_Link">
630_360_16877...</text:a>
']</text:p>
      <text:p text:style-name="P4">
Tags: ['Екологія', 'Одещина', 'Риба']</text:p>
      <text:p text:style-name="P4">
Type: Article</text:p>
      <!--METADATA-->
      <text:p text:style-name="P4">
<draw:frame draw:style-name="fr1" draw:name="Image201" text:anchor-type="as-char" svg:width="6.9236in" svg:height="3.956343in" draw:z-index="0">
<draw:image xlink:href="../Images/yкринформ/2023-06-26T18-16-00-03-00/630_360_1687792555-209.jpeg" xlink:type="simple" xlink:show="embed" xlink:actuate="onLoad" draw:mime-type="image/jpeg"/>
</draw:frame>
 Масовузагибель риби та креветки зафіксовано на узбережжі уздовж Хаджибейськоголиману в Одеській області.</text:p>
      <text:p text:style-name="P4">
Про це у <text:a xlink:type="simple" xlink:href="https://t.me/fish_Odessa/668" text:style-name="Internet_20_link" text:visited-style-name="Visited_20_Internet_20_Link">
 Телеграмі </text:a>
 повідомив Одеськийрибоохоронний патруль, передає Укрінформ.</text:p>
      <text:p text:style-name="P4">
«Виявлено замор <text:a xlink:type="simple" xlink:href="https://www.ukrinform.ua/tag-riba" text:style-name="Internet_20_link" text:visited-style-name="Visited_20_Internet_20_Link">
 риби </text:a>
 та креветки наділянці протяжністю близько 500 метрів вздовж прибережної смуги Хаджибейськоголиману в районі дамби об’їзної дороги», - йдеться у повідомленні.</text:p>
      <text:p text:style-name="P4">
Задля встановлення причин замору представники Державної екологічної інспекціїПівденно-Західного округу відібрали проби води з Хаджибейського лиману.</text:p>
      <text:p text:style-name="P4">
<text:span text:style-name="T4">
Читайте також:</text:span>
 <text:a xlink:type="simple" xlink:href="https://www.ukrinform.ua/rubric-regions/3727752-na-hersonsini-u-vodah-dvoh-ricok-viavili-naftoprodukti.html" text:style-name="Internet_20_link" text:visited-style-name="Visited_20_Internet_20_Link">
 На Херсонщині у водах двох річок виявили<text:span text:style-name="T4">
нафтопродукти</text:span>
 </text:a>
</text:p>
      <text:p text:style-name="P4">
Зазначається, що в останні роки задуха водних біоресурсів у Хаджибейськомулимані - явище сезонне і здебільшого пов’язано з високою температурою повітрята цвітінням водоростей.</text:p>
      <text:p text:style-name="P4">
«Водойма не має сполучення з Чорним морем, тому явище задухи ніяк не пов’язаноз екологічною ситуацією, яка виникла в результаті підриву Каховської ГЕС», -наголосили в рибоохоронному патрулі.</text:p>
      <text:p text:style-name="P4">
Як повідомлялося, після підриву росіянами Каховської ГЕС у Чорному морі, кудипотрапила вода з Дніпра, яка змила нечистоти, може бути не лише холера, але йвірус поліомієліту.</text:p>
      <text:p text:style-name="P4">
<text:span text:style-name="T5">
Фото: Одеський рибпатруль</text:span>
</text:p>
      <text:p text:style-name="P4">
Source: <text:a xlink:type="simple" xlink:href="https://www.ukrinform.ua/rubric-regions/3727989-u-hadzibejskomu-limani-masovo-gine-riba-j-krevetki.html" text:style-name="Internet_20_link" text:visited-style-name="Visited_20_Internet_20_Link">
https://www.ukrinform.ua/rubric-regions/3727989-u-hadzibejskomu-limani-masovo-gine-riba-j-krevetki.html</text:a>
</text:p>
      <!--NEWS-->
      <text:h text:style-name="P10" text:outline-level="1">
<text:span text:style-name="T4">
Відновлення України: у Мінфіні назвали пріоритетні сфери для фінансування</text:span>
</text:h>
      <text:p text:style-name="P4">
Authors: Ukrinform (Person)</text:p>
      <text:p text:style-name="P4">
Publisher: Укринформ (Organization)</text:p>
      <text:p text:style-name="P4">
Published Time: 2023-06-26T18:20:00+03:00</text:p>
      <text:p text:style-name="P4">
Modified Time: 2023-06-26T18:20:00+03:00</text:p>
      <text:p text:style-name="P4">
Description: Одним із пріоритетів держави є відновлення енергетичної інфраструктури та відбудова житла. — Укрінформ.</text:p>
      <text:p text:style-name="P4">
Images: ['<text:a xlink:type="simple" xlink:href="https://static.ukrinform.com/photos/2018_02/thumb_files/630_360_1518265938-9397.jpg" text:style-name="Internet_20_link" text:visited-style-name="Visited_20_Internet_20_Link">
630_360_15182...</text:a>
']</text:p>
      <text:p text:style-name="P4">
Tags: ['Енергетика', 'Мінфін', 'Житло', 'Сергій Марченко', 'Відбудова']</text:p>
      <text:p text:style-name="P4">
Type: Article</text:p>
      <!--METADATA-->
      <text:p text:style-name="P4">
<draw:frame draw:style-name="fr1" draw:name="Image202" text:anchor-type="as-char" svg:width="6.9236in" svg:height="3.956343in" draw:z-index="0">
<draw:image xlink:href="../Images/yкринформ/2023-06-26T18-20-00-03-00/630_360_1518265938-9397.jpg" xlink:type="simple" xlink:show="embed" xlink:actuate="onLoad" draw:mime-type="image/jpeg"/>
</draw:frame>
 Одним ізпріоритетів держави є відновлення енергетичної інфраструктури та відбудоважитла.</text:p>
      <text:p text:style-name="P4">
Про це в інтерв’ю для французького медіа LesEchos розповів міністр фінансівУкраїни Сергій Марченко, повідомляє Укрінформ із посиланням на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пресслужбуМінфіну.</text:a>
</text:p>
      <text:p text:style-name="P4">
"Одним із наших пріоритетів є <text:a xlink:type="simple" xlink:href="https://www.ukrinform.ua/rubric-vidbudova" text:style-name="Internet_20_link" text:visited-style-name="Visited_20_Internet_20_Link">
 відновлення </text:a>
 енергетичної інфраструктури, яка стала мішенню російських атак,особливо на початку опалювального сезону минулого року. За нашими оцінками,для захисту енергетичних об'єктів від ракетних атак і безпілотниківзнадобиться 3,3 млрд доларів США. Ця потреба є надзвичайно нагальною, оскількиенергетика може знову стати мішенню рф, щойно настане зима", - сказавМарченко.</text:p>
      <text:p text:style-name="P4">
Другий пріоритетом держави, за його словами, є житло.</text:p>
      <text:p text:style-name="P4">
"Понад 100 000 житлових будинків були зруйновані і потребують відбудови абореставрації вартістю 1,9 млрд доларів США. Це важливо, зокрема, для того щобукраїнські біженці змогли якомога скоріше повернутися додому", - зазначивміністр.</text:p>
      <text:p text:style-name="P4">
Ремонт лікарень, шкіл та інших освітніх закладів оцінюється у 2,3 млрд дол.Близько 3,5 млрд дол. потрібно на транспорт і логістику.</text:p>
      <text:p text:style-name="P4">
"Важливо вже зараз ремонтувати дороги і мости, розвивати комунікації зЄвропейським Союзом, адже це єдиний кордон, який у нас залишився", - зазначивМарченко.</text:p>
      <text:p text:style-name="P4">
Він нагадав, що минулого тижня на Лондонській конференції країни-донорипообіцяли виділити 60 млрд євро на відновлення України, однак тут потрібновраховувати, що на даному етапі це лише зобов'язання.</text:p>
      <text:p text:style-name="P4">
<text:span text:style-name="T4">
Читайте також:</text:span>
 <text:a xlink:type="simple" xlink:href="https://www.ukrinform.ua/rubric-economy/3727972-u-minfini-na-cej-rik-prognozuut-taki-podatkovi-nadhodzenna-aki-buli-do-vijni.html" text:style-name="Internet_20_link" text:visited-style-name="Visited_20_Internet_20_Link">
 У <text:span text:style-name="T4">
Мінфін</text:span>
 і на цей рік прогнозують такі податковінадходження, які були до війни </text:a>
</text:p>
      <text:p text:style-name="P4">
"Реальна робота із залучення обіцяних коштів попереду. Це може зайняти певнийчас, а у деяких випадках навіть кілька років. Проблема в тому, що нашінагальні потреби величезні, за оцінками Світового банку, вони становлять понад14 млрд доларів США", - підкреслив Марченко.</text:p>
      <text:p text:style-name="P4">
Як повідомлялося, 21-22 червня у Лондоні проходила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vidbudova/3727983-vidnovlenna-ukraini-u-minfini-nazvali-prioritetni-sferi-dla-finansuvanna.html" text:style-name="Internet_20_link" text:visited-style-name="Visited_20_Internet_20_Link">
https://www.ukrinform.ua/rubric-vidbudova/3727983-vidnovlenna-ukraini-u-minfini-nazvali-prioritetni-sferi-dla-finansuvanna.html</text:a>
</text:p>
      <!--NEWS-->
      <text:h text:style-name="P10" text:outline-level="1">
<text:span text:style-name="T4">
На Херсонщині загарбники почали демонтувати та вивозити вітряки</text:span>
</text:h>
      <text:p text:style-name="P4">
Authors: Ukrinform (Person)</text:p>
      <text:p text:style-name="P4">
Publisher: Укринформ (Organization)</text:p>
      <text:p text:style-name="P4">
Published Time: 2023-06-26T18:26:00+03:00</text:p>
      <text:p text:style-name="P4">
Modified Time: 2023-06-26T18:26:00+03:00</text:p>
      <text:p text:style-name="P4">
Description: Росіяни на окупованій частині Херсонщини почали демонтувати та вивозити вітряки з вітропарку «Віндкрафт Україна», а понтонна переправа біля пошкодженого Чонгарського моста працює виключно для військових потреб. — Укрінформ.</text:p>
      <text:p text:style-name="P4">
Images: ['<text:a xlink:type="simple" xlink:href="https://static.ukrinform.com/photos/2019_02/thumb_files/630_360_1551122816-112.jpg" text:style-name="Internet_20_link" text:visited-style-name="Visited_20_Internet_20_Link">
630_360_15511...</text:a>
']</text:p>
      <text:p text:style-name="P4">
Tags: ['Херсонщина', 'Окупація', 'Крадіжка', 'Російські військові']</text:p>
      <text:p text:style-name="P4">
Type: Article</text:p>
      <!--METADATA-->
      <text:p text:style-name="P4">
<draw:frame draw:style-name="fr1" draw:name="Image203" text:anchor-type="as-char" svg:width="6.9236in" svg:height="3.956343in" draw:z-index="0">
<draw:image xlink:href="../Images/yкринформ/2023-06-26T18-26-00-03-00/630_360_1551122816-112.jpg" xlink:type="simple" xlink:show="embed" xlink:actuate="onLoad" draw:mime-type="image/jpeg"/>
</draw:frame>
 Росіяни наокупованій частині Херсонщини почали демонтувати та вивозити вітряки звітропарку «Віндкрафт Україна», а понтонна переправа біля пошкодженогоЧонгарського моста працює виключно для військових потреб.</text:p>
      <text:p text:style-name="P4">
Як передає Укрінформ, про це написав у <text:a xlink:type="simple" xlink:href="https://www.facebook.com/sergey.khlan/posts/pfbid02762oT4WEtHqpPgRbaiKJ7PfJ7PD99Zj7BBsBoy6zZmJHtDAsDNW9sWcj3Gz4raZYl" text:style-name="Internet_20_link" text:visited-style-name="Visited_20_Internet_20_Link">
 Фейсбуці</text:a>
депутат Херсонської обласної ради Сергій Хлань.</text:p>
      <text:p text:style-name="P4">
«Є інформація, що росіяни почали демонтувати та вивозити вітряки з вітропарку«Віндкрафт Україна», що частково належить Карлу Стурену», - йдеться уповідомленні.</text:p>
      <text:p text:style-name="P4">
Хлань зазначив, що понтонна переправа біля пошкодженого Чонгарського мостапрацює виключно для військових потреб і техніки їде багато.</text:p>
      <text:p text:style-name="P4">
<text:span text:style-name="T4">
Читайте також:</text:span>
 <text:a xlink:type="simple" xlink:href="https://www.ukrinform.ua/rubric-regions/3726190-u-golij-pristani-rosiani-viselaut-ta-grabuut-miscevih-ziteliv.html" text:style-name="Internet_20_link" text:visited-style-name="Visited_20_Internet_20_Link">
 У Голій Пристані росіяни виселяють та <text:span text:style-name="T4">
грабують</text:span>
місцевих жителів </text:a>
</text:p>
      <text:p text:style-name="P4">
Як повідомляв Укрінформ, <text:a xlink:type="simple" xlink:href="https://www.ukrinform.ua/rubric-crimea/3726868-rosiani-zveli-pontonnu-perepravu-pisla-udaru-po-congarskomu-mostu.html" text:style-name="Internet_20_link" text:visited-style-name="Visited_20_Internet_20_Link">
 російські загарбники звели понтонну переправу післяудару по Чонгарському мосту </text:a>
 , якого було завдано 22 червня.</text:p>
      <text:p text:style-name="P4">
ЗСУ восени визволили правобережну частину Херсонської області, зокрема містоХерсон. Частина області, розташована на лівому березі Дніпра, тимчасовозахоплена російськими військами.</text:p>
      <text:p text:style-name="P4">
<text:span text:style-name="T5">
Фото ілюстративне</text:span>
</text:p>
      <text:p text:style-name="P4">
Source: <text:a xlink:type="simple" xlink:href="https://www.ukrinform.ua/rubric-regions/3727992-na-hersonsini-zagarbniki-pocali-demontuvati-ta-vivoziti-vitraki.html" text:style-name="Internet_20_link" text:visited-style-name="Visited_20_Internet_20_Link">
https://www.ukrinform.ua/rubric-regions/3727992-na-hersonsini-zagarbniki-pocali-demontuvati-ta-vivoziti-vitraki.html</text:a>
</text:p>
      <!--NEWS-->
      <text:h text:style-name="P10" text:outline-level="1">
<text:span text:style-name="T4">
Українка Михайленко здобула ще одну нагороду з тайського боксу на Європейських іграх</text:span>
</text:h>
      <text:p text:style-name="P4">
Authors: Ukrinform (Person)</text:p>
      <text:p text:style-name="P4">
Publisher: Укринформ (Organization)</text:p>
      <text:p text:style-name="P4">
Published Time: 2023-06-26T18:30:16+03:00</text:p>
      <text:p text:style-name="P4">
Modified Time: 2023-06-26T18:30:16+03:00</text:p>
      <text:p text:style-name="P4">
Description: Українка Анастасія Михайленко здобула нагороду на Європейських іграх у Кракові. — Укрінформ.</text:p>
      <text:p text:style-name="P4">
Images: ['<text:a xlink:type="simple" xlink:href="https://static.ukrinform.com/photos/2023_06/thumb_files/630_360_1687793329-822.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204" text:anchor-type="as-char" svg:width="6.9236in" svg:height="3.956343in" draw:z-index="0">
<draw:image xlink:href="../Images/yкринформ/2023-06-26T18-30-16-03-00/630_360_1687793329-822.jpg" xlink:type="simple" xlink:show="embed" xlink:actuate="onLoad" draw:mime-type="image/jpeg"/>
</draw:frame>
 УкраїнкаАнастасія Михайленко здобула нагороду на Європейських іграх у Кракові.</text:p>
      <text:p text:style-name="P4">
Михайленко у ваговій категорії до 51 кг стала бронзовою призеркою, повідомляєУкрінформ.</text:p>
      <text:p text:style-name="P4">
У півфіналі вона поступилась представниці Польщі Роксані Даргель – 28:29.</text:p>
      <text:p text:style-name="P4">
Для України це вже 24-та медаль на цих Європейських іграх.</text:p>
      <text:p text:style-name="P4">
<text:span text:style-name="T4">
Читайте також:</text:span>
 <text:a xlink:type="simple" xlink:href="https://www.ukrinform.ua/rubric-sports/3727978-ukrainec-mikitas-stav-tretim-z-tajskogo-boksu-na-evropejskih-igrah.html" text:style-name="Internet_20_link" text:visited-style-name="Visited_20_Internet_20_Link">
 Українець <text:span text:style-name="T4">
Микитась</text:span>
 став третім з тайського боксу наЄвропейських іграх </text:a>
</text:p>
      <text:p text:style-name="P4">
Змагання триватимуть до 2 липня.</text:p>
      <text:p text:style-name="P4">
Фото: facebook.com</text:p>
      <text:p text:style-name="P4">
Source: <text:a xlink:type="simple" xlink:href="https://www.ukrinform.ua/rubric-sports/3727993-ukrainka-mihajlenko-zdobula-se-odnu-nagorodu-z-tajskogo-boksu-na-evropejskih-igrah.html" text:style-name="Internet_20_link" text:visited-style-name="Visited_20_Internet_20_Link">
https://www.ukrinform.ua/rubric-sports/3727993-ukrainka-mihajlenko-zdobula-se-odnu-nagorodu-z-tajskogo-boksu-na-evropejskih-igrah.html</text:a>
</text:p>
      <!--NEWS-->
      <text:h text:style-name="P10" text:outline-level="1">
<text:span text:style-name="T4">
Угорщина розблокує транш ЄС, якщо Україна виключить OTP Bank із «чорного списку» - Сіярто</text:span>
</text:h>
      <text:p text:style-name="P4">
Authors: Ukrinform (Person)</text:p>
      <text:p text:style-name="P4">
Publisher: Укринформ (Organization)</text:p>
      <text:p text:style-name="P4">
Published Time: 2023-06-26T18:32:44+03:00</text:p>
      <text:p text:style-name="P4">
Modified Time: 2023-06-26T18:32:44+03:00</text:p>
      <text:p text:style-name="P4">
Description: Угорщина не підтримала виділення чергового траншу у 500 млн євро з Європейського фонду миру державам-членам ЄС через включення Україною угорського OTP Bank до списку "спонсорів війни". — Укрінформ.</text:p>
      <text:p text:style-name="P4">
Images: ['<text:a xlink:type="simple" xlink:href="https://static.ukrinform.com/photos/2020_09/thumb_files/630_360_1600866415-867.jpg" text:style-name="Internet_20_link" text:visited-style-name="Visited_20_Internet_20_Link">
630_360_16008...</text:a>
']</text:p>
      <text:p text:style-name="P4">
Tags: ['Банк', 'Євросоюз', 'Угорщина', 'Сіярто', 'Війна з Росією']</text:p>
      <text:p text:style-name="P4">
Type: Article</text:p>
      <!--METADATA-->
      <text:p text:style-name="P4">
<draw:frame draw:style-name="fr1" draw:name="Image205" text:anchor-type="as-char" svg:width="6.9236in" svg:height="3.956343in" draw:z-index="0">
<draw:image xlink:href="../Images/yкринформ/2023-06-26T18-32-44-03-00/630_360_1600866415-867.jpg" xlink:type="simple" xlink:show="embed" xlink:actuate="onLoad" draw:mime-type="image/jpeg"/>
</draw:frame>
 Угорщинане підтримала виділення чергового траншу у 500 млн євро з Європейського фондумиру державам-членам ЄС через включення Україною угорського OTP Bank до списку"спонсорів війни".</text:p>
      <text:p text:style-name="P4">
Як передає Укрінформ, про це заявив очільник МЗС Петер Сіярто у понеділок,повідомляє <text:a xlink:type="simple" xlink:href="https://www.reuters.com/world/europe/eu-agrees-35-bln-euro-boost-fund-used-ukraine-military-aid-2023-06-26/" text:style-name="Internet_20_link" text:visited-style-name="Visited_20_Internet_20_Link">
 Reuters </text:a>
 .</text:p>
      <text:p text:style-name="P4">
За словами Сіярто, Будапешт готовий змінити свою позицію щодо траншу, якщоУкраїна відмовиться від включення в «чорний список» угорського ОTP Bank.</text:p>
      <text:p text:style-name="P4">
Європейський фонд миру вже виділив близько 4,6 мільярдів євро на закупівлюозброєння для України. Фонд є незалежним від бюджету ЄС, який не має правафінансувати військові операції.</text:p>
      <text:p text:style-name="P4">
<text:span text:style-name="T4">
Читайте також:</text:span>
 <text:a xlink:type="simple" xlink:href="https://www.ukrinform.ua/rubric-polytics/3727971-ministri-es-ne-zmogli-pogoditi-8j-paket-vijskovoi-dopomogi-dla-ukraini.html" text:style-name="Internet_20_link" text:visited-style-name="Visited_20_Internet_20_Link">
 <text:span text:style-name="T4">
Міністри</text:span>
 ЄС не змогли погодити 8-й пакет військовоїдопомоги для України </text:a>
</text:p>
      <text:p text:style-name="P4">
Як повідомляв Укрінформ, <text:a xlink:type="simple" xlink:href="https://www.ukrinform.ua/rubric-ato/3727798-rada-es-shvalila-zbilsenna-fondu-vijskovoi-dopomogi-ukraini-na-35-milarda.html" text:style-name="Internet_20_link" text:visited-style-name="Visited_20_Internet_20_Link">
 у понеділок Рада ЄС погодила рішення збільшити на€3,5 мільярди Європейський фонд миру </text:a>
 , що дозволить, зокрема, продовжувати та нарощувативійськову допомогу для України.</text:p>
      <text:p text:style-name="P4">
Завдяки можливостям міждержавного Фонду, ЄС зміг надати Україні вже сімпакетів військової допомоги на загальну суму 3,6 млрд євро.</text:p>
      <text:p text:style-name="P4">
Нагадаємо, що міністри закордонних справ <text:a xlink:type="simple" xlink:href="https://www.ukrinform.ua/tag-evrosouz" text:style-name="Internet_20_link" text:visited-style-name="Visited_20_Internet_20_Link">
 ЄС </text:a>
 не змогли погодити виділення для України 8-го пакету військовоїдопомоги.</text:p>
      <text:p text:style-name="P4">
Source: <text:a xlink:type="simple" xlink:href="https://www.ukrinform.ua/rubric-world/3727995-ugorsina-rozblokue-trans-es-akso-ukraina-viklucit-otp-bank-iz-cornogo-spisku-siarto.html" text:style-name="Internet_20_link" text:visited-style-name="Visited_20_Internet_20_Link">
https://www.ukrinform.ua/rubric-world/3727995-ugorsina-rozblokue-trans-es-akso-ukraina-viklucit-otp-bank-iz-cornogo-spisku-siarto.html</text:a>
</text:p>
      <!--NEWS-->
      <text:h text:style-name="P10" text:outline-level="1">
<text:span text:style-name="T4">
Байден планує знову зателефонувати Зеленському</text:span>
</text:h>
      <text:p text:style-name="P4">
Authors: Ukrinform (Person)</text:p>
      <text:p text:style-name="P4">
Publisher: Укринформ (Organization)</text:p>
      <text:p text:style-name="P4">
Published Time: 2023-06-26T18:37:00+03:00</text:p>
      <text:p text:style-name="P4">
Modified Time: 2023-06-26T23:37:00+03:00</text:p>
      <text:p text:style-name="P4">
Description: Президент США Джо Байден планує «дуже скоро» знову зв’язатися із главою України Володимиром Зеленським – на тлі розвитку подій в Росії, а також продовженням бойових дій на фронті в Україні. — Укрінформ.</text:p>
      <text:p text:style-name="P4">
Images: ['<text:a xlink:type="simple" xlink:href="https://static.ukrinform.com/photos/2023_05/thumb_files/630_360_1684657623-703.jpg" text:style-name="Internet_20_link" text:visited-style-name="Visited_20_Internet_20_Link">
630_360_16846...</text:a>
']</text:p>
      <text:p text:style-name="P4">
Tags: ['Байден', 'США', 'Україна', 'Зеленський']</text:p>
      <text:p text:style-name="P4">
Type: Article</text:p>
      <!--METADATA-->
      <text:p text:style-name="P4">
<draw:frame draw:style-name="fr1" draw:name="Image206" text:anchor-type="as-char" svg:width="6.9236in" svg:height="3.956343in" draw:z-index="0">
<draw:image xlink:href="../Images/yкринформ/2023-06-26T18-37-00-03-00/630_360_1684657623-703.jpg" xlink:type="simple" xlink:show="embed" xlink:actuate="onLoad" draw:mime-type="image/jpeg"/>
</draw:frame>
 ПрезидентСША Джо Байден планує «дуже скоро» знову зв’язатися із главою УкраїниВолодимиром Зеленським – на тлі розвитку подій в Росії, а також продовженнямбойових дій на фронті в Україні.</text:p>
      <text:p text:style-name="P4">
Про це під час пресбрифінгу в Вашингтоні заявив координатор Ради нацбезпекиБілого дому Джон Кірбі, передає кореспондент Укрінформу.</text:p>
      <text:p text:style-name="P4">
«Він (президент <text:a xlink:type="simple" xlink:href="https://www.ukrinform.ua/tag-bajden" text:style-name="Internet_20_link" text:visited-style-name="Visited_20_Internet_20_Link">
 Байден </text:a>
 – ред.) дужескоро планує знову поговорити з президентом Зеленським», - зазначив він.</text:p>
      <text:p text:style-name="P4">
<text:span text:style-name="T4">
Читайте також:</text:span>
 <text:a xlink:type="simple" xlink:href="https://www.ukrinform.ua/rubric-ato/3728028-ssa-gotuut-novij-paket-vijskovoi-dopomogi-ukraini-na-500-miljoniv.html" text:style-name="Internet_20_link" text:visited-style-name="Visited_20_Internet_20_Link">
 США готують новий пакет військової допомоги Україні на$500 мільйонів </text:a>
</text:p>
      <text:p text:style-name="P4">
Кірбі нагадав, що попередня  <text:a xlink:type="simple" xlink:href="https://www.ukrinform.ua/rubric-polytics/3727614-zelenskij-proviv-rozmovu-z-bajdenom.html" text:style-name="Internet_20_link" text:visited-style-name="Visited_20_Internet_20_Link">
 розмова </text:a>
 американського іукраїнського лідерів стосовно останнього розвитку подій в Росії, а такожситуації в Україні та посилення взаємодії, відбулася напередодні. Крім того,глава Білого дому провів подібні розмови з іншими лідерами.</text:p>
      <text:p text:style-name="P4">
Як повідомляв Укрінформ, у понеділок адміністрація США  <text:a xlink:type="simple" xlink:href="https://www.ukrinform.ua/rubric-world/3728065-ssa-zaklikali-souznikiv-dilitisa-informacieu-pro-rozvitok-podij-v-rosii.html" text:style-name="Internet_20_link" text:visited-style-name="Visited_20_Internet_20_Link">
 підкреслилаважливість </text:a>
 зберігатиєдність та ділитися із союзниками й партнерами наявною інформацією тапоглядами про розвиток подій у Росії після так званого заколоту,організованого Пригожиним.</text:p>
      <text:p text:style-name="P4">
<text:span text:style-name="T5">
Фото: ОП</text:span>
</text:p>
      <text:p text:style-name="P4">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В Івано-Франківську сталася стрілянина, є поранений</text:span>
</text:h>
      <text:p text:style-name="P4">
Authors: Ukrinform (Person)</text:p>
      <text:p text:style-name="P4">
Publisher: Укринформ (Organization)</text:p>
      <text:p text:style-name="P4">
Published Time: 2023-06-26T18:45:00+03:00</text:p>
      <text:p text:style-name="P4">
Modified Time: 2023-06-26T18:45:00+03:00</text:p>
      <text:p text:style-name="P4">
Description: В Івано-Франківська сталась стрілянина, унаслідок якої поранено людину.  — Укрінформ.</text:p>
      <text:p text:style-name="P4">
Images: ['<text:a xlink:type="simple" xlink:href="https://static.ukrinform.com/photos/2023_06/thumb_files/630_360_1687797512-571.jpg" text:style-name="Internet_20_link" text:visited-style-name="Visited_20_Internet_20_Link">
630_360_16877...</text:a>
']</text:p>
      <text:p text:style-name="P4">
Tags: ['Івано-Франківськ', 'Поранені', 'Стрілянина']</text:p>
      <text:p text:style-name="P4">
Type: Article</text:p>
      <!--METADATA-->
      <text:p text:style-name="P4">
<draw:frame draw:style-name="fr1" draw:name="Image207" text:anchor-type="as-char" svg:width="6.9236in" svg:height="3.956343in" draw:z-index="0">
<draw:image xlink:href="../Images/yкринформ/2023-06-26T18-45-00-03-00/630_360_1687797512-571.jpg" xlink:type="simple" xlink:show="embed" xlink:actuate="onLoad" draw:mime-type="image/jpeg"/>
</draw:frame>
 В Івано-Франківська сталась стрілянина, унаслідок якої поранено людину.</text:p>
      <text:p text:style-name="P4">
Про це кореспонденту Укрінформу підтвердили у поліції.</text:p>
      <text:p text:style-name="P4">
«Так. Є <text:a xlink:type="simple" xlink:href="https://www.ukrinform.ua/tag-poraneni" text:style-name="Internet_20_link" text:visited-style-name="Visited_20_Internet_20_Link">
 поранений </text:a>
 », - повідомили уполіції області.</text:p>
      <text:p text:style-name="P4">
За їхньою інформацією, на місці працюють поліцейські. Більш розлогу інформаціюобіцяють надати пізніше.</text:p>
      <text:p text:style-name="P4">
</text:p>
      <text:p text:style-name="P4">
У <text:a xlink:type="simple" xlink:href="https://www.facebook.com/frankivsk.police/posts/pfbid02rSV79HXFfa97x14jz9r9DffNAdb3vEq9gDY3JNy5Sk1TxegR5rnBPY9FykeuKtZSl" text:style-name="Internet_20_link" text:visited-style-name="Visited_20_Internet_20_Link">
 поліції</text:a>
пізніше поінформували, що у розшук оголошено в розшук зловмисника, якийздійснив постріл в спортзал через вікно та поранив відвідувача.</text:p>
      <text:p text:style-name="P4">
«На Прикарпатті поліція розшукує зловмисника, який стріляв у чоловіка. 26червня о 17:20 на лінію 102 надійшло повідомлення про постріли по вулиціСимоненка, що в Івано-Франківську. Попередньо відомо, що невідомий чоловікчерез вікно здійснив постріл», - йдеться у повідомленні.</text:p>
      <text:p text:style-name="P4">
<text:span text:style-name="T4">
Читайте також:</text:span>
 <text:a xlink:type="simple" xlink:href="https://www.ukrinform.ua/rubric-society/3726601-v-ukraini-zapracuvav-edinij-reestr-zbroi.html" text:style-name="Internet_20_link" text:visited-style-name="Visited_20_Internet_20_Link">
 В Україні запрацював Єдиний <text:span text:style-name="T4">
реєстр</text:span>
 <text:span text:style-name="T4">
зброї</text:span>
</text:a>
 </text:p>
      <text:p text:style-name="P4">
За словами начальника обласної поліції Сергія Безпалько, в результатіпострілів поранення отримав відвідувач спортивного клубу. Чоловіка доставленодо лікарні.</text:p>
      <text:p text:style-name="P4">
На місці події працюють слідчо-оперативна група та криміналісти.</text:p>
      <text:p text:style-name="P4">
На пошуки підозрюваного задіяні всі оперативні служби та наряди поліції.</text:p>
      <text:p text:style-name="P4">
Як повідомляв Укрінформ, у місті Рені Одеської області працівниктериторіального центру комплектування та соціальної підтримки <text:a xlink:type="simple" xlink:href="https://www.ukrinform.ua/rubric-ato/3724690-na-odesini-pracivnik-vijskkomatu-vlastuvav-strilaninu-pid-cas-vrucenna-povistki.html" text:style-name="Internet_20_link" text:visited-style-name="Visited_20_Internet_20_Link">
 почав стрілятиз пістолета </text:a>
 підчас вручення повістки місцевому громадянину.</text:p>
      <text:p text:style-name="P4">
Фото: Поліція Івано-Франківської області</text:p>
      <text:p text:style-name="P4">
Source: <text:a xlink:type="simple" xlink:href="https://www.ukrinform.ua/rubric-regions/3728000-v-ivanofrankivsku-stalas-strilanina-e-poranenij.html" text:style-name="Internet_20_link" text:visited-style-name="Visited_20_Internet_20_Link">
https://www.ukrinform.ua/rubric-regions/3728000-v-ivanofrankivsku-stalas-strilanina-e-poranenij.html</text:a>
</text:p>
      <!--NEWS-->
      <text:h text:style-name="P10" text:outline-level="1">
<text:span text:style-name="T4">
Убивство підлітків у Бердянську: правозахисники вважають відповідальною окупаційну владу</text:span>
</text:h>
      <text:p text:style-name="P4">
Authors: Ukrinform (Person)</text:p>
      <text:p text:style-name="P4">
Publisher: Укринформ (Organization)</text:p>
      <text:p text:style-name="P4">
Published Time: 2023-06-26T18:47:00+03:00</text:p>
      <text:p text:style-name="P4">
Modified Time: 2023-06-26T18:47:00+03:00</text:p>
      <text:p text:style-name="P4">
Description: Організації «Медійна ініціатива за права людини» (МІПЛ) досі невідомі всі обставини вбивства двох підлітків у Бердянську, але за її інформацією вони були вбиті пострілами снайперів. — Укрінформ.</text:p>
      <text:p text:style-name="P4">
Images: ['<text:a xlink:type="simple" xlink:href="https://static.ukrinform.com/photos/2023_06/thumb_files/630_360_1687794422-834.png" text:style-name="Internet_20_link" text:visited-style-name="Visited_20_Internet_20_Link">
630_360_16877...</text:a>
']</text:p>
      <text:p text:style-name="P4">
Tags: ['Бердянськ', 'Вбивство', 'Війна з Росією']</text:p>
      <text:p text:style-name="P4">
Type: Article</text:p>
      <!--METADATA-->
      <text:p text:style-name="P4">
<draw:frame draw:style-name="fr1" draw:name="Image210" text:anchor-type="as-char" svg:width="6.9236in" svg:height="3.956343in" draw:z-index="0">
<draw:image xlink:href="../Images/yкринформ/2023-06-26T18-47-00-03-00/630_360_1687794422-834.png" xlink:type="simple" xlink:show="embed" xlink:actuate="onLoad" draw:mime-type="image/png"/>
</draw:frame>
Організації «Медійна ініціатива за права людини» (МІПЛ) досі невідомі всіобставини вбивства двох підлітків у Бердянську, але за її інформацією вонибули вбиті пострілами снайперів.</text:p>
      <text:p text:style-name="P4">
Про це у <text:a xlink:type="simple" xlink:href="https://m.facebook.com/story.php" text:style-name="Internet_20_link" text:visited-style-name="Visited_20_Internet_20_Link">
</text:a>
<text:a xlink:type="simple" xlink:href="https://m.facebook.com/story.php" text:style-name="Internet_20_link" text:visited-style-name="Visited_20_Internet_20_Link">
 Фейсбуці</text:a>
повідомила МІПЛ, передає Укрінформ.</text:p>
      <text:p text:style-name="P4">
“Уже кілька днів ми аналізуємо ситуацію і думаємо над тим, що ми, якправозахисна організація, держава Україна та міжнародна спільнота моглизробити, аби запобігти цій трагедії. Поки що у нас немає відповіді на цепитання. Більше того, нам досі невідомі всі обставини, що призвели до загибеліхлопців”, - йдеться в повідомленні.</text:p>
      <text:p text:style-name="P4">
В організації не виключають, що окупаційне слідство могло залякувати хлопців,аби спровокувати їх втечу і збройне затримання. Наразі МІПЛ вважає, що хлопцівмогли вбити навмисно.</text:p>
      <text:p text:style-name="P4">
“Окупаційні органи могли докласти зусиль для збереження життя підлітків, алецього не відбулося. Для прикладу, під час “слідчих дій” Слідчий комітет усправі Оганнісяна і Ханганова залучав десятки силовиків. Натомість, за нашоюінформацією, Тігран і Микита вбиті пострілами снайперів”, - повідомили ворганізації.</text:p>
      <text:p text:style-name="P4">
Зазначається, що окупаційна влада <text:a xlink:type="simple" xlink:href="https://www.ukrinform.ua/tag-berdansk" text:style-name="Internet_20_link" text:visited-style-name="Visited_20_Internet_20_Link">
 Бердянська </text:a>
 стверджує, що їх вбивство нібито сталося внаслідок нападу на“поліцейських”, який здійснили Тігран та Микита. Інформація з відкритих джерелта власні джерела МІПЛ підтверджують, що перестрілка в Бердянську ввечері 24червня справді була. Проте наразі жодних підтверджень про постраждалих середцивільних, на чому наголошують окупанти, МІПЛ не знайшла. Цей інцидентпотребує додаткового розслідування і з’ясування всіх обставин.</text:p>
      <text:p text:style-name="P4">
Разом із тим, в організації наголошують на важливості контексту та подій, щопередували вбивству підлітків.</text:p>
      <text:p text:style-name="P4">
Із вересня 2022 року Тігран та Микита, а також їхні сім’ї переслідувалисяросійською окупаційною владою. Тіграна викрадали з дому, впродовж п’яти днівкатували та знущалися над ним. Його відпустили лише після розголосу прозникнення дитини, до якого вдалися батьки. Також сім’я намагалася вивезтиТіграна з окупації, проте окупанти заарештували хлопця та батьків і повернулиїх в окупований Бердянськ.</text:p>
      <text:p text:style-name="P4">
За інформацією МІЛП, упродовж пів року діти перебували під жорстким пресингомокупантів. Їх допитували, змушували брати участь у “слідчих експериментах”,вони зобов’язані були щодня відмічатися в окупаційній поліції.</text:p>
      <text:p text:style-name="P4">
В останні кілька тижнів тиск посилився. Слідчі оголосили обвинуваченняпідліткам у підготовці диверсії та запланували передачу справи до суду. Закілька днів до вбивства додому до Тіграна приїхав слідчий із озброєнимконвоєм, проте Тігран разом із Микитою втекли з дому і переховувалися. У цейчас Тігран телефонував мамі, яка перебуває в Німеччині з молодшими дітьми,просив допомогти. Хлопці потребували допомоги, але не змогли її знайти вокупованому місті.</text:p>
      <text:p text:style-name="P4">
Вранці у день трагедії Микита і Тігран повернулися додому. Відразу до нихприїхав слідчий. Надвечір хлопці вдвох вийшли на прогулянку містом.</text:p>
      <text:p text:style-name="P4">
<text:span text:style-name="T4">
Читайте також:</text:span>
 <text:a xlink:type="simple" xlink:href="https://www.ukrinform.ua/rubric-regions/3727749-na-okupovanij-teritorii-ukraini-rosiani-masovo-zatrimuut-nepovnolitnih-pravozahisniki.html" text:style-name="Internet_20_link" text:visited-style-name="Visited_20_Internet_20_Link">
 На окупованій території України росіяни масово затримуютьнеповнолітніх - правозахисники </text:a>
</text:p>
      <text:p text:style-name="P4">
За пів години до того, як з’явилися повідомлення про перестрілку, мамарозмовляла з Тіграном телефоном. За її словами, він був спокійний і сказав, щоо 21:00 планує бути вдома. Загалом із розмови було зрозуміло, що він очікує назустріч із ріднею, мав плани на майбутнє і, очевидно, за власною ініціативоюне вчинив би ризиковані для життя дії.</text:p>
      <text:p text:style-name="P4">
“Як розгорталися подальші події, нам достеменно невідомо. Проте ми можемовпевнено припустити, що Тігран та Микита були доведені до відчаю тиском тазнущанням окупаційної влади та, як їм здавалося, безвихідною ситуацією, в якійвони опинилися”, - зазначають у МІПЛ</text:p>
      <text:p text:style-name="P4">
Медійна ініціатива за права людини вважає відповідальними за вбивствоокупаційну владу Бердянська, конкретно старшого слідчого другого відділу зрозслідування особливо важливих справ слідчого управління Слідчого комітетуРосійської Федерації Хусаінова І. Р., а також керівництво Слідчого комітетуРФ, яке, на переконання організації, сприяє злочинам своїх співробітниківпроти дітей, та вище військово-політичне керівництво Російської Федерації.</text:p>
      <text:p text:style-name="P4">
МІПЛ не знімає також відповідальності з міжнародних організацій, Міжнародногокомітету Червоного Хреста та ООН, до яких напередодні у своїй резолюціїзвертався Європейський парламент із закликом втрутитися у ситуацію навколопідлітків та сприяти їхньому виїзду на територію, контрольовану урядомУкраїни. Жодної реакції на цей заклик не відбулося.</text:p>
      <text:p text:style-name="P4">
Наразі МІПЛ очікує на посилення тиску і переслідувань близьких Тіграна таМикити з боку окупаційної влади. Тож втручання міжнародної спільноти, зокремаМКЧХ, залишається актуальним.</text:p>
      <text:p text:style-name="P4">
<text:span text:style-name="T4">
Читайте також:</text:span>
 <text:a xlink:type="simple" xlink:href="https://www.ukrinform.ua/rubric-regions/3727487-rodiciv-ubitih-u-berdansku-hlopciv-zagarbniki-dopituut-ta-obsukuut.html" text:style-name="Internet_20_link" text:visited-style-name="Visited_20_Internet_20_Link">
 Родичів убитих у <text:span text:style-name="T4">
Бердян</text:span>
 ську хлопців загарбникидопитують та обшукують </text:a>
</text:p>
      <text:p text:style-name="P4">
Як повідомлялося, в окупованому Бердянську загарбники заявили про <text:a xlink:type="simple" xlink:href="https://www.ukrinform.ua/rubric-ato/3727376-zagarbniki-kazut-so-vbili-u-berdansku-dvoh-proukrainskih-teroristiv.html" text:style-name="Internet_20_link" text:visited-style-name="Visited_20_Internet_20_Link">
«ліквідацію двох проукраїнських терористів» </text:a>
 . Один з них — 16-річний Тігран Оганнісян. МІПЛ зазначає, щодругий убитий — Микита Ханганов.</text:p>
      <text:p text:style-name="P4">
У мережі публікують, як стверджується, останнє <text:a xlink:type="simple" xlink:href="https://t.me/berdmisk/3519" text:style-name="Internet_20_link" text:visited-style-name="Visited_20_Internet_20_Link">
 відео</text:a>
 , записане Тіграном. На ньому хлопець каже:«Усе, це смерть, пацани. Прощавайте. Слава Україні». Тоді запис обривається.</text:p>
      <text:p text:style-name="P4">
Тіграна Оганнісяна <text:a xlink:type="simple" xlink:href="https://www.ukrinform.ua/tag-rosijski-vijskovi" text:style-name="Internet_20_link" text:visited-style-name="Visited_20_Internet_20_Link">
 окупанти </text:a>
 викрали ще у вересні 2022 року. Його разом з іншим підлітком,Микитою Хангановим, звинуватили в тероризмі. За це їм загрожувало 20-річнеув’язнення.</text:p>
      <text:p text:style-name="P4">
Європарламент у червні цього року <text:a xlink:type="simple" xlink:href="https://www.ukrinform.ua/rubric-society/3723244-evroparlament-zasudiv-torturi-ta-kriminalne-peresliduvanna-rosieu-ukrainskih-pidlitkiv.html" text:style-name="Internet_20_link" text:visited-style-name="Visited_20_Internet_20_Link">
 вимагав від російської влади</text:a>
припинити процес проти дітей і дозволити їм виїхати на контрольовану Україноютериторію.</text:p>
      <text:p text:style-name="P4">
Фото: Медійна ініціатива</text:p>
      <text:p text:style-name="P4">
Source: <text:a xlink:type="simple" xlink:href="https://www.ukrinform.ua/rubric-regions/3727998-ubivstvo-pidlitkiv-u-berdansku-pravozahisniki-vvazaut-vidpovidalnou-okupacijnu-vladu.html" text:style-name="Internet_20_link" text:visited-style-name="Visited_20_Internet_20_Link">
https://www.ukrinform.ua/rubric-regions/3727998-ubivstvo-pidlitkiv-u-berdansku-pravozahisniki-vvazaut-vidpovidalnou-okupacijnu-vladu.html</text:a>
</text:p>
      <!--NEWS-->
      <text:h text:style-name="P10" text:outline-level="1">
<text:span text:style-name="T4">
Корпорація IBM купує розробника хмарних сервісів Apptio за $4,6 мільярда</text:span>
</text:h>
      <text:p text:style-name="P4">
Authors: Ukrinform (Person)</text:p>
      <text:p text:style-name="P4">
Publisher: Укринформ (Organization)</text:p>
      <text:p text:style-name="P4">
Published Time: 2023-06-26T19:01:00+03:00</text:p>
      <text:p text:style-name="P4">
Modified Time: 2023-06-26T19:01:00+03:00</text:p>
      <text:p text:style-name="P4">
Description: Американська корпорація IBM, один із найбільших світових виробників усіх видів комп'ютерів і програмного забезпечення, вирішила придбати розробника хмарних сервісів Apptio за 4,6 млрд доларів США. — Укрінформ.</text:p>
      <text:p text:style-name="P4">
Images: ['<text:a xlink:type="simple" xlink:href="https://static.ukrinform.com/photos/2023_06/thumb_files/630_360_1687795577-282.jpeg" text:style-name="Internet_20_link" text:visited-style-name="Visited_20_Internet_20_Link">
630_360_16877...</text:a>
']</text:p>
      <text:p text:style-name="P4">
Tags: ["Комп'ютер", 'Технології', 'Угода', 'IBM ']</text:p>
      <text:p text:style-name="P4">
Type: Article</text:p>
      <!--METADATA-->
      <text:p text:style-name="P4">
<draw:frame draw:style-name="fr1" draw:name="Image211" text:anchor-type="as-char" svg:width="6.9236in" svg:height="3.956343in" draw:z-index="0">
<draw:image xlink:href="../Images/yкринформ/2023-06-26T19-01-00-03-00/630_360_1687795577-282.jpeg" xlink:type="simple" xlink:show="embed" xlink:actuate="onLoad" draw:mime-type="image/jpeg"/>
</draw:frame>
Американська корпорація IBM, один із найбільших світових виробників усіх видівкомп'ютерів і програмного забезпечення, вирішила придбати розробника хмарнихсервісів Apptio за 4,6 млрд доларів США.</text:p>
      <text:p text:style-name="P4">
Як передає Укрінформ, про це йдеться у  пресрелізі Apptio.</text:p>
      <text:p text:style-name="P4">
«Сьогодні IBM оголосила про те, що вона уклала остаточну угоду з Vista EquityPartners про придбання Apptio Inc. за 4,6 мільярда доларів», - йдеться упресрелізі компанії.</text:p>
      <text:p text:style-name="P4">
Зазначається, що придбання Apptio прискорить розвиток можливостей ІТ-автоматизації в <text:a xlink:type="simple" xlink:href="https://www.ukrinform.ua/tag-ibm" text:style-name="Internet_20_link" text:visited-style-name="Visited_20_Internet_20_Link">
 IBM </text:a>
 і дозволить компаніїпідвищити цінність бізнесу завдяки інвестиціям у технології.</text:p>
      <text:p text:style-name="P4">
Apptio має понад 1500 клієнтів, які обслуговують більше половини компаній зісписку Fortune 100 (список найбільших компаній США за версією американськогожурналу Fortune).</text:p>
      <text:p text:style-name="P4">
<text:span text:style-name="T4">
Читайте також:</text:span>
 <text:a xlink:type="simple" xlink:href="https://www.ukrinform.ua/rubric-technology/3726866-google-zapuskae-novij-bezoplatnij-kurs-pro-rozdil-stucnogo-intelektu-machine-learning.html" text:style-name="Internet_20_link" text:visited-style-name="Visited_20_Internet_20_Link">
 <text:span text:style-name="T4">
Google</text:span>
 запускає новий безоплатний курс про розділштучного інтелекту Machine learning </text:a>
</text:p>
      <text:p text:style-name="P4">
Крім цього, Apptio інтегрується з такими провідними компаніями, як Amazon WebServices, Microsoft Azure, Google Cloud, Platform, Salesforce, ServiceNow,Oracle і SAP.</text:p>
      <text:p text:style-name="P4">
Як повідомляв Укрінформ, американська корпорація IBM, один із найбільшихсвітових виробників усіх видів комп'ютерів і програмного забезпечення, п <text:a xlink:type="simple" xlink:href="https://www.ukrinform.ua/rubric-technology/3641276-amerikanska-korporacia-ibm-pereklala-svoi-najpopularnisi-kursi-ukrainskou.html" text:style-name="Internet_20_link" text:visited-style-name="Visited_20_Internet_20_Link">
ереклала українською мовою чотири найпопулярніші курси</text:a>
 . Вони доступні набезоплатній платформі SkillsBuild.</text:p>
      <text:p text:style-name="P4">
_ Фото з відкритих джерел  _</text:p>
      <text:p text:style-name="P4">
Source: <text:a xlink:type="simple" xlink:href="https://www.ukrinform.ua/rubric-technology/3728004-korporacia-ibm-kupue-rozrobnika-hmarnih-servisiv-apptio-za-46-milarda.html" text:style-name="Internet_20_link" text:visited-style-name="Visited_20_Internet_20_Link">
https://www.ukrinform.ua/rubric-technology/3728004-korporacia-ibm-kupue-rozrobnika-hmarnih-servisiv-apptio-za-46-milarda.html</text:a>
</text:p>
      <!--NEWS-->
      <text:h text:style-name="P10" text:outline-level="1">
<text:span text:style-name="T4">
На сході йдуть бої - за добу понад 35 зіткнень на трьох напрямках</text:span>
</text:h>
      <text:p text:style-name="P4">
Authors: Ukrinform (Person)</text:p>
      <text:p text:style-name="P4">
Publisher: Укринформ (Organization)</text:p>
      <text:p text:style-name="P4">
Published Time: 2023-06-26T19:02:00+03:00</text:p>
      <text:p text:style-name="P4">
Modified Time: 2023-06-26T19:02:00+03:00</text:p>
      <text:p text:style-name="P4">
Description: Російські війська зосереджують основні зусилля на Лиманському, Бахмутському та Мар’їнському напрямках - протягом доби відбулося понад 35 бойових зіткнень. — Укрінформ.</text:p>
      <text:p text:style-name="P4">
Images: ['<text:a xlink:type="simple" xlink:href="https://static.ukrinform.com/photos/2022_11/thumb_files/630_360_1667362154-183.jpg" text:style-name="Internet_20_link" text:visited-style-name="Visited_20_Internet_20_Link">
630_360_16673...</text:a>
']</text:p>
      <text:p text:style-name="P4">
Tags: ['Бахмут', 'Генштаб', 'ЗСУ', 'Війна з Росією']</text:p>
      <text:p text:style-name="P4">
Type: Article</text:p>
      <!--METADATA-->
      <text:p text:style-name="P4">
<draw:frame draw:style-name="fr1" draw:name="Image212" text:anchor-type="as-char" svg:width="6.9236in" svg:height="3.956343in" draw:z-index="0">
<draw:image xlink:href="../Images/yкринформ/2023-06-26T19-02-00-03-00/630_360_1667362154-183.jpg" xlink:type="simple" xlink:show="embed" xlink:actuate="onLoad" draw:mime-type="image/jpeg"/>
</draw:frame>
 Російськівійська зосереджують основні зусилля на Лиманському, Бахмутському таМар’їнському напрямках - протягом доби відбулося понад 35 бойових зіткнень.</text:p>
      <text:p text:style-name="P4">
Як передає Укрінформ, про це Генеральний штаб Збройних сил України повідомив у<text:a xlink:type="simple" xlink:href="https://www.facebook.com/GeneralStaff.ua/posts/pfbid0Jbxk9oN2DtnpLH8YdkZavQLmgeNbtcPkqjnMFmEP1BVFs7xgTGk9MXdHF3R9mZt2l" text:style-name="Internet_20_link" text:visited-style-name="Visited_20_Internet_20_Link">
 Фейсбуці</text:a>
, оприлюднивши оперативну інформацію станом на 18:00 26 червня.</text:p>
      <text:p text:style-name="P4">
«Противник і надалі зосереджує основні зусилля на Лиманському, Бахмутському таМар’їнському напрямках - протягом доби відбулось понад 35 бойових зіткнень», -ідеться в повідомленні.</text:p>
      <text:p text:style-name="P4">
У Генштабі поінформували, що протягом доби російські загарбники завдалиракетно-авіаційного удару по території України. Силами та засобамипротиповітряної оборони Повітряних сил ЗСУ дві крилаті ракети «Калібр» та 7ударних БпЛА типу Shahed-136/131 було знищено. Також противник атакував зпівнічного напрямку чотирма безпілотними літальними апаратами невстановленоготипу (імовірно ударні), усі дрони знищено.</text:p>
      <text:p text:style-name="P4">
<text:span text:style-name="T4">
Читайте також:</text:span>
 <text:a xlink:type="simple" xlink:href="https://www.ukrinform.ua/rubric-ato/3727878-sili-oboroni-prosuvautsa-na-tavrijskomu-napramku-za-dobu-znisili-cotiri-roti-zagarbnikiv.html" text:style-name="Internet_20_link" text:visited-style-name="Visited_20_Internet_20_Link">
 Сили оборони просуваються на Таврійському напрямку – задобу знищили чотири роти загарбників </text:a>
</text:p>
      <text:p text:style-name="P4">
Крім того, протягом доби ворог завдав 36 авіаційних ударів та здійснив 17 <text:a xlink:type="simple" xlink:href="https://www.ukrinform.ua/tag-obstril" text:style-name="Internet_20_link" text:visited-style-name="Visited_20_Internet_20_Link">
обстрілів </text:a>
 з реактивних системзалпового вогню.</text:p>
      <text:p text:style-name="P4">
Ймовірність завдання ракетних та авіаційних ударів по всій території Українизалишається високою.</text:p>
      <text:p text:style-name="P4">
На Волинському та Поліському напрямках оперативна обстановка без суттєвихзмін. Ознак формування наступальних угруповань не виявлено. На полігонахРеспубліки Білорусь тривають заходи бойової підготовки та злагодженняпідрозділів Збройних сил РФ перед їх відправкою у райони ведення бойових дійна території України.</text:p>
      <text:p text:style-name="P4">
На Сіверському та Слобожанському напрямках ворог зберігає військовуприсутність. Здійснив мінометні та артилерійські обстріли населених пунктівГірськ Чернігівської області; Сорокине, Кореньок, Стукалівка, Юнаківка, ЛокняСумської області, а також Уди, Червона Зоря, Одноробівка, Ветеринарне,Гоптівка, Стрілеча, Пильна, Козача Лопань, Мороховець, Лукянці, Ізбицьке,Плетенівка, Огірцеве, Волохівка, Бударки, Землянки, Чугунівка, Одрадне наХарківщині.</text:p>
      <text:p text:style-name="P4">
<text:span text:style-name="T4">
Читайте також:</text:span>
 <text:a xlink:type="simple" xlink:href="https://www.ukrinform.ua/rubric-regions/3727753-vorog-19-raziv-obstrilav-z-artilerii-vugledar-unoci-zavdav-raketnih-udariv-po-druzkivci.html" text:style-name="Internet_20_link" text:visited-style-name="Visited_20_Internet_20_Link">
 Ворог 19 разів <text:span text:style-name="T4">
обстр</text:span>
 іляв з артилерії Вугледар, уночізавдав ракетних ударів по Дружківці </text:a>
</text:p>
      <text:p text:style-name="P4">
На Куп’янському напрямку агресор здійснив безуспішні наступальні дії внапрямку Стельмахівки. Артилерійських і мінометних обстрілів зазнали КраснеПерше, Васильцівка, Фиголівка, Новомлинськ, Дворічна, Масютівка, Кислівка,Берестове Харківської області.</text:p>
      <text:p text:style-name="P4">
На Лиманському напрямку російські війська завдали авіаційних ударів в районахБілогорівки Луганської області; Спірного та Роздолівки Донецької області.Артилерійських обстрілів зазнали Білогорівка Луганської області та Торське,Серебрянка, Верхньокам’янське, Спірне і Роздолівка на Донеччині.</text:p>
      <text:p text:style-name="P4">
На Бахмутському напрямку ворог здійснив безуспішні наступальні дії в напрямкуБогданівки. Завдав авіаударів в районах Соледару та Білої Гори Донецькоїобласті. Від ворожих артилерійських обстрілів постраждали райони населенихпунктів Васюківка, Маркове, Хромове, Часів Яр, Іванівське, Озарянівка таПівденне Донецької області.</text:p>
      <text:p text:style-name="P4">
На Авдіївському напрямку загарбники здійснили безуспішні наступальні дії внапрямку Первомайського. Завдали авіаційних ударів в районах Авдіївки таСєверного. Здійснили артилерійські обстріли населених пунктів Суха Балка,Авдіївка, Орлівка, Водяне, Карлівка, Невельське, Олександропіль, Валентинівка,Керамік, Степове та Первомайське Донецької області.</text:p>
      <text:p text:style-name="P4">
На Мар’їнському напрямку ворог проводив наступальні дії в районі Мар’їнки,успіху не мав. Завдав авіаційного удару біля Красногорівки. В той же час,здійснив артилерійські обстріли в районах населених пунктів Георгіївка,Мар’їнка, Побєда Донецької області.</text:p>
      <text:p text:style-name="P4">
На Шахтарському напрямку підрозділи Сил оборони звільнили село РівнопільДонецької області. Ворог завдав авіаційних ударів в районах Пречистівки,Благодатного, Макарівки. Здійснив обстріли населених пунктів Іллінка,Парасковіївка, Новомихайлівка, Вугледар, Пречистівка, Сторожеве, Єлизаветівка,Богоявленка, Вугледар, Золота Нива, Макарівка, Новосілка, Новопіль, Макарівка,Зелене поле Донецької області.</text:p>
      <text:p text:style-name="P4">
<text:span text:style-name="T4">
Читайте також:</text:span>
 <text:a xlink:type="simple" xlink:href="https://www.ukrinform.ua/rubric-regions/3727806-rosiani-za-dobu-atakuvali-devat-oblastej-ukraini-zvedenna-ova.html" text:style-name="Internet_20_link" text:visited-style-name="Visited_20_Internet_20_Link">
 Росіяни за добу атакували дев'ять областей України –зведення ОВА </text:a>
</text:p>
      <text:p text:style-name="P4">
На Запорізькому та Херсонському напрямках агресор зосереджує основні зусилляна недопущенні просування українських військ. Ворог завдав авіаційних ударів врайонах Левадного та Олешок. Здійснив артилерійські обстріли населених пунктівТемирівка, Новодарівка, Левадне, Ольгівське, Малинівка, Запоріжжя, Червоне,Гуляйполе, Залізничне, Гуляйпільське, Мала Токмачка, Оріхів, Щербаки,П’ятихатки, Лобкове Запорізької області; Нікополь Дніпропетровської області;Дудчани, Ольгівка, Республіканець, Львове, Тягинка, Бургунка, Качкарівка,Миколаївка, Зміївка, Антонівка, Наддніпрянське, Молодіжне, Інженерне,Зеленівка, Херсон, Білозерка, Берегове, Дніпровське, Білозерка, Ромашкове,Чарівне Херсонської області та Очаків Миколаївської області.</text:p>
      <text:p text:style-name="P4">
«Авіація Сил оборони за добу завдала 6 ударів по районах зосередженняособового складу противника. Підрозділи ракетних військ і артилерії протягомдоби уразили пункт управління та 10 артилерійських підрозділів ворога навогневих позиціях», - поінформували у Генштабі.</text:p>
      <text:p text:style-name="P4">
Як повідомляв Укрінформ, Сили оборони України з 24 лютого 2022 року по 26червня 2023 року <text:a xlink:type="simple" xlink:href="https://www.ukrinform.ua/rubric-ato/3727653-zsu-za-dobu-znisili-950-rosijskih-zagarbnikiv.html" text:style-name="Internet_20_link" text:visited-style-name="Visited_20_Internet_20_Link">
 ліквідували близько 225 тисяч 580 російських загарбників</text:a>
 , при цьому 950 - за минулу добу.</text:p>
      <text:p text:style-name="P4">
Source: <text:a xlink:type="simple" xlink:href="https://www.ukrinform.ua/rubric-ato/3728008-na-shodi-jdut-boi-za-dobu-ponad-35-zitknen-na-troh-napramkah.html" text:style-name="Internet_20_link" text:visited-style-name="Visited_20_Internet_20_Link">
https://www.ukrinform.ua/rubric-ato/3728008-na-shodi-jdut-boi-za-dobu-ponad-35-zitknen-na-troh-napramkah.html</text:a>
</text:p>
      <!--NEWS-->
      <text:h text:style-name="P10" text:outline-level="1">
<text:span text:style-name="T4">
Три українські виробники отримають по $1 мільйону для розробок проти ворожих дронів</text:span>
</text:h>
      <text:p text:style-name="P4">
Authors: Ukrinform (Person)</text:p>
      <text:p text:style-name="P4">
Publisher: Укринформ (Organization)</text:p>
      <text:p text:style-name="P4">
Published Time: 2023-06-26T19:10:00+03:00</text:p>
      <text:p text:style-name="P4">
Modified Time: 2023-06-26T19:10:00+03:00</text:p>
      <text:p text:style-name="P4">
Description: За результатами Drone Hackathon «Anti-Shahеd» три українські виробники отримають по 1 млн доларів на реалізацію та масштабування розробок проти ворожих БПЛА. — Укрінформ.</text:p>
      <text:p text:style-name="P4">
Images: ['<text:a xlink:type="simple" xlink:href="https://static.ukrinform.com/photos/2023_06/thumb_files/630_360_1687794132-699.png" text:style-name="Internet_20_link" text:visited-style-name="Visited_20_Internet_20_Link">
630_360_16877...</text:a>
']</text:p>
      <text:p text:style-name="P4">
Tags: ['Безпілотник', 'Дрон', 'Мінцифри', 'Виробництво']</text:p>
      <text:p text:style-name="P4">
Type: Article</text:p>
      <!--METADATA-->
      <text:p text:style-name="P4">
<draw:frame draw:style-name="fr1" draw:name="Image213" text:anchor-type="as-char" svg:width="6.9236in" svg:height="3.956343in" draw:z-index="0">
<draw:image xlink:href="../Images/yкринформ/2023-06-26T19-10-00-03-00/630_360_1687794132-699.png" xlink:type="simple" xlink:show="embed" xlink:actuate="onLoad" draw:mime-type="image/png"/>
</draw:frame>
 Зарезультатами Drone Hackathon «Anti-Shahеd» три українські виробники отримаютьпо 1 млн доларів на реалізацію та масштабування розробок проти ворожих БПЛА.</text:p>
      <text:p text:style-name="P4">
Про це повідомляє Укрінформ з посиланням на пресслужбу  <text:a xlink:type="simple" xlink:href="https://thedigital.gov.ua/news/rezultati-drone-hackathon-anti-shahed-tri-ukrainski-virobniki-otrimayut-po-1-mln-dolariv-na-realizatsiyu-ta-masshtabuvannya-rozrobok-proti-vorozhikh-bpla" text:style-name="Internet_20_link" text:visited-style-name="Visited_20_Internet_20_Link">
 Міністерствацифрової трансформації </text:a>
 .</text:p>
      <text:p text:style-name="P4">
«Зараз критично важливо створити альтернативні системи протидії іранськимшахедам. Маємо круті кейси з "Армією дронів", коли постачали на передову нелише іноземні дрони, а й БПЛА вітчизняного виробництва. Аналогічне потрібнореалізувати з розвитком систем захисту українського неба», - зазначиввіцепрем’єр-міністр з інновацій, розвитку освіти, науки та технологій –міністр цифрової трансформації Михайло Федоров.</text:p>
      <text:p text:style-name="P4">
</text:p>
      <text:p text:style-name="P4">
Drone Hackathon об’єднав 50 розробників, інженерів, кіберспеціалістів таентузіастів, які створюють передові системи й технології для виявлення тазнищення ворожих дронів. Оцінювали проєкти спеціалісти різних родів і видіввійськ, військових структур та цифрових технологій.</text:p>
      <text:p text:style-name="P4">
</text:p>
      <text:p text:style-name="P4">
<text:span text:style-name="T4">
Читайте також:</text:span>
 <text:a xlink:type="simple" xlink:href="https://www.ukrinform.ua/rubric-technology/3723411-armia-droniv-za-kosti-united24-pridbali-ponad-38-tisaci-bezpilotnikiv.html" text:style-name="Internet_20_link" text:visited-style-name="Visited_20_Internet_20_Link">
 « <text:span text:style-name="T4">
Армія</text:span>
 <text:span text:style-name="T4">
дронів</text:span>
 »: за кошти United24 придбалипонад 3,8 тисячі безпілотників </text:a>
</text:p>
      <text:p text:style-name="P4">
За результатами заходу обрано трьох переможців, з якими укладуть контракти на1 млн доларів. Нові технології допоможуть боротися з іранськими шахедами безвтрат ресурсів сил ППО.</text:p>
      <text:p text:style-name="P4">
</text:p>
      <text:p text:style-name="P4">
Як повідомлялось, за понад 11 місяців існування  <text:a xlink:type="simple" xlink:href="https://www.ukrinform.ua/tag-armia" text:style-name="Internet_20_link" text:visited-style-name="Visited_20_Internet_20_Link">
 проєкту «Армія дронів»</text:a>
 за кошти United24 придбали 3 864комплекси БпЛА. Сума укладених контрактів становить понад 4,3 млрд грн. ТакожЦентри підготовки операторів <text:a xlink:type="simple" xlink:href="https://www.ukrinform.ua/tag-bezpilotnik" text:style-name="Internet_20_link" text:visited-style-name="Visited_20_Internet_20_Link">
 БПЛА </text:a>
 навчили 10 тис. військових керувати «крилами» за 10 місяців.</text:p>
      <text:p text:style-name="P4">
<text:span text:style-name="T5">
Фото: Мінцифри</text:span>
</text:p>
      <text:p text:style-name="P4">
Source: <text:a xlink:type="simple" xlink:href="https://www.ukrinform.ua/rubric-technology/3727997-tri-ukrainski-virobniki-otrimaut-po-1-miljonu-dla-rozrobok-proti-vorozih-droniv.html" text:style-name="Internet_20_link" text:visited-style-name="Visited_20_Internet_20_Link">
https://www.ukrinform.ua/rubric-technology/3727997-tri-ukrainski-virobniki-otrimaut-po-1-miljonu-dla-rozrobok-proti-vorozih-droniv.html</text:a>
</text:p>
      <!--NEWS-->
      <text:h text:style-name="P10" text:outline-level="1">
<text:span text:style-name="T4">
У Відні відбулася виставка про Каховський екоцид</text:span>
</text:h>
      <text:p text:style-name="P4">
Authors: Ukrinform (Person)</text:p>
      <text:p text:style-name="P4">
Publisher: Укринформ (Organization)</text:p>
      <text:p text:style-name="P4">
Published Time: 2023-06-26T19:18:00+03:00</text:p>
      <text:p text:style-name="P4">
Modified Time: 2023-06-26T19:18:00+03:00</text:p>
      <text:p text:style-name="P4">
Description: У столиці Австрії пройшла виставка "Каховська дамба: водна небезпека в умовах російської агресії", присвячена гуманітарним та екологічним наслідкам підриву Росією гідроелектростанції. — Укрінформ.</text:p>
      <text:p text:style-name="P4">
Images: ['<text:a xlink:type="simple" xlink:href="https://static.ukrinform.com/photos/2023_06/thumb_files/630_360_1687795981-5307.jpeg" text:style-name="Internet_20_link" text:visited-style-name="Visited_20_Internet_20_Link">
630_360_16877...</text:a>
']</text:p>
      <text:p text:style-name="P4">
Tags: ['Екологія', 'Виставка', 'Росія', 'Воєнні злочини', 'Відень', 'Каховська ГЕС']</text:p>
      <text:p text:style-name="P4">
Type: Article</text:p>
      <!--METADATA-->
      <text:p text:style-name="P4">
<draw:frame draw:style-name="fr1" draw:name="Image218" text:anchor-type="as-char" svg:width="6.9236in" svg:height="3.956343in" draw:z-index="0">
<draw:image xlink:href="../Images/yкринформ/2023-06-26T19-18-00-03-00/630_360_1687795981-5307.jpeg" xlink:type="simple" xlink:show="embed" xlink:actuate="onLoad" draw:mime-type="image/jpeg"/>
</draw:frame>
 Устолиці Австрії пройшла виставка "Каховська дамба: водна небезпека в умовахросійської агресії", присвячена гуманітарним та екологічним наслідкам підривуРосією гідроелектростанції.</text:p>
      <text:p text:style-name="P4">
Про це повідомляє власний кореспондент Укрінформу в Австрії.</text:p>
      <text:p text:style-name="P4">
"Атака росіян на Каховську дамбу є великою трагедією для України та світу.Наслідки та масштаб руйнувань вражають. Російська Федерація використовує атакуна критичну інфраструктуру як один із інструментів війни. Ця трагедія єчерговим воєнним злочином росіян. Це терористичний акт екоциду. Це –гуманітарна катастрофа", - заявила куратора виставки, засновниця мистецькоїплатформи Art Contact Ukraine Яна Гринів.</text:p>
      <text:p text:style-name="P4">
</text:p>
      <text:p text:style-name="P4">
<text:a xlink:type="simple" xlink:href="https://static.ukrinform.com/photos/2023_06/1687795981-5730.jpeg" text:style-name="Internet_20_link" text:visited-style-name="Visited_20_Internet_20_Link">
 </text:a>
 <text:a xlink:type="simple" xlink:href="https://static.ukrinform.com/photos/2023_06/1687795981-2640.jpeg" text:style-name="Internet_20_link" text:visited-style-name="Visited_20_Internet_20_Link">
</text:a>
 <text:a xlink:type="simple" xlink:href="https://static.ukrinform.com/photos/2023_06/1687795981-2234.jpeg" text:style-name="Internet_20_link" text:visited-style-name="Visited_20_Internet_20_Link">
</text:a>
 <text:a xlink:type="simple" xlink:href="https://static.ukrinform.com/photos/2023_06/1687795981-7602.jpeg" text:style-name="Internet_20_link" text:visited-style-name="Visited_20_Internet_20_Link">
</text:a>
 <text:a xlink:type="simple" xlink:href="https://static.ukrinform.com/photos/2023_06/1687795981-6816.jpeg" text:style-name="Internet_20_link" text:visited-style-name="Visited_20_Internet_20_Link">
</text:a>
 <text:a xlink:type="simple" xlink:href="https://static.ukrinform.com/photos/2023_06/1687795981-5307.jpeg" text:style-name="Internet_20_link" text:visited-style-name="Visited_20_Internet_20_Link">
<draw:frame draw:style-name="fr1" draw:name="Image225" text:anchor-type="as-char" svg:width="6.9236in" svg:height="3.956343in" draw:z-index="0">
<draw:image xlink:href="../Images/yкринформ/2023-06-26T19-18-00-03-00/630_360_1687795981-5307.jpeg" xlink:type="simple" xlink:show="embed" xlink:actuate="onLoad" draw:mime-type="image/jpeg"/>
</draw:frame>
</text:a>
 <text:a xlink:type="simple" xlink:href="https://static.ukrinform.com/photos/2023_06/1687795982-7483.jpeg" text:style-name="Internet_20_link" text:visited-style-name="Visited_20_Internet_20_Link">
</text:a>
 <text:a xlink:type="simple" xlink:href="https://static.ukrinform.com/photos/2023_06/1687795982-6020.jpeg" text:style-name="Internet_20_link" text:visited-style-name="Visited_20_Internet_20_Link">
</text:a>
 <text:a xlink:type="simple" xlink:href="https://static.ukrinform.com/photos/2023_06/1687795982-2892.jpeg" text:style-name="Internet_20_link" text:visited-style-name="Visited_20_Internet_20_Link">
</text:a>
 <text:a xlink:type="simple" xlink:href="https://static.ukrinform.com/photos/2023_06/1687795982-2447.jpeg" text:style-name="Internet_20_link" text:visited-style-name="Visited_20_Internet_20_Link">
</text:a>
</text:p>
      <text:p text:style-name="P4">
Вона наголосила, що міжнародна спільнота не повинна мовчати з приводувчиненого Росією екоциду і, натомість, вжити заходи для притягнення винних довідповідальності". "Не можна мовчати, коли росіяни роблять такі вчинки. Мимаємо діяти. Росіяни мають бути притягнуті до відповідальності, а постраждалиммає бути надана вся необхідна допомога", - додала арт-кураторка.</text:p>
      <text:p text:style-name="P4">
<text:span text:style-name="T4">
Читайте також:</text:span>
 <text:a xlink:type="simple" xlink:href="https://www.ukrinform.ua/rubric-society/3726915-u-vidni-vidkrilasa-vistavka-pro-deportaciu-rosieu-ukrainskih-ditej.html" text:style-name="Internet_20_link" text:visited-style-name="Visited_20_Internet_20_Link">
 У Відні відкрилася <text:span text:style-name="T4">
виставка</text:span>
 про депортацію Росієюукраїнських дітей </text:a>
</text:p>
      <text:p text:style-name="P4">
"Каховська дамба: водна небезпека в умовах російської агресії" складається зінсталяцій та фотографій митців Яни Гринів та Бориса Бухмана – фотографа зОдеси, який документує наслідки "руского міра" для України та допомагаєпостраждалим від війни.</text:p>
      <text:p text:style-name="P4">
<text:a xlink:type="simple" xlink:href="https://www.ukrinform.ua/tag-vistavka" text:style-name="Internet_20_link" text:visited-style-name="Visited_20_Internet_20_Link">
 Виставка </text:a>
 проходила 22-26 червня уВіденському музеї народного побуту та мистецтва і відбулася за підтримкиVolkskundemuseum Wien, Посольства України в Республіці Австрія та Постійногопредставництва України при міжнародних організаціях у Відні.</text:p>
      <text:p text:style-name="P4">
Як повідомлялося, раніше у столиці Австрії відкрилася виставка "Діти під часвійни", яка привертає увагу до страждань українських дітей внаслідокросійської агресії і, зокрема, до їх незаконної депортації в Росію та спробКремля змінити їх ідентичність.</text:p>
      <text:p text:style-name="P4">
<text:span text:style-name="T5">
Фото: Яна Гринів</text:span>
</text:p>
      <text:p text:style-name="P4">
Source: <text:a xlink:type="simple" xlink:href="https://www.ukrinform.ua/rubric-culture/3728010-u-vidni-vidbulasa-vistavka-pro-kahovskij-ekocid.html" text:style-name="Internet_20_link" text:visited-style-name="Visited_20_Internet_20_Link">
https://www.ukrinform.ua/rubric-culture/3728010-u-vidni-vidbulasa-vistavka-pro-kahovskij-ekocid.html</text:a>
</text:p>
      <!--NEWS-->
      <text:h text:style-name="P10" text:outline-level="1">
<text:span text:style-name="T4">
На Бахмутському напрямку ЗСУ ліквідували ще 153 загарбників, шістьох - взяли у полон</text:span>
</text:h>
      <text:p text:style-name="P4">
Authors: Ukrinform (Person)</text:p>
      <text:p text:style-name="P4">
Publisher: Укринформ (Organization)</text:p>
      <text:p text:style-name="P4">
Published Time: 2023-06-26T19:19:00+03:00</text:p>
      <text:p text:style-name="P4">
Modified Time: 2023-06-26T19:19:00+03:00</text:p>
      <text:p text:style-name="P4">
Description: За добу на Бахмутському напрямку знищено 153 окупанта, понад 200 ворогів зазнали поранень. — Укрінформ.</text:p>
      <text:p text:style-name="P4">
Images: ['<text:a xlink:type="simple" xlink:href="https://static.ukrinform.com/photos/2023_06/thumb_files/630_360_1687795781-867.jpg" text:style-name="Internet_20_link" text:visited-style-name="Visited_20_Internet_20_Link">
630_360_16877...</text:a>
']</text:p>
      <text:p text:style-name="P4">
Tags: ['Бахмут', 'ЗСУ', 'Війна з Росією', 'Єдині новини']</text:p>
      <text:p text:style-name="P4">
Type: Article</text:p>
      <!--METADATA-->
      <text:p text:style-name="P4">
<draw:frame draw:style-name="fr1" draw:name="Image230" text:anchor-type="as-char" svg:width="6.9236in" svg:height="3.956343in" draw:z-index="0">
<draw:image xlink:href="../Images/yкринформ/2023-06-26T19-19-00-03-00/630_360_1687795781-867.jpg" xlink:type="simple" xlink:show="embed" xlink:actuate="onLoad" draw:mime-type="image/jpeg"/>
</draw:frame>
 За добу наБахмутському напрямку знищено 153 окупанта, понад 200 ворогів зазналипоранень.</text:p>
      <text:p text:style-name="P4">
Як повідомляє кореспондент Укрінформу, про це сказав речник Східногоугруповання військ ЗСУ Сергій Череватий в ефірі телемарафону "Єдині новини".</text:p>
      <text:p text:style-name="P4">
"Ми продовжуємо тиснути на противника, деталі будуть згодом доведені. 153 <text:a xlink:type="simple" xlink:href="https://www.ukrinform.ua/tag-rosijski-vijskovi" text:style-name="Internet_20_link" text:visited-style-name="Visited_20_Internet_20_Link">
окупанта </text:a>
 за добу булознищено на цьому напрямку, 203 поранено, 6 взяли у полон. Також знищено двісамохідні артилерійські установки, 13 гармат, бойова машина десанту, 4 БПЛА,протитанковий ракетний комплекс", - сказав речник.</text:p>
      <text:p text:style-name="P4">
<text:span text:style-name="T4">
Читайте також:</text:span>
 <text:a xlink:type="simple" xlink:href="https://www.ukrinform.ua/rubric-ato/3727722-ukrainski-vijska-dosagli-uspihiv-na-bahmutskomu-napramku-britanska-rozvidka.html" text:style-name="Internet_20_link" text:visited-style-name="Visited_20_Internet_20_Link">
 Українські війська досягли успіхів на <text:span text:style-name="T4">
Бахмут</text:span>
 ськомунапрямку - британська розвідка </text:a>
</text:p>
      <text:p text:style-name="P4">
Він повідомив, що ворог 343 рази бив по ЗСУ артилерією, відбулось за добу 17боєвих зіткнень і двічі ворог атакував літаками.</text:p>
      <text:p text:style-name="P4">
Як повідомялося, командувач Сухопутних військ Збройних сил України генерал-полковник Олександр Сирський заявив, що <text:a xlink:type="simple" xlink:href="https://www.ukrinform.ua/rubric-ato/3727667-zsu-vibivaut-rosian-iz-pozicij-na-flangah-bahmuta-sirskij.html" text:style-name="Internet_20_link" text:visited-style-name="Visited_20_Internet_20_Link">
 Сили оборони України продовжуютьвибивати російських загарбників з позицій на флангах Бахмута</text:a>
 і повертають під контроль свої території.</text:p>
      <text:p text:style-name="P4">
Source: <text:a xlink:type="simple" xlink:href="https://www.ukrinform.ua/rubric-ato/3728006-na-bahmutskomu-napramku-zsu-likviduvali-se-153-zagarbnikiv-sistoh-vzali-u-polon.html" text:style-name="Internet_20_link" text:visited-style-name="Visited_20_Internet_20_Link">
https://www.ukrinform.ua/rubric-ato/3728006-na-bahmutskomu-napramku-zsu-likviduvali-se-153-zagarbnikiv-sistoh-vzali-u-polon.html</text:a>
</text:p>
      <!--NEWS-->
      <text:h text:style-name="P10" text:outline-level="1">
<text:span text:style-name="T4">
У Маріуполі загарбники перетворили на сміттєзвалище річку Кальчик</text:span>
</text:h>
      <text:p text:style-name="P4">
Authors: Ukrinform (Person)</text:p>
      <text:p text:style-name="P4">
Publisher: Укринформ (Organization)</text:p>
      <text:p text:style-name="P4">
Published Time: 2023-06-26T19:25:00+03:00</text:p>
      <text:p text:style-name="P4">
Modified Time: 2023-06-26T19:25:00+03:00</text:p>
      <text:p text:style-name="P4">
Description: У тимчасово окупованому Маріуполі місцеву річку Кальчик загарбники перетворили на сміттєзвалище. — Укрінформ.</text:p>
      <text:p text:style-name="P4">
Images: ['<text:a xlink:type="simple" xlink:href="https://static.ukrinform.com/photos/2023_06/thumb_files/630_360_1687796233-519.jpg" text:style-name="Internet_20_link" text:visited-style-name="Visited_20_Internet_20_Link">
630_360_16877...</text:a>
']</text:p>
      <text:p text:style-name="P4">
Tags: ['Маріуполь', 'Ріка', 'Сміття']</text:p>
      <text:p text:style-name="P4">
Type: Article</text:p>
      <!--METADATA-->
      <text:p text:style-name="P4">
<draw:frame draw:style-name="fr1" draw:name="Image231" text:anchor-type="as-char" svg:width="6.9236in" svg:height="3.956343in" draw:z-index="0">
<draw:image xlink:href="../Images/yкринформ/2023-06-26T19-25-00-03-00/630_360_1687796233-519.jpg" xlink:type="simple" xlink:show="embed" xlink:actuate="onLoad" draw:mime-type="image/jpeg"/>
</draw:frame>
 Утимчасово окупованому Маріуполі місцеву річку Кальчик загарбники перетворилина сміттєзвалище.</text:p>
      <text:p text:style-name="P4">
Про це у  <text:a xlink:type="simple" xlink:href="https://t.me/mariupolrada/14853" text:style-name="Internet_20_link" text:visited-style-name="Visited_20_Internet_20_Link">
 Телеграмі </text:a>
 повідомив радник мераМаріуполя Петро Андрющенко, передає Укрінформ.</text:p>
      <text:p text:style-name="P4">
«На фото можна побачити, що загарбники зробили з місцевою річкою. Біля неївлаштували сміттєзвалища. Річка та ґрунт забруднюються. У результаті можепочатися мор <text:a xlink:type="simple" xlink:href="https://www.ukrinform.ua/tag-riba" text:style-name="Internet_20_link" text:visited-style-name="Visited_20_Internet_20_Link">
 риби </text:a>
 . Зокрема, вже єнеодноразові випадки винесення на узбережжя Азовського моря тіл мертвихдельфінів та риби», - написав Андрющенко.</text:p>
      <text:p text:style-name="P4">
</text:p>
      <text:p text:style-name="P4">
Раніше радник мера Маріуполя повідомляв, що окупанти розпочали будівництвоперекриття через річку Кальчик. Забудова відбувається варварськими методами іззастосуванням шлаку, який потрапляє до води.</text:p>
      <text:p text:style-name="P4">
</text:p>
      <text:p text:style-name="P4">
<text:span text:style-name="T4">
Читайте також:</text:span>
 <text:a xlink:type="simple" xlink:href="https://www.ukrinform.ua/rubric-regions/3727592-u-mariupoli-stalasa-smertelna-dtp-za-ucasti-rosijskih-vijskovih.html" text:style-name="Internet_20_link" text:visited-style-name="Visited_20_Internet_20_Link">
 У <text:span text:style-name="T4">
Маріупол</text:span>
 і сталася смертельна ДТП за участіросійських військових </text:a>
 </text:p>
      <text:p text:style-name="P4">
Як повідомляв Укрінформ, у тимчасово захопленому російськими військовимиМаріуполі  <text:a xlink:type="simple" xlink:href="https://www.ukrinform.ua/rubric-regions/3670866-u-mariupoli-zagarbniki-zasipali-ricku-kalcik-radnik-mera-zaavlae-pro-ekologicnu-katastrofu.html" text:style-name="Internet_20_link" text:visited-style-name="Visited_20_Internet_20_Link">
 загарбники засипали русло річки Кальчик</text:a>
 , аводогін спрямували через трубу, що спричинило екологічну катастрофу.</text:p>
      <text:p text:style-name="P4">
Як повідомлялося, агресія Росії спричинила у Маріуполі одну з найбільшихгуманітарних катастроф. Місто майже на 90% зруйноване внаслідок ворожихобстрілів.</text:p>
      <text:p text:style-name="P4">
Наразі у заблокованому місті залишаються понад 100 тис. жителів. Загарбникизносять пошкоджені будинки у місті, щоб приховати сліди свого злочину.</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728012-u-mariupoli-zagarbniki-peretvorili-na-smittezvalise-ricku-kalcik.html" text:style-name="Internet_20_link" text:visited-style-name="Visited_20_Internet_20_Link">
https://www.ukrinform.ua/rubric-regions/3728012-u-mariupoli-zagarbniki-peretvorili-na-smittezvalise-ricku-kalcik.html</text:a>
</text:p>
      <!--NEWS-->
      <text:h text:style-name="P10" text:outline-level="1">
<text:span text:style-name="T4">
Чехія назвала пріоритети головування у «Вишеградській групі», серед них - допомога Україні</text:span>
</text:h>
      <text:p text:style-name="P4">
Authors: Ukrinform (Person)</text:p>
      <text:p text:style-name="P4">
Publisher: Укринформ (Organization)</text:p>
      <text:p text:style-name="P4">
Published Time: 2023-06-26T19:28:00+03:00</text:p>
      <text:p text:style-name="P4">
Modified Time: 2023-06-26T19:28:00+03:00</text:p>
      <text:p text:style-name="P4">
Description: З 1 липня Чехія розпочне річне головування у “Вишеградській групі” (Польща, Чехія, Словаччина, Угорщина, V4). Серед трьох головних пріоритетів Праги буде допомога Україні. — Укрінформ.</text:p>
      <text:p text:style-name="P4">
Images: ['<text:a xlink:type="simple" xlink:href="https://static.ukrinform.com/photos/2021_04/thumb_files/630_360_1618684891-460.jpg" text:style-name="Internet_20_link" text:visited-style-name="Visited_20_Internet_20_Link">
630_360_16186...</text:a>
']</text:p>
      <text:p text:style-name="P4">
Tags: ['Чехія', 'Україна', 'Вишеградська четвірка']</text:p>
      <text:p text:style-name="P4">
Type: Article</text:p>
      <!--METADATA-->
      <text:p text:style-name="P4">
<draw:frame draw:style-name="fr1" draw:name="Image235" text:anchor-type="as-char" svg:width="6.9236in" svg:height="3.956343in" draw:z-index="0">
<draw:image xlink:href="../Images/yкринформ/2023-06-26T19-28-00-03-00/630_360_1618684891-460.jpg" xlink:type="simple" xlink:show="embed" xlink:actuate="onLoad" draw:mime-type="image/jpeg"/>
</draw:frame>
 З 1 липняЧехія розпочне річне головування у “Вишеградській групі” (Польща, Чехія,Словаччина, Угорщина, V4). Серед трьох головних пріоритетів Праги будедопомога Україні.</text:p>
      <text:p text:style-name="P4">
Про це під час спільної пресконференції глав урядів “четвірки” заявив упонеділок у словацькій Братиславі прем’єр-міністр Чехії Петр Фіала, повідомляєвласний кореспондент Укрінформу.</text:p>
      <text:p text:style-name="P4">
За словами чеського прем’єра, головування відбуватиметься під гаслом “ <text:a xlink:type="simple" xlink:href="https://www.ukrinform.ua/tag-visegradska-cetvirka" text:style-name="Internet_20_link" text:visited-style-name="Visited_20_Internet_20_Link">
Вишеградська група </text:a>
 ” -для громадян”.</text:p>
      <text:p text:style-name="P4">
Він повідомив, що першим пріоритетом буде освітня, культурна співпраця міжкраїнами V4, співпраця у сфері досліджень, спорту, безпеки, зокрема уконтексті міграції. Другим пріоритетом буде інноваційність – усі проєкти усфері розвитку, зокрема розбудова транспортних та енергетичних сполучень міжкраїнами.</text:p>
      <text:p text:style-name="P4">
<text:span text:style-name="T4">
Читайте також:</text:span>
 <text:a xlink:type="simple" xlink:href="https://www.ukrinform.ua/rubric-ato/3724837-delegacia-zsu-vzala-ucast-u-zustrici-komanduvaciv-visegradskoi-cetvirki-pro-so-govorili.html" text:style-name="Internet_20_link" text:visited-style-name="Visited_20_Internet_20_Link">
 <text:span text:style-name="T4">
Делегація</text:span>
 <text:span text:style-name="T4">
ЗСУ</text:span>
 <text:span text:style-name="T4">
взяла</text:span>
 <text:span text:style-name="T4">
участь</text:span>
 у <text:span text:style-name="T4">
зустрічі</text:span>
<text:span text:style-name="T4">
командувачів</text:span>
 <text:span text:style-name="T4">
Вишеградської</text:span>
 <text:span text:style-name="T4">
четвірки</text:span>
 - <text:span text:style-name="T4">
про</text:span>
 що <text:span text:style-name="T4">
говорили</text:span>
</text:a>
</text:p>
      <text:p text:style-name="P4">
“Третім пріоритетом є підтримка незалежності і територіальної цілісностіУкраїни, допомога біженцям з України, а також відбудова України”,- наголосивФіала.</text:p>
      <text:p text:style-name="P4">
Чеський прем’єр зауважив, що між країнами V4 є різниця у сприйнятті деякихпріоритетів, і висловив упевненість, що вони усе ж знайдуть порозуміння включових темах.</text:p>
      <text:p text:style-name="P4">
Оцінюючи ситуацію в Росії, словацький прем’єр Ладіслав Одор зазначив, щоБратислава “не змінюватиме cвоєї стратегії, яка полягає у тому, щоб в межахусього ЄС продовжувати підтримувати Україну”.</text:p>
      <text:p text:style-name="P4">
Глава польського уряду Матеуш Моравецький підкреслив, що відповіддю на діїРосії та прояви нестабільності в РФ має бути єдність країн НАТО і напрацюванняспільної позиції.</text:p>
      <text:p text:style-name="P4">
“Ситуація в Росії стає дедалі більш неоднозначною, а тому відповідь має бутиузгодженою в межах НАТО”, - підкреслив Моравецький.</text:p>
      <text:p text:style-name="P4">
<text:span text:style-name="T4">
Читайте також:</text:span>
 <text:a xlink:type="simple" xlink:href="https://www.ukrinform.ua/rubric-polytics/3716739-senat-cehii-uhvaliv-rezoluciu-pro-pidtrimku-aknajsvidsogo-vstupu-ukraini-v-nato.html" text:style-name="Internet_20_link" text:visited-style-name="Visited_20_Internet_20_Link">
 Сенат Чехії ухвалив резолюцію про підтримку якнайшвидшоговступу України в НАТО </text:a>
</text:p>
      <text:p text:style-name="P4">
Таку ж думку з цього приводу висловив чеський прем’єр Фіала: потрібно діятиспільно і надавати допомогу Україні в межах ЄС і НАТО.</text:p>
      <text:p text:style-name="P4">
Натомість прем’єр-міністр Угорщини Віктор Орбан підкреслив, що Будапешт має“суверенну закордонну політику", якої дотримується від початку війни і непланує її змінювати, вона полягає у "пошуках миру”.</text:p>
      <text:p text:style-name="P4">
Як відомо, у словацькій Братиславі в понеділок <text:a xlink:type="simple" xlink:href="https://www.ukrinform.ua/rubric-polytics/3727833-u-bratislavi-prohodit-zustric-glav-uradiv-visegradskoi-grupi.html" text:style-name="Internet_20_link" text:visited-style-name="Visited_20_Internet_20_Link">
 проходила зустріч глав урядівкраїн “Вишеградської групи”. </text:a>
</text:p>
      <text:p text:style-name="P4">
Source: <text:a xlink:type="simple" xlink:href="https://www.ukrinform.ua/rubric-polytics/3728014-cehia-nazvala-prioriteti-golovuvanna-u-visegradskij-grupi-sered-nih-dopomoga-ukraini.html" text:style-name="Internet_20_link" text:visited-style-name="Visited_20_Internet_20_Link">
https://www.ukrinform.ua/rubric-polytics/3728014-cehia-nazvala-prioriteti-golovuvanna-u-visegradskij-grupi-sered-nih-dopomoga-ukraini.html</text:a>
</text:p>
      <!--NEWS-->
      <text:h text:style-name="P10" text:outline-level="1">
<text:span text:style-name="T4">
Латвія перестала приймати документи на всі візи у росіян</text:span>
</text:h>
      <text:p text:style-name="P4">
Authors: Ukrinform (Person)</text:p>
      <text:p text:style-name="P4">
Publisher: Укринформ (Organization)</text:p>
      <text:p text:style-name="P4">
Published Time: 2023-06-26T19:35:23+03:00</text:p>
      <text:p text:style-name="P4">
Modified Time: 2023-06-26T19:35:23+03:00</text:p>
      <text:p text:style-name="P4">
Description: МЗС Латвії з 26 червня призупиняє прийом документів на візи всіх типів у громадян РФ через те, що внутрішня політична ситуація в Росії є непрогнозованою.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Росія', 'Візи', 'Документи']</text:p>
      <text:p text:style-name="P4">
Type: Article</text:p>
      <!--METADATA-->
      <text:p text:style-name="P4">
<draw:frame draw:style-name="fr1" draw:name="Image236" text:anchor-type="as-char" svg:width="6.9236in" svg:height="3.956343in" draw:z-index="0">
<draw:image xlink:href="../Images/yкринформ/2023-06-26T19-35-23-03-00/630_360_1645814843-702.jpg" xlink:type="simple" xlink:show="embed" xlink:actuate="onLoad" draw:mime-type="image/jpeg"/>
</draw:frame>
 МЗС Латвіїз 26 червня призупиняє прийом документів на візи всіх типів у громадян РФчерез те, що внутрішня політична ситуація в Росії є непрогнозованою.</text:p>
      <text:p text:style-name="P4">
Про це повідомляє Укрінформ з посиланням на  сайт відомства.</text:p>
      <text:p text:style-name="P4">
Уточнюється, що документи на візу, подані до 25 червня, розглянуть упопередньому порядку. У разі виникнення додаткових питань МЗС закликаєзвертатися до посольств та консульств <text:a xlink:type="simple" xlink:href="https://www.ukrinform.ua/tag-latvia" text:style-name="Internet_20_link" text:visited-style-name="Visited_20_Internet_20_Link">
 Латвії </text:a>
 за кордоном.</text:p>
      <text:p text:style-name="P4">
<text:span text:style-name="T4">
Читайте також:</text:span>
 <text:a xlink:type="simple" xlink:href="https://www.ukrinform.ua/rubric-world/3686208-cehia-pripinae-vidacu-viz-rosianam-ta-bilorusam-z-drugim-gromadanstvom.html" text:style-name="Internet_20_link" text:visited-style-name="Visited_20_Internet_20_Link">
 Чехія припиняє видачу <text:span text:style-name="T4">
віз</text:span>
 <text:span text:style-name="T4">
росія</text:span>
 нам та білорусамз другим громадянством </text:a>
</text:p>
      <text:p text:style-name="P4">
Як повідомлялося, напередодні, під час військового заколоту ПВК "Вагнер" главаМЗС Латвії Едгарс Рінкевичс заявив, що  <text:a xlink:type="simple" xlink:href="https://www.ukrinform.ua/rubric-world/3727277-latvia-ne-vidavatime-vizi-rosianam-popri-zakolot-prigozina.html" text:style-name="Internet_20_link" text:visited-style-name="Visited_20_Internet_20_Link">
 Латвія не видаватиме гуманітарні чибудь-які інші візи </text:a>
 громадянам РФ. МЗСкраїни пояснило, що мається на увазі, що не з'явиться нових візових опцій щодотих росіян, які тікають від нинішньої ситуації в Росії, і всі обмеженнязалишаються без змін.</text:p>
      <text:p text:style-name="P4">
Source: <text:a xlink:type="simple" xlink:href="https://www.ukrinform.ua/rubric-world/3728013-latvia-perestala-prijmati-dokumenti-na-vsi-vizi-u-rosian.html" text:style-name="Internet_20_link" text:visited-style-name="Visited_20_Internet_20_Link">
https://www.ukrinform.ua/rubric-world/3728013-latvia-perestala-prijmati-dokumenti-na-vsi-vizi-u-rosian.html</text:a>
</text:p>
      <!--NEWS-->
      <text:h text:style-name="P10" text:outline-level="1">
<text:span text:style-name="T4">
«Вагнерівців» немає в Бахмуті та на його околицях – Череватий</text:span>
</text:h>
      <text:p text:style-name="P4">
Authors: Ukrinform (Person)</text:p>
      <text:p text:style-name="P4">
Publisher: Укринформ (Organization)</text:p>
      <text:p text:style-name="P4">
Published Time: 2023-06-26T19:43:00+03:00</text:p>
      <text:p text:style-name="P4">
Modified Time: 2023-06-26T19:43:00+03:00</text:p>
      <text:p text:style-name="P4">
Description: "Вагнерівців" у Бахмуті та на його околицях немає. — Укрінформ.</text:p>
      <text:p text:style-name="P4">
Images: ['<text:a xlink:type="simple" xlink:href="https://static.ukrinform.com/photos/2022_11/thumb_files/630_360_1667373640-270.jpg" text:style-name="Internet_20_link" text:visited-style-name="Visited_20_Internet_20_Link">
630_360_16673...</text:a>
']</text:p>
      <text:p text:style-name="P4">
Tags: ['Бахмут', 'ЗСУ', 'ПВК "Вагнера"', 'Війна з Росією', 'Єдині новини', 'Сергій Череватий']</text:p>
      <text:p text:style-name="P4">
Type: Article</text:p>
      <!--METADATA-->
      <text:p text:style-name="P4">
<draw:frame draw:style-name="fr1" draw:name="Image237" text:anchor-type="as-char" svg:width="6.9236in" svg:height="3.956343in" draw:z-index="0">
<draw:image xlink:href="../Images/yкринформ/2023-06-26T19-43-00-03-00/630_360_1667373640-270.jpg" xlink:type="simple" xlink:show="embed" xlink:actuate="onLoad" draw:mime-type="image/jpeg"/>
</draw:frame>
"Вагнерівців" у Бахмуті та на його околицях немає.</text:p>
      <text:p text:style-name="P4">
Як повідомляє кореспондент Укрінформу, про це сказав речник Східногоугруповання військ ЗСУ Сергій Череватий в ефірі загальнонаціональноготелемарафону "Єдині новини".</text:p>
      <text:p text:style-name="P4">
«Вагнерівців немає в Бахмуті. Вони звідти ганебно втекли, зараз там головноюдіючою силою є повітряно-десантні підрозділи противника. І це чіткий маркер,що для них важливий <text:a xlink:type="simple" xlink:href="https://www.ukrinform.ua/tag-bahmut" text:style-name="Internet_20_link" text:visited-style-name="Visited_20_Internet_20_Link">
 Бахмут </text:a>
 і важливойого втримати. За 10 місяців вони його не змогли взяти і втратити його швидко–це було б піком приниження», - сказав речник.</text:p>
      <text:p text:style-name="P4">
За його словами, поряд із десантними підрозділами є піхотні підрозділи, іншіПВК, які поєднані з міноборони РФ, а також нові набрані з кримінальниківштурмові роти "Шторм Z".</text:p>
      <text:p text:style-name="P4">
<text:span text:style-name="T4">
Читайте також:</text:span>
 <text:a xlink:type="simple" xlink:href="https://www.ukrinform.ua/rubric-ato/3727667-zsu-vibivaut-rosian-iz-pozicij-na-flangah-bahmuta-sirskij.html" text:style-name="Internet_20_link" text:visited-style-name="Visited_20_Internet_20_Link">
 ЗСУ вибивають росіян із позицій на флангах <text:span text:style-name="T4">
Бахмут</text:span>
 а -Сирський </text:a>
</text:p>
      <text:p text:style-name="P4">
Як повідомляв Укрінформ, увечері 23 червня <text:a xlink:type="simple" xlink:href="https://www.ukrinform.ua/rubric-other_news/3727120-zakolot-prigozina-vse-so-vidomo-na-cej-moment.html" text:style-name="Internet_20_link" text:visited-style-name="Visited_20_Internet_20_Link">
 ватажок ПВК "Вагнер" ЄвгенійПригожин </text:a>
 заявив, що регулярна армія Росіїзавдала ракетного удару по тилових таборах найманців. Через це 25 тисячнайманців Пригожина нібито йдуть "відновлювати справедливість".</text:p>
      <text:p text:style-name="P4">
Зранку 24 червня Пригожин заявив, що взяв під контроль військові об'єктиРостова-на-Дону, зокрема аеродром, збирається "на Москву". Найманці ПВК"Вагнер" також захопили військові об'єкти у Воронежі.</text:p>
      <text:p text:style-name="P4">
Однак у суботу ввечері після розмови з самопроголошеним президентом БілорусіОлександром Лукашенком Пригожин заявив, що його найманці розвертають колони ійдуть у зворотному напрямку в польові табори.</text:p>
      <text:p text:style-name="P4">
Source: <text:a xlink:type="simple" xlink:href="https://www.ukrinform.ua/rubric-ato/3728017-vagnerivciv-nemae-v-bahmuti-ta-na-jogo-okolicah-cerevatij.html" text:style-name="Internet_20_link" text:visited-style-name="Visited_20_Internet_20_Link">
https://www.ukrinform.ua/rubric-ato/3728017-vagnerivciv-nemae-v-bahmuti-ta-na-jogo-okolicah-cerevatij.html</text:a>
</text:p>
      <!--NEWS-->
      <text:h text:style-name="P10" text:outline-level="1">
<text:span text:style-name="T4">
Спроба бунту «вагнерівців» засвідчила ослаблення російської держави й Путіна – Боррель</text:span>
</text:h>
      <text:p text:style-name="P4">
Authors: Ukrinform (Person)</text:p>
      <text:p text:style-name="P4">
Publisher: Укринформ (Organization)</text:p>
      <text:p text:style-name="P4">
Published Time: 2023-06-26T19:52:00+03:00</text:p>
      <text:p text:style-name="P4">
Modified Time: 2023-06-26T19:52:00+03:00</text:p>
      <text:p text:style-name="P4">
Description: Євросоюз уважно стежить за розвитком подій в Росії, які залишаються непередбачуваними, оскільки збройне втручання групи «Вагнер» засвідчило ослаблення держави та авторитету особисто Путіна і поставило на межу краху всю політичну систему РФ. — Укрінформ.</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Путін', 'Росія', 'Боррель', 'Війна з Росією']</text:p>
      <text:p text:style-name="P4">
Type: Article</text:p>
      <!--METADATA-->
      <text:p text:style-name="P4">
<draw:frame draw:style-name="fr1" draw:name="Image238" text:anchor-type="as-char" svg:width="6.9236in" svg:height="3.956343in" draw:z-index="0">
<draw:image xlink:href="../Images/yкринформ/2023-06-26T19-52-00-03-00/630_360_1613983608-121.jpg" xlink:type="simple" xlink:show="embed" xlink:actuate="onLoad" draw:mime-type="image/jpeg"/>
</draw:frame>
 Євросоюзуважно стежить за розвитком подій в Росії, які залишаються непередбачуваними,оскільки збройне втручання групи «Вагнер» засвідчило ослаблення держави таавторитету особисто Путіна і поставило на межу краху всю політичну систему РФ.</text:p>
      <text:p text:style-name="P4">
Про це на пресконференції у Люксембурзі за підсумками Ради міністрів ЄС іззакордонних справ сказав високий представник ЄС Жозеп Боррель, повідомляєкореспондент Укрінформу.</text:p>
      <text:p text:style-name="P4">
«Ми розпочали цей день з оцінки розвитку подій в Росії упродовж вихідних, девідбулося незавершене збройне втручання, здійснене групою «Вагнера». Ситуаціязалишається складною та непередбачуваною, якою і була від початку… Ці подіїпродемонстрували, що російська держава та особистий авторитет Путіна булипослаблені, ... політична система продемонструвала злам», - зазначив високийпредставник ЄС.</text:p>
      <text:p text:style-name="P4">
Він зауважив, що ЄС проводить потужну координацію дій з міжнароднимипартнерами, з усіма 27-ма країнами-членами та з сусідніми державами. Засловами Борреля, останні події змінили характер загроз, що виходять від Росії.Раніше вона являла загрозу, тому що могла вдертися до мирних сусідів, що йпродемонструвала. Віднині <text:a xlink:type="simple" xlink:href="https://www.ukrinform.ua/tag-rosia" text:style-name="Internet_20_link" text:visited-style-name="Visited_20_Internet_20_Link">
 Росія </text:a>
перетворюється на фактор ризику, тому що, залишаючись однією з головнихядерних держав світу, демонструє політичну нестабільність і внутрішнювразливість.</text:p>
      <text:p text:style-name="P4">
Він зауважив, що уточнення стратегії ЄС щодо Росії у цих нових умовах потребуєчасу.</text:p>
      <text:p text:style-name="P4">
<text:span text:style-name="T4">
Читайте також:</text:span>
 <text:a xlink:type="simple" xlink:href="https://www.ukrinform.ua/rubric-polytics/3727769-ostanni-podii-v-rf-zrobili-podalsu-dopomogu-es-dla-ukraini-se-vazlivisou-svedske-golovuvanna.html" text:style-name="Internet_20_link" text:visited-style-name="Visited_20_Internet_20_Link">
 Останні події в РФ зробили подальшу допомогу ЄС дляУкраїни ще важливішою – Шведське головування</text:a>
</text:p>
      <text:p text:style-name="P4">
«Всі зараз аналізують ймовірні сценарії. Але у нас немає готової стратегії.Очевидно, що зараз наш погляд на Росію дещо інший. Це не лише країна, яка маєвійськовий потенціал, щоб спровокувати війну, але також має внутрішнюполітичну нестабільність. Це суто внутрішня справа, ми не несемо за це жодноївідповідальності і не долучені до цього. Але ми вимушені мати справу зпричинами та наслідками такого розвитку», - сказав Боррель.</text:p>
      <text:p text:style-name="P4">
«Ми не хочемо давати підстави російській громадській думці вважати, що уякийсь спосіб долучені до цієї ситуації. Вона була для нас несподіваною.Безумовно, ми маємо реагувати на цю ситуацію, аналізувати можливі сценарії,передбачати наші наступні дії. Але це не є чимось таким, що може бути зробленоупродовж ночі» - додав високий представник ЄС.</text:p>
      <text:p text:style-name="P4">
Як повідомлялося, сьогодні у Люксембурзі відбулася Рада міністрів ЄС іззакордонних справ, під час якої європейські урядовці розглянули питання щодопродовження допомоги Україні в умовах дестабілізації внутрішньополітичноїситуації в Росії. Міністри обговорили ключові зовнішньополітичні пріоритетиЄвросоюзу напередодні зустрічі глав держав та урядів ЄС у форматі Європейськоїради, що відбудеться наприкінці тижня у Брюсселі.</text:p>
      <text:p text:style-name="P4">
<text:span text:style-name="T5">
Фото: DPA</text:span>
</text:p>
      <text:p text:style-name="P4">
Source: <text:a xlink:type="simple" xlink:href="https://www.ukrinform.ua/rubric-world/3728018-sproba-buntu-vagnerivciv-zasvidcila-oslablenna-rosijskoi-derzavi-j-putina-borrel.html" text:style-name="Internet_20_link" text:visited-style-name="Visited_20_Internet_20_Link">
https://www.ukrinform.ua/rubric-world/3728018-sproba-buntu-vagnerivciv-zasvidcila-oslablenna-rosijskoi-derzavi-j-putina-borrel.html</text:a>
</text:p>
      <!--NEWS-->
      <text:h text:style-name="P10" text:outline-level="1">
<text:span text:style-name="T4">
У порту Роттердама знайшли кокаїну майже на €270 мільйонів</text:span>
</text:h>
      <text:p text:style-name="P4">
Authors: Ukrinform (Person)</text:p>
      <text:p text:style-name="P4">
Publisher: Укринформ (Organization)</text:p>
      <text:p text:style-name="P4">
Published Time: 2023-06-26T19:56:00+03:00</text:p>
      <text:p text:style-name="P4">
Modified Time: 2023-06-26T23:56:00+03:00</text:p>
      <text:p text:style-name="P4">
Description: Митники виявили в порту нідерландського Роттердама найбільшу з початку року партію кокаїну - майже 3,6 тонни. — Укрінформ.</text:p>
      <text:p text:style-name="P4">
Images: ['<text:a xlink:type="simple" xlink:href="https://static.ukrinform.com/photos/2023_06/thumb_files/630_360_1687809671-743.jpg" text:style-name="Internet_20_link" text:visited-style-name="Visited_20_Internet_20_Link">
630_360_16878...</text:a>
']</text:p>
      <text:p text:style-name="P4">
Tags: ['Наркотики', 'Нідерланди', 'Поліція', 'Кокаїн']</text:p>
      <text:p text:style-name="P4">
Type: Article</text:p>
      <!--METADATA-->
      <text:p text:style-name="P4">
<draw:frame draw:style-name="fr1" draw:name="Image239" text:anchor-type="as-char" svg:width="6.9236in" svg:height="3.956343in" draw:z-index="0">
<draw:image xlink:href="../Images/yкринформ/2023-06-26T19-56-00-03-00/630_360_1687809671-743.jpg" xlink:type="simple" xlink:show="embed" xlink:actuate="onLoad" draw:mime-type="image/jpeg"/>
</draw:frame>
 Митникивиявили в порту нідерландського Роттердама найбільшу з початку року партіюкокаїну - майже 3,6 тонни.</text:p>
      <text:p text:style-name="P4">
Про це повідомляє Укрінформ із посиланням на <text:a xlink:type="simple" xlink:href="http://nos.nl/artikel/2480360-douane-doet-grootste-cocainevondst-in-rotterdamse-haven-van-dit-jaar" text:style-name="Internet_20_link" text:visited-style-name="Visited_20_Internet_20_Link">
 NOS</text:a>
 .</text:p>
      <text:p text:style-name="P4">
“Митники виявили ще один великий вантаж кокаїну в контейнері в портуРоттердама. Між бананами було майже 3600 кілограмів кокаїну. Це найбільшазнахідка цього року”, - йдеться у повідомленні.</text:p>
      <text:p text:style-name="P4">
Зазначається, що вулична вартість цієї партії наркотиків оцінюється у 269мільйонів євро.</text:p>
      <text:p text:style-name="P4">
Правоохоронці припускають, що кокаїн могли завантажити в Еквадорі. При цьому,на їхню думку, компанія, яка зазначена отримувачем контейнера, ймовірно, немає відношення до контрабанди <text:a xlink:type="simple" xlink:href="https://www.ukrinform.ua/tag-narkotiki" text:style-name="Internet_20_link" text:visited-style-name="Visited_20_Internet_20_Link">
 наркотиків </text:a>
 .</text:p>
      <text:p text:style-name="P4">
<text:span text:style-name="T4">
Читайте також:</text:span>
 <text:a xlink:type="simple" xlink:href="https://www.ukrinform.ua/rubric-world/3723888-u-britanii-viavili-partiu-kokainu-vartistu-ponad-120-miljoniv.html" text:style-name="Internet_20_link" text:visited-style-name="Visited_20_Internet_20_Link">
 У Британії виявили партію <text:span text:style-name="T4">
кокаїн</text:span>
 у вартістю понад£120 мільйонів </text:a>
</text:p>
      <text:p text:style-name="P4">
Як повідомляв Укрінформ, митники в порту Роттердама у період з 24 грудня2022-го до 4 січня 2023 року виявили понад 4700 кілограмів кокаїну.</text:p>
      <text:p text:style-name="P4">
Пакунки з наркотиками знайшли, зокрема, в контейнері із замороженимифруктовими соками з Бразилії та у вантажі бананів з Еквадору.</text:p>
      <text:p text:style-name="P4">
<text:span text:style-name="T5">
Фото: Openbaar Ministerie</text:span>
</text:p>
      <text:p text:style-name="P4">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Держдеп про «заколот» Пригожина: Ми побачили прямий виклик лідерству Путіна</text:span>
</text:h>
      <text:p text:style-name="P4">
Authors: Ukrinform (Person)</text:p>
      <text:p text:style-name="P4">
Publisher: Укринформ (Organization)</text:p>
      <text:p text:style-name="P4">
Published Time: 2023-06-26T1:24:09+03:00</text:p>
      <text:p text:style-name="P4">
Modified Time: 2023-06-26T21:24:09+03:00</text:p>
      <text:p text:style-name="P4">
Description: Сполучені Штати вважають, що ситуація навколо заколоту, ініційованого керівником ПВК «Вагнер» Євгеном Пригожиним, свідчить про те, що президент Путін уперше серйозно постав перед прямим викликом своєму лідерству в Росії. — Укрінформ.</text:p>
      <text:p text:style-name="P4">
Images: ['<text:a xlink:type="simple" xlink:href="https://static.ukrinform.com/photos/2023_05/thumb_files/630_360_1684954769-443.jpg" text:style-name="Internet_20_link" text:visited-style-name="Visited_20_Internet_20_Link">
630_360_16849...</text:a>
']</text:p>
      <text:p text:style-name="P4">
Tags: ['Путін', 'США', 'Держдеп', 'Росія', 'Пригожин', 'Війна з Росією']</text:p>
      <text:p text:style-name="P4">
Type: Article</text:p>
      <!--METADATA-->
      <text:p text:style-name="P4">
<draw:frame draw:style-name="fr1" draw:name="Image240" text:anchor-type="as-char" svg:width="6.9236in" svg:height="3.956343in" draw:z-index="0">
<draw:image xlink:href="../Images/yкринформ/2023-06-26T1-24-09-03-00/630_360_1684954769-443.jpg" xlink:type="simple" xlink:show="embed" xlink:actuate="onLoad" draw:mime-type="image/jpeg"/>
</draw:frame>
 СполученіШтати вважають, що ситуація навколо заколоту, ініційованого керівником ПВК«Вагнер» Євгеном Пригожиним, свідчить про те, що президент Путін упершесерйозно постав перед прямим викликом своєму лідерству в Росії.</text:p>
      <text:p text:style-name="P4">
Про це заявив у понеділок на брифінгу у Вашингтоні речник Державногодепартаменту США Меттью Міллер, повідомляє власний кореспондент Укрінформу.</text:p>
      <text:p text:style-name="P4">
«Це, безумовно, щось нове - бачити, як лідерству президента Путіна кидаютьпрямий виклик. Це щось нове, коли Євген Пригожин прямо ставить під сумнівобґрунтування цієї війни та заявляє, що війна ведеться на підґрунті брехні», -зауважив представник Держдепу.</text:p>
      <text:p text:style-name="P4">
<text:span text:style-name="T4">
Читайте також:</text:span>
 <text:a xlink:type="simple" xlink:href="https://www.ukrinform.ua/rubric-world/3728048-zakolot-prigozina-e-viklikom-putinu-glava-mzs-britanii.html" text:style-name="Internet_20_link" text:visited-style-name="Visited_20_Internet_20_Link">
 Заколот <text:span text:style-name="T4">
Пригожина</text:span>
 є викликом Путіну – глава МЗСБританії </text:a>
</text:p>
      <text:p text:style-name="P4">
Він підкреслив, що Сполучені Штати говорили відкрито про це раніше, але донинішнього моменту не бачили подібних заяв з боку представників, наближених доросійського керівництва.</text:p>
      <text:p text:style-name="P4">
«Це все – суттєві кроки. І які наслідки це матиме, я думаю, ми ще побачимо», -зауважив представник зовнішньополітичного відомства <text:a xlink:type="simple" xlink:href="https://www.ukrinform.ua/tag-ssa" text:style-name="Internet_20_link" text:visited-style-name="Visited_20_Internet_20_Link">
 США</text:a>
 .</text:p>
      <text:p text:style-name="P4">
Водночас він назвав «динамічною» ситуацію, що розвивається, і нагадав, щоадміністрація США також реагувала на події. За його словами, президент Байденпоспілкувався із союзниками й партнерами. Держсекретар Блінкен мав телефоннурозмову з членами G7, крім того він обговорив ситуацію з главами МЗС України,Туреччини й Польщі.</text:p>
      <text:p text:style-name="P4">
«Сьогодні ми продовжуємо дискусії з нашими союзниками та партнерами», -зазначив Міллер.</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Путіна – <text:span text:style-name="T4">
Боррель</text:span>
 </text:a>
</text:p>
      <text:p text:style-name="P4">
Він також підкреслив, що Сполучені Штати налаштовані продовжувати непохитнупідтримку України незалежно від того, як розвиватимуться події в Росії.</text:p>
      <text:p text:style-name="P4">
Як повідомляв Укрінформ, уряд США <text:a xlink:type="simple" xlink:href="https://www.ukrinform.ua/rubric-ato/3728028-ssa-gotuut-novij-paket-vijskovoi-dopomogi-ukraini-na-500-miljoniv.html" text:style-name="Internet_20_link" text:visited-style-name="Visited_20_Internet_20_Link">
 планує </text:a>
 у вівторок оголосити про виділення нового пакетавійськової допомоги Україні на загальну суму $500 мільйонів.</text:p>
      <text:p text:style-name="P4">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У планах — програма на 3–5 млрд євро для реалізації проєктів відбудови Каховського водосховища» — Денис Шмигаль</text:span>
</text:h>
      <text:p text:style-name="P4">
Author: ['АРМІЯINFORM']</text:p>
      <text:p text:style-name="P4">
Time: 2023-06-26T20:00:00-04:00</text:p>
      <text:p text:style-name="P4">
Description: Європейський інвестиційний банк розпочне новий портфель проєктів для відбудов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0002-1.jpg" text:style-name="Internet_20_link" text:visited-style-name="Visited_20_Internet_20_Link">
270002-1.jpg</text:a>
']</text:p>
      <text:p text:style-name="P4">
Tags: ['INNOVATEUKRAINE', 'ВЕЛИКА БРИТАНІЯ', 'ДЕНИС ШМИГАЛЬ', 'ДОПОМОГА ПАРТНЕРІВ', 'КАХОВСЬКЕ ВОДОСХОВИЩЕ']</text:p>
      <text:p text:style-name="P4">
Category: News</text:p>
      <!--METADATA-->
      <text:p text:style-name="P4">
<draw:frame draw:style-name="fr1" draw:name="Image241" text:anchor-type="as-char" svg:width="6.9236in" svg:height="3.983579in" draw:z-index="0">
<draw:image xlink:href="../Images/AРМІЯINFORM/2023-06-26T20-00-00-04-00/270002-1.jpg" xlink:type="simple" xlink:show="embed" xlink:actuate="onLoad" draw:mime-type="image/jpeg"/>
</draw:frame>
</text:p>
      <text:p text:style-name="P4">
Європейський інвестиційний банк розпочне новий портфель проєктів для відбудовиУкраїни на 840 млн євро. Ідеться про транспорт, кібербезпеку, муніципальнуінфраструктуру, водопостачання, а також реконструкцію Каховського водосховища.</text:p>
      <text:p text:style-name="P4">
Про це<text:a xlink:type="simple" xlink:href="https://www.facebook.com/dshmyhal/posts/pfbid02EbEWVTV2beuowWpQUMDL1cdU3K2UbL3FLf3tWuM53p2qDGqUiEDKMvBs9HsxHGZCl" text:style-name="Internet_20_link" text:visited-style-name="Visited_20_Internet_20_Link">
повідомив</text:a>
прем’єр-міністр України Денис Шмигаль у фейсбуці.</text:p>
      <text:p text:style-name="P4">
«ЄБРР підтримає українські енергетичні компанії „Нафтогаз“, „Укренерго“ та„Укргідроенерго“ на суму 600 млн євро. Після звільнення території Каховськоговодосховища розробимо дорожню карту реконструкції ГЕС. У планах — програма на3-5 млрд євро для реалізації проєктів відбудови. Крім цього, партнери й надалібудуть фінансово підтримувати Україну в межах чотирирічної програми МВФ насуму 15,6 млрд доларів», — написав Денис Шмигаль.</text:p>
      <text:p text:style-name="P4">
Також на конференції розпочалось створення коаліції бізнесу для інвестицій вукраїнську економіку, зокрема до Ukraine Business Compact (об’єднанняпровідних українських та міжнародних компаній у глобальну спільнотувідповідальних бізнесів для підтримки відновлення України) вже долучилосьпонад 500 компанії. Під час заходу було запущено Українську інвестиційнуплатформу G7, ЄС та його фінансових інституцій розвитку і підписано угодуУкраїни, ЄС, Норвегії, Швейцарії, Європейського інвестиційного банку та ЄБРРщодо перезапуску ринку приватного страхування воєнних ризиків.</text:p>
      <text:p text:style-name="P4">
Крім цього, Велика Британія анонсувала внесок у розмірі 20 млн фунтівстерлінгів до Трастового фонду перестрахування MIGA, яке, зі свого боку,підписало меморандум про взаєморозуміння з ProСredit банком, що збільшило сумугарантій до 40,8 млн євро. Також була укладена угода між IFC та УкраїнськимДунайським пароплавством для модернізації та розширення можливостей логістикина Дунаї. Під час конференції було запущено українсько-британську цифровуплатформу для пошуку бізнес-партнерів.</text:p>
      <text:p text:style-name="P4">
«Партнери позитивно оцінюють динаміку реформ в Україні, не сумніваються внаших європейських перспективах, підтримують ідею використання замороженихросійських активів для відбудови України», — наголосив Денис Шмигаль.</text:p>
      <text:p text:style-name="P4">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Ракети Storm Shadow значно вплинули на перебіг російсько-української війни – Воллес</text:span>
</text:h>
      <text:p text:style-name="P4">
Authors: Ukrinform (Person)</text:p>
      <text:p text:style-name="P4">
Publisher: Укринформ (Organization)</text:p>
      <text:p text:style-name="P4">
Published Time: 2023-06-26T20:02:33+03:00</text:p>
      <text:p text:style-name="P4">
Modified Time: 2023-06-26T20:02:33+03:00</text:p>
      <text:p text:style-name="P4">
Description: Очільник Міністерства оборони Сполученого Королівства Бен Воллес під час виступу у Палаті громад поінформував щодо використання британської зброї на війни в Україні.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Війна з Росією', 'Storm Shadow', 'Бен Воллес']</text:p>
      <text:p text:style-name="P4">
Type: Article</text:p>
      <!--METADATA-->
      <text:p text:style-name="P4">
<draw:frame draw:style-name="fr1" draw:name="Image242" text:anchor-type="as-char" svg:width="6.9236in" svg:height="3.956343in" draw:z-index="0">
<draw:image xlink:href="../Images/yкринформ/2023-06-26T20-02-33-03-00/630_360_1522941676-5218.jpg" xlink:type="simple" xlink:show="embed" xlink:actuate="onLoad" draw:mime-type="image/jpeg"/>
</draw:frame>
 ОчільникМіністерства оборони Сполученого Королівства Бен Воллес під час виступу уПалаті громад поінформував щодо використання британської зброї на війни вУкраїні.</text:p>
      <text:p text:style-name="P4">
Як передає Укрінформ, про це повідомляє <text:a xlink:type="simple" xlink:href="https://news.sky.com/story/russia-ukraine-latest-putin-wagner-prigozhin-belarus-war-live-updates-12541713" text:style-name="Internet_20_link" text:visited-style-name="Visited_20_Internet_20_Link">
 Sky News</text:a>
 .</text:p>
      <text:p text:style-name="P4">
За словами глави британського оборонного відомства, ракети Storm Shadow,надані на озброєння Україні, мали «значний вплив» на російсько-українськувійну, а також додав, що цей тип зброї «майже безпомилково» атакував російськуматеріально-технічну базу.</text:p>
      <text:p text:style-name="P4">
<text:span text:style-name="T4">
Читайте також:</text:span>
 <text:a xlink:type="simple" xlink:href="https://www.ukrinform.ua/rubric-crimea/3724588-ukraina-stupila-na-slah-akij-privede-do-vizvolenna-krimu-godzes.html" text:style-name="Internet_20_link" text:visited-style-name="Visited_20_Internet_20_Link">
 Україна ступила на шлях, який приведе до визволення Криму- Годжес </text:a>
</text:p>
      <text:p text:style-name="P4">
Storm Shadow – крилата ракета великої дальності, розроблена спільно <text:a xlink:type="simple" xlink:href="https://www.ukrinform.ua/tag-britania" text:style-name="Internet_20_link" text:visited-style-name="Visited_20_Internet_20_Link">
 ВеликоюБританією </text:a>
 і Францією. Її зазвичайзапускають з повітря. З дальністю стрільби понад 250 км (155 миль) вона лишетрохи поступається 185-мильній американській армійській системі класу "земля-земля" (ATACMS).</text:p>
      <text:p text:style-name="P4">
Як повідомляв Укрінформ, 11 травня Бен Воллес підтвердив передачу ЛондономУкраїні далекобійних ракет Storm Shadow.</text:p>
      <text:p text:style-name="P4">
<text:span text:style-name="T4">
Читайте також:</text:span>
 <text:a xlink:type="simple" xlink:href="https://www.ukrinform.ua/rubric-ato/3725961-komitet-palati-predstavnikiv-ssa-pidtrimav-rezoluciu-sodo-nadanna-atacms-ukraini.html" text:style-name="Internet_20_link" text:visited-style-name="Visited_20_Internet_20_Link">
 Комітет Палати представників США підтримав резолюцію щодонадання <text:span text:style-name="T4">
ATACMS</text:span>
 Україні </text:a>
</text:p>
      <text:p text:style-name="P4">
Міністр оборони України Олексій Резніков наприкінці квітня заявив, щоукраїнські військові використовують зі 100% ефективністю далекобійні ракетиStorm Shadow.</text:p>
      <text:p text:style-name="P4">
Source: <text:a xlink:type="simple" xlink:href="https://www.ukrinform.ua/rubric-ato/3728022-raketi-storm-shadow-znacno-vplinuli-na-perebig-rosijskoukrainskoi-vijni-volles.html" text:style-name="Internet_20_link" text:visited-style-name="Visited_20_Internet_20_Link">
https://www.ukrinform.ua/rubric-ato/3728022-raketi-storm-shadow-znacno-vplinuli-na-perebig-rosijskoukrainskoi-vijni-volles.html</text:a>
</text:p>
      <!--NEWS-->
      <text:h text:style-name="P10" text:outline-level="1">
<text:span text:style-name="T4">
На Лимано-Куп’янському напрямку за добу ліквідували майже 100 загарбників, понад 150 - поранені</text:span>
</text:h>
      <text:p text:style-name="P4">
Authors: Ukrinform (Person)</text:p>
      <text:p text:style-name="P4">
Publisher: Укринформ (Organization)</text:p>
      <text:p text:style-name="P4">
Published Time: 2023-06-26T20:10:00+03:00</text:p>
      <text:p text:style-name="P4">
Modified Time: 2023-06-26T20:10:00+03:00</text:p>
      <text:p text:style-name="P4">
Description: На Лимано-Куп’янському напрямку Сили оборони відбили 12 атак ворога і ліквідували майже 100 російських загарбників.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Лиман', 'Війна з Росією', 'Єдині новини', 'Сергій Череватий']</text:p>
      <text:p text:style-name="P4">
Type: Article</text:p>
      <!--METADATA-->
      <text:p text:style-name="P4">
<draw:frame draw:style-name="fr1" draw:name="Image243" text:anchor-type="as-char" svg:width="6.9236in" svg:height="3.956343in" draw:z-index="0">
<draw:image xlink:href="../Images/yкринформ/2023-06-26T20-10-00-03-00/630_360_1680422407-224.png" xlink:type="simple" xlink:show="embed" xlink:actuate="onLoad" draw:mime-type="image/png"/>
</draw:frame>
 На Лимано-Куп’янському напрямку Сили оборони відбили 12 атак ворога і ліквідували майже100 російських загарбників.</text:p>
      <text:p text:style-name="P4">
Як повідомляє кореспондент Укрінформу, про це сказав речник Східногоугруповання військ ЗСУ Сергій Череватий в ефірі телемарафону "Єдині новини".</text:p>
      <text:p text:style-name="P4">
«На Лимано-Куп’янському напрямку відбито 12 атак ворога. Противник 477 разіватакував з артилерії та системами залпового вогню, здійснив 11 авіанальотів.Під час відбиття атаки ворога 99 окупантів ліквідовані, 152 зазнали поранень,двох взяли у <text:a xlink:type="simple" xlink:href="https://www.ukrinform.ua/tag-poloneni" text:style-name="Internet_20_link" text:visited-style-name="Visited_20_Internet_20_Link">
 полон </text:a>
 », - повідомивречник.</text:p>
      <text:p text:style-name="P4">
Також знищені два БТР, одна БМП, самохідна артилерійська установка "Мста-С",гаубиця Д-20, шість дронів-камікадзе.</text:p>
      <text:p text:style-name="P4">
<text:span text:style-name="T4">
Читайте також:</text:span>
 <text:a xlink:type="simple" xlink:href="https://www.ukrinform.ua/rubric-ato/3728008-na-shodi-jdut-boi-za-dobu-ponad-35-zitknen-na-troh-napramkah.html" text:style-name="Internet_20_link" text:visited-style-name="Visited_20_Internet_20_Link">
 На сході йдуть бої - за добу понад 35 зіткнень на трьохнапрямках </text:a>
</text:p>
      <text:p text:style-name="P4">
Череватий зауважив, що противник демотивований, він не розуміє, за що віддаєжиття. «Те, що ми чуємо від полонених, свідчить, що вони демотивовані.Жаліються на важкі побутові умови і не розуміють, за що воюють.</text:p>
      <text:p text:style-name="P4">
Як повідомлялося, за добу на Бахмутському напрямку відбулось 17 боєзіткнень,ліквідовано та поранено понад 350 загарбників.</text:p>
      <text:p text:style-name="P4">
Source: <text:a xlink:type="simple" xlink:href="https://www.ukrinform.ua/rubric-ato/3728024-na-limanokupanskomu-napramku-za-dobu-likviduvali-majze-100-zagarbnikiv-ponad-150-poraneni.html" text:style-name="Internet_20_link" text:visited-style-name="Visited_20_Internet_20_Link">
https://www.ukrinform.ua/rubric-ato/3728024-na-limanokupanskomu-napramku-za-dobu-likviduvali-majze-100-zagarbnikiv-ponad-150-poraneni.html</text:a>
</text:p>
      <!--NEWS-->
      <text:h text:style-name="P10" text:outline-level="1">
<text:span text:style-name="T4">
Армія РФ обстріляла село на Донеччині, є загиблий та поранена</text:span>
</text:h>
      <text:p text:style-name="P4">
Authors: Ukrinform (Person)</text:p>
      <text:p text:style-name="P4">
Publisher: Укринформ (Organization)</text:p>
      <text:p text:style-name="P4">
Published Time: 2023-06-26T20:16:00+03:00</text:p>
      <text:p text:style-name="P4">
Modified Time: 2023-06-26T20:16:00+03:00</text:p>
      <text:p text:style-name="P4">
Description: Російські військові обстріляли село Новий Комар Волноваського району на Донеччині. Внаслідок цього загинула одна людина, ще одна — поранена. — Укрінформ.</text:p>
      <text:p text:style-name="P4">
Images: ['<text:a xlink:type="simple" xlink:href="https://static.ukrinform.com/photos/2023_06/thumb_files/630_360_1687766975-140.jpeg" text:style-name="Internet_20_link" text:visited-style-name="Visited_20_Internet_20_Link">
630_360_16877...</text:a>
']</text:p>
      <text:p text:style-name="P4">
Tags: ['Донеччина', 'Обстріл', 'Поранені', 'Загибель', 'Війна з Росією']</text:p>
      <text:p text:style-name="P4">
Type: Article</text:p>
      <!--METADATA-->
      <text:p text:style-name="P4">
<draw:frame draw:style-name="fr1" draw:name="Image244" text:anchor-type="as-char" svg:width="6.9236in" svg:height="3.956343in" draw:z-index="0">
<draw:image xlink:href="../Images/yкринформ/2023-06-26T20-16-00-03-00/630_360_1687766975-140.jpeg" xlink:type="simple" xlink:show="embed" xlink:actuate="onLoad" draw:mime-type="image/jpeg"/>
</draw:frame>
 Російськівійськові обстріляли село Новий Комар Волноваського району на Донеччині.Внаслідок цього загинула одна людина, ще одна — поранена.</text:p>
      <text:p text:style-name="P4">
Як передає Укрінформ, про це повідомила  <text:a xlink:type="simple" xlink:href="https://suspilne.media/515921-rosijski-vijska-26-cervna-obstrilali-selo-na-doneccini-zaginuv-colovik-ta-poranena-zinka/" text:style-name="Internet_20_link" text:visited-style-name="Visited_20_Internet_20_Link">
 Суспільному</text:a>
 речниця Донецької обласноїпрокуратури Анастасія Мєдвєдєва.</text:p>
      <text:p text:style-name="P4">
"Під час обстрілу загинув 56-річний чоловік, а його 53-річна дружина поранена.Її доставили до лікарні. Від влучання снаряда також пошкоджено стіни та дахбудинку. На місці виникла <text:a xlink:type="simple" xlink:href="https://www.ukrinform.ua/tag-pozeza" text:style-name="Internet_20_link" text:visited-style-name="Visited_20_Internet_20_Link">
 пожежа </text:a>
 ", -уточнила речниця обласної прокуратури.</text:p>
      <text:p text:style-name="P4">
За її даними, російські військові обстріляли Новий Комар, ймовірно зартилерії.</text:p>
      <text:p text:style-name="P4">
<text:span text:style-name="T4">
Читайте також:</text:span>
 <text:a xlink:type="simple" xlink:href="https://www.ukrinform.ua/rubric-ato/3727433-u-hersoni-vnaslidok-obstrilu-patipoverhivki-zaginuv-colovik.html" text:style-name="Internet_20_link" text:visited-style-name="Visited_20_Internet_20_Link">
 У Херсоні внаслідок обстрілу п'ятиповерхівки загинувчоловік </text:a>
</text:p>
      <text:p text:style-name="P4">
Мєдвєдєва зазначила, що за вказаним фактом розпочато досудове розслідування зач. 2 ст. 438 КК України (порушення законів та звичаїв війни).</text:p>
      <text:p text:style-name="P4">
Як повідомляв Укрінформ,  російська армія за минулу добу, 25 червня, <text:a xlink:type="simple" xlink:href="https://www.ukrinform.ua/rubric-regions/3727657-rosia-za-dobu-poranila-troh-ziteliv-doneccini.html" text:style-name="Internet_20_link" text:visited-style-name="Visited_20_Internet_20_Link">
 завдалапоранень трьом жителям Донецької області </text:a>
 . Наразінеможливо встановити точну кількість жертв у Маріуполі та Волновасі.</text:p>
      <text:p text:style-name="P4">
<text:span text:style-name="T5">
Фото ілюстративне / Павло Кириленко</text:span>
</text:p>
      <text:p text:style-name="P4">
Source: <text:a xlink:type="simple" xlink:href="https://www.ukrinform.ua/rubric-ato/3728027-armia-rf-obstrilala-selo-na-doneccini-e-zagiblij-ta-poranena.html" text:style-name="Internet_20_link" text:visited-style-name="Visited_20_Internet_20_Link">
https://www.ukrinform.ua/rubric-ato/3728027-armia-rf-obstrilala-selo-na-doneccini-e-zagiblij-ta-poranena.html</text:a>
</text:p>
      <!--NEWS-->
      <text:h text:style-name="P10" text:outline-level="1">
<text:span text:style-name="T4">
Орбан: Країни Західних Балкан заслуговують на членство в ЄС не менше, ніж Україна</text:span>
</text:h>
      <text:p text:style-name="P4">
Authors: Ukrinform (Person)</text:p>
      <text:p text:style-name="P4">
Publisher: Укринформ (Organization)</text:p>
      <text:p text:style-name="P4">
Published Time: 2023-06-26T20:18:00+03:00</text:p>
      <text:p text:style-name="P4">
Modified Time: 2023-06-26T20:18:00+03:00</text:p>
      <text:p text:style-name="P4">
Description: Країни Західних Балкан, які давно подали заявки і хочуть стати членами ЄС, заслуговують на це не менше, ніж Україна. — Укрінформ.</text:p>
      <text:p text:style-name="P4">
Images: ['<text:a xlink:type="simple" xlink:href="https://static.ukrinform.com/photos/2022_10/thumb_files/630_360_1665060326-694.jpg" text:style-name="Internet_20_link" text:visited-style-name="Visited_20_Internet_20_Link">
630_360_16650...</text:a>
']</text:p>
      <text:p text:style-name="P4">
Tags: ['Євросоюз', 'Орбан', 'Угорщина', 'Україна', 'Балкани']</text:p>
      <text:p text:style-name="P4">
Type: Article</text:p>
      <!--METADATA-->
      <text:p text:style-name="P4">
<draw:frame draw:style-name="fr1" draw:name="Image245" text:anchor-type="as-char" svg:width="6.9236in" svg:height="3.956343in" draw:z-index="0">
<draw:image xlink:href="../Images/yкринформ/2023-06-26T20-18-00-03-00/630_360_1665060326-694.jpg" xlink:type="simple" xlink:show="embed" xlink:actuate="onLoad" draw:mime-type="image/jpeg"/>
</draw:frame>
 КраїниЗахідних Балкан, які давно подали заявки і хочуть стати членами ЄС,заслуговують на це не менше, ніж Україна.</text:p>
      <text:p text:style-name="P4">
Про це під час спільної пресконференції глав урядів Вишеградської групи упонеділок у словацькій Братиславі сказав прем’єр-міністр Угорщини ВікторОрбан, передає власний кореспондент Укрінформу.</text:p>
      <text:p text:style-name="P4">
Він зазначив, що хоча значна увага Європи сконцентрована на Україні, наконтиненті є й інші проблемні регіони, які потребують уваги. За його словами,таким проблемним регіоном є Західні Балкани, відтак ЄС не може дозволити собікомфортно заплющувати очі на багато конфліктів між різними країнами йетнічними групами на Балканському півострові. Орбан наголосив, що ці конфліктинаростають і треба знайти системні рішення щодо їх розв’язання.</text:p>
      <text:p text:style-name="P4">
<text:span text:style-name="T4">
Читайте також:</text:span>
 <text:a xlink:type="simple" xlink:href="https://www.ukrinform.ua/rubric-polytics/3728014-cehia-nazvala-prioriteti-golovuvanna-u-visegradskij-grupi-sered-nih-dopomoga-ukraini.html" text:style-name="Internet_20_link" text:visited-style-name="Visited_20_Internet_20_Link">
 <text:span text:style-name="T4">
Чехія</text:span>
 назвала пріоритети головування у «Вишеградськійгрупі», серед них - допомога Україні </text:a>
</text:p>
      <text:p text:style-name="P4">
“ЄС вважає, що Західні Балкани є невідповідним регіоном для євроінтеграції. Миповинні мати таку балканську політику, яка однозначно гарантуватимеєвропейську перспективу для громадян цього регіону”, - заявив Орбан.</text:p>
      <text:p text:style-name="P4">
Він додав, що країни V4 підтримують його у питанні членства країн ЗахіднихБалкан в ЄС.</text:p>
      <text:p text:style-name="P4">
<text:span text:style-name="T4">
Читайте також:</text:span>
 <text:a xlink:type="simple" xlink:href="https://www.ukrinform.ua/rubric-world/3727995-ugorsina-rozblokue-trans-es-akso-ukraina-viklucit-otp-bank-iz-cornogo-spisku-siarto.html" text:style-name="Internet_20_link" text:visited-style-name="Visited_20_Internet_20_Link">
 <text:span text:style-name="T4">
Угорщи</text:span>
 на розблокує транш ЄС, якщо Україна виключитьOTP Bank із «чорного списку» - Сіярто </text:a>
</text:p>
      <text:p text:style-name="P4">
Як відомо, кандидатами на членство в ЄС серед країн Балканського півострова єАлбанія, Північна Македонія, Сербія, Чорногорія, Боснія і Герцеговина.</text:p>
      <text:p text:style-name="P4">
<text:a xlink:type="simple" xlink:href="https://www.ukrinform.ua/tag-ugorsina" text:style-name="Internet_20_link" text:visited-style-name="Visited_20_Internet_20_Link">
 Угорщина </text:a>
 займає окрему позицію щодопідтримки членства України в НАТО та ЄС, підтримує тісні відносини з Росією таБілоруссю, а в питанні російсько-української війни підкреслює, що “намагаєтьсядосягти миру”, не закликаючи Росію до виведення своїх військ з України.</text:p>
      <text:p text:style-name="P4">
Source: <text:a xlink:type="simple" xlink:href="https://www.ukrinform.ua/rubric-world/3728025-orban-kraini-zahidnih-balkan-zaslugovuut-na-clenstvo-v-es-ne-mense-niz-ukraina.html" text:style-name="Internet_20_link" text:visited-style-name="Visited_20_Internet_20_Link">
https://www.ukrinform.ua/rubric-world/3728025-orban-kraini-zahidnih-balkan-zaslugovuut-na-clenstvo-v-es-ne-mense-niz-ukraina.html</text:a>
</text:p>
      <!--NEWS-->
      <text:h text:style-name="P10" text:outline-level="1">
<text:span text:style-name="T4">
Калініна програла Касаткіній у першому колі турніру WTA 500 в Істборні</text:span>
</text:h>
      <text:p text:style-name="P4">
Authors: Ukrinform (Person)</text:p>
      <text:p text:style-name="P4">
Publisher: Укринформ (Organization)</text:p>
      <text:p text:style-name="P4">
Published Time: 2023-06-26T20:24:57+03:00</text:p>
      <text:p text:style-name="P4">
Modified Time: 2023-06-26T20:24:57+03:00</text:p>
      <text:p text:style-name="P4">
Description: Українська тенісистка Ангеліна Калініна зупинилася  в першому колі WTA 500 в Істборні. — Укрінформ.</text:p>
      <text:p text:style-name="P4">
Images: ['<text:a xlink:type="simple" xlink:href="https://static.ukrinform.com/photos/2023_06/thumb_files/630_360_1687800229-784.jpg" text:style-name="Internet_20_link" text:visited-style-name="Visited_20_Internet_20_Link">
630_360_16878...</text:a>
']</text:p>
      <text:p text:style-name="P4">
Tags: ['Теніс', 'Ангеліна Калініна']</text:p>
      <text:p text:style-name="P4">
Type: Article</text:p>
      <!--METADATA-->
      <text:p text:style-name="P4">
<draw:frame draw:style-name="fr1" draw:name="Image246" text:anchor-type="as-char" svg:width="6.9236in" svg:height="3.956343in" draw:z-index="0">
<draw:image xlink:href="../Images/yкринформ/2023-06-26T20-24-57-03-00/630_360_1687800229-784.jpg" xlink:type="simple" xlink:show="embed" xlink:actuate="onLoad" draw:mime-type="image/jpeg"/>
</draw:frame>
 Українськатенісистка Ангеліна Калініна зупинилася в першому колі WTA 500 в Істборні.</text:p>
      <text:p text:style-name="P4">
Сьогодні, 26 червня, українська тенісистка Ангеліна Калініна (№26 WTA)програла Дар’ї Касаткіній (№11 WTA) в 1/16 фіналу турніру WTA 500 в Істборні –3:6, 1:6, передає Укрінформ.</text:p>
      <text:p text:style-name="P4">
Касаткіна веде в особистих зустрічах з рахунком 3:1.</text:p>
      <text:p text:style-name="P4">
Матч тривав 1 годину 15 хвилин, Калініна жодного разу не подала навиліт,допустила 3 подвійні помилки та реалізувала 1/4 брейк-пойнт.</text:p>
      <text:p text:style-name="P4">
<text:span text:style-name="T4">
Читайте також:</text:span>
 <text:a xlink:type="simple" xlink:href="https://www.ukrinform.ua/rubric-sports/3727921-rejting-atp-alkaras-stav-persou-raketkou-svitu.html" text:style-name="Internet_20_link" text:visited-style-name="Visited_20_Internet_20_Link">
 Рейтинг ATP: Алькарас став першою "ракеткою" світу</text:a>
</text:p>
      <text:p text:style-name="P4">
Спочатку Калініна мала на цьому етапі зіграти проти Марії Саккарі (№8 WTA),проте вона знялася зі змагань.</text:p>
      <text:p text:style-name="P4">
Фото: btu.org.ua</text:p>
      <text:p text:style-name="P4">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У постраждалих від підриву Каховської ГЕС областях немає випадків холери - Одеська ОВА</text:span>
</text:h>
      <text:p text:style-name="P4">
Authors: Ukrinform (Person)</text:p>
      <text:p text:style-name="P4">
Publisher: Укринформ (Organization)</text:p>
      <text:p text:style-name="P4">
Published Time: 2023-06-26T20:30:00+03:00</text:p>
      <text:p text:style-name="P4">
Modified Time: 2023-06-26T20:30:00+03:00</text:p>
      <text:p text:style-name="P4">
Description: Інформація про поширення холери в затоплених внаслідок підриву Каховської ГЕС регіонах є фейком. — Укрінформ.</text:p>
      <text:p text:style-name="P4">
Images: ['<text:a xlink:type="simple" xlink:href="https://static.ukrinform.com/photos/2023_06/thumb_files/630_360_1686682032-707.jpg" text:style-name="Internet_20_link" text:visited-style-name="Visited_20_Internet_20_Link">
630_360_16866...</text:a>
']</text:p>
      <text:p text:style-name="P4">
Tags: ['Фейк', 'Холера', 'Одещина', 'Каховська ГЕС']</text:p>
      <text:p text:style-name="P4">
Type: Article</text:p>
      <!--METADATA-->
      <text:p text:style-name="P4">
<draw:frame draw:style-name="fr1" draw:name="Image247" text:anchor-type="as-char" svg:width="6.9236in" svg:height="3.956343in" draw:z-index="0">
<draw:image xlink:href="../Images/yкринформ/2023-06-26T20-30-00-03-00/630_360_1686682032-707.jpg" xlink:type="simple" xlink:show="embed" xlink:actuate="onLoad" draw:mime-type="image/jpeg"/>
</draw:frame>
 Інформаціяпро поширення холери в затоплених внаслідок підриву Каховської ГЕС регіонах єфейком.</text:p>
      <text:p text:style-name="P4">
Про це в <text:a xlink:type="simple" xlink:href="https://t.me/odeskaODA/1888" text:style-name="Internet_20_link" text:visited-style-name="Visited_20_Internet_20_Link">
 Телеграмі </text:a>
 написав голова ОдеськоїОВА Олег Кіпер, передає Укріноформ.</text:p>
      <text:p text:style-name="P4">
«Мережею масово шириться <text:a xlink:type="simple" xlink:href="https://www.ukrinform.ua/tag-fejk" text:style-name="Internet_20_link" text:visited-style-name="Visited_20_Internet_20_Link">
 фейк </text:a>
 щодоспалахів холери в областях, які постраждали від підтоплення. Повідомленнятакож адресно розсилаються користувачам через месенджери. Наголошуємо, що данаінформація не відповідає дійсності та є частиною ворожої ІПСО», - написавКіпер.</text:p>
      <text:p text:style-name="P4">
<text:span text:style-name="T4">
Читайте також:</text:span>
 <text:a xlink:type="simple" xlink:href="https://www.ukrinform.ua/rubric-health/3725723-ak-zahistis-vid-holeri.html" text:style-name="Internet_20_link" text:visited-style-name="Visited_20_Internet_20_Link">
 Як захиститись від <text:span text:style-name="T4">
холери</text:span>
</text:a>
</text:p>
      <text:p text:style-name="P4">
Він наголосив, що на сьогодні на територіях Херсонської, ЗапорізькоїМиколаївської, Дніпропетровської та Одеської областей не зареєстровано жодногопідтвердженого випадку холери.</text:p>
      <text:p text:style-name="P4">
Як повідомляв Укрінформ, у столиці якість питної води в нормі - <text:a xlink:type="simple" xlink:href="https://www.ukrinform.ua/rubric-kyiv/3727913-u-stolici-akist-pitnoi-vodi-v-normi-kmda-sprostuvala-fejk-pro-holernu-palicku.html" text:style-name="Internet_20_link" text:visited-style-name="Visited_20_Internet_20_Link">
 КМДАспростувала фейк про холерну паличку </text:a>
 .</text:p>
      <text:p text:style-name="P4">
Як повідомлялося, у ніч на 6 червня російські військові підірвали греблюКаховської ГЕС. Забруднені дніпровські води досягли Чорного моря наступногодня після вибуху.</text:p>
      <text:p text:style-name="P4">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ЄС підтримує українську Формулу миру та просуватиме її у світі – Боррель</text:span>
</text:h>
      <text:p text:style-name="P4">
Authors: Ukrinform (Person)</text:p>
      <text:p text:style-name="P4">
Publisher: Укринформ (Organization)</text:p>
      <text:p text:style-name="P4">
Published Time: 2023-06-26T20:31:49+03:00</text:p>
      <text:p text:style-name="P4">
Modified Time: 2023-06-26T20:31:49+03:00</text:p>
      <text:p text:style-name="P4">
Description: Європейський Союз підтримує українську «формулу миру» та просуватиме її у світі.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 'Формула миру']</text:p>
      <text:p text:style-name="P4">
Type: Article</text:p>
      <!--METADATA-->
      <text:p text:style-name="P4">
<draw:frame draw:style-name="fr1" draw:name="Image248" text:anchor-type="as-char" svg:width="6.9236in" svg:height="3.956343in" draw:z-index="0">
<draw:image xlink:href="../Images/yкринформ/2023-06-26T20-31-49-03-00/630_360_1667561515-584.jpg" xlink:type="simple" xlink:show="embed" xlink:actuate="onLoad" draw:mime-type="image/jpeg"/>
</draw:frame>
Європейський Союз підтримує українську «формулу миру» та просуватиме її усвіті.</text:p>
      <text:p text:style-name="P4">
Про це на прессконференції у Люксембурзі за підсумками Ради міністрів ЄС іззакордонних справ сказав високий представник ЄС Жозеп Боррель, повідомляєкореспондент Укрінформу.</text:p>
      <text:p text:style-name="P4">
«Зрозуміло, що ми прагнемо миру. Ми продовжуватимемо глобальні контакти зметою пошуку тривалого миру для України у відповідності до принципів Хартії <text:a xlink:type="simple" xlink:href="https://www.ukrinform.ua/tag-oon" text:style-name="Internet_20_link" text:visited-style-name="Visited_20_Internet_20_Link">
ООН </text:a>
 . Ця зустріч (міністрів) є такожважливим моментом для консолідації підтримки з боку наших глобальнихпартнерів. Ми підтвердили підтримку «мирної формули», запропонованої Україною,і шукаємо якомога ширшої підтримки для неї. Це буде велика робота дляЄвропейської служби зовнішніх дій, а також для мене, щоб добитися підтримкидля України по всьому світу, підтримки для справедливого, чесного та тривалогомиру», - зауважив Боррель.</text:p>
      <text:p text:style-name="P4">
<text:span text:style-name="T4">
Читайте також:</text:span>
 <text:a xlink:type="simple" xlink:href="https://www.ukrinform.ua/rubric-polytics/3726984-u-danii-projde-zustric-sodo-ukrainskoi-formuli-miru.html" text:style-name="Internet_20_link" text:visited-style-name="Visited_20_Internet_20_Link">
 У Данії пройде зустріч щодо української <text:span text:style-name="T4">
Формул</text:span>
 и миру</text:a>
</text:p>
      <text:p text:style-name="P4">
Він додав, що після широкого обговорення ситуації в Україні та впливу на неїостанніх подій у Росії міністри дійшли розуміння необхідності подальшоїпідтримки України та її збільшення. Така допомога має надалі зростати у всіхвимірах, особливо – у військовій сфері.</text:p>
      <text:p text:style-name="P4">
«Ми були поінформовані про ситуацію на місцях міністром закордонних справДмитром Кулебою, обговорили, як виконати зобов’язання та відповісти на негайніпотреби як на короткий, так і на тривалий термін», - сказав високийпредставник ЄС.</text:p>
      <text:p text:style-name="P4">
Він зауважив, що 24 тисячі українських військових уже пройшли тренування врамках Допоміжної військової місії ЄС для України. Таким чином, кінцева метамісії - підготувати 30 тисяч українських військових до кінця року, за словамиБорреля, «є цілком досяжною».</text:p>
      <text:p text:style-name="P4">
<text:span text:style-name="T4">
Читайте також:</text:span>
 <text:a xlink:type="simple" xlink:href="https://www.ukrinform.ua/rubric-polytics/3726463-pare-uhvalila-rezoluciu-pro-povnu-pidtrimku-mirnogo-planu-zelenskogo.html" text:style-name="Internet_20_link" text:visited-style-name="Visited_20_Internet_20_Link">
 ПАРЄ підтримала <text:span text:style-name="T4">
формул</text:span>
 у миру Зеленського та вступУкраїни до НАТО </text:a>
</text:p>
      <text:p text:style-name="P4">
«Наша підтримка (для України – ред.) очевидна. Ми будемо відігравати свою рольта робити свій внесок у надання Україні запевнень з безпеки на тривалуперспективу, щоб допомогти захистити себе, бути здатною стримувати потенційніакти агресії в майбутньому та протидіяти зусиллям із дестабілізації. Мипродовжуватимемо військову допомогу, щоб прискорити їх оборонне виробництво,через тренувальні місії та через передання технологій», - заявив Боррель.</text:p>
      <text:p text:style-name="P4">
Як повідомлялося, сьогодні у Люксембурзі відбулася Рада міністрів ЄС іззакордонних справ, під час якої європейські урядовці розглянули питанняпродовження допомоги Україні в умовах дестабілізації внутрішньополітичноїситуації в Росії. Міністри обговорили ключові зовнішньополітичні пріоритетиЄвросоюзу напередодні зустрічі глав держав та урядів ЄС у форматі Європейськоїради, що відбудеться наприкінці тижня у Брюсселі.</text:p>
      <text:p text:style-name="P4">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Влада Бердянська підтвердила смерть двох підлітків, яких вбили росіяни</text:span>
</text:h>
      <text:p text:style-name="P4">
Authors: Ukrinform (Person)</text:p>
      <text:p text:style-name="P4">
Publisher: Укринформ (Organization)</text:p>
      <text:p text:style-name="P4">
Published Time: 2023-06-26T20:45:00+03:00</text:p>
      <text:p text:style-name="P4">
Modified Time: 2023-06-26T20:45:00+03:00</text:p>
      <text:p text:style-name="P4">
Description: Бердянська міська військова адміністрація підтвердила смерть Тіграна Оганнісяна та Микити Ханганова, яких 24 червня вбили російські військові.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Бердянськ', 'Діти', 'Вбивство', 'Війна з Росією']</text:p>
      <text:p text:style-name="P4">
Type: Article</text:p>
      <!--METADATA-->
      <text:p text:style-name="P4">
<draw:frame draw:style-name="fr1" draw:name="Image249" text:anchor-type="as-char" svg:width="6.9236in" svg:height="3.956343in" draw:z-index="0">
<draw:image xlink:href="../Images/yкринформ/2023-06-26T20-45-00-03-00/630_360_1617451171-445.jpg" xlink:type="simple" xlink:show="embed" xlink:actuate="onLoad" draw:mime-type="image/jpeg"/>
</draw:frame>
 Бердянськаміська військова адміністрація підтвердила смерть Тіграна Оганнісяна та МикитиХанганова, яких 24 червня вбили російські військові.</text:p>
      <text:p text:style-name="P4">
Відповідне повідомлення оприлюднене в  <text:a xlink:type="simple" xlink:href="https://t.me/berdmisk/3534" text:style-name="Internet_20_link" text:visited-style-name="Visited_20_Internet_20_Link">
 Телеграмі</text:a>
 Бердянської МВА, передає Укрінформ.</text:p>
      <text:p text:style-name="P4">
"На жаль, смерть Тіграна Оганнісяна та Микити Ханганова підтвердилася. Їхубили", - йдеться у дописі.</text:p>
      <text:p text:style-name="P4">
</text:p>
      <text:p text:style-name="P4">
Міська влада  <text:a xlink:type="simple" xlink:href="https://t.me/berdmisk/3535" text:style-name="Internet_20_link" text:visited-style-name="Visited_20_Internet_20_Link">
 закликала </text:a>
 наразі утриматися відзаяв стосовно вбивства підлітків: "Їхні рідні досі знаходяться на тимчасовоокупованій території, і передчасні заяви можуть нашкодити їхній безпеці тастановити загрозу для життя".</text:p>
      <text:p text:style-name="P4">
Своєю чергою, уповноважений Верховної Ради з прав людини Дмитро Лубінець вефірі телемарафону “ <text:a xlink:type="simple" xlink:href="https://www.youtube.com/watch" text:style-name="Internet_20_link" text:visited-style-name="Visited_20_Internet_20_Link">
 Єдині новини</text:a>
 ” заявив, що вкотре жоднаміжнародна інституція нічого не може зробити з Російською Федерацією, якаповодить себе як терорист.</text:p>
      <text:p text:style-name="P4">
"Ця країна себе поводить як терорист, не звертає увагу на жодні міжнародніконвенції, міжнародне гуманітарне право. Вони вкотре показали, що можуть вбитидвох українських дітей і роблять вигляд, що їм за це нічого не буде”, -наголосив омбудсмен.</text:p>
      <text:p text:style-name="P4">
Він повідомив, що Україна офіційно зверталась до Міжнародного комітетуЧервоного Хреста, щоб Росія терміново віддала тіла загиблих підлітків. Але, зайого словами, від МКЧХ офіційно відповіді немає.</text:p>
      <text:p text:style-name="P4">
<text:span text:style-name="T4">
Читайте також:</text:span>
 <text:a xlink:type="simple" xlink:href="https://www.ukrinform.ua/rubric-regions/3727998-ubivstvo-pidlitkiv-u-berdansku-pravozahisniki-vvazaut-vidpovidalnou-okupacijnu-vladu.html" text:style-name="Internet_20_link" text:visited-style-name="Visited_20_Internet_20_Link">
 Убивство підлітків у <text:span text:style-name="T4">
Бердянс</text:span>
 ьку: правозахисникивважають відповідальною окупаційну владу </text:a>
</text:p>
      <text:p text:style-name="P4">
“Але відповідь у них завжди однакова - нас не допустила російська сторона,тому ми не змогли виконати свій мандат. Ми не бачимо великого бажання впливатина росіян, щоб вони все ж таки допускали представників Міжнародного комітетуЧервоного Хреста до наших громадян, яких тисячами росіяни незаконно утримуютьу російських таборах”, - наголосив Лубінець.</text:p>
      <text:p text:style-name="P4">
Він зазначив, що поінформував про цю ситуацію міжнародні організації.</text:p>
      <text:p text:style-name="P4">
Раніше повідомлялося, що в окупованому Бердянську загарбники заявили про«ліквідацію двох проукраїнських терористів». Один із них — 16-річний ТігранОганнісян. МІПЛ зазначає, що другий <text:a xlink:type="simple" xlink:href="https://www.ukrinform.ua/tag-vbivstvo" text:style-name="Internet_20_link" text:visited-style-name="Visited_20_Internet_20_Link">
 убитий </text:a>
 — Микита Ханганов.</text:p>
      <text:p text:style-name="P4">
У мережі публікують, як стверджується, останнє відео, записане Тіграном. Наньому хлопець каже: «Усе, це смерть, пацани. Прощавайте. Слава Україні». Тодізапис обривається.</text:p>
      <text:p text:style-name="P4">
Тіграна Оганнісяна окупанти викрали ще у вересні 2022 року. Його разом з іншимпідлітком, Микитою Хангановим, звинуватили в тероризмі. За це їм загрожувало20-річне ув’язнення.</text:p>
      <text:p text:style-name="P4">
<text:span text:style-name="T4">
Читайте також:</text:span>
 <text:a xlink:type="simple" xlink:href="https://www.ukrinform.ua/rubric-regions/3727487-rodiciv-ubitih-u-berdansku-hlopciv-zagarbniki-dopituut-ta-obsukuut.html" text:style-name="Internet_20_link" text:visited-style-name="Visited_20_Internet_20_Link">
 Родичів убитих у <text:span text:style-name="T4">
Бердянс</text:span>
 ьку хлопців загарбникидопитують та обшукують </text:a>
</text:p>
      <text:p text:style-name="P4">
Європарламент у червні цього року вимагав від російської влади припинитипроцес проти дітей і дозволити їм виїхати на контрольовану Україною територію.</text:p>
      <text:p text:style-name="P4">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Росія хоче зупинити український наступ будь-якою ціною – Маляр</text:span>
</text:h>
      <text:p text:style-name="P4">
Authors: Ukrinform (Person)</text:p>
      <text:p text:style-name="P4">
Publisher: Укринформ (Organization)</text:p>
      <text:p text:style-name="P4">
Published Time: 2023-06-26T20:56:00+03:00</text:p>
      <text:p text:style-name="P4">
Modified Time: 2023-06-26T20:56:00+03:00</text:p>
      <text:p text:style-name="P4">
Description: Заступниця міністра оборони Ганна Маляр заявила, що Росія зараз хоче зупинити український наступ будь-якою ціною.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Війна з Росією', 'Ганна Маляр', 'Контрнаступ']</text:p>
      <text:p text:style-name="P4">
Type: Article</text:p>
      <!--METADATA-->
      <text:p text:style-name="P4">
<draw:frame draw:style-name="fr1" draw:name="Image251" text:anchor-type="as-char" svg:width="6.9236in" svg:height="3.956343in" draw:z-index="0">
<draw:image xlink:href="../Images/yкринформ/2023-06-26T20-56-00-03-00/630_360_1686221008-699.jpg" xlink:type="simple" xlink:show="embed" xlink:actuate="onLoad" draw:mime-type="image/jpeg"/>
</draw:frame>
 Заступницяміністра оборони Ганна Маляр заявила, що Росія зараз хоче зупинити українськийнаступ будь-якою ціною.</text:p>
      <text:p text:style-name="P4">
Як передає Укрінформ, про це вона повідомила у  <text:a xlink:type="simple" xlink:href="https://t.me/annamaliar/887" text:style-name="Internet_20_link" text:visited-style-name="Visited_20_Internet_20_Link">
 Телеграмі</text:a>
 .</text:p>
      <text:p text:style-name="P4">
«Задача РФ зараз - зупинити наш наступ будь-якою ціною. Підривом дамб,замінуванням полів, безперервними обстрілами, диверсіями, інформаційнимнагнітанням і навіть «ядерною» риторикою. Це задача - максимум. Мінімум - якщоне зупинити, то суттєво ускладнити та загальмувати наше просування і тим часомпідготувати власний контрнаступ», - зазначила Маляр.</text:p>
      <text:p text:style-name="P4">
За її словами, для росіян мотивація «не втратити» захоплені землі, будепроявлена значно сильніше за мотивацію «захопити» землі. «Бо це їхня ментальнаспоконвічна травма», - зауважила Маляр.</text:p>
      <text:p text:style-name="P4">
<text:span text:style-name="T4">
Читайте також:</text:span>
 <text:a xlink:type="simple" xlink:href="https://www.ukrinform.ua/rubric-ato/3727659-zsu-na-pivdni-zvilnili-vid-voroga-130-kvadratnih-kilometriv-malar.html" text:style-name="Internet_20_link" text:visited-style-name="Visited_20_Internet_20_Link">
 ЗСУ на півдні звільнили від ворога 130 квадратнихкілометрів – Міноборони </text:a>
</text:p>
      <text:p text:style-name="P4">
«Вони психологічно легше переносять невдалий наступ, аніж втрату завойованихземель. Це деморалізує і демотивує їх непоправно. Вони потім самі не зберутьсвоє військо, бо бійці, як на Харківщині, почнуть масово відмовлятисявиконувати накази. Тож, ми повинні розуміти це», - підкреслила заступницяміністра.</text:p>
      <text:p text:style-name="P4">
Водночас, українським <text:a xlink:type="simple" xlink:href="https://www.ukrinform.ua/tag-vijskovi" text:style-name="Internet_20_link" text:visited-style-name="Visited_20_Internet_20_Link">
 військам </text:a>
зараз, справді, дуже важко.</text:p>
      <text:p text:style-name="P4">
«Але вони рухаються вперед. Впевнено. Бо ми ведемо справедливу війну. І вцьому наша сила», - наголосила Маляр.</text:p>
      <text:p text:style-name="P4">
Як повідомляв Укрінформ, російські війська зосереджують основні зусилля наЛиманському, Бахмутському та Мар’їнському напрямках - протягом доби  <text:a xlink:type="simple" xlink:href="https://www.ukrinform.ua/rubric-ato/3728008-na-shodi-jdut-boi-za-dobu-ponad-35-zitknen-na-troh-napramkah.html" text:style-name="Internet_20_link" text:visited-style-name="Visited_20_Internet_20_Link">
відбулося понад 35 бойових зіткнень </text:a>
.</text:p>
      <text:p text:style-name="P4">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Росіяни обстрілюють Сумщину з мінометів і САУ - понад 30 «прильотів» за день</text:span>
</text:h>
      <text:p text:style-name="P4">
Authors: Ukrinform (Person)</text:p>
      <text:p text:style-name="P4">
Publisher: Укринформ (Organization)</text:p>
      <text:p text:style-name="P4">
Published Time: 2023-06-26T21:01:59+03:00</text:p>
      <text:p text:style-name="P4">
Modified Time: 2023-06-26T21:01:59+03:00</text:p>
      <text:p text:style-name="P4">
Description: Війська Російської Федерації впродовж дня, 26 червня обстрілювали прикордоння Сумської області. — Укрінформ.</text:p>
      <text:p text:style-name="P4">
Images: ['<text:a xlink:type="simple" xlink:href="https://static.ukrinform.com/photos/2023_01/thumb_files/630_360_1673260811-241.jpg" text:style-name="Internet_20_link" text:visited-style-name="Visited_20_Internet_20_Link">
630_360_16732...</text:a>
']</text:p>
      <text:p text:style-name="P4">
Tags: ['Обстріл', 'Сумщина', 'Війна з Росією']</text:p>
      <text:p text:style-name="P4">
Type: Article</text:p>
      <!--METADATA-->
      <text:p text:style-name="P4">
<draw:frame draw:style-name="fr1" draw:name="Image252" text:anchor-type="as-char" svg:width="6.9236in" svg:height="3.956343in" draw:z-index="0">
<draw:image xlink:href="../Images/yкринформ/2023-06-26T21-01-59-03-00/630_360_1673260811-241.jpg" xlink:type="simple" xlink:show="embed" xlink:actuate="onLoad" draw:mime-type="image/jpeg"/>
</draw:frame>
 ВійськаРосійської Федерації впродовж дня, 26 червня обстрілювали прикордоння Сумськоїобласті.</text:p>
      <text:p text:style-name="P4">
Як передає Укрінформ, про це Оперативне командування "Північ" повідомляє у <text:a xlink:type="simple" xlink:href="https://t.me/ok_pivnich1/3509" text:style-name="Internet_20_link" text:visited-style-name="Visited_20_Internet_20_Link">
Телеграмі </text:a>
 .</text:p>
      <text:p text:style-name="P4">
З 03:45 до 04:00 зафіксовано 5 влучань, ймовірно з міномету калібру 120, врайоні населеного пункту Сорокіно.</text:p>
      <text:p text:style-name="P4">
З 11:45 до 11:50 зафіксовано 8 влучань, орієнтовно САУ, в район населеногопункту Кореньок.</text:p>
      <text:p text:style-name="P4">
<text:span text:style-name="T4">
Читайте також:</text:span>
 <text:a xlink:type="simple" xlink:href="https://www.ukrinform.ua/rubric-ato/3728027-armia-rf-obstrilala-selo-na-doneccini-e-zagiblij-ta-poranena.html" text:style-name="Internet_20_link" text:visited-style-name="Visited_20_Internet_20_Link">
 Армія РФ <text:span text:style-name="T4">
обстр</text:span>
 іляла село на Донеччині, є загиблий тапоранена </text:a>
</text:p>
      <text:p text:style-name="P4">
З 12:48 до 12:55 зафіксовано 6 влучань, орієнтовно з міномету, в районінаселеного пункту Ходине.</text:p>
      <text:p text:style-name="P4">
З 16:30 до 16:35 зафіксовано 12 влучань, ймовірно з міномету калібру 82 мм врайоні населеного пункту Середина-Буда.</text:p>
      <text:p text:style-name="P4">
Про втрати серед місцевого населення пошкодження цивільної інфраструктуриінформацію не надходила.</text:p>
      <text:p text:style-name="P4">
Як повідомляв Укрінформ, на <text:a xlink:type="simple" xlink:href="https://www.ukrinform.ua/tag-sumsina" text:style-name="Internet_20_link" text:visited-style-name="Visited_20_Internet_20_Link">
 Сумщині </text:a>
в лікарні <text:a xlink:type="simple" xlink:href="https://www.ukrinform.ua/rubric-regions/3727848-obstril-sumsini-u-likarni-pomerla-zinka-aka-naperedodni-distala-poranenna.html" text:style-name="Internet_20_link" text:visited-style-name="Visited_20_Internet_20_Link">
 померла 41-річна жінка </text:a>
 з Миропілля, яка зазнала поранень під час вчорашньогоартилерійського обстрілу росіянами.</text:p>
      <text:p text:style-name="P4">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Заколот Пригожина є викликом Путіну – глава МЗС Британії</text:span>
</text:h>
      <text:p text:style-name="P4">
Authors: Ukrinform (Person)</text:p>
      <text:p text:style-name="P4">
Publisher: Укринформ (Organization)</text:p>
      <text:p text:style-name="P4">
Published Time: 2023-06-26T21:08:01+03:00</text:p>
      <text:p text:style-name="P4">
Modified Time: 2023-06-26T21:08:01+03:00</text:p>
      <text:p text:style-name="P4">
Description: Британський міністр закордонних справ Джеймс Клеверлі заявив, що припинення заколоту ПВК «Вагнер» на чолі з Євгеном Пригожиним є «безпрецедентним викликом» Володимиру Путіну. — Укрінформ.</text:p>
      <text:p text:style-name="P4">
Images: ['<text:a xlink:type="simple" xlink:href="https://static.ukrinform.com/photos/2023_01/thumb_files/630_360_1673921224-587.jpeg" text:style-name="Internet_20_link" text:visited-style-name="Visited_20_Internet_20_Link">
630_360_16739...</text:a>
']</text:p>
      <text:p text:style-name="P4">
Tags: ['Путін', 'Росія', 'Пригожин']</text:p>
      <text:p text:style-name="P4">
Type: Article</text:p>
      <!--METADATA-->
      <text:p text:style-name="P4">
<draw:frame draw:style-name="fr1" draw:name="Image253" text:anchor-type="as-char" svg:width="6.9236in" svg:height="3.956343in" draw:z-index="0">
<draw:image xlink:href="../Images/yкринформ/2023-06-26T21-08-01-03-00/630_360_1673921224-587.jpeg" xlink:type="simple" xlink:show="embed" xlink:actuate="onLoad" draw:mime-type="image/jpeg"/>
</draw:frame>
Британський міністр закордонних справ Джеймс Клеверлі заявив, що припиненнязаколоту ПВК «Вагнер» на чолі з Євгеном Пригожиним є «безпрецедентнимвикликом» Володимиру Путіну.</text:p>
      <text:p text:style-name="P4">
Як передає Укрінформ, про це повідомляє  <text:a xlink:type="simple" xlink:href="https://www.reuters.com/world/europe/uks-cleverly-prigozhins-rebellion-is-an-unprecedented-challenge-russias-putin-2023-06-26/" text:style-name="Internet_20_link" text:visited-style-name="Visited_20_Internet_20_Link">
 Reuters</text:a>
 .</text:p>
      <text:p text:style-name="P4">
«Повстання Пригожина є безпрецедентним викликом владі президента Путіна, іочевидно, що в підтримці війни Росією з’являються тріщини», – сказав Клеверлі.</text:p>
      <text:p text:style-name="P4">
Він додав, що британський уряд вважає події в Росії 23-24 червня внутрішньоюсправою федерації.</text:p>
      <text:p text:style-name="P4">
«І, звичайно, керівництво <text:a xlink:type="simple" xlink:href="https://www.ukrinform.ua/tag-rosia" text:style-name="Internet_20_link" text:visited-style-name="Visited_20_Internet_20_Link">
 Росією </text:a>
 єсправою виключно російського народу», – наголосив політик.</text:p>
      <text:p text:style-name="P4">
За його словами, хоч Пригожин разом із найманцями «вчинили звірства в Україніта в інших місцях», очільник терористичного угруповання публічно заявив проневиправданість повномасштабного вторгнення в Україну у лютому минулого року.</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text:span text:style-name="T4">
Путін</text:span>
 а – Боррель </text:a>
</text:p>
      <text:p text:style-name="P4">
«Але він (Пригожин – ред.) сказав вголос те, у що ми вірили з початкуповномасштабного вторгнення Росії: що це вторгнення було невиправданим іспровокованим», – підкреслив очільник МЗС Британії.</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text:a>
 проти російського військовогокерівництва, зокрема проти міністра оборони РФ Сергія Шойгу.</text:p>
      <text:p text:style-name="P4">
У результаті наступу колона ПВК "Вагнер" дісталася Липецької області Росії, щоза 420 кілометрів від Москви.</text:p>
      <text:p text:style-name="P4">
Самопроголошений президент Білорусі Олександр Лукашенко провів переговори ззасновником ПВК "Вагнер" Євгеном Пригожиним, після чого останній заявив, щобійці угруповання повертаються до польових таборів.</text:p>
      <text:p text:style-name="P4">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Унаслідок війни за кордон виїхали 8,2 мільйона українців - Шуляк</text:span>
</text:h>
      <text:p text:style-name="P4">
Authors: Ukrinform (Person)</text:p>
      <text:p text:style-name="P4">
Publisher: Укринформ (Organization)</text:p>
      <text:p text:style-name="P4">
Published Time: 2023-06-26T21:11:00+03:00</text:p>
      <text:p text:style-name="P4">
Modified Time: 2023-06-26T21:11:00+03:00</text:p>
      <text:p text:style-name="P4">
Description: Унаслідок розв'язаної Росією повномасштабної війни за кордон виїхали 8,2 мільйона жителів України. — Укрінформ.</text:p>
      <text:p text:style-name="P4">
Images: ['<text:a xlink:type="simple" xlink:href="https://static.ukrinform.com/photos/2021_01/thumb_files/630_360_1609785608-250.jpg" text:style-name="Internet_20_link" text:visited-style-name="Visited_20_Internet_20_Link">
630_360_16097...</text:a>
']</text:p>
      <text:p text:style-name="P4">
Tags: ['Переселенці', 'Біженці', 'Шуляк', 'Війна з Росією']</text:p>
      <text:p text:style-name="P4">
Type: Article</text:p>
      <!--METADATA-->
      <text:p text:style-name="P4">
<draw:frame draw:style-name="fr1" draw:name="Image254" text:anchor-type="as-char" svg:width="6.9236in" svg:height="3.956343in" draw:z-index="0">
<draw:image xlink:href="../Images/yкринформ/2023-06-26T21-11-00-03-00/630_360_1609785608-250.jpg" xlink:type="simple" xlink:show="embed" xlink:actuate="onLoad" draw:mime-type="image/jpeg"/>
</draw:frame>
 Унаслідокрозв'язаної Росією повномасштабної війни за кордон виїхали 8,2 мільйонажителів України.</text:p>
      <text:p text:style-name="P4">
Як передає Укрінформ, про це повідомила в ексклюзивному <text:a xlink:type="simple" xlink:href="http://ukr.radio/news.html" text:style-name="Internet_20_link" text:visited-style-name="Visited_20_Internet_20_Link">
 інтерв'юУкраїнському радіо </text:a>
 головапарламентського комітету з питань організації державної влади, місцевогосамоврядування, регіонального розвитку та містобудування, очільниця партії"Слуга народу" Олена Шуляк.</text:p>
      <text:p text:style-name="P4">
"8,2 млн наших людей перебувають зараз за кордоном, більше 5 млн – внутрішньопереміщені особи по території України", – сказала вона.</text:p>
      <text:p text:style-name="P4">
Шуляк зазначила: плануючи повоєнне відновлення України, потрібно розуміти,скільки з цих мільйонів <text:a xlink:type="simple" xlink:href="https://www.ukrinform.ua/tag-bizenci" text:style-name="Internet_20_link" text:visited-style-name="Visited_20_Internet_20_Link">
 біженців </text:a>
повернуться у свої громади, як їх працевлаштовувати і забезпечувати доступ досоціальної інфраструктури.</text:p>
      <text:p text:style-name="P4">
<text:span text:style-name="T4">
Читайте також:</text:span>
 <text:a xlink:type="simple" xlink:href="https://www.ukrinform.ua/rubric-society/3723488-ssa-pracuut-iz-souznikami-sob-zahistiti-ukrainskih-bizenciv-vid-torgivli-ludmi-derzdep.html" text:style-name="Internet_20_link" text:visited-style-name="Visited_20_Internet_20_Link">
 США працюють із союзниками, щоб захистити українських<text:span text:style-name="T4">
біженці</text:span>
 в від торгівлі людьми – Держдеп </text:a>
</text:p>
      <text:p text:style-name="P4">
Як повідомлялося, 21-22 червня у Лондоні відбулася міжнародна Конференція звідновлення України - Ukraine Recovery Conference, третій масштабнийміжнародний захід (після конференцій у Лугано та Берліні). Понад 400 світовихкомпаній пообіцяли надати підтримку Україні у відбудові економіки.</text:p>
      <text:p text:style-name="P4">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Українка Бежура - перша у фехтуванні на Європейських іграх</text:span>
</text:h>
      <text:p text:style-name="P4">
Authors: Ukrinform (Person)</text:p>
      <text:p text:style-name="P4">
Publisher: Укринформ (Organization)</text:p>
      <text:p text:style-name="P4">
Published Time: 2023-06-26T21:14:49+03:00</text:p>
      <text:p text:style-name="P4">
Modified Time: 2023-06-26T21:14:49+03:00</text:p>
      <text:p text:style-name="P4">
Description: Українка Джоан-Фейбі Бежура стала чемпіонкою Європейських ігор у фехтуванні на шпазі. — Укрінформ.</text:p>
      <text:p text:style-name="P4">
Images: ['<text:a xlink:type="simple" xlink:href="https://static.ukrinform.com/photos/2023_06/thumb_files/630_360_1687803206-387.jpg" text:style-name="Internet_20_link" text:visited-style-name="Visited_20_Internet_20_Link">
630_360_16878...</text:a>
']</text:p>
      <text:p text:style-name="P4">
Tags: ['Фехтування', 'Європейські ігри']</text:p>
      <text:p text:style-name="P4">
Type: Article</text:p>
      <!--METADATA-->
      <text:p text:style-name="P4">
<draw:frame draw:style-name="fr1" draw:name="Image255" text:anchor-type="as-char" svg:width="6.9236in" svg:height="3.956343in" draw:z-index="0">
<draw:image xlink:href="../Images/yкринформ/2023-06-26T21-14-49-03-00/630_360_1687803206-387.jpg" xlink:type="simple" xlink:show="embed" xlink:actuate="onLoad" draw:mime-type="image/jpeg"/>
</draw:frame>
 УкраїнкаДжоан-Фейбі Бежура стала чемпіонкою Європейських ігор у фехтуванні на шпазі.</text:p>
      <text:p text:style-name="P4">
Бежура єдиною з українок пройшла в 1/16 фіналу, в плей-оф вона потрапила здругого місця, передає Укрінформ.</text:p>
      <text:p text:style-name="P4">
На шляху до фіналу українка здолала Софію Просіну (15:4) в 1/16 фіналу, ЕрікуКірпу (15:10) – в 1/8-й, Емму Франссон (15:11) – у чвертьфіналі та АлександруЕлер (15:12) – у півфіналі.</text:p>
      <text:p text:style-name="P4">
У фіналі Бежура перемогла представницю Польщі Мартину Сватовську-Венгларчик –15:12.</text:p>
      <text:p text:style-name="P4">
Для Бежури це найкращий результат у кар'єрі. До цього її найвищим особистимдосягненням на було 11-те місце на чемпіонаті Європи 2017 року.</text:p>
      <text:p text:style-name="P4">
<text:span text:style-name="T4">
Читайте також:</text:span>
 <text:a xlink:type="simple" xlink:href="https://www.ukrinform.ua/rubric-sports/3727842-trener-zinocoi-zbirnoi-z-plaznogo-futbolu-spodivaemosa-na-medali-evroigor.html" text:style-name="Internet_20_link" text:visited-style-name="Visited_20_Internet_20_Link">
 Тренер жіночої збірної з пляжного футболу: Сподіваємосяна медалі Євроігор </text:a>
</text:p>
      <text:p text:style-name="P4">
Загалом на рахунку України вже 25 нагород на цих ЄІ.</text:p>
      <text:p text:style-name="P4">
Змагання триватимуть до 2 липня.</text:p>
      <text:p text:style-name="P4">
Фото: Getty Images</text:p>
      <text:p text:style-name="P4">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Зеленський відвідав передові позиції ЗСУ на Бердянському напрямку</text:span>
</text:h>
      <text:p text:style-name="P4">
Authors: Ukrinform (Person)</text:p>
      <text:p text:style-name="P4">
Publisher: Укринформ (Organization)</text:p>
      <text:p text:style-name="P4">
Published Time: 2023-06-26T21:15:00+03:00</text:p>
      <text:p text:style-name="P4">
Modified Time: 2023-06-26T21:15:00+03:00</text:p>
      <text:p text:style-name="P4">
Description: Президент Володимир Зеленський відвідав передові позиції українських військ на Бердянському напрямку. — Укрінформ.</text:p>
      <text:p text:style-name="P4">
Images: ['<text:a xlink:type="simple" xlink:href="https://static.ukrinform.com/photos/2023_06/thumb_files/630_360_1687804863-243.png" text:style-name="Internet_20_link" text:visited-style-name="Visited_20_Internet_20_Link">
630_360_16878...</text:a>
']</text:p>
      <text:p text:style-name="P4">
Tags: ['Бердянськ', 'ЗСУ', 'Зеленський']</text:p>
      <text:p text:style-name="P4">
Type: Article</text:p>
      <!--METADATA-->
      <text:p text:style-name="P4">
<draw:frame draw:style-name="fr1" draw:name="Image256" text:anchor-type="as-char" svg:width="6.9236in" svg:height="3.956343in" draw:z-index="0">
<draw:image xlink:href="../Images/yкринформ/2023-06-26T21-15-00-03-00/630_360_1687804863-243.png" xlink:type="simple" xlink:show="embed" xlink:actuate="onLoad" draw:mime-type="image/png"/>
</draw:frame>
 ПрезидентВолодимир Зеленський відвідав передові позиції українських військ наБердянському напрямку.</text:p>
      <text:p text:style-name="P4">
Як передає Укрінформ, про це Зеленський написав у <text:a xlink:type="simple" xlink:href="https://t.me/V_Zelenskiy_official/6721" text:style-name="Internet_20_link" text:visited-style-name="Visited_20_Internet_20_Link">
 Телеграмі</text:a>
 .</text:p>
      <text:p text:style-name="P4">
"Передові позиції українських військ на Бердянському напрямку. Дуже важливосьогодні бути тут. Особливо приємно вітати 3-й батальйон Окремоїпрезидентської бригади імені гетьмана Богдана Хмельницького Сухопутних військЗбройних Сил України", - зазначив Зеленський.</text:p>
      <text:p text:style-name="P4">
Відео: <text:a xlink:type="simple" xlink:href="https://t.me/V_Zelenskiy_official/6721" text:style-name="Internet_20_link" text:visited-style-name="Visited_20_Internet_20_Link">
 Офіс Президента </text:a>
</text:p>
      <text:p text:style-name="P4">
<text:span text:style-name="T4">
Читайте також:</text:span>
 <text:a xlink:type="simple" xlink:href="https://www.ukrinform.ua/rubric-regions/3727966-zelenskij-pospilkuvavsa-z-vijskovimi-na-zapravci-v-doneckij-oblasti.html" text:style-name="Internet_20_link" text:visited-style-name="Visited_20_Internet_20_Link">
 <text:span text:style-name="T4">
Зеленський</text:span>
 поспілкувався з військовими на заправці вДонецькій області </text:a>
</text:p>
      <text:p text:style-name="P4">
Він подякував військовим за те, що захищають Україну, борються за їїнезалежність і свободу – "свободу для кожного і кожної з нас".</text:p>
      <text:p text:style-name="P4">
"Бережіть себе. Збережете своє життя – збережете Україну", - наголосивПрезидент.</text:p>
      <text:p text:style-name="P4">
</text:p>
      <text:p text:style-name="P4">
<text:a xlink:type="simple" xlink:href="https://static.ukrinform.com/photos/2023_06/1687805044-3888.png" text:style-name="Internet_20_link" text:visited-style-name="Visited_20_Internet_20_Link">
 </text:a>
 <text:a xlink:type="simple" xlink:href="https://static.ukrinform.com/photos/2023_06/1687803983-9669.jpeg" text:style-name="Internet_20_link" text:visited-style-name="Visited_20_Internet_20_Link">
</text:a>
 <text:a xlink:type="simple" xlink:href="https://static.ukrinform.com/photos/2023_06/1687805042-1778.png" text:style-name="Internet_20_link" text:visited-style-name="Visited_20_Internet_20_Link">
</text:a>
 <text:a xlink:type="simple" xlink:href="https://static.ukrinform.com/photos/2023_06/1687805042-2622.png" text:style-name="Internet_20_link" text:visited-style-name="Visited_20_Internet_20_Link">
</text:a>
 <text:a xlink:type="simple" xlink:href="https://static.ukrinform.com/photos/2023_06/1687803982-4785.jpeg" text:style-name="Internet_20_link" text:visited-style-name="Visited_20_Internet_20_Link">
</text:a>
 <text:a xlink:type="simple" xlink:href="https://static.ukrinform.com/photos/2023_06/1687803983-2142.jpeg" text:style-name="Internet_20_link" text:visited-style-name="Visited_20_Internet_20_Link">
</text:a>
 <text:a xlink:type="simple" xlink:href="https://static.ukrinform.com/photos/2023_06/1687803983-6047.jpeg" text:style-name="Internet_20_link" text:visited-style-name="Visited_20_Internet_20_Link">
</text:a>
 <text:a xlink:type="simple" xlink:href="https://static.ukrinform.com/photos/2023_06/1687803983-5671.jpeg" text:style-name="Internet_20_link" text:visited-style-name="Visited_20_Internet_20_Link">
</text:a>
 <text:a xlink:type="simple" xlink:href="https://static.ukrinform.com/photos/2023_06/1687803983-7301.jpeg" text:style-name="Internet_20_link" text:visited-style-name="Visited_20_Internet_20_Link">
</text:a>
 <text:a xlink:type="simple" xlink:href="https://static.ukrinform.com/photos/2023_06/1687805041-2158.png" text:style-name="Internet_20_link" text:visited-style-name="Visited_20_Internet_20_Link">
</text:a>
 <text:a xlink:type="simple" xlink:href="https://static.ukrinform.com/photos/2023_06/1687805042-3139.png" text:style-name="Internet_20_link" text:visited-style-name="Visited_20_Internet_20_Link">
</text:a>
 <text:a xlink:type="simple" xlink:href="https://static.ukrinform.com/photos/2023_06/1687805042-8998.png" text:style-name="Internet_20_link" text:visited-style-name="Visited_20_Internet_20_Link">
</text:a>
 <text:a xlink:type="simple" xlink:href="https://static.ukrinform.com/photos/2023_06/1687805042-6086.png" text:style-name="Internet_20_link" text:visited-style-name="Visited_20_Internet_20_Link">
</text:a>
</text:p>
      <text:p text:style-name="P4">
Як повідомляв Укрінформ, під час робочої поїздки на Донеччину ПрезидентУкраїни Володимир <text:a xlink:type="simple" xlink:href="https://www.ukrinform.ua/rubric-ato/3727956-zelenskij-nagorodiv-bijciv-ugrupovanna-vijsk-hortica.html" text:style-name="Internet_20_link" text:visited-style-name="Visited_20_Internet_20_Link">
 Зеленський нагородив бійців</text:a>
 підрозділів оперативно-стратегічногоугруповання військ "Хортиця".</text:p>
      <text:p text:style-name="P4">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Держдеп про «заколот» Пригожина: Ми побачили прямий виклик лідерству Путіна</text:span>
</text:h>
      <text:p text:style-name="P4">
Authors: Ukrinform (Person)</text:p>
      <text:p text:style-name="P4">
Publisher: Укринформ (Organization)</text:p>
      <text:p text:style-name="P4">
Published Time: 2023-06-26T21:24:09+03:00</text:p>
      <text:p text:style-name="P4">
Modified Time: 2023-06-26T21:24:09+03:00</text:p>
      <text:p text:style-name="P4">
Description: Сполучені Штати вважають, що ситуація навколо заколоту, ініційованого керівником ПВК «Вагнер» Євгеном Пригожиним, свідчить про те, що президент Путін уперше серйозно постав перед прямим викликом своєму лідерству в Росії. — Укрінформ.</text:p>
      <text:p text:style-name="P4">
Images: ['<text:a xlink:type="simple" xlink:href="https://static.ukrinform.com/photos/2023_05/thumb_files/630_360_1684954769-443.jpg" text:style-name="Internet_20_link" text:visited-style-name="Visited_20_Internet_20_Link">
630_360_16849...</text:a>
']</text:p>
      <text:p text:style-name="P4">
Tags: ['Путін', 'США', 'Держдеп', 'Росія', 'Пригожин', 'Війна з Росією']</text:p>
      <text:p text:style-name="P4">
Type: Article</text:p>
      <!--METADATA-->
      <text:p text:style-name="P4">
<draw:frame draw:style-name="fr1" draw:name="Image271" text:anchor-type="as-char" svg:width="6.9236in" svg:height="3.956343in" draw:z-index="0">
<draw:image xlink:href="../Images/yкринформ/2023-06-26T21-24-09-03-00/630_360_1684954769-443.jpg" xlink:type="simple" xlink:show="embed" xlink:actuate="onLoad" draw:mime-type="image/jpeg"/>
</draw:frame>
 СполученіШтати вважають, що ситуація навколо заколоту, ініційованого керівником ПВК«Вагнер» Євгеном Пригожиним, свідчить про те, що президент Путін упершесерйозно постав перед прямим викликом своєму лідерству в Росії.</text:p>
      <text:p text:style-name="P4">
Про це заявив у понеділок на брифінгу у Вашингтоні речник Державногодепартаменту США Меттью Міллер, повідомляє власний кореспондент Укрінформу.</text:p>
      <text:p text:style-name="P4">
«Це, безумовно, щось нове - бачити, як лідерству президента Путіна кидаютьпрямий виклик. Це щось нове, коли Євген Пригожин прямо ставить під сумнівобґрунтування цієї війни та заявляє, що війна ведеться на підґрунті брехні», -зауважив представник Держдепу.</text:p>
      <text:p text:style-name="P4">
<text:span text:style-name="T4">
Читайте також:</text:span>
 <text:a xlink:type="simple" xlink:href="https://www.ukrinform.ua/rubric-world/3728048-zakolot-prigozina-e-viklikom-putinu-glava-mzs-britanii.html" text:style-name="Internet_20_link" text:visited-style-name="Visited_20_Internet_20_Link">
 Заколот <text:span text:style-name="T4">
Пригожина</text:span>
 є викликом Путіну – глава МЗСБританії </text:a>
</text:p>
      <text:p text:style-name="P4">
Він підкреслив, що Сполучені Штати говорили відкрито про це раніше, але донинішнього моменту не бачили подібних заяв з боку представників, наближених доросійського керівництва.</text:p>
      <text:p text:style-name="P4">
«Це все – суттєві кроки. І які наслідки це матиме, я думаю, ми ще побачимо», -зауважив представник зовнішньополітичного відомства <text:a xlink:type="simple" xlink:href="https://www.ukrinform.ua/tag-ssa" text:style-name="Internet_20_link" text:visited-style-name="Visited_20_Internet_20_Link">
 США</text:a>
 .</text:p>
      <text:p text:style-name="P4">
Водночас він назвав «динамічною» ситуацію, що розвивається, і нагадав, щоадміністрація США також реагувала на події. За його словами, президент Байденпоспілкувався із союзниками й партнерами. Держсекретар Блінкен мав телефоннурозмову з членами G7, крім того він обговорив ситуацію з главами МЗС України,Туреччини й Польщі.</text:p>
      <text:p text:style-name="P4">
«Сьогодні ми продовжуємо дискусії з нашими союзниками та партнерами», -зазначив Міллер.</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Путіна – <text:span text:style-name="T4">
Боррель</text:span>
 </text:a>
</text:p>
      <text:p text:style-name="P4">
Він також підкреслив, що Сполучені Штати налаштовані продовжувати непохитнупідтримку України незалежно від того, як розвиватимуться події в Росії.</text:p>
      <text:p text:style-name="P4">
Як повідомляв Укрінформ, уряд США <text:a xlink:type="simple" xlink:href="https://www.ukrinform.ua/rubric-ato/3728028-ssa-gotuut-novij-paket-vijskovoi-dopomogi-ukraini-na-500-miljoniv.html" text:style-name="Internet_20_link" text:visited-style-name="Visited_20_Internet_20_Link">
 планує </text:a>
 у вівторок оголосити про виділення нового пакетавійськової допомоги Україні на загальну суму $500 мільйонів.</text:p>
      <text:p text:style-name="P4">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Українські військові на Мелітопольському напрямку просунулися на півтора кілометра</text:span>
</text:h>
      <text:p text:style-name="P4">
Authors: Ukrinform (Person)</text:p>
      <text:p text:style-name="P4">
Publisher: Укринформ (Organization)</text:p>
      <text:p text:style-name="P4">
Published Time: 2023-06-26T21:27:00+03:00</text:p>
      <text:p text:style-name="P4">
Modified Time: 2023-06-26T21:27:00+03:00</text:p>
      <text:p text:style-name="P4">
Description: Сили оборони просунулися на півтора кілометра вглиб окупованих росіянами територій на Мелітопольському напрямку. — Укрінформ.</text:p>
      <text:p text:style-name="P4">
Images: ['<text:a xlink:type="simple" xlink:href="https://static.ukrinform.com/photos/2023_06/thumb_files/630_360_1687059570-296.jpg" text:style-name="Internet_20_link" text:visited-style-name="Visited_20_Internet_20_Link">
630_360_16870...</text:a>
']</text:p>
      <text:p text:style-name="P4">
Tags: ['Мелітополь', 'ЗСУ', 'Війна з Росією', 'Контрнаступ', 'Єдині новини']</text:p>
      <text:p text:style-name="P4">
Type: Article</text:p>
      <!--METADATA-->
      <text:p text:style-name="P4">
<draw:frame draw:style-name="fr1" draw:name="Image272" text:anchor-type="as-char" svg:width="6.9236in" svg:height="3.956343in" draw:z-index="0">
<draw:image xlink:href="../Images/yкринформ/2023-06-26T21-27-00-03-00/630_360_1687059570-296.jpg" xlink:type="simple" xlink:show="embed" xlink:actuate="onLoad" draw:mime-type="image/jpeg"/>
</draw:frame>
 Силиоборони просунулися на півтора кілометра вглиб окупованих росіянами територійна Мелітопольському напрямку.</text:p>
      <text:p text:style-name="P4">
Про це в ефірі телемарафону "Єдині новини" повідомив речник об’єднаногопресцентру Сил оборони Таврійського напрямку Валерій Шершень, передаєУкрінформ.</text:p>
      <text:p text:style-name="P4">
"У результаті системного тиску Сили оборони Таврійського напрямку мають успіхі просунулися на півтора кілометра вглиб окупованих противником територій наМелітопольському напрямку. Сили оборони закріплюються на здобутих рубежах", -розповів він.</text:p>
      <text:p text:style-name="P4">
За словами речника, просуваючись уперед, військові продовжують нищити ворога.Протягом минулої доби загарбники 18 разів атакували наші позиції та здійснили450 артилерійських обстрілів. На Авдіївському напрямку ворог завдававіаційного удару, здійснив артилерійські обстріли навколишніх населенихпунктів.</text:p>
      <text:p text:style-name="P4">
<text:span text:style-name="T4">
Читайте також:</text:span>
 <text:a xlink:type="simple" xlink:href="https://www.ukrinform.ua/rubric-ato/3728008-na-shodi-jdut-boi-za-dobu-ponad-35-zitknen-na-troh-napramkah.html" text:style-name="Internet_20_link" text:visited-style-name="Visited_20_Internet_20_Link">
 На сході йдуть бої - за добу понад 35 зіткнень на трьох<text:span text:style-name="T4">
напрямка</text:span>
 х </text:a>
</text:p>
      <text:p text:style-name="P4">
"Практично всі штурми російських окупаційних військ на Таврійському напрямкуминулої доби були зосереджені в районі Мар’їнки. Тут ворог здійснив 14штурмів, успіху не мав. Також завдав авіаційного удару в районі Красногорівки,з артилерії обстріляв довколишні населені пункти Гостре і Георгіївка", —повідомив Шершень.</text:p>
      <text:p text:style-name="P4">
Він розповів і про ситуацію на Запорізькому напрямку, де окупанти зосередилисвої зусилля на недопущенні просування наших військ, безуспішно намагалисявідновити втрачене положення в районі Новодар’ївки. Втрати ворога становлять146 загиблих, 229пораненими, також є четверо полонених. Знищено 15 одиницьозброєння та військової техніки.</text:p>
      <text:p text:style-name="P4">
Шершень також пояснив, що новина про звільнення Рівнополя була затримана зпевних тактичних міркувань. Загалом, у результаті злагоджених дій та чіткоговиконання плану ударні підрозділи Сил оборони Таврійського напрямку взяли підконтроль цей населений пункт Великоновосілківської громади на межі Донецькоїта Запорізької областей - саме там, де українські <text:a xlink:type="simple" xlink:href="https://www.ukrinform.ua/tag-vijskovi" text:style-name="Internet_20_link" text:visited-style-name="Visited_20_Internet_20_Link">
 військові</text:a>
 проводять контрнаступальні дії наБердянському напрямку.</text:p>
      <text:p text:style-name="P4">
<text:span text:style-name="T4">
Читайте також:</text:span>
 <text:a xlink:type="simple" xlink:href="https://www.ukrinform.ua/rubric-ato/3727878-sili-oboroni-prosuvautsa-na-tavrijskomu-napramku-za-dobu-znisili-cotiri-roti-zagarbnikiv.html" text:style-name="Internet_20_link" text:visited-style-name="Visited_20_Internet_20_Link">
 Сили оборони просуваються на Таврійському напрямку – задобу <text:span text:style-name="T4">
знищили</text:span>
 чотири роти загарбників </text:a>
</text:p>
      <text:p text:style-name="P4">
"Тут не було жодного цивільного, оскільки, за великим рахунком, населенийпункт зруйновано майже вщент. Велика проблема в тому, що з усіх боків він бувоточений мінними полями дуже складного характеру. Наші інженерні військапробили коридори і, власне, в такий спосіб ми зуміли деокупувати село, заразтам проводяться стабілізаційні заходи", — зазначив Шершень.</text:p>
      <text:p text:style-name="P4">
Як повідомлялося, за добу на Бахмутському напрямку відбулося 17 боєзіткнень,ліквідовано та поранено понад 350 загарбників. На Лимано-Куп’янському напрямкуСили оборони відбили 12 атак ворога і ліквідували майже 100 російськихзагарбників.</text:p>
      <text:p text:style-name="P4">
<text:span text:style-name="T5">
Фото: Генштаб ЗСУ</text:span>
</text:p>
      <text:p text:style-name="P4">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В Оленівці досі залишаються українські військовополонені – Лубінець</text:span>
</text:h>
      <text:p text:style-name="P4">
Authors: Ukrinform (Person)</text:p>
      <text:p text:style-name="P4">
Publisher: Укринформ (Organization)</text:p>
      <text:p text:style-name="P4">
Published Time: 2023-06-26T21:31:19+03:00</text:p>
      <text:p text:style-name="P4">
Modified Time: 2023-06-26T21:31:19+03:00</text:p>
      <text:p text:style-name="P4">
Description: В Оленівці ще залишаються українські військовополонені. — Укрінформ.</text:p>
      <text:p text:style-name="P4">
Images: ['<text:a xlink:type="simple" xlink:href="https://static.ukrinform.com/photos/2022_07/thumb_files/630_360_1659187625-592.jpg" text:style-name="Internet_20_link" text:visited-style-name="Visited_20_Internet_20_Link">
630_360_16591...</text:a>
']</text:p>
      <text:p text:style-name="P4">
Tags: ['Військові', 'Полонені', 'Війна з Росією', 'Теракт в Оленівці']</text:p>
      <text:p text:style-name="P4">
Type: Article</text:p>
      <!--METADATA-->
      <text:p text:style-name="P4">
<draw:frame draw:style-name="fr1" draw:name="Image273" text:anchor-type="as-char" svg:width="6.9236in" svg:height="3.956343in" draw:z-index="0">
<draw:image xlink:href="../Images/yкринформ/2023-06-26T21-31-19-03-00/630_360_1659187625-592.jpg" xlink:type="simple" xlink:show="embed" xlink:actuate="onLoad" draw:mime-type="image/jpeg"/>
</draw:frame>
 В Оленівціще залишаються українські військовополонені.</text:p>
      <text:p text:style-name="P4">
Про це в інтерв'ю виданню  <text:a xlink:type="simple" xlink:href="https://www.youtube.com/watch" text:style-name="Internet_20_link" text:visited-style-name="Visited_20_Internet_20_Link">
 ISLND TV</text:a>
 сказав уповноважений ВерховноїРади з прав людини Дмитро Лубінець.</text:p>
      <text:p text:style-name="P4">
«В Оленівці ще залишаються військовополонені. Дуже багато кого вони перевезлиі робили це невеликими групами по 20-25 наших військовополонених у різніустанови. Робили все, щоб ми втратили з ними зв'язок. Але нам вдаєтьсяотримувати інформацію, що там відбувається», - сказав Лубінець.</text:p>
      <text:p text:style-name="P4">
<text:span text:style-name="T4">
Читайте також:</text:span>
 <text:a xlink:type="simple" xlink:href="https://www.ukrinform.ua/rubric-ato/3727383-terakt-v-olenivci-rodici-zagiblih-vimagaut-povtornih-dnkekspertiz-za-kordonom-koordstab.html" text:style-name="Internet_20_link" text:visited-style-name="Visited_20_Internet_20_Link">
 Теракт в <text:span text:style-name="T4">
Оленів</text:span>
 ці: родичі загиблих вимагаютьповторних ДНК-експертиз за кордоном - Коордштаб</text:a>
</text:p>
      <text:p text:style-name="P4">
Він наголосив, що знищення азовців в Оленівці розглядає як «публічну страту».</text:p>
      <text:p text:style-name="P4">
Як повідомлялося, 28 липня на території колишньої виправної колонії №120 вмісті Оленівка на тимчасово окупованій території Донецької області внаслідокпотужного <text:a xlink:type="simple" xlink:href="https://www.ukrinform.ua/tag-vibuh" text:style-name="Internet_20_link" text:visited-style-name="Visited_20_Internet_20_Link">
 вибуху </text:a>
 було зруйнованеприміщення, де утримували полонених українців. За повідомленням російськихджерел, близько 40 українців вбито, 130 отримали поранення.</text:p>
      <text:p text:style-name="P4">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Росіяни поранили двох цивільних на Херсонщині</text:span>
</text:h>
      <text:p text:style-name="P4">
Authors: Ukrinform (Person)</text:p>
      <text:p text:style-name="P4">
Publisher: Укринформ (Organization)</text:p>
      <text:p text:style-name="P4">
Published Time: 2023-06-26T21:40:00+03:00</text:p>
      <text:p text:style-name="P4">
Modified Time: 2023-06-26T21:40:00+03:00</text:p>
      <text:p text:style-name="P4">
Description: Російська армія продовжує обстрілювати Херсонську область, сьогодні ворог поранив двох цивільних. — Укрінформ.</text:p>
      <text:p text:style-name="P4">
Images: ['<text:a xlink:type="simple" xlink:href="https://static.ukrinform.com/photos/2023_06/thumb_files/630_360_1685631482-8820.jpeg" text:style-name="Internet_20_link" text:visited-style-name="Visited_20_Internet_20_Link">
630_360_16856...</text:a>
']</text:p>
      <text:p text:style-name="P4">
Tags: None</text:p>
      <text:p text:style-name="P4">
Type: Article</text:p>
      <!--METADATA-->
      <text:p text:style-name="P4">
<draw:frame draw:style-name="fr1" draw:name="Image274" text:anchor-type="as-char" svg:width="6.9236in" svg:height="3.956343in" draw:z-index="0">
<draw:image xlink:href="../Images/yкринформ/2023-06-26T21-40-00-03-00/630_360_1685631482-8820.jpeg" xlink:type="simple" xlink:show="embed" xlink:actuate="onLoad" draw:mime-type="image/jpeg"/>
</draw:frame>
Російська армія продовжує обстрілювати Херсонську область, сьогодні ворогпоранив двох цивільних.</text:p>
      <text:p text:style-name="P4">
Про це у <text:a xlink:type="simple" xlink:href="http://t.me/olexandrprokudin/793" text:style-name="Internet_20_link" text:visited-style-name="Visited_20_Internet_20_Link">
 Телеграмі </text:a>
 повідомив начальникХерсонської ОВА Олександр Прокудін, передає Укрінформ.</text:p>
      <text:p text:style-name="P4">
«Сьогодні через обстріли поранено жінку у Велетенському та чоловіка уБілозерці», - сказав він.</text:p>
      <text:p text:style-name="P4">
Водночас Прокудін наголосив, що попри обстріли триває робота з ліквідаціїнаслідків підтоплення області. Зокрема, в Херсоні енергетики продовжуютьремонт та відновлення раніше затоплених електропідстанцій. В районіКорабельної площі проведено випробування внутрішньобудинкових системгазопостачання. Позитивні результати є в 14 багатоповерхівках. Завтрарозпочнуть роботу комісії зі встановлення стану аварійності підтопленихбагатоквартирних будинків і найближчим часом подадуть газ. «Херсонводоканал»разом з полтавськими колегами займається прокачуванням свердловин,відкачуванням води з приміщень та їх прибиранням. 26 червня воду відкачали з12 будинків та вивезли 52 тонни сміття.</text:p>
      <text:p text:style-name="P4">
<text:span text:style-name="T4">
Читайте також:</text:span>
 <text:a xlink:type="simple" xlink:href="https://www.ukrinform.ua/rubric-regions/3727704-na-hersonsini-pidtoplenimi-zalisautsa-19-naselenih-punktiv.html" text:style-name="Internet_20_link" text:visited-style-name="Visited_20_Internet_20_Link">
 На <text:span text:style-name="T4">
Херсон</text:span>
 щині підтопленими залишаються 19 населенихпунктів </text:a>
</text:p>
      <text:p text:style-name="P4">
«Наголошую, в Корабельному мікрорайоні із кранів поки тече технічна <text:a xlink:type="simple" xlink:href="https://www.ukrinform.ua/tag-voda" text:style-name="Internet_20_link" text:visited-style-name="Visited_20_Internet_20_Link">
 вода</text:a>
 , яку не можна використовувати дляприготування їжі чи пити», - додав очільник області.</text:p>
      <text:p text:style-name="P4">
Прокудін наголосив, що на сьогодні в області не зафіксовано спалахівінфекційних хвороб.</text:p>
      <text:p text:style-name="P4">
Як повідомляв Укрінформ, на деокупованій частині Херсонщини вибухотехніки вже<text:a xlink:type="simple" xlink:href="http://www.ukrinform.ua/rubric-regions/3727946-na-hersonsini-viavili-u-pidtoplenih-zonah-ponad-80-vibuhonebezpecnih-predmetiv.html" text:style-name="Internet_20_link" text:visited-style-name="Visited_20_Internet_20_Link">
 виявили на територіях, підтоплених через підрив ворогом Каховської ГЕС, 81вибухонебезпечний предмет </text:a>
 .</text:p>
      <text:p text:style-name="P4">
ЗСУ восени визволили правобережну частину Херсонщини, у тому числі обласнийцентр. Частина області, розташована на лівому березі Дніпра, тимчасовозахоплена російськими військами.</text:p>
      <text:p text:style-name="P4">
<text:span text:style-name="T4">
Читайте також:</text:span>
 <text:a xlink:type="simple" xlink:href="https://www.ukrinform.ua/rubric-regions/3727992-na-hersonsini-zagarbniki-pocali-demontuvati-ta-vivoziti-vitraki.html" text:style-name="Internet_20_link" text:visited-style-name="Visited_20_Internet_20_Link">
 На <text:span text:style-name="T4">
Херсон</text:span>
 щині загарбники почали демонтувати тавивозити вітряки </text:a>
</text:p>
      <text:p text:style-name="P4">
У ніч на 6 червня російська армія підірвала греблю Каховської ГЕС, спричинившизатоплення частини Херсонської та Миколаївської областей і водночас критичнеобміління Каховського водосховища.</text:p>
      <text:p text:style-name="P4">
<text:span text:style-name="T5">
Фото ілюстративне: Херсонська ОВА</text:span>
</text:p>
      <text:p text:style-name="P4">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США закликали союзників ділитися інформацією про розвиток подій в Росії</text:span>
</text:h>
      <text:p text:style-name="P4">
Authors: Ukrinform (Person)</text:p>
      <text:p text:style-name="P4">
Publisher: Укринформ (Organization)</text:p>
      <text:p text:style-name="P4">
Published Time: 2023-06-26T21:51:00+03:00</text:p>
      <text:p text:style-name="P4">
Modified Time: 2023-06-26T21:51:00+03:00</text:p>
      <text:p text:style-name="P4">
Description: Сполучені Штати вважають необхідним зберігати єдність та ділитися із союзниками й партнерами наявною інформацією та поглядами про розвиток подій у Росії після так званого заколоту, організованого Пригожиним.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Кремль', 'США', 'Росія', 'Пригожин']</text:p>
      <text:p text:style-name="P4">
Type: Article</text:p>
      <!--METADATA-->
      <text:p text:style-name="P4">
<draw:frame draw:style-name="fr1" draw:name="Image275" text:anchor-type="as-char" svg:width="6.9236in" svg:height="3.956343in" draw:z-index="0">
<draw:image xlink:href="../Images/yкринформ/2023-06-26T21-51-00-03-00/630_360_1528613516-2695.jpg" xlink:type="simple" xlink:show="embed" xlink:actuate="onLoad" draw:mime-type="image/jpeg"/>
</draw:frame>
 СполученіШтати вважають необхідним зберігати єдність та ділитися із союзниками йпартнерами наявною інформацією та поглядами про розвиток подій у Росії післятак званого заколоту, організованого Пригожиним.</text:p>
      <text:p text:style-name="P4">
Таке переконання висловив під час брифінгу у Вашингтоні координатор Радинацбезпеки Білого дому Джон Кірбі, повідомляє кореспондент Укрінформу.</text:p>
      <text:p text:style-name="P4">
«Важливо, щоб всередині адміністрації, а також ззовні, в контактах із нашимисоюзниками й партнерами, включно з Україною, ми всі ділилися своїми поглядамина те, що відбувається, і всі ми залишалися на одній хвилі», - зауваживпредставник Білого дому.</text:p>
      <text:p text:style-name="P4">
Він також підкреслив, що США чітко заявили союзникам і партнерам, а такожКремлю, що не були залученими та не мають наміру втручатися в події, якірозгортаються в <text:a xlink:type="simple" xlink:href="https://www.ukrinform.ua/tag-rosia" text:style-name="Internet_20_link" text:visited-style-name="Visited_20_Internet_20_Link">
 РФ </text:a>
 . У Вашингтонірозглядають це як «внутрішні справи Росії», додав представник адміністрації.</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text:span text:style-name="T4">
Путін</text:span>
 а – Боррель </text:a>
</text:p>
      <text:p text:style-name="P4">
Кірбі зауважив, що на нинішньому етапі ще рано робити оцінки, який впливматиме ситуація в РФ на подальший перебіг подій. Однак, наголосив він,«незалежно від того, що станеться далі, ми тісно співпрацюватимемо із цимисоюзниками й партнерами і продовжимо підтримувати Україну».</text:p>
      <text:p text:style-name="P4">
Як повідомляв Укрінформ, у понеділок в Державному департаменті США  <text:a xlink:type="simple" xlink:href="https://www.ukrinform.ua/rubric-world/3728053-derzdep-pro-zakolot-prigozina-mi-pobacili-pramij-viklik-liderstvu-putina.html" text:style-name="Internet_20_link" text:visited-style-name="Visited_20_Internet_20_Link">
 заявили</text:a>
 , що вважають заколотПригожина прямим викликом лідерству Путіна всередині його ж режиму.</text:p>
      <text:p text:style-name="P4">
<text:span text:style-name="T5">
Фото: Медуза</text:span>
</text:p>
      <text:p text:style-name="P4">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Платформа DREAM дозволяє простежити кожен проєкт відновлення України - Шуляк</text:span>
</text:h>
      <text:p text:style-name="P4">
Authors: Ukrinform (Person)</text:p>
      <text:p text:style-name="P4">
Publisher: Укринформ (Organization)</text:p>
      <text:p text:style-name="P4">
Published Time: 2023-06-26T21:55:00+03:00</text:p>
      <text:p text:style-name="P4">
Modified Time: 2023-06-26T21:55:00+03:00</text:p>
      <text:p text:style-name="P4">
Description: На міжнародній Конференції з відновлення України у Лондоні Міністерство розвитку громад, територій та інфраструктури презентувало цифрову платформу DREAM, яка дозволяє відстежувати інформацію про відбудову пошкоджених або знищених об'єктів. — Укрінформ.</text:p>
      <text:p text:style-name="P4">
Images: ['<text:a xlink:type="simple" xlink:href="https://static.ukrinform.com/photos/2022_10/thumb_files/630_360_1665650365-629.jpg" text:style-name="Internet_20_link" text:visited-style-name="Visited_20_Internet_20_Link">
630_360_16656...</text:a>
']</text:p>
      <text:p text:style-name="P4">
Tags: ['Шуляк', 'Війна з Росією', 'Відбудова']</text:p>
      <text:p text:style-name="P4">
Type: Article</text:p>
      <!--METADATA-->
      <text:p text:style-name="P4">
<draw:frame draw:style-name="fr1" draw:name="Image276" text:anchor-type="as-char" svg:width="6.9236in" svg:height="3.956343in" draw:z-index="0">
<draw:image xlink:href="../Images/yкринформ/2023-06-26T21-55-00-03-00/630_360_1665650365-629.jpg" xlink:type="simple" xlink:show="embed" xlink:actuate="onLoad" draw:mime-type="image/jpeg"/>
</draw:frame>
 Наміжнародній Конференції з відновлення України у Лондоні Міністерство розвиткугромад, територій та інфраструктури презентувало цифрову платформу DREAM, якадозволяє відстежувати інформацію про відбудову пошкоджених або знищенихоб'єктів.</text:p>
      <text:p text:style-name="P4">
Як передає Укрінформ, про це розповіла в ексклюзивному <text:a xlink:type="simple" xlink:href="http://ukr.radio/news.html" text:style-name="Internet_20_link" text:visited-style-name="Visited_20_Internet_20_Link">
 інтерв'ю Українськомурадіо </text:a>
 голова парламентськогокомітету з питань організації державної влади, місцевого самоврядування,регіонального розвитку та містобудування, очільниця партії "Слуга народу"Олена Шуляк.</text:p>
      <text:p text:style-name="P4">
"У Лондоні Міністерство відновлення презентувало велику цифрову платформу, яканазивається DREAM. Вона дозволяє всім мешканцям, всіх громадянам нашої країни,нашим донорам, чиновникам, бізнесу мати доступ до інформації і стежити зареалізацією кожного проєкту, який є в плані відновлення. Тобто, можнаподивитися, які гроші використовувалися, як вони використовувалися, на якомуетапі знаходиться той чи інший проєкт. У зв’язку з тим, що DREAM кореспондує зіншими реєстрами, він максимально наповнений інформацією", – розповіла Шуляк.</text:p>
      <text:p text:style-name="P4">
Вона додала, що коли розроблявся цифровий модуль, основним побажанням булозабезпечити підхід "усі бачать усе".</text:p>
      <text:p text:style-name="P4">
<text:span text:style-name="T4">
Читайте також:</text:span>
 <text:a xlink:type="simple" xlink:href="https://www.ukrinform.ua/rubric-vidbudova/3725238-u-dream-zareestruvali-ponad-6-tisac-proektiv-ta-idej-vidbudovi.html" text:style-name="Internet_20_link" text:visited-style-name="Visited_20_Internet_20_Link">
 У <text:span text:style-name="T4">
DREAM</text:span>
 зареєстрували понад 6 тисяч проєктів та ідейвідбудови </text:a>
</text:p>
      <text:p text:style-name="P4">
"Чим максимальніше ти відкриваєш інформацію, тим менше можливостей длякорупційних злодіянь. Тому один із основних принципів нашого відновлення,відбудови є цифровізація, щоб позбутися максимально всіх корупційних ризиків,які можуть бути при відбудові", – сказала вона.</text:p>
      <text:p text:style-name="P4">
Як повідомлялося, 21-22 червня у Лондоні відбулася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Сили оборони за тиждень знищили близько 8 батальйонів, 34 танки і 168 артсистем ворога</text:span>
</text:h>
      <text:p text:style-name="P4">
Authors: Ukrinform (Person)</text:p>
      <text:p text:style-name="P4">
Publisher: Укринформ (Organization)</text:p>
      <text:p text:style-name="P4">
Published Time: 2023-06-26T21:58:00+03:00</text:p>
      <text:p text:style-name="P4">
Modified Time: 2023-06-26T21:58:00+03:00</text:p>
      <text:p text:style-name="P4">
Description: З 19 по 25 червня Сили оборони знищили близько 8 батальйонів російських окупантів, 34 танки, 70 ББМ та іншу техніку й озброєння противника.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Танк', 'ЗСУ', 'Війна з Росією']</text:p>
      <text:p text:style-name="P4">
Type: Article</text:p>
      <!--METADATA-->
      <text:p text:style-name="P4">
<draw:frame draw:style-name="fr1" draw:name="Image277" text:anchor-type="as-char" svg:width="6.9236in" svg:height="3.956343in" draw:z-index="0">
<draw:image xlink:href="../Images/yкринформ/2023-06-26T21-58-00-03-00/630_360_1663863368-624.jpg" xlink:type="simple" xlink:show="embed" xlink:actuate="onLoad" draw:mime-type="image/jpeg"/>
</draw:frame>
 З 19 по 25червня Сили оборони знищили близько 8 батальйонів російських окупантів, 34танки, 70 ББМ та іншу техніку й озброєння противника.</text:p>
      <text:p text:style-name="P4">
Як передає Укрінформ, про це в <text:a xlink:type="simple" xlink:href="https://t.me/militarymediacenter/2358" text:style-name="Internet_20_link" text:visited-style-name="Visited_20_Internet_20_Link">
 Телеграмі</text:a>
 повідомляє Military Media Center.</text:p>
      <text:p text:style-name="P4">
«Сили оборони України за минулий тиждень з 19 по 25 червня знищили: особовийсклад - 4120 (умовно 8 батальйонів); танки - 34 (умовно 1 танковий батальйон);бойові броньовані машини - 70 (умовно 2 мотострілецьких батальйони);артилерійські системи - 168 (умовно 9 артилерійських дивізіонів); гелікоптери- 2; ракети – 54», - йдеться в повідомленні.</text:p>
      <text:p text:style-name="P4">
</text:p>
      <text:p text:style-name="P4">
Уточнюється, що 1 батальйон - це 500 людей; 1 танковий батальйон - 31 танк; 1мотострілецький батальйон - 34 машини; 1 артилерійський дивізіон - 18 гармат.</text:p>
      <text:p text:style-name="P4">
<text:span text:style-name="T4">
Читайте також:</text:span>
 <text:a xlink:type="simple" xlink:href="https://www.ukrinform.ua/rubric-ato/3727678-vtrati-rosijskoi-armii-za-minulij-tizden-u-visim-raziv-bilsi-niz-u-sil-oboroni-malar.html" text:style-name="Internet_20_link" text:visited-style-name="Visited_20_Internet_20_Link">
 Втрати російської армії за минулий тиждень у вісім разівбільші, ніж у Сил оборони – <text:span text:style-name="T4">
Маляр</text:span>
 </text:a>
</text:p>
      <text:p text:style-name="P4">
Як повідомляв Укрінформ, <text:a xlink:type="simple" xlink:href="https://www.ukrinform.ua/rubric-ato/3727653-zsu-za-dobu-znisili-950-rosijskih-zagarbnikiv.html" text:style-name="Internet_20_link" text:visited-style-name="Visited_20_Internet_20_Link">
 Сили оборони України з 24 лютого 2022 року по 26червня 2023 року ліквідували близько 225 тисяч 580 російських загарбників</text:a>
 , при цьому 950 - за минулу добу. Крімтого, знищено 4031 ворожий <text:a xlink:type="simple" xlink:href="https://www.ukrinform.ua/tag-tank" text:style-name="Internet_20_link" text:visited-style-name="Visited_20_Internet_20_Link">
 танк </text:a>
 (+1),бойових броньованих машин ‒ 7820 (+14), артилерійських систем – 4055 (+21),РСЗВ – 624 (+0), засобів ППО ‒ 385 (+0), літаків – 314 (+0), гелікоптерів –308 (+0), БПЛА оперативно-тактичного рівня – 3482 (+10), крилатих ракет ‒ 1259(+0), кораблів / катерів ‒ 18 (+0), автомобільної техніки та автоцистерн –6751(+16), спеціальної техніки ‒ 557 (+5).</text:p>
      <text:p text:style-name="P4">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Противник застосував шість ракет С-300 по цивільних об’єктах на території Запорізької області</text:span>
</text:h>
      <text:p text:style-name="P4">
Author: ['АРМІЯINFORM']</text:p>
      <text:p text:style-name="P4">
Time: 2023-06-26T22:00:00-04:00</text:p>
      <text:p text:style-name="P4">
Description: Про це повідомляє ГШ ЗС України.    «Протягом минулої доби противник завдав раке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1-1.jpg" text:style-name="Internet_20_link" text:visited-style-name="Visited_20_Internet_20_Link">
harkiv-obstrid-2022-1-1.jpg</text:a>
']</text:p>
      <text:p text:style-name="P4">
Tags: ['STOPRUSSIA', 'ВТОРГНЕННЯ РФ', 'ГШ ЗС УКРАЇНИ', 'ЗАПОРІЖЖЯ', 'С-300', 'ХРОНІКА ОБОРОНИ']</text:p>
      <text:p text:style-name="P4">
Category: News</text:p>
      <!--METADATA-->
      <text:p text:style-name="P4">
<draw:frame draw:style-name="fr1" draw:name="Image279" text:anchor-type="as-char" svg:width="6.9236in" svg:height="5.160921in" draw:z-index="0">
<draw:image xlink:href="../Images/AРМІЯINFORM/2023-06-26T22-00-00-04-00/harkiv-obstrid-2022-1-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ротягом минулої доби противник завдав ракетного удару по території України —задіяв 6 зенітних керованих ракет із С-300 по цивільних об’єктах на територіїЗапорізької області. Крім того, завдав 33 авіаційних удари, також здійснивпонад 45 обстрілів з реактивних систем залпового вогню. Внаслідок російськихтерористичних атак постраждали мирні люди, пошкоджень зазнали житлові будинки,господарські та адміністративні будівлі, а також приватний автомобільнийтранспорт», — йдеться у повідомленні.</text:p>
      <text:p text:style-name="P4">
Зазначається, що сьогодні вночі російські терористи завдали чергового ракетно-авіаційного удару по Україні. Інформація щодо наслідків цієї терористичноїатаки наразі уточнюється.</text:p>
      <text:p text:style-name="P4">
У ГШ ЗС України також нагадали, що ймовірність завдання ракетних та авіаційнихударів по всій території України залишається дуже високою.</text:p>
      <text:p text:style-name="P4">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Загарбники перекидають військову техніку з лівого берега Херсонщини до Криму - Хлань</text:span>
</text:h>
      <text:p text:style-name="P4">
Authors: Ukrinform (Person)</text:p>
      <text:p text:style-name="P4">
Publisher: Укринформ (Organization)</text:p>
      <text:p text:style-name="P4">
Published Time: 2023-06-26T22:07:00+03:00</text:p>
      <text:p text:style-name="P4">
Modified Time: 2023-06-26T22:07:00+03:00</text:p>
      <text:p text:style-name="P4">
Description: Російські війська переправляють техніку з лівого берега Херсонщини до Криму. При цьому на окупованій території посилилося мародерство. — Укрінформ.</text:p>
      <text:p text:style-name="P4">
Images: ['<text:a xlink:type="simple" xlink:href="https://static.ukrinform.com/photos/2022_10/thumb_files/630_360_1666424518-957.jpg" text:style-name="Internet_20_link" text:visited-style-name="Visited_20_Internet_20_Link">
630_360_16664...</text:a>
']</text:p>
      <text:p text:style-name="P4">
Tags: ['Херсонщина', 'Крим', 'Російські військові', 'Війна з Росією']</text:p>
      <text:p text:style-name="P4">
Type: Article</text:p>
      <!--METADATA-->
      <text:p text:style-name="P4">
<draw:frame draw:style-name="fr1" draw:name="Image280" text:anchor-type="as-char" svg:width="6.9236in" svg:height="3.956343in" draw:z-index="0">
<draw:image xlink:href="../Images/yкринформ/2023-06-26T22-07-00-03-00/630_360_1666424518-957.jpg" xlink:type="simple" xlink:show="embed" xlink:actuate="onLoad" draw:mime-type="image/jpeg"/>
</draw:frame>
 Російськівійська переправляють техніку з лівого берега Херсонщини до Криму. При цьомуна окупованій території посилилося мародерство.</text:p>
      <text:p text:style-name="P4">
Про це у <text:a xlink:type="simple" xlink:href="http://www.facebook.com/sergey.khlan/posts/pfbid02RXxrDqHMxXGX1yDJKWLw4Fc8T9nsNHNDBgV82ZGtfDD5JYyQnMd56K9U4iyoFc1Bl" text:style-name="Internet_20_link" text:visited-style-name="Visited_20_Internet_20_Link">
 Фейсбуці</text:a>
повідомив депутат Херсонської обласної ради Сергій Хлань, передає Укрінформ.</text:p>
      <text:p text:style-name="P4">
«На лівому березі росіяни дуже поспішають - фіксується постійний рухвійськової техніки з Криму та за боєприпасами в Крим», - написав він.</text:p>
      <text:p text:style-name="P4">
При цьому Хлань додав, що посилилась хвиля мародерств.</text:p>
      <text:p text:style-name="P4">
<text:span text:style-name="T4">
Читайте також:</text:span>
 <text:a xlink:type="simple" xlink:href="https://www.ukrinform.ua/rubric-regions/3727671-rosiani-obstrilali-hersonsinu-zaboronenimi-zapalnimi-snaradami.html" text:style-name="Internet_20_link" text:visited-style-name="Visited_20_Internet_20_Link">
 Росіяни обстріляли <text:span text:style-name="T4">
Херсон</text:span>
 щину забороненимизапальними снарядами </text:a>
</text:p>
      <text:p text:style-name="P4">
Як повідомляв Укрінформ, <text:a xlink:type="simple" xlink:href="http://www.ukrinform.ua/rubric-regions/3727992-na-hersonsini-zagarbniki-pocali-demontuvati-ta-vivoziti-vitraki.html" text:style-name="Internet_20_link" text:visited-style-name="Visited_20_Internet_20_Link">
 росіяни на окупованій частині Херсонщини почалидемонтувати та вивозити вітряки </text:a>
 з вітропарку «Віндкрафт Україна», а понтонна переправа біляпошкодженого Чонгарського моста працює виключно для військових потреб.</text:p>
      <text:p text:style-name="P4">
ЗСУ восени визволили правобережну частину Херсонської області, у тому числі <text:a xlink:type="simple" xlink:href="https://www.ukrinform.ua/tag-herson" text:style-name="Internet_20_link" text:visited-style-name="Visited_20_Internet_20_Link">
Херсон </text:a>
 . Частина області, розташованана лівому березі Дніпра, тимчасово захоплена російськими військами.</text:p>
      <text:p text:style-name="P4">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В Амстердамі змінили назву «Ермітажу» після розриву зв’язків з Росією</text:span>
</text:h>
      <text:p text:style-name="P4">
Authors: Ukrinform (Person)</text:p>
      <text:p text:style-name="P4">
Publisher: Укринформ (Organization)</text:p>
      <text:p text:style-name="P4">
Published Time: 2023-06-26T22:15:00+03:00</text:p>
      <text:p text:style-name="P4">
Modified Time: 2023-06-26T22:15:00+03:00</text:p>
      <text:p text:style-name="P4">
Description: Директор Аннабель Бірні повідомила, що амстердамський музей «Ермітаж» змінить назву на «H`ART Museum» 1 вересня у зв’язку із розривом зв’язків із російським музеєм у Санкт-Петербурзі після повномасштабного вторгнення Росії в Україну. — Укрінформ.</text:p>
      <text:p text:style-name="P4">
Images: ['<text:a xlink:type="simple" xlink:href="https://static.ukrinform.com/photos/2023_06/thumb_files/630_360_1687806759-826.jpeg" text:style-name="Internet_20_link" text:visited-style-name="Visited_20_Internet_20_Link">
630_360_16878...</text:a>
']</text:p>
      <text:p text:style-name="P4">
Tags: ['Музей', 'Нідерланди', 'Росія', 'Амстердам']</text:p>
      <text:p text:style-name="P4">
Type: Article</text:p>
      <!--METADATA-->
      <text:p text:style-name="P4">
<draw:frame draw:style-name="fr1" draw:name="Image281" text:anchor-type="as-char" svg:width="6.9236in" svg:height="3.956343in" draw:z-index="0">
<draw:image xlink:href="../Images/yкринформ/2023-06-26T22-15-00-03-00/630_360_1687806759-826.jpeg" xlink:type="simple" xlink:show="embed" xlink:actuate="onLoad" draw:mime-type="image/jpeg"/>
</draw:frame>
 ДиректорАннабель Бірні повідомила, що амстердамський музей «Ермітаж» змінить назву на«H`ART Museum» 1 вересня у зв’язку із розривом зв’язків із російським музеєм уСанкт-Петербурзі після повномасштабного вторгнення Росії в Україну.</text:p>
      <text:p text:style-name="P4">
Як передає Укрінформ, про це повідомляє  <text:a xlink:type="simple" xlink:href="https://nordot.app/1046056155920334854" text:style-name="Internet_20_link" text:visited-style-name="Visited_20_Internet_20_Link">
 dpa</text:a>
 .</text:p>
      <text:p text:style-name="P4">
Зазначається, що надалі художній та культурно-історичний <text:a xlink:type="simple" xlink:href="https://www.ukrinform.ua/tag-muzej" text:style-name="Internet_20_link" text:visited-style-name="Visited_20_Internet_20_Link">
 музей</text:a>
 співпрацюватиме з трьома міжнароднимипартнерами – Британським музеєм (Лондон), Центром Помпіду (Париж) таСмітсонівським музеєм американського мистецтва (Вашингтон).</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text:p>
      <text:p text:style-name="P4">
За словами Бірні, спільно з міжнародними партнерами плануються «великі художнівиставки та інтимні презентації».</text:p>
      <text:p text:style-name="P4">
Перша велика виставка у музеї «H`ART Museum» запланована на середину 2024року. Вона включатиме роботи російського художника Василя Кадинського.</text:p>
      <text:p text:style-name="P4">
У 2026 році відбудеться показ виставки Британського музею «Жіноча сила».</text:p>
      <text:p text:style-name="P4">
Як повідомляв Укрінформ, Верховний суд Нідерландів схвалив рішення щодо  <text:a xlink:type="simple" xlink:href="https://www.ukrinform.ua/rubric-crimea/3720487-povernenna-skifskogo-zolota-verhovnij-sud-niderlandiv-stav-na-bik-ukraini.html" text:style-name="Internet_20_link" text:visited-style-name="Visited_20_Internet_20_Link">
повернення Україні «скіфського золота» </text:a>
 .</text:p>
      <text:p text:style-name="P4">
_ Фото з відкритих джерел  _</text:p>
      <text:p text:style-name="P4">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Штати продовжать санкційний тиск на ПВК «Вагнер» - Білий дім</text:span>
</text:h>
      <text:p text:style-name="P4">
Authors: Ukrinform (Person)</text:p>
      <text:p text:style-name="P4">
Publisher: Укринформ (Organization)</text:p>
      <text:p text:style-name="P4">
Published Time: 2023-06-26T22:24:00+03:00</text:p>
      <text:p text:style-name="P4">
Modified Time: 2023-06-26T22:24:00+03:00</text:p>
      <text:p text:style-name="P4">
Description: Уряд США продовжуватиме чинити санкційний тиск на ПВК «Вагнер» на чолі з Пригожиним, аби позбавити це угруповання змоги сіяти хаос та насильство по всьому світу.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Санкції', 'США', 'ПВК "Вагнера"', 'Білий дім']</text:p>
      <text:p text:style-name="P4">
Type: Article</text:p>
      <!--METADATA-->
      <text:p text:style-name="P4">
<draw:frame draw:style-name="fr1" draw:name="Image282" text:anchor-type="as-char" svg:width="6.9236in" svg:height="3.956343in" draw:z-index="0">
<draw:image xlink:href="../Images/yкринформ/2023-06-26T22-24-00-03-00/630_360_1682353688-641.jpg" xlink:type="simple" xlink:show="embed" xlink:actuate="onLoad" draw:mime-type="image/jpeg"/>
</draw:frame>
 Уряд СШАпродовжуватиме чинити санкційний тиск на ПВК «Вагнер» на чолі з Пригожиним,аби позбавити це угруповання змоги сіяти хаос та насильство по всьому світу.</text:p>
      <text:p text:style-name="P4">
Про це заявив на брифінгу у Вашингтоні координатор Ради Нацбезпеки Білого домуДжон Кірбі, передає власний кореспондент Укрінформу.</text:p>
      <text:p text:style-name="P4">
«Ми надалі вживатимемо відповідних заходів, щоб обмежити їхню здатністьпродовжувати сіяти хаос і насильство, де б вони не були», - сказав представникадміністрації Байдена.</text:p>
      <text:p text:style-name="P4">
Він нагадав, що стосовно <text:a xlink:type="simple" xlink:href="https://www.ukrinform.ua/tag-pvk-vagnera" text:style-name="Internet_20_link" text:visited-style-name="Visited_20_Internet_20_Link">
 ПВК «Вагнер» </text:a>
 були застосовані санкції як проти транснаціонального злочинногоугруповання. Водночас ця військова компанія продовжує діяти не лише в Україні,а й у країнах Африки, інших регіонах.</text:p>
      <text:p text:style-name="P4">
<text:span text:style-name="T4">
Читайте також:</text:span>
 <text:a xlink:type="simple" xlink:href="https://www.ukrinform.ua/rubric-world/3727638-pisla-zakolotu-prigozina-putin-i-jogo-urad-pohitnulisa-eksdirektor-cru.html" text:style-name="Internet_20_link" text:visited-style-name="Visited_20_Internet_20_Link">
 Після заколоту Пригожина Путін і його уряд похитнулися -ексдиректор ЦРУ </text:a>
</text:p>
      <text:p text:style-name="P4">
Кірбі зауважив, що наразі зарано робити оцінки й прогнози, як «Вагнер» та йоговатажки діятимуть далі. Він також додав, що не знає, де зараз перебуваєПригожин.</text:p>
      <text:p text:style-name="P4">
Як повідомляв Укрінформ, напередодні <text:a xlink:type="simple" xlink:href="http://www.ukrinform.ua/rubric-world/3727554-blinken-pro-zakolot-prigozina-ne-dumau-so-mi-bacili-finalnij-akt.html" text:style-name="Internet_20_link" text:visited-style-name="Visited_20_Internet_20_Link">
 держсекретар США Ентоні Блінкен заявив</text:a>
 , що військовий заколот найманців зПВК «Вагнер» на чолі з Пригожиним проти Кремля продемонстрував «тріщини» увладі Путіна. Водночас глава американської дипломатії висловив упевненість, щофінальний акт розвитку ситуації в Росії ще попереду.</text:p>
      <text:p text:style-name="P4">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Болгарія схвалила новий пакет військової допомоги Україні</text:span>
</text:h>
      <text:p text:style-name="P4">
Authors: Ukrinform (Person)</text:p>
      <text:p text:style-name="P4">
Publisher: Укринформ (Organization)</text:p>
      <text:p text:style-name="P4">
Published Time: 2023-06-26T22:35:00+03:00</text:p>
      <text:p text:style-name="P4">
Modified Time: 2023-06-26T22:35:00+03:00</text:p>
      <text:p text:style-name="P4">
Description: Влада Болгарії схвалила рішення про надання Україні нового пакета військової допомоги. — Укрінформ.</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Україна', 'допомога', 'Війна з Росією']</text:p>
      <text:p text:style-name="P4">
Type: Article</text:p>
      <!--METADATA-->
      <text:p text:style-name="P4">
<draw:frame draw:style-name="fr1" draw:name="Image283" text:anchor-type="as-char" svg:width="6.9236in" svg:height="3.956343in" draw:z-index="0">
<draw:image xlink:href="../Images/yкринформ/2023-06-26T22-35-00-03-00/630_360_1687808061-750.jpg" xlink:type="simple" xlink:show="embed" xlink:actuate="onLoad" draw:mime-type="image/jpeg"/>
</draw:frame>
 ВладаБолгарії схвалила рішення про надання Україні нового пакета військовоїдопомоги.</text:p>
      <text:p text:style-name="P4">
Як повідомляє Укрінформ, про це йдеться на офіційному сайті уряду країни.</text:p>
      <text:p text:style-name="P4">
Відповідне рішення про військову та військово-технічну допомогу <text:a xlink:type="simple" xlink:href="https://www.ukrinform.ua/tag-ukraina" text:style-name="Internet_20_link" text:visited-style-name="Visited_20_Internet_20_Link">
 Україні</text:a>
 Рада міністрів Болгарії схвалила ще 23червня.</text:p>
      <text:p text:style-name="P4">
"Затверджений перелік співмірний за обсягом з допомогою з першого пакета,наданою тимчасовим урядом рішенням від 22 грудня 2022 року. З наданням цієїдопомоги норми запасів для дій збройних сил Республіки Болгарії та їхнавчально-бойова підготовка не буде порушена", – вказують у болгарськомууряді.</text:p>
      <text:p text:style-name="P4">
<text:span text:style-name="T4">
Читайте також:</text:span>
 <text:a xlink:type="simple" xlink:href="https://www.ukrinform.ua/rubric-ato/3728028-ssa-gotuut-novij-paket-vijskovoi-dopomogi-ukraini-na-500-miljoniv.html" text:style-name="Internet_20_link" text:visited-style-name="Visited_20_Internet_20_Link">
 <text:span text:style-name="T4">
США</text:span>
 готують новий пакет військової допомоги Україніна $500 мільйонів </text:a>
</text:p>
      <text:p text:style-name="P4">
Як раніше повідомляв Укрінформ, <text:a xlink:type="simple" xlink:href="https://www.ukrinform.ua/rubric-ato/3723821-bolgaria-hoce-dopomogti-ukraini-boepripasami.html" text:style-name="Internet_20_link" text:visited-style-name="Visited_20_Internet_20_Link">
 Болгарія хоче долучитись до ініціативи ЄС</text:a>
 з надання Україні мільйона артилерійських снарядів упродовжроку</text:p>
      <text:p text:style-name="P4">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У Білому домі не бачать ознак «неминучої загрози» підриву Запорізької АЕС</text:span>
</text:h>
      <text:p text:style-name="P4">
Authors: Ukrinform (Person)</text:p>
      <text:p text:style-name="P4">
Publisher: Укринформ (Organization)</text:p>
      <text:p text:style-name="P4">
Published Time: 2023-06-26T22:52:00+03:00</text:p>
      <text:p text:style-name="P4">
Modified Time: 2023-06-26T22:52:00+03:00</text:p>
      <text:p text:style-name="P4">
Description: США на нинішньому етапі не вважають «неминучою» загрозу підриву російськими військами Запорізької АЕС – попри інформацію про розміщення на території станції вибухівки.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None</text:p>
      <text:p text:style-name="P4">
Type: Article</text:p>
      <!--METADATA-->
      <text:p text:style-name="P4">
<draw:frame draw:style-name="fr1" draw:name="Image284" text:anchor-type="as-char" svg:width="6.9236in" svg:height="3.956343in" draw:z-index="0">
<draw:image xlink:href="../Images/yкринформ/2023-06-26T22-52-00-03-00/630_360_1659774839-514.jpg" xlink:type="simple" xlink:show="embed" xlink:actuate="onLoad" draw:mime-type="image/jpeg"/>
</draw:frame>
 США нанинішньому етапі не вважають «неминучою» загрозу підриву російськими військамиЗапорізької АЕС – попри інформацію про розміщення на території станціївибухівки.</text:p>
      <text:p text:style-name="P4">
Так схарактеризував ситуацію на брифінгу у Вашингтоні представник Радинацбезпеки Білого дому Джон Кірбі, передає власний кореспондент Укрінформу.</text:p>
      <text:p text:style-name="P4">
«Я не вдаватимуся в конкретні розвіддані - я б сказав, що ми дуже уважностежимо за цим, бачимо ці повідомлення», - зауважив представник Білого дому увідповідь на прохання прокоментувати заяви української сторони про активністьросійських військ у мінуванні Запорізької АЕС.</text:p>
      <text:p text:style-name="P4">
Він також нагадав, що американська сторона має можливість відстежувати рівеньрадіації навколо атомної електростанції.</text:p>
      <text:p text:style-name="P4">
<text:span text:style-name="T4">
Читайте також:</text:span>
 <text:a xlink:type="simple" xlink:href="https://www.ukrinform.ua/rubric-polytics/3727627-svit-pridilae-nedostatno-uvagi-situacii-na-zaes-prezident.html" text:style-name="Internet_20_link" text:visited-style-name="Visited_20_Internet_20_Link">
 Світ приділяє недостатньо уваги ситуації на <text:span text:style-name="T4">
ЗАЕС</text:span>
 -Зеленський </text:a>
</text:p>
      <text:p text:style-name="P4">
«Ми не бачили жодних ознак того, що ця загроза є неминучою, але ми стежимодуже, дуже уважно», - наголосив Кірбі.</text:p>
      <text:p text:style-name="P4">
Як повідомляв Укрінформ, напередодні <text:a xlink:type="simple" xlink:href="http://www.ukrinform.ua/rubric-ato/3727559-budanov-pro-zagrozu-pidrivu-zaes-nikoli-situacia-ne-bula-takou-serjoznou-ak-zaraz.html" text:style-name="Internet_20_link" text:visited-style-name="Visited_20_Internet_20_Link">
 керівник ГУР МО * Кирило Буданов заявив</text:a>
 , що російські військарозмістили техніку з вибухівкою біля 4 із 6 енергоблоків Запорізької атомноїелектростанції. Він також зазначив, що план теракту на ЗАЕС повністюрозроблений та затверджений російським керівництвом.</text:p>
      <text:p text:style-name="P4">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Путін запропонував «вагнерівцям» три варіанти на вибір</text:span>
</text:h>
      <text:p text:style-name="P4">
Authors: Ukrinform (Person)</text:p>
      <text:p text:style-name="P4">
Publisher: Укринформ (Organization)</text:p>
      <text:p text:style-name="P4">
Published Time: 2023-06-26T23:02:00+03:00</text:p>
      <text:p text:style-name="P4">
Modified Time: 2023-06-26T23:02:00+03:00</text:p>
      <text:p text:style-name="P4">
Description: Володимир Путін у телезверненні закликав найманців ПВК «Вагнер» укласти контракт з міноборони РФ, повернутися додому або піти до Білорусі. — Укрінформ.</text:p>
      <text:p text:style-name="P4">
Images: ['<text:a xlink:type="simple" xlink:href="https://static.ukrinform.com/photos/2022_02/thumb_files/630_360_1645217520-756.jpg" text:style-name="Internet_20_link" text:visited-style-name="Visited_20_Internet_20_Link">
630_360_16452...</text:a>
']</text:p>
      <text:p text:style-name="P4">
Tags: ['Білорусь', 'Путін', 'Звернення', 'Росія', 'ПВК "Вагнера"']</text:p>
      <text:p text:style-name="P4">
Type: Article</text:p>
      <!--METADATA-->
      <text:p text:style-name="P4">
<draw:frame draw:style-name="fr1" draw:name="Image285" text:anchor-type="as-char" svg:width="6.9236in" svg:height="3.956343in" draw:z-index="0">
<draw:image xlink:href="../Images/yкринформ/2023-06-26T23-02-00-03-00/630_360_1645217520-756.jpg" xlink:type="simple" xlink:show="embed" xlink:actuate="onLoad" draw:mime-type="image/jpeg"/>
</draw:frame>
 ВолодимирПутін у телезверненні закликав найманців ПВК «Вагнер» укласти контракт зміноборони РФ, повернутися додому або піти до Білорусі.</text:p>
      <text:p text:style-name="P4">
Про це повідомляє Укрінформ із посиланням на російські ЗМІ.</text:p>
      <text:p text:style-name="P4">
У зверненні до росіян Путін поклав провину за заколот на його організаторів,утім, не називаючи їхніх імен. Ці організатори, за господаря Кремля, зрадиликраїну, народ та «тих, кого втягнули у злочин». Водночас він подякував тим«солдатам і командирам» ПВК «Вагнер», які зупинилися біля останньої межі й непішли на «братовбивче кровопролиття».</text:p>
      <text:p text:style-name="P4">
Також Путін подякував російським військовим, співробітникам правоохороннихорганів та спецслужб. Але оминув той факт, що «вагнерівці» пройшли більшучастину шляху до Москви, зупинившись приблизно за 200 км від російськоїстолиці.</text:p>
      <text:p text:style-name="P4">
<text:span text:style-name="T4">
Читайте також:</text:span>
 <text:a xlink:type="simple" xlink:href="https://www.ukrinform.ua/rubric-world/3727573-pid-cas-zakolotu-prigozina-putina-ne-bulo-nide-zmi.html" text:style-name="Internet_20_link" text:visited-style-name="Visited_20_Internet_20_Link">
 Під час заколоту Пригожина « <text:span text:style-name="T4">
Путіна</text:span>
 не було ніде» -ЗМІ </text:a>
</text:p>
      <text:p text:style-name="P4">
Президент РФ окремо згадав льотчиків міноборони, які загинули під час заколоту(екіпажі 6 гелікоптерів і одного командирського літака).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подякувавсамопроголошеному президенту Білорусі Лукашенку «за його зусилля та внесок умирне розв’язання ситуації».</text:p>
      <text:p text:style-name="P4">
Звернення президента РФ тривало трохи більше п'яти хвилин.</text:p>
      <text:p text:style-name="P4">
<text:span text:style-name="T4">
Читайте також:</text:span>
 <text:a xlink:type="simple" xlink:href="https://www.ukrinform.ua/rubric-world/3728048-zakolot-prigozina-e-viklikom-putinu-glava-mzs-britanii.html" text:style-name="Internet_20_link" text:visited-style-name="Visited_20_Internet_20_Link">
 Заколот Пригожина є викликом <text:span text:style-name="T4">
Путін</text:span>
 у – глава МЗСБританії </text:a>
</text:p>
      <text:p text:style-name="P4">
Як повідомляв Укрінформ, за оцінками Держдепу США, ситуація із заколотом,ініційованим ватажком ПВК «Вагнер» Євгеном Пригожиним, свідчить про те, щоПутін вперше серйозно постав перед прямим викликом своєму лідерству в Росії.</text:p>
      <text:p text:style-name="P4">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У Києво-Печерській лаврі оцифрують 15 тисяч об’єктів за допомогою обладнання зі США</text:span>
</text:h>
      <text:p text:style-name="P4">
Authors: Ukrinform (Person)</text:p>
      <text:p text:style-name="P4">
Publisher: Укринформ (Organization)</text:p>
      <text:p text:style-name="P4">
Published Time: 2023-06-26T23:08:00+03:00</text:p>
      <text:p text:style-name="P4">
Modified Time: 2023-06-26T23:08:00+03:00</text:p>
      <text:p text:style-name="P4">
Description: У Національному заповіднику «Києво-Печерська лавра» планують оцифрувати до 12 000 культурних об’єктів та 2500 документів з фондів заповідника за допомоги обладнання, переданого американською компанією «Digital Transitions». — Укрінформ.</text:p>
      <text:p text:style-name="P4">
Images: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Tags: ['Культура', 'Технології', 'Ікона', 'Київська Лавра']</text:p>
      <text:p text:style-name="P4">
Type: Article</text:p>
      <!--METADATA-->
      <text:p text:style-name="P4">
<draw:frame draw:style-name="fr1" draw:name="Image286" text:anchor-type="as-char" svg:width="6.9236in" svg:height="3.956343in" draw:z-index="0">
<draw:image xlink:href="../Images/yкринформ/2023-06-26T23-08-00-03-00/630_360_1687809756-692.jpg" xlink:type="simple" xlink:show="embed" xlink:actuate="onLoad" draw:mime-type="image/jpeg"/>
</draw:frame>
 УНаціональному заповіднику «Києво-Печерська лавра» планують оцифрувати до 12000 культурних об’єктів та 2500 документів з фондів заповідника за допомогиобладнання, переданого американською компанією «Digital Transitions».</text:p>
      <text:p text:style-name="P4">
Про це йшлося під час брифінгу за участі представників компанії "DigitalTransitions" та адміністрації НЗ "Києво-Печерська лавра", повідомляєкореспондент Укрінформу.</text:p>
      <text:p text:style-name="P4">
<draw:frame draw:style-name="fr1" draw:name="Image287" text:anchor-type="as-char" svg:width="6.9236in" svg:height="4.615733in" draw:z-index="0">
<draw:image xlink:href="../Images/yкринформ/2023-06-26T23-08-00-03-00/1687809533-715.jpg" xlink:type="simple" xlink:show="embed" xlink:actuate="onLoad" draw:mime-type="image/jpeg"/>
</draw:frame>
</text:p>
      <text:p text:style-name="P4">
«З війною зросли загрози для культурної спадщини. Тож постала необхідністьзберігати своє культурне надбання для того, щоб надалі популяризуватиукраїнську культуру в Європі та світі. І завдяки допомозі партнерів, мизможемо реалізувати цілі по збереженню надбання», - зазначила заступницяміністра культури та інформаційної політики Анастасія Бондар.</text:p>
      <text:p text:style-name="P4">
<draw:frame draw:style-name="fr1" draw:name="Image288" text:anchor-type="as-char" svg:width="6.9236in" svg:height="4.615733in" draw:z-index="0">
<draw:image xlink:href="../Images/yкринформ/2023-06-26T23-08-00-03-00/1687809642-572.jpg" xlink:type="simple" xlink:show="embed" xlink:actuate="onLoad" draw:mime-type="image/jpeg"/>
</draw:frame>
<draw:frame draw:style-name="fr1" draw:name="Image289" text:anchor-type="as-char" svg:width="6.9236in" svg:height="4.634966in" draw:z-index="0">
<draw:image xlink:href="../Images/yкринформ/2023-06-26T23-08-00-03-00/1687809675-936.jpg" xlink:type="simple" xlink:show="embed" xlink:actuate="onLoad" draw:mime-type="image/jpeg"/>
</draw:frame>
</text:p>
      <text:p text:style-name="P4">
Водночас партнер і співзасновник Digital Transitions Пітер Сігель розповів, щосвою програму з допомоги в цифровізації компанія запустила в Україні взимку2022 року. За його словами, основним завдання програми є збереження культурнихоб'єктів у таких установах, як заповідник шляхом передачі обладнання дляоцифрування та забезпечення навчання для співробітників.</text:p>
      <text:p text:style-name="P4">
<text:span text:style-name="T4">
Читайте також:</text:span>
 <text:a xlink:type="simple" xlink:href="https://www.ukrinform.ua/rubric-culture/3727772-mkip-rozroblae-strategiu-rozvitku-kievopecerskoi-lavri-do-2051-roku.html" text:style-name="Internet_20_link" text:visited-style-name="Visited_20_Internet_20_Link">
 МКІП розробляє стратегію розвитку Києво-Печерської<text:span text:style-name="T4">
лавр</text:span>
 и до 2051 року </text:a>
</text:p>
      <text:p text:style-name="P4">
Він зауважив, що наприкінці 2022 року компанія та працівники Лаври відібрали15 тис. об'єктів для оцифрування. Для них у позику на 6 місяців DigitalTransitions передала повністю оснащену репрографічну систему з обладнанням длястворення зображень з високою роздільною здатністю.</text:p>
      <text:p text:style-name="P4">
<draw:frame draw:style-name="fr1" draw:name="Image290" text:anchor-type="as-char" svg:width="6.9236in" svg:height="4.615733in" draw:z-index="0">
<draw:image xlink:href="../Images/yкринформ/2023-06-26T23-08-00-03-00/1687809757-310.jpg" xlink:type="simple" xlink:show="embed" xlink:actuate="onLoad" draw:mime-type="image/jpeg"/>
</draw:frame>
</text:p>
      <text:p text:style-name="P4">
Кураторка проєкту й головна хранителька фондів НЗ «Києво-Печерська лавра»Ірина Мартинюк зазначила, що передусім оцифрують об'єкти 17-19 ст, зокрема, <text:a xlink:type="simple" xlink:href="https://www.ukrinform.ua/tag-ikona" text:style-name="Internet_20_link" text:visited-style-name="Visited_20_Internet_20_Link">
ікони </text:a>
 , гравюри, дерев'яні рельєфнікліше, креслення, тематично пов'язані з Києвом та Лаврою.</text:p>
      <text:p text:style-name="P4">
<text:span text:style-name="T4">
Читайте також:</text:span>
 <text:a xlink:type="simple" xlink:href="https://www.ukrinform.ua/rubric-kyiv/3725691-zapovidnik-kievopecerska-lavra-zaprovadiv-onlajnkvitok.html" text:style-name="Internet_20_link" text:visited-style-name="Visited_20_Internet_20_Link">
 Заповідник «Києво-Печерська <text:span text:style-name="T4">
лавр</text:span>
 а» запровадивонлайн-квиток </text:a>
</text:p>
      <text:p text:style-name="P4">
Представниця Digital Transitions Ірина Глік продемонструвала роботуобладнання, зробивши напрочуд чіткий знімок кількох ікон кінця 18-19 ст, атакож показала вже сфотографоване кліше.</text:p>
      <text:p text:style-name="P4">
</text:p>
      <text:p text:style-name="P4">
«Якісне зображення кліше ми могли зробити тільки через макрозйомку, коли ми«вихоплювали» окремі частини зображення. А зараз ми можемо в один моментотримати зображення високої роздільної здатності і побачити на екрані навітьте, що видно тільки зі збільшувальним склом. Складність оцифрування клішеполягає в тому, що часто вони зношені і залиті друкарською фарбою. Тобтоперепади рельєфу на звичайному фото не так помітні, як зараз», - додалазберігач групи книг і кліше НЗ «Києво-Печерська лавра» Олеся Носачова.</text:p>
      <text:p text:style-name="P4">
 Максим Остапенко<text:span text:style-name="T4">
Читайте також:</text:span>
 <text:a xlink:type="simple" xlink:href="https://www.ukrinform.ua/rubric-culture/3727843-tkacenko-sprostuvav-informaciu-roszmi-pro-vivezenna-cinnostej-iz-lavri.html" text:style-name="Internet_20_link" text:visited-style-name="Visited_20_Internet_20_Link">
 Ткаченко спростував інформацію росЗМІ про вивезенняцінностей із <text:span text:style-name="T4">
Лавр</text:span>
 и </text:a>
</text:p>
      <text:p text:style-name="P4">
Виконувач обов'язки генерального директора НЗ «Києво-Печерська лавра» МаксимОстапенко подякував американським партнерам за допомогу в обладнання та унавчанні працівників, підкресливши, що нові технології не тільки зберігаютьспадщину, а й підсилюють професіоналізм працівників культурних закладів.</text:p>
      <text:p text:style-name="P4">
Як повідомляв Укрінформ, Надзвичайний фонд спадщини ЮНЕСКО (Heritage inEmergency Fund) схвалив проєкт допомоги Міністерству культури та інформаційноїполітики на <text:a xlink:type="simple" xlink:href="https://www.ukrinform.ua/rubric-culture/3716647-unesko-vidilae-15-miljona-na-cifrovizaciu-kulturnoi-spadsini-ukraini.html" text:style-name="Internet_20_link" text:visited-style-name="Visited_20_Internet_20_Link">
 1,5 млн доларів для розвитку інструментів цифровізації</text:a>
 у сфері культурної спадщиниУкраїни.</text:p>
      <text:p text:style-name="P4">
_ Фото: discover.if.ua  _</text:p>
      <text:p text:style-name="P4">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США вважають, що Путін не готовий застосувати ядерну зброю в Україні чи деінде</text:span>
</text:h>
      <text:p text:style-name="P4">
Authors: Ukrinform (Person)</text:p>
      <text:p text:style-name="P4">
Publisher: Укринформ (Organization)</text:p>
      <text:p text:style-name="P4">
Published Time: 2023-06-26T23:21:00+03:00</text:p>
      <text:p text:style-name="P4">
Modified Time: 2023-06-26T23:21:00+03:00</text:p>
      <text:p text:style-name="P4">
Description: Сполучені Штати Америки продовжують уважно стежити за ситуацією з ядерною зброєю в Росії та досі не бачили жодних ознак готовності Путіна застосувати її проти України або будь-де в іншому місці.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США', 'Україна', 'Ядерна зброя', 'Війна з Росією']</text:p>
      <text:p text:style-name="P4">
Type: Article</text:p>
      <!--METADATA-->
      <text:p text:style-name="P4">
<draw:frame draw:style-name="fr1" draw:name="Image293" text:anchor-type="as-char" svg:width="6.9236in" svg:height="3.956343in" draw:z-index="0">
<draw:image xlink:href="../Images/yкринформ/2023-06-26T23-21-00-03-00/630_360_1685633331-599.jpg" xlink:type="simple" xlink:show="embed" xlink:actuate="onLoad" draw:mime-type="image/jpeg"/>
</draw:frame>
 СполученіШтати Америки продовжують уважно стежити за ситуацією з ядерною зброєю в Росіїта досі не бачили жодних ознак готовності Путіна застосувати її проти Україниабо будь-де в іншому місці.</text:p>
      <text:p text:style-name="P4">
Про це заявив під час брифінгу в Вашингтоні координатор Ради нацбезпеки Білогодому Джон Кірбі, передає кореспондент Укрінформу.</text:p>
      <text:p text:style-name="P4">
«Ми продовжуємо спостерігати за цим дуже й дуже уважно. Ми бачили багатобезрозсудної риторики з російського боку, ми уважно стежимо за цим», -зауважив представник Білого дому.</text:p>
      <text:p text:style-name="P4">
Водночас, він підкреслив, що в Вашингтоні досі «не бачили жодних ознак того,що <text:a xlink:type="simple" xlink:href="https://www.ukrinform.ua/tag-putin" text:style-name="Internet_20_link" text:visited-style-name="Visited_20_Internet_20_Link">
 Путін </text:a>
 має будь-який намірзастосувати ядерну зброю» в Україні чи будь-де в іншому місці.</text:p>
      <text:p text:style-name="P4">
<text:span text:style-name="T4">
Читайте також:</text:span>
 <text:a xlink:type="simple" xlink:href="https://www.ukrinform.ua/rubric-world/3727424-ssa-ne-zafiksuvali-peremisen-adernoi-zbroi-u-rosii-pid-cas-zakolotu-prigozina.html" text:style-name="Internet_20_link" text:visited-style-name="Visited_20_Internet_20_Link">
 США не зафіксували переміщень <text:span text:style-name="T4">
ядерн</text:span>
 ої зброї у Росіїпід час заколоту Пригожина </text:a>
</text:p>
      <text:p text:style-name="P4">
«І я можу вас запевнити, що ми не робили нічого, щоб змінити нашу власнупозицію стратегічного стримування в контексті цієї потенційної загрози»,-зауважив представник Білого дому.</text:p>
      <text:p text:style-name="P4">
Як повідомляв Укрінформ, генсек НАТО Єнс Столтенберг у понеділок  заявив, щовсі спроби Росії залякувати НАТО та країни-союзниці своєю ядерною зброєю, щоби<text:a xlink:type="simple" xlink:href="https://www.ukrinform.ua/rubric-polytics/3727797-stoltenberg-pro-adernu-zbrou-rosia-ne-zmoze-vidvernuti-nato-vid-dopomogi-ukraini.html" text:style-name="Internet_20_link" text:visited-style-name="Visited_20_Internet_20_Link">
 відвернути їх від військової допомоги Україні</text:a>
 , зазнаютьневдачі.</text:p>
      <text:p text:style-name="P4">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Байден планує знову зателефонувати Зеленському</text:span>
</text:h>
      <text:p text:style-name="P4">
Authors: Ukrinform (Person)</text:p>
      <text:p text:style-name="P4">
Publisher: Укринформ (Organization)</text:p>
      <text:p text:style-name="P4">
Published Time: 2023-06-26T23:37:00+03:00</text:p>
      <text:p text:style-name="P4">
Modified Time: 2023-06-26T23:37:00+03:00</text:p>
      <text:p text:style-name="P4">
Description: Президент США Джо Байден планує «дуже скоро» знову зв’язатися із главою України Володимиром Зеленським – на тлі розвитку подій в Росії, а також продовженням бойових дій на фронті в Україні. — Укрінформ.</text:p>
      <text:p text:style-name="P4">
Images: ['<text:a xlink:type="simple" xlink:href="https://static.ukrinform.com/photos/2023_05/thumb_files/630_360_1684657623-703.jpg" text:style-name="Internet_20_link" text:visited-style-name="Visited_20_Internet_20_Link">
630_360_16846...</text:a>
']</text:p>
      <text:p text:style-name="P4">
Tags: ['Байден', 'США', 'Україна', 'Зеленський']</text:p>
      <text:p text:style-name="P4">
Type: Article</text:p>
      <!--METADATA-->
      <text:p text:style-name="P4">
<draw:frame draw:style-name="fr1" draw:name="Image294" text:anchor-type="as-char" svg:width="6.9236in" svg:height="3.956343in" draw:z-index="0">
<draw:image xlink:href="../Images/yкринформ/2023-06-26T23-37-00-03-00/630_360_1684657623-703.jpg" xlink:type="simple" xlink:show="embed" xlink:actuate="onLoad" draw:mime-type="image/jpeg"/>
</draw:frame>
 ПрезидентСША Джо Байден планує «дуже скоро» знову зв’язатися із главою УкраїниВолодимиром Зеленським – на тлі розвитку подій в Росії, а також продовженнямбойових дій на фронті в Україні.</text:p>
      <text:p text:style-name="P4">
Про це під час пресбрифінгу в Вашингтоні заявив координатор Ради нацбезпекиБілого дому Джон Кірбі, передає кореспондент Укрінформу.</text:p>
      <text:p text:style-name="P4">
«Він (президент <text:a xlink:type="simple" xlink:href="https://www.ukrinform.ua/tag-bajden" text:style-name="Internet_20_link" text:visited-style-name="Visited_20_Internet_20_Link">
 Байден </text:a>
 – ред.) дужескоро планує знову поговорити з президентом Зеленським», - зазначив він.</text:p>
      <text:p text:style-name="P4">
<text:span text:style-name="T4">
Читайте також:</text:span>
 <text:a xlink:type="simple" xlink:href="https://www.ukrinform.ua/rubric-ato/3728028-ssa-gotuut-novij-paket-vijskovoi-dopomogi-ukraini-na-500-miljoniv.html" text:style-name="Internet_20_link" text:visited-style-name="Visited_20_Internet_20_Link">
 США готують новий пакет військової допомоги Україні на$500 мільйонів </text:a>
</text:p>
      <text:p text:style-name="P4">
Кірбі нагадав, що попередня  <text:a xlink:type="simple" xlink:href="https://www.ukrinform.ua/rubric-polytics/3727614-zelenskij-proviv-rozmovu-z-bajdenom.html" text:style-name="Internet_20_link" text:visited-style-name="Visited_20_Internet_20_Link">
 розмова </text:a>
 американського іукраїнського лідерів стосовно останнього розвитку подій в Росії, а такожситуації в Україні та посилення взаємодії, відбулася напередодні. Крім того,глава Білого дому провів подібні розмови з іншими лідерами.</text:p>
      <text:p text:style-name="P4">
Як повідомляв Укрінформ, у понеділок адміністрація США  <text:a xlink:type="simple" xlink:href="https://www.ukrinform.ua/rubric-world/3728065-ssa-zaklikali-souznikiv-dilitisa-informacieu-pro-rozvitok-podij-v-rosii.html" text:style-name="Internet_20_link" text:visited-style-name="Visited_20_Internet_20_Link">
 підкреслилаважливість </text:a>
 зберігатиєдність та ділитися із союзниками й партнерами наявною інформацією тапоглядами про розвиток подій у Росії після так званого заколоту,організованого Пригожиним.</text:p>
      <text:p text:style-name="P4">
<text:span text:style-name="T5">
Фото: ОП</text:span>
</text:p>
      <text:p text:style-name="P4">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У порту Роттердама знайшли кокаїну майже на €270 мільйонів</text:span>
</text:h>
      <text:p text:style-name="P4">
Authors: Ukrinform (Person)</text:p>
      <text:p text:style-name="P4">
Publisher: Укринформ (Organization)</text:p>
      <text:p text:style-name="P4">
Published Time: 2023-06-26T23:56:00+03:00</text:p>
      <text:p text:style-name="P4">
Modified Time: 2023-06-26T23:56:00+03:00</text:p>
      <text:p text:style-name="P4">
Description: Митники виявили в порту нідерландського Роттердама найбільшу з початку року партію кокаїну - майже 3,6 тонни. — Укрінформ.</text:p>
      <text:p text:style-name="P4">
Images: ['<text:a xlink:type="simple" xlink:href="https://static.ukrinform.com/photos/2023_06/thumb_files/630_360_1687809671-743.jpg" text:style-name="Internet_20_link" text:visited-style-name="Visited_20_Internet_20_Link">
630_360_16878...</text:a>
']</text:p>
      <text:p text:style-name="P4">
Tags: ['Наркотики', 'Нідерланди', 'Поліція', 'Кокаїн']</text:p>
      <text:p text:style-name="P4">
Type: Article</text:p>
      <!--METADATA-->
      <text:p text:style-name="P4">
<draw:frame draw:style-name="fr1" draw:name="Image295" text:anchor-type="as-char" svg:width="6.9236in" svg:height="3.956343in" draw:z-index="0">
<draw:image xlink:href="../Images/yкринформ/2023-06-26T23-56-00-03-00/630_360_1687809671-743.jpg" xlink:type="simple" xlink:show="embed" xlink:actuate="onLoad" draw:mime-type="image/jpeg"/>
</draw:frame>
 Митникивиявили в порту нідерландського Роттердама найбільшу з початку року партіюкокаїну - майже 3,6 тонни.</text:p>
      <text:p text:style-name="P4">
Про це повідомляє Укрінформ із посиланням на <text:a xlink:type="simple" xlink:href="http://nos.nl/artikel/2480360-douane-doet-grootste-cocainevondst-in-rotterdamse-haven-van-dit-jaar" text:style-name="Internet_20_link" text:visited-style-name="Visited_20_Internet_20_Link">
 NOS</text:a>
 .</text:p>
      <text:p text:style-name="P4">
“Митники виявили ще один великий вантаж кокаїну в контейнері в портуРоттердама. Між бананами було майже 3600 кілограмів кокаїну. Це найбільшазнахідка цього року”, - йдеться у повідомленні.</text:p>
      <text:p text:style-name="P4">
Зазначається, що вулична вартість цієї партії наркотиків оцінюється у 269мільйонів євро.</text:p>
      <text:p text:style-name="P4">
Правоохоронці припускають, що кокаїн могли завантажити в Еквадорі. При цьому,на їхню думку, компанія, яка зазначена отримувачем контейнера, ймовірно, немає відношення до контрабанди <text:a xlink:type="simple" xlink:href="https://www.ukrinform.ua/tag-narkotiki" text:style-name="Internet_20_link" text:visited-style-name="Visited_20_Internet_20_Link">
 наркотиків </text:a>
 .</text:p>
      <text:p text:style-name="P4">
<text:span text:style-name="T4">
Читайте також:</text:span>
 <text:a xlink:type="simple" xlink:href="https://www.ukrinform.ua/rubric-world/3723888-u-britanii-viavili-partiu-kokainu-vartistu-ponad-120-miljoniv.html" text:style-name="Internet_20_link" text:visited-style-name="Visited_20_Internet_20_Link">
 У Британії виявили партію <text:span text:style-name="T4">
кокаїн</text:span>
 у вартістю понад£120 мільйонів </text:a>
</text:p>
      <text:p text:style-name="P4">
Як повідомляв Укрінформ, митники в порту Роттердама у період з 24 грудня2022-го до 4 січня 2023 року виявили понад 4700 кілограмів кокаїну.</text:p>
      <text:p text:style-name="P4">
Пакунки з наркотиками знайшли, зокрема, в контейнері із замороженимифруктовими соками з Бразилії та у вантажі бананів з Еквадору.</text:p>
      <text:p text:style-name="P4">
<text:span text:style-name="T5">
Фото: Openbaar Ministerie</text:span>
</text:p>
      <text:p text:style-name="P4">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Ворог зосередив зусилля на трьох напрямках: за добу відбулось 36 бойових зіткнень</text:span>
</text:h>
      <text:p text:style-name="P4">
Author: ['АРМІЯINFORM']</text:p>
      <text:p text:style-name="P4">
Time: 2023-06-26T24:00:00-04:00</text:p>
      <text:p text:style-name="P4">
Description: Про це повідомляє ГШ ЗС України.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Tags: ['STOPRUSSIA', 'БАХМУТ', 'ВТОРГНЕННЯ РФ', 'ГШ ЗС УКРАЇНИ', 'ЛИМАН']</text:p>
      <text:p text:style-name="P4">
Category: News</text:p>
      <!--METADATA-->
      <text:p text:style-name="P4">
<draw:frame draw:style-name="fr1" draw:name="Image296" text:anchor-type="as-char" svg:width="6.9236in" svg:height="4.622144in" draw:z-index="0">
<draw:image xlink:href="../Images/AРМІЯINFORM/2023-06-26T24-00-00-04-00/354835923_607614751551607_2668215606957401309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ротивник зосереджує основні зусилля на Лиманському, Бахмутському таМар’їнському напрямках — протягом доби відбулось 36 бойових зіткнень», —йдеться у повідомленні.</text:p>
      <text:p text:style-name="P4">
Також зазначається, що на Куп’янському напрямку противник вів наступальні діїв районі західніше Кривошиївки Луганської області, успіху не мав; наЛиманському напрямку противник здійснив безуспішні наступальні дії в напрямкахВеселого та Роздолівки Донецької області; на Бахмутському напрямку противниквів безуспішні наступальні дії в районах Міньківки, Григорівки та БогданівкиДонецької області; на Авдіївському напрямку противник завдав авіаційного ударув районі Авдіївки; на Мар’їнському напрямку ворог проводив наступальні дії врайоні Мар’їнки, успіху не мав; на Шахтарському напрямку ворог здійснивбезуспішні наступальні дії в напрямку Новомихайлівки.</text:p>
      <text:p text:style-name="P4">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Противник намагається не допустити просування наших військ на Запорізькому та Херсонському напрямках</text:span>
</text:h>
      <text:p text:style-name="P4">
Author: ['АРМІЯINFORM']</text:p>
      <text:p text:style-name="P4">
Time: 2023-06-26T26:00:00-04:00</text:p>
      <text:p text:style-name="P4">
Description: Про це повідомляє ГШ ЗС України.    «На Запорізькому та Херсонському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Tags: ['STOPRUSSIA', 'ВТОРГНЕННЯ РФ', 'ГШ ЗС УКРАЇНИ', 'ЗАПОРІЖЖЯ', 'ХЕРСОН']</text:p>
      <text:p text:style-name="P4">
Category: News</text:p>
      <!--METADATA-->
      <text:p text:style-name="P4">
<draw:frame draw:style-name="fr1" draw:name="Image297" text:anchor-type="as-char" svg:width="6.9236in" svg:height="4.596501in" draw:z-index="0">
<draw:image xlink:href="../Images/AРМІЯINFORM/2023-06-26T26-00-00-04-00/354879411_607523738227375_6644201532582028132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На Запорізькому та Херсонському напрямках противник зосереджує основнізусилля на недопущенні просування наших військ. Безуспішно намагався відновитивтрачене положення в районі Новодарівки Запорізької області. Завдав авіаударівв районах Левадного та Новоданилівки Запорізької області. Здійснивартилерійські обстріли близько 30 населених пунктів», — йдеться уповідомленні.</text:p>
      <text:p text:style-name="P4">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Вночі ворог гатив забороненими запальними снарядами по Херсонщині — Наталія Гуменюк</text:span>
</text:h>
      <text:p text:style-name="P4">
Author: ['Ігор Березинський']</text:p>
      <text:p text:style-name="P4">
Time: 2023-06-26T28:00:00-04:00</text:p>
      <text:p text:style-name="P4">
Description: — Ніч була досить складною. Ускладнювали роботу нашим ППО погодні умови,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na-ataka.jpg" text:style-name="Internet_20_link" text:visited-style-name="Visited_20_Internet_20_Link">
raketna-ataka.jpg</text:a>
']</text:p>
      <text:p text:style-name="P4">
Tags: ['АТАКА ВОРОГА', 'ВТОРГНЕННЯ РФ', 'НАТАЛІЯ ГУМЕНЮК', 'ХЕРСОНЩИНА']</text:p>
      <text:p text:style-name="P4">
Category: News</text:p>
      <!--METADATA-->
      <text:p text:style-name="P4">
<draw:frame draw:style-name="fr1" draw:name="Image298" text:anchor-type="as-char" svg:width="6.9236in" svg:height="3.750283in" draw:z-index="0">
<draw:image xlink:href="../Images/AРМІЯINFORM/2023-06-26T28-00-00-04-00/raketna-ataka.jpg" xlink:type="simple" xlink:show="embed" xlink:actuate="onLoad" draw:mime-type="image/jpeg"/>
</draw:frame>
Ракетна атака. Ілюстративне фото</text:p>
      <text:p text:style-name="P4">
— Ніч була досить складною. Ускладнювали роботу нашим ППО погодні умови,зокрема надзвичайно сильний шторм над морем та гроза. Ворог атакував насракетами типу «Калібр» і дронами-камікадзе типу «Шахед». Щонайменше 2«Калібри» було знищено. Велика увага ворога наразі прикута доДніпропетровщини, яка межує із Запорізькою областю, та Миколаївщині зОдещиною, які є постачальниками ресурсу для Херсонщини. Вночі ворог гативзабороненими запальними снарядами по Херсонщині, спричиняючи потужні пожежі, —розповіла в ефірі телемарафону «Єдині новини» начальниця об’єднаногокоординаційного пресцентру Сил оборони півдня України Наталія Гуменюк.</text:p>
      <text:p text:style-name="P4">
Зі слів Наталії Гуменюк, на чергуванні в Чорному морі перебуває підводнийракетоносій, пуски з якого виявляти складніше. При цьому ворог вишукує новутактику і намагається обійти наші сили ППО, випускаючи ракети ускладненимитраєкторіями, використовуючи інші висоти та застосовуючи змішану атаку ізвикористанням ракет та «Шахедів»</text:p>
      <text:p text:style-name="P4">
— Окупанти постійно викрадають наше майно, вивозячи його з портів Азовськогоморя. Поряд з цим вони виключають сигнали, аби не бути поміченими. Проте мифіксуємо такі факти і передаємо до міжнародного трибуналу. Наразі активністьворожої авіації в акваторії Азовського моря є передумовою того, що будутьзапуски керованих авіаційних бомб у прифронтових територіях, — підсумувалаНаталія Гуменюк.</text:p>
      <text:p text:style-name="P4">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Українські військові на Мелітопольському напрямку просунулися на півтора кілометра</text:span>
</text:h>
      <text:p text:style-name="P4">
Authors: Ukrinform (Person)</text:p>
      <text:p text:style-name="P4">
Publisher: Укринформ (Organization)</text:p>
      <text:p text:style-name="P4">
Published Time: 2023-06-26T2:27:00+03:00</text:p>
      <text:p text:style-name="P4">
Modified Time: 2023-06-26T21:27:00+03:00</text:p>
      <text:p text:style-name="P4">
Description: Сили оборони просунулися на півтора кілометра вглиб окупованих росіянами територій на Мелітопольському напрямку. — Укрінформ.</text:p>
      <text:p text:style-name="P4">
Images: ['<text:a xlink:type="simple" xlink:href="https://static.ukrinform.com/photos/2023_06/thumb_files/630_360_1687059570-296.jpg" text:style-name="Internet_20_link" text:visited-style-name="Visited_20_Internet_20_Link">
630_360_16870...</text:a>
']</text:p>
      <text:p text:style-name="P4">
Tags: ['Мелітополь', 'ЗСУ', 'Війна з Росією', 'Контрнаступ', 'Єдині новини']</text:p>
      <text:p text:style-name="P4">
Type: Article</text:p>
      <!--METADATA-->
      <text:p text:style-name="P4">
<draw:frame draw:style-name="fr1" draw:name="Image299" text:anchor-type="as-char" svg:width="6.9236in" svg:height="3.956343in" draw:z-index="0">
<draw:image xlink:href="../Images/yкринформ/2023-06-26T2-27-00-03-00/630_360_1687059570-296.jpg" xlink:type="simple" xlink:show="embed" xlink:actuate="onLoad" draw:mime-type="image/jpeg"/>
</draw:frame>
 Силиоборони просунулися на півтора кілометра вглиб окупованих росіянами територійна Мелітопольському напрямку.</text:p>
      <text:p text:style-name="P4">
Про це в ефірі телемарафону "Єдині новини" повідомив речник об’єднаногопресцентру Сил оборони Таврійського напрямку Валерій Шершень, передаєУкрінформ.</text:p>
      <text:p text:style-name="P4">
"У результаті системного тиску Сили оборони Таврійського напрямку мають успіхі просунулися на півтора кілометра вглиб окупованих противником територій наМелітопольському напрямку. Сили оборони закріплюються на здобутих рубежах", -розповів він.</text:p>
      <text:p text:style-name="P4">
За словами речника, просуваючись уперед, військові продовжують нищити ворога.Протягом минулої доби загарбники 18 разів атакували наші позиції та здійснили450 артилерійських обстрілів. На Авдіївському напрямку ворог завдававіаційного удару, здійснив артилерійські обстріли навколишніх населенихпунктів.</text:p>
      <text:p text:style-name="P4">
<text:span text:style-name="T4">
Читайте також:</text:span>
 <text:a xlink:type="simple" xlink:href="https://www.ukrinform.ua/rubric-ato/3728008-na-shodi-jdut-boi-za-dobu-ponad-35-zitknen-na-troh-napramkah.html" text:style-name="Internet_20_link" text:visited-style-name="Visited_20_Internet_20_Link">
 На сході йдуть бої - за добу понад 35 зіткнень на трьох<text:span text:style-name="T4">
напрямка</text:span>
 х </text:a>
</text:p>
      <text:p text:style-name="P4">
"Практично всі штурми російських окупаційних військ на Таврійському напрямкуминулої доби були зосереджені в районі Мар’їнки. Тут ворог здійснив 14штурмів, успіху не мав. Також завдав авіаційного удару в районі Красногорівки,з артилерії обстріляв довколишні населені пункти Гостре і Георгіївка", —повідомив Шершень.</text:p>
      <text:p text:style-name="P4">
Він розповів і про ситуацію на Запорізькому напрямку, де окупанти зосередилисвої зусилля на недопущенні просування наших військ, безуспішно намагалисявідновити втрачене положення в районі Новодар’ївки. Втрати ворога становлять146 загиблих, 229пораненими, також є четверо полонених. Знищено 15 одиницьозброєння та військової техніки.</text:p>
      <text:p text:style-name="P4">
Шершень також пояснив, що новина про звільнення Рівнополя була затримана зпевних тактичних міркувань. Загалом, у результаті злагоджених дій та чіткоговиконання плану ударні підрозділи Сил оборони Таврійського напрямку взяли підконтроль цей населений пункт Великоновосілківської громади на межі Донецькоїта Запорізької областей - саме там, де українські <text:a xlink:type="simple" xlink:href="https://www.ukrinform.ua/tag-vijskovi" text:style-name="Internet_20_link" text:visited-style-name="Visited_20_Internet_20_Link">
 військові</text:a>
 проводять контрнаступальні дії наБердянському напрямку.</text:p>
      <text:p text:style-name="P4">
<text:span text:style-name="T4">
Читайте також:</text:span>
 <text:a xlink:type="simple" xlink:href="https://www.ukrinform.ua/rubric-ato/3727878-sili-oboroni-prosuvautsa-na-tavrijskomu-napramku-za-dobu-znisili-cotiri-roti-zagarbnikiv.html" text:style-name="Internet_20_link" text:visited-style-name="Visited_20_Internet_20_Link">
 Сили оборони просуваються на Таврійському напрямку – задобу <text:span text:style-name="T4">
знищили</text:span>
 чотири роти загарбників </text:a>
</text:p>
      <text:p text:style-name="P4">
"Тут не було жодного цивільного, оскільки, за великим рахунком, населенийпункт зруйновано майже вщент. Велика проблема в тому, що з усіх боків він бувоточений мінними полями дуже складного характеру. Наші інженерні військапробили коридори і, власне, в такий спосіб ми зуміли деокупувати село, заразтам проводяться стабілізаційні заходи", — зазначив Шершень.</text:p>
      <text:p text:style-name="P4">
Як повідомлялося, за добу на Бахмутському напрямку відбулося 17 боєзіткнень,ліквідовано та поранено понад 350 загарбників. На Лимано-Куп’янському напрямкуСили оборони відбили 12 атак ворога і ліквідували майже 100 російськихзагарбників.</text:p>
      <text:p text:style-name="P4">
<text:span text:style-name="T5">
Фото: Генштаб ЗСУ</text:span>
</text:p>
      <text:p text:style-name="P4">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За минулий тиждень загиблих у ворога майже у вісім разів більше — Ганна Маляр</text:span>
</text:h>
      <text:p text:style-name="P4">
Author: ['АРМІЯINFORM']</text:p>
      <text:p text:style-name="P4">
Time: 2023-06-26T30:00:00-04:00</text:p>
      <text:p text:style-name="P4">
Description: російські окупаційні війська чинять потужний опір, водночас зазнають значних втрат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41.jpg" text:style-name="Internet_20_link" text:visited-style-name="Visited_20_Internet_20_Link">
5f9a1041.jpg</text:a>
']</text:p>
      <text:p text:style-name="P4">
Tags: ['АГРЕСІЯ РФ', 'ВТОРГНЕННЯ РФ', 'ВТРАТИ ВОРОГА', 'ГАННА МАЛЯР']</text:p>
      <text:p text:style-name="P4">
Category: News</text:p>
      <!--METADATA-->
      <text:p text:style-name="P4">
<draw:frame draw:style-name="fr1" draw:name="Image300" text:anchor-type="as-char" svg:width="6.9236in" svg:height="4.61393in" draw:z-index="0">
<draw:image xlink:href="../Images/AРМІЯINFORM/2023-06-26T30-00-00-04-00/5f9a1041.jpg" xlink:type="simple" xlink:show="embed" xlink:actuate="onLoad" draw:mime-type="image/jpeg"/>
</draw:frame>
 ГаннаМаляр. Фото: Назар Волошин / АрміяInform</text:p>
      <text:p text:style-name="P4">
російські окупаційні війська чинять потужний опір, водночас зазнають значнихвтрат в особовому складі, озброєнні та техніці.</text:p>
      <text:p text:style-name="P4">
Як <text:a xlink:type="simple" xlink:href="https://t.me/annamaliar/885" text:style-name="Internet_20_link" text:visited-style-name="Visited_20_Internet_20_Link">
повідомила</text:a>
 заступник Міністра оборониУкраїни Ганна Маляр, загиблих за минулий тиждень у ворога у вісім разівбільше, ніж у нас.</text:p>
      <text:p text:style-name="P4">
«Наша авіація, ракетні війська та артилерія за минулий тиждень:</text:p>
      <ul>
        <li>
завдали понад <text:span text:style-name="T4">
110</text:span>
 ударів по районах зосередження особового складу противника;  * знищили <text:span text:style-name="T4">
17</text:span>
 зенітно-ракетних комплексів ворога;  * завдали ураження по <text:span text:style-name="T4">
11</text:span>
 пунктам управління, що значно знизило можливості ворога щодо ураження нашої авіації і БПЛА;  * уразили <text:span text:style-name="T4">
7</text:span>
 складів боєприпасів ворога», — повідомила вона.</li>
      </ul>
      <text:p text:style-name="P4">
Окрім того, додала Ганна Маляр, знищено <text:span text:style-name="T4">
сотні</text:span>
 одиниць ворожої техніки,серед яких танки, гелікоптери, артилерійські системи.</text:p>
      <text:p text:style-name="P4">
«Приміром, <text:span text:style-name="T4">
2</text:span>
 ворожі гелікоптери Ка-52 та <text:span text:style-name="T4">
1</text:span>
 Мі-24, а також <text:span text:style-name="T4">
48 із 51</text:span>
іранських ударних БПЛА типу Shahed-131/136», — резюмувала заступник Міністраоборони України.</text:p>
      <text:p text:style-name="P4">
Нагадаємо, на 488 день протистояння російській агресії Сили оборони України задобу <text:a xlink:type="simple" xlink:href="https://armyinform.com.ua/2023/06/26/syly-oborony-za-dobu-likviduvaly-majzhe-1-000-okupantiv-znyshhyly-21-artsystemu-i-14-bbm/" text:style-name="Internet_20_link" text:visited-style-name="Visited_20_Internet_20_Link">
ліквідували</text:a>
 майже1000 окупантів, знищили 21 артсистему і 14 ББМ.</text:p>
      <text:p text:style-name="P4">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Сили оборони на півдні звільнили майже 130 кв. км території — Ганна Маляр</text:span>
</text:h>
      <text:p text:style-name="P4">
Author: ['АРМІЯINFORM']</text:p>
      <text:p text:style-name="P4">
Time: 2023-06-26T32:00:00-04:00</text:p>
      <text:p text:style-name="P4">
Description: Протягом минулого тижня Сили оборони України на сході просунулися на шістьох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КОНТРНАСТУП', 'СИЛИ ОБОРОНИ УКРАЇНИ']</text:p>
      <text:p text:style-name="P4">
Category: News</text:p>
      <!--METADATA-->
      <text:p text:style-name="P4">
<draw:frame draw:style-name="fr1" draw:name="Image301" text:anchor-type="as-char" svg:width="6.9236in" svg:height="3.894525in" draw:z-index="0">
<draw:image xlink:href="../Images/AРМІЯINFORM/2023-06-26T32-00-00-04-00/malyar-1-960x540-1.jpg" xlink:type="simple" xlink:show="embed" xlink:actuate="onLoad" draw:mime-type="image/jpeg"/>
</draw:frame>
</text:p>
      <text:p text:style-name="P4">
Протягом минулого тижня Сили оборони України на сході просунулися на шістьохнапрямках від 1 до 2 км, а на півдні з моменту початку наступу звільнена площастановить 130 кв. км.</text:p>
      <text:p text:style-name="P4">
Про це <text:a xlink:type="simple" xlink:href="https://t.me/annamaliar/885" text:style-name="Internet_20_link" text:visited-style-name="Visited_20_Internet_20_Link">
повідомляє</text:a>
 заступник Міністра оборониУкраїни Ганна Маляр.</text:p>
      <text:p text:style-name="P4">
<text:span text:style-name="T4">
На сході</text:span>
 Сили оборони України протягом тижня вели і оборонні, інаступальні дії та мали тактичний успіх.</text:p>
      <text:p text:style-name="P4">
Ворог здійснював свій наступ на Лиманському, Бахмутському, Авдіївському таМар’їнському напрямках. Там і зараз тривають важкі бої. Протягом минулоготижня на цих напрямках відбулось майже 250 бойових зіткнень. Ворог намагавсявитіснити наші війська із займаних позицій, але йому це не вдалось.</text:p>
      <text:p text:style-name="P4">
Противник за минулий тиждень на сході здійснив 6457 обстрілів та випустивбоєприпасів 315 006. Якщо порівняти з минулим тижнем, кількість обстрілівзбільшилась.</text:p>
      <text:p text:style-name="P4">
Водночас наші війська на сході наприкінці минулого тижня розпочаликонтрнаступальні дії в районах Оріхово-Василівки, Бахмута, Богданівки, Ягідне,Кліщіївки та Курдюмівки. На кожному з напрямків просування від 1 до 2 км.Зараз війська закріплюються на досягнутих рубежах та продовжують нищитиворога.</text:p>
      <text:p text:style-name="P4">
Обстановка <text:span text:style-name="T4">
на півдні</text:span>
 за минулий тиждень суттєвих змін не зазнала.</text:p>
      <text:p text:style-name="P4">
Сили оборони України продовжували ведення наступальної операції наМелітопольському та Бердянському напрямках.</text:p>
      <text:p text:style-name="P4">
За тиждень у результаті покращення оперативного (тактичного) положення тавирівнювання лінії фронту збільшено площу звільнених територій на 17 кв. км.Загалом з моменту початку наступу звільнена площа на півдні становить 130 кв.км.</text:p>
      <text:p text:style-name="P4">
На Таврійському напрямку ворог протягом минулого тижня 148 разів атакував нашіпозиції.</text:p>
      <text:p text:style-name="P4">
За минулий тиждень на Таврійському напрямку зафіксовано 3861 обстріл. Якщоскласти кількість ворожих обстрілів на сході та півдні, то вийде понад 10тисяч обстрілів за тиждень. Це фактично цілодобово і щохвилини.</text:p>
      <text:p text:style-name="P4">
Підрозділи ракетних військ і артилерії Сил оборони Таврійського напрямкупротягом тижня виконали 8783 вогневих завдання.</text:p>
      <text:p text:style-name="P4">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В Україні хвилина мовчання</text:span>
</text:h>
      <text:p text:style-name="P4">
Author: ['АРМІЯINFORM']</text:p>
      <text:p text:style-name="P4">
Time: 2023-06-26T3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2" text:anchor-type="as-char" svg:width="6.9236in" svg:height="3.895992in" draw:z-index="0">
<draw:image xlink:href="../Images/AРМІЯINFORM/2023-06-26T3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6/v-ukrayini-hvylyna-movchannya/" text:style-name="Internet_20_link" text:visited-style-name="Visited_20_Internet_20_Link">
https://armyinform.com.ua/2023/06/26/v-ukrayini-hvylyna-movchannya/</text:a>
</text:p>
      <!--NEWS-->
      <text:h text:style-name="P10" text:outline-level="1">
<text:span text:style-name="T4">
Олексій Резніков подякував Австралії за новий пакет військової допомоги</text:span>
</text:h>
      <text:p text:style-name="P4">
Author: ['АРМІЯINFORM']</text:p>
      <text:p text:style-name="P4">
Time: 2023-06-26T36:00:00-04:00</text:p>
      <text:p text:style-name="P4">
Description: Міністр оборони України Олексій Резніков подякував Австралії та, зокрема, очільни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ustralia_ukraine.jpg" text:style-name="Internet_20_link" text:visited-style-name="Visited_20_Internet_20_Link">
australia_ukraine.jpg</text:a>
']</text:p>
      <text:p text:style-name="P4">
Tags: ['STOPRUSSIA', 'АВСТРАЛІЯ', 'ВТОРГНЕННЯ РФ', 'ОЛЕКСІЙ РЕЗНІКОВ', 'ОФІЦІЙНО', 'ПАКЕТ ВІЙСЬКОВОЇ ДОПОМОГИ']</text:p>
      <text:p text:style-name="P4">
Category: News</text:p>
      <!--METADATA-->
      <text:p text:style-name="P4">
<draw:frame draw:style-name="fr1" draw:name="Image303" text:anchor-type="as-char" svg:width="6.9236in" svg:height="3.894525in" draw:z-index="0">
<draw:image xlink:href="../Images/AРМІЯINFORM/2023-06-26T36-00-00-04-00/australia_ukraine.jpg" xlink:type="simple" xlink:show="embed" xlink:actuate="onLoad" draw:mime-type="image/jpeg"/>
</draw:frame>
</text:p>
      <text:p text:style-name="P4">
Міністр оборони України Олексій Резніков подякував Австралії та, зокрема,очільнику оборонного відомства країни Річарду Марлесу за передачу Українінового пакета військової допомоги.</text:p>
      <text:p text:style-name="P4">
Про це Олексій Резніков<text:a xlink:type="simple" xlink:href="https://twitter.com/oleksiireznikov/status/1673192941160939520" text:style-name="Internet_20_link" text:visited-style-name="Visited_20_Internet_20_Link">
повідомив</text:a>
 уTwitter.</text:p>
      <text:p text:style-name="P4">
«Я вдячний Австралії за Анзакський дух ( <text:span text:style-name="T5">
концепція, згідно з якоюавстралійські та новозеландські солдати часів Першої світової війни мали набірвинятково шляхетних рис, які відрізняли їх на полі бою</text:span>
 <text:span text:style-name="T5">
— ред.</text:span>
 ) і за міцнупідтримку України. Українські військові справді відчувають австралійськетоваришування попри відстань у 15 тисяч кілометрів», — зазначив Міністроборони України.</text:p>
      <text:p text:style-name="P4">
Як стало відомо із <text:a xlink:type="simple" xlink:href="https://www.pm.gov.au/media/australia-pledges-further-support-ukraine" text:style-name="Internet_20_link" text:visited-style-name="Visited_20_Internet_20_Link">
повідомлення</text:a>
 австралійського уряду, офіційна Канберравиділила Україні новий пакет військової допомоги на 110 мільйонів доларів.Нова допомога включає бронеавтомобілі М113, машини спеціального призначення,вантажівки MAN 40M, артилерійські боєприпаси калібру 105 мм.</text:p>
      <text:p text:style-name="P4">
Ця допомога також включає виділення 10 мільйонів доларів Управлінню ООН зкоординації гуманітарних питань, яке керує Українським гуманітарним фондом,щоб допомогти задовольнити потреби в житлі, медичних послугах, чистій воді тасанітарії.</text:p>
      <text:p text:style-name="P4">
Source: <text:a xlink:type="simple" xlink:href="https://armyinform.com.ua/2023/06/26/oleksij-reznikov-podyakuvav-avstraliyi-za-novyj-paket-vijskovoyi-dopomogy/" text:style-name="Internet_20_link" text:visited-style-name="Visited_20_Internet_20_Link">
https://armyinform.com.ua/2023/06/26/oleksij-reznikov-podyakuvav-avstraliyi-za-novyj-paket-vijskovoyi-dopomogy/</text:a>
</text:p>
      <!--NEWS-->
      <text:h text:style-name="P10" text:outline-level="1">
<text:span text:style-name="T4">
Стипендії імені Левка Лук’яненка за червень отримали 9 політв’язнів</text:span>
</text:h>
      <text:p text:style-name="P4">
Author: ['АРМІЯINFORM']</text:p>
      <text:p text:style-name="P4">
Time: 2023-06-26T38:00:00-04:00</text:p>
      <text:p text:style-name="P4">
Description: У червні державну стипендію імені Левка Лук’яненка отримали 9 українських громадя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jpg" text:style-name="Internet_20_link" text:visited-style-name="Visited_20_Internet_20_Link">
ukr.jpg</text:a>
']</text:p>
      <text:p text:style-name="P4">
Tags: ['БРАНЦІ КРЕМЛЯ', 'СТИПЕНДІЇ ІМЕНІ ЛЕВКА ЛУК’ЯНЕНКА']</text:p>
      <text:p text:style-name="P4">
Category: News</text:p>
      <!--METADATA-->
      <text:p text:style-name="P4">
<draw:frame draw:style-name="fr1" draw:name="Image304" text:anchor-type="as-char" svg:width="6.9236in" svg:height="3.894525in" draw:z-index="0">
<draw:image xlink:href="../Images/AРМІЯINFORM/2023-06-26T38-00-00-04-00/ukr.jpg" xlink:type="simple" xlink:show="embed" xlink:actuate="onLoad" draw:mime-type="image/jpeg"/>
</draw:frame>
</text:p>
      <text:p text:style-name="P4">
У червні державну стипендію імені Левка Лук’яненка отримали 9 українськихгромадян.</text:p>
      <text:p text:style-name="P4">
Про це <text:a xlink:type="simple" xlink:href="https://minre.gov.ua/2023/06/26/stypendiyi-imeni-levka-lukyanenka-za-cherven-otrymaly-9-politvyazniv/" text:style-name="Internet_20_link" text:visited-style-name="Visited_20_Internet_20_Link">
повідомляє</text:a>
 Міністерство з питаньреінтеграції тимчасово окупованих територій України.</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йдеться у повідомленні.</text:p>
      <text:p text:style-name="P4">
Нагадаємо, державна стипендія імені Левка Лук’яненка призначається відповіднимуказом Президента України.</text:p>
      <text:p text:style-name="P4">
Виплати здійснюються у період незаконного затримання, утримання та протягомодного року після звільнення.</text:p>
      <text:p text:style-name="P4">
Державна стипендія імені Левка Лук’яненка призначається в розмірі трьохпрожиткових мінімумів щомісячно для українських громадян, що незаконнозатримані та утримуються рф чи окупаційною адміністрацією рф, яка встановилата здійснює загальний контроль на тимчасово окупованих територіях у Донецькійта Луганській областях і АР Крим, у зв’язку з громадською або політичноюдіяльністю цих осіб.</text:p>
      <text:p text:style-name="P4">
Source: <text:a xlink:type="simple" xlink:href="https://armyinform.com.ua/2023/06/26/stypendiyi-imeni-levka-lukyanenka-za-cherven-otrymaly-9-politvyazniv/" text:style-name="Internet_20_link" text:visited-style-name="Visited_20_Internet_20_Link">
https://armyinform.com.ua/2023/06/26/stypendiyi-imeni-levka-lukyanenka-za-cherven-otrymaly-9-politvyazniv/</text:a>
</text:p>
      <!--NEWS-->
      <text:h text:style-name="P10" text:outline-level="1">
<text:span text:style-name="T4">
В Оленівці досі залишаються українські військовополонені – Лубінець</text:span>
</text:h>
      <text:p text:style-name="P4">
Authors: Ukrinform (Person)</text:p>
      <text:p text:style-name="P4">
Publisher: Укринформ (Organization)</text:p>
      <text:p text:style-name="P4">
Published Time: 2023-06-26T3:31:19+03:00</text:p>
      <text:p text:style-name="P4">
Modified Time: 2023-06-26T21:31:19+03:00</text:p>
      <text:p text:style-name="P4">
Description: В Оленівці ще залишаються українські військовополонені. — Укрінформ.</text:p>
      <text:p text:style-name="P4">
Images: ['<text:a xlink:type="simple" xlink:href="https://static.ukrinform.com/photos/2022_07/thumb_files/630_360_1659187625-592.jpg" text:style-name="Internet_20_link" text:visited-style-name="Visited_20_Internet_20_Link">
630_360_16591...</text:a>
']</text:p>
      <text:p text:style-name="P4">
Tags: ['Військові', 'Полонені', 'Війна з Росією', 'Теракт в Оленівці']</text:p>
      <text:p text:style-name="P4">
Type: Article</text:p>
      <!--METADATA-->
      <text:p text:style-name="P4">
<draw:frame draw:style-name="fr1" draw:name="Image305" text:anchor-type="as-char" svg:width="6.9236in" svg:height="3.956343in" draw:z-index="0">
<draw:image xlink:href="../Images/yкринформ/2023-06-26T3-31-19-03-00/630_360_1659187625-592.jpg" xlink:type="simple" xlink:show="embed" xlink:actuate="onLoad" draw:mime-type="image/jpeg"/>
</draw:frame>
 В Оленівціще залишаються українські військовополонені.</text:p>
      <text:p text:style-name="P4">
Про це в інтерв'ю виданню  <text:a xlink:type="simple" xlink:href="https://www.youtube.com/watch" text:style-name="Internet_20_link" text:visited-style-name="Visited_20_Internet_20_Link">
 ISLND TV</text:a>
 сказав уповноважений ВерховноїРади з прав людини Дмитро Лубінець.</text:p>
      <text:p text:style-name="P4">
«В Оленівці ще залишаються військовополонені. Дуже багато кого вони перевезлиі робили це невеликими групами по 20-25 наших військовополонених у різніустанови. Робили все, щоб ми втратили з ними зв'язок. Але нам вдаєтьсяотримувати інформацію, що там відбувається», - сказав Лубінець.</text:p>
      <text:p text:style-name="P4">
<text:span text:style-name="T4">
Читайте також:</text:span>
 <text:a xlink:type="simple" xlink:href="https://www.ukrinform.ua/rubric-ato/3727383-terakt-v-olenivci-rodici-zagiblih-vimagaut-povtornih-dnkekspertiz-za-kordonom-koordstab.html" text:style-name="Internet_20_link" text:visited-style-name="Visited_20_Internet_20_Link">
 Теракт в <text:span text:style-name="T4">
Оленів</text:span>
 ці: родичі загиблих вимагаютьповторних ДНК-експертиз за кордоном - Коордштаб</text:a>
</text:p>
      <text:p text:style-name="P4">
Він наголосив, що знищення азовців в Оленівці розглядає як «публічну страту».</text:p>
      <text:p text:style-name="P4">
Як повідомлялося, 28 липня на території колишньої виправної колонії №120 вмісті Оленівка на тимчасово окупованій території Донецької області внаслідокпотужного <text:a xlink:type="simple" xlink:href="https://www.ukrinform.ua/tag-vibuh" text:style-name="Internet_20_link" text:visited-style-name="Visited_20_Internet_20_Link">
 вибуху </text:a>
 було зруйнованеприміщення, де утримували полонених українців. За повідомленням російськихджерел, близько 40 українців вбито, 130 отримали поранення.</text:p>
      <text:p text:style-name="P4">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У військових вишах перенавчають діючих офіцерів та готують курсантів на танках іноземного виробництва</text:span>
</text:h>
      <text:p text:style-name="P4">
Author: ['АРМІЯINFORM']</text:p>
      <text:p text:style-name="P4">
Time: 2023-06-26T40:00:00-04:00</text:p>
      <text:p text:style-name="P4">
Description: Викладачі і майбутні офіцери Військового інституту танкових військ Націон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5803284-52a0-4632-b127-b20aef602df7.jpg" text:style-name="Internet_20_link" text:visited-style-name="Visited_20_Internet_20_Link">
b5803284-52a0-4632-b127-b20aef602df7.jpg</text:a>
']</text:p>
      <text:p text:style-name="P4">
Tags: ['CHALLENGER 2', 'LEOPARD 2', 'БРИГАДНИЙ ГЕНЕРАЛ ОЛЕКСАНДР СЕРПУХОВ', 'ХАРКІВСЬКИЙ ПОЛІТЕХНІЧНИЙ ІНСТИТУТ']</text:p>
      <text:p text:style-name="P4">
Category: News</text:p>
      <!--METADATA-->
      <text:p text:style-name="P4">
<draw:frame draw:style-name="fr1" draw:name="Image306" text:anchor-type="as-char" svg:width="6.9236in" svg:height="4.32725in" draw:z-index="0">
<draw:image xlink:href="../Images/AРМІЯINFORM/2023-06-26T40-00-00-04-00/b5803284-52a0-4632-b127-b20aef602df7.jpg" xlink:type="simple" xlink:show="embed" xlink:actuate="onLoad" draw:mime-type="image/jpeg"/>
</draw:frame>
</text:p>
      <text:p text:style-name="P4">
Викладачі і майбутні офіцери Військового інституту танкових військНаціонального технічного університету «Харківський політехнічний інститут»вивчають Leopard 2, Challenger 2 та інші зразки сучасної західноїбронетехніки.</text:p>
      <text:p text:style-name="P4">
Про це розповів начальник Військового інституту танкових військ Національноготехнічного університету «Харківський політехнічний інститут» бригадний генералОлександр Серпухов, <text:a xlink:type="simple" xlink:href="https://t.me/militarymediacenter/2350" text:style-name="Internet_20_link" text:visited-style-name="Visited_20_Internet_20_Link">
повідомляє</text:a>
Military Media Center.</text:p>
      <text:p text:style-name="P4">
«Перенавчаємо вже діючих офіцерів та готуємо курсантів на танках іноземноговиробництва. Ми готуємо офіцерів тактичної ланки для потреб Сил оборониУкраїни, фахова підготовка екіпажів танків та бойових броньованих машин зчисла мобілізованого особового складу», — зазначив він.</text:p>
      <text:p text:style-name="P4">
З його слів, в реальній бойовій обстановці вихованці військового вишу довелисвою навченість і професійну підготовленість. Всі вони вмотивовані, ідейнозагартовані захисники Батьківщини.</text:p>
      <text:p text:style-name="P4">
«Треба дивитися тільки вперед і робити все можливе для скорішої Перемоги надпідступним ворогом», — наголосив бригадний генерал Олександр Серпухов.</text:p>
      <text:p text:style-name="P4">
Source: <text:a xlink:type="simple" xlink:href="https://armyinform.com.ua/2023/06/26/u-vijskovyh-vyshah-perenavchayut-diyuchyh-oficzeriv-ta-gotuyut-kursantiv-na-tankah-inozemnogo-vyrobnycztva/" text:style-name="Internet_20_link" text:visited-style-name="Visited_20_Internet_20_Link">
https://armyinform.com.ua/2023/06/26/u-vijskovyh-vyshah-perenavchayut-diyuchyh-oficzeriv-ta-gotuyut-kursantiv-na-tankah-inozemnogo-vyrobnycztva/</text:a>
</text:p>
      <!--NEWS-->
      <text:h text:style-name="P10" text:outline-level="1">
<text:span text:style-name="T4">
Брифінг заступника Міністра оборони України Ганни Маляр для іноземної преси</text:span>
</text:h>
      <text:p text:style-name="P4">
Author: ['АРМІЯINFORM']</text:p>
      <text:p text:style-name="P4">
Time: 2023-06-26T42:00:00-04:00</text:p>
      <text:p text:style-name="P4">
Description: https://www.youtube.com/watch?v=wWaR8I3jvSk&amp;t=218s  російська федерація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БРИФІНГ', 'ГАННА МАЛЯР']</text:p>
      <text:p text:style-name="P4">
Category: News</text:p>
      <!--METADATA-->
      <text:p text:style-name="P4">
російська федерація продовжує загарбницьку війну проти України. Незважаючи назначні втрати, держава-терорист не відмовляється від планів щодо повноїокупації нашої території. Противник і надалі ігнорує закони та звичаї війни,використовує тактику терору, завдає ударів, здійснює обстріли як військових,так і цивільних об’єктів.</text:p>
      <text:p text:style-name="P4">
На цьому наголосила заступник Міністра оборони України Ганна Маляр під часбрифінгу для представників іноземних ЗМІ,<text:a xlink:type="simple" xlink:href="https://www.mil.gov.ua/news/2023/06/26/brifing-zastupnika-ministra-oboroni-ukraini-ganni-malyar-dlya-inozemnoi-presi-/-briefing-of-the-deputy-minister-of-defense-of-ukraine-hanna-maliar-for-the-foreign-press/" text:style-name="Internet_20_link" text:visited-style-name="Visited_20_Internet_20_Link">
повідомляє</text:a>
Міністерство оборони України.</text:p>
      <text:p text:style-name="P4">
Ганна Маляр зазначила, що за минулий тиждень, на жаль, є загиблі та пораненісеред цивільного населення, зокрема діти, знищено та пошкоджено житловібудинки та іншу цивільну інфраструктуру.</text:p>
      <text:p text:style-name="P4">
«Ворог продовжує завдавати масованих ракетно-авіаційних ударів по територіїнашої держави, поєднуючи їх з атаками безпілотників типу Shahed 136/131 зметою виснаження нашої системи ППО. Протягом минулого тижня окупанти завдали95 ракетних та 262 авіаційних удари», — розповіла заступник Міністра оборониУкраїни.</text:p>
      <text:p text:style-name="P4">
Ганна Маляр також поінформувала про оперативну обстановку на всіх напрямкахведення бойових дій.</text:p>
      <text:p text:style-name="P4">
«На Волинському та Поліському напрямках оперативна обстановка без суттєвихзмін. Ворог зберігає військову присутність у прикордонних районах з метоюнедопущення перекидання наших військ на інші напрямки. Продовжує обстрілинаселених пунктів з території рф, здійснює провокації на державному кордоні.Ознак формування наступальних угруповань не виявлено. На полігонах республікибілорусь тривають заходи бойової підготовки та злагодження підрозділів зс рфперед їх відправкою у райони ведення бойових дій на території України», —сказала Ганна Маляр.</text:p>
      <text:p text:style-name="P4">
На Сіверському та Слобожанському напрямках, за словами заступника Міноборони,рф також зберігає військову присутність у прикордонних з Україною районах.</text:p>
      <text:p text:style-name="P4">
«Противник утримує у прикордонних районах Брянської і Курської областей двіоперативні групи УВ (с) “Запад” з метою сковування наших військ та недопущенняїх переміщення. Продовжує обстріли населених пунктів з території російськоїфедерації та диверсійно-розвідувальну діяльність», — зазначила Ганна Маляр.</text:p>
      <text:p text:style-name="P4">
За її словами, на Сході Сили оборони України ведуть і оборонні, і наступальнідії та мають тактичний успіх. Ворог і надалі здійснює свій наступ наЛиманському, Бахмутському, Авдіївському та Мар’їнському напрямках. Тамтривають важкі бої. Протягом минулого тижня на цих напрямках відбулось близько250 бойових зіткнень.</text:p>
      <text:p text:style-name="P4">
Ворог намагається витіснити наші війська із займаних позицій, але йому це невдається.</text:p>
      <text:p text:style-name="P4">
«Противник за минулий тиждень на Сході здійснив 6 457 обстрілів та випустивприблизно 315 006 боєприпасів. В той же час на Сході наші війська наприкінціминулого тижня розпочали наступальні дії в районах Оріхово-Василівки, Бахмута,Богданівки, Ягідного, Кліщіївки та Курдюмівки. На кожному з напрямківпросування від 1 до 2 км.</text:p>
      <text:p text:style-name="P4">
Зараз війська закріплюються на досягнутих рубежах та продовжують нищитиворога», — повідомила Ганна Маляр.</text:p>
      <text:p text:style-name="P4">
Вона також додала, що за минулий тиждень на Півдні обстановка суттєвих змін незазнала. Сили оборони України продовжують ведення наступальної операції наМелітопольському та Бердянському напрямках. За тиждень в результаті покращенняоперативного (тактичного) положення та вирівнювання лінії фронту збільшеноплощу звільнених територій на 17 кв. км. Загалом з моменту початку наступузвільнена площа<text:a xlink:type="simple" xlink:href="https://armyinform.com.ua/2023/06/26/syly-oborony-na-pivdni-zvilnyly-majzhe-130-kv-km-terytoriyi-ganna-malyar/" text:style-name="Internet_20_link" text:visited-style-name="Visited_20_Internet_20_Link">
 становить 130 кв.км</text:a>
.</text:p>
      <text:p text:style-name="P4">
На Таврійському напрямку ворог протягом минулого тижня 148 разів атакував нашіпозиції. За минулий тиждень на Таврійському напрямку зафіксовано 3861 обстріл.Ганна Маляр підкреслила, що якщо скласти обстріли сходу і півдня, то вийдебільше ніж 10 тисяч обстрілів за тиждень, тобто це щохвилини цілодобово.</text:p>
      <text:p text:style-name="P4">
Підрозділи ракетних військ і артилерії Сил оборони Таврійського напрямкупротягом тижня виконали 8783 вогневих завдання. російські окупаційні військачинять потужний опір, водночас зазнають значних втрат в особовому складі,озброєнні та техніці.</text:p>
      <text:p text:style-name="P4">
За словами заступника Міністра оборони, загиблих серед наших воїнів за тижденьу 8 разів менше, ніж у ворога. Українська авіація, ракетні війська таартилерія за минулий тиждень завдали понад 110 ударів по районах зосередженняособового складу противника, знищили 17 зенітно-ракетних комплексів ворога,завдали ураження по 11 пунктах управління, що значно знизило можливості ворогащодо ураження нашої авіації і БПЛА.</text:p>
      <text:p text:style-name="P4">
«Також українські захисники уразили 7 складів боєприпасів ворога та знищилисотні одиниць ворожої техніки, серед яких танки, артилерійські системи,гелікоптери, приміром два ворожих Ка-52 та Мі-24, а також 48 із 51 іранськихударних БПЛА типу Shahed-131/136», — зазначила Ганна Маляр.</text:p>
      <text:h text:style-name="P12" text:outline-level="3">
<text:span text:style-name="T4">
</text:span>
</text:h>
      <text:p text:style-name="P4">
The russian federation continues to wage conquest war against Ukraine. Despitenumerous losses, it doesn’t refuse from plans for complete occupation of ourterritory.</text:p>
      <text:p text:style-name="P4">
The enemy subsequently ignores laws and customs of war, uses terror tactics,inflict attack and shelling against military either civilian facilities.Unfortunately last week is marked with killed and wounded civilians, includingchildren. Civilian residential buildings and the rest of civilianinfrastructure are damaged and destroyed. The enemy continues to inflict massmissile and air attacks against territory of our state, combining it withShahed 136/131 UAVs attacks aimed at exhaustion of our AD system. During thelast week the enemy has inflicted 95 missile and 262 air attacks.</text:p>
      <text:p text:style-name="P4">
On the border with Belarus on Volyn and Polissia directions the operationalenvironment has not significantly changed. The enemy maintains militarypresence in the vicinity of bordering areas in order to prevent redeploymentof our troops to other directions. It continues shelling of localities fromthe territory of the russian federation, carries out provocations on the stateborder. There are no markers of offensive formation establishment. On thetraining field of the belarus republic units of the russian federationcontinue training and coordination before the deployment to the Areas ofoperation on the territory of Ukraine.</text:p>
      <text:p text:style-name="P4">
On the border with the russian federation, on Siversk and Slobodzhanshchynadirections the enemy also maintains its military presence in the areasbordering with Ukraine. In bordering regions of Briansk and Kursk the enemyhas two operational groups of the troops formation Zapad with the purpose tohamper our troops and prevent their manuver. It continues shelling ofresidential areas from the territory of the russian federation and continuessabotage and reconnaissance activity.</text:p>
      <text:p text:style-name="P4">
East</text:p>
      <text:p text:style-name="P4">
On the East Defence forces of Ukraine conducts both defensive and offensiveoperations and have tactical success. The enemy continues its offense onLyman, Bakhmut, Avdiivka and Mariinka directions. Severe hostilities aretaking place there. During the last week there were up to 250 combatencounters on these directions. The enemy is trying to push our troops backfrom the taken positions, but unsuccessfully. During the last week on the Eastthe enemy inflicted 6456 shelling and launched 315006 pieces of ammunition. Atthe same time at the end of the week our troops begun offensive in thevicinity of the Areas of Operation Orikhove-Vasylivka, Bakhmut, Bohdanivka,Yahidne, Klishchiivka and Kurdiumivka. Advance on every direction varies from1 to 2 kilometres. Now troops are trying to set on reached lines and continueto destroy the enemy.</text:p>
      <text:p text:style-name="P4">
South</text:p>
      <text:p text:style-name="P4">
The situation on the South hasn’t changed drastically during the last week.Defence forces continue offense on Melitopol and Berdiansk. During the weekvia improvement of the operational and tactical situation and throughlevelling of the front line the area of the liberated territories expanded on17 square kilometres.</text:p>
      <text:p text:style-name="P4">
In general terms since the beginning of offensive liberated area reaches 130square kilometres.</text:p>
      <text:p text:style-name="P4">
On Tavria direction during the last week the enemy has attacked our positions148 times.</text:p>
      <text:p text:style-name="P4">
During the last week on Tavria direction we fixed 3861 shelling. If we willput together shelling of the East and the South it will reach more than 10 000shelling per week. That’s every minute and round the clock.</text:p>
      <text:p text:style-name="P4">
Units of missile troops and artillery of Defence forces on Tavria directionhave completed 8783 fire tasks during the last week.</text:p>
      <text:p text:style-name="P4">
russian occupation forces resist severely, simultaneously they sufferpersonnel, weaponry and equipment losses.</text:p>
      <text:p text:style-name="P4">
Losses of the enemy</text:p>
      <text:p text:style-name="P4">
We have 8 times less losses than the enemy. During the last week our aviation,missile troops and artillery inflicted more than 110 attacks against enemy’sassembly areas, destroyed 17 surface to air missile complexes of the enemy,attacked 11 command posts of the enemy (which reasonably decreased enemy’scapability to attack our aviation and UAVs) and engaged 7 ammunition depots ofthe enemy.</text:p>
      <text:p text:style-name="P4">
Moreover hundreds of enemy’s equipment are destroyed, including tanks,helicopters, artillery systems.</text:p>
      <text:p text:style-name="P4">
For instance 2 enemy helicopters Ка-52 and 1 Мі-24, as well 48 from 51 Iranianattack UAVs Shahed-131/136.</text:p>
      <text:p text:style-name="P4">
Source: <text:a xlink:type="simple" xlink:href="https://armyinform.com.ua/2023/06/26/bryfing-zastupnyka-ministra-oborony-ukrayiny-ganny-malyar-dlya-inozemnoyi-presy/" text:style-name="Internet_20_link" text:visited-style-name="Visited_20_Internet_20_Link">
https://armyinform.com.ua/2023/06/26/bryfing-zastupnyka-ministra-oborony-ukrayiny-ganny-malyar-dlya-inozemnoyi-presy/</text:a>
</text:p>
      <!--NEWS-->
      <text:h text:style-name="P10" text:outline-level="1">
<text:span text:style-name="T4">
Підрив Каховської ГЕС: рівень води у ставку-охолоджувачі ЗАЕС стабільний</text:span>
</text:h>
      <text:p text:style-name="P4">
Author: ['АРМІЯINFORM']</text:p>
      <text:p text:style-name="P4">
Time: 2023-06-26T44:00:00-04:00</text:p>
      <text:p text:style-name="P4">
Description: Попри підрив російськими окупантами греблі Каховської ГЕС, ситуація залиш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es.jpg" text:style-name="Internet_20_link" text:visited-style-name="Visited_20_Internet_20_Link">
zaes.jpg</text:a>
']</text:p>
      <text:p text:style-name="P4">
Tags: ['ЗАЕС', 'КАХОВСЬКА ГЕС', 'КАХОВСЬКА ГЕС/ШТАБ INFO']</text:p>
      <text:p text:style-name="P4">
Category: News</text:p>
      <!--METADATA-->
      <text:p text:style-name="P4">
<draw:frame draw:style-name="fr1" draw:name="Image307" text:anchor-type="as-char" svg:width="6.9236in" svg:height="3.894525in" draw:z-index="0">
<draw:image xlink:href="../Images/AРМІЯINFORM/2023-06-26T44-00-00-04-00/zaes.jpg" xlink:type="simple" xlink:show="embed" xlink:actuate="onLoad" draw:mime-type="image/jpeg"/>
</draw:frame>
</text:p>
      <text:p text:style-name="P4">
Попри підрив російськими окупантами греблі Каховської ГЕС, ситуаціязалишається стабільною та контрольованою. Фіксується незначне зниження рівняводи у ставку-охолоджувачі. Наразі він становить 16,58 м. Цього достатньо длязабезпечення потреб станції.</text:p>
      <text:p text:style-name="P4">
Про це <text:a xlink:type="simple" xlink:href="https://t.me/shtab_kakhovska_hes/1235" text:style-name="Internet_20_link" text:visited-style-name="Visited_20_Internet_20_Link">
повідомляє</text:a>
 Штаб з ліквідаціїнаслідків підриву Каховської ГЕС.</text:p>
      <text:p text:style-name="P4">
Рівень води в каналі ТЕС, звідки за необхідності підживлюється ставок ЗАЕС,становить 11,15 м. Зауважимо, що протягом останнього часу рівень води в каналісуттєво не падає, його показники вже не залежать від Каховського водосховища.</text:p>
      <text:p text:style-name="P4">
Варто нагадати, що енергоблоки ЗАЕС не працюють з вересня 2022 року, тожвідтоді активного випаровування води зі ставка-охолоджувача не відбувається.</text:p>
      <text:p text:style-name="P4">
Source: <text:a xlink:type="simple" xlink:href="https://armyinform.com.ua/2023/06/26/pidryv-kahovskoyi-ges-riven-vody-u-stavku-oholodzhuvachi-zaes-stabilnyj/" text:style-name="Internet_20_link" text:visited-style-name="Visited_20_Internet_20_Link">
https://armyinform.com.ua/2023/06/26/pidryv-kahovskoyi-ges-riven-vody-u-stavku-oholodzhuvachi-zaes-stabilnyj/</text:a>
</text:p>
      <!--NEWS-->
      <text:h text:style-name="P10" text:outline-level="1">
<text:span text:style-name="T4">
Ми просуваємося вперед, ворог вибивається — Олександр Сирський про ситуацію на флангах Бахмута</text:span>
</text:h>
      <text:p text:style-name="P4">
Author: ['АРМІЯINFORM']</text:p>
      <text:p text:style-name="P4">
Time: 2023-06-26T46:00:00-04:00</text:p>
      <text:p text:style-name="P4">
Description: Сили оборони України вибивають російських окупантів із позицій на флангах Бахмута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8528.jpg" text:style-name="Internet_20_link" text:visited-style-name="Visited_20_Internet_20_Link">
258528.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308" text:anchor-type="as-char" svg:width="6.9236in" svg:height="3.900295in" draw:z-index="0">
<draw:image xlink:href="../Images/AРМІЯINFORM/2023-06-26T46-00-00-04-00/258528.jpg" xlink:type="simple" xlink:show="embed" xlink:actuate="onLoad" draw:mime-type="image/jpeg"/>
</draw:frame>
</text:p>
      <text:p text:style-name="P4">
Сили оборони України вибивають російських окупантів із позицій на флангахБахмута і повертають під контроль свою територію.</text:p>
      <text:p text:style-name="P4">
Про це <text:a xlink:type="simple" xlink:href="https://t.me/osirskiy/138" text:style-name="Internet_20_link" text:visited-style-name="Visited_20_Internet_20_Link">
повідомив</text:a>
 командувач Сухопутних військЗбройних Сил України генерал-полковник Олександр Сирський.</text:p>
      <text:p text:style-name="P4">
«На Бахмутському напрямку Сили оборони продовжують штурмові дії, ворогвибивається з позицій на флангах міста Бахмут, а Україна повертає під контрольсвої території. Ми просуваємось вперед», — сказав Олександр Сирський.</text:p>
      <text:p text:style-name="P4">
Нагадаємо, як раніше <text:a xlink:type="simple" xlink:href="https://armyinform.com.ua/2023/06/25/za-dobu-bulo-projdeno-na-pivdennomu-ta-pivnichnomu-flangah-navkolo-bahmuta-vid-600-do-1000-metriv-sergij-cherevatyj/" text:style-name="Internet_20_link" text:visited-style-name="Visited_20_Internet_20_Link">
повідомляв</text:a>
 речник Східного угруповання військполковник Сергій Череватий, на Бахмутському напрямку Силами оборони за добу 25червня 2023 року на південному та північному флангах навколо Бахмута булопройдено від 600 до 1000 метрів, знищено 186 окупантів, 224 поранено, 8 взятов полон.</text:p>
      <text:p text:style-name="P4">
Source: <text:a xlink:type="simple" xlink:href="https://armyinform.com.ua/2023/06/26/oleksandr-syrskyj-pro-sytuacziyu-na-flangah-bahmuta-my-prosuvayemosya-vpered-vorog-vybyvayetsya/" text:style-name="Internet_20_link" text:visited-style-name="Visited_20_Internet_20_Link">
https://armyinform.com.ua/2023/06/26/oleksandr-syrskyj-pro-sytuacziyu-na-flangah-bahmuta-my-prosuvayemosya-vpered-vorog-vybyvayetsya/</text:a>
</text:p>
      <!--NEWS-->
      <text:h text:style-name="P10" text:outline-level="1">
<text:span text:style-name="T4">
Офіс Генерального прокурора задокументував понад 112 тисяч злочинів проти України</text:span>
</text:h>
      <text:p text:style-name="P4">
Author: ['АРМІЯINFORM']</text:p>
      <text:p text:style-name="P4">
Time: 2023-06-26T4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2.jpg" text:style-name="Internet_20_link" text:visited-style-name="Visited_20_Internet_20_Link">
1-82.jpg</text:a>
', '<text:a xlink:type="simple" xlink:href="https://armyinform.com.ua/wp-content/uploads/2023/06/2-81.jpg" text:style-name="Internet_20_link" text:visited-style-name="Visited_20_Internet_20_Link">
2-81.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309" text:anchor-type="as-char" svg:width="6.9236in" svg:height="4.448413in" draw:z-index="0">
<draw:image xlink:href="../Images/AРМІЯINFORM/2023-06-26T48-00-00-04-00/1-82.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6 червня зареєстровано:</text:p>
      <ul>
        <li>
95 408 воєнних злочинів,  * 17 262 злочини проти національної безпеки України.</li>
      </ul>
      <text:p text:style-name="P4">
Крім того, за офіційними даними ювенальних прокурорів, 1521 дитина постраждалавнаслідок агресії рф, з них:</text:p>
      <ul>
        <li>
490 — дітей загинули,  * 103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0" text:anchor-type="as-char" svg:width="6.9236in" svg:height="4.448413in" draw:z-index="0">
<draw:image xlink:href="../Images/AРМІЯINFORM/2023-06-26T48-00-00-04-00/2-81.jpg" xlink:type="simple" xlink:show="embed" xlink:actuate="onLoad" draw:mime-type="image/jpeg"/>
</draw:frame>
</text:p>
      <text:p text:style-name="P4">
Source: <text:a xlink:type="simple" xlink:href="https://armyinform.com.ua/2023/06/26/ofis-generalnogo-prokurora-zadokumentuvav-ponad-112-tysyach-zlochyniv-proty-ukrayiny-2/" text:style-name="Internet_20_link" text:visited-style-name="Visited_20_Internet_20_Link">
https://armyinform.com.ua/2023/06/26/ofis-generalnogo-prokurora-zadokumentuvav-ponad-112-tysyach-zlochyniv-proty-ukrayiny-2/</text:a>
</text:p>
      <!--NEWS-->
      <text:h text:style-name="P10" text:outline-level="1">
<text:span text:style-name="T4">
Росіяни поранили двох цивільних на Херсонщині</text:span>
</text:h>
      <text:p text:style-name="P4">
Authors: Ukrinform (Person)</text:p>
      <text:p text:style-name="P4">
Publisher: Укринформ (Organization)</text:p>
      <text:p text:style-name="P4">
Published Time: 2023-06-26T4:40:00+03:00</text:p>
      <text:p text:style-name="P4">
Modified Time: 2023-06-26T21:40:00+03:00</text:p>
      <text:p text:style-name="P4">
Description: Російська армія продовжує обстрілювати Херсонську область, сьогодні ворог поранив двох цивільних. — Укрінформ.</text:p>
      <text:p text:style-name="P4">
Images: ['<text:a xlink:type="simple" xlink:href="https://static.ukrinform.com/photos/2023_06/thumb_files/630_360_1685631482-8820.jpeg" text:style-name="Internet_20_link" text:visited-style-name="Visited_20_Internet_20_Link">
630_360_16856...</text:a>
']</text:p>
      <text:p text:style-name="P4">
Tags: None</text:p>
      <text:p text:style-name="P4">
Type: Article</text:p>
      <!--METADATA-->
      <text:p text:style-name="P4">
<draw:frame draw:style-name="fr1" draw:name="Image311" text:anchor-type="as-char" svg:width="6.9236in" svg:height="3.956343in" draw:z-index="0">
<draw:image xlink:href="../Images/yкринформ/2023-06-26T4-40-00-03-00/630_360_1685631482-8820.jpeg" xlink:type="simple" xlink:show="embed" xlink:actuate="onLoad" draw:mime-type="image/jpeg"/>
</draw:frame>
 Російськаармія продовжує обстрілювати Херсонську область, сьогодні ворог поранив двохцивільних.</text:p>
      <text:p text:style-name="P4">
Про це у <text:a xlink:type="simple" xlink:href="http://t.me/olexandrprokudin/793" text:style-name="Internet_20_link" text:visited-style-name="Visited_20_Internet_20_Link">
 Телеграмі </text:a>
 повідомив начальникХерсонської ОВА Олександр Прокудін, передає Укрінформ.</text:p>
      <text:p text:style-name="P4">
«Сьогодні через обстріли поранено жінку у Велетенському та чоловіка уБілозерці», - сказав він.</text:p>
      <text:p text:style-name="P4">
Водночас Прокудін наголосив, що попри обстріли триває робота з ліквідаціїнаслідків підтоплення області. Зокрема, в Херсоні енергетики продовжуютьремонт та відновлення раніше затоплених електропідстанцій. В районіКорабельної площі проведено випробування внутрішньобудинкових системгазопостачання. Позитивні результати є в 14 багатоповерхівках. Завтрарозпочнуть роботу комісії зі встановлення стану аварійності підтопленихбагатоквартирних будинків і найближчим часом подадуть газ. «Херсонводоканал»разом з полтавськими колегами займається прокачуванням свердловин,відкачуванням води з приміщень та їх прибиранням. 26 червня воду відкачали з12 будинків та вивезли 52 тонни сміття.</text:p>
      <text:p text:style-name="P4">
<text:span text:style-name="T4">
Читайте також:</text:span>
 <text:a xlink:type="simple" xlink:href="https://www.ukrinform.ua/rubric-regions/3727704-na-hersonsini-pidtoplenimi-zalisautsa-19-naselenih-punktiv.html" text:style-name="Internet_20_link" text:visited-style-name="Visited_20_Internet_20_Link">
 На <text:span text:style-name="T4">
Херсон</text:span>
 щині підтопленими залишаються 19 населенихпунктів </text:a>
</text:p>
      <text:p text:style-name="P4">
«Наголошую, в Корабельному мікрорайоні із кранів поки тече технічна <text:a xlink:type="simple" xlink:href="https://www.ukrinform.ua/tag-voda" text:style-name="Internet_20_link" text:visited-style-name="Visited_20_Internet_20_Link">
 вода</text:a>
 , яку не можна використовувати дляприготування їжі чи пити», - додав очільник області.</text:p>
      <text:p text:style-name="P4">
Прокудін наголосив, що на сьогодні в області не зафіксовано спалахівінфекційних хвороб.</text:p>
      <text:p text:style-name="P4">
Як повідомляв Укрінформ, на деокупованій частині Херсонщини вибухотехніки вже<text:a xlink:type="simple" xlink:href="http://www.ukrinform.ua/rubric-regions/3727946-na-hersonsini-viavili-u-pidtoplenih-zonah-ponad-80-vibuhonebezpecnih-predmetiv.html" text:style-name="Internet_20_link" text:visited-style-name="Visited_20_Internet_20_Link">
 виявили на територіях, підтоплених через підрив ворогом Каховської ГЕС, 81вибухонебезпечний предмет </text:a>
 .</text:p>
      <text:p text:style-name="P4">
ЗСУ восени визволили правобережну частину Херсонщини, у тому числі обласнийцентр. Частина області, розташована на лівому березі Дніпра, тимчасовозахоплена російськими військами.</text:p>
      <text:p text:style-name="P4">
<text:span text:style-name="T4">
Читайте також:</text:span>
 <text:a xlink:type="simple" xlink:href="https://www.ukrinform.ua/rubric-regions/3727992-na-hersonsini-zagarbniki-pocali-demontuvati-ta-vivoziti-vitraki.html" text:style-name="Internet_20_link" text:visited-style-name="Visited_20_Internet_20_Link">
 На <text:span text:style-name="T4">
Херсон</text:span>
 щині загарбники почали демонтувати тавивозити вітряки </text:a>
</text:p>
      <text:p text:style-name="P4">
У ніч на 6 червня російська армія підірвала греблю Каховської ГЕС, спричинившизатоплення частини Херсонської та Миколаївської областей і водночас критичнеобміління Каховського водосховища.</text:p>
      <text:p text:style-name="P4">
<text:span text:style-name="T5">
Фото ілюстративне: Херсонська ОВА</text:span>
</text:p>
      <text:p text:style-name="P4">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Ми відпрацьовуємо по живій силі ворога, аби закріпилась наша піхота, більше сказати не можу»</text:span>
</text:h>
      <text:p text:style-name="P4">
Author: ['АРМІЯINFORM']</text:p>
      <text:p text:style-name="P4">
Time: 2023-06-26T50:00:00-04:00</text:p>
      <text:p text:style-name="P4">
Description: На рахунку гармашів окремої артилерійської бригади ВМС тисячі одиниць знищеної ворож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2.jpg" text:style-name="Internet_20_link" text:visited-style-name="Visited_20_Internet_20_Link">
2-82.jpg</text:a>
', '<text:a xlink:type="simple" xlink:href="https://armyinform.com.ua/wp-content/uploads/2023/06/5_kozachok.jpg" text:style-name="Internet_20_link" text:visited-style-name="Visited_20_Internet_20_Link">
5_kozachok.jpg</text:a>
']</text:p>
      <text:p text:style-name="P4">
Tags: ['EXCALIBUR', 'АРТИЛЕРИСТИ', 'М777']</text:p>
      <text:p text:style-name="P4">
Category: News</text:p>
      <!--METADATA-->
      <text:p text:style-name="P4">
<draw:frame draw:style-name="fr1" draw:name="Image312" text:anchor-type="as-char" svg:width="6.9236in" svg:height="4.615733in" draw:z-index="0">
<draw:image xlink:href="../Images/AРМІЯINFORM/2023-06-26T50-00-00-04-00/2-82.jpg" xlink:type="simple" xlink:show="embed" xlink:actuate="onLoad" draw:mime-type="image/jpeg"/>
</draw:frame>
</text:p>
      <text:p text:style-name="P4">
На рахунку гармашів окремої артилерійської бригади ВМС тисячі одиниць знищеноїворожої техніки. <text:a xlink:type="simple" xlink:href="https://armyinform.com.ua/2023/06/26/try-sokyry-rubayut-moskaliv-na-trisky/" text:style-name="Internet_20_link" text:visited-style-name="Visited_20_Internet_20_Link">
Це для них вже буденнаробота</text:a>
, аробочі будні починаються кожного дня однаково — отримують ціль, готуються іроблять результативний постріл. І хоча раніше, на початку вторгнення, чималозахисників не мали військового досвіду, сьогодні всі в підрозділі навчилисяефективно знищувати ворога.</text:p>
      <text:p text:style-name="P4">
Ефективне знищення ворожих цілей — робота командна і залежить від злагодженоїроботи як розрахунку, так і командування, аеророзвідки тощо. І велику роль,звісно, відіграє наявне озброєння та боєприпаси, якими гармаші наразізадоволені.</text:p>
      <text:p text:style-name="P4">
<draw:frame draw:style-name="fr1" draw:name="Image313" text:anchor-type="as-char" svg:width="6.9236in" svg:height="4.615733in" draw:z-index="0">
<draw:image xlink:href="../Images/AРМІЯINFORM/2023-06-26T50-00-00-04-00/5_kozachok.jpg" xlink:type="simple" xlink:show="embed" xlink:actuate="onLoad" draw:mime-type="image/jpeg"/>
</draw:frame>
«Козачок»</text:p>
      <text:p text:style-name="P4">
— Використовуємо різні типи боєприпасів, всі вони ефективні. Але мій профіль —програмування високоточних керованих снарядів M982 Excalibur. А це реальнонадефективна річ, бо працює в режимі «якщо вилетів, то влучив». Скажу так,один такий постріл економить багато ресурсів для ЗСУ: людей, снаряди іншихтипів, логістику, а найголовніше — час, адже перевага у часі в сучасній війнінадзвичайно важлива, — каже «Козачок».</text:p>
      <text:p text:style-name="P4">
Source: <text:a xlink:type="simple" xlink:href="https://armyinform.com.ua/2023/06/26/my-vidpraczovuyemo-po-zhyvij-syli-voroga-aby-zakripylas-nasha-pihota-bilshe-skazaty-ne-mozhu/" text:style-name="Internet_20_link" text:visited-style-name="Visited_20_Internet_20_Link">
https://armyinform.com.ua/2023/06/26/my-vidpraczovuyemo-po-zhyvij-syli-voroga-aby-zakripylas-nasha-pihota-bilshe-skazaty-ne-mozhu/</text:a>
</text:p>
      <!--NEWS-->
      <text:h text:style-name="P10" text:outline-level="1">
<text:span text:style-name="T4">
У Литві військовослужбовці ЗСУ пройшли міжнародні інструкторські курси</text:span>
</text:h>
      <text:p text:style-name="P4">
Author: ['АРМІЯINFORM']</text:p>
      <text:p text:style-name="P4">
Time: 2023-06-26T52:00:00-04:00</text:p>
      <text:p text:style-name="P4">
Description: У Литовській військовій школі імені генерала дивізії Стасіоса Растікіса завершилися друг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lytva02.jpg" text:style-name="Internet_20_link" text:visited-style-name="Visited_20_Internet_20_Link">
lytva02.jpg</text:a>
', '<text:a xlink:type="simple" xlink:href="https://armyinform.com.ua/wp-content/uploads/2023/06/lytva01.jpg" text:style-name="Internet_20_link" text:visited-style-name="Visited_20_Internet_20_Link">
lytva01.jpg</text:a>
']</text:p>
      <text:p text:style-name="P4">
Tags: ['STOPRUSSIA', 'АГРЕСІЯ РФ', 'ВТОРГНЕННЯ РФ', 'ЗС ЛИТВИ', 'НАВЧАННЯ ТА ТРЕНУВАННЯ']</text:p>
      <text:p text:style-name="P4">
Category: News</text:p>
      <!--METADATA-->
      <text:p text:style-name="P4">
<draw:frame draw:style-name="fr1" draw:name="Image314" text:anchor-type="as-char" svg:width="6.9236in" svg:height="3.894525in" draw:z-index="0">
<draw:image xlink:href="../Images/AРМІЯINFORM/2023-06-26T52-00-00-04-00/lytva02.jpg" xlink:type="simple" xlink:show="embed" xlink:actuate="onLoad" draw:mime-type="image/jpeg"/>
</draw:frame>
</text:p>
      <text:p text:style-name="P4">
У Литовській військовій школі імені генерала дивізії Стасіоса Растікісазавершилися другі міжнародні інструкторські курси для українських військових.</text:p>
      <text:p text:style-name="P4">
Про це йдеться у <text:a xlink:type="simple" xlink:href="https://kariuomene.lt/kas-mes-esame/naujienos/ukrainos-kariai-pabaige-tarptautini-instruktoriaus-kursa/25408" text:style-name="Internet_20_link" text:visited-style-name="Visited_20_Internet_20_Link">
повідомленні</text:a>
 Збройних сил Литви.</text:p>
      <text:p text:style-name="P4">
Під час п’ятитижневих курсів українські воїни опановували основи військовоїпедагогіки, стрільби та володіння зброєю, навички, необхідні для самостійногопланування та підготовки навчань. Також українці взяли участь у бойовихстрільбах, а також провели підготовчі та бойові навчання.</text:p>
      <text:p text:style-name="P4">
На полігоні бригадного генерала Казіса Веверскіса вони практично закріпилинавички, отримані під час курсу.</text:p>
      <text:p text:style-name="P4">
Військовослужбовцям, які успішно пройшли міжнародні інструкторські курси,видаються сертифікати про проходження та присвоюється кваліфікаціяінструктора, за якою українські військові зможуть навчати своїх солдатів, анабуті навички та знання застосовувати в навчальних центрах української армії.</text:p>
      <text:p text:style-name="P4">
<draw:frame draw:style-name="fr1" draw:name="Image315" text:anchor-type="as-char" svg:width="6.9236in" svg:height="3.894525in" draw:z-index="0">
<draw:image xlink:href="../Images/AРМІЯINFORM/2023-06-26T52-00-00-04-00/lytva01.jpg" xlink:type="simple" xlink:show="embed" xlink:actuate="onLoad" draw:mime-type="image/jpeg"/>
</draw:frame>
</text:p>
      <text:p text:style-name="P4">
Source: <text:a xlink:type="simple" xlink:href="https://armyinform.com.ua/2023/06/26/u-lytvi-vijskovosluzhbovczi-zsu-projshly-mizhnarodni-instruktorski-kursy/" text:style-name="Internet_20_link" text:visited-style-name="Visited_20_Internet_20_Link">
https://armyinform.com.ua/2023/06/26/u-lytvi-vijskovosluzhbovczi-zsu-projshly-mizhnarodni-instruktorski-kursy/</text:a>
</text:p>
      <!--NEWS-->
      <text:h text:style-name="P10" text:outline-level="1">
<text:span text:style-name="T4">
Дякуйте нашим воїнам, вони на це заслуговують — Володимир Зеленський</text:span>
</text:h>
      <text:p text:style-name="P4">
Author: ['АРМІЯINFORM']</text:p>
      <text:p text:style-name="P4">
Time: 2023-06-26T54:00:00-04:00</text:p>
      <text:p text:style-name="P4">
Description: Президент України Володимир Зеленський закликав у телеграм-каналі українців подяк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eeafe57-52b9-40a3-a381-f86e14bf1dcd.jpg" text:style-name="Internet_20_link" text:visited-style-name="Visited_20_Internet_20_Link">
2eeafe57-52b9-40a3-a381-f86e14bf1dcd.jpg</text:a>
', '<text:a xlink:type="simple" xlink:href="https://armyinform.com.ua/wp-content/uploads/2023/06/1cdc9d64-e749-4957-8f91-895915037b21-150x150.jpg" text:style-name="Internet_20_link" text:visited-style-name="Visited_20_Internet_20_Link">
1cdc9d64-e749-4957-8f91-895915037b21-150x150.jpg</text:a>
', '<text:a xlink:type="simple" xlink:href="https://armyinform.com.ua/wp-content/uploads/2023/06/05db2995-857b-43dc-a5a3-784314ed5373-150x150.jpg" text:style-name="Internet_20_link" text:visited-style-name="Visited_20_Internet_20_Link">
05db2995-857b-43dc-a5a3-784314ed5373-150x150.jpg</text:a>
', '<text:a xlink:type="simple" xlink:href="https://armyinform.com.ua/wp-content/uploads/2023/06/64aaef70-6da2-41e6-9dca-d560788cf55e-150x150.jpg" text:style-name="Internet_20_link" text:visited-style-name="Visited_20_Internet_20_Link">
64aaef70-6da2-41e6-9dca-d560788cf55e-150x150.jpg</text:a>
', '<text:a xlink:type="simple" xlink:href="https://armyinform.com.ua/wp-content/uploads/2023/06/87d95f9d-de24-40d0-8cbf-967095fe22a3-150x150.jpg" text:style-name="Internet_20_link" text:visited-style-name="Visited_20_Internet_20_Link">
87d95f9d-de24-40d0-8cbf-967095fe22a3-150x150.jpg</text:a>
', '<text:a xlink:type="simple" xlink:href="https://armyinform.com.ua/wp-content/uploads/2023/06/115b4d86-12c1-439e-aace-65d9e60e259d-150x150.jpg" text:style-name="Internet_20_link" text:visited-style-name="Visited_20_Internet_20_Link">
115b4d86-12c1-439e-aace-65d9e60e259d-150x150.jpg</text:a>
', '<text:a xlink:type="simple" xlink:href="https://armyinform.com.ua/wp-content/uploads/2023/06/510efe56-2948-4224-bd0f-0cb64128166b-150x150.jpg" text:style-name="Internet_20_link" text:visited-style-name="Visited_20_Internet_20_Link">
510efe56-2948-4224-bd0f-0cb64128166b-150x150.jpg</text:a>
']</text:p>
      <text:p text:style-name="P4">
Tags: ['ВОЛОДИМИР ЗЕЛЕНСЬКИЙ', 'ПРЕЗИДЕНТ УКРАЇНИ']</text:p>
      <text:p text:style-name="P4">
Category: News</text:p>
      <!--METADATA-->
      <text:p text:style-name="P4">
<draw:frame draw:style-name="fr1" draw:name="Image316" text:anchor-type="as-char" svg:width="6.9236in" svg:height="4.615733in" draw:z-index="0">
<draw:image xlink:href="../Images/AРМІЯINFORM/2023-06-26T54-00-00-04-00/2eeafe57-52b9-40a3-a381-f86e14bf1dcd.jpg" xlink:type="simple" xlink:show="embed" xlink:actuate="onLoad" draw:mime-type="image/jpeg"/>
</draw:frame>
</text:p>
      <text:p text:style-name="P4">
Президент України Володимир Зеленський<text:a xlink:type="simple" xlink:href="https://t.me/V_Zelenskiy_official/6718" text:style-name="Internet_20_link" text:visited-style-name="Visited_20_Internet_20_Link">
закликав</text:a>
 у телеграм-каналі українцівподякувати військовослужбовцям, які на фронті звільняють країну відзагарбників.</text:p>
      <text:p text:style-name="P4">
«Будь ласка, дякуйте нашим воїнам! Вашим рідним і друзям, які на фронті. Вашимзнайомим. Тим, про кого ви чули. Тим, на кого ви підписані в соціальнихмережах. Тим, чиїх рідних ви знаєте. Підтримуйте й розповідайте своїм друзям,своїм дітям, людям світу про те, які в нас воїни. Наші воїни на цезаслуговують. Вони справжні герої», — зазначив глава держави.</text:p>
      <text:p text:style-name="P4">
<text:a xlink:type="simple" xlink:href="https://armyinform.com.ua/wp-content/uploads/2023/06/1cdc9d64-e749-4957-8f91-895915037b21.jpg" text:style-name="Internet_20_link" text:visited-style-name="Visited_20_Internet_20_Link">
<draw:frame draw:style-name="fr1" draw:name="Image317" text:anchor-type="as-char" svg:width="6.9236in" svg:height="6.9236in" draw:z-index="0">
<draw:image xlink:href="../Images/AРМІЯINFORM/2023-06-26T54-00-00-04-00/1cdc9d64-e749-4957-8f91-895915037b21-150x150.jpg" xlink:type="simple" xlink:show="embed" xlink:actuate="onLoad" draw:mime-type="image/jpeg"/>
</draw:frame>
</text:a>
</text:p>
      <text:p text:style-name="P4">
<text:a xlink:type="simple" xlink:href="https://armyinform.com.ua/wp-content/uploads/2023/06/05db2995-857b-43dc-a5a3-784314ed5373.jpg" text:style-name="Internet_20_link" text:visited-style-name="Visited_20_Internet_20_Link">
<draw:frame draw:style-name="fr1" draw:name="Image318" text:anchor-type="as-char" svg:width="6.9236in" svg:height="6.9236in" draw:z-index="0">
<draw:image xlink:href="../Images/AРМІЯINFORM/2023-06-26T54-00-00-04-00/05db2995-857b-43dc-a5a3-784314ed5373-150x150.jpg" xlink:type="simple" xlink:show="embed" xlink:actuate="onLoad" draw:mime-type="image/jpeg"/>
</draw:frame>
</text:a>
</text:p>
      <text:p text:style-name="P4">
<text:a xlink:type="simple" xlink:href="https://armyinform.com.ua/wp-content/uploads/2023/06/64aaef70-6da2-41e6-9dca-d560788cf55e.jpg" text:style-name="Internet_20_link" text:visited-style-name="Visited_20_Internet_20_Link">
<draw:frame draw:style-name="fr1" draw:name="Image319" text:anchor-type="as-char" svg:width="6.9236in" svg:height="6.9236in" draw:z-index="0">
<draw:image xlink:href="../Images/AРМІЯINFORM/2023-06-26T54-00-00-04-00/64aaef70-6da2-41e6-9dca-d560788cf55e-150x150.jpg" xlink:type="simple" xlink:show="embed" xlink:actuate="onLoad" draw:mime-type="image/jpeg"/>
</draw:frame>
</text:a>
</text:p>
      <text:p text:style-name="P4">
<text:a xlink:type="simple" xlink:href="https://armyinform.com.ua/wp-content/uploads/2023/06/87d95f9d-de24-40d0-8cbf-967095fe22a3.jpg" text:style-name="Internet_20_link" text:visited-style-name="Visited_20_Internet_20_Link">
<draw:frame draw:style-name="fr1" draw:name="Image320" text:anchor-type="as-char" svg:width="6.9236in" svg:height="6.9236in" draw:z-index="0">
<draw:image xlink:href="../Images/AРМІЯINFORM/2023-06-26T54-00-00-04-00/87d95f9d-de24-40d0-8cbf-967095fe22a3-150x150.jpg" xlink:type="simple" xlink:show="embed" xlink:actuate="onLoad" draw:mime-type="image/jpeg"/>
</draw:frame>
</text:a>
</text:p>
      <text:p text:style-name="P4">
<text:a xlink:type="simple" xlink:href="https://armyinform.com.ua/wp-content/uploads/2023/06/115b4d86-12c1-439e-aace-65d9e60e259d.jpg" text:style-name="Internet_20_link" text:visited-style-name="Visited_20_Internet_20_Link">
<draw:frame draw:style-name="fr1" draw:name="Image321" text:anchor-type="as-char" svg:width="6.9236in" svg:height="6.9236in" draw:z-index="0">
<draw:image xlink:href="../Images/AРМІЯINFORM/2023-06-26T54-00-00-04-00/115b4d86-12c1-439e-aace-65d9e60e259d-150x150.jpg" xlink:type="simple" xlink:show="embed" xlink:actuate="onLoad" draw:mime-type="image/jpeg"/>
</draw:frame>
</text:a>
</text:p>
      <text:p text:style-name="P4">
<text:a xlink:type="simple" xlink:href="https://armyinform.com.ua/wp-content/uploads/2023/06/510efe56-2948-4224-bd0f-0cb64128166b.jpg" text:style-name="Internet_20_link" text:visited-style-name="Visited_20_Internet_20_Link">
<draw:frame draw:style-name="fr1" draw:name="Image322" text:anchor-type="as-char" svg:width="6.9236in" svg:height="6.9236in" draw:z-index="0">
<draw:image xlink:href="../Images/AРМІЯINFORM/2023-06-26T54-00-00-04-00/510efe56-2948-4224-bd0f-0cb64128166b-150x150.jpg" xlink:type="simple" xlink:show="embed" xlink:actuate="onLoad" draw:mime-type="image/jpeg"/>
</draw:frame>
</text:a>
</text:p>
      <text:p text:style-name="P4">
Source: <text:a xlink:type="simple" xlink:href="https://armyinform.com.ua/2023/06/26/dyakujte-nashym-voyinam-vony-na-cze-zaslugovuyut-volodymyr-zelenskyj/" text:style-name="Internet_20_link" text:visited-style-name="Visited_20_Internet_20_Link">
https://armyinform.com.ua/2023/06/26/dyakujte-nashym-voyinam-vony-na-cze-zaslugovuyut-volodymyr-zelenskyj/</text:a>
</text:p>
      <!--NEWS-->
      <text:h text:style-name="P10" text:outline-level="1">
<text:span text:style-name="T4">
Генерал-майор Браян Меннес привітав випускників ВІКНУ імені Тараса Шевченка</text:span>
</text:h>
      <text:p text:style-name="P4">
Author: ['АРМІЯINFORM']</text:p>
      <text:p text:style-name="P4">
Time: 2023-06-26T55:00:00-04:00</text:p>
      <text:p text:style-name="P4">
Description: Привітання випускникам Військового інституту КНУ імені Тараса Шевченка від генерал-май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323" text:anchor-type="as-char" svg:width="6.9236in" svg:height="3.790671in" draw:z-index="0">
<draw:image xlink:href="../Images/AРМІЯINFORM/2023-06-26T55-00-00-04-00/mennes.jpg" xlink:type="simple" xlink:show="embed" xlink:actuate="onLoad" draw:mime-type="image/jpeg"/>
</draw:frame>
</text:p>
      <text:p text:style-name="P4">
Привітання випускникам Військового інституту КНУ імені Тараса Шевченка відгенерал-майора Браяна Меннеса із Форту Ліберті, Збройні сили Сполучених ШтатівАмерики.</text:p>
      <text:p text:style-name="P4">
— Мої вітання з Форту Ліберті, раніше відомого як Форт Брегг, ПівнічнаКароліна, найбільшої за чисельністю військової бази у світі, а також місця, щославиться своєю історією та відданістю цінностям свободи.</text:p>
      <text:p text:style-name="P4">
Я хочу висловити свою вдячність бригадному генералу Анатолію Шевченку AnatoliiShevchenko за можливість поділитися з вами кількома порадами, оскільки вашзаклад готує випускників, які ризикуючи власним життям, беруть на себезобов’язання виконувати завдання, що безсумнівно допоможуть захиститисуверенітет України.</text:p>
      <text:p text:style-name="P4">
Лиш нещодавно я звільнився з посади заступника командувача 18-го повітряно-десантного корпусу. Свого часу, ми були підрозділом Збройних Сил США, якийнадавав підтримку Збройним Силам України з лютого до грудня 2022 року. ЗбройніСили України та народ України неймовірно вразили нас.</text:p>
      <text:p text:style-name="P4">
У 2000 році, понад 23 роки тому, я брав участь в одних із перших навчань запрограмою «Партнерство заради миру» на заході України, поблизу Львова, девідповідав за спільне стратегічне планування разом з тодішнім командувачемАеромобільних військ ЗСУ, полковником Іваном Якубцем. Для мене це бувнеймовірний досвід. Порівнюючи стан вашого війська тоді і зараз, я враженийтим, наскільки Збройні Сили України зміцнились, зокрема, й завдяки такимкомандирам як ви.</text:p>
      <text:p text:style-name="P4">
Понад 35 років тому я закінчив академію у Вест-Пойнті. Серед вихідців академіїіснує повір’я, що якщо під час церемонії випуску дощить, то випускники підутьна війну. Так сталося у нашому випадку, повір’я справдилося. Понад п’ять роківя здійснював управління бойовими діями в Іраку та Афганістані, а такожвідповідав за планування дій Об’єднаного Командування спеціальних операцій напочаткових етапах розгортання у цих країнах. Також виконував обов’язкикомандира батальйону та бригади у 82-й повітряно-десантній дивізії, командирапершого батальйону «Рейнджер» та командира 10-ї гірської дивізії.</text:p>
      <text:p text:style-name="P4">
Визнаю, що я не мав за своїми плечима такого бойового досвіду як той, якийзараз здобувають в Україні, проте, я глибоко переконаний, що існують непорушніякості, якими повинні володіти командири:</text:p>
      <ul>
        <li>
          <text:p text:style-name="P4">
бути фізично й розумово сильним. Командири повинні вміти робити те, що роблять їхні підлеглі, і показувати їм власний приклад, розвивати витривалість, кмітливість та емоційну стійкість, які не поступаються фізичній силі на полі бою;  * бути працелюбним. Командири повинні присвячувати стільки часу підготовці, скільки потрібно;</text:p>
        </li>
        <li>
          <text:p text:style-name="P4">
бути технічно обізнаним. Командири повинні бути експертами у своїй галузі;</text:p>
        </li>
        <li>
          <text:p text:style-name="P4">
бути справжнім наставником. Командири повинні здійснювати підготовку підрозділу загалом, та кожного військовослужбовця зокрема, для забезпечення злагодженості дій;  * бути уважним до своїх підлеглих. Командири повинні піклуватися про підлеглих більше, аніж про самого себе та ставитися до них як до членів родини;  * бути чесним. У військовій справі чесність є надважливою. Командири повинні завжди бути чесними, неупередженими та надійними. Ваші товариші по службі поважатимуть вас за це;  * дотримуватися порядку підпорядкування. У військовій справі є визначений порядок підпорядкування, і важливо його дотримуватися. Ви повинні зважати на мудрість і досвід старших командирів, а також завжди поважати молодших;  * безперервно навчатися.</text:p>
        </li>
      </ul>
      <text:p text:style-name="P4">
Світ не стоїть на місці, як і виклики з якими ми стикаємося. Командири повиннібути відкритими до нових знань, опановувати нові тактики, технології тастратегії. Навчання має бути безперервним.</text:p>
      <text:p text:style-name="P4">
І найважливіше — командири повинні бути вірними своїй країні та завждидотримуватися свого слова. Відданість та мета військової служби не маютьпіддаватися сумніву.</text:p>
      <text:p text:style-name="P4">
Вашою основною мотивацією має бути захист та відстоювання положень КонституціїУкраїни. У важкі часи військовий обов’язок та захист своєї країни є головнимпокликанням. Ви все робите правильно, якщо отримуєте задоволення від часу,проведеного на службі. Будьте уважними до військовослужбовців та виховуйтепідлеглих, які цінуватимуть ваші командирські якості.</text:p>
      <text:p text:style-name="P4">
Могутність армії — у її єдності. Успішне виконання завдання завжди є спільнимзусиллям.</text:p>
      <text:p text:style-name="P4">
І насамкінець, знайдіть час згадати тих, хто служив до нас, був жертовним ймужнім та неоціненний досвід яких тепер є для нас важливим уроком. Вшануйте їхта робіть усе можливе, щоб зберегти принципи, за які вони боролися. Ясподіваюся, що ви будете керуватися цими порадами під час своєї служби. Будьтехоробрими, сильними та гідними.</text:p>
      <text:p text:style-name="P4">
Дякую за можливість привітати вас. Я справді захоплююся вами! Міцного здоров’ята щасти вам! Молюся, щоб одного дня в Україні настав мир.</text:p>
      <text:p text:style-name="P4">
<text:span text:style-name="T4">
Джерело:</text:span>
 <text:a xlink:type="simple" xlink:href="https://www.facebook.com/watch/" text:style-name="Internet_20_link" text:visited-style-name="Visited_20_Internet_20_Link">
Генеральний штабЗСУ</text:a>
</text:p>
      <text:p text:style-name="P4">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Каховське водосховище катастрофічно обміліло після російського теракту на ГЕС</text:span>
</text:h>
      <text:p text:style-name="P4">
Author: ['АРМІЯINFORM']</text:p>
      <text:p text:style-name="P4">
Time: 2023-06-26T56:00:00-04:00</text:p>
      <text:p text:style-name="P4">
Description: Станом на 26 червня середній рівень нижнього б’єфу біля греблі Дніпровської ГЕС дорівню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8602929_5d6f6fe7-ab32-444a-b584-ffbd3319e647.jpg" text:style-name="Internet_20_link" text:visited-style-name="Visited_20_Internet_20_Link">
128602929_5d6f6fe7-ab32-444a-b584-ffbd3319e647.jpg</text:a>
']</text:p>
      <text:p text:style-name="P4">
Tags: ['КАХОВСЬКА ГЕС', 'КАХОВСЬКА ГЕС/ШТАБ INFO']</text:p>
      <text:p text:style-name="P4">
Category: News</text:p>
      <!--METADATA-->
      <text:p text:style-name="P4">
<draw:frame draw:style-name="fr1" draw:name="Image324" text:anchor-type="as-char" svg:width="6.9236in" svg:height="3.894525in" draw:z-index="0">
<draw:image xlink:href="../Images/AРМІЯINFORM/2023-06-26T56-00-00-04-00/128602929_5d6f6fe7-ab32-444a-b584-ffbd3319e647.jpg" xlink:type="simple" xlink:show="embed" xlink:actuate="onLoad" draw:mime-type="image/jpeg"/>
</draw:frame>
</text:p>
      <text:p text:style-name="P4">
Станом на 26 червня середній рівень нижнього б’єфу біля греблі ДніпровськоїГЕС дорівнює 12,88 м БС.</text:p>
      <text:p text:style-name="P4">
Про це <text:a xlink:type="simple" xlink:href="https://t.me/shtab_kakhovska_hes/1244" text:style-name="Internet_20_link" text:visited-style-name="Visited_20_Internet_20_Link">
інформує</text:a>
 Штаб з ліквідаціїнаслідків підриву Каховської ГЕС.</text:p>
      <text:p text:style-name="P4">
«У створі поста Херсон рівень води станом на ранок 26 червня становить — 0,33м БС. На рівні Херсону річка повернулась до рівня води до підриву», — йдетьсяу повідомленні.</text:p>
      <text:p text:style-name="P4">
За інформацією Штабу з ліквідації наслідків, Каховське водосховищекатастрофічно обміліло після затоплення, спричиненого підривом російськимиокупантами Каховської ГЕС. Дніпро повернувся у межі старого русла, подекуди цепросто струмки.</text:p>
      <text:p text:style-name="P4">
Source: <text:a xlink:type="simple" xlink:href="https://armyinform.com.ua/2023/06/26/kahovske-vodoshovyshhe-katastrofichno-obmililo-pislya-rosijskogo-teraktu-na-ges/" text:style-name="Internet_20_link" text:visited-style-name="Visited_20_Internet_20_Link">
https://armyinform.com.ua/2023/06/26/kahovske-vodoshovyshhe-katastrofichno-obmililo-pislya-rosijskogo-teraktu-na-ges/</text:a>
</text:p>
      <!--NEWS-->
      <text:h text:style-name="P10" text:outline-level="1">
<text:span text:style-name="T4">
На Донеччині волонтери передали захисникам ще 10 дронів і бронебус</text:span>
</text:h>
      <text:p text:style-name="P4">
Author: ['АРМІЯINFORM']</text:p>
      <text:p text:style-name="P4">
Time: 2023-06-26T57:00:00-04:00</text:p>
      <text:p text:style-name="P4">
Description: Волонтери привезли на Донбас і передали військовим ще 10 дронів, а жителям Волнова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Tags: ['ВОЛОНТЕРИ', 'ДОНЕЦЬКА ОВА', 'ДРОН', 'ПАВЛО КИРИЛЕНКО']</text:p>
      <text:p text:style-name="P4">
Category: News</text:p>
      <!--METADATA-->
      <text:p text:style-name="P4">
<draw:frame draw:style-name="fr1" draw:name="Image325" text:anchor-type="as-char" svg:width="6.9236in" svg:height="4.617987in" draw:z-index="0">
<draw:image xlink:href="../Images/AРМІЯINFORM/2023-06-26T57-00-00-04-00/photo_2023-06-25_13-56-16.jpg" xlink:type="simple" xlink:show="embed" xlink:actuate="onLoad" draw:mime-type="image/jpeg"/>
</draw:frame>
</text:p>
      <text:p text:style-name="P4">
Волонтери привезли на Донбас і передали військовим ще 10 дронів, а жителямВолноваського району — 18 тонн продуктів, 20 тонн води та 25 генераторів.</text:p>
      <text:p text:style-name="P4">
Про це <text:a xlink:type="simple" xlink:href="https://t.me/pavlokyrylenko_donoda/8477" text:style-name="Internet_20_link" text:visited-style-name="Visited_20_Internet_20_Link">
повідомив</text:a>
 очільник ДонецькоїОВА Павло Кириленко.</text:p>
      <text:p text:style-name="P4">
«Ще 10 дронів для наших військових на Донеччині передали сьогодні волонтерипід час 15-ї місії на схід в рамках проєкту 1000 дронів для України», —поінформував він.</text:p>
      <text:p text:style-name="P4">
За його словами, разом із дронами волонтери привезли й іншу допомогу. Зокрема,львівський оборонний кластер передав дрон і бронебус для військовиків і 100бронежилетів для працівників КП «Вода Донбасу». Від ГО «Можу» захисникиотримали дрон і автомобіль швидкої допомоги, ліки, воду, продукти та таблеткидля знезараження води. БФ «Небо України» передав на потреби жителівВолноваського району 18 тонн продуктів, 20 тонн води, 25 генераторів, підгузкидля дітей і дорослих та іншу гуманітарну допомогу. Фонд «Форпост UA» привіз 5автівок і дрон для військових, фонд Brave Ukraine — 2 дрони і 1 авто, а МШДУ —2 броньовані евакуаційні автомобілі.</text:p>
      <text:p text:style-name="P4">
«Щиро вдячний всій великій коаліції волонтерів, які постійно забезпечуютьнаших захисників всім необхідним для ефективної боротьби з окупантами. Разомпереможемо!» — додав керівник ОВА.</text:p>
      <text:p text:style-name="P4">
<text:a xlink:type="simple" xlink:href="https://armyinform.com.ua/wp-content/uploads/2023/06/photo_2023-06-25_13-56-15.jpg" text:style-name="Internet_20_link" text:visited-style-name="Visited_20_Internet_20_Link">
<draw:frame draw:style-name="fr1" draw:name="Image326" text:anchor-type="as-char" svg:width="6.9236in" svg:height="6.9236in" draw:z-index="0">
<draw:image xlink:href="../Images/AРМІЯINFORM/2023-06-26T57-00-00-04-00/photo_2023-06-25_13-56-15-150x150.jpg" xlink:type="simple" xlink:show="embed" xlink:actuate="onLoad" draw:mime-type="image/jpeg"/>
</draw:frame>
</text:a>
</text:p>
      <text:p text:style-name="P4">
<text:a xlink:type="simple" xlink:href="https://armyinform.com.ua/wp-content/uploads/2023/06/photo_2023-06-25_13-56-16-2.jpg" text:style-name="Internet_20_link" text:visited-style-name="Visited_20_Internet_20_Link">
<draw:frame draw:style-name="fr1" draw:name="Image327" text:anchor-type="as-char" svg:width="6.9236in" svg:height="6.9236in" draw:z-index="0">
<draw:image xlink:href="../Images/AРМІЯINFORM/2023-06-26T57-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328" text:anchor-type="as-char" svg:width="6.9236in" svg:height="6.9236in" draw:z-index="0">
<draw:image xlink:href="../Images/AРМІЯINFORM/2023-06-26T57-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329" text:anchor-type="as-char" svg:width="6.9236in" svg:height="6.9236in" draw:z-index="0">
<draw:image xlink:href="../Images/AРМІЯINFORM/2023-06-26T57-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330" text:anchor-type="as-char" svg:width="6.9236in" svg:height="6.9236in" draw:z-index="0">
<draw:image xlink:href="../Images/AРМІЯINFORM/2023-06-26T57-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331" text:anchor-type="as-char" svg:width="6.9236in" svg:height="6.9236in" draw:z-index="0">
<draw:image xlink:href="../Images/AРМІЯINFORM/2023-06-26T57-00-00-04-00/photo_2023-06-25_13-56-18-3-150x150.jpg" xlink:type="simple" xlink:show="embed" xlink:actuate="onLoad" draw:mime-type="image/jpeg"/>
</draw:frame>
</text:a>
</text:p>
      <text:p text:style-name="P4">
Крім того, бійці отримають турнікети, ліки, продуктові набори та печиво.</text:p>
      <text:p text:style-name="P4">
«Щиро вдячний всій великій коаліції волонтерів, які постійно забезпечуютьнаших захисників всім необхідним для ефективної боротьби з окупантами. Разомпереможемо!» — додав керівник ОВА.</text:p>
      <text:p text:style-name="P4">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Дмитро Кулеба на Раді міністрів ЄС назвав три умови для поразки росії</text:span>
</text:h>
      <text:p text:style-name="P4">
Author: ['АРМІЯINFORM']</text:p>
      <text:p text:style-name="P4">
Time: 2023-06-26T58:00:00-04:00</text:p>
      <text:p text:style-name="P4">
Description: Рейд підрозділів «вагнера» на Москву наочно продемонстрував слабкість режиму путі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istr_zakordonnyh_sprav_dmytro_kuleba.jpg" text:style-name="Internet_20_link" text:visited-style-name="Visited_20_Internet_20_Link">
ministr_zakordonnyh_sprav_dmytro_kuleba.jpg</text:a>
']</text:p>
      <text:p text:style-name="P4">
Tags: ['STOPRUSSIA', 'АГРЕСІЯ РФ', 'ДМИТРО КУЛЕБА', 'МЗС УКРАЇНИ']</text:p>
      <text:p text:style-name="P4">
Category: News</text:p>
      <!--METADATA-->
      <text:p text:style-name="P4">
<draw:frame draw:style-name="fr1" draw:name="Image332" text:anchor-type="as-char" svg:width="6.9236in" svg:height="4.604194in" draw:z-index="0">
<draw:image xlink:href="../Images/AРМІЯINFORM/2023-06-26T58-00-00-04-00/ministr_zakordonnyh_sprav_dmytro_kuleba.jpg" xlink:type="simple" xlink:show="embed" xlink:actuate="onLoad" draw:mime-type="image/jpeg"/>
</draw:frame>
 Міністрзакордонних справ України Дмитро Кулеба</text:p>
      <text:p text:style-name="P4">
Рейд підрозділів «вагнера» на Москву наочно продемонстрував слабкість режимупутіна. Надання Україні необхідної військової допомоги, посилення санкційноготиску та рішучість дій міжнародної спільноти забезпечать поразку росії в їївійні проти України та демократичного світу.</text:p>
      <text:p text:style-name="P4">
Про це <text:a xlink:type="simple" xlink:href="https://mfa.gov.ua/news/dmitro-kuleba-na-radi-ministriv-yes-nazvav-tri-umovi-dlya-porazki-rosiyi" text:style-name="Internet_20_link" text:visited-style-name="Visited_20_Internet_20_Link">
повідомляє</text:a>
 МЗС України.</text:p>
      <text:p text:style-name="P4">
«В суботу ввечері ми побачили не фінал, а лише перерву у черговому актіруйнування путінської вертикалі. росія щодня слабшає. Критично важливо заразнадати Україні всю необхідну зброю, насамперед артилерійські системи, РСЗВ таснаряди й ракети до них, посилювати міжнародні санкції у сферах ядерноїенергетики, цифрових технологій, продажу діамантів, морської логістики тафінансів. Маємо також завадити росії завдавати ракетних ударів по українськихмістах, насамперед шляхом глобальної заборони на постачання товарів подвійногопризначення для російських ракетних та дронових індустрій», — зазначив ДмитроКулеба.</text:p>
      <text:p text:style-name="P4">
Міністр окремо закликав спільно із США максимально пришвидшити процес навчанняукраїнських пілотів та техніків і передачу Україні літаків західного зразка:«Разом усі ці кроки дозволять звільнити всі українські території».</text:p>
      <text:p text:style-name="P4">
Він також привітав рішення ЄС збільшити бюджет Європейського фондузабезпечення миру до 3,5 млрд євро, що допоможе не лише забезпечуватистабільні поставки військової техніки для України, але і розвиватимеукраїнсько-європейський альянс оборонних індустрій. За словами міністра,ближчим часом в Україні відбудеться спеціальний захід, який започаткуєстворення такої довготривалої оборонної співпраці.</text:p>
      <text:p text:style-name="P4">
Насамкінець Дмитро Кулеба розповів європейським міністрам закордонних справісторію двох українських підлітків з Бердянська Тиграна Оганнісяна та МикитиХанганова, які віддали свої життя в боротьбі проти російської окупації:«Україна неодмінно переможе, оскільки її захищають такі Герої, як Тигран таМикита. Слава Україні!».</text:p>
      <text:p text:style-name="P4">
Source: <text:a xlink:type="simple" xlink:href="https://armyinform.com.ua/2023/06/26/dmytro-kuleba-na-radi-ministriv-yes-nazvav-try-umovy-dlya-porazky-rosiyi/" text:style-name="Internet_20_link" text:visited-style-name="Visited_20_Internet_20_Link">
https://armyinform.com.ua/2023/06/26/dmytro-kuleba-na-radi-ministriv-yes-nazvav-try-umovy-dlya-porazky-rosiyi/</text:a>
</text:p>
      <!--NEWS-->
      <text:h text:style-name="P10" text:outline-level="1">
<text:span text:style-name="T4">
На тимчасово окупованих територіях Запорізької області дітей у таборах змушують писати листи військовим рф</text:span>
</text:h>
      <text:p text:style-name="P4">
Author: ['АРМІЯINFORM']</text:p>
      <text:p text:style-name="P4">
Time: 2023-06-26T59:00:00-04:00</text:p>
      <text:p text:style-name="P4">
Description: Такі факти зафіксовані, зокрема, в Бердянську та Мелітопол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ity.jpg" text:style-name="Internet_20_link" text:visited-style-name="Visited_20_Internet_20_Link">
dity.jpg</text:a>
']</text:p>
      <text:p text:style-name="P4">
Tags: ['ДІТИ', 'ЗАПОРІЗЬКА ОБЛАСТЬ']</text:p>
      <text:p text:style-name="P4">
Category: News</text:p>
      <!--METADATA-->
      <text:p text:style-name="P4">
<draw:frame draw:style-name="fr1" draw:name="Image333" text:anchor-type="as-char" svg:width="6.9236in" svg:height="3.794799in" draw:z-index="0">
<draw:image xlink:href="../Images/AРМІЯINFORM/2023-06-26T59-00-00-04-00/dity.jpg" xlink:type="simple" xlink:show="embed" xlink:actuate="onLoad" draw:mime-type="image/jpeg"/>
</draw:frame>
</text:p>
      <text:p text:style-name="P4">
Такі факти зафіксовані, зокрема, в Бердянську та Мелітополі. Про це<text:a xlink:type="simple" xlink:href="https://minre.gov.ua/2023/06/25/okupanty-prodovzhuyut-vykorystovuvaty-ditej-dlya-obmanu-ta-manipulyaczij/" text:style-name="Internet_20_link" text:visited-style-name="Visited_20_Internet_20_Link">
повідомляє</text:a>
 Міністерство з питаньреінтеграції тимчасово окупованих територій України.</text:p>
      <text:p text:style-name="P4">
Діти переписують заготовлений текст зі зразка під наглядом російськихвчителів, яких напередодні завезли в регіон. Усе це фільмують пропагандисти.</text:p>
      <text:p text:style-name="P4">
Батьків, які намагаються вберегти своїх дітей та відмовляються віддавати їх дотаких «таборів відпочинку», штрафують або погрожують позбавити батьківськихправ.</text:p>
      <text:p text:style-name="P4">
Прикриваючись дітьми, такі маніпуляції окупанти здійснюють не вперше.</text:p>
      <text:p text:style-name="P4">
Мінреінтеграції нагадує, що усі воєнні злочини, скоєні рф проти українськихдітей, будуть розслідуватися як злочин геноциду.</text:p>
      <text:p text:style-name="P4">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США закликали союзників ділитися інформацією про розвиток подій в Росії</text:span>
</text:h>
      <text:p text:style-name="P4">
Authors: Ukrinform (Person)</text:p>
      <text:p text:style-name="P4">
Publisher: Укринформ (Organization)</text:p>
      <text:p text:style-name="P4">
Published Time: 2023-06-26T5:51:00+03:00</text:p>
      <text:p text:style-name="P4">
Modified Time: 2023-06-26T21:51:00+03:00</text:p>
      <text:p text:style-name="P4">
Description: Сполучені Штати вважають необхідним зберігати єдність та ділитися із союзниками й партнерами наявною інформацією та поглядами про розвиток подій у Росії після так званого заколоту, організованого Пригожиним.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Кремль', 'США', 'Росія', 'Пригожин']</text:p>
      <text:p text:style-name="P4">
Type: Article</text:p>
      <!--METADATA-->
      <text:p text:style-name="P4">
<draw:frame draw:style-name="fr1" draw:name="Image334" text:anchor-type="as-char" svg:width="6.9236in" svg:height="3.956343in" draw:z-index="0">
<draw:image xlink:href="../Images/yкринформ/2023-06-26T5-51-00-03-00/630_360_1528613516-2695.jpg" xlink:type="simple" xlink:show="embed" xlink:actuate="onLoad" draw:mime-type="image/jpeg"/>
</draw:frame>
 СполученіШтати вважають необхідним зберігати єдність та ділитися із союзниками йпартнерами наявною інформацією та поглядами про розвиток подій у Росії післятак званого заколоту, організованого Пригожиним.</text:p>
      <text:p text:style-name="P4">
Таке переконання висловив під час брифінгу у Вашингтоні координатор Радинацбезпеки Білого дому Джон Кірбі, повідомляє кореспондент Укрінформу.</text:p>
      <text:p text:style-name="P4">
«Важливо, щоб всередині адміністрації, а також ззовні, в контактах із нашимисоюзниками й партнерами, включно з Україною, ми всі ділилися своїми поглядамина те, що відбувається, і всі ми залишалися на одній хвилі», - зауваживпредставник Білого дому.</text:p>
      <text:p text:style-name="P4">
Він також підкреслив, що США чітко заявили союзникам і партнерам, а такожКремлю, що не були залученими та не мають наміру втручатися в події, якірозгортаються в <text:a xlink:type="simple" xlink:href="https://www.ukrinform.ua/tag-rosia" text:style-name="Internet_20_link" text:visited-style-name="Visited_20_Internet_20_Link">
 РФ </text:a>
 . У Вашингтонірозглядають це як «внутрішні справи Росії», додав представник адміністрації.</text:p>
      <text:p text:style-name="P4">
<text:span text:style-name="T4">
Читайте також:</text:span>
 <text:a xlink:type="simple" xlink:href="https://www.ukrinform.ua/rubric-world/3728018-sproba-buntu-vagnerivciv-zasvidcila-oslablenna-rosijskoi-derzavi-j-putina-borrel.html" text:style-name="Internet_20_link" text:visited-style-name="Visited_20_Internet_20_Link">
 Спроба бунту «вагнерівців» засвідчила ослабленняросійської держави й <text:span text:style-name="T4">
Путін</text:span>
 а – Боррель </text:a>
</text:p>
      <text:p text:style-name="P4">
Кірбі зауважив, що на нинішньому етапі ще рано робити оцінки, який впливматиме ситуація в РФ на подальший перебіг подій. Однак, наголосив він,«незалежно від того, що станеться далі, ми тісно співпрацюватимемо із цимисоюзниками й партнерами і продовжимо підтримувати Україну».</text:p>
      <text:p text:style-name="P4">
Як повідомляв Укрінформ, у понеділок в Державному департаменті США  <text:a xlink:type="simple" xlink:href="https://www.ukrinform.ua/rubric-world/3728053-derzdep-pro-zakolot-prigozina-mi-pobacili-pramij-viklik-liderstvu-putina.html" text:style-name="Internet_20_link" text:visited-style-name="Visited_20_Internet_20_Link">
 заявили</text:a>
 , що вважають заколотПригожина прямим викликом лідерству Путіна всередині його ж режиму.</text:p>
      <text:p text:style-name="P4">
<text:span text:style-name="T5">
Фото: Медуза</text:span>
</text:p>
      <text:p text:style-name="P4">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Сьогодні день кримськотатарського прапора</text:span>
</text:h>
      <text:p text:style-name="P4">
Author: ['АРМІЯINFORM']</text:p>
      <text:p text:style-name="P4">
Time: 2023-06-26T60:00:00-04:00</text:p>
      <text:p text:style-name="P4">
Description: Сьогодні важливий день для корінного кримськотатарського народу —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370051_667731398717061_1341165969785478227_n.jpg" text:style-name="Internet_20_link" text:visited-style-name="Visited_20_Internet_20_Link">
356370051_667731398717061_1341165969785478227_n.jpg</text:a>
']</text:p>
      <text:p text:style-name="P4">
Tags: ['STOPRUSSIA', 'АГРЕСІЯ РФ', 'ВІЙНА', 'КРИМ']</text:p>
      <text:p text:style-name="P4">
Category: News</text:p>
      <!--METADATA-->
      <text:p text:style-name="P4">
<draw:frame draw:style-name="fr1" draw:name="Image335" text:anchor-type="as-char" svg:width="6.9236in" svg:height="5.090128in" draw:z-index="0">
<draw:image xlink:href="../Images/AРМІЯINFORM/2023-06-26T60-00-00-04-00/356370051_667731398717061_1341165969785478227_n.jpg" xlink:type="simple" xlink:show="embed" xlink:actuate="onLoad" draw:mime-type="image/jpeg"/>
</draw:frame>
</text:p>
      <text:p text:style-name="P4">
Сьогодні важливий день для корінного кримськотатарського народу — Денькримськотатарського прапора.</text:p>
      <text:p text:style-name="P4">
Про це<text:a xlink:type="simple" xlink:href="https://www.facebook.com/president.gov.ua/posts/pfbid025qja2tsSJZnKqR6T9pvnJCKKYp2qG72ss89yPuzLU9h3ASwjuLqohthkTX3toqewl" text:style-name="Internet_20_link" text:visited-style-name="Visited_20_Internet_20_Link">
повідомляє</text:a>
Офіс Президента України.</text:p>
      <text:p text:style-name="P4">
«Блакитне полотнище із золотою тарах-тамгою є символом багатовікової боротьбикримських татар за свою свободу, їхньої єдності та наступності поколінь. Вінбув пронесений гордим народом через усі перипетії XX століття: у моментинаціонально-визвольних змагань 1917-1921 років, у вигнанні після 1944 року,супроводжував народ на батьківщину в кінці 1980-х — на початку 1990-х. У 2014році блакитний стяг із золотою тамгою став символом не лише кримських татар, ай спротиву окупації. А зараз поряд із державним прапором кримськотатарськийстяг з гордістю носять на шевронах українські воїни, які борються за нашунезалежність і можливість повернутися додому в Крим. Вітаємокримськотатарський народ із Днем кримськотатарського прапора! Єдності та сил уборотьбі. Ми робимо все, аби Крим знову став вільним від окупації і прапоризнову могли майоріти вільно там, де їм належить! », — йдеться у повідомленні.</text:p>
      <text:p text:style-name="P4">
Source: <text:a xlink:type="simple" xlink:href="https://armyinform.com.ua/2023/06/26/sogodni-den-krymskotatarskogo-prapora/" text:style-name="Internet_20_link" text:visited-style-name="Visited_20_Internet_20_Link">
https://armyinform.com.ua/2023/06/26/sogodni-den-krymskotatarskogo-prapora/</text:a>
</text:p>
      <!--NEWS-->
      <text:h text:style-name="P10" text:outline-level="1">
<text:span text:style-name="T4">
Уражено 10 артпідрозділів ворога на вогневих позиціях</text:span>
</text:h>
      <text:p text:style-name="P4">
Author: ['АРМІЯINFORM']</text:p>
      <text:p text:style-name="P4">
Time: 2023-06-26T61: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Tags: ['STOPRUSSIA', 'БПЛА', 'ВТОРГНЕННЯ РФ', 'ГШ ЗС УКРАЇНИ', 'РЕБ', 'ХРОНІКА ОБОРОНИ']</text:p>
      <text:p text:style-name="P4">
Category: News</text:p>
      <!--METADATA-->
      <text:p text:style-name="P4">
<draw:frame draw:style-name="fr1" draw:name="Image336" text:anchor-type="as-char" svg:width="6.9236in" svg:height="4.615733in" draw:z-index="0">
<draw:image xlink:href="../Images/AРМІЯINFORM/2023-06-26T61-00-00-04-00/354470773_606346508345098_4236756637192535242_n-2.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ідрозділи ракетних військ і артилерії протягом доби уразили 2 пунктиуправління, 3 райони зосередження особового складу та військової техніки, 4склади боєприпасів, станцію РЕБ, 10 артилерійських підрозділів на вогневихпозиціях та ще 3 важливих цілі противника», — йдеться у повідомленні.</text:p>
      <text:p text:style-name="P4">
Крім того, авіація Сил оборони за добу завдала 8 ударів по районахзосередження особового складу противника. Також наші захисники знищили 6розвідувальних БПЛА оперативно-тактичного рівня.</text:p>
      <text:p text:style-name="P4">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На Таврійському напрямку Сили оборони просунулися на півтора кілометра углиб противника</text:span>
</text:h>
      <text:p text:style-name="P4">
Author: ['АРМІЯINFORM']</text:p>
      <text:p text:style-name="P4">
Time: 2023-06-26T62:00:00-04:00</text:p>
      <text:p text:style-name="P4">
Description: Про це повідомляє Об’єднаний пресцентр Сил оборони таврійського напрямку.  «У результ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337" text:anchor-type="as-char" svg:width="6.9236in" svg:height="4.858059in" draw:z-index="0">
<draw:image xlink:href="../Images/AРМІЯINFORM/2023-06-26T62-00-00-04-00/photo_2023-06-06_11-11-13.jpg" xlink:type="simple" xlink:show="embed" xlink:actuate="onLoad" draw:mime-type="image/jpeg"/>
</draw:frame>
 Валерій Шершень</text:p>
      <text:p text:style-name="P4">
Про це<text:a xlink:type="simple" xlink:href="https://www.facebook.com/PresscentrTavria/videos/224377243268814" text:style-name="Internet_20_link" text:visited-style-name="Visited_20_Internet_20_Link">
повідомляє</text:a>
Об’єднаний пресцентр Сил оборони таврійського напрямку.</text:p>
      <text:p text:style-name="P4">
«У результаті системного тиску Сили оборони Таврійського напрямку мають успіхиі просунулися на півтора кілометра углиб противника», — зазначив речникОб’єднаного пресцентру Сил оборони Таврійського напрямку Валерій Шершень.</text:p>
      <text:p text:style-name="P4">
Також він повідомив, що просуваючись вперед воїни Таврійського напрямкувпевнено продовжують нищити ворога та вирівнювати фронт.</text:p>
      <text:p text:style-name="P4">
Речник Об’єднаного пресцентру Сил оборони Таврійського напрямку такожповідомив, що загалом протягом минулої доби ворог 18 атакував наші позиції таздійснив 450 обстрілів.</text:p>
      <text:p text:style-name="P4">
Source: <text:a xlink:type="simple" xlink:href="https://armyinform.com.ua/2023/06/26/na-tavrijskomu-napryamku-syly-oborony-prosunulysya-na-pivtora-kilometra-uglyb-protyvnyka/" text:style-name="Internet_20_link" text:visited-style-name="Visited_20_Internet_20_Link">
https://armyinform.com.ua/2023/06/26/na-tavrijskomu-napryamku-syly-oborony-prosunulysya-na-pivtora-kilometra-uglyb-protyvnyka/</text:a>
</text:p>
      <!--NEWS-->
      <text:h text:style-name="P10" text:outline-level="1">
<text:span text:style-name="T4">
Сили оборони за добу ліквідували майже 1000 окупантів, знищили 21 артсистему і 14 ББМ</text:span>
</text:h>
      <text:p text:style-name="P4">
Author: ['АРМІЯINFORM']</text:p>
      <text:p text:style-name="P4">
Time: 2023-06-26T63:00:00-04:00</text:p>
      <text:p text:style-name="P4">
Description: Загальні бойові втрати противника з 24.02.22 по 2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f4df42e-42e9-4447-b59a-f5084692ffae-scaled.jpg" text:style-name="Internet_20_link" text:visited-style-name="Visited_20_Internet_20_Link">
1f4df42e-42e9-4447-b59a-f5084692ffae-scaled.jpg</text:a>
']</text:p>
      <text:p text:style-name="P4">
Tags: ['АГРЕСІЯ РФ', 'ВТОРГНЕННЯ РФ', 'ВТРАТИ ВОРОГА', 'ГШ ЗСУ']</text:p>
      <text:p text:style-name="P4">
Category: News</text:p>
      <!--METADATA-->
      <text:p text:style-name="P4">
<draw:frame draw:style-name="fr1" draw:name="Image338" text:anchor-type="as-char" svg:width="6.9236in" svg:height="6.975527in" draw:z-index="0">
<draw:image xlink:href="../Images/AРМІЯINFORM/2023-06-26T63-00-00-04-00/1f4df42e-42e9-4447-b59a-f5084692ffae-scaled.jpg" xlink:type="simple" xlink:show="embed" xlink:actuate="onLoad" draw:mime-type="image/jpeg"/>
</draw:frame>
</text:p>
      <text:p text:style-name="P4">
Загальні бойові втрати противника з 24.02.22 по 26.06.23 орієнтовностановлять:</text:p>
      <ul>
        <li>
<text:span text:style-name="T4">
особового складу ‒</text:span>
 225580 (+950) осіб ліквідовано  * <text:span text:style-name="T4">
танків ‒</text:span>
 4031 (+1)  * <text:span text:style-name="T4">
бойових броньованих машин ‒</text:span>
 7820 (+14)  * <text:span text:style-name="T4">
артилерійських систем ‒</text:span>
 4055 (+21)  * <text:span text:style-name="T4">
РСЗВ ‒</text:span>
 624 (0)  * <text:span text:style-name="T4">
засоби ППО ‒</text:span>
 385 (0)  * <text:span text:style-name="T4">
літаків ‒</text:span>
 314 (0)  * <text:span text:style-name="T4">
гелікоптерів ‒</text:span>
 308 (0)  * <text:span text:style-name="T4">
БПЛА оперативно-тактичного рівня ‒</text:span>
 3482 (+10)  * <text:span text:style-name="T4">
крилаті ракети ‒</text:span>
 1259 (0)  * <text:span text:style-name="T4">
кораблі / катери ‒</text:span>
 18 (0)  * <text:span text:style-name="T4">
спеціальна техніка ‒</text:span>
 557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6.23.</text:p>
      <text:p text:style-name="P4">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В Азовському і Чорному морях на чергуванні 5 ворожих кораблів, носіїв «Калібрів» немає</text:span>
</text:h>
      <text:p text:style-name="P4">
Author: ['АРМІЯINFORM']</text:p>
      <text:p text:style-name="P4">
Time: 2023-06-26T64:00:00-04:00</text:p>
      <text:p text:style-name="P4">
Description: У Чорному морі на бойовому чергуванні перебувають чотири ворожі кораблі, носі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У', 'РАКЕТИ «КАЛІБР»', 'ЧОРНЕ МОРЕ']</text:p>
      <text:p text:style-name="P4">
Category: News</text:p>
      <!--METADATA-->
      <text:p text:style-name="P4">
<draw:frame draw:style-name="fr1" draw:name="Image339" text:anchor-type="as-char" svg:width="6.9236in" svg:height="3.956343in" draw:z-index="0">
<draw:image xlink:href="../Images/AРМІЯINFORM/2023-06-26T64-00-00-04-00/chorne-more.jpg" xlink:type="simple" xlink:show="embed" xlink:actuate="onLoad" draw:mime-type="image/jpeg"/>
</draw:frame>
</text:p>
      <text:p text:style-name="P4">
У Чорному морі на бойовому чергуванні перебувають чотири ворожі кораблі,носіїв «Калібрів» немає.</text:p>
      <text:p text:style-name="P4">
Про це<text:a xlink:type="simple" xlink:href="https://www.facebook.com/navy.mil.gov.ua/posts/pfbid02HjHd4YGS2WWyTitGxYDyFXCZKPeHuY61NvuxSYgjNfE2GRnpHEP3dfDXrJnVvvzhl" text:style-name="Internet_20_link" text:visited-style-name="Visited_20_Internet_20_Link">
повідомляє</text:a>
Військово-Морські Сили ЗСУ.</text:p>
      <text:p text:style-name="P4">
В Азовському морі — ворожий корабель, а у Середземному морі на бойовомучергуванні знаходиться 8 ворожих кораблів, серед яких 1 носій крилатих ракет«Калібр», загальний залп 4 ракети.</text:p>
      <text:p text:style-name="P4">
За добу в інтересах рф прохід Керч-Єнікальською протокою здійснили:</text:p>
      <ul>
        <li>
до Азовського моря — 4 судна, з них одне рухалося з протоки Босфор;  * до Чорного моря — 15 суден, з них 8 рухало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6/v-azovskomu-i-chornomu-moryah-na-cherguvanni-5-vorozhyh-korabliv-nosiyiv-kalibriv-nemaye/" text:style-name="Internet_20_link" text:visited-style-name="Visited_20_Internet_20_Link">
https://armyinform.com.ua/2023/06/26/v-azovskomu-i-chornomu-moryah-na-cherguvanni-5-vorozhyh-korabliv-nosiyiv-kalibriv-nemaye/</text:a>
</text:p>
      <!--NEWS-->
      <text:h text:style-name="P10" text:outline-level="1">
<text:span text:style-name="T4">
Сили ППО вночі знищили 13 повітряних цілей: 2 ракети «Калібр» та 11 БПЛА</text:span>
</text:h>
      <text:p text:style-name="P4">
Author: ['АРМІЯINFORM']</text:p>
      <text:p text:style-name="P4">
Time: 2023-06-26T65:00:00-04:00</text:p>
      <text:p text:style-name="P4">
Description: Уночі 26 червня російські окупанти атакували Україну переважно з півден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2.jpg" text:style-name="Internet_20_link" text:visited-style-name="Visited_20_Internet_20_Link">
ppo2.jpg</text:a>
']</text:p>
      <text:p text:style-name="P4">
Tags: ['SHAHED-136/131', 'КОМАНДУВАННЯ ПОВІТРЯНИХ СИЛ ЗСУ', 'РАКЕТИ «КАЛІБР»']</text:p>
      <text:p text:style-name="P4">
Category: News</text:p>
      <!--METADATA-->
      <text:p text:style-name="P4">
<draw:frame draw:style-name="fr1" draw:name="Image340" text:anchor-type="as-char" svg:width="6.9236in" svg:height="3.606042in" draw:z-index="0">
<draw:image xlink:href="../Images/AРМІЯINFORM/2023-06-26T65-00-00-04-00/ppo2.jpg" xlink:type="simple" xlink:show="embed" xlink:actuate="onLoad" draw:mime-type="image/jpeg"/>
</draw:frame>
</text:p>
      <text:p text:style-name="P4">
Уночі 26 червня російські окупанти атакували Україну переважно з південногонапрямку. Сили ППО знищили 13 повітряних цілей з 15.</text:p>
      <text:p text:style-name="P4">
Про це <text:a xlink:type="simple" xlink:href="https://t.me/kpszsu/2857" text:style-name="Internet_20_link" text:visited-style-name="Visited_20_Internet_20_Link">
повідомляє</text:a>
 Командування Повітряних Сил ЗСУ.</text:p>
      <text:p text:style-name="P4">
Здійснено пуски трьох крилатих ракет «Калібр» із підводного човна в Чорномуморі та вісьмох ударних безпілотників іранського виробництва Shahed-136/131 зісхідного узбережжя Азовського моря.</text:p>
      <text:p text:style-name="P4">
Силами та засобами протиповітряної оборони повітряного командування «Південь»знищено дві крилаті ракети «Калібр» та 7 ударних БПЛА типу «Шахед».</text:p>
      <text:p text:style-name="P4">
Крім того, противник атакував з північного напрямку чотирма безпілотнимилітальними апаратами невстановленого типу (імовірно ударні). Усі дрони знищенов зоні відповідальності повітряного командування «Центр».</text:p>
      <text:p text:style-name="P4">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Угоду про співпрацю підписали провідні українські університети</text:span>
</text:h>
      <text:p text:style-name="P4">
Author: ['Світлана Кирган']</text:p>
      <text:p text:style-name="P4">
Time: 2023-06-26T66:00:00-04:00</text:p>
      <text:p text:style-name="P4">
Description: Провідні виші країни та «Українська Рада Миру» об’єднали зусилля для утвер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foto-6.jpg" text:style-name="Internet_20_link" text:visited-style-name="Visited_20_Internet_20_Link">
golovne-foto-6.jpg</text:a>
', '<text:a xlink:type="simple" xlink:href="https://armyinform.com.ua/wp-content/uploads/2023/06/foto-1-22.jpg" text:style-name="Internet_20_link" text:visited-style-name="Visited_20_Internet_20_Link">
foto-1-22.jpg</text:a>
', '<text:a xlink:type="simple" xlink:href="https://armyinform.com.ua/wp-content/uploads/2023/06/foto-2-.jpg" text:style-name="Internet_20_link" text:visited-style-name="Visited_20_Internet_20_Link">
foto-2-.jpg</text:a>
', '<text:a xlink:type="simple" xlink:href="https://armyinform.com.ua/wp-content/uploads/2023/06/foto-3-.jpg" text:style-name="Internet_20_link" text:visited-style-name="Visited_20_Internet_20_Link">
foto-3-.jpg</text:a>
', '<text:a xlink:type="simple" xlink:href="https://armyinform.com.ua/wp-content/uploads/2023/06/foto-4-16.jpg" text:style-name="Internet_20_link" text:visited-style-name="Visited_20_Internet_20_Link">
foto-4-16.jpg</text:a>
', '<text:a xlink:type="simple" xlink:href="https://armyinform.com.ua/wp-content/uploads/2023/06/foto-5-.jpg" text:style-name="Internet_20_link" text:visited-style-name="Visited_20_Internet_20_Link">
foto-5-.jpg</text:a>
', '<text:a xlink:type="simple" xlink:href="https://armyinform.com.ua/wp-content/uploads/2023/06/foto-6-.jpg" text:style-name="Internet_20_link" text:visited-style-name="Visited_20_Internet_20_Link">
foto-6-.jpg</text:a>
', '<text:a xlink:type="simple" xlink:href="https://armyinform.com.ua/wp-content/uploads/2023/06/foto-7-13.jpg" text:style-name="Internet_20_link" text:visited-style-name="Visited_20_Internet_20_Link">
foto-7-13.jpg</text:a>
', '<text:a xlink:type="simple" xlink:href="https://armyinform.com.ua/wp-content/uploads/2023/06/foto-8-14.jpg" text:style-name="Internet_20_link" text:visited-style-name="Visited_20_Internet_20_Link">
foto-8-14.jpg</text:a>
']</text:p>
      <text:p text:style-name="P4">
Tags: ['ВТОРГНЕННЯ РФ', 'НАВЧАННЯ']</text:p>
      <text:p text:style-name="P4">
Category: News</text:p>
      <!--METADATA-->
      <text:p text:style-name="P4">
<draw:frame draw:style-name="fr1" draw:name="Image341" text:anchor-type="as-char" svg:width="6.9236in" svg:height="3.940682in" draw:z-index="0">
<draw:image xlink:href="../Images/AРМІЯINFORM/2023-06-26T66-00-00-04-00/golovne-foto-6.jpg" xlink:type="simple" xlink:show="embed" xlink:actuate="onLoad" draw:mime-type="image/jpeg"/>
</draw:frame>
</text:p>
      <text:p text:style-name="P4">
Провідні виші країни та «Українська Рада Миру» об’єднали зусилля дляутвердження справедливого миру, єдності в Україні та за її межами, на засадахУкраїнської Формули Миру. Для цього, днями у Києві вони підписали Угоду проспівробітництво.</text:p>
      <text:p text:style-name="P4">
Історія української Ради Миру починається з 1951 року, коли в розпал «холодноївійни» було створено Український Республіканський Комітет захисту миру,діяльність якого базувалася на засадах загальновизнаних цінностей: миру,свободи, рівності.</text:p>
      <text:p text:style-name="P4">
З 1991 року Комітет було перетворено на Українську Раду Миру. Біля витоківУкраїнської Ради Миру стояли видатні представники наукової та творчоїінтелігенції України, такі, як Максим Рильський, Павло Тичина, ЛеонідПервомайський, Микола Семененко та інші відомі особистості.</text:p>
      <text:p text:style-name="P4">
<draw:frame draw:style-name="fr1" draw:name="Image342" text:anchor-type="as-char" svg:width="6.9236in" svg:height="4.621503in" draw:z-index="0">
<draw:image xlink:href="../Images/AРМІЯINFORM/2023-06-26T66-00-00-04-00/foto-1-22.jpg" xlink:type="simple" xlink:show="embed" xlink:actuate="onLoad" draw:mime-type="image/jpeg"/>
</draw:frame>
</text:p>
      <text:p text:style-name="P4">
**</text:p>
      <text:p text:style-name="P4">
Головною метою організації протягом усієї її історії було та залишається —об’єднання зусиль громадськості для утвердження миру та злагоди в Україні таза її межами.</text:p>
      <text:p text:style-name="P4">
**</text:p>
      <text:p text:style-name="P4">
Особливим викликом для Української Ради Миру стала агресія росії протиУкраїни, яка розпочалася у лютому 2014 року і переросла у широкомасштабневторгнення рф. Відтак, перед Українською Радою Миру постали нові завдання:</text:p>
      <text:p text:style-name="P4">
1. Продовжувати суспільно-громадську діяльність організації на засадахУкраїнської Формули Миру Президента України Володимира Зеленського;</text:p>
      <text:p text:style-name="P4">
2. Активізувати співпрацю з гуманітарними та миротворчими організаціями ООН,такими, як ЮНЕСКО, Червоний Хрест та іншими;</text:p>
      <text:p text:style-name="P4">
3. Активізувати діяльність організації, спрямовану на розширення міжнародноїкоаліції підтримки України у війні проти росії;</text:p>
      <text:p text:style-name="P4">
4. Звернутися до Комітету з питань неурядових організацій ООН щодо отриманнявідповідного статусу при Економічній і Соціальній Раді ООН;</text:p>
      <text:p text:style-name="P4">
5. Через громадське суспільство різних країн світу поширювати правдивуінформацію про агресію росії та її геноцид проти українського народу;</text:p>
      <text:p text:style-name="P4">
6. Передбачати в роботі організації систему заходів щодо підтримкиволонтерського руху та надання всебічної допомоги Збройним Силам України;</text:p>
      <text:p text:style-name="P4">
7. Започаткування молодіжного крила Української Ради із залученнямпрогресивної молоді;</text:p>
      <text:p text:style-name="P4">
8. Продовжити практику нагородження видатних громадсько-політичних діячівУкраїни та інших країн світу «Орден Миру УРМ»;</text:p>
      <text:p text:style-name="P4">
9. У післявоєнний період започаткувати серію «Круглих столів миру» за участюпредставників громадянського суспільства, органів державного управлінняУкраїни та провідних миротворчих організацій миру.</text:p>
      <text:p text:style-name="P4">
<draw:frame draw:style-name="fr1" draw:name="Image343" text:anchor-type="as-char" svg:width="6.9236in" svg:height="4.488801in" draw:z-index="0">
<draw:image xlink:href="../Images/AРМІЯINFORM/2023-06-26T66-00-00-04-00/foto-2-.jpg" xlink:type="simple" xlink:show="embed" xlink:actuate="onLoad" draw:mime-type="image/jpeg"/>
</draw:frame>
</text:p>
      <text:p text:style-name="P4">
Відтак для досягнення цих завдань під час зустрічі в Українському державномууніверситеті імені Михайла Драгоманова очільники провідних українськихуніверситетів — Київського національного університету імені Тараса Шевченка,Національного технічного університету України «Київський політехнічнийінститут імені Ігоря Сікорського», Київського національного економічногоуніверситету імені Вадима Гетьмана, Українського державного університету іменіМихайла Драгоманова, Міжнародного науково-технічного університету іменіакадеміка Юрія Бугая, — а також Національної академії педагогічних наук таНаціонального центру «Мала академія наук України» разом з громадськоюорганізацією «Українська Рада Миру» підписали Угоду про співробітництво «зметою об’єднання зусиль для утвердження справедливого миру, єдності в Україніта за її межами, на засадах Української Формули Миру».</text:p>
      <text:p text:style-name="P4">
<draw:frame draw:style-name="fr1" draw:name="Image344" text:anchor-type="as-char" svg:width="6.9236in" svg:height="4.581115in" draw:z-index="0">
<draw:image xlink:href="../Images/AРМІЯINFORM/2023-06-26T66-00-00-04-00/foto-3-.jpg" xlink:type="simple" xlink:show="embed" xlink:actuate="onLoad" draw:mime-type="image/jpeg"/>
</draw:frame>
</text:p>
      <text:p text:style-name="P4">
Ректор Національного технічного університету України Київський політехнічнийінститут імені Ігоря Сікорського та за сумісництвом Голова Української РадиМиру Михайло Згуровський розповів кореспонденту АрміяInform про те, якрозгортає свою діяльність громадська організація, покликана утверджуватисправедливий мир та наближення перемоги України, а також про те, що означаєпідписання Угоди.</text:p>
      <text:p text:style-name="P4">
— Українська Рада Миру є дуже потужним майданчиком для просування ідейУкраїнської Формули Миру та наближення України до перемоги. Сьогодні відбулосяпідписання Угоди між провідними університетами України, представники якихвходять до президії Української Ради Миру.</text:p>
      <text:p text:style-name="P4">
Мета підписання Угоди — консолідація зусиль для більш потужного просуванняідей організації через освітянське середовище, зокрема через Молодіжне крило.Освітянське крило організації є дуже важливою складовою, яке має здійснюватирізноманітні заходи, зокрема на міжнародній арені. Також, у нас була укладенаУгода між нашою організацією та українсько-польським інформаційним форумом продонесення до широкої громадськості Європи наших ідей. І зараз на цихмайданчиках оприлюднюються наші матеріали. Починаючи з травня до поточногочасу оприлюднено вже понад 15 концептуальних матеріалів, — розповів МихайлоЗгуровський.</text:p>
      <text:p text:style-name="P4">
<draw:frame draw:style-name="fr1" draw:name="Image345" text:anchor-type="as-char" svg:width="6.9236in" svg:height="4.367638in" draw:z-index="0">
<draw:image xlink:href="../Images/AРМІЯINFORM/2023-06-26T66-00-00-04-00/foto-4-16.jpg" xlink:type="simple" xlink:show="embed" xlink:actuate="onLoad" draw:mime-type="image/jpeg"/>
</draw:frame>
</text:p>
      <text:p text:style-name="P4">
Також, він розповів про низку благодійних заходів, які здійснила за останнімісяці Українська Рада Миру. Зокрема, спільно з МГО «Рада з екологічноїбезпеки» було передано Збройним Силам України чотири реанімобілі, які придбавгромадянин Бельгії українського походження, відомий лікар і громадський діячІгор Вітенько.</text:p>
      <text:p text:style-name="P4">
**</text:p>
      <text:p text:style-name="P4">
читайте також:</text:p>
      <text:p text:style-name="P4">
<text:span text:style-name="T4">
<text:a xlink:type="simple" xlink:href="https://armyinform.com.ua/2023/05/05/belgijski-partnery-peredaly-shhe-4-medychni-reanimobili-dlya-zsu/" text:style-name="Internet_20_link" text:visited-style-name="Visited_20_Internet_20_Link">
 <text:span text:style-name="T4">
Бельгійські партнери передали ще 4 медичні реанімобілі дляЗСУ</text:span>
</text:a>
 </text:span>
</text:p>
      <text:p text:style-name="P4">
**</text:p>
      <text:p text:style-name="P4">
Спільно з фондом допомоги ЗСУ «Київський політехнік» відбулася передачаЗбройним Силам України партії ударних безпілотників. Окрім того, булоорганізовано благодійні концерти видатного японського піаніста ТемпеяНакамури, завдяки чому зібрано немалі кошти для допомоги нашим Збройним Силам.</text:p>
      <text:p text:style-name="P4">
<draw:frame draw:style-name="fr1" draw:name="Image346" text:anchor-type="as-char" svg:width="6.9236in" svg:height="4.996531in" draw:z-index="0">
<draw:image xlink:href="../Images/AРМІЯINFORM/2023-06-26T66-00-00-04-00/foto-5-.jpg" xlink:type="simple" xlink:show="embed" xlink:actuate="onLoad" draw:mime-type="image/jpeg"/>
</draw:frame>
</text:p>
      <text:p text:style-name="P4">
Українська Рада Миру сприяла також проведенню благодійного концерту музичноїкафедри ЮНЕСКО «Музика, освіта, наука заради миру», яку очолює видатнийукраїнський музикант Герман Макаренко.</text:p>
      <text:p text:style-name="P4">
— Разом із цією кафедрою та з членами Української Ради Миру ми напрацьовуємопрограму співпраці з ЮНЕСКО, — додав голова УРМ. — До організації цьогопроцесу долучились також члени президії. Сподіваюся, впродовж найближчихмісяців ми побачимо перші результати. Для нас такі контакти дуже важливі, аджеце розширення наших можливостей. Ми зможемо доносити ідеї справедливого мирудо світової спільноти і з позиції ЮНЕСКО, — підкреслив Михайло Згуровський.</text:p>
      <text:p text:style-name="P4">
<draw:frame draw:style-name="fr1" draw:name="Image347" text:anchor-type="as-char" svg:width="6.9236in" svg:height="4.408025in" draw:z-index="0">
<draw:image xlink:href="../Images/AРМІЯINFORM/2023-06-26T66-00-00-04-00/foto-6-.jpg" xlink:type="simple" xlink:show="embed" xlink:actuate="onLoad" draw:mime-type="image/jpeg"/>
</draw:frame>
</text:p>
      <text:p text:style-name="P4">
Під час заходу, присвяченого підписанню Угоди, наш кореспондент такожпоспілкувався з очільником молодіжного крила Української Ради Миру, експертомз міжнародних відносин та головою правління громадської організації«Український Альянс», військовослужбовцем Володимиром Юрченко, інтерв’ю з якимможна буде почитати згодом на сайті Інформаційного агентства.</text:p>
      <text:p text:style-name="P4">
— Сьогоднішня подія по суті є історичною, адже представники найповажнішихуніверситетів України домовилися про загальну співпрацю. А це величезнаможливість людських та наукових ресурсів, тому я вважаю, що перед нами великемайбутнє. Ми залучатимемо міжнародних партнерів, співпрацюватимемо з ООН таЮНЕСКО. Також, будемо дуже широко залучати до цього молодь. Ми розпочалиспілкування зі студентством, зацікавленою молоддю і спільно окреслили напрями,які хотіли б першочергово розвивати, — розповів Володимир Юрченко.</text:p>
      <text:p text:style-name="P4">
Жваве обговорення викликала пропозиція виконувача обов’язків ректораКиївського національного університету імені Вадима Гетьмана Дмитра Лук’яненка,присвоїти молодіжним університетським лідерам — активістам Української РадиМиру — статус делегата чи посла організації. Висловлювались також пропозиціїприсвоювати такий статус відомим громадянам України чи відомим закордоннимособистостям, які підтримують Україну.</text:p>
      <text:p text:style-name="P4">
<draw:frame draw:style-name="fr1" draw:name="Image348" text:anchor-type="as-char" svg:width="6.9236in" svg:height="4.384947in" draw:z-index="0">
<draw:image xlink:href="../Images/AРМІЯINFORM/2023-06-26T66-00-00-04-00/foto-7-13.jpg" xlink:type="simple" xlink:show="embed" xlink:actuate="onLoad" draw:mime-type="image/jpeg"/>
</draw:frame>
</text:p>
      <text:p text:style-name="P4">
По завершенню дискусії, учасники зустрічі погодились, що об’єднання зусильпровідних університетів України, Національної академії педагогічних наук іМалої академії наук значно підсилить діяльність Української Ради Миру, а такождасть змогу більш потужно донести до світу ідеї справедливого миру дляУкраїни.</text:p>
      <text:p text:style-name="P4">
Відтак відбулося підписання Угоди. Серед конкретних заходів, передбачених удокументі, зазначається, що сторони проводитимуть консультації,здійснюватимуть обмін необхідними матеріалами, науково-технічною, аналітичноюінформацією.</text:p>
      <text:p text:style-name="P4">
<draw:frame draw:style-name="fr1" draw:name="Image349" text:anchor-type="as-char" svg:width="6.9236in" svg:height="4.765745in" draw:z-index="0">
<draw:image xlink:href="../Images/AРМІЯINFORM/2023-06-26T66-00-00-04-00/foto-8-14.jpg" xlink:type="simple" xlink:show="embed" xlink:actuate="onLoad" draw:mime-type="image/jpeg"/>
</draw:frame>
</text:p>
      <text:p text:style-name="P4">
Використовуючи інноваційні технології в науково-освітньому процесі,співпрацюватимуть щодо підготовки пропозицій до державних програм, проєктівзаконів, інших нормативно-правових актів, спрямованих на створення умов дляреалізації державної політики розвитку освіти, науки, молодіжної політики,збереження миру та єдності в Україні. Партнери розроблятимуть таздійснюватимуть спільні довгострокові проєкти, спрямовані на розвиток тазміцнення миротворчого руху в Україні та за її межами на основі демократичних,цивілізаційних, гуманістичних цінностей та Української Формули Миру.</text:p>
      <text:p text:style-name="P4">
<text:span text:style-name="T5">
Фото автора</text:span>
</text:p>
      <text:p text:style-name="P4">
Source: <text:a xlink:type="simple" xlink:href="https://armyinform.com.ua/2023/06/26/ugodu-pro-spivpraczyu-pidpysaly-providni-ukrayinski-universytety/" text:style-name="Internet_20_link" text:visited-style-name="Visited_20_Internet_20_Link">
https://armyinform.com.ua/2023/06/26/ugodu-pro-spivpraczyu-pidpysaly-providni-ukrayinski-universytety/</text:a>
</text:p>
      <!--NEWS-->
      <text:h text:style-name="P10" text:outline-level="1">
<text:span text:style-name="T4">
У Північній операційній зоні завершено будівництво психологічно-тактичних смуг перешкод</text:span>
</text:h>
      <text:p text:style-name="P4">
Author: ['АРМІЯINFORM']</text:p>
      <text:p text:style-name="P4">
Time: 2023-06-26T67:00:00-04:00</text:p>
      <text:p text:style-name="P4">
Description: На навчальному тактичному полі в зоні відповідальності угруповання військ «Су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95386_659560386200017_7485387343353352619_n.jpg" text:style-name="Internet_20_link" text:visited-style-name="Visited_20_Internet_20_Link">
347595386_659560386200017_7485387343353352619_n.jpg</text:a>
', '<text:a xlink:type="simple" xlink:href="https://armyinform.com.ua/wp-content/uploads/2023/06/347385142_659560436200012_1296608944679685342_n-150x150.jpg" text:style-name="Internet_20_link" text:visited-style-name="Visited_20_Internet_20_Link">
347385142_659560436200012_1296608944679685342_n-150x150.jpg</text:a>
', '<text:a xlink:type="simple" xlink:href="https://armyinform.com.ua/wp-content/uploads/2023/06/347269842_659560402866682_3808685465331176814_n-150x150.jpg" text:style-name="Internet_20_link" text:visited-style-name="Visited_20_Internet_20_Link">
347269842_659560402866682_3808685465331176814_n-150x150.jpg</text:a>
', '<text:a xlink:type="simple" xlink:href="https://armyinform.com.ua/wp-content/uploads/2023/06/347396495_659560439533345_3544675278850198066_n-150x150.jpg" text:style-name="Internet_20_link" text:visited-style-name="Visited_20_Internet_20_Link">
347396495_659560439533345_3544675278850198066_n-150x150.jpg</text:a>
', '<text:a xlink:type="simple" xlink:href="https://armyinform.com.ua/wp-content/uploads/2023/06/347256393_659560392866683_7049011731750684128_n-150x150.jpg" text:style-name="Internet_20_link" text:visited-style-name="Visited_20_Internet_20_Link">
347256393_659560392866683_7049011731750684128_n-150x150.jpg</text:a>
', '<text:a xlink:type="simple" xlink:href="https://armyinform.com.ua/wp-content/uploads/2023/06/347263917_659560426200013_6829683974018906050_n-150x150.jpg" text:style-name="Internet_20_link" text:visited-style-name="Visited_20_Internet_20_Link">
347263917_659560426200013_6829683974018906050_n-150x150.jpg</text:a>
']</text:p>
      <text:p text:style-name="P4">
Tags: ['КОМАНДУВАННЯ ОБ’ЄДНАНИХ СИЛ ЗС УКРАЇНИ', 'ПІВНІЧНА ОПЕРАЦІЙНА ЗОНА', 'СЕРГІЙ НАЄВ']</text:p>
      <text:p text:style-name="P4">
Category: News</text:p>
      <!--METADATA-->
      <text:p text:style-name="P4">
<draw:frame draw:style-name="fr1" draw:name="Image350" text:anchor-type="as-char" svg:width="6.9236in" svg:height="4.754205in" draw:z-index="0">
<draw:image xlink:href="../Images/AРМІЯINFORM/2023-06-26T67-00-00-04-00/347595386_659560386200017_7485387343353352619_n.jpg" xlink:type="simple" xlink:show="embed" xlink:actuate="onLoad" draw:mime-type="image/jpeg"/>
</draw:frame>
</text:p>
      <text:p text:style-name="P4">
На навчальному тактичному полі в зоні відповідальності угруповання військ«Суми» відбулися масштабні комплексні тренування підрозділів Сил оборониУкраїни.</text:p>
      <text:p text:style-name="P4">
Про це<text:a xlink:type="simple" xlink:href="https://www.facebook.com/JointForcesCommandAFU/posts/pfbid02dVSubYD9GQFp4fedQGtPu1myELGX1L8jiVzZH5uzFWcaiheEr7Ah939K4xDBxh8cl" text:style-name="Internet_20_link" text:visited-style-name="Visited_20_Internet_20_Link">
інформує</text:a>
Командування Об’єднаних Сил ЗС України.</text:p>
      <text:p text:style-name="P4">
— У Північній операційній зоні завершено будівництво психологічно-тактичнихсмуг перешкод, який тривав понад пів року. За цей час створено понад пів сотніподібних баз. Тисячі солдатів, які пройшли навчання, нищать ворога на сході тана інших напрямках. Повертаючись на ротацію, бійці передають свій бойовийдосвід новоприбулим, утворюючи нові штурмові групи для нанесення вирішальногоудару по ворогу, — повідомив командувач Об’єднаних Сил ЗС України генерал-лейтенант Сергій Наєв.</text:p>
      <text:p text:style-name="P4">
<text:a xlink:type="simple" xlink:href="https://armyinform.com.ua/wp-content/uploads/2023/06/347385142_659560436200012_1296608944679685342_n.jpg" text:style-name="Internet_20_link" text:visited-style-name="Visited_20_Internet_20_Link">
<draw:frame draw:style-name="fr1" draw:name="Image351" text:anchor-type="as-char" svg:width="6.9236in" svg:height="6.9236in" draw:z-index="0">
<draw:image xlink:href="../Images/AРМІЯINFORM/2023-06-26T67-00-00-04-00/347385142_659560436200012_1296608944679685342_n-150x150.jpg" xlink:type="simple" xlink:show="embed" xlink:actuate="onLoad" draw:mime-type="image/jpeg"/>
</draw:frame>
</text:a>
</text:p>
      <text:p text:style-name="P4">
<text:a xlink:type="simple" xlink:href="https://armyinform.com.ua/wp-content/uploads/2023/06/347269842_659560402866682_3808685465331176814_n.jpg" text:style-name="Internet_20_link" text:visited-style-name="Visited_20_Internet_20_Link">
<draw:frame draw:style-name="fr1" draw:name="Image352" text:anchor-type="as-char" svg:width="6.9236in" svg:height="6.9236in" draw:z-index="0">
<draw:image xlink:href="../Images/AРМІЯINFORM/2023-06-26T67-00-00-04-00/347269842_659560402866682_3808685465331176814_n-150x150.jpg" xlink:type="simple" xlink:show="embed" xlink:actuate="onLoad" draw:mime-type="image/jpeg"/>
</draw:frame>
</text:a>
</text:p>
      <text:p text:style-name="P4">
<text:a xlink:type="simple" xlink:href="https://armyinform.com.ua/wp-content/uploads/2023/06/347396495_659560439533345_3544675278850198066_n.jpg" text:style-name="Internet_20_link" text:visited-style-name="Visited_20_Internet_20_Link">
<draw:frame draw:style-name="fr1" draw:name="Image353" text:anchor-type="as-char" svg:width="6.9236in" svg:height="6.9236in" draw:z-index="0">
<draw:image xlink:href="../Images/AРМІЯINFORM/2023-06-26T67-00-00-04-00/347396495_659560439533345_3544675278850198066_n-150x150.jpg" xlink:type="simple" xlink:show="embed" xlink:actuate="onLoad" draw:mime-type="image/jpeg"/>
</draw:frame>
</text:a>
</text:p>
      <text:p text:style-name="P4">
Навчання передбачало кілька елементів, основний з них — смуга перешкод. Окрімфізичних навантажень, складних для проходження перешкод та постійногозвукового впливу імітаційних вибухових пристроїв, воїни отримували швидківвідні від інструкторів, що, безумовно, додавало складності у пересуванні посмузі.</text:p>
      <text:p text:style-name="P4">
— Поспілкувавшись з нашими військовослужбовцями, помітив одну характернутенденцію. Переважна більшість наших воїнів наголошують на необхідностідодаткових тренувань, оскільки добра фізична підготовка — найперша запоруказбереження життя в бойових умовах, — зазначив генерал-лейтенант Сергій Наєв.</text:p>
      <text:p text:style-name="P4">
На тактичному полі, облаштованому для ведення навчань з бойовою стрільбою,військовослужбовці однієї з бригад Сил оборони відточували бойову майстерністьу діях в наступі з підтримкою бронетехніки. Також відпрацьовувалися елементиевакуації пораненого з поля бою, розгортання мінометного підрозділу тапідтримки вогнем піхоти в наступі.</text:p>
      <text:p text:style-name="P4">
<text:a xlink:type="simple" xlink:href="https://armyinform.com.ua/wp-content/uploads/2023/06/347256393_659560392866683_7049011731750684128_n.jpg" text:style-name="Internet_20_link" text:visited-style-name="Visited_20_Internet_20_Link">
<draw:frame draw:style-name="fr1" draw:name="Image354" text:anchor-type="as-char" svg:width="6.9236in" svg:height="6.9236in" draw:z-index="0">
<draw:image xlink:href="../Images/AРМІЯINFORM/2023-06-26T67-00-00-04-00/347256393_659560392866683_7049011731750684128_n-150x150.jpg" xlink:type="simple" xlink:show="embed" xlink:actuate="onLoad" draw:mime-type="image/jpeg"/>
</draw:frame>
</text:a>
</text:p>
      <text:p text:style-name="P4">
<text:a xlink:type="simple" xlink:href="https://armyinform.com.ua/wp-content/uploads/2023/06/347263917_659560426200013_6829683974018906050_n.jpg" text:style-name="Internet_20_link" text:visited-style-name="Visited_20_Internet_20_Link">
<draw:frame draw:style-name="fr1" draw:name="Image355" text:anchor-type="as-char" svg:width="6.9236in" svg:height="6.9236in" draw:z-index="0">
<draw:image xlink:href="../Images/AРМІЯINFORM/2023-06-26T67-00-00-04-00/347263917_659560426200013_6829683974018906050_n-150x150.jpg" xlink:type="simple" xlink:show="embed" xlink:actuate="onLoad" draw:mime-type="image/jpeg"/>
</draw:frame>
</text:a>
</text:p>
      <text:p text:style-name="P4">
Воїни також проходили обкатку танками та тренінги з медичної підготовки.Учасники навчань мали можливість ознайомитися з «новинками» ворожих міннихпасток, які наші сапери знаходять на лінії бойового зіткнення.</text:p>
      <text:p text:style-name="P4">
— Ми маємо все робити для того, аби впевненість суспільства у Збройних СилахУкраїни перетворилася на наші професійні дії з подолання ворога. Щоб громадяниУкраїни, мешканці Сумської області знали, що вони надійно захищені, а на кожнудію ворога буде миттєва і безкомпромісна відповідь, — наголосив генерал-лейтенант Сергій Наєв.</text:p>
      <text:p text:style-name="P4">
Source: <text:a xlink:type="simple" xlink:href="https://armyinform.com.ua/2023/06/26/u-pivnichnij-operaczijnij-zoni-zaversheno-budivnycztvo-psyhologichno-taktychnyh-smug-pereshkod/" text:style-name="Internet_20_link" text:visited-style-name="Visited_20_Internet_20_Link">
https://armyinform.com.ua/2023/06/26/u-pivnichnij-operaczijnij-zoni-zaversheno-budivnycztvo-psyhologichno-taktychnyh-smug-pereshkod/</text:a>
</text:p>
      <!--NEWS-->
      <text:h text:style-name="P10" text:outline-level="1">
<text:span text:style-name="T4">
Військові показали перші кадри зі звільненого Рівнополя</text:span>
</text:h>
      <text:p text:style-name="P4">
Author: ['АРМІЯINFORM']</text:p>
      <text:p text:style-name="P4">
Time: 2023-06-26T68:00:00-04:00</text:p>
      <text:p text:style-name="P4">
Description: Військовослужбовці ЗС України записали відеозвернення зі звільненого Рівнопол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РІВНОПОЛЬ']</text:p>
      <text:p text:style-name="P4">
Category: News</text:p>
      <!--METADATA-->
      <text:p text:style-name="P4">
Військовослужбовці ЗС України записали відеозвернення зі звільненого Рівнополяна Донеччині. Наші захисники заявили, що окупанти тікають від контрнаступуЗСУ, тоді як українські війська просуваються вперед.</text:p>
      <text:p text:style-name="P4">
Відео<text:a xlink:type="simple" xlink:href="https://www.facebook.com/UALandForces/videos/1411846686271073" text:style-name="Internet_20_link" text:visited-style-name="Visited_20_Internet_20_Link">
опублікували</text:a>
на сторінці Сухопутних військ України.</text:p>
      <text:p text:style-name="P4">
Нагадаємо, 26 червня заступник Міністра оборони України Ганна Маляр<text:a xlink:type="simple" xlink:href="https://armyinform.com.ua/2023/06/26/rivnopil-pid-kontrolem-ukrayiny-ganna-malyar/" text:style-name="Internet_20_link" text:visited-style-name="Visited_20_Internet_20_Link">
повідомила</text:a>
, що Сили оборони повернули Рівнопіль під контрольУкраїни.</text:p>
      <text:p text:style-name="P4">
Село Рівнопіль знаходиться на стику Донецької й Запорізької області. На лівійта правій стороні від села знаходяться населені пункти, які також підконтролем українських сил.</text:p>
      <text:p text:style-name="P4">
Source: <text:a xlink:type="simple" xlink:href="https://armyinform.com.ua/2023/06/26/vijskovi-pokazaly-pershi-kadry-zi-zvilnenogo-rivnopolya/" text:style-name="Internet_20_link" text:visited-style-name="Visited_20_Internet_20_Link">
https://armyinform.com.ua/2023/06/26/vijskovi-pokazaly-pershi-kadry-zi-zvilnenogo-rivnopolya/</text:a>
</text:p>
      <!--NEWS-->
      <text:h text:style-name="P10" text:outline-level="1">
<text:span text:style-name="T4">
В Україні стане більше військово-лікарських комісій</text:span>
</text:h>
      <text:p text:style-name="P4">
Author: ['АРМІЯINFORM']</text:p>
      <text:p text:style-name="P4">
Time: 2023-06-26T69:00:00-04:00</text:p>
      <text:p text:style-name="P4">
Description: У суботу, 24 червня, Уряд затвердив план заходів з оптимізації проце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2_main-v1680722596.jpg" text:style-name="Internet_20_link" text:visited-style-name="Visited_20_Internet_20_Link">
82_main-v1680722596.jpg</text:a>
']</text:p>
      <text:p text:style-name="P4">
Tags: ['ВЛК', 'МІНІСТЕРСТВО ОБОРОНИ УКРАЇНИ']</text:p>
      <text:p text:style-name="P4">
Category: News</text:p>
      <!--METADATA-->
      <text:p text:style-name="P4">
<draw:frame draw:style-name="fr1" draw:name="Image356" text:anchor-type="as-char" svg:width="6.9236in" svg:height="4.61903in" draw:z-index="0">
<draw:image xlink:href="../Images/AРМІЯINFORM/2023-06-26T69-00-00-04-00/82_main-v1680722596.jpg" xlink:type="simple" xlink:show="embed" xlink:actuate="onLoad" draw:mime-type="image/jpeg"/>
</draw:frame>
</text:p>
      <text:p text:style-name="P4">
У суботу, 24 червня, Уряд затвердив план заходів з оптимізації процесіввійськово-лікарської експертизи на 2023 рік. Він має на меті забезпечитивійськовослужбовців належним та швидким сервісом проходження <text:a xlink:type="simple" xlink:href="https://armyinform.com.ua/tag/vlk/" text:style-name="Internet_20_link" text:visited-style-name="Visited_20_Internet_20_Link">
військово-лікарської комісії</text:a>
 та зменшитинавантаження на заклади охорони здоров’я в системі Міністерства оборониУкраїни, інших складових Сил оборони та комунальних закладах охорони здоров’я.</text:p>
      <text:p text:style-name="P4">
Запрацює автоматизація перебігу проходження ВЛК, з’явиться інтеграція медичнихпроцесів між військовими та цивільними компонентами. Серед інших завдань плану— викорінення надмірної бюрократії та забезпечення військовослужбовцівсоціальними гарантіями.</text:p>
      <text:p text:style-name="P4">
— Цим рішенням ми впроваджуємо ефективні процеси, які здатні забезпечитиякісне проходження ВЛК в умовах воєнного стану. Буде розширена мережавійськово-лікарських комісій, впроваджені цифрові інструменти, обладнаніприміщення до вимог людей з обмеженими можливостями. Будуть проведеніінформаційні кампанії, щоби кожен військовослужбовець чітко знав свої правапід час проходження військово-лікарської комісії, лікування чи реабілітації, —повідомив Міністр оборони України Олексій Резніков.</text:p>
      <text:p text:style-name="P4">
Для реалізації цих завдань активно співпрацюють підрозділи Збройних СилУкраїни, Міністерство оборони України, Міністерство охорони здоров'я України,Міністерство у справах ветеранів України, Міністерство цифрової трансформаціїУкраїни та громадськість.</text:p>
      <text:p text:style-name="P4">
<text:span text:style-name="T4">
Джерело:</text:span>
 <text:a xlink:type="simple" xlink:href="https://www.mil.gov.ua/news/2023/06/26/v-ukraini-stane-bilshe-vijskovo-likarskih-komisij/" text:style-name="Internet_20_link" text:visited-style-name="Visited_20_Internet_20_Link">
<text:span text:style-name="T5">
Міністерство оборониУкраїни</text:span>
</text:a>
</text:p>
      <text:p text:style-name="P4">
Source: <text:a xlink:type="simple" xlink:href="https://armyinform.com.ua/2023/06/26/v-ukrayini-stane-bilshe-vijskovo-likarskyh-komisij/" text:style-name="Internet_20_link" text:visited-style-name="Visited_20_Internet_20_Link">
https://armyinform.com.ua/2023/06/26/v-ukrayini-stane-bilshe-vijskovo-likarskyh-komisij/</text:a>
</text:p>
      <!--NEWS-->
      <text:h text:style-name="P10" text:outline-level="1">
<text:span text:style-name="T4">
Платформа DREAM дозволяє простежити кожен проєкт відновлення України - Шуляк</text:span>
</text:h>
      <text:p text:style-name="P4">
Authors: Ukrinform (Person)</text:p>
      <text:p text:style-name="P4">
Publisher: Укринформ (Organization)</text:p>
      <text:p text:style-name="P4">
Published Time: 2023-06-26T6:55:00+03:00</text:p>
      <text:p text:style-name="P4">
Modified Time: 2023-06-26T21:55:00+03:00</text:p>
      <text:p text:style-name="P4">
Description: На міжнародній Конференції з відновлення України у Лондоні Міністерство розвитку громад, територій та інфраструктури презентувало цифрову платформу DREAM, яка дозволяє відстежувати інформацію про відбудову пошкоджених або знищених об'єктів. — Укрінформ.</text:p>
      <text:p text:style-name="P4">
Images: ['<text:a xlink:type="simple" xlink:href="https://static.ukrinform.com/photos/2022_10/thumb_files/630_360_1665650365-629.jpg" text:style-name="Internet_20_link" text:visited-style-name="Visited_20_Internet_20_Link">
630_360_16656...</text:a>
']</text:p>
      <text:p text:style-name="P4">
Tags: ['Шуляк', 'Війна з Росією', 'Відбудова']</text:p>
      <text:p text:style-name="P4">
Type: Article</text:p>
      <!--METADATA-->
      <text:p text:style-name="P4">
<draw:frame draw:style-name="fr1" draw:name="Image357" text:anchor-type="as-char" svg:width="6.9236in" svg:height="3.956343in" draw:z-index="0">
<draw:image xlink:href="../Images/yкринформ/2023-06-26T6-55-00-03-00/630_360_1665650365-629.jpg" xlink:type="simple" xlink:show="embed" xlink:actuate="onLoad" draw:mime-type="image/jpeg"/>
</draw:frame>
 Наміжнародній Конференції з відновлення України у Лондоні Міністерство розвиткугромад, територій та інфраструктури презентувало цифрову платформу DREAM, якадозволяє відстежувати інформацію про відбудову пошкоджених або знищенихоб'єктів.</text:p>
      <text:p text:style-name="P4">
Як передає Укрінформ, про це розповіла в ексклюзивному <text:a xlink:type="simple" xlink:href="http://ukr.radio/news.html" text:style-name="Internet_20_link" text:visited-style-name="Visited_20_Internet_20_Link">
 інтерв'ю Українськомурадіо </text:a>
 голова парламентськогокомітету з питань організації державної влади, місцевого самоврядування,регіонального розвитку та містобудування, очільниця партії "Слуга народу"Олена Шуляк.</text:p>
      <text:p text:style-name="P4">
"У Лондоні Міністерство відновлення презентувало велику цифрову платформу, яканазивається DREAM. Вона дозволяє всім мешканцям, всіх громадянам нашої країни,нашим донорам, чиновникам, бізнесу мати доступ до інформації і стежити зареалізацією кожного проєкту, який є в плані відновлення. Тобто, можнаподивитися, які гроші використовувалися, як вони використовувалися, на якомуетапі знаходиться той чи інший проєкт. У зв’язку з тим, що DREAM кореспондує зіншими реєстрами, він максимально наповнений інформацією", – розповіла Шуляк.</text:p>
      <text:p text:style-name="P4">
Вона додала, що коли розроблявся цифровий модуль, основним побажанням булозабезпечити підхід "усі бачать усе".</text:p>
      <text:p text:style-name="P4">
<text:span text:style-name="T4">
Читайте також:</text:span>
 <text:a xlink:type="simple" xlink:href="https://www.ukrinform.ua/rubric-vidbudova/3725238-u-dream-zareestruvali-ponad-6-tisac-proektiv-ta-idej-vidbudovi.html" text:style-name="Internet_20_link" text:visited-style-name="Visited_20_Internet_20_Link">
 У <text:span text:style-name="T4">
DREAM</text:span>
 зареєстрували понад 6 тисяч проєктів та ідейвідбудови </text:a>
</text:p>
      <text:p text:style-name="P4">
"Чим максимальніше ти відкриваєш інформацію, тим менше можливостей длякорупційних злодіянь. Тому один із основних принципів нашого відновлення,відбудови є цифровізація, щоб позбутися максимально всіх корупційних ризиків,які можуть бути при відбудові", – сказала вона.</text:p>
      <text:p text:style-name="P4">
Як повідомлялося, 21-22 червня у Лондоні відбулася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За добу армія рф обстріляла 149 населених пунктів</text:span>
</text:h>
      <text:p text:style-name="P4">
Author: ['АРМІЯINFORM']</text:p>
      <text:p text:style-name="P4">
Time: 2023-06-26T70: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d78596c-0454-4804-b59d-486f19f8579e.jpg" text:style-name="Internet_20_link" text:visited-style-name="Visited_20_Internet_20_Link">
bd78596c-0454-4804-b59d-486f19f8579e.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358" text:anchor-type="as-char" svg:width="6.9236in" svg:height="5.178454in" draw:z-index="0">
<draw:image xlink:href="../Images/AРМІЯINFORM/2023-06-26T70-00-00-04-00/bd78596c-0454-4804-b59d-486f19f8579e.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355" text:style-name="Internet_20_link" text:visited-style-name="Visited_20_Internet_20_Link">
повідомляє</text:a>
 Military MediaCenter.</text:p>
      <text:p text:style-name="P4">
Із різних видів озброєння — міномети, танки, артилерія, РСЗВ, ЗРК, БПЛА,крилаті ракети, тактична авіація — були атаковані 149 населених пунктів та 50об’єктів інфраструктури.</text:p>
      <text:p text:style-name="P4">
За попередньою інформацією, є загиблі та поранені серед цивільних, кількістьжертв уточнюється.</text:p>
      <text:p text:style-name="P4">
Source: <text:a xlink:type="simple" xlink:href="https://armyinform.com.ua/2023/06/26/za-dobu-armiya-rf-obstrilyala-149-naselenyh-punktiv/" text:style-name="Internet_20_link" text:visited-style-name="Visited_20_Internet_20_Link">
https://armyinform.com.ua/2023/06/26/za-dobu-armiya-rf-obstrilyala-149-naselenyh-punktiv/</text:a>
</text:p>
      <!--NEWS-->
      <text:h text:style-name="P10" text:outline-level="1">
<text:span text:style-name="T4">
Українські армійці здобули «золото», «срібло» та «бронзу» на чемпіонаті світу зі скелелазіння серед військових</text:span>
</text:h>
      <text:p text:style-name="P4">
Author: ['АРМІЯINFORM']</text:p>
      <text:p text:style-name="P4">
Time: 2023-06-26T71:00:00-04:00</text:p>
      <text:p text:style-name="P4">
Description: У словенському Копері завершився 2-й чемпіонат світу зі скелелазіння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37401_764349522153524_8084052969132646622_n-e1687762403715.jpg" text:style-name="Internet_20_link" text:visited-style-name="Visited_20_Internet_20_Link">
347437401_764349522153524_8084052969132646622_n-e1687762403715.jpg</text:a>
', '<text:a xlink:type="simple" xlink:href="https://armyinform.com.ua/wp-content/uploads/2023/06/347268786_764349525486857_3729387906252266158_n-e1687762428414.jpg" text:style-name="Internet_20_link" text:visited-style-name="Visited_20_Internet_20_Link">
347268786_764349525486857_3729387906252266158_n-e1687762428414.jpg</text:a>
']</text:p>
      <text:p text:style-name="P4">
Tags: ['АРМІЙСЬКІ СПОРТСМЕНКИ']</text:p>
      <text:p text:style-name="P4">
Category: News</text:p>
      <!--METADATA-->
      <text:p text:style-name="P4">
<draw:frame draw:style-name="fr1" draw:name="Image359" text:anchor-type="as-char" svg:width="6.9236in" svg:height="4.15416in" draw:z-index="0">
<draw:image xlink:href="../Images/AРМІЯINFORM/2023-06-26T71-00-00-04-00/347437401_764349522153524_8084052969132646622_n-e1687762403715.jpg" xlink:type="simple" xlink:show="embed" xlink:actuate="onLoad" draw:mime-type="image/jpeg"/>
</draw:frame>
</text:p>
      <text:p text:style-name="P4">
У словенському Копері завершився 2-й чемпіонат світу зі скелелазіння середвійськовослужбовців, який відбувся під егідою Міжнародної ради військовогоспорту (СІЗМ). Участь у змаганнях взяли близько ста учасників з 11 країнсвіту.</text:p>
      <text:p text:style-name="P4">
Про це<text:a xlink:type="simple" xlink:href="https://www.facebook.com/CSKA1992/posts/pfbid02peQdL9G2vu5Y4Fj365TM7Au2c3HiJYo9TuM48xeHZf67kpbtqEq7U8BRohWJrmH3l" text:style-name="Internet_20_link" text:visited-style-name="Visited_20_Internet_20_Link">
повідомляє</text:a>
Центральний спортивний клуб ЗСУ.</text:p>
      <text:p text:style-name="P4">
На змаганнях представники 9-го спортивного клубу (м. Одеса) здобули три медалі— «золото», «срібло» та «бронзу».</text:p>
      <text:p text:style-name="P4">
Переможцем чемпіонату світу у змаганнях на швидкість став <text:span text:style-name="T4">
КостянтинПавленко</text:span>
 з повторенням рекорду СІЗМ із результатом 5.43 с. У цьому ж видізмагань серед жінок срібну нагороду здобула <text:span text:style-name="T4">
Софія Гладка</text:span>
 та бронзовумедаль завоював <text:span text:style-name="T4">
Ярослав Ткач</text:span>
 , який встановив новий рекорд СІЗМ (5.43 с).</text:p>
      <text:p text:style-name="P4">
<draw:frame draw:style-name="fr1" draw:name="Image360" text:anchor-type="as-char" svg:width="6.9236in" svg:height="4.796035in" draw:z-index="0">
<draw:image xlink:href="../Images/AРМІЯINFORM/2023-06-26T71-00-00-04-00/347268786_764349525486857_3729387906252266158_n-e1687762428414.jpg" xlink:type="simple" xlink:show="embed" xlink:actuate="onLoad" draw:mime-type="image/jpeg"/>
</draw:frame>
</text:p>
      <text:p text:style-name="P4">
У загальнокомандному заліку за підсумками трьох змагальних видів (трудність,швидкість, болдерінг) команда України посіла третє місце.</text:p>
      <text:p text:style-name="P4">
Source: <text:a xlink:type="simple" xlink:href="https://armyinform.com.ua/2023/06/26/ukrayinski-armijczi-zdobuly-zoloto-sriblo-ta-bronzu-na-chempionati-svitu-zi-skelelazinnya-sered-vijskovyh/" text:style-name="Internet_20_link" text:visited-style-name="Visited_20_Internet_20_Link">
https://armyinform.com.ua/2023/06/26/ukrayinski-armijczi-zdobuly-zoloto-sriblo-ta-bronzu-na-chempionati-svitu-zi-skelelazinnya-sered-vijskovyh/</text:a>
</text:p>
      <!--NEWS-->
      <text:h text:style-name="P10" text:outline-level="1">
<text:span text:style-name="T4">
Мобільні оператори зарезервують номер телефону для близьких військового, який зник безвісти</text:span>
</text:h>
      <text:p text:style-name="P4">
Author: ['АРМІЯINFORM']</text:p>
      <text:p text:style-name="P4">
Time: 2023-06-26T72:00:00-04:00</text:p>
      <text:p text:style-name="P4">
Description: Українці, чиї близькі загинули або зникли безвісти, захищаючи країну, змож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39ed286-7df4-4549-9664-21f4e4062d3f.jpg" text:style-name="Internet_20_link" text:visited-style-name="Visited_20_Internet_20_Link">
c39ed286-7df4-4549-9664-21f4e4062d3f.jpg</text:a>
']</text:p>
      <text:p text:style-name="P4">
Tags: ['БЕЗВІСТИ ЗНИКЛІ', 'МІНЦИФРИ']</text:p>
      <text:p text:style-name="P4">
Category: News</text:p>
      <!--METADATA-->
      <text:p text:style-name="P4">
<draw:frame draw:style-name="fr1" draw:name="Image361" text:anchor-type="as-char" svg:width="6.9236in" svg:height="5.006789in" draw:z-index="0">
<draw:image xlink:href="../Images/AРМІЯINFORM/2023-06-26T72-00-00-04-00/c39ed286-7df4-4549-9664-21f4e4062d3f.jpg" xlink:type="simple" xlink:show="embed" xlink:actuate="onLoad" draw:mime-type="image/jpeg"/>
</draw:frame>
</text:p>
      <text:p text:style-name="P4">
Українці, чиї близькі загинули або зникли безвісти, захищаючи країну, зможутьзарезервувати їхній номер телефону. Так він не потрапить до нового абонентапротягом двох років з дня останнього поповнення рахунку.</text:p>
      <text:p text:style-name="P4">
Про це<text:a xlink:type="simple" xlink:href="https://www.facebook.com/mintsyfra/posts/pfbid0x52PCV5YvX6xbRP6nmkjSuNkTT5SmQNkpjRB2oSCLueEBA3GqETmPtAZgeTnYmGjl" text:style-name="Internet_20_link" text:visited-style-name="Visited_20_Internet_20_Link">
повідомляє</text:a>
Міністерство цифрової трансформації України.</text:p>
      <text:p text:style-name="P4">
Як зарезервувати номер:</text:p>
      <ul>
        <li>
зверніться до служби підтримки оператора: lifecell <text:span text:style-name="T4">
0800205433</text:span>
 або Kyivstar <text:span text:style-name="T4">
0800300466</text:span>
 ,  * повідомте номер телефону для резерву,  * зазначте, від кого звернення,  * очікуйте SMS з рішенням щодо запиту.</li>
      </ul>
      <text:p text:style-name="P4">
Резервування можливе лише для активних номерів. Наразі послуга працює втестовому режимі.</text:p>
      <text:p text:style-name="P4">
Source: <text:a xlink:type="simple" xlink:href="https://armyinform.com.ua/2023/06/26/mobilni-operatory-zarezervuyut-nomer-telefonu-dlya-blyzkyh-vijskovogo-yakyj-znyk-bezvisty/" text:style-name="Internet_20_link" text:visited-style-name="Visited_20_Internet_20_Link">
https://armyinform.com.ua/2023/06/26/mobilni-operatory-zarezervuyut-nomer-telefonu-dlya-blyzkyh-vijskovogo-yakyj-znyk-bezvisty/</text:a>
</text:p>
      <!--NEWS-->
      <text:h text:style-name="P10" text:outline-level="1">
<text:span text:style-name="T4">
Українська делегація у ПАРЄ нагадала про військовополонених, яких утримує росія з порушенням норм міжнародного права</text:span>
</text:h>
      <text:p text:style-name="P4">
Author: ['АРМІЯINFORM']</text:p>
      <text:p text:style-name="P4">
Time: 2023-06-26T73:00:00-04:00</text:p>
      <text:p text:style-name="P4">
Description: Постійна делегація Верховної Ради України у Парламентській асамблеї Ради Європи ПАР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4c7776e-0f55-4d31-857c-005b05a2c342.jpg" text:style-name="Internet_20_link" text:visited-style-name="Visited_20_Internet_20_Link">
14c7776e-0f55-4d31-857c-005b05a2c342.jpg</text:a>
']</text:p>
      <text:p text:style-name="P4">
Tags: ['BRING THE BAND HOME', 'ВІЙСЬКОВОПОЛОНЕНІ', 'НЕКОМБАТАНТИ', 'ПАРЄ']</text:p>
      <text:p text:style-name="P4">
Category: News</text:p>
      <!--METADATA-->
      <text:p text:style-name="P4">
<draw:frame draw:style-name="fr1" draw:name="Image362" text:anchor-type="as-char" svg:width="6.9236in" svg:height="4.609964in" draw:z-index="0">
<draw:image xlink:href="../Images/AРМІЯINFORM/2023-06-26T73-00-00-04-00/14c7776e-0f55-4d31-857c-005b05a2c342.jpg" xlink:type="simple" xlink:show="embed" xlink:actuate="onLoad" draw:mime-type="image/jpeg"/>
</draw:frame>
</text:p>
      <text:p text:style-name="P4">
Постійна делегація Верховної Ради України у Парламентській асамблеї РадиЄвропи ПАРЄ спільно з Координаційним штабом організували захід з метоюнагадати про важливість посилення міжнародного гуманітарного права та знайтипідтримку у звільненні українських в'язнів, які утримуються росією з грубимипорушеннями норм міжнародного права.</text:p>
      <text:p text:style-name="P4">
Про це <text:a xlink:type="simple" xlink:href="https://t.me/Koord_shtab/1330" text:style-name="Internet_20_link" text:visited-style-name="Visited_20_Internet_20_Link">
повідомляє</text:a>
 Координаційний штаб зпитань поводження з військовополоненими.</text:p>
      <text:p text:style-name="P4">
Bring the band home — під таким гаслом відбувся захід, що став голосомукраїнських військовополонених у ПАРЄ.</text:p>
      <text:p text:style-name="P4">
З початку широкомасштабної війни рф проти України було задокументовано безлічвоєнних злочинів та злочинів проти людяності, скоєних росією. За численнимисвідченнями, до затриманих некомбатантів, зокрема оркестрантів, а також іншихвійськовополонених росія застосовувала різні види катувань та іншогожорстокого і нелюдського поводження.</text:p>
      <text:p text:style-name="P4">
Source: <text:a xlink:type="simple" xlink:href="https://armyinform.com.ua/2023/06/26/ukrayinska-delegacziya-u-parye-nagadala-pro-vijskovopolonenyh-yaki-utrymuyutsya-rosiyeyu-z-porushennyam-norm-mizhnarodnogo-prava/" text:style-name="Internet_20_link" text:visited-style-name="Visited_20_Internet_20_Link">
https://armyinform.com.ua/2023/06/26/ukrayinska-delegacziya-u-parye-nagadala-pro-vijskovopolonenyh-yaki-utrymuyutsya-rosiyeyu-z-porushennyam-norm-mizhnarodnogo-prava/</text:a>
</text:p>
      <!--NEWS-->
      <text:h text:style-name="P10" text:outline-level="1">
<text:span text:style-name="T4">
Уряд встановив терміни реалізації плану заходів з оптимізації ВЛК</text:span>
</text:h>
      <text:p text:style-name="P4">
Author: ['АРМІЯINFORM']</text:p>
      <text:p text:style-name="P4">
Time: 2023-06-26T74:00:00-04:00</text:p>
      <text:p text:style-name="P4">
Description: Кабінет Міністрів України схвалив план заходів з оптимізації роботи військово-лікар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lk.jpg" text:style-name="Internet_20_link" text:visited-style-name="Visited_20_Internet_20_Link">
vlk.jpg</text:a>
']</text:p>
      <text:p text:style-name="P4">
Tags: ['ВЛК', 'УРЯД']</text:p>
      <text:p text:style-name="P4">
Category: News</text:p>
      <!--METADATA-->
      <text:p text:style-name="P4">
<draw:frame draw:style-name="fr1" draw:name="Image363" text:anchor-type="as-char" svg:width="6.9236in" svg:height="3.894525in" draw:z-index="0">
<draw:image xlink:href="../Images/AРМІЯINFORM/2023-06-26T74-00-00-04-00/vlk.jpg" xlink:type="simple" xlink:show="embed" xlink:actuate="onLoad" draw:mime-type="image/jpeg"/>
</draw:frame>
 Ілюстративнефото</text:p>
      <text:p text:style-name="P4">
Кабінет Міністрів України схвалив план заходів з оптимізації роботи<text:a xlink:type="simple" xlink:href="https://armyinform.com.ua/tag/vlk/" text:style-name="Internet_20_link" text:visited-style-name="Visited_20_Internet_20_Link">
військово-лікарських комісій</text:a>
 (ВЛК). Урядвстановив конкретні терміни реалізації запланованих змін, зокрема цьогорічзаплановано впровадження електронного документообігу між військовими частинамита закладами охорони здоров’я, що сприятиме швидкому та зручному обмінудокументами, необхідними для проходження ВЛК.</text:p>
      <text:p text:style-name="P4">
Про це <text:a xlink:type="simple" xlink:href="https://www.kmu.gov.ua/news/vstanovleno-terminy-realizatsii-planu-zakhodiv-z-optymizatsii-vlk" text:style-name="Internet_20_link" text:visited-style-name="Visited_20_Internet_20_Link">
повідомляє</text:a>
 Урядовий портал.</text:p>
      <text:p text:style-name="P4">
Міжурядова робоча група, в яку входять Міністерство охорони здоров’я України,підрозділи Збройних Сил України, Міністерство оборони України, Міністерство усправах ветеранів України, Міністерство цифрової трансформації України тагромадськість, у лютому 2023 року розпочала свою роботу з метою оптимізаціїроботи військово-лікарських комісій.</text:p>
      <text:p text:style-name="P4">
У результаті спільних зусиль уже було збільшено кількість гарнізонних ВЛК набазі цивільних закладів охорони здоров’я на більш ніж 50%. Також длябезоплатного проведення медоглядів військовозобов’язаних ухвалено постановуУряду щодо впровадження нового пакету медичних послуг у рамках Програмимедичних гарантій, триває процес залучення цивільних закладів.</text:p>
      <text:p text:style-name="P4">
Окрім цього, були внесені зміни до законодавства України, спрямовані наполіпшення процесу оформлення військовослужбовцям довідок про обставини травмта удосконалення оформлення та направлення медичних та інших документів міжвійськовими частинами та закладами охорони здоров’я.</text:p>
      <text:p text:style-name="P4">
Більшість гарнізонних ВЛК уже запустили електронну чергу для запису намедичний огляд. Крім того, розпочато інформаційну просвітницьку кампанію зметою надання допомоги військовослужбовцям після отримання травм, поранень чизахворювань.</text:p>
      <text:p text:style-name="P4">
Підвищення якості медичного обслуговування та забезпечення військовослужбовцівпід час проходження військово-лікарської комісії є пріоритетним завданнямМіністерства охорони здоров’я України, Медичних сил Збройних Сил України тауряду України.</text:p>
      <text:p text:style-name="P4">
Реалізація запланованих заходів КМУ сприятиме покращенню роботи ВЛК тазабезпеченню високої якості медичного обслуговування для наших захисників.</text:p>
      <text:p text:style-name="P4">
Source: <text:a xlink:type="simple" xlink:href="https://armyinform.com.ua/2023/06/26/uryad-vstanovyv-terminy-realizacziyi-planu-zahodiv-z-optymizacziyi-vlk/" text:style-name="Internet_20_link" text:visited-style-name="Visited_20_Internet_20_Link">
https://armyinform.com.ua/2023/06/26/uryad-vstanovyv-terminy-realizacziyi-planu-zahodiv-z-optymizacziyi-vlk/</text:a>
</text:p>
      <!--NEWS-->
      <text:h text:style-name="P10" text:outline-level="1">
<text:span text:style-name="T4">
Зірвано чергову спробу спецслужб рф розвідати оборону Південноукраїнської АЕС</text:span>
</text:h>
      <text:p text:style-name="P4">
Author: ['АРМІЯINFORM']</text:p>
      <text:p text:style-name="P4">
Time: 2023-06-26T75:00:00-04:00</text:p>
      <text:p text:style-name="P4">
Description: Затримано іще одного інформатора рф, який збирав розвіддані про обор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uzhnoukrayinsk.jpg" text:style-name="Internet_20_link" text:visited-style-name="Visited_20_Internet_20_Link">
yuzhnoukrayinsk.jpg</text:a>
']</text:p>
      <text:p text:style-name="P4">
Tags: ['STOPRUSSIA', 'АГРЕСІЯ РФ', 'ВТОРГНЕННЯ РФ', 'СБУ']</text:p>
      <text:p text:style-name="P4">
Category: News</text:p>
      <!--METADATA-->
      <text:p text:style-name="P4">
<draw:frame draw:style-name="fr1" draw:name="Image364" text:anchor-type="as-char" svg:width="6.9236in" svg:height="3.894525in" draw:z-index="0">
<draw:image xlink:href="../Images/AРМІЯINFORM/2023-06-26T75-00-00-04-00/yuzhnoukrayinsk.jpg" xlink:type="simple" xlink:show="embed" xlink:actuate="onLoad" draw:mime-type="image/jpeg"/>
</draw:frame>
</text:p>
      <text:p text:style-name="P4">
Затримано іще одного інформатора рф, який збирав розвіддані про оборонуПівденноукраїнської АЕС. Це вже другий викритий агент російських спецслужб, що«полював» за цим стратегічним об’єктом у 2023 році.</text:p>
      <text:p text:style-name="P4">
Про це <text:a xlink:type="simple" xlink:href="https://ssu.gov.ua/novyny/sbu-zirvala-vzhe-dvi-sproby-rosiiskykh-spetssluzhb-rozvidaty-oboronu-pivdennoukrainskoi-aes" text:style-name="Internet_20_link" text:visited-style-name="Visited_20_Internet_20_Link">
повідомляє</text:a>
 пресслужбаСБУ.</text:p>
      <text:p text:style-name="P4">
За даними слідства, ворожим поплічником виявився мешканець Южноукраїнська,якого російська спецслужба залучила до співпраці у травні цього року.</text:p>
      <text:p text:style-name="P4">
У поле зору ворога він потрапив через свої прокремлівські дописи в одному зросійських Telegram-каналів.</text:p>
      <text:p text:style-name="P4">
Зловмисник збирав та передавав ворогу інформацію про місця базування тачисельність підрозділів Сил оборони, які охороняють Південноукраїнську атомнуелектростанцію. Зокрема, їх цікавили точні координати розміщення військовихформувань, що забезпечують оборону АЕС та міста-супутника Южноукраїнськ.Закриті відомості потрібні були окупантам для підготовки прицільних ракетнихударів.</text:p>
      <text:p text:style-name="P4">
російські «куратори» платили гроші за виконання своїх завдань. За попереднімиоцінками, фігурант отримав від ворога загалом майже 9 тисяч грн за виконанняпопередніх завдань.</text:p>
      <text:p text:style-name="P4">
Зловмисника затримано під час спроби передати координати і фотографії одного звійськових об’єктів. У затриманого вилучено мобільний телефон із доказамизлочинної діяльності.</text:p>
      <text:p text:style-name="P4">
На підставі зібраних доказів фігуранту повідомлено про підозру унесанкціонованому поширенні інформації про направлення, переміщення зброї,озброєння, бойових припасів в Україну, рух, переміщення або розміщення ЗСУ чиінших утворених відповідно до законів України військових формувань.</text:p>
      <text:p text:style-name="P4">
Зловмиснику обрано запобіжний захід — тримання під вартою.</text:p>
      <text:p text:style-name="P4">
Source: <text:a xlink:type="simple" xlink:href="https://armyinform.com.ua/2023/06/26/zirvano-chergovu-sprobu-speczsluzhb-rf-rozvidaty-oboronu-pivdennoukrayinskoyi-aes/" text:style-name="Internet_20_link" text:visited-style-name="Visited_20_Internet_20_Link">
https://armyinform.com.ua/2023/06/26/zirvano-chergovu-sprobu-speczsluzhb-rf-rozvidaty-oboronu-pivdennoukrayinskoyi-aes/</text:a>
</text:p>
      <!--NEWS-->
      <text:h text:style-name="P10" text:outline-level="1">
<text:span text:style-name="T4">
За тиждень Сили оборони знищили 1 танковий, 2 мотострілецьких батальйони і 9 артдивізіонів</text:span>
</text:h>
      <text:p text:style-name="P4">
Author: ['АРМІЯINFORM']</text:p>
      <text:p text:style-name="P4">
Time: 2023-06-26T76:00:00-04:00</text:p>
      <text:p text:style-name="P4">
Description: Сили оборони України з 19 по 25 червня знищили:      особовий склад — 4120 (умовно 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b107cae-3b86-4988-aaa5-ca25ec545d59.jpg" text:style-name="Internet_20_link" text:visited-style-name="Visited_20_Internet_20_Link">
eb107cae-3b86-4988-aaa5-ca25ec545d59.jpg</text:a>
']</text:p>
      <text:p text:style-name="P4">
Tags: ['АГРЕСІЯ РФ', 'ВТОРГНЕННЯ РФ', 'ВТРАТИ ВОРОГА']</text:p>
      <text:p text:style-name="P4">
Category: News</text:p>
      <!--METADATA-->
      <text:p text:style-name="P4">
<draw:frame draw:style-name="fr1" draw:name="Image365" text:anchor-type="as-char" svg:width="6.9236in" svg:height="4.736896in" draw:z-index="0">
<draw:image xlink:href="../Images/AРМІЯINFORM/2023-06-26T76-00-00-04-00/eb107cae-3b86-4988-aaa5-ca25ec545d59.jpg" xlink:type="simple" xlink:show="embed" xlink:actuate="onLoad" draw:mime-type="image/jpeg"/>
</draw:frame>
</text:p>
      <text:p text:style-name="P4">
<text:span text:style-name="T4">
Сили оборони України з 19 по 25 червня знищили:</text:span>
</text:p>
      <ul>
        <li>
особовий склад — 4120 (умовно 8 батальйонів<text:span text:style-name="T5">
);  * танки — 34 (умовно 1 танковий батальйон</text:span>
);  * бойові броньовані машини — 70 (умовно 2 мотострілецьких батальйони<text:span text:style-name="T5">
);  * артилерійські системи — 168 (умовно 9 артилерійських дивізіонів</text:span>
);  * гелікоптери — 2;  * ракети — 54.</li>
      </ul>
      <text:p text:style-name="P4">
<text:span text:style-name="T5">
*З розрахунку, що:</text:span>
</text:p>
      <ul>
        <li>
1 батальйон приблизно 500 осіб;  * 1 танковий батальйон приблизно 31 танк;  * 1 мотострілецький батальйон приблизно 34 машини;  * 1 артилерійський дивізіон — 18 гармат.</li>
      </ul>
      <text:p text:style-name="P4">
<text:span text:style-name="T4">
Джерело:</text:span>
 <text:span text:style-name="T5">
<text:a xlink:type="simple" xlink:href="https://t.me/militarymediacenter/2358" text:style-name="Internet_20_link" text:visited-style-name="Visited_20_Internet_20_Link">
Military Media Center</text:a>
</text:span>
</text:p>
      <text:p text:style-name="P4">
Source: <text:a xlink:type="simple" xlink:href="https://armyinform.com.ua/2023/06/26/za-tyzhden-syly-oborony-znyshhyly-1-tankovyj-2-motostrileczkyh-bataljony-i-9-artdyvizioniv/" text:style-name="Internet_20_link" text:visited-style-name="Visited_20_Internet_20_Link">
https://armyinform.com.ua/2023/06/26/za-tyzhden-syly-oborony-znyshhyly-1-tankovyj-2-motostrileczkyh-bataljony-i-9-artdyvizioniv/</text:a>
</text:p>
      <!--NEWS-->
      <text:h text:style-name="P10" text:outline-level="1">
<text:span text:style-name="T4">
Євросоюз затвердив виділення €3,5 млрд військової підтримки для України</text:span>
</text:h>
      <text:p text:style-name="P4">
Author: ['АРМІЯINFORM']</text:p>
      <text:p text:style-name="P4">
Time: 2023-06-26T77:00:00-04:00</text:p>
      <text:p text:style-name="P4">
Description: Рада міністрів Європейського Союзу із закордонних справ затвердила збільшення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orrell.jpg" text:style-name="Internet_20_link" text:visited-style-name="Visited_20_Internet_20_Link">
borrell.jpg</text:a>
']</text:p>
      <text:p text:style-name="P4">
Tags: ['STOPRUSSIA', 'АГРЕСІЯ РФ', 'ВІЙСЬКОВА ПІДТРИМКА', 'ЄВРОСОЮЗ', 'ЖОЗЕП БОРЕЛЬ']</text:p>
      <text:p text:style-name="P4">
Category: News</text:p>
      <!--METADATA-->
      <text:p text:style-name="P4">
<draw:frame draw:style-name="fr1" draw:name="Image366" text:anchor-type="as-char" svg:width="6.9236in" svg:height="3.894525in" draw:z-index="0">
<draw:image xlink:href="../Images/AРМІЯINFORM/2023-06-26T77-00-00-04-00/borrell.jpg" xlink:type="simple" xlink:show="embed" xlink:actuate="onLoad" draw:mime-type="image/jpeg"/>
</draw:frame>
</text:p>
      <text:p text:style-name="P4">
Рада міністрів Європейського Союзу із закордонних справ затвердила збільшеннявійськової допомоги Європейському фонду миру на суму 3,5 мільярда євро дляУкраїни.</text:p>
      <text:p text:style-name="P4">
«Я думаю, що як ніколи важливо продовжувати підтримувати Україну… Війна (<text:span text:style-name="T5">
росії</text:span>
 <text:span text:style-name="T5">
— ред.</text:span>
 ) проти України підриває російську владу і впливає на їїполітичну систему. Ми, безумовно, уважно стежимо за тим, що відбувається, алезараз саме час продовжувати підтримувати Україну більше, ніж будь-коли, і самеце ми робитимемо», — <text:a xlink:type="simple" xlink:href="https://www.eeas.europa.eu/eeas/foreign-affairs-council-press-remarks-high-representative-josep-borrell-upon-arrival-10_en" text:style-name="Internet_20_link" text:visited-style-name="Visited_20_Internet_20_Link">
заявив</text:a>
Високий представник ЄС із закордонних справ і політики безпеки Жозеп Боррель.</text:p>
      <text:p text:style-name="P4">
Source: <text:a xlink:type="simple" xlink:href="https://armyinform.com.ua/2023/06/26/yevrosoyuz-zatverdyv-vydilennya-e35-mlrd-vijskovoyi-pidtrymky-dlya-ukrayiny/" text:style-name="Internet_20_link" text:visited-style-name="Visited_20_Internet_20_Link">
https://armyinform.com.ua/2023/06/26/yevrosoyuz-zatverdyv-vydilennya-e35-mlrd-vijskovoyi-pidtrymky-dlya-ukrayiny/</text:a>
</text:p>
      <!--NEWS-->
      <text:h text:style-name="P10" text:outline-level="1">
<text:span text:style-name="T4">
Літаки ВПС Британії перехопили 21 російський літак поблизу повітряного простору НАТО</text:span>
</text:h>
      <text:p text:style-name="P4">
Author: ['АРМІЯINFORM']</text:p>
      <text:p text:style-name="P4">
Time: 2023-06-26T78:00:00-04:00</text:p>
      <text:p text:style-name="P4">
Description: Винищувачі Typhoon військово-повітряних сил Великої Британії, які надають літаки швид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af.jpg" text:style-name="Internet_20_link" text:visited-style-name="Visited_20_Internet_20_Link">
raf.jpg</text:a>
']</text:p>
      <text:p text:style-name="P4">
Tags: ['ВПС БРИТАНІЇ', 'НАТО', 'РОСІЙСЬКІ ЛІТАКИ']</text:p>
      <text:p text:style-name="P4">
Category: News</text:p>
      <!--METADATA-->
      <text:p text:style-name="P4">
<draw:frame draw:style-name="fr1" draw:name="Image367" text:anchor-type="as-char" svg:width="6.9236in" svg:height="3.894525in" draw:z-index="0">
<draw:image xlink:href="../Images/AРМІЯINFORM/2023-06-26T78-00-00-04-00/raf.jpg" xlink:type="simple" xlink:show="embed" xlink:actuate="onLoad" draw:mime-type="image/jpeg"/>
</draw:frame>
</text:p>
      <text:p text:style-name="P4">
Винищувачі Typhoon військово-повітряних сил Великої Британії, які надаютьлітаки швидкого реагування для місії НАТО з патрулювання повітряного просторукраїн Балтії в Естонії, за 21 день були змушені 21 раз реагувати на російськілітаки.</text:p>
      <text:p text:style-name="P4">
Про це йдеться у <text:a xlink:type="simple" xlink:href="https://www.gov.uk/government/news/raf-jets-intercept-21-russian-aircraft-near-nato-airspace" text:style-name="Internet_20_link" text:visited-style-name="Visited_20_Internet_20_Link">
повідомленні</text:a>
 британського уряду.</text:p>
      <text:p text:style-name="P4">
Літаки Typhoon з першої (винищувальної) ескадрильї військово-повітряних силВеликої Британії Лоссімут діють із березня з авіабази Амарі як частинаголовного внеску Британії в НАТО.</text:p>
      <text:p text:style-name="P4">
Коли літаки та екіпаж виконують операції швидкого реагування, вони підтримуютьпостійну високу готовність, аби забезпечити можливість піднятися в повітрямиттєво.</text:p>
      <text:p text:style-name="P4">
Повітряне патрулювання Балтійського моря наразі здійснюється військово-повітряними силами Великої Британії, які базуються в Естонії, а також ВПСПортугалії та Румунії, що базуються в Литві.</text:p>
      <text:p text:style-name="P4">
Серед перехоплених російських винищувачів були, зокрема:</text:p>
      <text:p text:style-name="P4">
Су-27, Су-30, транспортні літаки Ту-134, Ан-72, Ан-12 CUB, літак-розвідникІл-20 і дальні бомбардувальники Ту-22.</text:p>
      <text:p text:style-name="P4">
Винищувачі Typhoon військово-повітряних сил Великої Британії запускаються дляспостереження за російськими літаками, коли вони не виходять на зв'язок завіадиспетчерами, що загрожує безпеці польоту.</text:p>
      <text:p text:style-name="P4">
«Ці перехоплення є яскравим нагадуванням про цінність колективної оборони тастримування НАТО. Військово-повітряні сили Великої Британії діяли разом знашими союзниками протягом останніх трьох тижнів, щоб забезпечити захист якдержав-членів, так і наших країн-партнерів, і вони можуть бути впевнені унашій незмінній прихильності до зміцнення європейської безпеки разом з тими,хто поділяє наші цінності», — сказав міністр оборони Великої Британії БенВоллес.</text:p>
      <text:p text:style-name="P4">
Source: <text:a xlink:type="simple" xlink:href="https://armyinform.com.ua/2023/06/26/litaky-vps-brytaniyi-perehopyly-21-rosijskyj-litak-poblyzu-povitryanogo-prostoru-nato/" text:style-name="Internet_20_link" text:visited-style-name="Visited_20_Internet_20_Link">
https://armyinform.com.ua/2023/06/26/litaky-vps-brytaniyi-perehopyly-21-rosijskyj-litak-poblyzu-povitryanogo-prostoru-nato/</text:a>
</text:p>
      <!--NEWS-->
      <text:h text:style-name="P10" text:outline-level="1">
<text:span text:style-name="T4">
Рівнопіль під контролем України — Ганна Маляр</text:span>
</text:h>
      <text:p text:style-name="P4">
Author: ['АРМІЯINFORM']</text:p>
      <text:p text:style-name="P4">
Time: 2023-06-26T79:00:00-04:00</text:p>
      <text:p text:style-name="P4">
Description: Про це заступник Міністра оборони України написала у своєму Телеграмі.  «Сили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 'РІВНОПІЛЬ']</text:p>
      <text:p text:style-name="P4">
Category: News</text:p>
      <!--METADATA-->
      <text:p text:style-name="P4">
<draw:frame draw:style-name="fr1" draw:name="Image368" text:anchor-type="as-char" svg:width="6.9236in" svg:height="3.813847in" draw:z-index="0">
<draw:image xlink:href="../Images/AРМІЯINFORM/2023-06-26T79-00-00-04-00/malyar-e1685980532284.jpeg" xlink:type="simple" xlink:show="embed" xlink:actuate="onLoad" draw:mime-type="image/jpeg"/>
</draw:frame>
</text:p>
      <text:p text:style-name="P4">
Про це заступник Міністра оборони України<text:a xlink:type="simple" xlink:href="https://t.me/annamaliar/886" text:style-name="Internet_20_link" text:visited-style-name="Visited_20_Internet_20_Link">
написала</text:a>
 у своєму Телеграмі.</text:p>
      <text:p text:style-name="P4">
«Сили оборони повернули Рівнопіль під наш контроль. Рухаємось далі», — йдетьсяу повідомленні.</text:p>
      <text:p text:style-name="P4">
Село Рівнопіль знаходиться на стику Донецької й Запорізької області.</text:p>
      <text:p text:style-name="P4">
На лівій та правій стороні від села знаходяться населені пункти, які також підконтролем українських сил.</text:p>
      <text:p text:style-name="P4">
Source: <text:a xlink:type="simple" xlink:href="https://armyinform.com.ua/2023/06/26/rivnopil-pid-kontrolem-ukrayiny-ganna-malyar/" text:style-name="Internet_20_link" text:visited-style-name="Visited_20_Internet_20_Link">
https://armyinform.com.ua/2023/06/26/rivnopil-pid-kontrolem-ukrayiny-ganna-malyar/</text:a>
</text:p>
      <!--NEWS-->
      <text:h text:style-name="P10" text:outline-level="1">
<text:span text:style-name="T4">
Сили оборони за тиждень знищили близько 8 батальйонів, 34 танки і 168 артсистем ворога</text:span>
</text:h>
      <text:p text:style-name="P4">
Authors: Ukrinform (Person)</text:p>
      <text:p text:style-name="P4">
Publisher: Укринформ (Organization)</text:p>
      <text:p text:style-name="P4">
Published Time: 2023-06-26T7:58:00+03:00</text:p>
      <text:p text:style-name="P4">
Modified Time: 2023-06-26T21:58:00+03:00</text:p>
      <text:p text:style-name="P4">
Description: З 19 по 25 червня Сили оборони знищили близько 8 батальйонів російських окупантів, 34 танки, 70 ББМ та іншу техніку й озброєння противника.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Танк', 'ЗСУ', 'Війна з Росією']</text:p>
      <text:p text:style-name="P4">
Type: Article</text:p>
      <!--METADATA-->
      <text:p text:style-name="P4">
<draw:frame draw:style-name="fr1" draw:name="Image369" text:anchor-type="as-char" svg:width="6.9236in" svg:height="3.956343in" draw:z-index="0">
<draw:image xlink:href="../Images/yкринформ/2023-06-26T7-58-00-03-00/630_360_1663863368-624.jpg" xlink:type="simple" xlink:show="embed" xlink:actuate="onLoad" draw:mime-type="image/jpeg"/>
</draw:frame>
 З 19 по 25червня Сили оборони знищили близько 8 батальйонів російських окупантів, 34танки, 70 ББМ та іншу техніку й озброєння противника.</text:p>
      <text:p text:style-name="P4">
Як передає Укрінформ, про це в <text:a xlink:type="simple" xlink:href="https://t.me/militarymediacenter/2358" text:style-name="Internet_20_link" text:visited-style-name="Visited_20_Internet_20_Link">
 Телеграмі</text:a>
 повідомляє Military Media Center.</text:p>
      <text:p text:style-name="P4">
«Сили оборони України за минулий тиждень з 19 по 25 червня знищили: особовийсклад - 4120 (умовно 8 батальйонів); танки - 34 (умовно 1 танковий батальйон);бойові броньовані машини - 70 (умовно 2 мотострілецьких батальйони);артилерійські системи - 168 (умовно 9 артилерійських дивізіонів); гелікоптери- 2; ракети – 54», - йдеться в повідомленні.</text:p>
      <text:p text:style-name="P4">
</text:p>
      <text:p text:style-name="P4">
Уточнюється, що 1 батальйон - це 500 людей; 1 танковий батальйон - 31 танк; 1мотострілецький батальйон - 34 машини; 1 артилерійський дивізіон - 18 гармат.</text:p>
      <text:p text:style-name="P4">
<text:span text:style-name="T4">
Читайте також:</text:span>
 <text:a xlink:type="simple" xlink:href="https://www.ukrinform.ua/rubric-ato/3727678-vtrati-rosijskoi-armii-za-minulij-tizden-u-visim-raziv-bilsi-niz-u-sil-oboroni-malar.html" text:style-name="Internet_20_link" text:visited-style-name="Visited_20_Internet_20_Link">
 Втрати російської армії за минулий тиждень у вісім разівбільші, ніж у Сил оборони – <text:span text:style-name="T4">
Маляр</text:span>
 </text:a>
</text:p>
      <text:p text:style-name="P4">
Як повідомляв Укрінформ, <text:a xlink:type="simple" xlink:href="https://www.ukrinform.ua/rubric-ato/3727653-zsu-za-dobu-znisili-950-rosijskih-zagarbnikiv.html" text:style-name="Internet_20_link" text:visited-style-name="Visited_20_Internet_20_Link">
 Сили оборони України з 24 лютого 2022 року по 26червня 2023 року ліквідували близько 225 тисяч 580 російських загарбників</text:a>
 , при цьому 950 - за минулу добу. Крімтого, знищено 4031 ворожий <text:a xlink:type="simple" xlink:href="https://www.ukrinform.ua/tag-tank" text:style-name="Internet_20_link" text:visited-style-name="Visited_20_Internet_20_Link">
 танк </text:a>
 (+1),бойових броньованих машин ‒ 7820 (+14), артилерійських систем – 4055 (+21),РСЗВ – 624 (+0), засобів ППО ‒ 385 (+0), літаків – 314 (+0), гелікоптерів –308 (+0), БПЛА оперативно-тактичного рівня – 3482 (+10), крилатих ракет ‒ 1259(+0), кораблів / катерів ‒ 18 (+0), автомобільної техніки та автоцистерн –6751(+16), спеціальної техніки ‒ 557 (+5).</text:p>
      <text:p text:style-name="P4">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На Донеччині Президент нагородив воїнів, які відзначилися у боях за Бахмут</text:span>
</text:h>
      <text:p text:style-name="P4">
Author: ['АРМІЯINFORM']</text:p>
      <text:p text:style-name="P4">
Time: 2023-06-26T80:00:00-04:00</text:p>
      <text:p text:style-name="P4">
Description: Під час робочої поїздки на Донеччину Президент України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c58822fc00baa11fbbfefa72a292e35_1687788343_extra_large.jpeg" text:style-name="Internet_20_link" text:visited-style-name="Visited_20_Internet_20_Link">
cc58822fc00baa11fbbfefa72a292e35_1687788343_extra_large.jpeg</text:a>
', '<text:a xlink:type="simple" xlink:href="https://armyinform.com.ua/wp-content/uploads/2023/06/1eda8e962a41f69b4f18e5b082e9cbfb_1687788337_wysiwyg.jpeg" text:style-name="Internet_20_link" text:visited-style-name="Visited_20_Internet_20_Link">
1eda8e962a41f69b4f18e5b082e9cbfb_1687788337_wysiwyg.jpeg</text:a>
', '<text:a xlink:type="simple" xlink:href="https://armyinform.com.ua/wp-content/uploads/2023/06/be07e1bdc9c7d61a7110cb30264b1599_1687788340_wysiwyg-1.jpeg" text:style-name="Internet_20_link" text:visited-style-name="Visited_20_Internet_20_Link">
be07e1bdc9c7d61a7110cb30264b1599_1687788340_wysiwyg-1.jpeg</text:a>
']</text:p>
      <text:p text:style-name="P4">
Tags: ['STOPRUSSIA', 'АГРЕСІЯ РФ', 'ВІЙНА', 'ВТОРГНЕННЯ РФ', 'ОСУВ «ХОРТИЦЯ»']</text:p>
      <text:p text:style-name="P4">
Category: News</text:p>
      <!--METADATA-->
      <text:p text:style-name="P4">
<draw:frame draw:style-name="fr1" draw:name="Image371" text:anchor-type="as-char" svg:width="6.9236in" svg:height="4.617948in" draw:z-index="0">
<draw:image xlink:href="../Images/AРМІЯINFORM/2023-06-26T80-00-00-04-00/cc58822fc00baa11fbbfefa72a292e35_1687788343_extra_large.jpeg" xlink:type="simple" xlink:show="embed" xlink:actuate="onLoad" draw:mime-type="image/jpeg"/>
</draw:frame>
</text:p>
      <text:p text:style-name="P4">
Під час робочої поїздки на Донеччину Президент України Володимир Зеленськийвідвідав підрозділи ЗСУ оперативно-стратегічного угруповання військ «Хортиця»,які відзначились у важких боях на Бахмутському напрямку.</text:p>
      <text:p text:style-name="P4">
Командувач ОСУВ «Хортиця» генерал-полковник Олександр Сирський доповів Главідержави про детальну оперативну обстановку на цьому напрямку та перспективи їїрозвитку.</text:p>
      <text:p text:style-name="P4">
<draw:frame draw:style-name="fr1" draw:name="Image372" text:anchor-type="as-char" svg:width="6.9236in" svg:height="4.621503in" draw:z-index="0">
<draw:image xlink:href="../Images/AРМІЯINFORM/2023-06-26T80-00-00-04-00/1eda8e962a41f69b4f18e5b082e9cbfb_1687788337_wysiwyg.jpeg" xlink:type="simple" xlink:show="embed" xlink:actuate="onLoad" draw:mime-type="image/jpeg"/>
</draw:frame>
</text:p>
      <text:p text:style-name="P4">
Володимир Зеленський також поспілкувався з військовослужбовцями та вручив їмдержавні нагороди.</text:p>
      <text:p text:style-name="P4">
«Шановні наші герої, маю честь сьогодні бути тут і насамперед подякувати вамза захист нашої держави, суверенітету, наших сімей, дітей, нашої рідноїУкраїни. Хочу вам подякувати, нагородити всіх вас і потиснути руку з великоювдячністю вам, вашим сім’ям, вашим батькам за те, що ви в нас такі є», —сказав Верховний Головнокомандувач, звертаючись до захисників України.</text:p>
      <text:p text:style-name="P4">
Президент побажав воїнам здоров’я і обов’язково — перемоги.</text:p>
      <text:p text:style-name="P4">
«Україна пишається кожним із вас. Ви — круті, міцні. Наші справжні українці. Івсі в державі, хто не на фронті, прекрасно розуміють, що ви робите сьогоднінайскладнішу роботу. І всі знають, що східний напрямок — дуже складний, тутгаряче. Тому я впевнений, що великий внесок у майбутню перемогу зробите самеви», — наголосив Володимир Зеленський.</text:p>
      <text:p text:style-name="P4">
<draw:frame draw:style-name="fr1" draw:name="Image373" text:anchor-type="as-char" svg:width="6.9236in" svg:height="4.621503in" draw:z-index="0">
<draw:image xlink:href="../Images/AРМІЯINFORM/2023-06-26T80-00-00-04-00/be07e1bdc9c7d61a7110cb30264b1599_1687788340_wysiwyg-1.jpeg" xlink:type="simple" xlink:show="embed" xlink:actuate="onLoad" draw:mime-type="image/jpeg"/>
</draw:frame>
</text:p>
      <text:p text:style-name="P4">
Зокрема, Глава держави присвоїв звання Героя України та вручив орден «ЗолотаЗірка» капітану Олегу Оливі, командиру аеромобільної роти 81-ї окремої бригадиДШВ, який за час проходження військової служби вмілими діями разом ізпідлеглим особовим складом знищив десятки одиниць ворожої техніки та понадсотню військових противника. Після поранень офіцер неодноразово відмовлявсявід госпіталізації та залишався разом із побратимами на полі бою.</text:p>
      <text:p text:style-name="P4">
Сьогодні Олег Олива відзначає свій день народження. Президент привітав його зісвятом і подякував за службу.</text:p>
      <text:p text:style-name="P4">
За доброю традицією Володимир Зеленський зупинився на одній з АЗС Донеччини тавипив кави з військовими, які перебували там у справах. Президент побажавбійцям здоров’я та бойової удачі.</text:p>
      <text:p text:style-name="P4">
Джерело: <text:a xlink:type="simple" xlink:href="https://www.president.gov.ua/news/prezident-ukrayini-vidvidav-pidrozdili-zsu-yaki-vidznachilis-83817" text:style-name="Internet_20_link" text:visited-style-name="Visited_20_Internet_20_Link">
Офіс ПрезидентаУкраїни</text:a>
</text:p>
      <text:p text:style-name="P4">
Source: <text:a xlink:type="simple" xlink:href="https://armyinform.com.ua/2023/06/26/prezydent-nagorodyv-ta-potysnuv-ruky-voyinam-osuv-hortyczya/" text:style-name="Internet_20_link" text:visited-style-name="Visited_20_Internet_20_Link">
https://armyinform.com.ua/2023/06/26/prezydent-nagorodyv-ta-potysnuv-ruky-voyinam-osuv-hortyczya/</text:a>
</text:p>
      <!--NEWS-->
      <text:h text:style-name="P10" text:outline-level="1">
<text:span text:style-name="T4">
Швидка деокупація і повернення Запорізької АЕС під український контроль — єдина можливість запобігти терористичним актам росіян — Андрій Юсов</text:span>
</text:h>
      <text:p text:style-name="P4">
Author: ['Володимир Віват']</text:p>
      <text:p text:style-name="P4">
Time: 2023-06-26T81:00:00-04:00</text:p>
      <text:p text:style-name="P4">
Description: Окупанти розглядають низку об’єктів критичної інфраструктури, зокрема підприємст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jpg" text:style-name="Internet_20_link" text:visited-style-name="Visited_20_Internet_20_Link">
yusov.jpg</text:a>
']</text:p>
      <text:p text:style-name="P4">
Tags: ['АГРЕСІЯ РФ', 'ВІЙНА', 'ВТОРГНЕННЯ РФ']</text:p>
      <text:p text:style-name="P4">
Category: News</text:p>
      <!--METADATA-->
      <text:p text:style-name="P4">
<draw:frame draw:style-name="fr1" draw:name="Image374" text:anchor-type="as-char" svg:width="6.9236in" svg:height="4.612849in" draw:z-index="0">
<draw:image xlink:href="../Images/AРМІЯINFORM/2023-06-26T81-00-00-04-00/yusov.jpg" xlink:type="simple" xlink:show="embed" xlink:actuate="onLoad" draw:mime-type="image/jpeg"/>
</draw:frame>
</text:p>
      <text:p text:style-name="P4">
Окупанти розглядають низку об’єктів критичної інфраструктури, зокремапідприємств хімічної промисловості, атомної енергетики, як на територіїУкраїни, так і на території так званої рф, які знаходяться в зоні бойових дійчи неподалік неї, для проведення можливих провокацій і здійснення терактів,щоб потім звинуватити в цих діях Україну.</text:p>
      <text:p text:style-name="P4">
Про це в ефірі національного телемарафону повідомив представник Головногоуправління розвідки Міністерства оборони України Андрій Юсов.</text:p>
      <text:p text:style-name="P4">
— Інформація про замінування об’єктів Запорізької АЕС з’являється вже невперше, про такі дії окупантів було відомо ще минулого року. Цього року мимали активізацію подібних дій з боку противника. Наразі прораховуються різнісценарії і наслідки реалізації терористичних намірів ворога, — розповівпредставник ГУР МОУ.</text:p>
      <text:p text:style-name="P4">
Він також зазначив, як і у випадку Каховської ГЕС і дамби, розвідспільнотаГоловного управління розвідки оприлюднює цю інформацію і попереджає весь світ,що агресор здійснює такі заходи і розглядає подібні сценарії терористичнихактів уже щодо ЗАЕС.</text:p>
      <text:p text:style-name="P4">
— Запорізька станція захоплена окупантами й контролюється ними. Для ядерногошантажу, для того, щоб підвищити рівень напруги, вплинути на Україну,проукраїнську коаліцію, вона використовується вже не вперше. Це гра з вогнем івона дуже небезпечна. Тому що існують різні сценарії, зокрема й ексцесвиконавця, вихід ситуації з-під контролю — словом, все те, за що нестимевідповідальність держава-агресор, — наголосив Андрій Юсов. — Єдина можливістьу цій ситуації запобігти цим сценаріям — це швидка деокупація і поверненняЗапорізької АЕС під український контроль, що дозволить гарантувати відновленняусіх норм безпеки і допуск міжнародної спільноти до цього об’єкту.</text:p>
      <text:p text:style-name="P4">
Водночас він зазначив, що державою-терористом здійснено заходи з мінування на«Кримському Титані». Далі можливі різні сценарії розвитку подій — і віддання,і виконання злочинного наказу там цілком імовірні.</text:p>
      <text:p text:style-name="P4">
Source: <text:a xlink:type="simple" xlink:href="https://armyinform.com.ua/2023/06/26/shvydka-deokupacziya-i-povernennya-zaporizkoyi-aes-pid-ukrayinskyj-kontrol-yedyna-mozhlyvist-zapobigty-terorystychnym-aktam-rosiyan-andrij-yusov/" text:style-name="Internet_20_link" text:visited-style-name="Visited_20_Internet_20_Link">
https://armyinform.com.ua/2023/06/26/shvydka-deokupacziya-i-povernennya-zaporizkoyi-aes-pid-ukrayinskyj-kontrol-yedyna-mozhlyvist-zapobigty-terorystychnym-aktam-rosiyan-andrij-yusov/</text:a>
</text:p>
      <!--NEWS-->
      <text:h text:style-name="P10" text:outline-level="1">
<text:span text:style-name="T4">
На флагштоках біля будівлі МЗС підняли національний прапор киримли</text:span>
</text:h>
      <text:p text:style-name="P4">
Author: ['АРМІЯINFORM']</text:p>
      <text:p text:style-name="P4">
Time: 2023-06-26T82:00:00-04:00</text:p>
      <text:p text:style-name="P4">
Description: Про це повідомляє Представництво Президента в Автономній Республіці Крим.«На флагшто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rapor3.png" text:style-name="Internet_20_link" text:visited-style-name="Visited_20_Internet_20_Link">
prapor3.png</text:a>
', '<text:a xlink:type="simple" xlink:href="https://armyinform.com.ua/wp-content/uploads/2023/06/prapor6.png" text:style-name="Internet_20_link" text:visited-style-name="Visited_20_Internet_20_Link">
prapor6.png</text:a>
']</text:p>
      <text:p text:style-name="P4">
Tags: ['STOPRUSSIA', 'АГРЕСІЯ РФ', 'ВІЙНА', 'ВТОРГНЕННЯ РФ', 'КРИМСЬКІ ТАТАРИ']</text:p>
      <text:p text:style-name="P4">
Category: News</text:p>
      <!--METADATA-->
      <text:p text:style-name="P4">
<draw:frame draw:style-name="fr1" draw:name="Image375" text:anchor-type="as-char" svg:width="6.9236in" svg:height="6.9236in" draw:z-index="0">
<draw:image xlink:href="../Images/AРМІЯINFORM/2023-06-26T82-00-00-04-00/prapor3.png" xlink:type="simple" xlink:show="embed" xlink:actuate="onLoad" draw:mime-type="image/png"/>
</draw:frame>
</text:p>
      <text:p text:style-name="P4">
Про це <text:a xlink:type="simple" xlink:href="https://ppu.gov.ua/press-center/na-flahshtokakh-bilia-adminbudivli-mzs-ukrainy-pidnialy-krymskotatarskyy-prapor/" text:style-name="Internet_20_link" text:visited-style-name="Visited_20_Internet_20_Link">
повідомляє</text:a>
 ПредставництвоПрезидента в Автономній Республіці Крим.«На флагштоках біля будівліМіністерства закордонних справ України, поряд із державним, піднялинаціональний прапор киримли. В урочистому заході взяли участь ПостійнаПредставниця Таміла Ташева, лідер кримськотатарського народу Мустафа Джемілєвта голова Меджлісу Рефат Чубаров», — йдеться у повідомленні.</text:p>
      <text:p text:style-name="P4">
«Окупанти намагаються терактами відтягнути час своєї втечі з Криму, але це їмне допоможе — і цей прапор, поряд із державним, повернеться на своюБатьківщину. Я знаю, що дуже багато людей на півострові, як і весь коріннийнарод киримли, з нетерпінням чекають на прихід наших військ. Але одногоочікування мало. Минуть роки, і наші діти запитають „що ви зробили длявизволення батьківщини від окупанта“. І дуже важливо, щоб нам не було соромноїм відповісти», — звернувся до співгромадян на поки що окупованій територіїпан Джемілєв.</text:p>
      <text:p text:style-name="P4">
<draw:frame draw:style-name="fr1" draw:name="Image376" text:anchor-type="as-char" svg:width="6.9236in" svg:height="6.9236in" draw:z-index="0">
<draw:image xlink:href="../Images/AРМІЯINFORM/2023-06-26T82-00-00-04-00/prapor6.png" xlink:type="simple" xlink:show="embed" xlink:actuate="onLoad" draw:mime-type="image/png"/>
</draw:frame>
</text:p>
      <text:p text:style-name="P4">
Зазначається, що Рефат Чубаров зачитав рядки з листа незаконно ув’язненогоокупантами до 17 років колонії суворого режиму першого заступника головиМеджлісу Нарімана Джеляла: «Якщо кримські татари хочуть залишатисясуб’єктними, визначати вектор розвитку свого майбутнього із власнимитрадиціями та цінностями, то необхідність вибору прапору — тобто перспектививибору — очевидна. І для мене цей вибір простий та зрозумілий. Кольорикримськотатарського прапору дають ясну відповідь: довга і непроста історіявзаємин українців і кримських татар, спільні зусилля у становленні сучасноїУкраїнської держави і, безперечно, спільність цінностей, цілей і способів їхдосягнення — роблять цей вибір очевидним».</text:p>
      <text:p text:style-name="P4">
Source: <text:a xlink:type="simple" xlink:href="https://armyinform.com.ua/2023/06/26/na-flagshtokah-bilya-budivli-mzs-pidnyaly-naczionalnyj-prapor-kyrymly/" text:style-name="Internet_20_link" text:visited-style-name="Visited_20_Internet_20_Link">
https://armyinform.com.ua/2023/06/26/na-flagshtokah-bilya-budivli-mzs-pidnyaly-naczionalnyj-prapor-kyrymly/</text:a>
</text:p>
      <!--NEWS-->
      <text:h text:style-name="P10" text:outline-level="1">
<text:span text:style-name="T4">
27 червня відбудеться брифінг представника Управління фізичної культури і спорту МО України</text:span>
</text:h>
      <text:p text:style-name="P4">
Author: ['АРМІЯINFORM']</text:p>
      <text:p text:style-name="P4">
Time: 2023-06-26T83:00:00-04:00</text:p>
      <text:p text:style-name="P4">
Description: 27 червня об 11:00 у Military Media Center відбудеться брифінг представника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26602_202885412721724_6694891766678572147_n.jpg" text:style-name="Internet_20_link" text:visited-style-name="Visited_20_Internet_20_Link">
356226602_202885412721724_6694891766678572147_n.jpg</text:a>
']</text:p>
      <text:p text:style-name="P4">
Tags: ['БРИФІНГ']</text:p>
      <text:p text:style-name="P4">
Category: News</text:p>
      <!--METADATA-->
      <text:p text:style-name="P4">
<draw:frame draw:style-name="fr1" draw:name="Image377" text:anchor-type="as-char" svg:width="6.9236in" svg:height="4.49457in" draw:z-index="0">
<draw:image xlink:href="../Images/AРМІЯINFORM/2023-06-26T83-00-00-04-00/356226602_202885412721724_6694891766678572147_n.jpg" xlink:type="simple" xlink:show="embed" xlink:actuate="onLoad" draw:mime-type="image/jpeg"/>
</draw:frame>
</text:p>
      <text:p text:style-name="P4">
<text:span text:style-name="T4">
27 червня об 11:00</text:span>
 у<text:a xlink:type="simple" xlink:href="https://t.me/militarymediacenter/2357" text:style-name="Internet_20_link" text:visited-style-name="Visited_20_Internet_20_Link">
 Military MediaCenter</text:a>
 відбудеться <text:span text:style-name="T4">
брифінгпредставника Управління фізичної культури і спорту Міністерства оборониУкраїни.</text:span>
</text:p>
      <text:p text:style-name="P4">
Під час брифінгу будуть обговорені наступні питання:</text:p>
      <ul>
        <li>
реалізація державної політики в галузі фізичної культури і спорту;  * участь армійських спортсменів у складі національної збірної в ІІІ Європейських іграх, які наразі проходять у Польщі.</li>
      </ul>
      <text:p text:style-name="P4">
<text:span text:style-name="T4">
Акредитація представників ЗМІ обов’язкова і триватиме до 10:00 27 червня.</text:span>
</text:p>
      <text:p text:style-name="P4">
Заявки на акредитацію надсилати на електронну адресу:<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номер прескартиакредитації ЗСУ, контактного телефону.</text:p>
      <text:p text:style-name="P4">
Source: <text:a xlink:type="simple" xlink:href="https://armyinform.com.ua/2023/06/26/27-chervnya-vidbudetsya-bryfing-predstavnyka-upravlinnya-fizychnoyi-kultury-i-sportu-mo-ukrayiny/" text:style-name="Internet_20_link" text:visited-style-name="Visited_20_Internet_20_Link">
https://armyinform.com.ua/2023/06/26/27-chervnya-vidbudetsya-bryfing-predstavnyka-upravlinnya-fizychnoyi-kultury-i-sportu-mo-ukrayiny/</text:a>
</text:p>
      <!--NEWS-->
      <text:h text:style-name="P10" text:outline-level="1">
<text:span text:style-name="T4">
Авіація Сил оборони завдала 6 ударів по районах зосередження окупантів</text:span>
</text:h>
      <text:p text:style-name="P4">
Author: ['АРМІЯINFORM']</text:p>
      <text:p text:style-name="P4">
Time: 2023-06-26T84:00:00-04:00</text:p>
      <text:p text:style-name="P4">
Description: Про це повідомляє Генеральний штаб ЗСУ.  «Авіація Сил оборони за добу завдала 6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378" text:anchor-type="as-char" svg:width="6.9236in" svg:height="5.385022in" draw:z-index="0">
<draw:image xlink:href="../Images/AРМІЯINFORM/2023-06-26T84-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Jbxk9oN2DtnpLH8YdkZavQLmgeNbtcPkqjnMFmEP1BVFs7xgTGk9MXdHF3R9mZt2l" text:style-name="Internet_20_link" text:visited-style-name="Visited_20_Internet_20_Link">
повідомляє</text:a>
Генеральний штаб ЗСУ.</text:p>
      <text:p text:style-name="P4">
«Авіація Сил оборони за добу завдала 6 ударів по районах зосередженняособового складу противника. Підрозділи ракетних військ і артилерії протягомдоби уразили пункт управління та 10 артилерійських підрозділів ворога навогневих позиціях», — йдеться у повідомленні.</text:p>
      <text:p text:style-name="P4">
Зазначається, що протягом доби ворог завдав 36 авіаційних ударів та здійснив17 обстрілів з реактивних систем залпового вогню.</text:p>
      <text:p text:style-name="P4">
Source: <text:a xlink:type="simple" xlink:href="https://armyinform.com.ua/2023/06/26/aviacziya-syl-oborony-zavdala-6-udariv-po-rajonah-zoseredzhennya-okupantiv/" text:style-name="Internet_20_link" text:visited-style-name="Visited_20_Internet_20_Link">
https://armyinform.com.ua/2023/06/26/aviacziya-syl-oborony-zavdala-6-udariv-po-rajonah-zoseredzhennya-okupantiv/</text:a>
</text:p>
      <!--NEWS-->
      <text:h text:style-name="P10" text:outline-level="1">
<text:span text:style-name="T4">
Військовослужбовці ЗСУ у Британії опановують рятівні медичні техніки</text:span>
</text:h>
      <text:p text:style-name="P4">
Author: ['АРМІЯINFORM']</text:p>
      <text:p text:style-name="P4">
Time: 2023-06-26T85:00:00-04:00</text:p>
      <text:p text:style-name="P4">
Description: Військовослужбовці Збройних Сил України проходять навчання життєво важливим навич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ijskovi_medyky.jpg" text:style-name="Internet_20_link" text:visited-style-name="Visited_20_Internet_20_Link">
vijskovi_medyky.jpg</text:a>
']</text:p>
      <text:p text:style-name="P4">
Tags: ['STOPRUSSIA', 'АГРЕСІЯ РФ', 'ВЕЛИКА БРИТАНІЯ', 'ВТОРГНЕННЯ РФ', 'МЕДИЧНА ПІДГОТОВКА']</text:p>
      <text:p text:style-name="P4">
Category: News</text:p>
      <!--METADATA-->
      <text:p text:style-name="P4">
<draw:frame draw:style-name="fr1" draw:name="Image379" text:anchor-type="as-char" svg:width="6.9236in" svg:height="3.894525in" draw:z-index="0">
<draw:image xlink:href="../Images/AРМІЯINFORM/2023-06-26T85-00-00-04-00/vijskovi_medyky.jpg" xlink:type="simple" xlink:show="embed" xlink:actuate="onLoad" draw:mime-type="image/jpeg"/>
</draw:frame>
</text:p>
      <text:p text:style-name="P4">
Військовослужбовці Збройних Сил України проходять навчання життєво важливимнавичкам рятування життя на полі бою на першому у своєму роді курсі бойовоїмедичної підготовки, який проводить британська армія та її міжнародніпартнери.</text:p>
      <text:p text:style-name="P4">
Про це йдеться у <text:a xlink:type="simple" xlink:href="https://www.gov.uk/government/news/army-delivers-combat-medical-course-to-ukrainian-armed-forces" text:style-name="Internet_20_link" text:visited-style-name="Visited_20_Internet_20_Link">
повідомленні</text:a>
 британського уряду.</text:p>
      <text:p text:style-name="P4">
Під час п’ятитижневого курсу, який розпочався 29 травня, нинішніх і новихмедиків Збройних Сил України навчали критично важливим методам, таким якнадання медичної допомоги під вогнем, контроль великої крововтрати та наданняважливої ​​невідкладної допомоги на догоспітальному етапі.</text:p>
      <text:p text:style-name="P4">
Свідчення з поля бою та запити українського персоналу були включені допрограми, а стажистів проінструктували про те, як краще оптимізувати своєздоров'я, щоб вони були готові до бою.</text:p>
      <text:p text:style-name="P4">
Слухачі продовжують перевіряти свої знання на практиці в бойових сценаріях,щоб отримати впевненість в ефективному застосуванні своїх навичок напередовій. До них належать:</text:p>
      <ul>
        <li>
сортування постраждалих із різними травмами;  * надання допомоги постраждалим із тяжкими травмами внаслідок вибухів та вогню зі стрілецької зброї;  * лікування та безпечне вилучення пацієнтів з цивільних та військових транспортних засобів;  * евакуація поранених під вогнем.</li>
      </ul>
      <text:p text:style-name="P4">
«Ця медична підготовка світового рівня є ще одним фантастичним прикладом того,як Збройні сили Великої Британії та наші міжнародні партнери успішноспівпрацюють, щоб підтримати боротьбу України проти незаконного танеспровокованого вторгнення росії. Наша підтримка України триватиме стільки,скільки буде потрібно; від забезпечення бойових тренувань до безоплатноїпередачі обладнання та боєприпасів, яких терміново потребує Україна», —наголосив заступник Державного секретаря парламенту Сполученого КоролівстваВеликої Британії та Північної Ірландії у справах оборони, ветеранів і сімейвійськовослужбовців Ендрю Меррісон.</text:p>
      <text:p text:style-name="P4">
В останні дні навчання українські військовослужбовці навчатимуться надаватипершу медичну допомогу іншим військовослужбовцям Збройних Сил України післяповернення на передову.</text:p>
      <text:p text:style-name="P4">
«Ми маємо першокласну команду медичних інструкторів, і ми всі пишаємося тим,що можемо зіграти свою роль у допомозі Україні у звільненні своєї Батьківщинивід цього незаконного вторгнення. Українські курсанти прагнуть навчатися тасповнені рішучості — здобути якнайбільше навичок, перш ніж повернутися додому,щоб врятувати життя. Переважна більшість солдатів брала активну участь убойових діях, і багато хто з них несуть на собі рани війни. Їх вчити —суцільне задоволення, і така природа їхнього недавнього досвіду: ми вчимося уних не менше, ніж вони у нас», — повідомив директор курсу капітан Філ Вільямсз 2-ї медичної бригади.</text:p>
      <text:p text:style-name="P4">
Source: <text:a xlink:type="simple" xlink:href="https://armyinform.com.ua/2023/06/26/vijskovosluzhbovczi-zsu-u-brytaniyi-opanovuyut-ryativni-medychni-tehniky/" text:style-name="Internet_20_link" text:visited-style-name="Visited_20_Internet_20_Link">
https://armyinform.com.ua/2023/06/26/vijskovosluzhbovczi-zsu-u-brytaniyi-opanovuyut-ryativni-medychni-tehniky/</text:a>
</text:p>
      <!--NEWS-->
      <text:h text:style-name="P10" text:outline-level="1">
<text:span text:style-name="T4">
На Бахмутському напрямку ворог продовжує здійснювати безуспішні наступальні дії</text:span>
</text:h>
      <text:p text:style-name="P4">
Author: ['АРМІЯINFORM']</text:p>
      <text:p text:style-name="P4">
Time: 2023-06-26T86:00:00-04:00</text:p>
      <text:p text:style-name="P4">
Description: Про це повідомляє Генеральний штаб ЗСУ.  «На Бахмутському напрямку противник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БАХМУТ', 'ВТОРГНЕННЯ РФ', 'ГШ ЗСУ']</text:p>
      <text:p text:style-name="P4">
Category: News</text:p>
      <!--METADATA-->
      <text:p text:style-name="P4">
<draw:frame draw:style-name="fr1" draw:name="Image380" text:anchor-type="as-char" svg:width="6.9236in" svg:height="3.375255in" draw:z-index="0">
<draw:image xlink:href="../Images/AРМІЯINFORM/2023-06-26T86-00-00-04-00/351136929_265092666053942_1948084145810262420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Jbxk9oN2DtnpLH8YdkZavQLmgeNbtcPkqjnMFmEP1BVFs7xgTGk9MXdHF3R9mZt2l" text:style-name="Internet_20_link" text:visited-style-name="Visited_20_Internet_20_Link">
повідомляє</text:a>
Генеральний штаб ЗСУ.</text:p>
      <text:p text:style-name="P4">
«На Бахмутському напрямку противник здійснив безуспішні наступальні дії внапрямку Богданівки. Завдав авіаударів в районах Соледару та Білої ГориДонецької області. Від ворожих артилерійських обстрілів постраждали районинаселених пунктів Васюківка, Маркове, Хромове, Часів Яр, Іванівське,Озарянівка та Південне Донецької області», — йдеться у повідомленні.</text:p>
      <text:p text:style-name="P4">
Зазначається, що на Авдіївському напрямку окупанти здійснили безуспішнінаступальні дії в напрямку Первомайського. Завдали авіаційних ударів в районахАвдіївки та Сєверного. Здійснили артилерійські обстріли населених пунктів СухаБалка, Авдіївка, Орлівка, Водяне, Карлівка, Невельське, Олександропіль,Валентинівка, Керамік, Степове та Первомайське Донецької області.</text:p>
      <text:p text:style-name="P4">
На Мар’їнському напрямку ворог проводив наступальні дії в районі Мар’їнки,успіху не мав. Завдав авіаційного удару біля Красногорівки. В той же час,здійснив артилерійські обстріли в районах населених пунктів Георгіївка,Мар’їнка, Побєда Донецької області.</text:p>
      <text:p text:style-name="P4">
Source: <text:a xlink:type="simple" xlink:href="https://armyinform.com.ua/2023/06/26/na-bahmutskomu-napryamku-vorog-prodovzhuye-zdijsnyuvaty-bezuspishni-nastupalni-diyi/" text:style-name="Internet_20_link" text:visited-style-name="Visited_20_Internet_20_Link">
https://armyinform.com.ua/2023/06/26/na-bahmutskomu-napryamku-vorog-prodovzhuye-zdijsnyuvaty-bezuspishni-nastupalni-diyi/</text:a>
</text:p>
      <!--NEWS-->
      <text:h text:style-name="P10" text:outline-level="1">
<text:span text:style-name="T4">
Всередині московії режим не контролює ситуацію — Андрій Юсов</text:span>
</text:h>
      <text:p text:style-name="P4">
Author: ['Володимир Віват']</text:p>
      <text:p text:style-name="P4">
Time: 2023-06-26T87:00:00-04:00</text:p>
      <text:p text:style-name="P4">
Description: Спроба збройного перевороту з євгеном пригожиним — це продовження с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6-a5fd.jpg" text:style-name="Internet_20_link" text:visited-style-name="Visited_20_Internet_20_Link">
36-a5fd.jpg</text:a>
']</text:p>
      <text:p text:style-name="P4">
Tags: ['АНДРІЙ ЮСОВ']</text:p>
      <text:p text:style-name="P4">
Category: News</text:p>
      <!--METADATA-->
      <text:p text:style-name="P4">
<draw:frame draw:style-name="fr1" draw:name="Image381" text:anchor-type="as-char" svg:width="6.9236in" svg:height="4.546497in" draw:z-index="0">
<draw:image xlink:href="../Images/AРМІЯINFORM/2023-06-26T87-00-00-04-00/36-a5fd.jpg" xlink:type="simple" xlink:show="embed" xlink:actuate="onLoad" draw:mime-type="image/jpeg"/>
</draw:frame>
</text:p>
      <text:p text:style-name="P4">
Спроба збройного перевороту з євгеном пригожиним — це продовження серіївнутрішньополітичних конфліктів в росії. Загалом те, що там відбувається — ценаслідки російського злочинного широкомасштабного вторгнення в Україну. Мипобачили неготовність силовиків, чиновників різних рангів публічно захищатирежим путіна, жоден громадянин рф добровільно не вийшов на захист путіна.</text:p>
      <text:p text:style-name="P4">
Про це в ефірі національного телемарафону повідомив представник Головногоуправління розвідки Міністерства оборони України Андрій Юсов.</text:p>
      <text:p text:style-name="P4">
— Те, з якою легкістю дестабілізувалася ситуація, коли за один день відбулосьчимало подій, стільки втрат в армії рф, демонструє, що всі справді дієві силиу них знаходяться на окупованих територіях України. А всередині московії режимне контролює ситуацію — рухнула монополія на насильство, знищено принципневідворотності покарання та багато інших аспектів, — зазначив представник ГУРМОУ.</text:p>
      <text:p text:style-name="P4">
Андрій Юсов підкреслив, що сьогодні важливо розуміти, що цей процес ще незавершено. Озвучені й реальні цілі походу пригожина на москву могли сильновідрізнятися, як і озвучені та реальні умови домовленостей. Слід спостерігатиза подальшими подіями, зокрема й кадровими змінами на території московщини,долею учасників цих процесів, тоді й стане зрозумілим, хто насправді виграввід цього.</text:p>
      <text:p text:style-name="P4">
— путін втратив образ людини, яка принаймні контролює цю величезну територію,зокрема ядерну зброю чи фінансові питання. Всі переконалися, що і корольголий, і будинок картковий. Звичайно, це буде мати подальші катастрофічнінаслідки для режиму путіна, — підсумував Андрій Юсов.</text:p>
      <text:p text:style-name="P4">
Source: <text:a xlink:type="simple" xlink:href="https://armyinform.com.ua/2023/06/26/vseredyni-moskoviyi-rezhym-ne-kontrolyuye-sytuacziyu-andrij-yusov/" text:style-name="Internet_20_link" text:visited-style-name="Visited_20_Internet_20_Link">
https://armyinform.com.ua/2023/06/26/vseredyni-moskoviyi-rezhym-ne-kontrolyuye-sytuacziyu-andrij-yusov/</text:a>
</text:p>
      <!--NEWS-->
      <text:h text:style-name="P10" text:outline-level="1">
<text:span text:style-name="T4">
На полігонах республіки білорусь триває бойове злагодження підрозділів зс рф</text:span>
</text:h>
      <text:p text:style-name="P4">
Author: ['АРМІЯINFORM']</text:p>
      <text:p text:style-name="P4">
Time: 2023-06-26T88:00:00-04:00</text:p>
      <text:p text:style-name="P4">
Description: Про це йдеться у вечірньому зведенні Генерального штабу ЗСУ.  «На полігонах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4-okupanty-trymayut-granatu.jpg" text:style-name="Internet_20_link" text:visited-style-name="Visited_20_Internet_20_Link">
2022-10-24-okupanty-trymayut-granatu.jpg</text:a>
']</text:p>
      <text:p text:style-name="P4">
Tags: ['STOPRUSSIA', 'АГРЕСІЯ РФ', 'БІЛОРУСЬ', 'ВІЙНА', 'ВТОРГНЕННЯ РФ', 'ГШ ЗС УКРАЇНИ']</text:p>
      <text:p text:style-name="P4">
Category: News</text:p>
      <!--METADATA-->
      <text:p text:style-name="P4">
<draw:frame draw:style-name="fr1" draw:name="Image382" text:anchor-type="as-char" svg:width="6.9236in" svg:height="3.894525in" draw:z-index="0">
<draw:image xlink:href="../Images/AРМІЯINFORM/2023-06-26T88-00-00-04-00/2022-10-24-okupanty-trymayut-granatu.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Jbxk9oN2DtnpLH8YdkZavQLmgeNbtcPkqjnMFmEP1BVFs7xgTGk9MXdHF3R9mZt2l" text:style-name="Internet_20_link" text:visited-style-name="Visited_20_Internet_20_Link">
йдеться</text:a>
у вечірньому зведенні Генерального штабу ЗСУ.</text:p>
      <text:p text:style-name="P4">
«На полігонах республіки білорусь тривають заходи бойової підготовки тазлагодження підрозділів зс рф перед їх відправкою у райони ведення бойових дійна території України», — зазначається у повідомленні.</text:p>
      <text:p text:style-name="P4">
Зазначається, що на Сіверському та Слобожанському напрямках противник зберігаєвійськову присутність. Здійснив мінометні та артилерійські обстріли населенихпунктів Гірськ Чернігівської області; Сорокине, Кореньок, Стукалівка,Юнаківка, Локня Сумської області, а також Уди, Червона Зоря, Одноробівка,Ветеринарне, Гоптівка, Стрілеча, Пильна, Козача Лопань, Мороховець, Лукянці,Ізбицьке, Плетенівка, Огірцеве, Волохівка, Бударки, Землянки, Чугунівка,Одрадне на Харківщині.</text:p>
      <text:p text:style-name="P4">
Source: <text:a xlink:type="simple" xlink:href="https://armyinform.com.ua/2023/06/26/na-poligonah-respubliky-bilorus-tryvaye-bojove-zlagodzhennya-pidrozdiliv-zs-rf/" text:style-name="Internet_20_link" text:visited-style-name="Visited_20_Internet_20_Link">
https://armyinform.com.ua/2023/06/26/na-poligonah-respubliky-bilorus-tryvaye-bojove-zlagodzhennya-pidrozdiliv-zs-rf/</text:a>
</text:p>
      <!--NEWS-->
      <text:h text:style-name="P10" text:outline-level="1">
<text:span text:style-name="T4">
Денис Шмигаль обговорив актуальні питання співпраці з пані послом Німеччини в Україні Анкою Фельдгузен</text:span>
</text:h>
      <text:p text:style-name="P4">
Author: ['АРМІЯINFORM']</text:p>
      <text:p text:style-name="P4">
Time: 2023-06-26T89:00:00-04:00</text:p>
      <text:p text:style-name="P4">
Description: Про це Прем’єр-міністр України написав у своєму Telegram.  «Цінуємо допомогу Нім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6aea318-a381-445d-8cb6-cff21fc45324.jpg" text:style-name="Internet_20_link" text:visited-style-name="Visited_20_Internet_20_Link">
96aea318-a381-445d-8cb6-cff21fc45324.jpg</text:a>
']</text:p>
      <text:p text:style-name="P4">
Tags: ['STOPRUSSIA', 'АГРЕСІЯ РФ', 'ВІЙНА', 'ВТОРГНЕННЯ РФ']</text:p>
      <text:p text:style-name="P4">
Category: News</text:p>
      <!--METADATA-->
      <text:p text:style-name="P4">
<draw:frame draw:style-name="fr1" draw:name="Image383" text:anchor-type="as-char" svg:width="6.9236in" svg:height="4.61393in" draw:z-index="0">
<draw:image xlink:href="../Images/AРМІЯINFORM/2023-06-26T89-00-00-04-00/96aea318-a381-445d-8cb6-cff21fc45324.jpg" xlink:type="simple" xlink:show="embed" xlink:actuate="onLoad" draw:mime-type="image/jpeg"/>
</draw:frame>
</text:p>
      <text:p text:style-name="P4">
Про це Прем’єр-міністр України<text:a xlink:type="simple" xlink:href="https://t.me/Denys_Smyhal/5500" text:style-name="Internet_20_link" text:visited-style-name="Visited_20_Internet_20_Link">
написав</text:a>
 у своєму Telegram.</text:p>
      <text:p text:style-name="P4">
«Цінуємо допомогу Німеччини в ліквідації наслідків терористичного підривуросією Каховської ГЕС. Зараз найбільшого занепокоєння викликає замінуванняЗапорізької атомної електростанції. Цивілізований світ повинен рішучевідреагувати, аби не допустити ядерного теракту.</text:p>
      <text:p text:style-name="P4">
Подякував німецьким партнерам за підтримку в усіх напрямках: зброєю,фінансами, санкційною політикою. А також особисто пані Фельдгузен, яказавершує свою каденцію на посаді, за значну та важливу роботу задля розвиткудвосторонніх відносин України та Німеччини», — йдеться у повідомленні.</text:p>
      <text:p text:style-name="P4">
Source: <text:a xlink:type="simple" xlink:href="https://armyinform.com.ua/2023/06/26/denys-shmygal-obgovoryv-aktualni-pytannya-spivpraczi-z-pani-poslom-nimechchyny-v-ukrayini-ankoyu-feldguzen/" text:style-name="Internet_20_link" text:visited-style-name="Visited_20_Internet_20_Link">
https://armyinform.com.ua/2023/06/26/denys-shmygal-obgovoryv-aktualni-pytannya-spivpraczi-z-pani-poslom-nimechchyny-v-ukrayini-ankoyu-feldguzen/</text:a>
</text:p>
      <!--NEWS-->
      <text:h text:style-name="P10" text:outline-level="1">
<text:span text:style-name="T4">
Українські військові просунулися на півтора кілометра в глиб окупованих територій на Мелітопольському напрямку — Валерій Шершень</text:span>
</text:h>
      <text:p text:style-name="P4">
Author: ['Володимир Віват']</text:p>
      <text:p text:style-name="P4">
Time: 2023-06-26T90:00:00-04:00</text:p>
      <text:p text:style-name="P4">
Description: У результаті системного тиску Сили оборони Таврійського напрямку мають усп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384" text:anchor-type="as-char" svg:width="6.9236in" svg:height="4.858059in" draw:z-index="0">
<draw:image xlink:href="../Images/AРМІЯINFORM/2023-06-26T90-00-00-04-00/photo_2023-06-06_11-11-13.jpg" xlink:type="simple" xlink:show="embed" xlink:actuate="onLoad" draw:mime-type="image/jpeg"/>
</draw:frame>
 Валерій Шершень</text:p>
      <text:p text:style-name="P4">
У результаті системного тиску Сили оборони Таврійського напрямку мають успіх іпросунулися на півтора кілометра в глиб окупованих противником територій наМелітопольському напрямку. Наразі вони там закріплюються на здобутих рубежах,проводять аеророзвідку місцевості, розмінування та завдавання вогневих ураженьартилерією по виявлених цілях противника, а також здійснюють заходиконтрбатарейної боротьби.</text:p>
      <text:p text:style-name="P4">
Про це в прямому ефірі телемарафону «Єдині новини» розповів речник об’єднаногопресцентру Сил оборони Таврійського напрямку капітан Валерій Шершень.</text:p>
      <text:p text:style-name="P4">
Він також зазначив, що новина про звільнення Рівнополя була затримана з певнихтактичних міркувань. Загалом, у результаті злагоджених дій та чіткоговиконання плану ударні підрозділи Сил оборони Таврійського напрямку взяли підконтроль цей населений пункт Великоновосілківської громади, який розташованийна межі Донецької та Запорізької областей, саме там, де ми проводимоконтрнаступальні дії на Бердянському напрямку.</text:p>
      <text:p text:style-name="P4">
— Тут не було жодного цивільного, оскільки, за великим рахунком, населенийпункт зруйновано майже вщент. Велика проблема в тому, що з усіх боків він бувоточений мінними полями дуже складного характеру. Наші інженерні військапробили коридори і, власне, в такий спосіб ми зуміли деокупувати село, заразтам проводяться стабілізаційні заходи. Та й у саперів теж дуже багато роботи,— зазначив Валерій Шершень.</text:p>
      <text:p text:style-name="P4">
За словами офіцера, просуваючись уперед, військовослужбовці на Таврійськомунапрямку продовжують упевнено нищити ворога й вирівнюють фронт. Водночаспротягом минулої доби загарбники 18 разів атакували наші позиції та здійснили450 артилерійських обстрілів. На Авдіївському напрямку ворог завдававіаційного удару, здійснив артилерійські обстріли навколишніх населенихпунктів.</text:p>
      <text:p text:style-name="P4">
— Практично всі штурми російських окупаційних військ на Таврійському напрямкуминулої доби були зосереджені в районі Мар’їнки. Тут ворог здійснив 14штурмів, успіху не мав. Також завдав авіаційного удару в районі Красногорівки,з артилерії обстріляв довколишні населені пункти Гостре і Георгіївка, —повідомив речник.</text:p>
      <text:p text:style-name="P4">
Також Валерій Шершень розповів про ситуацію на Запорізькому напрямку. Тутокупанти зосередили свої зусилля на недопущенні просування наших військ,безуспішно намагалися відновити втрачене положення в районі Новодар’ївки.Водночас наші підрозділи ракетних військ та артилерії виконали 954 вогневихзавдання. Втрати ворога становлять 146 загиблих, пораненими — 229, також єчетверо полонених. Знищено 15 одиниць озброєння та військової техніки.</text:p>
      <text:p text:style-name="P4">
Source: <text:a xlink:type="simple" xlink:href="https://armyinform.com.ua/2023/06/26/ukrayinski-vijskovi-prosunulysya-na-pivtora-kilometra-v-glyb-okupovanyh-terytorij-na-melitopolskomu-napryamku-valerij-shershen/" text:style-name="Internet_20_link" text:visited-style-name="Visited_20_Internet_20_Link">
https://armyinform.com.ua/2023/06/26/ukrayinski-vijskovi-prosunulysya-na-pivtora-kilometra-v-glyb-okupovanyh-terytorij-na-melitopolskomu-napryamku-valerij-shershen/</text:a>
</text:p>
      <!--NEWS-->
      <text:h text:style-name="P10" text:outline-level="1">
<text:span text:style-name="T4">
Понад 200 млн грн виділив уряд на реконструкцію реабілітаційного закладу «Бородянка-Центр»</text:span>
</text:h>
      <text:p text:style-name="P4">
Author: ['АРМІЯINFORM']</text:p>
      <text:p text:style-name="P4">
Time: 2023-06-26T91:00:00-04:00</text:p>
      <text:p text:style-name="P4">
Description: Кабінет Міністрів України виділив Міністерству у справах ветеранів України 200 мл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52de65-3d7b-4a42-aea5-b572b1f31d40-2048x1365-1.jpeg" text:style-name="Internet_20_link" text:visited-style-name="Visited_20_Internet_20_Link">
1552de65-3d7b-4a42-aea5-b572b1f31d40-2048x1365-1.jpeg</text:a>
']</text:p>
      <text:p text:style-name="P4">
Tags: ['STOPRUSSIA', 'АГРЕСІЯ РФ', 'ВІЙНА', 'ВТОРГНЕННЯ РФ', 'МІНВЕТЕРАНІВ']</text:p>
      <text:p text:style-name="P4">
Category: News</text:p>
      <!--METADATA-->
      <text:p text:style-name="P4">
<draw:frame draw:style-name="fr1" draw:name="Image385" text:anchor-type="as-char" svg:width="6.9236in" svg:height="4.615733in" draw:z-index="0">
<draw:image xlink:href="../Images/AРМІЯINFORM/2023-06-26T91-00-00-04-00/1552de65-3d7b-4a42-aea5-b572b1f31d40-2048x1365-1.jpeg" xlink:type="simple" xlink:show="embed" xlink:actuate="onLoad" draw:mime-type="image/jpeg"/>
</draw:frame>
</text:p>
      <text:p text:style-name="P4">
Кабінет Міністрів України виділив Міністерству у справах ветеранів України 200млн 633,87 тис. гривень на реконструкцію Бородянського центру соціально-психологічної реабілітації населення, що належить до сфери управліннявідомства.</text:p>
      <text:p text:style-name="P4">
Відповідне рішення про виділення коштів із фонду ліквідації наслідків збройноїагресії ухвалено на засіданні Уряду.</text:p>
      <text:p text:style-name="P4">
«Бородянка-Центр» є флагманським проєктом Мінветеранів, активне будівництвоякого ведеться за підтримки партнерів Міністерства. Він має постати на місцізруйнованого танковим влучанням російських окупантів Центру соціально-психологічної реабілітації населення у селищі міського типу Бородянка(Київська область).</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 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Джерело: <text:a xlink:type="simple" xlink:href="https://mva.gov.ua/ua" text:style-name="Internet_20_link" text:visited-style-name="Visited_20_Internet_20_Link">
Міністерство у справах ветеранів</text:a>
</text:p>
      <text:p text:style-name="P4">
Source: <text:a xlink:type="simple" xlink:href="https://armyinform.com.ua/2023/06/26/ponad-200-mln-grn-vydilyv-uryad-na-rekonstrukcziyu-reabilitaczijnogo-zakladu-borodyanka-czentr/" text:style-name="Internet_20_link" text:visited-style-name="Visited_20_Internet_20_Link">
https://armyinform.com.ua/2023/06/26/ponad-200-mln-grn-vydilyv-uryad-na-rekonstrukcziyu-reabilitaczijnogo-zakladu-borodyanka-czentr/</text:a>
</text:p>
      <!--NEWS-->
      <text:h text:style-name="P10" text:outline-level="1">
<text:span text:style-name="T4">
Ініціатива в наших руках, ми продовжуємо тиснути на противника — Сергій Череватий</text:span>
</text:h>
      <text:p text:style-name="P4">
Author: ['Володимир Віват']</text:p>
      <text:p text:style-name="P4">
Time: 2023-06-26T92:00:00-04:00</text:p>
      <text:p text:style-name="P4">
Description: «Окупанти залучають усі засоби, щоб стримати нас. Наразі їм це не вдається, ми роби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СЕРГІЙ ЧЕРЕВАТИЙ']</text:p>
      <text:p text:style-name="P4">
Category: News</text:p>
      <!--METADATA-->
      <text:p text:style-name="P4">
<draw:frame draw:style-name="fr1" draw:name="Image386" text:anchor-type="as-char" svg:width="6.9236in" svg:height="4.61393in" draw:z-index="0">
<draw:image xlink:href="../Images/AРМІЯINFORM/2023-06-26T92-00-00-04-00/cherevatyj-2.jpg" xlink:type="simple" xlink:show="embed" xlink:actuate="onLoad" draw:mime-type="image/jpeg"/>
</draw:frame>
</text:p>
      <text:p text:style-name="P4">
«Окупанти залучають усі засоби, щоб стримати нас. Наразі їм це не вдається, миробимо усе, щоб кожен день ставав нашим черговим кроком для нашої майбутньоїперемоги».</text:p>
      <text:p text:style-name="P4">
Про це в ефірі телемарафону «Єдині новини» повідомив речник Східногоугруповання військ Збройних Сил України полковник Сергій Череватий.</text:p>
      <text:p text:style-name="P4">
— Можу сказати, що 153 окупанти було знищено на нашому напрямку за цю добу,203 поранено, шість взяли в полон. Також знищено дві самохідних артилерійськихустановки, 13 гармат, бойова машина десанту, чотири безпілотних апарати, пунктуправління БПЛА та протитанковий ракетний комплекс, — розповів СергійЧереватий.</text:p>
      <text:p text:style-name="P4">
Він також зазначив, що ворог 343 рази бив по нас з артилерії та реактивнихсистем залпового вогню, відбулось 17 бойових зіткнень, двічі ворог атакував задопомогою авіації.</text:p>
      <text:p text:style-name="P4">
Речник Східного угруповання військ ЗС України повідомив, що пвк «вагнера», якінещодавно намагались героїчно взяти москву, перед цим ганебно втекли зБахмута. Зараз там головною дієвою силою окупантів є повітряно-десантніпідрозділи росіян.</text:p>
      <text:p text:style-name="P4">
— Це дуже чіткий маркер, адже десять місяців вони намагалися й таки не взялицей населений пункт до кінця. І надто швидко його втратити було б взагаліприниженням військових спроможностей рф, — підкреслив Сергій Череватий.</text:p>
      <text:p text:style-name="P4">
Водночас заступник командувача Східного напрямку зі стратегічних комунікаційповідомив, що на іншому — Куп’янсько-Лиманському напрямку ворог намагаєтьсябути активним, атакував нас 12 разів за добу, обстріляв 477 разів зі ствольноїартилерії та РСЗВ, здійснив 11 авіанальотів. Під час відбиття атак ворога 99окупантів було знищено, 152 поранено. Також взяли в полон двох окупантів,знищили два ворожих БТРи, бойову машину піхоти, САУ «Мста-С», гаубицю Д-20,шість дронів-камікадзе, міномет і чотири вантажівки з боєприпасами.</text:p>
      <text:p text:style-name="P4">
Source: <text:a xlink:type="simple" xlink:href="https://armyinform.com.ua/2023/06/26/inicziatyva-v-nashyh-rukah-my-prodovzhuyemo-tysnuty-na-protyvnyka-sergij-cherevatyj/" text:style-name="Internet_20_link" text:visited-style-name="Visited_20_Internet_20_Link">
https://armyinform.com.ua/2023/06/26/inicziatyva-v-nashyh-rukah-my-prodovzhuyemo-tysnuty-na-protyvnyka-sergij-cherevatyj/</text:a>
</text:p>
      <!--NEWS-->
      <text:h text:style-name="P10" text:outline-level="1">
<text:span text:style-name="T4">
Коли я сиділа в карцері, постійно чула, як б’ють моїх побратимів — Валерія Суботіна</text:span>
</text:h>
      <text:p text:style-name="P4">
Author: ['АРМІЯINFORM']</text:p>
      <text:p text:style-name="P4">
Time: 2023-06-26T93:00:00-04:00</text:p>
      <text:p text:style-name="P4">
Description: Відома на весь світ захисниця Маріуполя, голос полку «Азов» Валерія «Нава» Суботі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foto-1-scaled.jpeg" text:style-name="Internet_20_link" text:visited-style-name="Visited_20_Internet_20_Link">
golovne-foto-1-scaled.jpeg</text:a>
']</text:p>
      <text:p text:style-name="P4">
Tags: []</text:p>
      <text:p text:style-name="P4">
Category: News</text:p>
      <!--METADATA-->
      <text:p text:style-name="P4">
<draw:frame draw:style-name="fr1" draw:name="Image387" text:anchor-type="as-char" svg:width="6.9236in" svg:height="3.998379in" draw:z-index="0">
<draw:image xlink:href="../Images/AРМІЯINFORM/2023-06-26T93-00-00-04-00/golovne-foto-1-scaled.jpeg" xlink:type="simple" xlink:show="embed" xlink:actuate="onLoad" draw:mime-type="image/jpeg"/>
</draw:frame>
</text:p>
      <text:p text:style-name="P4">
Відома на весь світ захисниця Маріуполя, голос полку «Азов» Валерія «Нава»Суботіна, <text:a xlink:type="simple" xlink:href="https://armyinform.com.ua/2023/06/26/ya-niby-vse-shhe-na-azovstali-iz-zagyblymy-tila-yakyh-nam-ne-viddayut-valeriya-subotina-vystupyla-v-parye/" text:style-name="Internet_20_link" text:visited-style-name="Visited_20_Internet_20_Link">
виступила у Женеві перед Парламентською асамблеєю РадиЄвропи</text:a>
, депригадала жахливі деталі полону та тортур, які щодня завдавали росіяни черезмову співпрацювати.</text:p>
      <text:p text:style-name="P4">
— Аби я погодилася на інтерв’ю, мене відправили в карцер взимку. Це дужемаленьке приміщення в підвалі, з одиночними камерами, в якому неможливозігрітися. Я постійно чула там, як б’ють моїх побратимів. Чула, як їх б’ють іна допитах. Іноді росіяни робили це навмисно, щоб переконати мене піти на їхніумови. З цією ж метою вони карали жінку-військову, яка перебувала зі мною водній камері. Вони били мене і її по ногах, примушуючи сідати на шпагати.Змушували нас присідати по 600 разів, що вбиває і без того слабкі через поганехарчування і практично повну нерухомість суглоби. Та згоди на таке інтерв’ю явсе одно не дала", — розповіла Валерія.</text:p>
      <text:p text:style-name="P4">
Source: <text:a xlink:type="simple" xlink:href="https://armyinform.com.ua/2023/06/26/koly-ya-sydila-v-karczeri-postijno-chula-yak-byut-moyih-pobratymiv-valeriya-subotina/" text:style-name="Internet_20_link" text:visited-style-name="Visited_20_Internet_20_Link">
https://armyinform.com.ua/2023/06/26/koly-ya-sydila-v-karczeri-postijno-chula-yak-byut-moyih-pobratymiv-valeriya-subotina/</text:a>
</text:p>
      <!--NEWS-->
      <text:h text:style-name="P10" text:outline-level="1">
<text:span text:style-name="T4">
На території Великої Британії розпочався комплекс тренувань в рамках серії навчань «Сі Бриз»</text:span>
</text:h>
      <text:p text:style-name="P4">
Author: ['АРМІЯINFORM']</text:p>
      <text:p text:style-name="P4">
Time: 2023-06-26T94:00:00-04:00</text:p>
      <text:p text:style-name="P4">
Description: Сьогодні, 26 червня, в місті Глазго Шотландія що входить до Сполученого королі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14.jpg" text:style-name="Internet_20_link" text:visited-style-name="Visited_20_Internet_20_Link">
01-14.jpg</text:a>
', '<text:a xlink:type="simple" xlink:href="https://armyinform.com.ua/wp-content/uploads/2023/06/08-8-150x150.jpg" text:style-name="Internet_20_link" text:visited-style-name="Visited_20_Internet_20_Link">
08-8-150x150.jpg</text:a>
', '<text:a xlink:type="simple" xlink:href="https://armyinform.com.ua/wp-content/uploads/2023/06/09-6-150x150.jpg" text:style-name="Internet_20_link" text:visited-style-name="Visited_20_Internet_20_Link">
09-6-150x150.jpg</text:a>
', '<text:a xlink:type="simple" xlink:href="https://armyinform.com.ua/wp-content/uploads/2023/06/04-24-150x150.jpg" text:style-name="Internet_20_link" text:visited-style-name="Visited_20_Internet_20_Link">
04-24-150x150.jpg</text:a>
', '<text:a xlink:type="simple" xlink:href="https://armyinform.com.ua/wp-content/uploads/2023/06/07-10-150x150.jpg" text:style-name="Internet_20_link" text:visited-style-name="Visited_20_Internet_20_Link">
07-10-150x150.jpg</text:a>
']</text:p>
      <text:p text:style-name="P4">
Tags: ['ВІЙСЬКОВІ НАВЧАННЯ', 'ВМС ЗС УКРАЇНИ', 'СІ БРИЗ']</text:p>
      <text:p text:style-name="P4">
Category: News</text:p>
      <!--METADATA-->
      <text:p text:style-name="P4">
<draw:frame draw:style-name="fr1" draw:name="Image388" text:anchor-type="as-char" svg:width="6.9236in" svg:height="4.615733in" draw:z-index="0">
<draw:image xlink:href="../Images/AРМІЯINFORM/2023-06-26T94-00-00-04-00/01-14.jpg" xlink:type="simple" xlink:show="embed" xlink:actuate="onLoad" draw:mime-type="image/jpeg"/>
</draw:frame>
</text:p>
      <text:p text:style-name="P4">
Сьогодні, 26 червня, в місті Глазго Шотландія що входить до Сполученогокоролівства Великої Британії та Північної Ірландії за участі представників18-ти країн-учасниць проведено урочисту церемонію, присвячену початкукомплексу тренувань в рамках серії навчань «Сі Бриз». Захід відбувся за участюкомандувача Військово-Морських Сил ЗС України віце-адмірала Олексія Неїжпапи.</text:p>
      <text:p text:style-name="P4">
Про це<text:a xlink:type="simple" xlink:href="https://www.facebook.com/navy.mil.gov.ua/posts/652147980286121" text:style-name="Internet_20_link" text:visited-style-name="Visited_20_Internet_20_Link">
повідомляє</text:a>
Командування Військово-Морських Сил ЗС України.</text:p>
      <text:p text:style-name="P4">
— Хочу подякувати всім за те, що в умовах війни рф проти України ми змоглиякісно спланувати тренування та зробити усе необхідне для його організованогопроведення. Окремо хочу подякувати Великій Британії, її військовомукерівництву за надання своєї території та інфраструктури для проведеннятренувань. Я дуже вдячний командувачу 6 флоту ВМС США за сприяння навчанню тапідтримку, — наголосив командувач Військово-Морських Сил Збройних Сил Українивіце-адмірал Олексій Неїжпапа. — Переконаний, що майбутні злагоджені діїучасників навчань сприятимуть зміцненню регіональної безпеки тa стабільності вЧорному морі, — додав він.</text:p>
      <text:p text:style-name="P4">
<text:a xlink:type="simple" xlink:href="https://armyinform.com.ua/wp-content/uploads/2023/06/08-8.jpg" text:style-name="Internet_20_link" text:visited-style-name="Visited_20_Internet_20_Link">
<draw:frame draw:style-name="fr1" draw:name="Image389" text:anchor-type="as-char" svg:width="6.9236in" svg:height="6.9236in" draw:z-index="0">
<draw:image xlink:href="../Images/AРМІЯINFORM/2023-06-26T94-00-00-04-00/08-8-150x150.jpg" xlink:type="simple" xlink:show="embed" xlink:actuate="onLoad" draw:mime-type="image/jpeg"/>
</draw:frame>
</text:a>
</text:p>
      <text:p text:style-name="P4">
<text:a xlink:type="simple" xlink:href="https://armyinform.com.ua/wp-content/uploads/2023/06/09-6.jpg" text:style-name="Internet_20_link" text:visited-style-name="Visited_20_Internet_20_Link">
<draw:frame draw:style-name="fr1" draw:name="Image390" text:anchor-type="as-char" svg:width="6.9236in" svg:height="6.9236in" draw:z-index="0">
<draw:image xlink:href="../Images/AРМІЯINFORM/2023-06-26T94-00-00-04-00/09-6-150x150.jpg" xlink:type="simple" xlink:show="embed" xlink:actuate="onLoad" draw:mime-type="image/jpeg"/>
</draw:frame>
</text:a>
</text:p>
      <text:p text:style-name="P4">
<text:a xlink:type="simple" xlink:href="https://armyinform.com.ua/wp-content/uploads/2023/06/04-24.jpg" text:style-name="Internet_20_link" text:visited-style-name="Visited_20_Internet_20_Link">
<draw:frame draw:style-name="fr1" draw:name="Image391" text:anchor-type="as-char" svg:width="6.9236in" svg:height="6.9236in" draw:z-index="0">
<draw:image xlink:href="../Images/AРМІЯINFORM/2023-06-26T94-00-00-04-00/04-24-150x150.jpg" xlink:type="simple" xlink:show="embed" xlink:actuate="onLoad" draw:mime-type="image/jpeg"/>
</draw:frame>
</text:a>
</text:p>
      <text:p text:style-name="P4">
<text:a xlink:type="simple" xlink:href="https://armyinform.com.ua/wp-content/uploads/2023/06/07-10.jpg" text:style-name="Internet_20_link" text:visited-style-name="Visited_20_Internet_20_Link">
<draw:frame draw:style-name="fr1" draw:name="Image392" text:anchor-type="as-char" svg:width="6.9236in" svg:height="6.9236in" draw:z-index="0">
<draw:image xlink:href="../Images/AРМІЯINFORM/2023-06-26T94-00-00-04-00/07-10-150x150.jpg" xlink:type="simple" xlink:show="embed" xlink:actuate="onLoad" draw:mime-type="image/jpeg"/>
</draw:frame>
</text:a>
</text:p>
      <text:p text:style-name="P4">
Від української сторони тренуваннями керує командир флотилії капітан 1 рангуЮрій Федаш.</text:p>
      <text:p text:style-name="P4">
Головним завданням комплексу тренувань в рамках навчання «Сі Бриз — 2023» єпідготовка до планування та ведення протимінних дій. Основний акцент робитьсяна проведенні підготовки штабу тактичної групи протимінних дій до плануваннята ведення протимінних дій (операцій) відповідно до стандартів та процедурНАТО із залученням зразків озброєння та військової техніки, яку ВМС ЗС Україниотримали від країн-партнерів. Не менш важливими є підготовка протиміннихкораблів ВМС ЗС України класу Sandown «Черкаси» та «Чернігів», груп підводногорозмінування та підводних безпілотних апаратів до ведення протимінних дій ускладі тактичних груп.</text:p>
      <text:p text:style-name="P4">
Досвід, який вже набули екіпажі українських протимінних кораблів тапрофесіоналізм країн-учасниць, забезпечать високу ефективність проведеннятренувань. Головним результатом тренувань в рамках навчання «Сі Бриз — 2023»стане готовність багатонаціональних сил до проведення операції зі звільненняЧорного моря від мінної небезпеки та відновленню безпечного судноплавства.</text:p>
      <text:p text:style-name="P4">
Source: <text:a xlink:type="simple" xlink:href="https://armyinform.com.ua/2023/06/26/na-terytoriyi-velykoyi-brytaniyi-rozpochavsya-kompleks-trenuvan-v-ramkah-seriyi-navchan-si-bryz/" text:style-name="Internet_20_link" text:visited-style-name="Visited_20_Internet_20_Link">
https://armyinform.com.ua/2023/06/26/na-terytoriyi-velykoyi-brytaniyi-rozpochavsya-kompleks-trenuvan-v-ramkah-seriyi-navchan-si-bryz/</text:a>
</text:p>
      <!--NEWS-->
      <text:h text:style-name="P10" text:outline-level="1">
<text:span text:style-name="T4">
Завдання рф зараз — зупинити наш наступ за будь-яку ціну — Ганна Маляр</text:span>
</text:h>
      <text:p text:style-name="P4">
Author: ['АРМІЯINFORM']</text:p>
      <text:p text:style-name="P4">
Time: 2023-06-26T95:00:00-04:00</text:p>
      <text:p text:style-name="P4">
Description: Про це заступник Міністра оборони України написала у своєму Телеграмі.  «Завдання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text:p>
      <text:p text:style-name="P4">
Category: News</text:p>
      <!--METADATA-->
      <text:p text:style-name="P4">
<draw:frame draw:style-name="fr1" draw:name="Image393" text:anchor-type="as-char" svg:width="6.9236in" svg:height="4.615733in" draw:z-index="0">
<draw:image xlink:href="../Images/AРМІЯINFORM/2023-06-26T95-00-00-04-00/ganna-malyar.jpg" xlink:type="simple" xlink:show="embed" xlink:actuate="onLoad" draw:mime-type="image/jpeg"/>
</draw:frame>
</text:p>
      <text:p text:style-name="P4">
Про це заступник Міністра оборони України<text:a xlink:type="simple" xlink:href="https://t.me/annamaliar/887" text:style-name="Internet_20_link" text:visited-style-name="Visited_20_Internet_20_Link">
написала</text:a>
 у своєму Телеграмі.</text:p>
      <text:p text:style-name="P4">
«Завдання рф зараз — зупинити наш наступ за будь-яку ціну. Підривом дамб,замінуванням полів, безперервними обстрілами, диверсіями, інформаційнимнагнітанням і навіть „ядерною“ риторикою. Це завдання максимум. Мінімум — якщоне зупинити, то суттєво ускладнити та загальмувати наше просування і тим часомпідготувати власний контрнаступ. Мотивація „не втратити“ окуповані землі будепроявлена значно сильніше за мотивацію „захопити“ наші землі. Бо це їхняментальна споконвічна травма», — йдеться в повідомленні.</text:p>
      <text:p text:style-name="P4">
Ганна Маляр зазначила, що окупанти психологічно легше переносять невдалийнаступ, аніж втрату завойованих земель. Це деморалізує і демотивує їхнепоправно.</text:p>
      <text:p text:style-name="P4">
«Вони потім самі не зберуть своє військо, бо бійці, як на Харківщині, почнутьмасово відмовлятись виконувати накази. Тож ми повинні розуміти це. Нашимвійськам зараз справді важко. Дуже. Але вони рухаються вперед. Впевнено. Аджеми ведемо справедливу війну. І в цьому наша сила», — підкреслила заступникМіністра.</text:p>
      <text:p text:style-name="P4">
Source: <text:a xlink:type="simple" xlink:href="https://armyinform.com.ua/2023/06/26/zadacha-rf-zaraz-zupynyty-nash-nastup-bud-yakoyu-czinoyu-ganna-malyar/" text:style-name="Internet_20_link" text:visited-style-name="Visited_20_Internet_20_Link">
https://armyinform.com.ua/2023/06/26/zadacha-rf-zaraz-zupynyty-nash-nastup-bud-yakoyu-czinoyu-ganna-malyar/</text:a>
</text:p>
      <!--NEWS-->
      <text:h text:style-name="P10" text:outline-level="1">
<text:span text:style-name="T4">
Результати Drone Hackathon «Anti-Shahеd»: три українські виробники отримають по 1 млн доларів на реалізацію та масштабування розробок проти ворожих БПЛА</text:span>
</text:h>
      <text:p text:style-name="P4">
Author: ['АРМІЯINFORM']</text:p>
      <text:p text:style-name="P4">
Time: 2023-06-26T96:00:00-04:00</text:p>
      <text:p text:style-name="P4">
Description: 24-25 червня відбувся другий щорічний Drone Hackathon «Anti-Shahеd». Під час захо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АГРЕСІЯ РФ', 'БПЛА', 'ОБОРОНА', 'ШАХЕДИ']</text:p>
      <text:p text:style-name="P4">
Category: News</text:p>
      <!--METADATA-->
      <text:p text:style-name="P4">
<draw:frame draw:style-name="fr1" draw:name="Image394" text:anchor-type="as-char" svg:width="6.9236in" svg:height="3.4618in" draw:z-index="0">
<draw:image xlink:href="../Images/AРМІЯINFORM/2023-06-26T96-00-00-04-00/shahed-5447.jpg" xlink:type="simple" xlink:show="embed" xlink:actuate="onLoad" draw:mime-type="image/jpeg"/>
</draw:frame>
</text:p>
      <text:p text:style-name="P4">
24-25 червня відбувся другий щорічний Drone Hackathon «Anti-Shahеd». Під часзаходу 50 команд презентували проекти для представників Сил безпеки та оборониУкраїни. За результатами оцінок обрали трьох переможців, які презентувалинайдієвіші та найефективніші проекти. Кожен з них отримає по 1 млн доларів дляреалізації та масштабування технологічних розробок, які допоможуть боротися зворожими шахедами.</text:p>
      <text:p text:style-name="P4">
Про це <text:a xlink:type="simple" xlink:href="https://www.kmu.gov.ua/news/rezultaty-drone-hackathon-anti-shahed-try-ukrainski-vyrobnyky-otrymaiut-po-1-mln-dolariv-na-realizatsiiu-ta-masshtabuvannia-rozrobok-proty-vorozhykh-bpla" text:style-name="Internet_20_link" text:visited-style-name="Visited_20_Internet_20_Link">
повідомляє</text:a>
 УрядовийПортал.</text:p>
      <text:p text:style-name="P4">
«У війні важливо розуміти, що відбувається на полі бою, і пропонуватитехнологічні рішення. Бачимо, як ситуація на фронті змінюється в напрямітехнологій. Наскільки важливі БПЛА, супутниковий зв’язок, системи ситуаційноїобізнаності. Картина бою змінюється. Потрібно ухвалювати швидкі рішення йреалізовувати ефективні ідеї. Зараз критично важливо створити альтернативнісистеми протидії іранським шахедам. Маємо круті кейси з Армією дронів, колипостачали на передову не лише іноземні дрони, а й БПЛА вітчизняноговиробництва. Аналогічне потрібно реалізувати з розвитком систем захистуукраїнського неба», — зазначив Віце-прем’єр-міністр з інновацій, розвиткуосвіти, науки та технологій — Міністр цифрової трансформації Михайло Федоров.</text:p>
      <text:p text:style-name="P4">
З переможцями Drone Hackathon «Anti-Shahеd» укладуть контракти на 1 млндоларів. Кошти підуть на якнайшвидшу реалізацію розробки, яка знищуватимеворожі дрони в українському небі. Нові технології допоможуть боротися зіранськими шахедами, щоб не витрачати потужні ресурси сил ППО.</text:p>
      <text:p text:style-name="P4">
«Фактично щоденно українська інфраструктура зазнає атак від іранських дронів.Тільки в травні по Україні запущено щонайменше 400 „Шахедів“. Загалом звересня минулого року по Україні запустили не менше 1200 ударнихбезпілотників. Українські фахівці здатні дивувати світ й ефективно протидіятиворожій навалі. Наше завдання — максимально підтримати розробників, створитиумови для масового виробництва альтернативних систем протидії іранськимшахедам», — наголосив Віце-премʼєр-міністр з відновлення України — Міністррозвитку громад, територій та інфраструктури Олександр Кубраков.</text:p>
      <text:p text:style-name="P4">
Вперше росіяни використали для атак на українські міста іранські дрони-камікадзе восени минулого року. Протягом року окупанти запускають їхдесятками, заощаджуючи резерви з ракетами. Також ворог вдається докомбінованих атак, щоб максимально виснажити українську протиповітрянуоборону.</text:p>
      <text:p text:style-name="P4">
Саме тому нам критично важливо створити альтернативи систем протидії іранськимшахедам.</text:p>
      <text:p text:style-name="P4">
«Збройним силам України важливо застосовувати не тільки наявні зразкиозброєння, а й нові зразки техніки. Наш ворог не спить і розробляє тавдосконалює свої технології. Це стосується й атаки на Україну шахедами. Кожназ них індивідуальна. Тому, щоб постійно ефективно протидіяти новим атакамворожих БПЛА, нам необхідно впроваджувати нові системи з виявлення,ідентифікації та знищення цілей. Впевнений, що кожна ідея, запропонована нахакатоні, має всі шанси працювати на перемогу», — наголосив генерал-майорЗбройних Сил України Володимир Коваль.</text:p>
      <text:p text:style-name="P4">
Drone Hackathon «Anti-Shahеd» об’єднав розробників, інженерів,кіберспеціалістів та ентузіастів, які створюють передові системи й технологіїдля виявлення, відстежування та знищення ворожих дронів. Оцінювали проектиспеціалісти різних родів і видів військ, військових структур та цифровихтехнологій.</text:p>
      <text:p text:style-name="P4">
«Коли нова сучасна ідея впроваджується в практику, це є ефективною для нашогозахисту несподіванкою для ворога. За наявною інформацією на території росіїактивно будують заводи з виробництва БПЛА, а тому відсоток нових атак дронівпо Україні буде збільшуватися. З кожною атакою противник аналізує свої помилкита постійно працює над зміною тактики. Тому перше, що максимально швидконеобхідно впровадити, — системи виявлення ворожих дронів і, звісно,оперативного їх знищення», — зазначив генерал-лейтенант, командувачповітряного командування «Центр» Анатолій Кривоножко.</text:p>
      <text:p text:style-name="P4">
«Кожна велика війна задає нові тренди розвитку військових технологій. Першасвітова створила війну танків. Друга — авіації. Ця війна показала, щонайближчі десятки років відбуватимуться війни безпілотних літальних апаратівта протидії їм. Тому ми маємо створити ці сучасні технології, щоб подолативорога на фронті сьогодні та захищати наші території в найближчомумайбутньому», — розповів Голова Держспецзв’язку Юрій Щиголь.</text:p>
      <text:p text:style-name="P4">
Нагадаємо, раніше в межах Армії дронів ми вже провели перший Drone Hackathon.Із 30 сформованих команд, які презентували технологічні рішення в розвиткуБПЛА, 6 стали переможцями. За пів року вони втілили свої ідеї в продукт, якийпродемонстрували на полігоні.</text:p>
      <text:p text:style-name="P4">
Drone Hackathon «Anti-Shahеd» реалізований з ініціативи Генерального штабуЗбройних сил України, Мінцифри та Мінінфраструктури в межах проекту Арміядронів і спрямований на пошук новаторських й ефективних рішень у боротьбі зворожими безпілотниками.</text:p>
      <text:p text:style-name="P4">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Лише після повернення з полону я дізналася, що тіло мого чоловіка окупанти так і не віддали — «Нава»</text:span>
</text:h>
      <text:p text:style-name="P4">
Author: ['АРМІЯINFORM']</text:p>
      <text:p text:style-name="P4">
Time: 2023-06-26T97:00:00-04:00</text:p>
      <text:p text:style-name="P4">
Description: Відома на весь світ захисниця Маріуполя, голос полку «Азов» Валерія «Н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2--scaled.jpeg" text:style-name="Internet_20_link" text:visited-style-name="Visited_20_Internet_20_Link">
foto-2--scaled.jpeg</text:a>
']</text:p>
      <text:p text:style-name="P4">
Tags: []</text:p>
      <text:p text:style-name="P4">
Category: News</text:p>
      <!--METADATA-->
      <text:p text:style-name="P4">
<draw:frame draw:style-name="fr1" draw:name="Image395" text:anchor-type="as-char" svg:width="6.9236in" svg:height="4.67343in" draw:z-index="0">
<draw:image xlink:href="../Images/AРМІЯINFORM/2023-06-26T97-00-00-04-00/foto-2--scaled.jpeg" xlink:type="simple" xlink:show="embed" xlink:actuate="onLoad" draw:mime-type="image/jpeg"/>
</draw:frame>
</text:p>
      <text:p text:style-name="P4">
Відома на весь світ захисниця Маріуполя, голос полку «Азов» Валерія «Нава»Суботіна, виступила у Женеві перед Парламентською асамблеєю Ради Європи, дерозповіла про <text:a xlink:type="simple" xlink:href="https://armyinform.com.ua/2023/06/26/ya-niby-vse-shhe-na-azovstali-iz-zagyblymy-tila-yakyh-nam-ne-viddayut-valeriya-subotina-vystupyla-v-parye/" text:style-name="Internet_20_link" text:visited-style-name="Visited_20_Internet_20_Link">
загибель коханого чоловікаАндрія</text:a>
,якого вбили росіяни через два дні після їхнього одруження.</text:p>
      <text:p text:style-name="P4">
— У полоні під час багатогодинних допитів росіяни переконували мене в тому, щомій чоловік живий, адже я не бачила його тіла, примушували сумніватися таплутатися у власних спогадах. Згодом — безсовісно стверджували, що самеукраїнський снайпер вбив мого коханого. Вони намагалися психологічно зламатимене й згодом погрожували, що чекатимуть мене на могилі мого Андрія. Виводилимене з себе, ницо зачіпаючи його пам’ять. Лише після повернення з полону ядізналася, що тіло мого чоловіка вони так і не віддали, — розповіла про болючіспогади Валерія Суботіна..</text:p>
      <text:p text:style-name="P4">
Source: <text:a xlink:type="simple" xlink:href="https://armyinform.com.ua/2023/06/26/lyshe-pislya-povernennya-z-polonu-ya-diznalasya-shho-tilo-mogo-cholovika-okupanty-tak-i-ne-viddaly-nava/" text:style-name="Internet_20_link" text:visited-style-name="Visited_20_Internet_20_Link">
https://armyinform.com.ua/2023/06/26/lyshe-pislya-povernennya-z-polonu-ya-diznalasya-shho-tilo-mogo-cholovika-okupanty-tak-i-ne-viddaly-nava/</text:a>
</text:p>
      <!--NEWS-->
      <text:h text:style-name="P10" text:outline-level="1">
<text:span text:style-name="T4">
Президент видав указ про посилення відповідальності за неналежне утримання укриттів</text:span>
</text:h>
      <text:p text:style-name="P4">
Author: ['АРМІЯINFORM']</text:p>
      <text:p text:style-name="P4">
Time: 2023-06-26T98:00:00-04:00</text:p>
      <text:p text:style-name="P4">
Description: Президент Володимир Зеленський ввів у дію рішення РНБО про посилення відповіда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yttya.jpg" text:style-name="Internet_20_link" text:visited-style-name="Visited_20_Internet_20_Link">
ukryttya.jpg</text:a>
']</text:p>
      <text:p text:style-name="P4">
Tags: ['STOPRUSSIA', 'АГРЕСІЯ РФ', 'ВІЙНА', 'ВОЛОДИМИР ЗЕЛЕНСЬКИЙ', 'ВТОРГНЕННЯ РФ']</text:p>
      <text:p text:style-name="P4">
Category: News</text:p>
      <!--METADATA-->
      <text:p text:style-name="P4">
<draw:frame draw:style-name="fr1" draw:name="Image396" text:anchor-type="as-char" svg:width="6.9236in" svg:height="3.894525in" draw:z-index="0">
<draw:image xlink:href="../Images/AРМІЯINFORM/2023-06-26T98-00-00-04-00/ukryttya.jpg" xlink:type="simple" xlink:show="embed" xlink:actuate="onLoad" draw:mime-type="image/jpeg"/>
</draw:frame>
</text:p>
      <text:p text:style-name="P4">
Президент Володимир Зеленський ввів у дію рішення РНБО про посиленнявідповідальності за неналежне утримання укриттів. Відтак, буде внесено змінидо Кримінального кодексу</text:p>
      <text:p text:style-name="P4">
Відповідний указ<text:a xlink:type="simple" xlink:href="https://www.president.gov.ua/documents/3532023-47133" text:style-name="Internet_20_link" text:visited-style-name="Visited_20_Internet_20_Link">
розміщено</text:a>
 на сайтіОфісу Президента.</text:p>
      <text:p text:style-name="P4">
Контроль за виконанням рішення Ради національної безпеки і оборони України від23 червня покладено на секретаря РНБО Олексія Данілова, а указ набираєчинності в день його підписання, тобто 26 червня.</text:p>
      <text:p text:style-name="P4">
Згідно з рішенням РНБО, визнано незадовільною роботу із забезпеченняготовності укриттів до використання за призначенням у містах Київ, Запоріжжя,Херсон, Чернігів, Харків, Миколаїв, Одеса, Суми, Дніпро, Конотоп, Біла Церква,а також у Запорізькій та Сумській областях, Житомирському районі Житомирськоїобласті, Білоцерківському районі Київської області та Конотопському районіСумської області.</text:p>
      <text:p text:style-name="P4">
З огляду на це Кабміну, обласним та Київській міській військовимадміністраціям та органам місцевого самоврядування слід вжити невідкладнихзаходів для притягнення до дисциплінарної відповідальності керівнихпрацівників та інших посадових осіб, через яких укриття перебувають унезадовільному стані.</text:p>
      <text:p text:style-name="P4">
Кабмін мусить внести пропозиції Верховній Раді щодо внесення змін доКримінального кодексу України в частині, що стосується посилення кримінальноївідповідальності посадових осіб за неналежне утримання та експлуатаціюукриттів.</text:p>
      <text:p text:style-name="P4">
Про результати вжитих заходів усі, на кого покладено відповідні зобов’язання,мають поінформувати Апарат РНБО до 30 червня.</text:p>
      <text:p text:style-name="P4">
Source: <text:a xlink:type="simple" xlink:href="https://armyinform.com.ua/2023/06/26/prezydent-vydav-ukaz-pro-posylennya-vidpovidalnosti-za-nenalezhne-utrymannya-ukryttiv/" text:style-name="Internet_20_link" text:visited-style-name="Visited_20_Internet_20_Link">
https://armyinform.com.ua/2023/06/26/prezydent-vydav-ukaz-pro-posylennya-vidpovidalnosti-za-nenalezhne-utrymannya-ukryttiv/</text:a>
</text:p>
      <!--NEWS-->
      <text:h text:style-name="P10" text:outline-level="1">
<text:span text:style-name="T4">
Коротко. Війна. День 488. Відеодайджест</text:span>
</text:h>
      <text:p text:style-name="P4">
Author: ['АРМІЯINFORM']</text:p>
      <text:p text:style-name="P4">
Time: 2023-06-26T99:00:00-04:00</text:p>
      <text:p text:style-name="P4">
Description: Джерело: Генеральний штаб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Джерело: <text:a xlink:type="simple" xlink:href="https://www.facebook.com/GeneralStaff.ua/videos/1343713886489780/" text:style-name="Internet_20_link" text:visited-style-name="Visited_20_Internet_20_Link">
Генеральний штабЗСУ</text:a>
</text:p>
      <text:p text:style-name="P4">
Source: <text:a xlink:type="simple" xlink:href="https://armyinform.com.ua/2023/06/26/korotko-vijna-den-488-videodajdzhest/" text:style-name="Internet_20_link" text:visited-style-name="Visited_20_Internet_20_Link">
https://armyinform.com.ua/2023/06/26/korotko-vijna-den-488-videodajdzhest/</text:a>
</text:p>
      <!--NEWS-->
      <text:h text:style-name="P10" text:outline-level="1">
<text:span text:style-name="T4">
Загарбники перекидають військову техніку з лівого берега Херсонщини до Криму - Хлань</text:span>
</text:h>
      <text:p text:style-name="P4">
Authors: Ukrinform (Person)</text:p>
      <text:p text:style-name="P4">
Publisher: Укринформ (Organization)</text:p>
      <text:p text:style-name="P4">
Published Time: 2023-06-26T9:07:00+03:00</text:p>
      <text:p text:style-name="P4">
Modified Time: 2023-06-26T22:07:00+03:00</text:p>
      <text:p text:style-name="P4">
Description: Російські війська переправляють техніку з лівого берега Херсонщини до Криму. При цьому на окупованій території посилилося мародерство. — Укрінформ.</text:p>
      <text:p text:style-name="P4">
Images: ['<text:a xlink:type="simple" xlink:href="https://static.ukrinform.com/photos/2022_10/thumb_files/630_360_1666424518-957.jpg" text:style-name="Internet_20_link" text:visited-style-name="Visited_20_Internet_20_Link">
630_360_16664...</text:a>
']</text:p>
      <text:p text:style-name="P4">
Tags: ['Херсонщина', 'Крим', 'Російські військові', 'Війна з Росією']</text:p>
      <text:p text:style-name="P4">
Type: Article</text:p>
      <!--METADATA-->
      <text:p text:style-name="P4">
<draw:frame draw:style-name="fr1" draw:name="Image397" text:anchor-type="as-char" svg:width="6.9236in" svg:height="3.956343in" draw:z-index="0">
<draw:image xlink:href="../Images/yкринформ/2023-06-26T9-07-00-03-00/630_360_1666424518-957.jpg" xlink:type="simple" xlink:show="embed" xlink:actuate="onLoad" draw:mime-type="image/jpeg"/>
</draw:frame>
 Російськівійська переправляють техніку з лівого берега Херсонщини до Криму. При цьомуна окупованій території посилилося мародерство.</text:p>
      <text:p text:style-name="P4">
Про це у <text:a xlink:type="simple" xlink:href="http://www.facebook.com/sergey.khlan/posts/pfbid02RXxrDqHMxXGX1yDJKWLw4Fc8T9nsNHNDBgV82ZGtfDD5JYyQnMd56K9U4iyoFc1Bl" text:style-name="Internet_20_link" text:visited-style-name="Visited_20_Internet_20_Link">
 Фейсбуці</text:a>
повідомив депутат Херсонської обласної ради Сергій Хлань, передає Укрінформ.</text:p>
      <text:p text:style-name="P4">
«На лівому березі росіяни дуже поспішають - фіксується постійний рухвійськової техніки з Криму та за боєприпасами в Крим», - написав він.</text:p>
      <text:p text:style-name="P4">
При цьому Хлань додав, що посилилась хвиля мародерств.</text:p>
      <text:p text:style-name="P4">
<text:span text:style-name="T4">
Читайте також:</text:span>
 <text:a xlink:type="simple" xlink:href="https://www.ukrinform.ua/rubric-regions/3727671-rosiani-obstrilali-hersonsinu-zaboronenimi-zapalnimi-snaradami.html" text:style-name="Internet_20_link" text:visited-style-name="Visited_20_Internet_20_Link">
 Росіяни обстріляли <text:span text:style-name="T4">
Херсон</text:span>
 щину забороненимизапальними снарядами </text:a>
</text:p>
      <text:p text:style-name="P4">
Як повідомляв Укрінформ, <text:a xlink:type="simple" xlink:href="http://www.ukrinform.ua/rubric-regions/3727992-na-hersonsini-zagarbniki-pocali-demontuvati-ta-vivoziti-vitraki.html" text:style-name="Internet_20_link" text:visited-style-name="Visited_20_Internet_20_Link">
 росіяни на окупованій частині Херсонщини почалидемонтувати та вивозити вітряки </text:a>
 з вітропарку «Віндкрафт Україна», а понтонна переправа біляпошкодженого Чонгарського моста працює виключно для військових потреб.</text:p>
      <text:p text:style-name="P4">
ЗСУ восени визволили правобережну частину Херсонської області, у тому числі <text:a xlink:type="simple" xlink:href="https://www.ukrinform.ua/tag-herson" text:style-name="Internet_20_link" text:visited-style-name="Visited_20_Internet_20_Link">
Херсон </text:a>
 . Частина області, розташованана лівому березі Дніпра, тимчасово захоплена російськими військами.</text:p>
      <text:p text:style-name="P4">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Президент: Це щасливий день - на всіх напрямках у наших воїнів було просування вперед</text:span>
</text:h>
      <text:p text:style-name="P4">
Authors: Ukrinform (Person)</text:p>
      <text:p text:style-name="P4">
Publisher: Укринформ (Organization)</text:p>
      <text:p text:style-name="P4">
Published Time: 2023-06-27T-1:39:00+03:00</text:p>
      <text:p text:style-name="P4">
Modified Time: 2023-06-27T00:39:00+03:00</text:p>
      <text:p text:style-name="P4">
Description: Володимир Зеленський відзначив, що у понеділок українські військові просунулися вперед на всіх напрямках фронт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Нагорода', 'Україна', 'ЗСУ', 'Зеленський', 'Війна з Росією']</text:p>
      <text:p text:style-name="P4">
Type: Article</text:p>
      <!--METADATA-->
      <text:p text:style-name="P4">
<draw:frame draw:style-name="fr1" draw:name="Image398" text:anchor-type="as-char" svg:width="6.9236in" svg:height="3.956343in" draw:z-index="0">
<draw:image xlink:href="../Images/yкринформ/2023-06-27T-1-39-00-03-00/630_360_1652263772-452.jpeg" xlink:type="simple" xlink:show="embed" xlink:actuate="onLoad" draw:mime-type="image/jpeg"/>
</draw:frame>
 ВолодимирЗеленський відзначив, що у понеділок українські військові просунулися впередна всіх напрямках фронту.</text:p>
      <text:p text:style-name="P4">
Про це Президент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 шановні українки!</text:span>
</text:p>
      <text:p text:style-name="P4">
Сьогодні – фронт. Донеччина, Запоріжжя. Наші воїни, наші передові позиції,напрямки активних дій на фронті. Сьогодні на всіх напрямках у наших воїнівбуло просування вперед, і це щасливий день. Я побажав хлопцям більше такихднів.</text:p>
      <text:p text:style-name="P4">
Був у підрозділах «Хортиці», які відзначилися в битві за Бахмут, героїчновідзначилися. Молодці, воїни! Потім – у наших морпіхів, дуже потужних, дужеакуратних. Дякую, що стараєтеся берегти життя наших воїнів. Потім – «Таврія»,Південь, фронт. Насичений день, багато емоцій. Мав честь нагородити нашихвоїнів, подякувати особисто, потиснути руку. Дякую за всі ваші словапідтримки, хлопці! Дякую за обійми – дуже теплі – усім сьогодні. І дякую заваші шеврони. Це надзвичайно почесно для мене, про кожен шеврон розповімокремо. Всі наші воїни – від солдата, матроса до генерала – молодці!</text:p>
      <text:p text:style-name="P4">
Вручив дві золоті зірки Героя України – капітану Олегу Оливі, командируаеромобільної роти 81-ї окремої бригади ДШВ, та майору Сергію Дудіну,заступнику командира батальйону морпіхів 35-ї окремої бригади. Справді величнілюди, я дякую вам!</text:p>
      <text:p text:style-name="P4">
Наради з генералами. Зубанич, Тарнавський, Содоль, Сирський. Кількаоперативних рішень. Ще раз обговорили створення корпусу морської піхоти, всідеталі чіткі, абсолютно зрозумілі: організація, тренування, постачання.Морську піхоту й усі елементи наших сил оборони зміцнюємо, це обовʼязково.</text:p>
      <text:p text:style-name="P4">
Вчора – переговори з партнерами, зокрема з Президентом Байденом, передусім пропостачання зброї. І сьогодні – де саме ця зброя дасть більше сили, більшезахисту життя українців. І наблизить нашу перемогу. Це головне. Вся наша землябуде вільною – абсолютно вся.</text:p>
      <text:p text:style-name="P4">
Я дякую всім, хто зараз у бою заради України, хто готується до бою, хто набойових завданнях, на бойових постах. Усі, хто відновлюється після поранень.Усі, хто тренує наших воїнів! Дякую вам! Пишаюся вами всіма! Слава вам, нашігерої!</text:p>
      <text:p text:style-name="P4">
І вічна, світла памʼять усім, хто віддав своє життя за Україну, кожному йкожній!</text:p>
      <text:p text:style-name="P4">
<text:span text:style-name="T4">
Слава Україні!</text:span>
</text:p>
      <text:p text:style-name="P4">
<text:span text:style-name="T5">
Фото: ОП</text:span>
</text:p>
      <text:p text:style-name="P4">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Зеленський вручив нагороди бійцям на передових позиціях Мелітопольського напрямку</text:span>
</text:h>
      <text:p text:style-name="P4">
Authors: Ukrinform (Person)</text:p>
      <text:p text:style-name="P4">
Publisher: Укринформ (Organization)</text:p>
      <text:p text:style-name="P4">
Published Time: 2023-06-27T-2:22:00+03:00</text:p>
      <text:p text:style-name="P4">
Modified Time: 2023-06-27T00:22:00+03:00</text:p>
      <text:p text:style-name="P4">
Description: Під час робочої поїздки до Запорізької області Президент України відвідав передові позиції ЗСУ на Мелітопольському напрямку. — Укрінформ.</text:p>
      <text:p text:style-name="P4">
Images: ['<text:a xlink:type="simple" xlink:href="https://static.ukrinform.com/photos/2023_06/thumb_files/630_360_1687815049-269.jpeg" text:style-name="Internet_20_link" text:visited-style-name="Visited_20_Internet_20_Link">
630_360_16878...</text:a>
']</text:p>
      <text:p text:style-name="P4">
Tags: ['Нагорода', 'ЗСУ', 'Зеленський', 'Запоріжжя', 'Війна з Росією']</text:p>
      <text:p text:style-name="P4">
Type: Article</text:p>
      <!--METADATA-->
      <text:p text:style-name="P4">
<draw:frame draw:style-name="fr1" draw:name="Image399" text:anchor-type="as-char" svg:width="6.9236in" svg:height="3.956343in" draw:z-index="0">
<draw:image xlink:href="../Images/yкринформ/2023-06-27T-2-22-00-03-00/630_360_1687815049-269.jpeg" xlink:type="simple" xlink:show="embed" xlink:actuate="onLoad" draw:mime-type="image/jpeg"/>
</draw:frame>
 Під часробочої поїздки до Запорізької області Президент України відвідав передовіпозиції ЗСУ на Мелітопольському напрямку.</text:p>
      <text:p text:style-name="P4">
Про це <text:a xlink:type="simple" xlink:href="https://www.president.gov.ua/news/glava-derzhavi-vidvidav-peredovi-poziciyi-ukrayinskih-vijsk-83829" text:style-name="Internet_20_link" text:visited-style-name="Visited_20_Internet_20_Link">
 повідомляє </text:a>
 сайт глави держави,передає Укрінформ.</text:p>
      <text:p text:style-name="P4">
У командному пункті глава держави заслухав доповідь командувача Оперативно-стратегічного угруповання військ «Таврія» бригадного генерала ОлександраТарнавського. Президентові доповіли про загальну оперативну ситуацію наділянці фронту, динаміку просування на основних напрямках, а також про потребив деяких видах озброєння.</text:p>
      <text:p text:style-name="P4">
</text:p>
      <text:p text:style-name="P4">
Зеленський вручив державні <text:a xlink:type="simple" xlink:href="https://www.ukrinform.ua/tag-nagoroda" text:style-name="Internet_20_link" text:visited-style-name="Visited_20_Internet_20_Link">
 нагороди </text:a>
бійцям, які беруть участь у деокупації Запорізької області. Він подякуваввійськовим за службу й побажав їм перемоги над російським загарбником.</text:p>
      <text:p text:style-name="P4">
«Ми сьогодні проїхали сотні кілометрів, були в різних точках, бачили різнібригади, абсолютно героїчних людей. Різних, але з однаковою метою – цеперемога нашої держави над рашистами. Я всім вам від душі цього бажаю. Нажаль, перемога дається такою високою ціною», – сказав Президент.</text:p>
      <text:p text:style-name="P4">
<text:span text:style-name="T4">
Читайте також:</text:span>
 <text:a xlink:type="simple" xlink:href="https://www.ukrinform.ua/rubric-ato/3728054-na-melitopolskomu-napramku-ukrainski-vijskovi-prosunulisa-na-pivtora-kilometra.html" text:style-name="Internet_20_link" text:visited-style-name="Visited_20_Internet_20_Link">
 Українські військові на <text:span text:style-name="T4">
Мелітополь</text:span>
 ському напрямкупросунулися на півтора кілометра </text:a>
</text:p>
      <text:p text:style-name="P4">
Як зазначається, присутні вшанували хвилиною мовчання памʼять усіх героїв, яківіддали свої життя в боях за Україну.</text:p>
      <text:p text:style-name="P4">
Нагадаємо, у понеділок <text:a xlink:type="simple" xlink:href="https://www.ukrinform.ua/rubric-ato/3728052-zelenskij-vidvidav-peredovi-pozicii-zsu-na-berdanskomu-napramku.html" text:style-name="Internet_20_link" text:visited-style-name="Visited_20_Internet_20_Link">
 Президент також відвідав передові позиції</text:a>
 українських військ на Бердянськомунапрямку.</text:p>
      <text:p text:style-name="P4">
<text:span text:style-name="T5">
Фото: ОП</text:span>
</text:p>
      <text:p text:style-name="P4">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В Україні майже без опадів, удень до +29°</text:span>
</text:h>
      <text:p text:style-name="P4">
Authors: Ukrinform (Person)</text:p>
      <text:p text:style-name="P4">
Publisher: Укринформ (Organization)</text:p>
      <text:p text:style-name="P4">
Published Time: 2023-06-27T-3:10:00+03:00</text:p>
      <text:p text:style-name="P4">
Modified Time: 2023-06-27T00:10:00+03:00</text:p>
      <text:p text:style-name="P4">
Description: У вівторок, 27 червня, в Україні переважатиме суха погода з денною температурою від 17° до 29°. — Укрінформ.</text:p>
      <text:p text:style-name="P4">
Images: ['<text:a xlink:type="simple" xlink:href="https://static.ukrinform.com/photos/2022_06/thumb_files/630_360_1655207862-493.jpeg" text:style-name="Internet_20_link" text:visited-style-name="Visited_20_Internet_20_Link">
630_360_16552...</text:a>
']</text:p>
      <text:p text:style-name="P4">
Tags: ['Дощ', 'Погода', 'Прогноз']</text:p>
      <text:p text:style-name="P4">
Type: Article</text:p>
      <!--METADATA-->
      <text:p text:style-name="P4">
<draw:frame draw:style-name="fr1" draw:name="Image401" text:anchor-type="as-char" svg:width="6.9236in" svg:height="3.956343in" draw:z-index="0">
<draw:image xlink:href="../Images/yкринформ/2023-06-27T-3-10-00-03-00/630_360_1655207862-493.jpeg" xlink:type="simple" xlink:show="embed" xlink:actuate="onLoad" draw:mime-type="image/jpeg"/>
</draw:frame>
 Увівторок, 27 червня, в Україні переважатиме суха погода з денною температуроювід 17° до 29°.</text:p>
      <text:p text:style-name="P4">
Про це Укрінформу повідомили в Українському гідрометцентрі.</text:p>
      <text:p text:style-name="P4">
“У східних, північно-східних, вдень і в західних, Вінницькій та Житомирськійобластях короткочасні дощі, місцями грози, на решті території без опадів”, -йдеться в повідомленні.</text:p>
      <text:p text:style-name="P4">
Вітер західний, північно-західний, 5-10 м/с.</text:p>
      <text:p text:style-name="P4">
Температура вночі 11-16°, вдень 20-25°, на Сумщині, Чернігівщині та Харківщині17-22°; у південній частині країни вночі 15-20°, вдень 24-29°.</text:p>
      <text:p text:style-name="P4">
У Києві та Київській області 27 червня хмарно з проясненнями, без опадів.Температура у столиці вночі 12-14°, вдень 22-24°; по області вночі 11-16°,вдень 20-25°.</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В наступні два дні в Україні збережеться мінлива хмарність. 28 червнякороткочасні грозові дощі, лише вночі у південних та більшості центральнихобластей без опадів. 29 червня вночі у південних, східних областях та наЗакарпатті, вдень в Україні короткочасні дощі, місцями грози.</text:p>
      <text:p text:style-name="P4">
Температура вночі 11-16°, у південній частині до 20°; вдень 20-25°, 28 червняу південних областях 24-29°.</text:p>
      <text:p text:style-name="P4">
У столичному регіоні 28-29 червня короткочасні дощі, грози, лише вночі 29червня без опадів. Температура у Києві вночі 13-15°, вдень 22-24°; по областівночі 11-16°, вдень 20-25°.</text:p>
      <text:p text:style-name="P4">
В останній день червня синоптики прогнозують в Україні короткочасні дощі,місцями <text:a xlink:type="simple" xlink:href="https://www.ukrinform.ua/tag-groza" text:style-name="Internet_20_link" text:visited-style-name="Visited_20_Internet_20_Link">
 грози </text:a>
 . 1 липня опади можливілише на Лівобережжі.</text:p>
      <text:p text:style-name="P4">
Температура вночі 11-17°, на узбережжі морів до 20°; вдень 22-28°, 30 червня усхідних, північних та більшості центральних областей 19-25°.</text:p>
      <text:p text:style-name="P4">
У Києві та області 30 червня короткочасні дощі, грози; 1 липня вночі місцямикороткочасний дощ, вдень без опадів. Температура у столиці вночі 13-15°; вдень30 червня 22-24°, 1 липня 25-27°. По області вночі 11-16°; вдень 30 червня20-25°, 1 липня 23-28°.</text:p>
      <text:p text:style-name="P4">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В Україні майже без опадів, удень до +29°</text:span>
</text:h>
      <text:p text:style-name="P4">
Authors: Ukrinform (Person)</text:p>
      <text:p text:style-name="P4">
Publisher: Укринформ (Organization)</text:p>
      <text:p text:style-name="P4">
Published Time: 2023-06-27T00:10:00+03:00</text:p>
      <text:p text:style-name="P4">
Modified Time: 2023-06-27T00:10:00+03:00</text:p>
      <text:p text:style-name="P4">
Description: У вівторок, 27 червня, в Україні переважатиме суха погода з денною температурою від 17° до 29°. — Укрінформ.</text:p>
      <text:p text:style-name="P4">
Images: ['<text:a xlink:type="simple" xlink:href="https://static.ukrinform.com/photos/2022_06/thumb_files/630_360_1655207862-493.jpeg" text:style-name="Internet_20_link" text:visited-style-name="Visited_20_Internet_20_Link">
630_360_16552...</text:a>
']</text:p>
      <text:p text:style-name="P4">
Tags: ['Дощ', 'Погода', 'Прогноз']</text:p>
      <text:p text:style-name="P4">
Type: Article</text:p>
      <!--METADATA-->
      <text:p text:style-name="P4">
<draw:frame draw:style-name="fr1" draw:name="Image402" text:anchor-type="as-char" svg:width="6.9236in" svg:height="3.956343in" draw:z-index="0">
<draw:image xlink:href="../Images/yкринформ/2023-06-27T00-10-00-03-00/630_360_1655207862-493.jpeg" xlink:type="simple" xlink:show="embed" xlink:actuate="onLoad" draw:mime-type="image/jpeg"/>
</draw:frame>
 Увівторок, 27 червня, в Україні переважатиме суха погода з денною температуроювід 17° до 29°.</text:p>
      <text:p text:style-name="P4">
Про це Укрінформу повідомили в Українському гідрометцентрі.</text:p>
      <text:p text:style-name="P4">
“У східних, північно-східних, вдень і в західних, Вінницькій та Житомирськійобластях короткочасні дощі, місцями грози, на решті території без опадів”, -йдеться в повідомленні.</text:p>
      <text:p text:style-name="P4">
Вітер західний, північно-західний, 5-10 м/с.</text:p>
      <text:p text:style-name="P4">
Температура вночі 11-16°, вдень 20-25°, на Сумщині, Чернігівщині та Харківщині17-22°; у південній частині країни вночі 15-20°, вдень 24-29°.</text:p>
      <text:p text:style-name="P4">
У Києві та Київській області 27 червня хмарно з проясненнями, без опадів.Температура у столиці вночі 12-14°, вдень 22-24°; по області вночі 11-16°,вдень 20-25°.</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В наступні два дні в Україні збережеться мінлива хмарність. 28 червнякороткочасні грозові дощі, лише вночі у південних та більшості центральнихобластей без опадів. 29 червня вночі у південних, східних областях та наЗакарпатті, вдень в Україні короткочасні дощі, місцями грози.</text:p>
      <text:p text:style-name="P4">
Температура вночі 11-16°, у південній частині до 20°; вдень 20-25°, 28 червняу південних областях 24-29°.</text:p>
      <text:p text:style-name="P4">
У столичному регіоні 28-29 червня короткочасні дощі, грози, лише вночі 29червня без опадів. Температура у Києві вночі 13-15°, вдень 22-24°; по областівночі 11-16°, вдень 20-25°.</text:p>
      <text:p text:style-name="P4">
В останній день червня синоптики прогнозують в Україні короткочасні дощі,місцями <text:a xlink:type="simple" xlink:href="https://www.ukrinform.ua/tag-groza" text:style-name="Internet_20_link" text:visited-style-name="Visited_20_Internet_20_Link">
 грози </text:a>
 . 1 липня опади можливілише на Лівобережжі.</text:p>
      <text:p text:style-name="P4">
Температура вночі 11-17°, на узбережжі морів до 20°; вдень 22-28°, 30 червня усхідних, північних та більшості центральних областей 19-25°.</text:p>
      <text:p text:style-name="P4">
У Києві та області 30 червня короткочасні дощі, грози; 1 липня вночі місцямикороткочасний дощ, вдень без опадів. Температура у столиці вночі 13-15°; вдень30 червня 22-24°, 1 липня 25-27°. По області вночі 11-16°; вдень 30 червня20-25°, 1 липня 23-28°.</text:p>
      <text:p text:style-name="P4">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Зеленський вручив нагороди бійцям на передових позиціях Мелітопольського напрямку</text:span>
</text:h>
      <text:p text:style-name="P4">
Authors: Ukrinform (Person)</text:p>
      <text:p text:style-name="P4">
Publisher: Укринформ (Organization)</text:p>
      <text:p text:style-name="P4">
Published Time: 2023-06-27T00:22:00+03:00</text:p>
      <text:p text:style-name="P4">
Modified Time: 2023-06-27T00:22:00+03:00</text:p>
      <text:p text:style-name="P4">
Description: Під час робочої поїздки до Запорізької області Президент України відвідав передові позиції ЗСУ на Мелітопольському напрямку. — Укрінформ.</text:p>
      <text:p text:style-name="P4">
Images: ['<text:a xlink:type="simple" xlink:href="https://static.ukrinform.com/photos/2023_06/thumb_files/630_360_1687815049-269.jpeg" text:style-name="Internet_20_link" text:visited-style-name="Visited_20_Internet_20_Link">
630_360_16878...</text:a>
']</text:p>
      <text:p text:style-name="P4">
Tags: ['Нагорода', 'ЗСУ', 'Зеленський', 'Запоріжжя', 'Війна з Росією']</text:p>
      <text:p text:style-name="P4">
Type: Article</text:p>
      <!--METADATA-->
      <text:p text:style-name="P4">
<draw:frame draw:style-name="fr1" draw:name="Image403" text:anchor-type="as-char" svg:width="6.9236in" svg:height="3.956343in" draw:z-index="0">
<draw:image xlink:href="../Images/yкринформ/2023-06-27T00-22-00-03-00/630_360_1687815049-269.jpeg" xlink:type="simple" xlink:show="embed" xlink:actuate="onLoad" draw:mime-type="image/jpeg"/>
</draw:frame>
 Під часробочої поїздки до Запорізької області Президент України відвідав передовіпозиції ЗСУ на Мелітопольському напрямку.</text:p>
      <text:p text:style-name="P4">
Про це <text:a xlink:type="simple" xlink:href="https://www.president.gov.ua/news/glava-derzhavi-vidvidav-peredovi-poziciyi-ukrayinskih-vijsk-83829" text:style-name="Internet_20_link" text:visited-style-name="Visited_20_Internet_20_Link">
 повідомляє </text:a>
 сайт глави держави,передає Укрінформ.</text:p>
      <text:p text:style-name="P4">
У командному пункті глава держави заслухав доповідь командувача Оперативно-стратегічного угруповання військ «Таврія» бригадного генерала ОлександраТарнавського. Президентові доповіли про загальну оперативну ситуацію наділянці фронту, динаміку просування на основних напрямках, а також про потребив деяких видах озброєння.</text:p>
      <text:p text:style-name="P4">
</text:p>
      <text:p text:style-name="P4">
Зеленський вручив державні <text:a xlink:type="simple" xlink:href="https://www.ukrinform.ua/tag-nagoroda" text:style-name="Internet_20_link" text:visited-style-name="Visited_20_Internet_20_Link">
 нагороди </text:a>
бійцям, які беруть участь у деокупації Запорізької області. Він подякуваввійськовим за службу й побажав їм перемоги над російським загарбником.</text:p>
      <text:p text:style-name="P4">
«Ми сьогодні проїхали сотні кілометрів, були в різних точках, бачили різнібригади, абсолютно героїчних людей. Різних, але з однаковою метою – цеперемога нашої держави над рашистами. Я всім вам від душі цього бажаю. Нажаль, перемога дається такою високою ціною», – сказав Президент.</text:p>
      <text:p text:style-name="P4">
<text:span text:style-name="T4">
Читайте також:</text:span>
 <text:a xlink:type="simple" xlink:href="https://www.ukrinform.ua/rubric-ato/3728054-na-melitopolskomu-napramku-ukrainski-vijskovi-prosunulisa-na-pivtora-kilometra.html" text:style-name="Internet_20_link" text:visited-style-name="Visited_20_Internet_20_Link">
 Українські військові на <text:span text:style-name="T4">
Мелітополь</text:span>
 ському напрямкупросунулися на півтора кілометра </text:a>
</text:p>
      <text:p text:style-name="P4">
Як зазначається, присутні вшанували хвилиною мовчання памʼять усіх героїв, яківіддали свої життя в боях за Україну.</text:p>
      <text:p text:style-name="P4">
Нагадаємо, у понеділок <text:a xlink:type="simple" xlink:href="https://www.ukrinform.ua/rubric-ato/3728052-zelenskij-vidvidav-peredovi-pozicii-zsu-na-berdanskomu-napramku.html" text:style-name="Internet_20_link" text:visited-style-name="Visited_20_Internet_20_Link">
 Президент також відвідав передові позиції</text:a>
 українських військ на Бердянськомунапрямку.</text:p>
      <text:p text:style-name="P4">
<text:span text:style-name="T5">
Фото: ОП</text:span>
</text:p>
      <text:p text:style-name="P4">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Президент: Це щасливий день - на всіх напрямках у наших воїнів було просування вперед</text:span>
</text:h>
      <text:p text:style-name="P4">
Authors: Ukrinform (Person)</text:p>
      <text:p text:style-name="P4">
Publisher: Укринформ (Organization)</text:p>
      <text:p text:style-name="P4">
Published Time: 2023-06-27T00:39:00+03:00</text:p>
      <text:p text:style-name="P4">
Modified Time: 2023-06-27T00:39:00+03:00</text:p>
      <text:p text:style-name="P4">
Description: Володимир Зеленський відзначив, що у понеділок українські військові просунулися вперед на всіх напрямках фронт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Нагорода', 'Україна', 'ЗСУ', 'Зеленський', 'Війна з Росією']</text:p>
      <text:p text:style-name="P4">
Type: Article</text:p>
      <!--METADATA-->
      <text:p text:style-name="P4">
<draw:frame draw:style-name="fr1" draw:name="Image405" text:anchor-type="as-char" svg:width="6.9236in" svg:height="3.956343in" draw:z-index="0">
<draw:image xlink:href="../Images/yкринформ/2023-06-27T00-39-00-03-00/630_360_1652263772-452.jpeg" xlink:type="simple" xlink:show="embed" xlink:actuate="onLoad" draw:mime-type="image/jpeg"/>
</draw:frame>
 ВолодимирЗеленський відзначив, що у понеділок українські військові просунулися впередна всіх напрямках фронту.</text:p>
      <text:p text:style-name="P4">
Про це Президент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 шановні українки!</text:span>
</text:p>
      <text:p text:style-name="P4">
Сьогодні – фронт. Донеччина, Запоріжжя. Наші воїни, наші передові позиції,напрямки активних дій на фронті. Сьогодні на всіх напрямках у наших воїнівбуло просування вперед, і це щасливий день. Я побажав хлопцям більше такихднів.</text:p>
      <text:p text:style-name="P4">
Був у підрозділах «Хортиці», які відзначилися в битві за Бахмут, героїчновідзначилися. Молодці, воїни! Потім – у наших морпіхів, дуже потужних, дужеакуратних. Дякую, що стараєтеся берегти життя наших воїнів. Потім – «Таврія»,Південь, фронт. Насичений день, багато емоцій. Мав честь нагородити нашихвоїнів, подякувати особисто, потиснути руку. Дякую за всі ваші словапідтримки, хлопці! Дякую за обійми – дуже теплі – усім сьогодні. І дякую заваші шеврони. Це надзвичайно почесно для мене, про кожен шеврон розповімокремо. Всі наші воїни – від солдата, матроса до генерала – молодці!</text:p>
      <text:p text:style-name="P4">
Вручив дві золоті зірки Героя України – капітану Олегу Оливі, командируаеромобільної роти 81-ї окремої бригади ДШВ, та майору Сергію Дудіну,заступнику командира батальйону морпіхів 35-ї окремої бригади. Справді величнілюди, я дякую вам!</text:p>
      <text:p text:style-name="P4">
Наради з генералами. Зубанич, Тарнавський, Содоль, Сирський. Кількаоперативних рішень. Ще раз обговорили створення корпусу морської піхоти, всідеталі чіткі, абсолютно зрозумілі: організація, тренування, постачання.Морську піхоту й усі елементи наших сил оборони зміцнюємо, це обовʼязково.</text:p>
      <text:p text:style-name="P4">
Вчора – переговори з партнерами, зокрема з Президентом Байденом, передусім пропостачання зброї. І сьогодні – де саме ця зброя дасть більше сили, більшезахисту життя українців. І наблизить нашу перемогу. Це головне. Вся наша землябуде вільною – абсолютно вся.</text:p>
      <text:p text:style-name="P4">
Я дякую всім, хто зараз у бою заради України, хто готується до бою, хто набойових завданнях, на бойових постах. Усі, хто відновлюється після поранень.Усі, хто тренує наших воїнів! Дякую вам! Пишаюся вами всіма! Слава вам, нашігерої!</text:p>
      <text:p text:style-name="P4">
І вічна, світла памʼять усім, хто віддав своє життя за Україну, кожному йкожній!</text:p>
      <text:p text:style-name="P4">
<text:span text:style-name="T4">
Слава Україні!</text:span>
</text:p>
      <text:p text:style-name="P4">
<text:span text:style-name="T5">
Фото: ОП</text:span>
</text:p>
      <text:p text:style-name="P4">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Родини зниклих безвісти можуть отримати безкоштовну юридичну консультацію</text:span>
</text:h>
      <text:p text:style-name="P4">
Author: ['АРМІЯINFORM']</text:p>
      <text:p text:style-name="P4">
Time: 2023-06-27T96: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ykli-bezvisty.jpg" text:style-name="Internet_20_link" text:visited-style-name="Visited_20_Internet_20_Link">
znykli-bezvisty.jpg</text:a>
']</text:p>
      <text:p text:style-name="P4">
Tags: ['АГРЕСІЯ РФ', 'ВІЙНА', 'МІНРЕІНТЕГРАЦІЇ']</text:p>
      <text:p text:style-name="P4">
Category: News</text:p>
      <!--METADATA-->
      <text:p text:style-name="P4">
<draw:frame draw:style-name="fr1" draw:name="Image406" text:anchor-type="as-char" svg:width="6.9236in" svg:height="4.288165in" draw:z-index="0">
<draw:image xlink:href="../Images/AРМІЯINFORM/2023-06-27T96-00-00-04-00/znykli-bezvisty.jpg" xlink:type="simple" xlink:show="embed" xlink:actuate="onLoad" draw:mime-type="image/jpeg"/>
</draw:frame>
</text:p>
      <text:p text:style-name="P4">
Про це<text:a xlink:type="simple" xlink:href="https://www.facebook.com/MReintegration/posts/pfbid032924XBD37AkNZgBe5sfsDmNs4AdXmKxZewDZMMDFXr7evZjroFyGZFuXwwd4nwcl" text:style-name="Internet_20_link" text:visited-style-name="Visited_20_Internet_20_Link">
повідомляє</text:a>
Міністерство з питань реінтеграції тимчасово окупованих територій України.</text:p>
      <text:p text:style-name="P4">
«Офіс Уповноваженого з питань осіб, зниклих безвісти за особливих обставин,запустив додаткову гарячу лінію юридичної допомоги. На гарячій лінії родинамзниклих безвісти пропонуються консультації з юристами, які можуть відповістина актуальні запитання, а також проконсультують щодо отримання соціальнихгарантій і грошових виплат. Для отримання безоплатної юридичної консультаціїможна звернутися за телефоном: (066) 053-11-39. Гаряча лінія працює зпонеділка до п’ятниці з 09:00 до 18:00», — йдеться у повідомленні.</text:p>
      <text:p text:style-name="P4">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Глава держави відвідав передові позиції українських військ на Запоріжжі</text:span>
</text:h>
      <text:p text:style-name="P4">
Author: ['АРМІЯINFORM']</text:p>
      <text:p text:style-name="P4">
Time: 2023-06-27T98:00:00-04:00</text:p>
      <text:p text:style-name="P4">
Description: Під час робочої поїздки до Запорізької області Президент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Tags: ['STOPRUSSIA', 'АГРЕСІЯ РФ', 'ВІЙНА', 'ВТОРГНЕННЯ РФ', 'ОФІС ПРЕЗИДЕНТА УКРАЇНИ']</text:p>
      <text:p text:style-name="P4">
Category: News</text:p>
      <!--METADATA-->
      <text:p text:style-name="P4">
<draw:frame draw:style-name="fr1" draw:name="Image407" text:anchor-type="as-char" svg:width="6.9236in" svg:height="4.617948in" draw:z-index="0">
<draw:image xlink:href="../Images/AРМІЯINFORM/2023-06-27T98-00-00-04-00/f644650da4997a726f15a8e087f2a998_1687811807_extra_large.jpeg" xlink:type="simple" xlink:show="embed" xlink:actuate="onLoad" draw:mime-type="image/jpeg"/>
</draw:frame>
</text:p>
      <text:p text:style-name="P4">
Під час робочої поїздки до Запорізької області Президент Володимир Зеленськийвідвідав передові позиції Збройних Сил України на Мелітопольському напрямку.</text:p>
      <text:p text:style-name="P4">
Про це <text:a xlink:type="simple" xlink:href="https://www.president.gov.ua/news/glava-derzhavi-vidvidav-peredovi-poziciyi-ukrayinskih-vijsk-83829" text:style-name="Internet_20_link" text:visited-style-name="Visited_20_Internet_20_Link">
повідомляє</text:a>
 Офіс Президента України.</text:p>
      <text:p text:style-name="P4">
«У командному пункті Глава держави заслухав доповідь командувача Оперативно-стратегічного угруповання військ „Таврія“ бригадного генерала ОлександраТарнавського. Президентові доповіли про загальну оперативну ситуацію наділянці фронту, динаміку просування на основних напрямках, а також про потребив деяких видах озброєння.</text:p>
      <text:p text:style-name="P4">
Володимир Зеленський також вручив державні нагороди бійцям, які беруть участьу деокупації Запорізької області. Глава держави подякував військовим за службуй побажав їм перемоги над російським загарбником», — йдеться у повідомленні.</text:p>
      <text:p text:style-name="P4">
«Ми сьогодні проїхали сотні кілометрів, були в різних точках, бачили різнібригади, абсолютно героїчних людей. Різних, але з однаковою метою — цеперемога нашої держави над рашистами. Я всім вам від душі цього бажаю. Нажаль, перемога дається такою високою ціною», — сказав Президент.</text:p>
      <text:p text:style-name="P4">
Присутні вшанували хвилиною мовчання памʼять усіх героїв, які віддали своїжиття в боях за Україну.</text:p>
      <text:p text:style-name="P4">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NEWS-->
      <text:h text:style-name="P10" text:outline-level="1">
<text:span text:style-name="T4">
Сьогодні на всіх напрямках у наших воїнів було просування вперед, і це щасливий день — Президент</text:span>
</text:h>
      <text:p text:style-name="P4">
Author: ['АРМІЯINFORM']</text:p>
      <text:p text:style-name="P4">
Time: 2023-06-27T99:00:00-04:00</text:p>
      <text:p text:style-name="P4">
Description: Про це йдеться на сторінці Офісу Президента України.    «Сьогодні — фронт. Донечч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403a49b05d2b661aaab752140aadef7_1687815185_extra_large.jpeg" text:style-name="Internet_20_link" text:visited-style-name="Visited_20_Internet_20_Link">
8403a49b05d2b661aaab752140aadef7_1687815185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408" text:anchor-type="as-char" svg:width="6.9236in" svg:height="4.228385in" draw:z-index="0">
<draw:image xlink:href="../Images/AРМІЯINFORM/2023-06-27T99-00-00-04-00/8403a49b05d2b661aaab752140aadef7_1687815185_extra_large.jpeg" xlink:type="simple" xlink:show="embed" xlink:actuate="onLoad" draw:mime-type="image/jpeg"/>
</draw:frame>
</text:p>
      <text:p text:style-name="P4">
Про це <text:a xlink:type="simple" xlink:href="https://www.president.gov.ua/news/sogodni-na-vsih-napryamkah-u-nashih-voyiniv-bulo-prosuvannya-83833" text:style-name="Internet_20_link" text:visited-style-name="Visited_20_Internet_20_Link">
йдеться</text:a>
 на сторінці Офісу Президента України.</text:p>
      <text:p text:style-name="P4">
«Сьогодні — фронт. Донеччина, Запоріжжя. Наші воїни, наші передові позиції,напрямки активних дій на фронті. Сьогодні на всіх напрямках у наших воїнівбуло просування вперед, і це щасливий день. Я побажав хлопцям більше такихднів.</text:p>
      <text:p text:style-name="P4">
Був у підрозділах „Хортиці“, які відзначилися в битві за Бахмут, героїчновідзначилися. Молодці, воїни! Потім — у наших морпіхів, дуже потужних, дужеакуратних. Дякую, що стараєтеся берегти життя наших воїнів. Потім — „Таврія“,Південь, фронт. Насичений день, багато емоцій. Мав честь нагородити нашихвоїнів, подякувати особисто, потиснути руку. Дякую за всі ваші словапідтримки, хлопці! Дякую за обійми — дуже теплі — усім сьогодні. І дякую заваші шеврони. Це надзвичайно почесно для мене, про кожен шеврон розповімокремо. Всі наші воїни — від солдата, матроса до генерала — молодці!». —повідомляє Президент України.</text:p>
      <text:p text:style-name="P4">
Також, він вручив дві золоті зірки Героя України — капітану Олегу Оливі,командиру аеромобільної роти 81-ї окремої бригади ДШВ, та майору СергіюДудіну, заступнику командира батальйону морпіхів 35-ї окремої бригади. Справдівеличні люди, я дякую вам!</text:p>
      <text:p text:style-name="P4">
"Наради з генералами. Зубанич, Тарнавський, Содоль, Сирський. Кількаоперативних рішень. Ще раз обговорили створення корпусу морської піхоти, всідеталі чіткі, абсолютно зрозумілі: організація, тренування, постачання.Морську піхоту й усі елементи наших сил оборони зміцнюємо, це обовʼязково.</text:p>
      <text:p text:style-name="P4">
Вчора — переговори з партнерами, зокрема з Президентом Байденом, передусім пропостачання зброї. І сьогодні — де саме ця зброя дасть більше сили, більшезахисту життя українців. І наблизить нашу перемогу. Це головне. Вся наша землябуде вільною — абсолютно вся.</text:p>
      <text:p text:style-name="P4">
Я дякую всім, хто зараз у бою заради України, хто готується до бою, хто набойових завданнях, на бойових постах. Усі, хто відновлюється після поранень.Усі, хто тренує наших воїнів! Дякую вам! Пишаюся вами всіма! Слава вам, нашігерої!</text:p>
      <text:p text:style-name="P4">
І вічна, світла памʼять усім, хто віддав своє життя за Україну, кожному йкожній!</text:p>
      <text:p text:style-name="P4">
Слава Україні!",- зазначається у повідомленні.</text:p>
      <text:p text:style-name="P4">
Source: <text:a xlink:type="simple" xlink:href="https://armyinform.com.ua/2023/06/27/sogodni-na-vsih-napryamkah-u-nashyh-voyiniv-bulo-prosuvannya-vpered-i-cze-shhaslyvyj-den-prezydent/" text:style-name="Internet_20_link" text:visited-style-name="Visited_20_Internet_20_Link">
https://armyinform.com.ua/2023/06/27/sogodni-na-vsih-napryamkah-u-nashyh-voyiniv-bulo-prosuvannya-vpered-i-cze-shhaslyvyj-den-prezyden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